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638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0.9929in"/>
    </style:style>
    <style:style style:name="co5" style:family="table-column">
      <style:table-column-properties fo:break-before="auto" style:column-width="0.756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177" table:default-cell-style-name="Default"/>
        <table:table-column table:style-name="co5" table:number-columns-repeated="15" table:default-cell-style-name="Default"/>
        <table:table-column table:style-name="co5" table:default-cell-style-name="ce1"/>
        <table:table-column table:style-name="co5" table:number-columns-repeated="7" table:default-cell-style-name="Default"/>
        <table:table-column table:style-name="co5" table:number-columns-repeated="46" table:default-cell-style-name="ce1"/>
        <table:table-column table:style-name="co3" table:default-cell-style-name="Default"/>
        <table:table-row table:style-name="ro1">
          <table:table-cell office:value-type="string">
            <text:p>FileName</text:p>
            <draw:frame table:end-cell-address="Sheet1.J40" table:end-x="0.4587in" table:end-y="0.0839in" draw:z-index="0" draw:style-name="gr1" svg:width="12.9807in" svg:height="6.9283in" svg:x="0.0646in" svg:y="0.0626in">
              <draw:object draw:notify-on-update-of-ranges="Sheet1.A1:Sheet1.A1 Sheet1.B1:Sheet1.IV1 Sheet1.A41:Sheet1.A41 Sheet1.B41:Sheet1.IV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.3458252">
            <text:p>1.3458252</text:p>
          </table:table-cell>
          <table:table-cell office:value-type="float" office:value="45.758057">
            <text:p>45.758057</text:p>
          </table:table-cell>
          <table:table-cell office:value-type="float" office:value="131.89087">
            <text:p>131.89087</text:p>
          </table:table-cell>
          <table:table-cell office:value-type="float" office:value="218.02368">
            <text:p>218.02368</text:p>
          </table:table-cell>
          <table:table-cell office:value-type="float" office:value="304.1565">
            <text:p>304.1565</text:p>
          </table:table-cell>
          <table:table-cell office:value-type="float" office:value="390.2893">
            <text:p>390.2893</text:p>
          </table:table-cell>
          <table:table-cell office:value-type="float" office:value="476.42212">
            <text:p>476.42212</text:p>
          </table:table-cell>
          <table:table-cell office:value-type="float" office:value="562.55493">
            <text:p>562.55493</text:p>
          </table:table-cell>
          <table:table-cell office:value-type="float" office:value="648.68774">
            <text:p>648.68774</text:p>
          </table:table-cell>
          <table:table-cell office:value-type="float" office:value="734.82056">
            <text:p>734.82056</text:p>
          </table:table-cell>
          <table:table-cell office:value-type="float" office:value="820.95337">
            <text:p>820.95337</text:p>
          </table:table-cell>
          <table:table-cell office:value-type="float" office:value="907.0862">
            <text:p>907.0862</text:p>
          </table:table-cell>
          <table:table-cell office:value-type="float" office:value="993.219">
            <text:p>993.219</text:p>
          </table:table-cell>
          <table:table-cell office:value-type="float" office:value="1079.3518">
            <text:p>1079.3518</text:p>
          </table:table-cell>
          <table:table-cell office:value-type="float" office:value="1165.4846">
            <text:p>1165.4846</text:p>
          </table:table-cell>
          <table:table-cell office:value-type="float" office:value="1251.6174">
            <text:p>1251.6174</text:p>
          </table:table-cell>
          <table:table-cell office:value-type="float" office:value="1337.7502">
            <text:p>1337.7502</text:p>
          </table:table-cell>
          <table:table-cell office:value-type="float" office:value="1423.883">
            <text:p>1423.883</text:p>
          </table:table-cell>
          <table:table-cell office:value-type="float" office:value="1510.0159">
            <text:p>1510.0159</text:p>
          </table:table-cell>
          <table:table-cell office:value-type="float" office:value="1596.1487">
            <text:p>1596.1487</text:p>
          </table:table-cell>
          <table:table-cell office:value-type="float" office:value="1682.2815">
            <text:p>1682.2815</text:p>
          </table:table-cell>
          <table:table-cell office:value-type="float" office:value="1768.4143">
            <text:p>1768.4143</text:p>
          </table:table-cell>
          <table:table-cell office:value-type="float" office:value="1854.5471">
            <text:p>1854.5471</text:p>
          </table:table-cell>
          <table:table-cell office:value-type="float" office:value="1940.6799">
            <text:p>1940.6799</text:p>
          </table:table-cell>
          <table:table-cell office:value-type="float" office:value="2026.8127">
            <text:p>2026.8127</text:p>
          </table:table-cell>
          <table:table-cell office:value-type="float" office:value="2112.9456">
            <text:p>2112.9456</text:p>
          </table:table-cell>
          <table:table-cell office:value-type="float" office:value="2199.0784">
            <text:p>2199.0784</text:p>
          </table:table-cell>
          <table:table-cell office:value-type="float" office:value="2285.2112">
            <text:p>2285.2112</text:p>
          </table:table-cell>
          <table:table-cell office:value-type="float" office:value="2371.344">
            <text:p>2371.344</text:p>
          </table:table-cell>
          <table:table-cell office:value-type="float" office:value="2457.4768">
            <text:p>2457.4768</text:p>
          </table:table-cell>
          <table:table-cell office:value-type="float" office:value="2543.6096">
            <text:p>2543.6096</text:p>
          </table:table-cell>
          <table:table-cell office:value-type="float" office:value="2629.7424">
            <text:p>2629.7424</text:p>
          </table:table-cell>
          <table:table-cell office:value-type="float" office:value="2715.8752">
            <text:p>2715.8752</text:p>
          </table:table-cell>
          <table:table-cell office:value-type="float" office:value="2802.008">
            <text:p>2802.008</text:p>
          </table:table-cell>
          <table:table-cell office:value-type="float" office:value="2888.1409">
            <text:p>2888.1409</text:p>
          </table:table-cell>
          <table:table-cell office:value-type="float" office:value="2974.2737">
            <text:p>2974.2737</text:p>
          </table:table-cell>
          <table:table-cell office:value-type="float" office:value="3060.4065">
            <text:p>3060.4065</text:p>
          </table:table-cell>
          <table:table-cell office:value-type="float" office:value="3146.5393">
            <text:p>3146.5393</text:p>
          </table:table-cell>
          <table:table-cell office:value-type="float" office:value="3232.672">
            <text:p>3232.672</text:p>
          </table:table-cell>
          <table:table-cell office:value-type="float" office:value="3318.805">
            <text:p>3318.805</text:p>
          </table:table-cell>
          <table:table-cell office:value-type="float" office:value="3404.9377">
            <text:p>3404.9377</text:p>
          </table:table-cell>
          <table:table-cell office:value-type="float" office:value="3491.0706">
            <text:p>3491.0706</text:p>
          </table:table-cell>
          <table:table-cell office:value-type="float" office:value="3577.2034">
            <text:p>3577.2034</text:p>
          </table:table-cell>
          <table:table-cell office:value-type="float" office:value="3663.3362">
            <text:p>3663.3362</text:p>
          </table:table-cell>
          <table:table-cell office:value-type="float" office:value="3749.469">
            <text:p>3749.469</text:p>
          </table:table-cell>
          <table:table-cell office:value-type="float" office:value="3835.6018">
            <text:p>3835.6018</text:p>
          </table:table-cell>
          <table:table-cell office:value-type="float" office:value="3921.7346">
            <text:p>3921.7346</text:p>
          </table:table-cell>
          <table:table-cell office:value-type="float" office:value="4007.8674">
            <text:p>4007.8674</text:p>
          </table:table-cell>
          <table:table-cell office:value-type="float" office:value="4094.0005">
            <text:p>4094.0005</text:p>
          </table:table-cell>
          <table:table-cell office:value-type="float" office:value="4180.1333">
            <text:p>4180.1333</text:p>
          </table:table-cell>
          <table:table-cell office:value-type="float" office:value="4266.266">
            <text:p>4266.266</text:p>
          </table:table-cell>
          <table:table-cell office:value-type="float" office:value="4352.399">
            <text:p>4352.399</text:p>
          </table:table-cell>
          <table:table-cell office:value-type="float" office:value="4438.5317">
            <text:p>4438.5317</text:p>
          </table:table-cell>
          <table:table-cell office:value-type="float" office:value="4524.6646">
            <text:p>4524.6646</text:p>
          </table:table-cell>
          <table:table-cell office:value-type="float" office:value="4610.7974">
            <text:p>4610.7974</text:p>
          </table:table-cell>
          <table:table-cell office:value-type="float" office:value="4696.93">
            <text:p>4696.93</text:p>
          </table:table-cell>
          <table:table-cell office:value-type="float" office:value="4783.063">
            <text:p>4783.063</text:p>
          </table:table-cell>
          <table:table-cell office:value-type="float" office:value="4869.196">
            <text:p>4869.196</text:p>
          </table:table-cell>
          <table:table-cell office:value-type="float" office:value="4955.3286">
            <text:p>4955.3286</text:p>
          </table:table-cell>
          <table:table-cell office:value-type="float" office:value="5041.4614">
            <text:p>5041.4614</text:p>
          </table:table-cell>
          <table:table-cell office:value-type="float" office:value="5127.594">
            <text:p>5127.594</text:p>
          </table:table-cell>
          <table:table-cell office:value-type="float" office:value="5213.727">
            <text:p>5213.727</text:p>
          </table:table-cell>
          <table:table-cell office:value-type="float" office:value="5299.86">
            <text:p>5299.86</text:p>
          </table:table-cell>
          <table:table-cell office:value-type="float" office:value="5385.9927">
            <text:p>5385.9927</text:p>
          </table:table-cell>
          <table:table-cell office:value-type="float" office:value="5472.1255">
            <text:p>5472.1255</text:p>
          </table:table-cell>
          <table:table-cell office:value-type="float" office:value="5558.2583">
            <text:p>5558.2583</text:p>
          </table:table-cell>
          <table:table-cell office:value-type="float" office:value="5644.391">
            <text:p>5644.391</text:p>
          </table:table-cell>
          <table:table-cell office:value-type="float" office:value="5730.524">
            <text:p>5730.524</text:p>
          </table:table-cell>
          <table:table-cell office:value-type="float" office:value="5816.6567">
            <text:p>5816.6567</text:p>
          </table:table-cell>
          <table:table-cell office:value-type="float" office:value="5902.7896">
            <text:p>5902.7896</text:p>
          </table:table-cell>
          <table:table-cell office:value-type="float" office:value="5988.9224">
            <text:p>5988.9224</text:p>
          </table:table-cell>
          <table:table-cell office:value-type="float" office:value="6075.055">
            <text:p>6075.055</text:p>
          </table:table-cell>
          <table:table-cell office:value-type="float" office:value="6161.188">
            <text:p>6161.188</text:p>
          </table:table-cell>
          <table:table-cell office:value-type="float" office:value="6247.321">
            <text:p>6247.321</text:p>
          </table:table-cell>
          <table:table-cell office:value-type="float" office:value="6333.4536">
            <text:p>6333.4536</text:p>
          </table:table-cell>
          <table:table-cell office:value-type="float" office:value="6419.5864">
            <text:p>6419.5864</text:p>
          </table:table-cell>
          <table:table-cell office:value-type="float" office:value="6505.719">
            <text:p>6505.719</text:p>
          </table:table-cell>
          <table:table-cell office:value-type="float" office:value="6591.852">
            <text:p>6591.852</text:p>
          </table:table-cell>
          <table:table-cell office:value-type="float" office:value="6677.985">
            <text:p>6677.985</text:p>
          </table:table-cell>
          <table:table-cell office:value-type="float" office:value="6764.1177">
            <text:p>6764.1177</text:p>
          </table:table-cell>
          <table:table-cell office:value-type="float" office:value="6850.2505">
            <text:p>6850.2505</text:p>
          </table:table-cell>
          <table:table-cell office:value-type="float" office:value="6936.3833">
            <text:p>6936.3833</text:p>
          </table:table-cell>
          <table:table-cell office:value-type="float" office:value="7022.516">
            <text:p>7022.516</text:p>
          </table:table-cell>
          <table:table-cell office:value-type="float" office:value="7108.649">
            <text:p>7108.649</text:p>
          </table:table-cell>
          <table:table-cell office:value-type="float" office:value="7194.7817">
            <text:p>7194.7817</text:p>
          </table:table-cell>
          <table:table-cell office:value-type="float" office:value="7280.9146">
            <text:p>7280.9146</text:p>
          </table:table-cell>
          <table:table-cell office:value-type="float" office:value="7367.0474">
            <text:p>7367.0474</text:p>
          </table:table-cell>
          <table:table-cell office:value-type="float" office:value="7453.18">
            <text:p>7453.18</text:p>
          </table:table-cell>
          <table:table-cell office:value-type="float" office:value="7539.313">
            <text:p>7539.313</text:p>
          </table:table-cell>
          <table:table-cell office:value-type="float" office:value="7625.446">
            <text:p>7625.446</text:p>
          </table:table-cell>
          <table:table-cell office:value-type="float" office:value="7711.5786">
            <text:p>7711.5786</text:p>
          </table:table-cell>
          <table:table-cell office:value-type="float" office:value="7797.7114">
            <text:p>7797.7114</text:p>
          </table:table-cell>
          <table:table-cell office:value-type="float" office:value="7883.844">
            <text:p>7883.844</text:p>
          </table:table-cell>
          <table:table-cell office:value-type="float" office:value="7969.977">
            <text:p>7969.977</text:p>
          </table:table-cell>
          <table:table-cell office:value-type="float" office:value="8056.11">
            <text:p>8056.11</text:p>
          </table:table-cell>
          <table:table-cell office:value-type="float" office:value="8142.2427">
            <text:p>8142.2427</text:p>
          </table:table-cell>
          <table:table-cell office:value-type="float" office:value="8228.372">
            <text:p>8228.372</text:p>
          </table:table-cell>
          <table:table-cell office:value-type="float" office:value="8314.498">
            <text:p>8314.498</text:p>
          </table:table-cell>
          <table:table-cell office:value-type="float" office:value="8400.623">
            <text:p>8400.623</text:p>
          </table:table-cell>
          <table:table-cell office:value-type="float" office:value="8486.748">
            <text:p>8486.748</text:p>
          </table:table-cell>
          <table:table-cell office:value-type="float" office:value="8572.873">
            <text:p>8572.873</text:p>
          </table:table-cell>
          <table:table-cell office:value-type="float" office:value="8658.998">
            <text:p>8658.998</text:p>
          </table:table-cell>
          <table:table-cell office:value-type="float" office:value="8745.123">
            <text:p>8745.123</text:p>
          </table:table-cell>
          <table:table-cell office:value-type="float" office:value="8831.248">
            <text:p>8831.248</text:p>
          </table:table-cell>
          <table:table-cell office:value-type="float" office:value="8917.373">
            <text:p>8917.373</text:p>
          </table:table-cell>
          <table:table-cell office:value-type="float" office:value="9003.498">
            <text:p>9003.498</text:p>
          </table:table-cell>
          <table:table-cell office:value-type="float" office:value="9089.623">
            <text:p>9089.623</text:p>
          </table:table-cell>
          <table:table-cell office:value-type="float" office:value="9175.748">
            <text:p>9175.748</text:p>
          </table:table-cell>
          <table:table-cell office:value-type="float" office:value="9261.873">
            <text:p>9261.873</text:p>
          </table:table-cell>
          <table:table-cell office:value-type="float" office:value="9347.998">
            <text:p>9347.998</text:p>
          </table:table-cell>
          <table:table-cell office:value-type="float" office:value="9434.123">
            <text:p>9434.123</text:p>
          </table:table-cell>
          <table:table-cell office:value-type="float" office:value="9520.248">
            <text:p>9520.248</text:p>
          </table:table-cell>
          <table:table-cell office:value-type="float" office:value="9606.373">
            <text:p>9606.373</text:p>
          </table:table-cell>
          <table:table-cell office:value-type="float" office:value="9692.498">
            <text:p>9692.498</text:p>
          </table:table-cell>
          <table:table-cell office:value-type="float" office:value="9778.623">
            <text:p>9778.623</text:p>
          </table:table-cell>
          <table:table-cell office:value-type="float" office:value="9864.748">
            <text:p>9864.748</text:p>
          </table:table-cell>
          <table:table-cell office:value-type="float" office:value="9950.873">
            <text:p>9950.873</text:p>
          </table:table-cell>
          <table:table-cell office:value-type="float" office:value="10036.998">
            <text:p>10036.998</text:p>
          </table:table-cell>
          <table:table-cell office:value-type="float" office:value="10123.123">
            <text:p>10123.123</text:p>
          </table:table-cell>
          <table:table-cell office:value-type="float" office:value="10209.248">
            <text:p>10209.248</text:p>
          </table:table-cell>
          <table:table-cell office:value-type="float" office:value="10295.373">
            <text:p>10295.373</text:p>
          </table:table-cell>
          <table:table-cell office:value-type="float" office:value="10381.498">
            <text:p>10381.498</text:p>
          </table:table-cell>
          <table:table-cell office:value-type="float" office:value="10467.623">
            <text:p>10467.623</text:p>
          </table:table-cell>
          <table:table-cell office:value-type="float" office:value="10553.748">
            <text:p>10553.748</text:p>
          </table:table-cell>
          <table:table-cell office:value-type="float" office:value="10639.873">
            <text:p>10639.873</text:p>
          </table:table-cell>
          <table:table-cell office:value-type="float" office:value="10725.998">
            <text:p>10725.998</text:p>
          </table:table-cell>
          <table:table-cell office:value-type="float" office:value="10812.123">
            <text:p>10812.123</text:p>
          </table:table-cell>
          <table:table-cell office:value-type="float" office:value="10898.248">
            <text:p>10898.248</text:p>
          </table:table-cell>
          <table:table-cell office:value-type="float" office:value="10984.373">
            <text:p>10984.373</text:p>
          </table:table-cell>
          <table:table-cell office:value-type="float" office:value="11070.498">
            <text:p>11070.498</text:p>
          </table:table-cell>
          <table:table-cell office:value-type="float" office:value="11156.623">
            <text:p>11156.623</text:p>
          </table:table-cell>
          <table:table-cell office:value-type="float" office:value="11242.748">
            <text:p>11242.748</text:p>
          </table:table-cell>
          <table:table-cell office:value-type="float" office:value="11328.873">
            <text:p>11328.873</text:p>
          </table:table-cell>
          <table:table-cell office:value-type="float" office:value="11414.998">
            <text:p>11414.998</text:p>
          </table:table-cell>
          <table:table-cell office:value-type="float" office:value="11501.123">
            <text:p>11501.123</text:p>
          </table:table-cell>
          <table:table-cell office:value-type="float" office:value="11587.248">
            <text:p>11587.248</text:p>
          </table:table-cell>
          <table:table-cell office:value-type="float" office:value="11673.373">
            <text:p>11673.373</text:p>
          </table:table-cell>
          <table:table-cell office:value-type="float" office:value="11759.498">
            <text:p>11759.498</text:p>
          </table:table-cell>
          <table:table-cell office:value-type="float" office:value="11845.623">
            <text:p>11845.623</text:p>
          </table:table-cell>
          <table:table-cell office:value-type="float" office:value="11931.748">
            <text:p>11931.748</text:p>
          </table:table-cell>
          <table:table-cell office:value-type="float" office:value="12017.873">
            <text:p>12017.873</text:p>
          </table:table-cell>
          <table:table-cell office:value-type="float" office:value="12103.998">
            <text:p>12103.998</text:p>
          </table:table-cell>
          <table:table-cell office:value-type="float" office:value="12190.123">
            <text:p>12190.123</text:p>
          </table:table-cell>
          <table:table-cell office:value-type="float" office:value="12276.248">
            <text:p>12276.248</text:p>
          </table:table-cell>
          <table:table-cell office:value-type="float" office:value="12362.373">
            <text:p>12362.373</text:p>
          </table:table-cell>
          <table:table-cell office:value-type="float" office:value="12448.498">
            <text:p>12448.498</text:p>
          </table:table-cell>
          <table:table-cell office:value-type="float" office:value="12534.623">
            <text:p>12534.623</text:p>
          </table:table-cell>
          <table:table-cell office:value-type="float" office:value="12620.748">
            <text:p>12620.748</text:p>
          </table:table-cell>
          <table:table-cell office:value-type="float" office:value="12706.873">
            <text:p>12706.873</text:p>
          </table:table-cell>
          <table:table-cell office:value-type="float" office:value="12792.998">
            <text:p>12792.998</text:p>
          </table:table-cell>
          <table:table-cell office:value-type="float" office:value="12879.123">
            <text:p>12879.123</text:p>
          </table:table-cell>
          <table:table-cell office:value-type="float" office:value="12965.248">
            <text:p>12965.248</text:p>
          </table:table-cell>
          <table:table-cell office:value-type="float" office:value="13051.373">
            <text:p>13051.373</text:p>
          </table:table-cell>
          <table:table-cell office:value-type="float" office:value="13137.498">
            <text:p>13137.498</text:p>
          </table:table-cell>
          <table:table-cell office:value-type="float" office:value="13223.623">
            <text:p>13223.623</text:p>
          </table:table-cell>
          <table:table-cell office:value-type="float" office:value="13309.748">
            <text:p>13309.748</text:p>
          </table:table-cell>
          <table:table-cell office:value-type="float" office:value="13395.873">
            <text:p>13395.873</text:p>
          </table:table-cell>
          <table:table-cell office:value-type="float" office:value="13481.998">
            <text:p>13481.998</text:p>
          </table:table-cell>
          <table:table-cell office:value-type="float" office:value="13568.123">
            <text:p>13568.123</text:p>
          </table:table-cell>
          <table:table-cell office:value-type="float" office:value="13654.248">
            <text:p>13654.248</text:p>
          </table:table-cell>
          <table:table-cell office:value-type="float" office:value="13740.373">
            <text:p>13740.373</text:p>
          </table:table-cell>
          <table:table-cell office:value-type="float" office:value="13826.498">
            <text:p>13826.498</text:p>
          </table:table-cell>
          <table:table-cell office:value-type="float" office:value="13912.623">
            <text:p>13912.623</text:p>
          </table:table-cell>
          <table:table-cell office:value-type="float" office:value="13998.748">
            <text:p>13998.748</text:p>
          </table:table-cell>
          <table:table-cell office:value-type="float" office:value="14084.873">
            <text:p>14084.873</text:p>
          </table:table-cell>
          <table:table-cell office:value-type="float" office:value="14170.998">
            <text:p>14170.998</text:p>
          </table:table-cell>
          <table:table-cell office:value-type="float" office:value="14257.123">
            <text:p>14257.123</text:p>
          </table:table-cell>
          <table:table-cell office:value-type="float" office:value="14343.248">
            <text:p>14343.248</text:p>
          </table:table-cell>
          <table:table-cell office:value-type="float" office:value="14429.373">
            <text:p>14429.373</text:p>
          </table:table-cell>
          <table:table-cell office:value-type="float" office:value="14515.498">
            <text:p>14515.498</text:p>
          </table:table-cell>
          <table:table-cell office:value-type="float" office:value="14601.623">
            <text:p>14601.623</text:p>
          </table:table-cell>
          <table:table-cell office:value-type="float" office:value="14687.748">
            <text:p>14687.748</text:p>
          </table:table-cell>
          <table:table-cell office:value-type="float" office:value="14773.873">
            <text:p>14773.873</text:p>
          </table:table-cell>
          <table:table-cell office:value-type="float" office:value="14859.998">
            <text:p>14859.998</text:p>
          </table:table-cell>
          <table:table-cell office:value-type="float" office:value="14946.123">
            <text:p>14946.123</text:p>
          </table:table-cell>
          <table:table-cell office:value-type="float" office:value="15032.248">
            <text:p>15032.248</text:p>
          </table:table-cell>
          <table:table-cell office:value-type="float" office:value="15118.373">
            <text:p>15118.373</text:p>
          </table:table-cell>
          <table:table-cell office:value-type="float" office:value="15204.498">
            <text:p>15204.498</text:p>
          </table:table-cell>
          <table:table-cell office:value-type="float" office:value="15290.623">
            <text:p>15290.623</text:p>
          </table:table-cell>
          <table:table-cell office:value-type="float" office:value="15376.748">
            <text:p>15376.748</text:p>
          </table:table-cell>
          <table:table-cell office:value-type="float" office:value="15462.873">
            <text:p>15462.873</text:p>
          </table:table-cell>
          <table:table-cell office:value-type="float" office:value="15548.998">
            <text:p>15548.998</text:p>
          </table:table-cell>
          <table:table-cell office:value-type="float" office:value="15635.123">
            <text:p>15635.123</text:p>
          </table:table-cell>
          <table:table-cell office:value-type="float" office:value="15721.248">
            <text:p>15721.248</text:p>
          </table:table-cell>
          <table:table-cell office:value-type="float" office:value="15807.373">
            <text:p>15807.373</text:p>
          </table:table-cell>
          <table:table-cell office:value-type="float" office:value="15893.498">
            <text:p>15893.498</text:p>
          </table:table-cell>
          <table:table-cell office:value-type="float" office:value="15979.623">
            <text:p>15979.623</text:p>
          </table:table-cell>
          <table:table-cell office:value-type="float" office:value="16065.748">
            <text:p>16065.748</text:p>
          </table:table-cell>
          <table:table-cell office:value-type="float" office:value="16151.873">
            <text:p>16151.873</text:p>
          </table:table-cell>
          <table:table-cell office:value-type="float" office:value="16237.998">
            <text:p>16237.998</text:p>
          </table:table-cell>
          <table:table-cell office:value-type="float" office:value="16324.123">
            <text:p>16324.123</text:p>
          </table:table-cell>
          <table:table-cell office:value-type="float" office:value="16410.248">
            <text:p>16410.248</text:p>
          </table:table-cell>
          <table:table-cell office:value-type="float" office:value="16496.373">
            <text:p>16496.373</text:p>
          </table:table-cell>
          <table:table-cell office:value-type="float" office:value="16582.498">
            <text:p>16582.498</text:p>
          </table:table-cell>
          <table:table-cell office:value-type="float" office:value="16668.623">
            <text:p>16668.623</text:p>
          </table:table-cell>
          <table:table-cell office:value-type="float" office:value="16754.748">
            <text:p>16754.748</text:p>
          </table:table-cell>
          <table:table-cell office:value-type="float" office:value="16840.873">
            <text:p>16840.873</text:p>
          </table:table-cell>
          <table:table-cell office:value-type="float" office:value="16926.998">
            <text:p>16926.998</text:p>
          </table:table-cell>
          <table:table-cell office:value-type="float" office:value="17013.123">
            <text:p>17013.123</text:p>
          </table:table-cell>
          <table:table-cell office:value-type="float" office:value="17099.248">
            <text:p>17099.248</text:p>
          </table:table-cell>
          <table:table-cell office:value-type="float" office:value="17185.373">
            <text:p>17185.373</text:p>
          </table:table-cell>
          <table:table-cell table:style-name="Default" office:value-type="float" office:value="17271.498">
            <text:p>17271.498</text:p>
          </table:table-cell>
          <table:table-cell office:value-type="float" office:value="17357.623">
            <text:p>17357.623</text:p>
          </table:table-cell>
          <table:table-cell office:value-type="float" office:value="17443.748">
            <text:p>17443.748</text:p>
          </table:table-cell>
          <table:table-cell office:value-type="float" office:value="17529.873">
            <text:p>17529.873</text:p>
          </table:table-cell>
          <table:table-cell office:value-type="float" office:value="17615.998">
            <text:p>17615.998</text:p>
          </table:table-cell>
          <table:table-cell office:value-type="float" office:value="17702.123">
            <text:p>17702.123</text:p>
          </table:table-cell>
          <table:table-cell office:value-type="float" office:value="17788.248">
            <text:p>17788.248</text:p>
          </table:table-cell>
          <table:table-cell office:value-type="float" office:value="17874.373">
            <text:p>17874.373</text:p>
          </table:table-cell>
          <table:table-cell table:style-name="Default" office:value-type="float" office:value="17960.498">
            <text:p>17960.498</text:p>
          </table:table-cell>
          <table:table-cell table:style-name="Default" office:value-type="float" office:value="18046.623">
            <text:p>18046.623</text:p>
          </table:table-cell>
          <table:table-cell table:style-name="Default" office:value-type="float" office:value="18132.748">
            <text:p>18132.748</text:p>
          </table:table-cell>
          <table:table-cell table:style-name="Default" office:value-type="float" office:value="18218.873">
            <text:p>18218.873</text:p>
          </table:table-cell>
          <table:table-cell table:style-name="Default" office:value-type="float" office:value="18304.998">
            <text:p>18304.998</text:p>
          </table:table-cell>
          <table:table-cell table:style-name="Default" office:value-type="float" office:value="18391.123">
            <text:p>18391.123</text:p>
          </table:table-cell>
          <table:table-cell table:style-name="Default" office:value-type="float" office:value="18477.248">
            <text:p>18477.248</text:p>
          </table:table-cell>
          <table:table-cell table:style-name="Default" office:value-type="float" office:value="18563.373">
            <text:p>18563.373</text:p>
          </table:table-cell>
          <table:table-cell table:style-name="Default" office:value-type="float" office:value="18649.498">
            <text:p>18649.498</text:p>
          </table:table-cell>
          <table:table-cell table:style-name="Default" office:value-type="float" office:value="18735.623">
            <text:p>18735.623</text:p>
          </table:table-cell>
          <table:table-cell table:style-name="Default" office:value-type="float" office:value="18821.748">
            <text:p>18821.748</text:p>
          </table:table-cell>
          <table:table-cell table:style-name="Default" office:value-type="float" office:value="18907.873">
            <text:p>18907.873</text:p>
          </table:table-cell>
          <table:table-cell table:style-name="Default" office:value-type="float" office:value="18993.998">
            <text:p>18993.998</text:p>
          </table:table-cell>
          <table:table-cell table:style-name="Default" office:value-type="float" office:value="19080.123">
            <text:p>19080.123</text:p>
          </table:table-cell>
          <table:table-cell table:style-name="Default" office:value-type="float" office:value="19166.248">
            <text:p>19166.248</text:p>
          </table:table-cell>
          <table:table-cell table:style-name="Default" office:value-type="float" office:value="19252.373">
            <text:p>19252.373</text:p>
          </table:table-cell>
          <table:table-cell table:style-name="Default" office:value-type="float" office:value="19338.498">
            <text:p>19338.498</text:p>
          </table:table-cell>
          <table:table-cell table:style-name="Default" office:value-type="float" office:value="19424.623">
            <text:p>19424.623</text:p>
          </table:table-cell>
          <table:table-cell table:style-name="Default" office:value-type="float" office:value="19510.748">
            <text:p>19510.748</text:p>
          </table:table-cell>
          <table:table-cell table:style-name="Default" office:value-type="float" office:value="19596.873">
            <text:p>19596.873</text:p>
          </table:table-cell>
          <table:table-cell table:style-name="Default" office:value-type="float" office:value="19682.998">
            <text:p>19682.998</text:p>
          </table:table-cell>
          <table:table-cell table:style-name="Default" office:value-type="float" office:value="19769.123">
            <text:p>19769.123</text:p>
          </table:table-cell>
          <table:table-cell table:style-name="Default" office:value-type="float" office:value="19855.248">
            <text:p>19855.248</text:p>
          </table:table-cell>
          <table:table-cell table:style-name="Default" office:value-type="float" office:value="19941.373">
            <text:p>19941.373</text:p>
          </table:table-cell>
          <table:table-cell table:style-name="Default" office:value-type="float" office:value="20027.498">
            <text:p>20027.498</text:p>
          </table:table-cell>
          <table:table-cell table:style-name="Default" office:value-type="float" office:value="20113.623">
            <text:p>20113.623</text:p>
          </table:table-cell>
          <table:table-cell table:style-name="Default" office:value-type="float" office:value="20199.748">
            <text:p>20199.748</text:p>
          </table:table-cell>
          <table:table-cell table:style-name="Default" office:value-type="float" office:value="20285.873">
            <text:p>20285.873</text:p>
          </table:table-cell>
          <table:table-cell table:style-name="Default" office:value-type="float" office:value="20371.998">
            <text:p>20371.998</text:p>
          </table:table-cell>
          <table:table-cell table:style-name="Default" office:value-type="float" office:value="20458.123">
            <text:p>20458.123</text:p>
          </table:table-cell>
          <table:table-cell table:style-name="Default" office:value-type="float" office:value="20544.248">
            <text:p>20544.248</text:p>
          </table:table-cell>
          <table:table-cell table:style-name="Default" office:value-type="float" office:value="20630.373">
            <text:p>20630.373</text:p>
          </table:table-cell>
          <table:table-cell table:style-name="Default" office:value-type="float" office:value="20716.498">
            <text:p>20716.498</text:p>
          </table:table-cell>
          <table:table-cell table:style-name="Default" office:value-type="float" office:value="20802.623">
            <text:p>20802.623</text:p>
          </table:table-cell>
          <table:table-cell table:style-name="Default" office:value-type="float" office:value="20888.748">
            <text:p>20888.748</text:p>
          </table:table-cell>
          <table:table-cell table:style-name="Default" office:value-type="float" office:value="20974.873">
            <text:p>20974.873</text:p>
          </table:table-cell>
          <table:table-cell table:style-name="Default" office:value-type="float" office:value="21060.998">
            <text:p>21060.998</text:p>
          </table:table-cell>
          <table:table-cell table:style-name="Default" office:value-type="float" office:value="21147.123">
            <text:p>21147.123</text:p>
          </table:table-cell>
          <table:table-cell table:style-name="Default" office:value-type="float" office:value="21233.248">
            <text:p>21233.248</text:p>
          </table:table-cell>
          <table:table-cell table:style-name="Default" office:value-type="float" office:value="21319.373">
            <text:p>21319.373</text:p>
          </table:table-cell>
          <table:table-cell table:style-name="Default" office:value-type="float" office:value="21405.498">
            <text:p>21405.498</text:p>
          </table:table-cell>
          <table:table-cell table:style-name="Default" office:value-type="float" office:value="21491.623">
            <text:p>21491.623</text:p>
          </table:table-cell>
          <table:table-cell table:style-name="Default" office:value-type="float" office:value="21577.748">
            <text:p>21577.748</text:p>
          </table:table-cell>
          <table:table-cell table:style-name="Default" office:value-type="float" office:value="21663.873">
            <text:p>21663.873</text:p>
          </table:table-cell>
          <table:table-cell table:style-name="Default" office:value-type="float" office:value="21749.998">
            <text:p>21749.998</text:p>
          </table:table-cell>
          <table:table-cell table:style-name="Default" office:value-type="float" office:value="21836.123">
            <text:p>21836.123</text:p>
          </table:table-cell>
          <table:table-cell/>
        </table:table-row>
        <table:table-row table:style-name="ro1">
          <table:table-cell office:value-type="string">
            <text:p>/mnt/share/Music/Albums/The Doors/An American Prayer/01 Awake.mp3</text:p>
          </table:table-cell>
          <table:table-cell office:value-type="float" office:value="0.024568519">
            <text:p>0.024568519</text:p>
          </table:table-cell>
          <table:table-cell office:value-type="float" office:value="0.025253305">
            <text:p>0.025253305</text:p>
          </table:table-cell>
          <table:table-cell office:value-type="float" office:value="0.026958179">
            <text:p>0.026958179</text:p>
          </table:table-cell>
          <table:table-cell office:value-type="float" office:value="0.014720516">
            <text:p>0.014720516</text:p>
          </table:table-cell>
          <table:table-cell office:value-type="float" office:value="0.014215127">
            <text:p>0.014215127</text:p>
          </table:table-cell>
          <table:table-cell office:value-type="float" office:value="0.010870384">
            <text:p>0.010870384</text:p>
          </table:table-cell>
          <table:table-cell office:value-type="float" office:value="0.018665517">
            <text:p>0.018665517</text:p>
          </table:table-cell>
          <table:table-cell office:value-type="float" office:value="0.013050778">
            <text:p>0.013050778</text:p>
          </table:table-cell>
          <table:table-cell office:value-type="float" office:value="0.013351238">
            <text:p>0.013351238</text:p>
          </table:table-cell>
          <table:table-cell office:value-type="float" office:value="0.012507569">
            <text:p>0.012507569</text:p>
          </table:table-cell>
          <table:table-cell office:value-type="float" office:value="0.012663162">
            <text:p>0.012663162</text:p>
          </table:table-cell>
          <table:table-cell office:value-type="float" office:value="0.014556539">
            <text:p>0.014556539</text:p>
          </table:table-cell>
          <table:table-cell office:value-type="float" office:value="0.014000839">
            <text:p>0.014000839</text:p>
          </table:table-cell>
          <table:table-cell office:value-type="float" office:value="0.0106413225">
            <text:p>0.0106413225</text:p>
          </table:table-cell>
          <table:table-cell office:value-type="float" office:value="0.008099746">
            <text:p>0.008099746</text:p>
          </table:table-cell>
          <table:table-cell office:value-type="float" office:value="0.008942677">
            <text:p>0.008942677</text:p>
          </table:table-cell>
          <table:table-cell office:value-type="float" office:value="0.008306906">
            <text:p>0.008306906</text:p>
          </table:table-cell>
          <table:table-cell office:value-type="float" office:value="0.009003799">
            <text:p>0.009003799</text:p>
          </table:table-cell>
          <table:table-cell office:value-type="float" office:value="0.0086117415">
            <text:p>0.0086117415</text:p>
          </table:table-cell>
          <table:table-cell office:value-type="float" office:value="0.007910843">
            <text:p>0.007910843</text:p>
          </table:table-cell>
          <table:table-cell office:value-type="float" office:value="0.008842779">
            <text:p>0.008842779</text:p>
          </table:table-cell>
          <table:table-cell office:value-type="float" office:value="0.008281278">
            <text:p>0.008281278</text:p>
          </table:table-cell>
          <table:table-cell office:value-type="float" office:value="0.0083754435">
            <text:p>0.0083754435</text:p>
          </table:table-cell>
          <table:table-cell office:value-type="float" office:value="0.00880389">
            <text:p>0.00880389</text:p>
          </table:table-cell>
          <table:table-cell office:value-type="float" office:value="0.008282379">
            <text:p>0.008282379</text:p>
          </table:table-cell>
          <table:table-cell office:value-type="float" office:value="0.008442136">
            <text:p>0.008442136</text:p>
          </table:table-cell>
          <table:table-cell office:value-type="float" office:value="0.008146699">
            <text:p>0.008146699</text:p>
          </table:table-cell>
          <table:table-cell office:value-type="float" office:value="0.008195835">
            <text:p>0.008195835</text:p>
          </table:table-cell>
          <table:table-cell office:value-type="float" office:value="0.0075564105">
            <text:p>0.0075564105</text:p>
          </table:table-cell>
          <table:table-cell office:value-type="float" office:value="0.010178678">
            <text:p>0.010178678</text:p>
          </table:table-cell>
          <table:table-cell office:value-type="float" office:value="0.010838764">
            <text:p>0.010838764</text:p>
          </table:table-cell>
          <table:table-cell office:value-type="float" office:value="0.008646399">
            <text:p>0.008646399</text:p>
          </table:table-cell>
          <table:table-cell office:value-type="float" office:value="0.01077851">
            <text:p>0.01077851</text:p>
          </table:table-cell>
          <table:table-cell office:value-type="float" office:value="0.009166948">
            <text:p>0.009166948</text:p>
          </table:table-cell>
          <table:table-cell office:value-type="float" office:value="0.009643287">
            <text:p>0.009643287</text:p>
          </table:table-cell>
          <table:table-cell office:value-type="float" office:value="0.00916258">
            <text:p>0.00916258</text:p>
          </table:table-cell>
          <table:table-cell office:value-type="float" office:value="0.009116146">
            <text:p>0.009116146</text:p>
          </table:table-cell>
          <table:table-cell office:value-type="float" office:value="0.007788397">
            <text:p>0.007788397</text:p>
          </table:table-cell>
          <table:table-cell office:value-type="float" office:value="0.008636953">
            <text:p>0.008636953</text:p>
          </table:table-cell>
          <table:table-cell office:value-type="float" office:value="0.008740132">
            <text:p>0.008740132</text:p>
          </table:table-cell>
          <table:table-cell office:value-type="float" office:value="0.006890965">
            <text:p>0.006890965</text:p>
          </table:table-cell>
          <table:table-cell office:value-type="float" office:value="0.0081254095">
            <text:p>0.0081254095</text:p>
          </table:table-cell>
          <table:table-cell office:value-type="float" office:value="0.0068883044">
            <text:p>0.0068883044</text:p>
          </table:table-cell>
          <table:table-cell office:value-type="float" office:value="0.00677535">
            <text:p>0.00677535</text:p>
          </table:table-cell>
          <table:table-cell office:value-type="float" office:value="0.005588255">
            <text:p>0.005588255</text:p>
          </table:table-cell>
          <table:table-cell office:value-type="float" office:value="0.006409676">
            <text:p>0.006409676</text:p>
          </table:table-cell>
          <table:table-cell office:value-type="float" office:value="0.0050170124">
            <text:p>0.0050170124</text:p>
          </table:table-cell>
          <table:table-cell office:value-type="float" office:value="0.004107621">
            <text:p>0.004107621</text:p>
          </table:table-cell>
          <table:table-cell office:value-type="float" office:value="0.0051517216">
            <text:p>0.0051517216</text:p>
          </table:table-cell>
          <table:table-cell office:value-type="float" office:value="0.0030503527">
            <text:p>0.0030503527</text:p>
          </table:table-cell>
          <table:table-cell office:value-type="float" office:value="0.0041607963">
            <text:p>0.0041607963</text:p>
          </table:table-cell>
          <table:table-cell office:value-type="float" office:value="0.0038546624">
            <text:p>0.0038546624</text:p>
          </table:table-cell>
          <table:table-cell office:value-type="float" office:value="0.005435203">
            <text:p>0.005435203</text:p>
          </table:table-cell>
          <table:table-cell office:value-type="float" office:value="0.004422559">
            <text:p>0.004422559</text:p>
          </table:table-cell>
          <table:table-cell office:value-type="float" office:value="0.003558786">
            <text:p>0.003558786</text:p>
          </table:table-cell>
          <table:table-cell office:value-type="float" office:value="0.0029882628">
            <text:p>0.0029882628</text:p>
          </table:table-cell>
          <table:table-cell office:value-type="float" office:value="0.0033635383">
            <text:p>0.0033635383</text:p>
          </table:table-cell>
          <table:table-cell office:value-type="float" office:value="0.0038390902">
            <text:p>0.0038390902</text:p>
          </table:table-cell>
          <table:table-cell office:value-type="float" office:value="0.0028649396">
            <text:p>0.0028649396</text:p>
          </table:table-cell>
          <table:table-cell office:value-type="float" office:value="0.0037947223">
            <text:p>0.0037947223</text:p>
          </table:table-cell>
          <table:table-cell office:value-type="float" office:value="0.0033621425">
            <text:p>0.0033621425</text:p>
          </table:table-cell>
          <table:table-cell office:value-type="float" office:value="0.003478338">
            <text:p>0.003478338</text:p>
          </table:table-cell>
          <table:table-cell office:value-type="float" office:value="0.003559782">
            <text:p>0.003559782</text:p>
          </table:table-cell>
          <table:table-cell office:value-type="float" office:value="0.0028594793">
            <text:p>0.0028594793</text:p>
          </table:table-cell>
          <table:table-cell office:value-type="float" office:value="0.0029765745">
            <text:p>0.0029765745</text:p>
          </table:table-cell>
          <table:table-cell office:value-type="float" office:value="0.0035698884">
            <text:p>0.0035698884</text:p>
          </table:table-cell>
          <table:table-cell office:value-type="float" office:value="0.0037356848">
            <text:p>0.0037356848</text:p>
          </table:table-cell>
          <table:table-cell office:value-type="float" office:value="0.0031882385">
            <text:p>0.0031882385</text:p>
          </table:table-cell>
          <table:table-cell office:value-type="float" office:value="0.0042356416">
            <text:p>0.0042356416</text:p>
          </table:table-cell>
          <table:table-cell office:value-type="float" office:value="0.0039051736">
            <text:p>0.0039051736</text:p>
          </table:table-cell>
          <table:table-cell office:value-type="float" office:value="0.0034498172">
            <text:p>0.0034498172</text:p>
          </table:table-cell>
          <table:table-cell office:value-type="float" office:value="0.0037387852">
            <text:p>0.0037387852</text:p>
          </table:table-cell>
          <table:table-cell office:value-type="float" office:value="0.0037732772">
            <text:p>0.0037732772</text:p>
          </table:table-cell>
          <table:table-cell office:value-type="float" office:value="0.0046514105">
            <text:p>0.0046514105</text:p>
          </table:table-cell>
          <table:table-cell office:value-type="float" office:value="0.003977735">
            <text:p>0.003977735</text:p>
          </table:table-cell>
          <table:table-cell office:value-type="float" office:value="0.0033886775">
            <text:p>0.0033886775</text:p>
          </table:table-cell>
          <table:table-cell office:value-type="float" office:value="0.0034923889">
            <text:p>0.0034923889</text:p>
          </table:table-cell>
          <table:table-cell office:value-type="float" office:value="0.0035652008">
            <text:p>0.0035652008</text:p>
          </table:table-cell>
          <table:table-cell office:value-type="float" office:value="0.004285567">
            <text:p>0.004285567</text:p>
          </table:table-cell>
          <table:table-cell office:value-type="float" office:value="0.0036014782">
            <text:p>0.0036014782</text:p>
          </table:table-cell>
          <table:table-cell office:value-type="float" office:value="0.0040641804">
            <text:p>0.0040641804</text:p>
          </table:table-cell>
          <table:table-cell office:value-type="float" office:value="0.0041742157">
            <text:p>0.0041742157</text:p>
          </table:table-cell>
          <table:table-cell office:value-type="float" office:value="0.0047531277">
            <text:p>0.0047531277</text:p>
          </table:table-cell>
          <table:table-cell office:value-type="float" office:value="0.0032554353">
            <text:p>0.0032554353</text:p>
          </table:table-cell>
          <table:table-cell office:value-type="float" office:value="0.0033296614">
            <text:p>0.0033296614</text:p>
          </table:table-cell>
          <table:table-cell office:value-type="float" office:value="0.0040892786">
            <text:p>0.0040892786</text:p>
          </table:table-cell>
          <table:table-cell office:value-type="float" office:value="0.0038610513">
            <text:p>0.0038610513</text:p>
          </table:table-cell>
          <table:table-cell office:value-type="float" office:value="0.003228757">
            <text:p>0.003228757</text:p>
          </table:table-cell>
          <table:table-cell office:value-type="float" office:value="0.003162195">
            <text:p>0.003162195</text:p>
          </table:table-cell>
          <table:table-cell office:value-type="float" office:value="0.0027974315">
            <text:p>0.0027974315</text:p>
          </table:table-cell>
          <table:table-cell office:value-type="float" office:value="0.0025477787">
            <text:p>0.0025477787</text:p>
          </table:table-cell>
          <table:table-cell office:value-type="float" office:value="0.0032031725">
            <text:p>0.0032031725</text:p>
          </table:table-cell>
          <table:table-cell office:value-type="float" office:value="0.0042885034">
            <text:p>0.0042885034</text:p>
          </table:table-cell>
          <table:table-cell office:value-type="float" office:value="0.003551772">
            <text:p>0.003551772</text:p>
          </table:table-cell>
          <table:table-cell office:value-type="float" office:value="0.003127669">
            <text:p>0.003127669</text:p>
          </table:table-cell>
          <table:table-cell office:value-type="float" office:value="0.0031460535">
            <text:p>0.0031460535</text:p>
          </table:table-cell>
          <table:table-cell office:value-type="float" office:value="0.0026854908">
            <text:p>0.0026854908</text:p>
          </table:table-cell>
          <table:table-cell office:value-type="float" office:value="0.0024223218">
            <text:p>0.0024223218</text:p>
          </table:table-cell>
          <table:table-cell office:value-type="float" office:value="0.0036442166">
            <text:p>0.0036442166</text:p>
          </table:table-cell>
          <table:table-cell office:value-type="float" office:value="0.0025499202">
            <text:p>0.0025499202</text:p>
          </table:table-cell>
          <table:table-cell office:value-type="float" office:value="0.0025474424">
            <text:p>0.0025474424</text:p>
          </table:table-cell>
          <table:table-cell office:value-type="float" office:value="0.0026874105">
            <text:p>0.0026874105</text:p>
          </table:table-cell>
          <table:table-cell office:value-type="float" office:value="0.0023048753">
            <text:p>0.0023048753</text:p>
          </table:table-cell>
          <table:table-cell office:value-type="float" office:value="0.0023678318">
            <text:p>0.0023678318</text:p>
          </table:table-cell>
          <table:table-cell office:value-type="float" office:value="0.0028636379">
            <text:p>0.0028636379</text:p>
          </table:table-cell>
          <table:table-cell office:value-type="float" office:value="0.0026764835">
            <text:p>0.0026764835</text:p>
          </table:table-cell>
          <table:table-cell office:value-type="float" office:value="0.002805281">
            <text:p>0.002805281</text:p>
          </table:table-cell>
          <table:table-cell office:value-type="float" office:value="0.0028002856">
            <text:p>0.0028002856</text:p>
          </table:table-cell>
          <table:table-cell office:value-type="float" office:value="0.0027090004">
            <text:p>0.0027090004</text:p>
          </table:table-cell>
          <table:table-cell office:value-type="float" office:value="0.0028937957">
            <text:p>0.0028937957</text:p>
          </table:table-cell>
          <table:table-cell office:value-type="float" office:value="0.0026774285">
            <text:p>0.0026774285</text:p>
          </table:table-cell>
          <table:table-cell office:value-type="float" office:value="0.0024846273">
            <text:p>0.0024846273</text:p>
          </table:table-cell>
          <table:table-cell office:value-type="float" office:value="0.0029556388">
            <text:p>0.0029556388</text:p>
          </table:table-cell>
          <table:table-cell office:value-type="float" office:value="0.0026981502">
            <text:p>0.0026981502</text:p>
          </table:table-cell>
          <table:table-cell office:value-type="float" office:value="0.0030464258">
            <text:p>0.0030464258</text:p>
          </table:table-cell>
          <table:table-cell office:value-type="float" office:value="0.0032146056">
            <text:p>0.0032146056</text:p>
          </table:table-cell>
          <table:table-cell office:value-type="float" office:value="0.0025045276">
            <text:p>0.0025045276</text:p>
          </table:table-cell>
          <table:table-cell office:value-type="float" office:value="0.0023882417">
            <text:p>0.0023882417</text:p>
          </table:table-cell>
          <table:table-cell office:value-type="float" office:value="0.0024975224">
            <text:p>0.0024975224</text:p>
          </table:table-cell>
          <table:table-cell office:value-type="float" office:value="0.002447057">
            <text:p>0.002447057</text:p>
          </table:table-cell>
          <table:table-cell office:value-type="float" office:value="0.0025073923">
            <text:p>0.0025073923</text:p>
          </table:table-cell>
          <table:table-cell office:value-type="float" office:value="0.0023419436">
            <text:p>0.0023419436</text:p>
          </table:table-cell>
          <table:table-cell office:value-type="float" office:value="0.0022183096">
            <text:p>0.0022183096</text:p>
          </table:table-cell>
          <table:table-cell office:value-type="float" office:value="0.0021832024">
            <text:p>0.0021832024</text:p>
          </table:table-cell>
          <table:table-cell office:value-type="float" office:value="0.0025378033">
            <text:p>0.0025378033</text:p>
          </table:table-cell>
          <table:table-cell office:value-type="float" office:value="0.0022785775">
            <text:p>0.0022785775</text:p>
          </table:table-cell>
          <table:table-cell office:value-type="float" office:value="0.0027465213">
            <text:p>0.0027465213</text:p>
          </table:table-cell>
          <table:table-cell office:value-type="float" office:value="0.0021771104">
            <text:p>0.0021771104</text:p>
          </table:table-cell>
          <table:table-cell office:value-type="float" office:value="0.0024067592">
            <text:p>0.0024067592</text:p>
          </table:table-cell>
          <table:table-cell office:value-type="float" office:value="0.0023666304">
            <text:p>0.0023666304</text:p>
          </table:table-cell>
          <table:table-cell office:value-type="float" office:value="0.00214888">
            <text:p>0.00214888</text:p>
          </table:table-cell>
          <table:table-cell office:value-type="float" office:value="0.0020018085">
            <text:p>0.0020018085</text:p>
          </table:table-cell>
          <table:table-cell office:value-type="float" office:value="0.0020171662">
            <text:p>0.0020171662</text:p>
          </table:table-cell>
          <table:table-cell office:value-type="float" office:value="0.0019634564">
            <text:p>0.0019634564</text:p>
          </table:table-cell>
          <table:table-cell office:value-type="float" office:value="0.0018046249">
            <text:p>0.0018046249</text:p>
          </table:table-cell>
          <table:table-cell office:value-type="float" office:value="0.0019206587">
            <text:p>0.0019206587</text:p>
          </table:table-cell>
          <table:table-cell office:value-type="float" office:value="0.0019161876">
            <text:p>0.0019161876</text:p>
          </table:table-cell>
          <table:table-cell office:value-type="float" office:value="0.002094235">
            <text:p>0.002094235</text:p>
          </table:table-cell>
          <table:table-cell office:value-type="float" office:value="0.0021620265">
            <text:p>0.0021620265</text:p>
          </table:table-cell>
          <table:table-cell office:value-type="float" office:value="0.0018441266">
            <text:p>0.0018441266</text:p>
          </table:table-cell>
          <table:table-cell office:value-type="float" office:value="0.0019707163">
            <text:p>0.0019707163</text:p>
          </table:table-cell>
          <table:table-cell office:value-type="float" office:value="0.0020426218">
            <text:p>0.0020426218</text:p>
          </table:table-cell>
          <table:table-cell office:value-type="float" office:value="0.002184016">
            <text:p>0.002184016</text:p>
          </table:table-cell>
          <table:table-cell office:value-type="float" office:value="0.0019423296">
            <text:p>0.0019423296</text:p>
          </table:table-cell>
          <table:table-cell office:value-type="float" office:value="0.002415509">
            <text:p>0.002415509</text:p>
          </table:table-cell>
          <table:table-cell office:value-type="float" office:value="0.0024650374">
            <text:p>0.0024650374</text:p>
          </table:table-cell>
          <table:table-cell office:value-type="float" office:value="0.0017285808">
            <text:p>0.0017285808</text:p>
          </table:table-cell>
          <table:table-cell office:value-type="float" office:value="0.0018199021">
            <text:p>0.0018199021</text:p>
          </table:table-cell>
          <table:table-cell office:value-type="float" office:value="0.0017765736">
            <text:p>0.0017765736</text:p>
          </table:table-cell>
          <table:table-cell office:value-type="float" office:value="0.0018608161">
            <text:p>0.0018608161</text:p>
          </table:table-cell>
          <table:table-cell office:value-type="float" office:value="0.0016810562">
            <text:p>0.0016810562</text:p>
          </table:table-cell>
          <table:table-cell office:value-type="float" office:value="0.0016120275">
            <text:p>0.0016120275</text:p>
          </table:table-cell>
          <table:table-cell office:value-type="float" office:value="0.0016633578">
            <text:p>0.0016633578</text:p>
          </table:table-cell>
          <table:table-cell office:value-type="float" office:value="0.0016962443">
            <text:p>0.0016962443</text:p>
          </table:table-cell>
          <table:table-cell office:value-type="float" office:value="0.0015917441">
            <text:p>0.0015917441</text:p>
          </table:table-cell>
          <table:table-cell office:value-type="float" office:value="0.0015029397">
            <text:p>0.0015029397</text:p>
          </table:table-cell>
          <table:table-cell office:value-type="float" office:value="0.0014683962">
            <text:p>0.0014683962</text:p>
          </table:table-cell>
          <table:table-cell office:value-type="float" office:value="0.0016436495">
            <text:p>0.0016436495</text:p>
          </table:table-cell>
          <table:table-cell office:value-type="float" office:value="0.001954164">
            <text:p>0.001954164</text:p>
          </table:table-cell>
          <table:table-cell office:value-type="float" office:value="0.0015229698">
            <text:p>0.0015229698</text:p>
          </table:table-cell>
          <table:table-cell office:value-type="float" office:value="0.0014675081">
            <text:p>0.0014675081</text:p>
          </table:table-cell>
          <table:table-cell office:value-type="float" office:value="0.0012580958">
            <text:p>0.0012580958</text:p>
          </table:table-cell>
          <table:table-cell office:value-type="float" office:value="0.0016584614">
            <text:p>0.0016584614</text:p>
          </table:table-cell>
          <table:table-cell office:value-type="float" office:value="0.0016600114">
            <text:p>0.0016600114</text:p>
          </table:table-cell>
          <table:table-cell office:value-type="float" office:value="0.001496101">
            <text:p>0.001496101</text:p>
          </table:table-cell>
          <table:table-cell office:value-type="float" office:value="0.001587292">
            <text:p>0.001587292</text:p>
          </table:table-cell>
          <table:table-cell office:value-type="float" office:value="0.0012469747">
            <text:p>0.0012469747</text:p>
          </table:table-cell>
          <table:table-cell office:value-type="float" office:value="0.0015860534">
            <text:p>0.0015860534</text:p>
          </table:table-cell>
          <table:table-cell office:value-type="float" office:value="0.0016689211">
            <text:p>0.0016689211</text:p>
          </table:table-cell>
          <table:table-cell office:value-type="float" office:value="0.0013838179">
            <text:p>0.0013838179</text:p>
          </table:table-cell>
          <table:table-cell office:value-type="float" office:value="0.0012707759">
            <text:p>0.0012707759</text:p>
          </table:table-cell>
          <table:table-cell office:value-type="float" office:value="0.0013202003">
            <text:p>0.0013202003</text:p>
          </table:table-cell>
          <table:table-cell office:value-type="float" office:value="0.001556883">
            <text:p>0.001556883</text:p>
          </table:table-cell>
          <table:table-cell office:value-type="float" office:value="0.0013506443">
            <text:p>0.0013506443</text:p>
          </table:table-cell>
          <table:table-cell office:value-type="float" office:value="0.0013363604">
            <text:p>0.0013363604</text:p>
          </table:table-cell>
          <table:table-cell office:value-type="float" office:value="0.0011850022">
            <text:p>0.0011850022</text:p>
          </table:table-cell>
          <table:table-cell office:value-type="float" office:value="0.001353304">
            <text:p>0.001353304</text:p>
          </table:table-cell>
          <table:table-cell office:value-type="float" office:value="0.001484847">
            <text:p>0.001484847</text:p>
          </table:table-cell>
          <table:table-cell office:value-type="float" office:value="0.0014417862">
            <text:p>0.0014417862</text:p>
          </table:table-cell>
          <table:table-cell office:value-type="float" office:value="0.0013187211">
            <text:p>0.0013187211</text:p>
          </table:table-cell>
          <table:table-cell office:value-type="float" office:value="0.0012583236">
            <text:p>0.0012583236</text:p>
          </table:table-cell>
          <table:table-cell office:value-type="float" office:value="0.0012417755">
            <text:p>0.0012417755</text:p>
          </table:table-cell>
          <table:table-cell office:value-type="float" office:value="0.0014081949">
            <text:p>0.0014081949</text:p>
          </table:table-cell>
          <table:table-cell office:value-type="float" office:value="0.0013314636">
            <text:p>0.0013314636</text:p>
          </table:table-cell>
          <table:table-cell office:value-type="float" office:value="0.001284011">
            <text:p>0.001284011</text:p>
          </table:table-cell>
          <table:table-cell office:value-type="float" office:value="0.001203895">
            <text:p>0.001203895</text:p>
          </table:table-cell>
          <table:table-cell table:style-name="ce1" office:value-type="float" office:value="0.0005282242">
            <text:p>5.28E-004</text:p>
          </table:table-cell>
          <table:table-cell table:style-name="ce1" office:value-type="float" office:value="0.0004728741">
            <text:p>4.73E-004</text:p>
          </table:table-cell>
          <table:table-cell table:style-name="ce1" office:value-type="float" office:value="0.0004007502">
            <text:p>4.01E-004</text:p>
          </table:table-cell>
          <table:table-cell table:style-name="ce1" office:value-type="float" office:value="0.0004148003">
            <text:p>4.15E-004</text:p>
          </table:table-cell>
          <table:table-cell table:style-name="ce1" office:value-type="float" office:value="0.0004942671">
            <text:p>4.94E-004</text:p>
          </table:table-cell>
          <table:table-cell table:style-name="ce1" office:value-type="float" office:value="0.00047316248">
            <text:p>4.73E-004</text:p>
          </table:table-cell>
          <table:table-cell table:style-name="ce1" office:value-type="float" office:value="0.00041521344">
            <text:p>4.15E-004</text:p>
          </table:table-cell>
          <table:table-cell table:style-name="ce1" office:value-type="float" office:value="0.0003655875">
            <text:p>3.66E-004</text:p>
          </table:table-cell>
          <table:table-cell table:style-name="ce1" office:value-type="float" office:value="0.000350123">
            <text:p>3.50E-004</text:p>
          </table:table-cell>
          <table:table-cell table:style-name="ce1" office:value-type="float" office:value="0.00042304574">
            <text:p>4.23E-004</text:p>
          </table:table-cell>
          <table:table-cell table:style-name="ce1" office:value-type="float" office:value="0.00045932707">
            <text:p>4.59E-004</text:p>
          </table:table-cell>
          <table:table-cell table:style-name="ce1" office:value-type="float" office:value="0.00039181882">
            <text:p>3.92E-004</text:p>
          </table:table-cell>
          <table:table-cell table:style-name="ce1" office:value-type="float" office:value="0.0003386308">
            <text:p>3.39E-004</text:p>
          </table:table-cell>
          <table:table-cell table:style-name="ce1" office:value-type="float" office:value="0.00035336448">
            <text:p>3.53E-004</text:p>
          </table:table-cell>
          <table:table-cell table:style-name="ce1" office:value-type="float" office:value="0.00037613488">
            <text:p>3.76E-004</text:p>
          </table:table-cell>
          <table:table-cell office:value-type="float" office:value="0.00043014018">
            <text:p>4.30E-004</text:p>
          </table:table-cell>
          <table:table-cell table:style-name="ce1" office:value-type="float" office:value="0.00033089455">
            <text:p>3.31E-004</text:p>
          </table:table-cell>
          <table:table-cell table:style-name="ce1" office:value-type="float" office:value="0.00031089052">
            <text:p>3.11E-004</text:p>
          </table:table-cell>
          <table:table-cell table:style-name="ce1" office:value-type="float" office:value="0.00033761354">
            <text:p>3.38E-004</text:p>
          </table:table-cell>
          <table:table-cell table:style-name="ce1" office:value-type="float" office:value="0.0003184404">
            <text:p>3.18E-004</text:p>
          </table:table-cell>
          <table:table-cell table:style-name="ce1" office:value-type="float" office:value="0.00032161927">
            <text:p>3.22E-004</text:p>
          </table:table-cell>
          <table:table-cell table:style-name="ce1" office:value-type="float" office:value="0.00031396406">
            <text:p>3.14E-004</text:p>
          </table:table-cell>
          <table:table-cell table:style-name="ce1" office:value-type="float" office:value="0.0003326498">
            <text:p>3.33E-004</text:p>
          </table:table-cell>
          <table:table-cell office:value-type="float" office:value="0.00030098436">
            <text:p>3.01E-004</text:p>
          </table:table-cell>
          <table:table-cell office:value-type="float" office:value="0.00028521643">
            <text:p>2.85E-004</text:p>
          </table:table-cell>
          <table:table-cell office:value-type="float" office:value="0.00029172382">
            <text:p>2.92E-004</text:p>
          </table:table-cell>
          <table:table-cell office:value-type="float" office:value="0.0003115465">
            <text:p>3.12E-004</text:p>
          </table:table-cell>
          <table:table-cell office:value-type="float" office:value="0.00034407398">
            <text:p>3.44E-004</text:p>
          </table:table-cell>
          <table:table-cell office:value-type="float" office:value="0.00032059944">
            <text:p>3.21E-004</text:p>
          </table:table-cell>
          <table:table-cell office:value-type="float" office:value="0.00029779106">
            <text:p>2.98E-004</text:p>
          </table:table-cell>
          <table:table-cell office:value-type="float" office:value="0.00032491522">
            <text:p>3.25E-004</text:p>
          </table:table-cell>
          <table:table-cell office:value-type="float" office:value="0.00033406127">
            <text:p>3.34E-004</text:p>
          </table:table-cell>
          <table:table-cell office:value-type="float" office:value="0.00030047697">
            <text:p>3.00E-004</text:p>
          </table:table-cell>
          <table:table-cell office:value-type="float" office:value="0.00029893586">
            <text:p>2.99E-004</text:p>
          </table:table-cell>
          <table:table-cell office:value-type="float" office:value="0.00030345414">
            <text:p>3.03E-004</text:p>
          </table:table-cell>
          <table:table-cell office:value-type="float" office:value="0.00033693764">
            <text:p>3.37E-004</text:p>
          </table:table-cell>
          <table:table-cell office:value-type="float" office:value="0.00097148266">
            <text:p>9.71E-004</text:p>
          </table:table-cell>
          <table:table-cell office:value-type="float" office:value="0.0005949578">
            <text:p>5.95E-004</text:p>
          </table:table-cell>
          <table:table-cell office:value-type="float" office:value="0.00033833826">
            <text:p>3.38E-004</text:p>
          </table:table-cell>
          <table:table-cell office:value-type="float" office:value="0.0003411549">
            <text:p>3.41E-004</text:p>
          </table:table-cell>
          <table:table-cell office:value-type="float" office:value="0.00031800082">
            <text:p>3.18E-004</text:p>
          </table:table-cell>
          <table:table-cell office:value-type="float" office:value="0.0003087406">
            <text:p>3.09E-004</text:p>
          </table:table-cell>
          <table:table-cell office:value-type="float" office:value="0.00030291558">
            <text:p>3.03E-004</text:p>
          </table:table-cell>
          <table:table-cell office:value-type="float" office:value="0.00030213976">
            <text:p>3.02E-004</text:p>
          </table:table-cell>
          <table:table-cell office:value-type="float" office:value="0.0002926731">
            <text:p>2.93E-004</text:p>
          </table:table-cell>
          <table:table-cell office:value-type="float" office:value="0.00028854888">
            <text:p>2.89E-004</text:p>
          </table:table-cell>
          <table:table-cell office:value-type="float" office:value="0.0002890349">
            <text:p>2.89E-004</text:p>
          </table:table-cell>
          <table:table-cell office:value-type="float" office:value="0.0002898927">
            <text:p>2.90E-004</text:p>
          </table:table-cell>
          <table:table-cell office:value-type="float" office:value="0.00029044127">
            <text:p>2.90E-004</text:p>
          </table:table-cell>
          <table:table-cell office:value-type="float" office:value="0.00029059045">
            <text:p>2.91E-004</text:p>
          </table:table-cell>
          <table:table-cell office:value-type="float" office:value="0.00029129485">
            <text:p>2.91E-004</text:p>
          </table:table-cell>
          <table:table-cell office:value-type="float" office:value="0.00029252606">
            <text:p>2.93E-004</text:p>
          </table:table-cell>
          <table:table-cell office:value-type="float" office:value="0.00029499226">
            <text:p>2.95E-004</text:p>
          </table:table-cell>
          <table:table-cell office:value-type="float" office:value="0.00029562923">
            <text:p>2.96E-004</text:p>
          </table:table-cell>
          <table:table-cell office:value-type="float" office:value="0.0002964542">
            <text:p>2.96E-004</text:p>
          </table:table-cell>
          <table:table-cell office:value-type="float" office:value="0.00029723175">
            <text:p>2.97E-004</text:p>
          </table:table-cell>
          <table:table-cell office:value-type="float" office:value="0.0002990915">
            <text:p>2.99E-004</text:p>
          </table:table-cell>
          <table:table-cell office:value-type="float" office:value="0.00030020255">
            <text:p>3.00E-004</text:p>
          </table:table-cell>
          <table:table-cell office:value-type="float" office:value="0.00030092994">
            <text:p>3.01E-004</text:p>
          </table:table-cell>
          <table:table-cell office:value-type="float" office:value="0.0003018923">
            <text:p>3.02E-004</text:p>
          </table:table-cell>
          <table:table-cell office:value-type="float" office:value="0.0003029645">
            <text:p>3.03E-004</text:p>
          </table:table-cell>
          <table:table-cell office:value-type="float" office:value="0.00030451192">
            <text:p>3.05E-004</text:p>
          </table:table-cell>
          <table:table-cell office:value-type="float" office:value="0.00030455182">
            <text:p>3.05E-004</text:p>
          </table:table-cell>
          <table:table-cell office:value-type="float" office:value="0.00030503303">
            <text:p>3.05E-004</text:p>
          </table:table-cell>
          <table:table-cell office:value-type="float" office:value="0.00030565256">
            <text:p>3.06E-004</text:p>
          </table:table-cell>
          <table:table-cell office:value-type="float" office:value="0.00030737685">
            <text:p>3.07E-004</text:p>
          </table:table-cell>
          <table:table-cell office:value-type="float" office:value="0.00030763366">
            <text:p>3.08E-004</text:p>
          </table:table-cell>
          <table:table-cell office:value-type="float" office:value="0.00030768142">
            <text:p>3.08E-004</text:p>
          </table:table-cell>
          <table:table-cell office:value-type="float" office:value="0.00030856728">
            <text:p>3.09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02 Ghost Song.mp3</text:p>
          </table:table-cell>
          <table:table-cell office:value-type="float" office:value="0.093329236">
            <text:p>0.093329236</text:p>
          </table:table-cell>
          <table:table-cell office:value-type="float" office:value="0.1331282">
            <text:p>0.1331282</text:p>
          </table:table-cell>
          <table:table-cell office:value-type="float" office:value="0.0873242">
            <text:p>0.0873242</text:p>
          </table:table-cell>
          <table:table-cell office:value-type="float" office:value="0.057966497">
            <text:p>0.057966497</text:p>
          </table:table-cell>
          <table:table-cell office:value-type="float" office:value="0.047097802">
            <text:p>0.047097802</text:p>
          </table:table-cell>
          <table:table-cell office:value-type="float" office:value="0.043285318">
            <text:p>0.043285318</text:p>
          </table:table-cell>
          <table:table-cell office:value-type="float" office:value="0.0334216">
            <text:p>0.0334216</text:p>
          </table:table-cell>
          <table:table-cell office:value-type="float" office:value="0.03320982">
            <text:p>0.03320982</text:p>
          </table:table-cell>
          <table:table-cell office:value-type="float" office:value="0.022824442">
            <text:p>0.022824442</text:p>
          </table:table-cell>
          <table:table-cell office:value-type="float" office:value="0.021507544">
            <text:p>0.021507544</text:p>
          </table:table-cell>
          <table:table-cell office:value-type="float" office:value="0.019779539">
            <text:p>0.019779539</text:p>
          </table:table-cell>
          <table:table-cell office:value-type="float" office:value="0.025905583">
            <text:p>0.025905583</text:p>
          </table:table-cell>
          <table:table-cell office:value-type="float" office:value="0.011393263">
            <text:p>0.011393263</text:p>
          </table:table-cell>
          <table:table-cell office:value-type="float" office:value="0.027724087">
            <text:p>0.027724087</text:p>
          </table:table-cell>
          <table:table-cell office:value-type="float" office:value="0.016577361">
            <text:p>0.016577361</text:p>
          </table:table-cell>
          <table:table-cell office:value-type="float" office:value="0.018233556">
            <text:p>0.018233556</text:p>
          </table:table-cell>
          <table:table-cell office:value-type="float" office:value="0.008374941">
            <text:p>0.008374941</text:p>
          </table:table-cell>
          <table:table-cell office:value-type="float" office:value="0.020248145">
            <text:p>0.020248145</text:p>
          </table:table-cell>
          <table:table-cell office:value-type="float" office:value="0.009850827">
            <text:p>0.009850827</text:p>
          </table:table-cell>
          <table:table-cell office:value-type="float" office:value="0.009473501">
            <text:p>0.009473501</text:p>
          </table:table-cell>
          <table:table-cell office:value-type="float" office:value="0.012525796">
            <text:p>0.012525796</text:p>
          </table:table-cell>
          <table:table-cell office:value-type="float" office:value="0.01056108">
            <text:p>0.01056108</text:p>
          </table:table-cell>
          <table:table-cell office:value-type="float" office:value="0.00789116">
            <text:p>0.00789116</text:p>
          </table:table-cell>
          <table:table-cell office:value-type="float" office:value="0.01077772">
            <text:p>0.01077772</text:p>
          </table:table-cell>
          <table:table-cell office:value-type="float" office:value="0.008279096">
            <text:p>0.008279096</text:p>
          </table:table-cell>
          <table:table-cell office:value-type="float" office:value="0.0065394235">
            <text:p>0.0065394235</text:p>
          </table:table-cell>
          <table:table-cell office:value-type="float" office:value="0.010860688">
            <text:p>0.010860688</text:p>
          </table:table-cell>
          <table:table-cell office:value-type="float" office:value="0.009190227">
            <text:p>0.009190227</text:p>
          </table:table-cell>
          <table:table-cell office:value-type="float" office:value="0.009217651">
            <text:p>0.009217651</text:p>
          </table:table-cell>
          <table:table-cell office:value-type="float" office:value="0.008220764">
            <text:p>0.008220764</text:p>
          </table:table-cell>
          <table:table-cell office:value-type="float" office:value="0.006749184">
            <text:p>0.006749184</text:p>
          </table:table-cell>
          <table:table-cell office:value-type="float" office:value="0.009176865">
            <text:p>0.009176865</text:p>
          </table:table-cell>
          <table:table-cell office:value-type="float" office:value="0.0061787036">
            <text:p>0.0061787036</text:p>
          </table:table-cell>
          <table:table-cell office:value-type="float" office:value="0.0050321324">
            <text:p>0.0050321324</text:p>
          </table:table-cell>
          <table:table-cell office:value-type="float" office:value="0.0055600265">
            <text:p>0.0055600265</text:p>
          </table:table-cell>
          <table:table-cell office:value-type="float" office:value="0.007015286">
            <text:p>0.007015286</text:p>
          </table:table-cell>
          <table:table-cell office:value-type="float" office:value="0.005631783">
            <text:p>0.005631783</text:p>
          </table:table-cell>
          <table:table-cell office:value-type="float" office:value="0.0053101466">
            <text:p>0.0053101466</text:p>
          </table:table-cell>
          <table:table-cell office:value-type="float" office:value="0.005339601">
            <text:p>0.005339601</text:p>
          </table:table-cell>
          <table:table-cell office:value-type="float" office:value="0.0055919485">
            <text:p>0.0055919485</text:p>
          </table:table-cell>
          <table:table-cell office:value-type="float" office:value="0.0048838">
            <text:p>0.0048838</text:p>
          </table:table-cell>
          <table:table-cell office:value-type="float" office:value="0.0049026604">
            <text:p>0.0049026604</text:p>
          </table:table-cell>
          <table:table-cell office:value-type="float" office:value="0.004750126">
            <text:p>0.004750126</text:p>
          </table:table-cell>
          <table:table-cell office:value-type="float" office:value="0.004539365">
            <text:p>0.004539365</text:p>
          </table:table-cell>
          <table:table-cell office:value-type="float" office:value="0.0043646423">
            <text:p>0.0043646423</text:p>
          </table:table-cell>
          <table:table-cell office:value-type="float" office:value="0.00415537">
            <text:p>0.00415537</text:p>
          </table:table-cell>
          <table:table-cell office:value-type="float" office:value="0.004754143">
            <text:p>0.004754143</text:p>
          </table:table-cell>
          <table:table-cell office:value-type="float" office:value="0.0045701363">
            <text:p>0.0045701363</text:p>
          </table:table-cell>
          <table:table-cell office:value-type="float" office:value="0.0047187344">
            <text:p>0.0047187344</text:p>
          </table:table-cell>
          <table:table-cell office:value-type="float" office:value="0.0054735704">
            <text:p>0.0054735704</text:p>
          </table:table-cell>
          <table:table-cell office:value-type="float" office:value="0.00507192">
            <text:p>0.00507192</text:p>
          </table:table-cell>
          <table:table-cell office:value-type="float" office:value="0.004598709">
            <text:p>0.004598709</text:p>
          </table:table-cell>
          <table:table-cell office:value-type="float" office:value="0.0046123117">
            <text:p>0.0046123117</text:p>
          </table:table-cell>
          <table:table-cell office:value-type="float" office:value="0.004048034">
            <text:p>0.004048034</text:p>
          </table:table-cell>
          <table:table-cell office:value-type="float" office:value="0.0041104574">
            <text:p>0.0041104574</text:p>
          </table:table-cell>
          <table:table-cell office:value-type="float" office:value="0.004123575">
            <text:p>0.004123575</text:p>
          </table:table-cell>
          <table:table-cell office:value-type="float" office:value="0.004566339">
            <text:p>0.004566339</text:p>
          </table:table-cell>
          <table:table-cell office:value-type="float" office:value="0.0052271443">
            <text:p>0.0052271443</text:p>
          </table:table-cell>
          <table:table-cell office:value-type="float" office:value="0.005476316">
            <text:p>0.005476316</text:p>
          </table:table-cell>
          <table:table-cell office:value-type="float" office:value="0.005152568">
            <text:p>0.005152568</text:p>
          </table:table-cell>
          <table:table-cell office:value-type="float" office:value="0.0044016954">
            <text:p>0.0044016954</text:p>
          </table:table-cell>
          <table:table-cell office:value-type="float" office:value="0.004438742">
            <text:p>0.004438742</text:p>
          </table:table-cell>
          <table:table-cell office:value-type="float" office:value="0.0042888247">
            <text:p>0.0042888247</text:p>
          </table:table-cell>
          <table:table-cell office:value-type="float" office:value="0.0046379757">
            <text:p>0.0046379757</text:p>
          </table:table-cell>
          <table:table-cell office:value-type="float" office:value="0.00441425">
            <text:p>0.00441425</text:p>
          </table:table-cell>
          <table:table-cell office:value-type="float" office:value="0.004649354">
            <text:p>0.004649354</text:p>
          </table:table-cell>
          <table:table-cell office:value-type="float" office:value="0.0047530113">
            <text:p>0.0047530113</text:p>
          </table:table-cell>
          <table:table-cell office:value-type="float" office:value="0.0045503345">
            <text:p>0.0045503345</text:p>
          </table:table-cell>
          <table:table-cell office:value-type="float" office:value="0.0051458627">
            <text:p>0.0051458627</text:p>
          </table:table-cell>
          <table:table-cell office:value-type="float" office:value="0.005338741">
            <text:p>0.005338741</text:p>
          </table:table-cell>
          <table:table-cell office:value-type="float" office:value="0.004531088">
            <text:p>0.004531088</text:p>
          </table:table-cell>
          <table:table-cell office:value-type="float" office:value="0.0046092304">
            <text:p>0.0046092304</text:p>
          </table:table-cell>
          <table:table-cell office:value-type="float" office:value="0.005256858">
            <text:p>0.005256858</text:p>
          </table:table-cell>
          <table:table-cell office:value-type="float" office:value="0.004916418">
            <text:p>0.004916418</text:p>
          </table:table-cell>
          <table:table-cell office:value-type="float" office:value="0.0051970533">
            <text:p>0.0051970533</text:p>
          </table:table-cell>
          <table:table-cell office:value-type="float" office:value="0.0051565324">
            <text:p>0.0051565324</text:p>
          </table:table-cell>
          <table:table-cell office:value-type="float" office:value="0.0051295357">
            <text:p>0.0051295357</text:p>
          </table:table-cell>
          <table:table-cell office:value-type="float" office:value="0.0051759677">
            <text:p>0.0051759677</text:p>
          </table:table-cell>
          <table:table-cell office:value-type="float" office:value="0.005192414">
            <text:p>0.005192414</text:p>
          </table:table-cell>
          <table:table-cell office:value-type="float" office:value="0.005400913">
            <text:p>0.005400913</text:p>
          </table:table-cell>
          <table:table-cell office:value-type="float" office:value="0.0050085927">
            <text:p>0.0050085927</text:p>
          </table:table-cell>
          <table:table-cell office:value-type="float" office:value="0.005165526">
            <text:p>0.005165526</text:p>
          </table:table-cell>
          <table:table-cell office:value-type="float" office:value="0.0054875347">
            <text:p>0.0054875347</text:p>
          </table:table-cell>
          <table:table-cell office:value-type="float" office:value="0.005108238">
            <text:p>0.005108238</text:p>
          </table:table-cell>
          <table:table-cell office:value-type="float" office:value="0.005212781">
            <text:p>0.005212781</text:p>
          </table:table-cell>
          <table:table-cell office:value-type="float" office:value="0.005247327">
            <text:p>0.005247327</text:p>
          </table:table-cell>
          <table:table-cell office:value-type="float" office:value="0.0057640695">
            <text:p>0.0057640695</text:p>
          </table:table-cell>
          <table:table-cell office:value-type="float" office:value="0.005852514">
            <text:p>0.005852514</text:p>
          </table:table-cell>
          <table:table-cell office:value-type="float" office:value="0.0052848803">
            <text:p>0.0052848803</text:p>
          </table:table-cell>
          <table:table-cell office:value-type="float" office:value="0.0053834952">
            <text:p>0.0053834952</text:p>
          </table:table-cell>
          <table:table-cell office:value-type="float" office:value="0.005344718">
            <text:p>0.005344718</text:p>
          </table:table-cell>
          <table:table-cell office:value-type="float" office:value="0.0049945475">
            <text:p>0.0049945475</text:p>
          </table:table-cell>
          <table:table-cell office:value-type="float" office:value="0.0050305533">
            <text:p>0.0050305533</text:p>
          </table:table-cell>
          <table:table-cell office:value-type="float" office:value="0.0049617807">
            <text:p>0.0049617807</text:p>
          </table:table-cell>
          <table:table-cell office:value-type="float" office:value="0.005408581">
            <text:p>0.005408581</text:p>
          </table:table-cell>
          <table:table-cell office:value-type="float" office:value="0.0052160285">
            <text:p>0.0052160285</text:p>
          </table:table-cell>
          <table:table-cell office:value-type="float" office:value="0.004969345">
            <text:p>0.004969345</text:p>
          </table:table-cell>
          <table:table-cell office:value-type="float" office:value="0.0054448405">
            <text:p>0.0054448405</text:p>
          </table:table-cell>
          <table:table-cell office:value-type="float" office:value="0.0062911035">
            <text:p>0.0062911035</text:p>
          </table:table-cell>
          <table:table-cell office:value-type="float" office:value="0.006207576">
            <text:p>0.006207576</text:p>
          </table:table-cell>
          <table:table-cell office:value-type="float" office:value="0.0058291503">
            <text:p>0.0058291503</text:p>
          </table:table-cell>
          <table:table-cell office:value-type="float" office:value="0.0054435995">
            <text:p>0.0054435995</text:p>
          </table:table-cell>
          <table:table-cell office:value-type="float" office:value="0.0048528956">
            <text:p>0.0048528956</text:p>
          </table:table-cell>
          <table:table-cell office:value-type="float" office:value="0.0047197593">
            <text:p>0.0047197593</text:p>
          </table:table-cell>
          <table:table-cell office:value-type="float" office:value="0.0044331015">
            <text:p>0.0044331015</text:p>
          </table:table-cell>
          <table:table-cell office:value-type="float" office:value="0.0045498586">
            <text:p>0.0045498586</text:p>
          </table:table-cell>
          <table:table-cell office:value-type="float" office:value="0.004523809">
            <text:p>0.004523809</text:p>
          </table:table-cell>
          <table:table-cell office:value-type="float" office:value="0.0046505523">
            <text:p>0.0046505523</text:p>
          </table:table-cell>
          <table:table-cell office:value-type="float" office:value="0.0046709613">
            <text:p>0.0046709613</text:p>
          </table:table-cell>
          <table:table-cell office:value-type="float" office:value="0.005017051">
            <text:p>0.005017051</text:p>
          </table:table-cell>
          <table:table-cell office:value-type="float" office:value="0.0053364607">
            <text:p>0.0053364607</text:p>
          </table:table-cell>
          <table:table-cell office:value-type="float" office:value="0.005212931">
            <text:p>0.005212931</text:p>
          </table:table-cell>
          <table:table-cell office:value-type="float" office:value="0.0055523873">
            <text:p>0.0055523873</text:p>
          </table:table-cell>
          <table:table-cell office:value-type="float" office:value="0.0060370425">
            <text:p>0.0060370425</text:p>
          </table:table-cell>
          <table:table-cell office:value-type="float" office:value="0.006425816">
            <text:p>0.006425816</text:p>
          </table:table-cell>
          <table:table-cell office:value-type="float" office:value="0.0061261253">
            <text:p>0.0061261253</text:p>
          </table:table-cell>
          <table:table-cell office:value-type="float" office:value="0.0059161815">
            <text:p>0.0059161815</text:p>
          </table:table-cell>
          <table:table-cell office:value-type="float" office:value="0.0060321316">
            <text:p>0.0060321316</text:p>
          </table:table-cell>
          <table:table-cell office:value-type="float" office:value="0.0048780297">
            <text:p>0.0048780297</text:p>
          </table:table-cell>
          <table:table-cell office:value-type="float" office:value="0.004314226">
            <text:p>0.004314226</text:p>
          </table:table-cell>
          <table:table-cell office:value-type="float" office:value="0.004168834">
            <text:p>0.004168834</text:p>
          </table:table-cell>
          <table:table-cell office:value-type="float" office:value="0.0038202768">
            <text:p>0.0038202768</text:p>
          </table:table-cell>
          <table:table-cell office:value-type="float" office:value="0.004060983">
            <text:p>0.004060983</text:p>
          </table:table-cell>
          <table:table-cell office:value-type="float" office:value="0.0055965357">
            <text:p>0.0055965357</text:p>
          </table:table-cell>
          <table:table-cell office:value-type="float" office:value="0.004778365">
            <text:p>0.004778365</text:p>
          </table:table-cell>
          <table:table-cell office:value-type="float" office:value="0.0048478525">
            <text:p>0.0048478525</text:p>
          </table:table-cell>
          <table:table-cell office:value-type="float" office:value="0.0041119657">
            <text:p>0.0041119657</text:p>
          </table:table-cell>
          <table:table-cell office:value-type="float" office:value="0.0037632878">
            <text:p>0.0037632878</text:p>
          </table:table-cell>
          <table:table-cell office:value-type="float" office:value="0.00416925">
            <text:p>0.00416925</text:p>
          </table:table-cell>
          <table:table-cell office:value-type="float" office:value="0.003975611">
            <text:p>0.003975611</text:p>
          </table:table-cell>
          <table:table-cell office:value-type="float" office:value="0.0033492215">
            <text:p>0.0033492215</text:p>
          </table:table-cell>
          <table:table-cell office:value-type="float" office:value="0.0034706553">
            <text:p>0.0034706553</text:p>
          </table:table-cell>
          <table:table-cell office:value-type="float" office:value="0.0035541868">
            <text:p>0.0035541868</text:p>
          </table:table-cell>
          <table:table-cell office:value-type="float" office:value="0.0035231966">
            <text:p>0.0035231966</text:p>
          </table:table-cell>
          <table:table-cell office:value-type="float" office:value="0.0031474223">
            <text:p>0.0031474223</text:p>
          </table:table-cell>
          <table:table-cell office:value-type="float" office:value="0.0031846322">
            <text:p>0.0031846322</text:p>
          </table:table-cell>
          <table:table-cell office:value-type="float" office:value="0.0030795608">
            <text:p>0.0030795608</text:p>
          </table:table-cell>
          <table:table-cell office:value-type="float" office:value="0.003118731">
            <text:p>0.003118731</text:p>
          </table:table-cell>
          <table:table-cell office:value-type="float" office:value="0.0030792605">
            <text:p>0.0030792605</text:p>
          </table:table-cell>
          <table:table-cell office:value-type="float" office:value="0.003039093">
            <text:p>0.003039093</text:p>
          </table:table-cell>
          <table:table-cell office:value-type="float" office:value="0.0027876282">
            <text:p>0.0027876282</text:p>
          </table:table-cell>
          <table:table-cell office:value-type="float" office:value="0.0027800617">
            <text:p>0.0027800617</text:p>
          </table:table-cell>
          <table:table-cell office:value-type="float" office:value="0.002772032">
            <text:p>0.002772032</text:p>
          </table:table-cell>
          <table:table-cell office:value-type="float" office:value="0.00267773">
            <text:p>0.00267773</text:p>
          </table:table-cell>
          <table:table-cell office:value-type="float" office:value="0.0025813438">
            <text:p>0.0025813438</text:p>
          </table:table-cell>
          <table:table-cell office:value-type="float" office:value="0.0024283568">
            <text:p>0.0024283568</text:p>
          </table:table-cell>
          <table:table-cell office:value-type="float" office:value="0.002377788">
            <text:p>0.002377788</text:p>
          </table:table-cell>
          <table:table-cell office:value-type="float" office:value="0.0024337918">
            <text:p>0.0024337918</text:p>
          </table:table-cell>
          <table:table-cell office:value-type="float" office:value="0.0023726334">
            <text:p>0.0023726334</text:p>
          </table:table-cell>
          <table:table-cell office:value-type="float" office:value="0.0023590077">
            <text:p>0.0023590077</text:p>
          </table:table-cell>
          <table:table-cell office:value-type="float" office:value="0.002388964">
            <text:p>0.002388964</text:p>
          </table:table-cell>
          <table:table-cell office:value-type="float" office:value="0.002390847">
            <text:p>0.002390847</text:p>
          </table:table-cell>
          <table:table-cell office:value-type="float" office:value="0.0026033197">
            <text:p>0.0026033197</text:p>
          </table:table-cell>
          <table:table-cell office:value-type="float" office:value="0.002636393">
            <text:p>0.002636393</text:p>
          </table:table-cell>
          <table:table-cell office:value-type="float" office:value="0.0025353117">
            <text:p>0.0025353117</text:p>
          </table:table-cell>
          <table:table-cell office:value-type="float" office:value="0.0023991037">
            <text:p>0.0023991037</text:p>
          </table:table-cell>
          <table:table-cell office:value-type="float" office:value="0.0024741176">
            <text:p>0.0024741176</text:p>
          </table:table-cell>
          <table:table-cell office:value-type="float" office:value="0.002367572">
            <text:p>0.002367572</text:p>
          </table:table-cell>
          <table:table-cell office:value-type="float" office:value="0.0024100502">
            <text:p>0.0024100502</text:p>
          </table:table-cell>
          <table:table-cell office:value-type="float" office:value="0.002316052">
            <text:p>0.002316052</text:p>
          </table:table-cell>
          <table:table-cell office:value-type="float" office:value="0.0022283928">
            <text:p>0.0022283928</text:p>
          </table:table-cell>
          <table:table-cell office:value-type="float" office:value="0.0022601916">
            <text:p>0.0022601916</text:p>
          </table:table-cell>
          <table:table-cell office:value-type="float" office:value="0.0021789554">
            <text:p>0.0021789554</text:p>
          </table:table-cell>
          <table:table-cell office:value-type="float" office:value="0.002314013">
            <text:p>0.002314013</text:p>
          </table:table-cell>
          <table:table-cell office:value-type="float" office:value="0.0022089374">
            <text:p>0.0022089374</text:p>
          </table:table-cell>
          <table:table-cell office:value-type="float" office:value="0.0022949278">
            <text:p>0.0022949278</text:p>
          </table:table-cell>
          <table:table-cell office:value-type="float" office:value="0.0022059449">
            <text:p>0.0022059449</text:p>
          </table:table-cell>
          <table:table-cell office:value-type="float" office:value="0.0021383842">
            <text:p>0.0021383842</text:p>
          </table:table-cell>
          <table:table-cell office:value-type="float" office:value="0.0022087966">
            <text:p>0.0022087966</text:p>
          </table:table-cell>
          <table:table-cell office:value-type="float" office:value="0.0022747738">
            <text:p>0.0022747738</text:p>
          </table:table-cell>
          <table:table-cell office:value-type="float" office:value="0.002124505">
            <text:p>0.002124505</text:p>
          </table:table-cell>
          <table:table-cell office:value-type="float" office:value="0.0021255102">
            <text:p>0.0021255102</text:p>
          </table:table-cell>
          <table:table-cell office:value-type="float" office:value="0.002081398">
            <text:p>0.002081398</text:p>
          </table:table-cell>
          <table:table-cell office:value-type="float" office:value="0.002368967">
            <text:p>0.002368967</text:p>
          </table:table-cell>
          <table:table-cell office:value-type="float" office:value="0.002375319">
            <text:p>0.002375319</text:p>
          </table:table-cell>
          <table:table-cell office:value-type="float" office:value="0.002529864">
            <text:p>0.002529864</text:p>
          </table:table-cell>
          <table:table-cell office:value-type="float" office:value="0.0022366366">
            <text:p>0.0022366366</text:p>
          </table:table-cell>
          <table:table-cell office:value-type="float" office:value="0.002102526">
            <text:p>0.002102526</text:p>
          </table:table-cell>
          <table:table-cell office:value-type="float" office:value="0.0023263283">
            <text:p>0.0023263283</text:p>
          </table:table-cell>
          <table:table-cell office:value-type="float" office:value="0.0020358458">
            <text:p>0.0020358458</text:p>
          </table:table-cell>
          <table:table-cell office:value-type="float" office:value="0.0018008566">
            <text:p>0.0018008566</text:p>
          </table:table-cell>
          <table:table-cell office:value-type="float" office:value="0.0019206636">
            <text:p>0.0019206636</text:p>
          </table:table-cell>
          <table:table-cell office:value-type="float" office:value="0.0019732327">
            <text:p>0.0019732327</text:p>
          </table:table-cell>
          <table:table-cell office:value-type="float" office:value="0.0019128054">
            <text:p>0.0019128054</text:p>
          </table:table-cell>
          <table:table-cell office:value-type="float" office:value="0.0023635372">
            <text:p>0.0023635372</text:p>
          </table:table-cell>
          <table:table-cell office:value-type="float" office:value="0.0021667993">
            <text:p>0.0021667993</text:p>
          </table:table-cell>
          <table:table-cell office:value-type="float" office:value="0.0013025019">
            <text:p>0.0013025019</text:p>
          </table:table-cell>
          <table:table-cell office:value-type="float" office:value="0.0013650787">
            <text:p>0.0013650787</text:p>
          </table:table-cell>
          <table:table-cell office:value-type="float" office:value="0.0016228831">
            <text:p>0.0016228831</text:p>
          </table:table-cell>
          <table:table-cell office:value-type="float" office:value="0.0013460079">
            <text:p>0.0013460079</text:p>
          </table:table-cell>
          <table:table-cell office:value-type="float" office:value="0.001451592">
            <text:p>0.001451592</text:p>
          </table:table-cell>
          <table:table-cell office:value-type="float" office:value="0.0015954911">
            <text:p>0.0015954911</text:p>
          </table:table-cell>
          <table:table-cell office:value-type="float" office:value="0.0013478135">
            <text:p>0.0013478135</text:p>
          </table:table-cell>
          <table:table-cell office:value-type="float" office:value="0.0011821161">
            <text:p>0.0011821161</text:p>
          </table:table-cell>
          <table:table-cell office:value-type="float" office:value="0.0012976177">
            <text:p>0.0012976177</text:p>
          </table:table-cell>
          <table:table-cell office:value-type="float" office:value="0.0011930044">
            <text:p>0.0011930044</text:p>
          </table:table-cell>
          <table:table-cell office:value-type="float" office:value="0.0010283957">
            <text:p>0.0010283957</text:p>
          </table:table-cell>
          <table:table-cell office:value-type="float" office:value="0.0010294359">
            <text:p>0.0010294359</text:p>
          </table:table-cell>
          <table:table-cell table:style-name="ce1" office:value-type="float" office:value="0.0008916871">
            <text:p>8.92E-004</text:p>
          </table:table-cell>
          <table:table-cell table:style-name="ce1" office:value-type="float" office:value="0.0008030755">
            <text:p>8.03E-004</text:p>
          </table:table-cell>
          <table:table-cell table:style-name="ce1" office:value-type="float" office:value="0.00086371874">
            <text:p>8.64E-004</text:p>
          </table:table-cell>
          <table:table-cell table:style-name="Default" office:value-type="float" office:value="0.0010052694">
            <text:p>0.0010052694</text:p>
          </table:table-cell>
          <table:table-cell office:value-type="float" office:value="0.001098309">
            <text:p>0.001098309</text:p>
          </table:table-cell>
          <table:table-cell table:style-name="ce1" office:value-type="float" office:value="0.0009506737">
            <text:p>9.51E-004</text:p>
          </table:table-cell>
          <table:table-cell table:style-name="ce1" office:value-type="float" office:value="0.00089404586">
            <text:p>8.94E-004</text:p>
          </table:table-cell>
          <table:table-cell table:style-name="ce1" office:value-type="float" office:value="0.00091692957">
            <text:p>9.17E-004</text:p>
          </table:table-cell>
          <table:table-cell table:style-name="ce1" office:value-type="float" office:value="0.0009632105">
            <text:p>9.63E-004</text:p>
          </table:table-cell>
          <table:table-cell office:value-type="float" office:value="0.0012674411">
            <text:p>0.0012674411</text:p>
          </table:table-cell>
          <table:table-cell office:value-type="float" office:value="0.0011927338">
            <text:p>0.0011927338</text:p>
          </table:table-cell>
          <table:table-cell office:value-type="float" office:value="0.00093619">
            <text:p>9.36E-004</text:p>
          </table:table-cell>
          <table:table-cell office:value-type="float" office:value="0.00085948425">
            <text:p>8.59E-004</text:p>
          </table:table-cell>
          <table:table-cell office:value-type="float" office:value="0.0008150155">
            <text:p>8.15E-004</text:p>
          </table:table-cell>
          <table:table-cell office:value-type="float" office:value="0.0008410236">
            <text:p>8.41E-004</text:p>
          </table:table-cell>
          <table:table-cell office:value-type="float" office:value="0.00093607634">
            <text:p>9.36E-004</text:p>
          </table:table-cell>
          <table:table-cell office:value-type="float" office:value="0.00081304286">
            <text:p>8.13E-004</text:p>
          </table:table-cell>
          <table:table-cell office:value-type="float" office:value="0.00083010714">
            <text:p>8.30E-004</text:p>
          </table:table-cell>
          <table:table-cell office:value-type="float" office:value="0.0008249683">
            <text:p>8.25E-004</text:p>
          </table:table-cell>
          <table:table-cell office:value-type="float" office:value="0.0008246111">
            <text:p>8.25E-004</text:p>
          </table:table-cell>
          <table:table-cell office:value-type="float" office:value="0.00078883965">
            <text:p>7.89E-004</text:p>
          </table:table-cell>
          <table:table-cell office:value-type="float" office:value="0.0007758417">
            <text:p>7.76E-004</text:p>
          </table:table-cell>
          <table:table-cell office:value-type="float" office:value="0.00077984214">
            <text:p>7.80E-004</text:p>
          </table:table-cell>
          <table:table-cell office:value-type="float" office:value="0.0007845523">
            <text:p>7.85E-004</text:p>
          </table:table-cell>
          <table:table-cell office:value-type="float" office:value="0.00082650804">
            <text:p>8.27E-004</text:p>
          </table:table-cell>
          <table:table-cell office:value-type="float" office:value="0.00077735883">
            <text:p>7.77E-004</text:p>
          </table:table-cell>
          <table:table-cell office:value-type="float" office:value="0.0007695007">
            <text:p>7.70E-004</text:p>
          </table:table-cell>
          <table:table-cell office:value-type="float" office:value="0.0007594293">
            <text:p>7.59E-004</text:p>
          </table:table-cell>
          <table:table-cell office:value-type="float" office:value="0.00075713586">
            <text:p>7.57E-004</text:p>
          </table:table-cell>
          <table:table-cell office:value-type="float" office:value="0.0007597765">
            <text:p>7.60E-004</text:p>
          </table:table-cell>
          <table:table-cell office:value-type="float" office:value="0.00076288095">
            <text:p>7.63E-004</text:p>
          </table:table-cell>
          <table:table-cell office:value-type="float" office:value="0.00076617434">
            <text:p>7.66E-004</text:p>
          </table:table-cell>
          <table:table-cell office:value-type="float" office:value="0.0007628533">
            <text:p>7.63E-004</text:p>
          </table:table-cell>
          <table:table-cell office:value-type="float" office:value="0.0007591016">
            <text:p>7.59E-004</text:p>
          </table:table-cell>
          <table:table-cell office:value-type="float" office:value="0.00075934216">
            <text:p>7.59E-004</text:p>
          </table:table-cell>
          <table:table-cell office:value-type="float" office:value="0.00076134334">
            <text:p>7.61E-004</text:p>
          </table:table-cell>
          <table:table-cell office:value-type="float" office:value="0.0007643233">
            <text:p>7.64E-004</text:p>
          </table:table-cell>
          <table:table-cell office:value-type="float" office:value="0.00076561765">
            <text:p>7.66E-004</text:p>
          </table:table-cell>
          <table:table-cell office:value-type="float" office:value="0.0007677687">
            <text:p>7.68E-004</text:p>
          </table:table-cell>
          <table:table-cell office:value-type="float" office:value="0.000769365">
            <text:p>7.69E-004</text:p>
          </table:table-cell>
          <table:table-cell office:value-type="float" office:value="0.00077397947">
            <text:p>7.74E-004</text:p>
          </table:table-cell>
          <table:table-cell office:value-type="float" office:value="0.00077697524">
            <text:p>7.77E-004</text:p>
          </table:table-cell>
          <table:table-cell office:value-type="float" office:value="0.00077854143">
            <text:p>7.79E-004</text:p>
          </table:table-cell>
          <table:table-cell office:value-type="float" office:value="0.00078054226">
            <text:p>7.81E-004</text:p>
          </table:table-cell>
          <table:table-cell office:value-type="float" office:value="0.00078337133">
            <text:p>7.83E-004</text:p>
          </table:table-cell>
          <table:table-cell office:value-type="float" office:value="0.00078638387">
            <text:p>7.86E-004</text:p>
          </table:table-cell>
          <table:table-cell office:value-type="float" office:value="0.00078827457">
            <text:p>7.88E-004</text:p>
          </table:table-cell>
          <table:table-cell office:value-type="float" office:value="0.00079020835">
            <text:p>7.90E-004</text:p>
          </table:table-cell>
          <table:table-cell office:value-type="float" office:value="0.0007925593">
            <text:p>7.93E-004</text:p>
          </table:table-cell>
          <table:table-cell office:value-type="float" office:value="0.000796625">
            <text:p>7.97E-004</text:p>
          </table:table-cell>
          <table:table-cell office:value-type="float" office:value="0.00079963193">
            <text:p>8.00E-004</text:p>
          </table:table-cell>
          <table:table-cell office:value-type="float" office:value="0.0008028329">
            <text:p>8.03E-004</text:p>
          </table:table-cell>
          <table:table-cell office:value-type="float" office:value="0.00080444635">
            <text:p>8.04E-004</text:p>
          </table:table-cell>
          <table:table-cell office:value-type="float" office:value="0.00080827635">
            <text:p>8.08E-004</text:p>
          </table:table-cell>
          <table:table-cell office:value-type="float" office:value="0.00081133854">
            <text:p>8.11E-004</text:p>
          </table:table-cell>
          <table:table-cell office:value-type="float" office:value="0.00081285625">
            <text:p>8.13E-004</text:p>
          </table:table-cell>
          <table:table-cell office:value-type="float" office:value="0.0008147456">
            <text:p>8.15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03 Dawn's Highway.mp3</text:p>
          </table:table-cell>
          <table:table-cell office:value-type="float" office:value="0.012193411">
            <text:p>0.012193411</text:p>
          </table:table-cell>
          <table:table-cell office:value-type="float" office:value="0.028557697">
            <text:p>0.028557697</text:p>
          </table:table-cell>
          <table:table-cell office:value-type="float" office:value="0.02610008">
            <text:p>0.02610008</text:p>
          </table:table-cell>
          <table:table-cell office:value-type="float" office:value="0.02487065">
            <text:p>0.02487065</text:p>
          </table:table-cell>
          <table:table-cell office:value-type="float" office:value="0.020124432">
            <text:p>0.020124432</text:p>
          </table:table-cell>
          <table:table-cell office:value-type="float" office:value="0.021218253">
            <text:p>0.021218253</text:p>
          </table:table-cell>
          <table:table-cell office:value-type="float" office:value="0.019520966">
            <text:p>0.019520966</text:p>
          </table:table-cell>
          <table:table-cell office:value-type="float" office:value="0.014415731">
            <text:p>0.014415731</text:p>
          </table:table-cell>
          <table:table-cell office:value-type="float" office:value="0.009173585">
            <text:p>0.009173585</text:p>
          </table:table-cell>
          <table:table-cell office:value-type="float" office:value="0.008192438">
            <text:p>0.008192438</text:p>
          </table:table-cell>
          <table:table-cell office:value-type="float" office:value="0.0059056845">
            <text:p>0.0059056845</text:p>
          </table:table-cell>
          <table:table-cell office:value-type="float" office:value="0.0053531365">
            <text:p>0.0053531365</text:p>
          </table:table-cell>
          <table:table-cell office:value-type="float" office:value="0.007240808">
            <text:p>0.007240808</text:p>
          </table:table-cell>
          <table:table-cell office:value-type="float" office:value="0.004699308">
            <text:p>0.004699308</text:p>
          </table:table-cell>
          <table:table-cell office:value-type="float" office:value="0.0042800293">
            <text:p>0.0042800293</text:p>
          </table:table-cell>
          <table:table-cell office:value-type="float" office:value="0.0036298593">
            <text:p>0.0036298593</text:p>
          </table:table-cell>
          <table:table-cell office:value-type="float" office:value="0.0030553953">
            <text:p>0.0030553953</text:p>
          </table:table-cell>
          <table:table-cell office:value-type="float" office:value="0.003062132">
            <text:p>0.003062132</text:p>
          </table:table-cell>
          <table:table-cell office:value-type="float" office:value="0.0030764898">
            <text:p>0.0030764898</text:p>
          </table:table-cell>
          <table:table-cell office:value-type="float" office:value="0.0026334897">
            <text:p>0.0026334897</text:p>
          </table:table-cell>
          <table:table-cell office:value-type="float" office:value="0.0024575898">
            <text:p>0.0024575898</text:p>
          </table:table-cell>
          <table:table-cell office:value-type="float" office:value="0.002562186">
            <text:p>0.002562186</text:p>
          </table:table-cell>
          <table:table-cell office:value-type="float" office:value="0.0025059825">
            <text:p>0.0025059825</text:p>
          </table:table-cell>
          <table:table-cell office:value-type="float" office:value="0.0025163305">
            <text:p>0.0025163305</text:p>
          </table:table-cell>
          <table:table-cell office:value-type="float" office:value="0.0026256375">
            <text:p>0.0026256375</text:p>
          </table:table-cell>
          <table:table-cell office:value-type="float" office:value="0.0029415598">
            <text:p>0.0029415598</text:p>
          </table:table-cell>
          <table:table-cell office:value-type="float" office:value="0.002788333">
            <text:p>0.002788333</text:p>
          </table:table-cell>
          <table:table-cell office:value-type="float" office:value="0.0031279556">
            <text:p>0.0031279556</text:p>
          </table:table-cell>
          <table:table-cell office:value-type="float" office:value="0.0030130635">
            <text:p>0.0030130635</text:p>
          </table:table-cell>
          <table:table-cell office:value-type="float" office:value="0.0033920547">
            <text:p>0.0033920547</text:p>
          </table:table-cell>
          <table:table-cell office:value-type="float" office:value="0.003275389">
            <text:p>0.003275389</text:p>
          </table:table-cell>
          <table:table-cell office:value-type="float" office:value="0.0030747873">
            <text:p>0.0030747873</text:p>
          </table:table-cell>
          <table:table-cell office:value-type="float" office:value="0.003472668">
            <text:p>0.003472668</text:p>
          </table:table-cell>
          <table:table-cell office:value-type="float" office:value="0.00331382">
            <text:p>0.00331382</text:p>
          </table:table-cell>
          <table:table-cell office:value-type="float" office:value="0.0024327922">
            <text:p>0.0024327922</text:p>
          </table:table-cell>
          <table:table-cell office:value-type="float" office:value="0.002300914">
            <text:p>0.002300914</text:p>
          </table:table-cell>
          <table:table-cell office:value-type="float" office:value="0.0024217928">
            <text:p>0.0024217928</text:p>
          </table:table-cell>
          <table:table-cell office:value-type="float" office:value="0.002919214">
            <text:p>0.002919214</text:p>
          </table:table-cell>
          <table:table-cell office:value-type="float" office:value="0.0028348146">
            <text:p>0.0028348146</text:p>
          </table:table-cell>
          <table:table-cell office:value-type="float" office:value="0.0031596753">
            <text:p>0.0031596753</text:p>
          </table:table-cell>
          <table:table-cell office:value-type="float" office:value="0.0034824358">
            <text:p>0.0034824358</text:p>
          </table:table-cell>
          <table:table-cell office:value-type="float" office:value="0.0040628114">
            <text:p>0.0040628114</text:p>
          </table:table-cell>
          <table:table-cell office:value-type="float" office:value="0.0039000474">
            <text:p>0.0039000474</text:p>
          </table:table-cell>
          <table:table-cell office:value-type="float" office:value="0.004495393">
            <text:p>0.004495393</text:p>
          </table:table-cell>
          <table:table-cell office:value-type="float" office:value="0.0052532856">
            <text:p>0.0052532856</text:p>
          </table:table-cell>
          <table:table-cell office:value-type="float" office:value="0.004519247">
            <text:p>0.004519247</text:p>
          </table:table-cell>
          <table:table-cell office:value-type="float" office:value="0.0046937023">
            <text:p>0.0046937023</text:p>
          </table:table-cell>
          <table:table-cell office:value-type="float" office:value="0.004110983">
            <text:p>0.004110983</text:p>
          </table:table-cell>
          <table:table-cell office:value-type="float" office:value="0.0041714874">
            <text:p>0.0041714874</text:p>
          </table:table-cell>
          <table:table-cell office:value-type="float" office:value="0.0041594">
            <text:p>0.0041594</text:p>
          </table:table-cell>
          <table:table-cell office:value-type="float" office:value="0.0040913774">
            <text:p>0.0040913774</text:p>
          </table:table-cell>
          <table:table-cell office:value-type="float" office:value="0.0038854908">
            <text:p>0.0038854908</text:p>
          </table:table-cell>
          <table:table-cell office:value-type="float" office:value="0.0033859964">
            <text:p>0.0033859964</text:p>
          </table:table-cell>
          <table:table-cell office:value-type="float" office:value="0.0032437963">
            <text:p>0.0032437963</text:p>
          </table:table-cell>
          <table:table-cell office:value-type="float" office:value="0.0028380514">
            <text:p>0.0028380514</text:p>
          </table:table-cell>
          <table:table-cell office:value-type="float" office:value="0.0024735571">
            <text:p>0.0024735571</text:p>
          </table:table-cell>
          <table:table-cell office:value-type="float" office:value="0.002253852">
            <text:p>0.002253852</text:p>
          </table:table-cell>
          <table:table-cell office:value-type="float" office:value="0.0020852692">
            <text:p>0.0020852692</text:p>
          </table:table-cell>
          <table:table-cell office:value-type="float" office:value="0.0020941913">
            <text:p>0.0020941913</text:p>
          </table:table-cell>
          <table:table-cell office:value-type="float" office:value="0.0019049972">
            <text:p>0.0019049972</text:p>
          </table:table-cell>
          <table:table-cell office:value-type="float" office:value="0.0017399743">
            <text:p>0.0017399743</text:p>
          </table:table-cell>
          <table:table-cell office:value-type="float" office:value="0.0016772515">
            <text:p>0.0016772515</text:p>
          </table:table-cell>
          <table:table-cell office:value-type="float" office:value="0.0015577012">
            <text:p>0.0015577012</text:p>
          </table:table-cell>
          <table:table-cell office:value-type="float" office:value="0.0015796298">
            <text:p>0.0015796298</text:p>
          </table:table-cell>
          <table:table-cell office:value-type="float" office:value="0.0015092298">
            <text:p>0.0015092298</text:p>
          </table:table-cell>
          <table:table-cell office:value-type="float" office:value="0.0013668664">
            <text:p>0.0013668664</text:p>
          </table:table-cell>
          <table:table-cell office:value-type="float" office:value="0.001294455">
            <text:p>0.001294455</text:p>
          </table:table-cell>
          <table:table-cell office:value-type="float" office:value="0.0011913627">
            <text:p>0.0011913627</text:p>
          </table:table-cell>
          <table:table-cell office:value-type="float" office:value="0.0010908332">
            <text:p>0.0010908332</text:p>
          </table:table-cell>
          <table:table-cell office:value-type="float" office:value="0.001190364">
            <text:p>0.001190364</text:p>
          </table:table-cell>
          <table:table-cell table:style-name="ce1" office:value-type="float" office:value="0.000925716">
            <text:p>9.26E-004</text:p>
          </table:table-cell>
          <table:table-cell table:style-name="ce1" office:value-type="float" office:value="0.00077753235">
            <text:p>7.78E-004</text:p>
          </table:table-cell>
          <table:table-cell table:style-name="ce1" office:value-type="float" office:value="0.00070822926">
            <text:p>7.08E-004</text:p>
          </table:table-cell>
          <table:table-cell table:style-name="ce1" office:value-type="float" office:value="0.0005833873">
            <text:p>5.83E-004</text:p>
          </table:table-cell>
          <table:table-cell table:style-name="ce1" office:value-type="float" office:value="0.00055112137">
            <text:p>5.51E-004</text:p>
          </table:table-cell>
          <table:table-cell table:style-name="ce1" office:value-type="float" office:value="0.00048311683">
            <text:p>4.83E-004</text:p>
          </table:table-cell>
          <table:table-cell table:style-name="ce1" office:value-type="float" office:value="0.00045254538">
            <text:p>4.53E-004</text:p>
          </table:table-cell>
          <table:table-cell table:style-name="ce1" office:value-type="float" office:value="0.00041858206">
            <text:p>4.19E-004</text:p>
          </table:table-cell>
          <table:table-cell table:style-name="ce1" office:value-type="float" office:value="0.00038938478">
            <text:p>3.89E-004</text:p>
          </table:table-cell>
          <table:table-cell table:style-name="ce1" office:value-type="float" office:value="0.0003804201">
            <text:p>3.80E-004</text:p>
          </table:table-cell>
          <table:table-cell table:style-name="ce1" office:value-type="float" office:value="0.00037978942">
            <text:p>3.80E-004</text:p>
          </table:table-cell>
          <table:table-cell table:style-name="ce1" office:value-type="float" office:value="0.0003714179">
            <text:p>3.71E-004</text:p>
          </table:table-cell>
          <table:table-cell table:style-name="ce1" office:value-type="float" office:value="0.0003604414">
            <text:p>3.60E-004</text:p>
          </table:table-cell>
          <table:table-cell table:style-name="ce1" office:value-type="float" office:value="0.000365057">
            <text:p>3.65E-004</text:p>
          </table:table-cell>
          <table:table-cell table:style-name="ce1" office:value-type="float" office:value="0.00037268084">
            <text:p>3.73E-004</text:p>
          </table:table-cell>
          <table:table-cell table:style-name="ce1" office:value-type="float" office:value="0.00036367917">
            <text:p>3.64E-004</text:p>
          </table:table-cell>
          <table:table-cell table:style-name="ce1" office:value-type="float" office:value="0.00035929692">
            <text:p>3.59E-004</text:p>
          </table:table-cell>
          <table:table-cell table:style-name="ce1" office:value-type="float" office:value="0.00038944356">
            <text:p>3.89E-004</text:p>
          </table:table-cell>
          <table:table-cell table:style-name="ce1" office:value-type="float" office:value="0.00038076701">
            <text:p>3.81E-004</text:p>
          </table:table-cell>
          <table:table-cell table:style-name="ce1" office:value-type="float" office:value="0.00038845284">
            <text:p>3.88E-004</text:p>
          </table:table-cell>
          <table:table-cell table:style-name="ce1" office:value-type="float" office:value="0.0003794343">
            <text:p>3.79E-004</text:p>
          </table:table-cell>
          <table:table-cell table:style-name="ce1" office:value-type="float" office:value="0.00038650725">
            <text:p>3.87E-004</text:p>
          </table:table-cell>
          <table:table-cell table:style-name="ce1" office:value-type="float" office:value="0.0003846005">
            <text:p>3.85E-004</text:p>
          </table:table-cell>
          <table:table-cell table:style-name="ce1" office:value-type="float" office:value="0.00038611086">
            <text:p>3.86E-004</text:p>
          </table:table-cell>
          <table:table-cell table:style-name="ce1" office:value-type="float" office:value="0.00038662675">
            <text:p>3.87E-004</text:p>
          </table:table-cell>
          <table:table-cell table:style-name="ce1" office:value-type="float" office:value="0.00039124652">
            <text:p>3.91E-004</text:p>
          </table:table-cell>
          <table:table-cell table:style-name="ce1" office:value-type="float" office:value="0.00039050987">
            <text:p>3.91E-004</text:p>
          </table:table-cell>
          <table:table-cell table:style-name="ce1" office:value-type="float" office:value="0.00039632985">
            <text:p>3.96E-004</text:p>
          </table:table-cell>
          <table:table-cell table:style-name="ce1" office:value-type="float" office:value="0.00039680387">
            <text:p>3.97E-004</text:p>
          </table:table-cell>
          <table:table-cell table:style-name="ce1" office:value-type="float" office:value="0.00038828322">
            <text:p>3.88E-004</text:p>
          </table:table-cell>
          <table:table-cell table:style-name="ce1" office:value-type="float" office:value="0.00039546425">
            <text:p>3.95E-004</text:p>
          </table:table-cell>
          <table:table-cell table:style-name="ce1" office:value-type="float" office:value="0.0003929956">
            <text:p>3.93E-004</text:p>
          </table:table-cell>
          <table:table-cell table:style-name="ce1" office:value-type="float" office:value="0.00039078633">
            <text:p>3.91E-004</text:p>
          </table:table-cell>
          <table:table-cell table:style-name="ce1" office:value-type="float" office:value="0.00039569917">
            <text:p>3.96E-004</text:p>
          </table:table-cell>
          <table:table-cell table:style-name="ce1" office:value-type="float" office:value="0.00039801566">
            <text:p>3.98E-004</text:p>
          </table:table-cell>
          <table:table-cell table:style-name="ce1" office:value-type="float" office:value="0.00040401018">
            <text:p>4.04E-004</text:p>
          </table:table-cell>
          <table:table-cell table:style-name="ce1" office:value-type="float" office:value="0.0003979623">
            <text:p>3.98E-004</text:p>
          </table:table-cell>
          <table:table-cell table:style-name="ce1" office:value-type="float" office:value="0.00039934108">
            <text:p>3.99E-004</text:p>
          </table:table-cell>
          <table:table-cell table:style-name="ce1" office:value-type="float" office:value="0.00039744083">
            <text:p>3.97E-004</text:p>
          </table:table-cell>
          <table:table-cell table:style-name="ce1" office:value-type="float" office:value="0.00041057324">
            <text:p>4.11E-004</text:p>
          </table:table-cell>
          <table:table-cell table:style-name="ce1" office:value-type="float" office:value="0.00040526275">
            <text:p>4.05E-004</text:p>
          </table:table-cell>
          <table:table-cell table:style-name="ce1" office:value-type="float" office:value="0.00041694564">
            <text:p>4.17E-004</text:p>
          </table:table-cell>
          <table:table-cell table:style-name="ce1" office:value-type="float" office:value="0.00041532583">
            <text:p>4.15E-004</text:p>
          </table:table-cell>
          <table:table-cell table:style-name="ce1" office:value-type="float" office:value="0.0004063307">
            <text:p>4.06E-004</text:p>
          </table:table-cell>
          <table:table-cell table:style-name="ce1" office:value-type="float" office:value="0.00041293996">
            <text:p>4.13E-004</text:p>
          </table:table-cell>
          <table:table-cell table:style-name="ce1" office:value-type="float" office:value="0.0004017429">
            <text:p>4.02E-004</text:p>
          </table:table-cell>
          <table:table-cell table:style-name="ce1" office:value-type="float" office:value="0.0003985571">
            <text:p>3.99E-004</text:p>
          </table:table-cell>
          <table:table-cell table:style-name="ce1" office:value-type="float" office:value="0.0004039527">
            <text:p>4.04E-004</text:p>
          </table:table-cell>
          <table:table-cell table:style-name="ce1" office:value-type="float" office:value="0.00039889046">
            <text:p>3.99E-004</text:p>
          </table:table-cell>
          <table:table-cell table:style-name="ce1" office:value-type="float" office:value="0.0004076546">
            <text:p>4.08E-004</text:p>
          </table:table-cell>
          <table:table-cell table:style-name="ce1" office:value-type="float" office:value="0.00039346173">
            <text:p>3.93E-004</text:p>
          </table:table-cell>
          <table:table-cell table:style-name="ce1" office:value-type="float" office:value="0.00039595974">
            <text:p>3.96E-004</text:p>
          </table:table-cell>
          <table:table-cell table:style-name="ce1" office:value-type="float" office:value="0.00039805094">
            <text:p>3.98E-004</text:p>
          </table:table-cell>
          <table:table-cell table:style-name="ce1" office:value-type="float" office:value="0.0004052108">
            <text:p>4.05E-004</text:p>
          </table:table-cell>
          <table:table-cell table:style-name="ce1" office:value-type="float" office:value="0.00040102334">
            <text:p>4.01E-004</text:p>
          </table:table-cell>
          <table:table-cell table:style-name="ce1" office:value-type="float" office:value="0.00040763733">
            <text:p>4.08E-004</text:p>
          </table:table-cell>
          <table:table-cell table:style-name="ce1" office:value-type="float" office:value="0.00040229046">
            <text:p>4.02E-004</text:p>
          </table:table-cell>
          <table:table-cell table:style-name="ce1" office:value-type="float" office:value="0.00040429732">
            <text:p>4.04E-004</text:p>
          </table:table-cell>
          <table:table-cell table:style-name="ce1" office:value-type="float" office:value="0.0004086031">
            <text:p>4.09E-004</text:p>
          </table:table-cell>
          <table:table-cell table:style-name="ce1" office:value-type="float" office:value="0.0004014174">
            <text:p>4.01E-004</text:p>
          </table:table-cell>
          <table:table-cell table:style-name="ce1" office:value-type="float" office:value="0.00040655697">
            <text:p>4.07E-004</text:p>
          </table:table-cell>
          <table:table-cell table:style-name="ce1" office:value-type="float" office:value="0.00040780325">
            <text:p>4.08E-004</text:p>
          </table:table-cell>
          <table:table-cell table:style-name="ce1" office:value-type="float" office:value="0.00041230608">
            <text:p>4.12E-004</text:p>
          </table:table-cell>
          <table:table-cell table:style-name="ce1" office:value-type="float" office:value="0.00040939925">
            <text:p>4.09E-004</text:p>
          </table:table-cell>
          <table:table-cell table:style-name="ce1" office:value-type="float" office:value="0.00040907628">
            <text:p>4.09E-004</text:p>
          </table:table-cell>
          <table:table-cell table:style-name="ce1" office:value-type="float" office:value="0.00041680367">
            <text:p>4.17E-004</text:p>
          </table:table-cell>
          <table:table-cell table:style-name="ce1" office:value-type="float" office:value="0.00042523153">
            <text:p>4.25E-004</text:p>
          </table:table-cell>
          <table:table-cell table:style-name="ce1" office:value-type="float" office:value="0.00041090333">
            <text:p>4.11E-004</text:p>
          </table:table-cell>
          <table:table-cell table:style-name="ce1" office:value-type="float" office:value="0.0004143058">
            <text:p>4.14E-004</text:p>
          </table:table-cell>
          <table:table-cell table:style-name="ce1" office:value-type="float" office:value="0.00041222107">
            <text:p>4.12E-004</text:p>
          </table:table-cell>
          <table:table-cell table:style-name="ce1" office:value-type="float" office:value="0.000411621">
            <text:p>4.12E-004</text:p>
          </table:table-cell>
          <table:table-cell table:style-name="ce1" office:value-type="float" office:value="0.00040517605">
            <text:p>4.05E-004</text:p>
          </table:table-cell>
          <table:table-cell table:style-name="ce1" office:value-type="float" office:value="0.00041215608">
            <text:p>4.12E-004</text:p>
          </table:table-cell>
          <table:table-cell table:style-name="ce1" office:value-type="float" office:value="0.0004024604">
            <text:p>4.02E-004</text:p>
          </table:table-cell>
          <table:table-cell table:style-name="ce1" office:value-type="float" office:value="0.00040617606">
            <text:p>4.06E-004</text:p>
          </table:table-cell>
          <table:table-cell table:style-name="ce1" office:value-type="float" office:value="0.0004093051">
            <text:p>4.09E-004</text:p>
          </table:table-cell>
          <table:table-cell table:style-name="ce1" office:value-type="float" office:value="0.00041669095">
            <text:p>4.17E-004</text:p>
          </table:table-cell>
          <table:table-cell table:style-name="ce1" office:value-type="float" office:value="0.00041421197">
            <text:p>4.14E-004</text:p>
          </table:table-cell>
          <table:table-cell table:style-name="ce1" office:value-type="float" office:value="0.00040607215">
            <text:p>4.06E-004</text:p>
          </table:table-cell>
          <table:table-cell table:style-name="ce1" office:value-type="float" office:value="0.0004087967">
            <text:p>4.09E-004</text:p>
          </table:table-cell>
          <table:table-cell table:style-name="ce1" office:value-type="float" office:value="0.0004097197">
            <text:p>4.10E-004</text:p>
          </table:table-cell>
          <table:table-cell table:style-name="ce1" office:value-type="float" office:value="0.00041725725">
            <text:p>4.17E-004</text:p>
          </table:table-cell>
          <table:table-cell table:style-name="ce1" office:value-type="float" office:value="0.0004105847">
            <text:p>4.11E-004</text:p>
          </table:table-cell>
          <table:table-cell table:style-name="ce1" office:value-type="float" office:value="0.00040825355">
            <text:p>4.08E-004</text:p>
          </table:table-cell>
          <table:table-cell table:style-name="ce1" office:value-type="float" office:value="0.0004063666">
            <text:p>4.06E-004</text:p>
          </table:table-cell>
          <table:table-cell table:style-name="ce1" office:value-type="float" office:value="0.00040350514">
            <text:p>4.04E-004</text:p>
          </table:table-cell>
          <table:table-cell table:style-name="ce1" office:value-type="float" office:value="0.00040511746">
            <text:p>4.05E-004</text:p>
          </table:table-cell>
          <table:table-cell table:style-name="ce1" office:value-type="float" office:value="0.00041195803">
            <text:p>4.12E-004</text:p>
          </table:table-cell>
          <table:table-cell table:style-name="ce1" office:value-type="float" office:value="0.0004136922">
            <text:p>4.14E-004</text:p>
          </table:table-cell>
          <table:table-cell table:style-name="ce1" office:value-type="float" office:value="0.0004128433">
            <text:p>4.13E-004</text:p>
          </table:table-cell>
          <table:table-cell table:style-name="ce1" office:value-type="float" office:value="0.00041792935">
            <text:p>4.18E-004</text:p>
          </table:table-cell>
          <table:table-cell table:style-name="ce1" office:value-type="float" office:value="0.0004139188">
            <text:p>4.14E-004</text:p>
          </table:table-cell>
          <table:table-cell table:style-name="ce1" office:value-type="float" office:value="0.00041428063">
            <text:p>4.14E-004</text:p>
          </table:table-cell>
          <table:table-cell table:style-name="ce1" office:value-type="float" office:value="0.00042030786">
            <text:p>4.20E-004</text:p>
          </table:table-cell>
          <table:table-cell table:style-name="ce1" office:value-type="float" office:value="0.00042088545">
            <text:p>4.21E-004</text:p>
          </table:table-cell>
          <table:table-cell table:style-name="ce1" office:value-type="float" office:value="0.00041556987">
            <text:p>4.16E-004</text:p>
          </table:table-cell>
          <table:table-cell table:style-name="ce1" office:value-type="float" office:value="0.00041882272">
            <text:p>4.19E-004</text:p>
          </table:table-cell>
          <table:table-cell table:style-name="ce1" office:value-type="float" office:value="0.0004227641">
            <text:p>4.23E-004</text:p>
          </table:table-cell>
          <table:table-cell table:style-name="ce1" office:value-type="float" office:value="0.00042027753">
            <text:p>4.20E-004</text:p>
          </table:table-cell>
          <table:table-cell table:style-name="ce1" office:value-type="float" office:value="0.0004303288">
            <text:p>4.30E-004</text:p>
          </table:table-cell>
          <table:table-cell table:style-name="ce1" office:value-type="float" office:value="0.0004281375">
            <text:p>4.28E-004</text:p>
          </table:table-cell>
          <table:table-cell table:style-name="ce1" office:value-type="float" office:value="0.0004325881">
            <text:p>4.33E-004</text:p>
          </table:table-cell>
          <table:table-cell table:style-name="ce1" office:value-type="float" office:value="0.0004322014">
            <text:p>4.32E-004</text:p>
          </table:table-cell>
          <table:table-cell table:style-name="ce1" office:value-type="float" office:value="0.0004363707">
            <text:p>4.36E-004</text:p>
          </table:table-cell>
          <table:table-cell table:style-name="ce1" office:value-type="float" office:value="0.00043486027">
            <text:p>4.35E-004</text:p>
          </table:table-cell>
          <table:table-cell table:style-name="ce1" office:value-type="float" office:value="0.00044046718">
            <text:p>4.40E-004</text:p>
          </table:table-cell>
          <table:table-cell table:style-name="ce1" office:value-type="float" office:value="0.00043394798">
            <text:p>4.34E-004</text:p>
          </table:table-cell>
          <table:table-cell table:style-name="ce1" office:value-type="float" office:value="0.0004329716">
            <text:p>4.33E-004</text:p>
          </table:table-cell>
          <table:table-cell table:style-name="ce1" office:value-type="float" office:value="0.0004357241">
            <text:p>4.36E-004</text:p>
          </table:table-cell>
          <table:table-cell table:style-name="ce1" office:value-type="float" office:value="0.00044290177">
            <text:p>4.43E-004</text:p>
          </table:table-cell>
          <table:table-cell table:style-name="ce1" office:value-type="float" office:value="0.00043895873">
            <text:p>4.39E-004</text:p>
          </table:table-cell>
          <table:table-cell table:style-name="ce1" office:value-type="float" office:value="0.00045477052">
            <text:p>4.55E-004</text:p>
          </table:table-cell>
          <table:table-cell office:value-type="float" office:value="0.0010903201">
            <text:p>0.0010903201</text:p>
          </table:table-cell>
          <table:table-cell table:style-name="ce1" office:value-type="float" office:value="0.0004985682">
            <text:p>4.99E-004</text:p>
          </table:table-cell>
          <table:table-cell table:style-name="ce1" office:value-type="float" office:value="0.00044252563">
            <text:p>4.43E-004</text:p>
          </table:table-cell>
          <table:table-cell table:style-name="ce1" office:value-type="float" office:value="0.00041941385">
            <text:p>4.19E-004</text:p>
          </table:table-cell>
          <table:table-cell table:style-name="ce1" office:value-type="float" office:value="0.00025132712">
            <text:p>2.51E-004</text:p>
          </table:table-cell>
          <table:table-cell table:style-name="ce1" office:value-type="float" office:value="0.00023212688">
            <text:p>2.32E-004</text:p>
          </table:table-cell>
          <table:table-cell table:style-name="ce1" office:value-type="float" office:value="0.00023225653">
            <text:p>2.32E-004</text:p>
          </table:table-cell>
          <table:table-cell table:style-name="ce1" office:value-type="float" office:value="0.00023155409">
            <text:p>2.32E-004</text:p>
          </table:table-cell>
          <table:table-cell table:style-name="ce1" office:value-type="float" office:value="0.00022872858">
            <text:p>2.29E-004</text:p>
          </table:table-cell>
          <table:table-cell table:style-name="ce1" office:value-type="float" office:value="0.00022815696">
            <text:p>2.28E-004</text:p>
          </table:table-cell>
          <table:table-cell table:style-name="ce1" office:value-type="float" office:value="0.00023046297">
            <text:p>2.30E-004</text:p>
          </table:table-cell>
          <table:table-cell table:style-name="ce1" office:value-type="float" office:value="0.0002318381">
            <text:p>2.32E-004</text:p>
          </table:table-cell>
          <table:table-cell table:style-name="ce1" office:value-type="float" office:value="0.0002297779">
            <text:p>2.30E-004</text:p>
          </table:table-cell>
          <table:table-cell table:style-name="ce1" office:value-type="float" office:value="0.00023046503">
            <text:p>2.30E-004</text:p>
          </table:table-cell>
          <table:table-cell table:style-name="ce1" office:value-type="float" office:value="0.00023075525">
            <text:p>2.31E-004</text:p>
          </table:table-cell>
          <table:table-cell table:style-name="ce1" office:value-type="float" office:value="0.00022916037">
            <text:p>2.29E-004</text:p>
          </table:table-cell>
          <table:table-cell table:style-name="ce1" office:value-type="float" office:value="0.0002298812">
            <text:p>2.30E-004</text:p>
          </table:table-cell>
          <table:table-cell table:style-name="ce1" office:value-type="float" office:value="0.00023110643">
            <text:p>2.31E-004</text:p>
          </table:table-cell>
          <table:table-cell table:style-name="ce1" office:value-type="float" office:value="0.00023060998">
            <text:p>2.31E-004</text:p>
          </table:table-cell>
          <table:table-cell office:value-type="float" office:value="0.00023301336">
            <text:p>2.33E-004</text:p>
          </table:table-cell>
          <table:table-cell table:style-name="ce1" office:value-type="float" office:value="0.00023778014">
            <text:p>2.38E-004</text:p>
          </table:table-cell>
          <table:table-cell table:style-name="ce1" office:value-type="float" office:value="0.00023471388">
            <text:p>2.35E-004</text:p>
          </table:table-cell>
          <table:table-cell table:style-name="ce1" office:value-type="float" office:value="0.00023358745">
            <text:p>2.34E-004</text:p>
          </table:table-cell>
          <table:table-cell table:style-name="ce1" office:value-type="float" office:value="0.00023609778">
            <text:p>2.36E-004</text:p>
          </table:table-cell>
          <table:table-cell table:style-name="ce1" office:value-type="float" office:value="0.00023367607">
            <text:p>2.34E-004</text:p>
          </table:table-cell>
          <table:table-cell table:style-name="ce1" office:value-type="float" office:value="0.00023473588">
            <text:p>2.35E-004</text:p>
          </table:table-cell>
          <table:table-cell table:style-name="ce1" office:value-type="float" office:value="0.00023609595">
            <text:p>2.36E-004</text:p>
          </table:table-cell>
          <table:table-cell office:value-type="float" office:value="0.00023682343">
            <text:p>2.37E-004</text:p>
          </table:table-cell>
          <table:table-cell office:value-type="float" office:value="0.00023764693">
            <text:p>2.38E-004</text:p>
          </table:table-cell>
          <table:table-cell office:value-type="float" office:value="0.00024098656">
            <text:p>2.41E-004</text:p>
          </table:table-cell>
          <table:table-cell office:value-type="float" office:value="0.00024190331">
            <text:p>2.42E-004</text:p>
          </table:table-cell>
          <table:table-cell office:value-type="float" office:value="0.00024164474">
            <text:p>2.42E-004</text:p>
          </table:table-cell>
          <table:table-cell office:value-type="float" office:value="0.0002443376">
            <text:p>2.44E-004</text:p>
          </table:table-cell>
          <table:table-cell office:value-type="float" office:value="0.00024529934">
            <text:p>2.45E-004</text:p>
          </table:table-cell>
          <table:table-cell office:value-type="float" office:value="0.00024768317">
            <text:p>2.48E-004</text:p>
          </table:table-cell>
          <table:table-cell office:value-type="float" office:value="0.00025200585">
            <text:p>2.52E-004</text:p>
          </table:table-cell>
          <table:table-cell office:value-type="float" office:value="0.00025684902">
            <text:p>2.57E-004</text:p>
          </table:table-cell>
          <table:table-cell office:value-type="float" office:value="0.00025041602">
            <text:p>2.50E-004</text:p>
          </table:table-cell>
          <table:table-cell office:value-type="float" office:value="0.00025724154">
            <text:p>2.57E-004</text:p>
          </table:table-cell>
          <table:table-cell office:value-type="float" office:value="0.00025669657">
            <text:p>2.57E-004</text:p>
          </table:table-cell>
          <table:table-cell office:value-type="float" office:value="0.00026197877">
            <text:p>2.62E-004</text:p>
          </table:table-cell>
          <table:table-cell office:value-type="float" office:value="0.00025968414">
            <text:p>2.60E-004</text:p>
          </table:table-cell>
          <table:table-cell office:value-type="float" office:value="0.0002646389">
            <text:p>2.65E-004</text:p>
          </table:table-cell>
          <table:table-cell office:value-type="float" office:value="0.0002728842">
            <text:p>2.73E-004</text:p>
          </table:table-cell>
          <table:table-cell office:value-type="float" office:value="0.00028148116">
            <text:p>2.81E-004</text:p>
          </table:table-cell>
          <table:table-cell office:value-type="float" office:value="0.00029167547">
            <text:p>2.92E-004</text:p>
          </table:table-cell>
          <table:table-cell office:value-type="float" office:value="0.00027953996">
            <text:p>2.80E-004</text:p>
          </table:table-cell>
          <table:table-cell office:value-type="float" office:value="0.00027403457">
            <text:p>2.74E-004</text:p>
          </table:table-cell>
          <table:table-cell office:value-type="float" office:value="0.00025637582">
            <text:p>2.56E-004</text:p>
          </table:table-cell>
          <table:table-cell office:value-type="float" office:value="0.00024301352">
            <text:p>2.43E-004</text:p>
          </table:table-cell>
          <table:table-cell office:value-type="float" office:value="0.00024279833">
            <text:p>2.43E-004</text:p>
          </table:table-cell>
          <table:table-cell office:value-type="float" office:value="0.00024505798">
            <text:p>2.45E-004</text:p>
          </table:table-cell>
          <table:table-cell office:value-type="float" office:value="0.00024598328">
            <text:p>2.46E-004</text:p>
          </table:table-cell>
          <table:table-cell office:value-type="float" office:value="0.00024420375">
            <text:p>2.44E-004</text:p>
          </table:table-cell>
          <table:table-cell office:value-type="float" office:value="0.0002460394">
            <text:p>2.46E-004</text:p>
          </table:table-cell>
          <table:table-cell office:value-type="float" office:value="0.0002472918">
            <text:p>2.47E-004</text:p>
          </table:table-cell>
          <table:table-cell office:value-type="float" office:value="0.00024804383">
            <text:p>2.48E-004</text:p>
          </table:table-cell>
          <table:table-cell office:value-type="float" office:value="0.00024863996">
            <text:p>2.49E-004</text:p>
          </table:table-cell>
          <table:table-cell office:value-type="float" office:value="0.00024882183">
            <text:p>2.49E-004</text:p>
          </table:table-cell>
          <table:table-cell office:value-type="float" office:value="0.0002490019">
            <text:p>2.49E-004</text:p>
          </table:table-cell>
          <table:table-cell office:value-type="float" office:value="0.00025175983">
            <text:p>2.52E-004</text:p>
          </table:table-cell>
          <table:table-cell office:value-type="float" office:value="0.0002526584">
            <text:p>2.53E-004</text:p>
          </table:table-cell>
          <table:table-cell office:value-type="float" office:value="0.00025256057">
            <text:p>2.53E-004</text:p>
          </table:table-cell>
          <table:table-cell office:value-type="float" office:value="0.00025311075">
            <text:p>2.53E-004</text:p>
          </table:table-cell>
          <table:table-cell office:value-type="float" office:value="0.0002542567">
            <text:p>2.54E-004</text:p>
          </table:table-cell>
          <table:table-cell office:value-type="float" office:value="0.00025562185">
            <text:p>2.56E-004</text:p>
          </table:table-cell>
          <table:table-cell office:value-type="float" office:value="0.00025641438">
            <text:p>2.56E-004</text:p>
          </table:table-cell>
          <table:table-cell office:value-type="float" office:value="0.0002566166">
            <text:p>2.57E-004</text:p>
          </table:table-cell>
          <table:table-cell office:value-type="float" office:value="0.00025657515">
            <text:p>2.57E-004</text:p>
          </table:table-cell>
          <table:table-cell office:value-type="float" office:value="0.00025938384">
            <text:p>2.59E-004</text:p>
          </table:table-cell>
          <table:table-cell office:value-type="float" office:value="0.00025946897">
            <text:p>2.59E-004</text:p>
          </table:table-cell>
          <table:table-cell office:value-type="float" office:value="0.00026034468">
            <text:p>2.60E-004</text:p>
          </table:table-cell>
          <table:table-cell office:value-type="float" office:value="0.00026161864">
            <text:p>2.62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04 Newborn Awakening.mp3</text:p>
          </table:table-cell>
          <table:table-cell office:value-type="float" office:value="0.03063868">
            <text:p>0.03063868</text:p>
          </table:table-cell>
          <table:table-cell office:value-type="float" office:value="0.0656008">
            <text:p>0.0656008</text:p>
          </table:table-cell>
          <table:table-cell office:value-type="float" office:value="0.05433475">
            <text:p>0.05433475</text:p>
          </table:table-cell>
          <table:table-cell office:value-type="float" office:value="0.036637757">
            <text:p>0.036637757</text:p>
          </table:table-cell>
          <table:table-cell office:value-type="float" office:value="0.027371775">
            <text:p>0.027371775</text:p>
          </table:table-cell>
          <table:table-cell office:value-type="float" office:value="0.020581756">
            <text:p>0.020581756</text:p>
          </table:table-cell>
          <table:table-cell office:value-type="float" office:value="0.024845352">
            <text:p>0.024845352</text:p>
          </table:table-cell>
          <table:table-cell office:value-type="float" office:value="0.017853474">
            <text:p>0.017853474</text:p>
          </table:table-cell>
          <table:table-cell office:value-type="float" office:value="0.013881004">
            <text:p>0.013881004</text:p>
          </table:table-cell>
          <table:table-cell office:value-type="float" office:value="0.01459282">
            <text:p>0.01459282</text:p>
          </table:table-cell>
          <table:table-cell office:value-type="float" office:value="0.0112224845">
            <text:p>0.0112224845</text:p>
          </table:table-cell>
          <table:table-cell office:value-type="float" office:value="0.0112150125">
            <text:p>0.0112150125</text:p>
          </table:table-cell>
          <table:table-cell office:value-type="float" office:value="0.009564527">
            <text:p>0.009564527</text:p>
          </table:table-cell>
          <table:table-cell office:value-type="float" office:value="0.011676238">
            <text:p>0.011676238</text:p>
          </table:table-cell>
          <table:table-cell office:value-type="float" office:value="0.008030067">
            <text:p>0.008030067</text:p>
          </table:table-cell>
          <table:table-cell office:value-type="float" office:value="0.0099497475">
            <text:p>0.0099497475</text:p>
          </table:table-cell>
          <table:table-cell office:value-type="float" office:value="0.013255987">
            <text:p>0.013255987</text:p>
          </table:table-cell>
          <table:table-cell office:value-type="float" office:value="0.0087868115">
            <text:p>0.0087868115</text:p>
          </table:table-cell>
          <table:table-cell office:value-type="float" office:value="0.010852692">
            <text:p>0.010852692</text:p>
          </table:table-cell>
          <table:table-cell office:value-type="float" office:value="0.0069263447">
            <text:p>0.0069263447</text:p>
          </table:table-cell>
          <table:table-cell office:value-type="float" office:value="0.009293941">
            <text:p>0.009293941</text:p>
          </table:table-cell>
          <table:table-cell office:value-type="float" office:value="0.007185712">
            <text:p>0.007185712</text:p>
          </table:table-cell>
          <table:table-cell office:value-type="float" office:value="0.007065145">
            <text:p>0.007065145</text:p>
          </table:table-cell>
          <table:table-cell office:value-type="float" office:value="0.008773041">
            <text:p>0.008773041</text:p>
          </table:table-cell>
          <table:table-cell office:value-type="float" office:value="0.010322098">
            <text:p>0.010322098</text:p>
          </table:table-cell>
          <table:table-cell office:value-type="float" office:value="0.008586316">
            <text:p>0.008586316</text:p>
          </table:table-cell>
          <table:table-cell office:value-type="float" office:value="0.008252893">
            <text:p>0.008252893</text:p>
          </table:table-cell>
          <table:table-cell office:value-type="float" office:value="0.013996111">
            <text:p>0.013996111</text:p>
          </table:table-cell>
          <table:table-cell office:value-type="float" office:value="0.0104716355">
            <text:p>0.0104716355</text:p>
          </table:table-cell>
          <table:table-cell office:value-type="float" office:value="0.0084710345">
            <text:p>0.0084710345</text:p>
          </table:table-cell>
          <table:table-cell office:value-type="float" office:value="0.011829006">
            <text:p>0.011829006</text:p>
          </table:table-cell>
          <table:table-cell office:value-type="float" office:value="0.013942506">
            <text:p>0.013942506</text:p>
          </table:table-cell>
          <table:table-cell office:value-type="float" office:value="0.011294927">
            <text:p>0.011294927</text:p>
          </table:table-cell>
          <table:table-cell office:value-type="float" office:value="0.010192872">
            <text:p>0.010192872</text:p>
          </table:table-cell>
          <table:table-cell office:value-type="float" office:value="0.010578271">
            <text:p>0.010578271</text:p>
          </table:table-cell>
          <table:table-cell office:value-type="float" office:value="0.006734153">
            <text:p>0.006734153</text:p>
          </table:table-cell>
          <table:table-cell office:value-type="float" office:value="0.009573321">
            <text:p>0.009573321</text:p>
          </table:table-cell>
          <table:table-cell office:value-type="float" office:value="0.008138291">
            <text:p>0.008138291</text:p>
          </table:table-cell>
          <table:table-cell office:value-type="float" office:value="0.008177378">
            <text:p>0.008177378</text:p>
          </table:table-cell>
          <table:table-cell office:value-type="float" office:value="0.007932572">
            <text:p>0.007932572</text:p>
          </table:table-cell>
          <table:table-cell office:value-type="float" office:value="0.0076141395">
            <text:p>0.0076141395</text:p>
          </table:table-cell>
          <table:table-cell office:value-type="float" office:value="0.008665534">
            <text:p>0.008665534</text:p>
          </table:table-cell>
          <table:table-cell office:value-type="float" office:value="0.008074009">
            <text:p>0.008074009</text:p>
          </table:table-cell>
          <table:table-cell office:value-type="float" office:value="0.009877107">
            <text:p>0.009877107</text:p>
          </table:table-cell>
          <table:table-cell office:value-type="float" office:value="0.0091601">
            <text:p>0.0091601</text:p>
          </table:table-cell>
          <table:table-cell office:value-type="float" office:value="0.008434745">
            <text:p>0.008434745</text:p>
          </table:table-cell>
          <table:table-cell office:value-type="float" office:value="0.010645972">
            <text:p>0.010645972</text:p>
          </table:table-cell>
          <table:table-cell office:value-type="float" office:value="0.0071752854">
            <text:p>0.0071752854</text:p>
          </table:table-cell>
          <table:table-cell office:value-type="float" office:value="0.0093422895">
            <text:p>0.0093422895</text:p>
          </table:table-cell>
          <table:table-cell office:value-type="float" office:value="0.010540561">
            <text:p>0.010540561</text:p>
          </table:table-cell>
          <table:table-cell office:value-type="float" office:value="0.007582414">
            <text:p>0.007582414</text:p>
          </table:table-cell>
          <table:table-cell office:value-type="float" office:value="0.0095950905">
            <text:p>0.0095950905</text:p>
          </table:table-cell>
          <table:table-cell office:value-type="float" office:value="0.0098385215">
            <text:p>0.0098385215</text:p>
          </table:table-cell>
          <table:table-cell office:value-type="float" office:value="0.009258485">
            <text:p>0.009258485</text:p>
          </table:table-cell>
          <table:table-cell office:value-type="float" office:value="0.009537939">
            <text:p>0.009537939</text:p>
          </table:table-cell>
          <table:table-cell office:value-type="float" office:value="0.013926565">
            <text:p>0.013926565</text:p>
          </table:table-cell>
          <table:table-cell office:value-type="float" office:value="0.013054055">
            <text:p>0.013054055</text:p>
          </table:table-cell>
          <table:table-cell office:value-type="float" office:value="0.009030962">
            <text:p>0.009030962</text:p>
          </table:table-cell>
          <table:table-cell office:value-type="float" office:value="0.008460005">
            <text:p>0.008460005</text:p>
          </table:table-cell>
          <table:table-cell office:value-type="float" office:value="0.0073825507">
            <text:p>0.0073825507</text:p>
          </table:table-cell>
          <table:table-cell office:value-type="float" office:value="0.0068595395">
            <text:p>0.0068595395</text:p>
          </table:table-cell>
          <table:table-cell office:value-type="float" office:value="0.006916227">
            <text:p>0.006916227</text:p>
          </table:table-cell>
          <table:table-cell office:value-type="float" office:value="0.0074807536">
            <text:p>0.0074807536</text:p>
          </table:table-cell>
          <table:table-cell office:value-type="float" office:value="0.008199307">
            <text:p>0.008199307</text:p>
          </table:table-cell>
          <table:table-cell office:value-type="float" office:value="0.007775118">
            <text:p>0.007775118</text:p>
          </table:table-cell>
          <table:table-cell office:value-type="float" office:value="0.007935528">
            <text:p>0.007935528</text:p>
          </table:table-cell>
          <table:table-cell office:value-type="float" office:value="0.007160696">
            <text:p>0.007160696</text:p>
          </table:table-cell>
          <table:table-cell office:value-type="float" office:value="0.00773653">
            <text:p>0.00773653</text:p>
          </table:table-cell>
          <table:table-cell office:value-type="float" office:value="0.007206367">
            <text:p>0.007206367</text:p>
          </table:table-cell>
          <table:table-cell office:value-type="float" office:value="0.007425506">
            <text:p>0.007425506</text:p>
          </table:table-cell>
          <table:table-cell office:value-type="float" office:value="0.0070353067">
            <text:p>0.0070353067</text:p>
          </table:table-cell>
          <table:table-cell office:value-type="float" office:value="0.005796738">
            <text:p>0.005796738</text:p>
          </table:table-cell>
          <table:table-cell office:value-type="float" office:value="0.0066324887">
            <text:p>0.0066324887</text:p>
          </table:table-cell>
          <table:table-cell office:value-type="float" office:value="0.008295798">
            <text:p>0.008295798</text:p>
          </table:table-cell>
          <table:table-cell office:value-type="float" office:value="0.007888738">
            <text:p>0.007888738</text:p>
          </table:table-cell>
          <table:table-cell office:value-type="float" office:value="0.008226301">
            <text:p>0.008226301</text:p>
          </table:table-cell>
          <table:table-cell office:value-type="float" office:value="0.008764445">
            <text:p>0.008764445</text:p>
          </table:table-cell>
          <table:table-cell office:value-type="float" office:value="0.008035482">
            <text:p>0.008035482</text:p>
          </table:table-cell>
          <table:table-cell office:value-type="float" office:value="0.0066752885">
            <text:p>0.0066752885</text:p>
          </table:table-cell>
          <table:table-cell office:value-type="float" office:value="0.006690984">
            <text:p>0.006690984</text:p>
          </table:table-cell>
          <table:table-cell office:value-type="float" office:value="0.0064816675">
            <text:p>0.0064816675</text:p>
          </table:table-cell>
          <table:table-cell office:value-type="float" office:value="0.0065106875">
            <text:p>0.0065106875</text:p>
          </table:table-cell>
          <table:table-cell office:value-type="float" office:value="0.006742127">
            <text:p>0.006742127</text:p>
          </table:table-cell>
          <table:table-cell office:value-type="float" office:value="0.005837525">
            <text:p>0.005837525</text:p>
          </table:table-cell>
          <table:table-cell office:value-type="float" office:value="0.005533155">
            <text:p>0.005533155</text:p>
          </table:table-cell>
          <table:table-cell office:value-type="float" office:value="0.005776348">
            <text:p>0.005776348</text:p>
          </table:table-cell>
          <table:table-cell office:value-type="float" office:value="0.005095688">
            <text:p>0.005095688</text:p>
          </table:table-cell>
          <table:table-cell office:value-type="float" office:value="0.005903993">
            <text:p>0.005903993</text:p>
          </table:table-cell>
          <table:table-cell office:value-type="float" office:value="0.0067222626">
            <text:p>0.0067222626</text:p>
          </table:table-cell>
          <table:table-cell office:value-type="float" office:value="0.0061256844">
            <text:p>0.0061256844</text:p>
          </table:table-cell>
          <table:table-cell office:value-type="float" office:value="0.0063494183">
            <text:p>0.0063494183</text:p>
          </table:table-cell>
          <table:table-cell office:value-type="float" office:value="0.006401138">
            <text:p>0.006401138</text:p>
          </table:table-cell>
          <table:table-cell office:value-type="float" office:value="0.006249912">
            <text:p>0.006249912</text:p>
          </table:table-cell>
          <table:table-cell office:value-type="float" office:value="0.0068213576">
            <text:p>0.0068213576</text:p>
          </table:table-cell>
          <table:table-cell office:value-type="float" office:value="0.0064204475">
            <text:p>0.0064204475</text:p>
          </table:table-cell>
          <table:table-cell office:value-type="float" office:value="0.0059108487">
            <text:p>0.0059108487</text:p>
          </table:table-cell>
          <table:table-cell office:value-type="float" office:value="0.0058556334">
            <text:p>0.0058556334</text:p>
          </table:table-cell>
          <table:table-cell office:value-type="float" office:value="0.0061518117">
            <text:p>0.0061518117</text:p>
          </table:table-cell>
          <table:table-cell office:value-type="float" office:value="0.0054362114">
            <text:p>0.0054362114</text:p>
          </table:table-cell>
          <table:table-cell office:value-type="float" office:value="0.00590455">
            <text:p>0.00590455</text:p>
          </table:table-cell>
          <table:table-cell office:value-type="float" office:value="0.006110928">
            <text:p>0.006110928</text:p>
          </table:table-cell>
          <table:table-cell office:value-type="float" office:value="0.005725106">
            <text:p>0.005725106</text:p>
          </table:table-cell>
          <table:table-cell office:value-type="float" office:value="0.0062693013">
            <text:p>0.0062693013</text:p>
          </table:table-cell>
          <table:table-cell office:value-type="float" office:value="0.00704292">
            <text:p>0.00704292</text:p>
          </table:table-cell>
          <table:table-cell office:value-type="float" office:value="0.0060262782">
            <text:p>0.0060262782</text:p>
          </table:table-cell>
          <table:table-cell office:value-type="float" office:value="0.006826699">
            <text:p>0.006826699</text:p>
          </table:table-cell>
          <table:table-cell office:value-type="float" office:value="0.006097029">
            <text:p>0.006097029</text:p>
          </table:table-cell>
          <table:table-cell office:value-type="float" office:value="0.0054301717">
            <text:p>0.0054301717</text:p>
          </table:table-cell>
          <table:table-cell office:value-type="float" office:value="0.005910006">
            <text:p>0.005910006</text:p>
          </table:table-cell>
          <table:table-cell office:value-type="float" office:value="0.0061446344">
            <text:p>0.0061446344</text:p>
          </table:table-cell>
          <table:table-cell office:value-type="float" office:value="0.0073984032">
            <text:p>0.0073984032</text:p>
          </table:table-cell>
          <table:table-cell office:value-type="float" office:value="0.006670178">
            <text:p>0.006670178</text:p>
          </table:table-cell>
          <table:table-cell office:value-type="float" office:value="0.005172438">
            <text:p>0.005172438</text:p>
          </table:table-cell>
          <table:table-cell office:value-type="float" office:value="0.0050051436">
            <text:p>0.0050051436</text:p>
          </table:table-cell>
          <table:table-cell office:value-type="float" office:value="0.0061797234">
            <text:p>0.0061797234</text:p>
          </table:table-cell>
          <table:table-cell office:value-type="float" office:value="0.0058009876">
            <text:p>0.0058009876</text:p>
          </table:table-cell>
          <table:table-cell office:value-type="float" office:value="0.0053566494">
            <text:p>0.0053566494</text:p>
          </table:table-cell>
          <table:table-cell office:value-type="float" office:value="0.005398342">
            <text:p>0.005398342</text:p>
          </table:table-cell>
          <table:table-cell office:value-type="float" office:value="0.005379578">
            <text:p>0.005379578</text:p>
          </table:table-cell>
          <table:table-cell office:value-type="float" office:value="0.0061812997">
            <text:p>0.0061812997</text:p>
          </table:table-cell>
          <table:table-cell office:value-type="float" office:value="0.0050464063">
            <text:p>0.0050464063</text:p>
          </table:table-cell>
          <table:table-cell office:value-type="float" office:value="0.0047774687">
            <text:p>0.0047774687</text:p>
          </table:table-cell>
          <table:table-cell office:value-type="float" office:value="0.004790072">
            <text:p>0.004790072</text:p>
          </table:table-cell>
          <table:table-cell office:value-type="float" office:value="0.0047774515">
            <text:p>0.0047774515</text:p>
          </table:table-cell>
          <table:table-cell office:value-type="float" office:value="0.004607008">
            <text:p>0.004607008</text:p>
          </table:table-cell>
          <table:table-cell office:value-type="float" office:value="0.0045490908">
            <text:p>0.0045490908</text:p>
          </table:table-cell>
          <table:table-cell office:value-type="float" office:value="0.0047596246">
            <text:p>0.0047596246</text:p>
          </table:table-cell>
          <table:table-cell office:value-type="float" office:value="0.0057025584">
            <text:p>0.0057025584</text:p>
          </table:table-cell>
          <table:table-cell office:value-type="float" office:value="0.005169417">
            <text:p>0.005169417</text:p>
          </table:table-cell>
          <table:table-cell office:value-type="float" office:value="0.004171556">
            <text:p>0.004171556</text:p>
          </table:table-cell>
          <table:table-cell office:value-type="float" office:value="0.0043218015">
            <text:p>0.0043218015</text:p>
          </table:table-cell>
          <table:table-cell office:value-type="float" office:value="0.004458307">
            <text:p>0.004458307</text:p>
          </table:table-cell>
          <table:table-cell office:value-type="float" office:value="0.0044518993">
            <text:p>0.0044518993</text:p>
          </table:table-cell>
          <table:table-cell office:value-type="float" office:value="0.004240527">
            <text:p>0.004240527</text:p>
          </table:table-cell>
          <table:table-cell office:value-type="float" office:value="0.0042347824">
            <text:p>0.0042347824</text:p>
          </table:table-cell>
          <table:table-cell office:value-type="float" office:value="0.0048147966">
            <text:p>0.0048147966</text:p>
          </table:table-cell>
          <table:table-cell office:value-type="float" office:value="0.005572024">
            <text:p>0.005572024</text:p>
          </table:table-cell>
          <table:table-cell office:value-type="float" office:value="0.0044369865">
            <text:p>0.0044369865</text:p>
          </table:table-cell>
          <table:table-cell office:value-type="float" office:value="0.004170311">
            <text:p>0.004170311</text:p>
          </table:table-cell>
          <table:table-cell office:value-type="float" office:value="0.003730157">
            <text:p>0.003730157</text:p>
          </table:table-cell>
          <table:table-cell office:value-type="float" office:value="0.0035815672">
            <text:p>0.0035815672</text:p>
          </table:table-cell>
          <table:table-cell office:value-type="float" office:value="0.003638805">
            <text:p>0.003638805</text:p>
          </table:table-cell>
          <table:table-cell office:value-type="float" office:value="0.0039262874">
            <text:p>0.0039262874</text:p>
          </table:table-cell>
          <table:table-cell office:value-type="float" office:value="0.0035449052">
            <text:p>0.0035449052</text:p>
          </table:table-cell>
          <table:table-cell office:value-type="float" office:value="0.0031809388">
            <text:p>0.0031809388</text:p>
          </table:table-cell>
          <table:table-cell office:value-type="float" office:value="0.0036376228">
            <text:p>0.0036376228</text:p>
          </table:table-cell>
          <table:table-cell office:value-type="float" office:value="0.0038879996">
            <text:p>0.0038879996</text:p>
          </table:table-cell>
          <table:table-cell office:value-type="float" office:value="0.0043230522">
            <text:p>0.0043230522</text:p>
          </table:table-cell>
          <table:table-cell office:value-type="float" office:value="0.0035382167">
            <text:p>0.0035382167</text:p>
          </table:table-cell>
          <table:table-cell office:value-type="float" office:value="0.0027864233">
            <text:p>0.0027864233</text:p>
          </table:table-cell>
          <table:table-cell office:value-type="float" office:value="0.002705291">
            <text:p>0.002705291</text:p>
          </table:table-cell>
          <table:table-cell office:value-type="float" office:value="0.0025913606">
            <text:p>0.0025913606</text:p>
          </table:table-cell>
          <table:table-cell office:value-type="float" office:value="0.0026160823">
            <text:p>0.0026160823</text:p>
          </table:table-cell>
          <table:table-cell office:value-type="float" office:value="0.0032735656">
            <text:p>0.0032735656</text:p>
          </table:table-cell>
          <table:table-cell office:value-type="float" office:value="0.0035137713">
            <text:p>0.0035137713</text:p>
          </table:table-cell>
          <table:table-cell office:value-type="float" office:value="0.0031207004">
            <text:p>0.0031207004</text:p>
          </table:table-cell>
          <table:table-cell office:value-type="float" office:value="0.0036290048">
            <text:p>0.0036290048</text:p>
          </table:table-cell>
          <table:table-cell office:value-type="float" office:value="0.0037129833">
            <text:p>0.0037129833</text:p>
          </table:table-cell>
          <table:table-cell office:value-type="float" office:value="0.002989881">
            <text:p>0.002989881</text:p>
          </table:table-cell>
          <table:table-cell office:value-type="float" office:value="0.0028245195">
            <text:p>0.0028245195</text:p>
          </table:table-cell>
          <table:table-cell office:value-type="float" office:value="0.0028010297">
            <text:p>0.0028010297</text:p>
          </table:table-cell>
          <table:table-cell office:value-type="float" office:value="0.0027153196">
            <text:p>0.0027153196</text:p>
          </table:table-cell>
          <table:table-cell office:value-type="float" office:value="0.002727879">
            <text:p>0.002727879</text:p>
          </table:table-cell>
          <table:table-cell office:value-type="float" office:value="0.0028810184">
            <text:p>0.0028810184</text:p>
          </table:table-cell>
          <table:table-cell office:value-type="float" office:value="0.0025109914">
            <text:p>0.0025109914</text:p>
          </table:table-cell>
          <table:table-cell office:value-type="float" office:value="0.0025754508">
            <text:p>0.0025754508</text:p>
          </table:table-cell>
          <table:table-cell office:value-type="float" office:value="0.0030261145">
            <text:p>0.0030261145</text:p>
          </table:table-cell>
          <table:table-cell office:value-type="float" office:value="0.0027145315">
            <text:p>0.0027145315</text:p>
          </table:table-cell>
          <table:table-cell office:value-type="float" office:value="0.0025393483">
            <text:p>0.0025393483</text:p>
          </table:table-cell>
          <table:table-cell office:value-type="float" office:value="0.0020650318">
            <text:p>0.0020650318</text:p>
          </table:table-cell>
          <table:table-cell office:value-type="float" office:value="0.0021134506">
            <text:p>0.0021134506</text:p>
          </table:table-cell>
          <table:table-cell office:value-type="float" office:value="0.0021688885">
            <text:p>0.0021688885</text:p>
          </table:table-cell>
          <table:table-cell office:value-type="float" office:value="0.0021324204">
            <text:p>0.0021324204</text:p>
          </table:table-cell>
          <table:table-cell office:value-type="float" office:value="0.0021167842">
            <text:p>0.0021167842</text:p>
          </table:table-cell>
          <table:table-cell office:value-type="float" office:value="0.002206727">
            <text:p>0.002206727</text:p>
          </table:table-cell>
          <table:table-cell office:value-type="float" office:value="0.002234314">
            <text:p>0.002234314</text:p>
          </table:table-cell>
          <table:table-cell office:value-type="float" office:value="0.0017934365">
            <text:p>0.0017934365</text:p>
          </table:table-cell>
          <table:table-cell office:value-type="float" office:value="0.0016302377">
            <text:p>0.0016302377</text:p>
          </table:table-cell>
          <table:table-cell office:value-type="float" office:value="0.0017449275">
            <text:p>0.0017449275</text:p>
          </table:table-cell>
          <table:table-cell office:value-type="float" office:value="0.0020624346">
            <text:p>0.0020624346</text:p>
          </table:table-cell>
          <table:table-cell office:value-type="float" office:value="0.002104928">
            <text:p>0.002104928</text:p>
          </table:table-cell>
          <table:table-cell office:value-type="float" office:value="0.0020184375">
            <text:p>0.0020184375</text:p>
          </table:table-cell>
          <table:table-cell office:value-type="float" office:value="0.0019232486">
            <text:p>0.0019232486</text:p>
          </table:table-cell>
          <table:table-cell office:value-type="float" office:value="0.0018588412">
            <text:p>0.0018588412</text:p>
          </table:table-cell>
          <table:table-cell office:value-type="float" office:value="0.0016274765">
            <text:p>0.0016274765</text:p>
          </table:table-cell>
          <table:table-cell office:value-type="float" office:value="0.0013806096">
            <text:p>0.0013806096</text:p>
          </table:table-cell>
          <table:table-cell table:style-name="ce1" office:value-type="float" office:value="0.00061197195">
            <text:p>6.12E-004</text:p>
          </table:table-cell>
          <table:table-cell table:style-name="ce1" office:value-type="float" office:value="0.0005033121">
            <text:p>5.03E-004</text:p>
          </table:table-cell>
          <table:table-cell table:style-name="ce1" office:value-type="float" office:value="0.0005101705">
            <text:p>5.10E-004</text:p>
          </table:table-cell>
          <table:table-cell table:style-name="ce1" office:value-type="float" office:value="0.0004968186">
            <text:p>4.97E-004</text:p>
          </table:table-cell>
          <table:table-cell table:style-name="ce1" office:value-type="float" office:value="0.00046667104">
            <text:p>4.67E-004</text:p>
          </table:table-cell>
          <table:table-cell table:style-name="ce1" office:value-type="float" office:value="0.00046550416">
            <text:p>4.66E-004</text:p>
          </table:table-cell>
          <table:table-cell table:style-name="ce1" office:value-type="float" office:value="0.0004765348">
            <text:p>4.77E-004</text:p>
          </table:table-cell>
          <table:table-cell table:style-name="ce1" office:value-type="float" office:value="0.00045356932">
            <text:p>4.54E-004</text:p>
          </table:table-cell>
          <table:table-cell table:style-name="ce1" office:value-type="float" office:value="0.00045509107">
            <text:p>4.55E-004</text:p>
          </table:table-cell>
          <table:table-cell table:style-name="ce1" office:value-type="float" office:value="0.00045699478">
            <text:p>4.57E-004</text:p>
          </table:table-cell>
          <table:table-cell table:style-name="ce1" office:value-type="float" office:value="0.00044388114">
            <text:p>4.44E-004</text:p>
          </table:table-cell>
          <table:table-cell table:style-name="ce1" office:value-type="float" office:value="0.00044236763">
            <text:p>4.42E-004</text:p>
          </table:table-cell>
          <table:table-cell table:style-name="ce1" office:value-type="float" office:value="0.00045749234">
            <text:p>4.57E-004</text:p>
          </table:table-cell>
          <table:table-cell table:style-name="ce1" office:value-type="float" office:value="0.00045379298">
            <text:p>4.54E-004</text:p>
          </table:table-cell>
          <table:table-cell table:style-name="ce1" office:value-type="float" office:value="0.00046374445">
            <text:p>4.64E-004</text:p>
          </table:table-cell>
          <table:table-cell office:value-type="float" office:value="0.00044882586">
            <text:p>4.49E-004</text:p>
          </table:table-cell>
          <table:table-cell table:style-name="ce1" office:value-type="float" office:value="0.00045358075">
            <text:p>4.54E-004</text:p>
          </table:table-cell>
          <table:table-cell table:style-name="ce1" office:value-type="float" office:value="0.000460724">
            <text:p>4.61E-004</text:p>
          </table:table-cell>
          <table:table-cell table:style-name="ce1" office:value-type="float" office:value="0.00044367457">
            <text:p>4.44E-004</text:p>
          </table:table-cell>
          <table:table-cell table:style-name="ce1" office:value-type="float" office:value="0.0004270291">
            <text:p>4.27E-004</text:p>
          </table:table-cell>
          <table:table-cell table:style-name="ce1" office:value-type="float" office:value="0.00043128667">
            <text:p>4.31E-004</text:p>
          </table:table-cell>
          <table:table-cell table:style-name="ce1" office:value-type="float" office:value="0.00042870163">
            <text:p>4.29E-004</text:p>
          </table:table-cell>
          <table:table-cell table:style-name="ce1" office:value-type="float" office:value="0.00043183262">
            <text:p>4.32E-004</text:p>
          </table:table-cell>
          <table:table-cell office:value-type="float" office:value="0.0004332649">
            <text:p>4.33E-004</text:p>
          </table:table-cell>
          <table:table-cell office:value-type="float" office:value="0.0004361641">
            <text:p>4.36E-004</text:p>
          </table:table-cell>
          <table:table-cell office:value-type="float" office:value="0.00043653187">
            <text:p>4.37E-004</text:p>
          </table:table-cell>
          <table:table-cell office:value-type="float" office:value="0.00043080057">
            <text:p>4.31E-004</text:p>
          </table:table-cell>
          <table:table-cell office:value-type="float" office:value="0.00042751658">
            <text:p>4.28E-004</text:p>
          </table:table-cell>
          <table:table-cell office:value-type="float" office:value="0.0004284872">
            <text:p>4.28E-004</text:p>
          </table:table-cell>
          <table:table-cell office:value-type="float" office:value="0.00042831406">
            <text:p>4.28E-004</text:p>
          </table:table-cell>
          <table:table-cell office:value-type="float" office:value="0.0004299068">
            <text:p>4.30E-004</text:p>
          </table:table-cell>
          <table:table-cell office:value-type="float" office:value="0.0004333198">
            <text:p>4.33E-004</text:p>
          </table:table-cell>
          <table:table-cell office:value-type="float" office:value="0.00043581933">
            <text:p>4.36E-004</text:p>
          </table:table-cell>
          <table:table-cell office:value-type="float" office:value="0.00043376733">
            <text:p>4.34E-004</text:p>
          </table:table-cell>
          <table:table-cell office:value-type="float" office:value="0.00043437653">
            <text:p>4.34E-004</text:p>
          </table:table-cell>
          <table:table-cell office:value-type="float" office:value="0.0004362221">
            <text:p>4.36E-004</text:p>
          </table:table-cell>
          <table:table-cell office:value-type="float" office:value="0.00043613158">
            <text:p>4.36E-004</text:p>
          </table:table-cell>
          <table:table-cell office:value-type="float" office:value="0.00043453794">
            <text:p>4.35E-004</text:p>
          </table:table-cell>
          <table:table-cell office:value-type="float" office:value="0.00043514508">
            <text:p>4.35E-004</text:p>
          </table:table-cell>
          <table:table-cell office:value-type="float" office:value="0.00043818285">
            <text:p>4.38E-004</text:p>
          </table:table-cell>
          <table:table-cell office:value-type="float" office:value="0.0004390099">
            <text:p>4.39E-004</text:p>
          </table:table-cell>
          <table:table-cell office:value-type="float" office:value="0.00044004386">
            <text:p>4.40E-004</text:p>
          </table:table-cell>
          <table:table-cell office:value-type="float" office:value="0.00043954529">
            <text:p>4.40E-004</text:p>
          </table:table-cell>
          <table:table-cell office:value-type="float" office:value="0.0004414549">
            <text:p>4.41E-004</text:p>
          </table:table-cell>
          <table:table-cell office:value-type="float" office:value="0.00043933812">
            <text:p>4.39E-004</text:p>
          </table:table-cell>
          <table:table-cell office:value-type="float" office:value="0.00043796885">
            <text:p>4.38E-004</text:p>
          </table:table-cell>
          <table:table-cell office:value-type="float" office:value="0.0004389137">
            <text:p>4.39E-004</text:p>
          </table:table-cell>
          <table:table-cell office:value-type="float" office:value="0.00044091">
            <text:p>4.41E-004</text:p>
          </table:table-cell>
          <table:table-cell office:value-type="float" office:value="0.0004425507">
            <text:p>4.43E-004</text:p>
          </table:table-cell>
          <table:table-cell office:value-type="float" office:value="0.00044293664">
            <text:p>4.43E-004</text:p>
          </table:table-cell>
          <table:table-cell office:value-type="float" office:value="0.00044402873">
            <text:p>4.44E-004</text:p>
          </table:table-cell>
          <table:table-cell office:value-type="float" office:value="0.0004453737">
            <text:p>4.45E-004</text:p>
          </table:table-cell>
          <table:table-cell office:value-type="float" office:value="0.000447616">
            <text:p>4.48E-004</text:p>
          </table:table-cell>
          <table:table-cell office:value-type="float" office:value="0.00044856133">
            <text:p>4.49E-004</text:p>
          </table:table-cell>
          <table:table-cell office:value-type="float" office:value="0.00044949248">
            <text:p>4.49E-004</text:p>
          </table:table-cell>
          <table:table-cell office:value-type="float" office:value="0.0004506488">
            <text:p>4.51E-004</text:p>
          </table:table-cell>
          <table:table-cell office:value-type="float" office:value="0.0004527584">
            <text:p>4.53E-004</text:p>
          </table:table-cell>
          <table:table-cell office:value-type="float" office:value="0.000454425">
            <text:p>4.54E-004</text:p>
          </table:table-cell>
          <table:table-cell office:value-type="float" office:value="0.00045513015">
            <text:p>4.55E-004</text:p>
          </table:table-cell>
          <table:table-cell office:value-type="float" office:value="0.0004563475">
            <text:p>4.56E-004</text:p>
          </table:table-cell>
          <table:table-cell office:value-type="float" office:value="0.00045799767">
            <text:p>4.58E-004</text:p>
          </table:table-cell>
          <table:table-cell office:value-type="float" office:value="0.00046074498">
            <text:p>4.61E-004</text:p>
          </table:table-cell>
          <table:table-cell office:value-type="float" office:value="0.00046162953">
            <text:p>4.62E-004</text:p>
          </table:table-cell>
          <table:table-cell office:value-type="float" office:value="0.00046266083">
            <text:p>4.63E-004</text:p>
          </table:table-cell>
          <table:table-cell office:value-type="float" office:value="0.0004641001">
            <text:p>4.64E-004</text:p>
          </table:table-cell>
          <table:table-cell office:value-type="float" office:value="0.0004671021">
            <text:p>4.67E-004</text:p>
          </table:table-cell>
          <table:table-cell office:value-type="float" office:value="0.00046816494">
            <text:p>4.68E-004</text:p>
          </table:table-cell>
          <table:table-cell office:value-type="float" office:value="0.00046926894">
            <text:p>4.69E-004</text:p>
          </table:table-cell>
          <table:table-cell office:value-type="float" office:value="0.0004707992">
            <text:p>4.71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05 To Come of Age.mp3</text:p>
          </table:table-cell>
          <table:table-cell office:value-type="float" office:value="0.01815758">
            <text:p>0.01815758</text:p>
          </table:table-cell>
          <table:table-cell office:value-type="float" office:value="0.0403743">
            <text:p>0.0403743</text:p>
          </table:table-cell>
          <table:table-cell office:value-type="float" office:value="0.02323242">
            <text:p>0.02323242</text:p>
          </table:table-cell>
          <table:table-cell office:value-type="float" office:value="0.027694426">
            <text:p>0.027694426</text:p>
          </table:table-cell>
          <table:table-cell office:value-type="float" office:value="0.029919546">
            <text:p>0.029919546</text:p>
          </table:table-cell>
          <table:table-cell office:value-type="float" office:value="0.030161334">
            <text:p>0.030161334</text:p>
          </table:table-cell>
          <table:table-cell office:value-type="float" office:value="0.027083987">
            <text:p>0.027083987</text:p>
          </table:table-cell>
          <table:table-cell office:value-type="float" office:value="0.016807146">
            <text:p>0.016807146</text:p>
          </table:table-cell>
          <table:table-cell office:value-type="float" office:value="0.010340144">
            <text:p>0.010340144</text:p>
          </table:table-cell>
          <table:table-cell office:value-type="float" office:value="0.0088533545">
            <text:p>0.0088533545</text:p>
          </table:table-cell>
          <table:table-cell office:value-type="float" office:value="0.0065282695">
            <text:p>0.0065282695</text:p>
          </table:table-cell>
          <table:table-cell office:value-type="float" office:value="0.006087617">
            <text:p>0.006087617</text:p>
          </table:table-cell>
          <table:table-cell office:value-type="float" office:value="0.0054445886">
            <text:p>0.0054445886</text:p>
          </table:table-cell>
          <table:table-cell office:value-type="float" office:value="0.004939282">
            <text:p>0.004939282</text:p>
          </table:table-cell>
          <table:table-cell office:value-type="float" office:value="0.004957054">
            <text:p>0.004957054</text:p>
          </table:table-cell>
          <table:table-cell office:value-type="float" office:value="0.0050354544">
            <text:p>0.0050354544</text:p>
          </table:table-cell>
          <table:table-cell office:value-type="float" office:value="0.0050524417">
            <text:p>0.0050524417</text:p>
          </table:table-cell>
          <table:table-cell office:value-type="float" office:value="0.004433062">
            <text:p>0.004433062</text:p>
          </table:table-cell>
          <table:table-cell office:value-type="float" office:value="0.0046552154">
            <text:p>0.0046552154</text:p>
          </table:table-cell>
          <table:table-cell office:value-type="float" office:value="0.0043566544">
            <text:p>0.0043566544</text:p>
          </table:table-cell>
          <table:table-cell office:value-type="float" office:value="0.0037712597">
            <text:p>0.0037712597</text:p>
          </table:table-cell>
          <table:table-cell office:value-type="float" office:value="0.0033263424">
            <text:p>0.0033263424</text:p>
          </table:table-cell>
          <table:table-cell office:value-type="float" office:value="0.0029929427">
            <text:p>0.0029929427</text:p>
          </table:table-cell>
          <table:table-cell office:value-type="float" office:value="0.0028017731">
            <text:p>0.0028017731</text:p>
          </table:table-cell>
          <table:table-cell office:value-type="float" office:value="0.0029072107">
            <text:p>0.0029072107</text:p>
          </table:table-cell>
          <table:table-cell office:value-type="float" office:value="0.0030166325">
            <text:p>0.0030166325</text:p>
          </table:table-cell>
          <table:table-cell office:value-type="float" office:value="0.0030075687">
            <text:p>0.0030075687</text:p>
          </table:table-cell>
          <table:table-cell office:value-type="float" office:value="0.0032220073">
            <text:p>0.0032220073</text:p>
          </table:table-cell>
          <table:table-cell office:value-type="float" office:value="0.0032773186">
            <text:p>0.0032773186</text:p>
          </table:table-cell>
          <table:table-cell office:value-type="float" office:value="0.003374734">
            <text:p>0.003374734</text:p>
          </table:table-cell>
          <table:table-cell office:value-type="float" office:value="0.0034701212">
            <text:p>0.0034701212</text:p>
          </table:table-cell>
          <table:table-cell office:value-type="float" office:value="0.0034255534">
            <text:p>0.0034255534</text:p>
          </table:table-cell>
          <table:table-cell office:value-type="float" office:value="0.0031500848">
            <text:p>0.0031500848</text:p>
          </table:table-cell>
          <table:table-cell office:value-type="float" office:value="0.00279304">
            <text:p>0.00279304</text:p>
          </table:table-cell>
          <table:table-cell office:value-type="float" office:value="0.0026152842">
            <text:p>0.0026152842</text:p>
          </table:table-cell>
          <table:table-cell office:value-type="float" office:value="0.002718737">
            <text:p>0.002718737</text:p>
          </table:table-cell>
          <table:table-cell office:value-type="float" office:value="0.0028938013">
            <text:p>0.0028938013</text:p>
          </table:table-cell>
          <table:table-cell office:value-type="float" office:value="0.003160542">
            <text:p>0.003160542</text:p>
          </table:table-cell>
          <table:table-cell office:value-type="float" office:value="0.0033364494">
            <text:p>0.0033364494</text:p>
          </table:table-cell>
          <table:table-cell office:value-type="float" office:value="0.0036722363">
            <text:p>0.0036722363</text:p>
          </table:table-cell>
          <table:table-cell office:value-type="float" office:value="0.00407766">
            <text:p>0.00407766</text:p>
          </table:table-cell>
          <table:table-cell office:value-type="float" office:value="0.0039831717">
            <text:p>0.0039831717</text:p>
          </table:table-cell>
          <table:table-cell office:value-type="float" office:value="0.003804878">
            <text:p>0.003804878</text:p>
          </table:table-cell>
          <table:table-cell office:value-type="float" office:value="0.003675944">
            <text:p>0.003675944</text:p>
          </table:table-cell>
          <table:table-cell office:value-type="float" office:value="0.0034652825">
            <text:p>0.0034652825</text:p>
          </table:table-cell>
          <table:table-cell office:value-type="float" office:value="0.003285362">
            <text:p>0.003285362</text:p>
          </table:table-cell>
          <table:table-cell office:value-type="float" office:value="0.0030766686">
            <text:p>0.0030766686</text:p>
          </table:table-cell>
          <table:table-cell office:value-type="float" office:value="0.0028336854">
            <text:p>0.0028336854</text:p>
          </table:table-cell>
          <table:table-cell office:value-type="float" office:value="0.0025649897">
            <text:p>0.0025649897</text:p>
          </table:table-cell>
          <table:table-cell office:value-type="float" office:value="0.0025793281">
            <text:p>0.0025793281</text:p>
          </table:table-cell>
          <table:table-cell office:value-type="float" office:value="0.0027003507">
            <text:p>0.0027003507</text:p>
          </table:table-cell>
          <table:table-cell office:value-type="float" office:value="0.0026680564">
            <text:p>0.0026680564</text:p>
          </table:table-cell>
          <table:table-cell office:value-type="float" office:value="0.002589642">
            <text:p>0.002589642</text:p>
          </table:table-cell>
          <table:table-cell office:value-type="float" office:value="0.0026597085">
            <text:p>0.0026597085</text:p>
          </table:table-cell>
          <table:table-cell office:value-type="float" office:value="0.0024899186">
            <text:p>0.0024899186</text:p>
          </table:table-cell>
          <table:table-cell office:value-type="float" office:value="0.0023778218">
            <text:p>0.0023778218</text:p>
          </table:table-cell>
          <table:table-cell office:value-type="float" office:value="0.0024707485">
            <text:p>0.0024707485</text:p>
          </table:table-cell>
          <table:table-cell office:value-type="float" office:value="0.002325014">
            <text:p>0.002325014</text:p>
          </table:table-cell>
          <table:table-cell office:value-type="float" office:value="0.0023321677">
            <text:p>0.0023321677</text:p>
          </table:table-cell>
          <table:table-cell office:value-type="float" office:value="0.0024689164">
            <text:p>0.0024689164</text:p>
          </table:table-cell>
          <table:table-cell office:value-type="float" office:value="0.0024584653">
            <text:p>0.0024584653</text:p>
          </table:table-cell>
          <table:table-cell office:value-type="float" office:value="0.0024608506">
            <text:p>0.0024608506</text:p>
          </table:table-cell>
          <table:table-cell office:value-type="float" office:value="0.0025555997">
            <text:p>0.0025555997</text:p>
          </table:table-cell>
          <table:table-cell office:value-type="float" office:value="0.0024312742">
            <text:p>0.0024312742</text:p>
          </table:table-cell>
          <table:table-cell office:value-type="float" office:value="0.0023533865">
            <text:p>0.0023533865</text:p>
          </table:table-cell>
          <table:table-cell office:value-type="float" office:value="0.0024738521">
            <text:p>0.0024738521</text:p>
          </table:table-cell>
          <table:table-cell office:value-type="float" office:value="0.0026062923">
            <text:p>0.0026062923</text:p>
          </table:table-cell>
          <table:table-cell office:value-type="float" office:value="0.0025159956">
            <text:p>0.0025159956</text:p>
          </table:table-cell>
          <table:table-cell office:value-type="float" office:value="0.002507095">
            <text:p>0.002507095</text:p>
          </table:table-cell>
          <table:table-cell office:value-type="float" office:value="0.0026038322">
            <text:p>0.0026038322</text:p>
          </table:table-cell>
          <table:table-cell office:value-type="float" office:value="0.002608056">
            <text:p>0.002608056</text:p>
          </table:table-cell>
          <table:table-cell office:value-type="float" office:value="0.002551198">
            <text:p>0.002551198</text:p>
          </table:table-cell>
          <table:table-cell office:value-type="float" office:value="0.002498972">
            <text:p>0.002498972</text:p>
          </table:table-cell>
          <table:table-cell office:value-type="float" office:value="0.002454466">
            <text:p>0.002454466</text:p>
          </table:table-cell>
          <table:table-cell office:value-type="float" office:value="0.002658286">
            <text:p>0.002658286</text:p>
          </table:table-cell>
          <table:table-cell office:value-type="float" office:value="0.0025312628">
            <text:p>0.0025312628</text:p>
          </table:table-cell>
          <table:table-cell office:value-type="float" office:value="0.0025909431">
            <text:p>0.0025909431</text:p>
          </table:table-cell>
          <table:table-cell office:value-type="float" office:value="0.002500569">
            <text:p>0.002500569</text:p>
          </table:table-cell>
          <table:table-cell office:value-type="float" office:value="0.0025163367">
            <text:p>0.0025163367</text:p>
          </table:table-cell>
          <table:table-cell office:value-type="float" office:value="0.0025624845">
            <text:p>0.0025624845</text:p>
          </table:table-cell>
          <table:table-cell office:value-type="float" office:value="0.0024958916">
            <text:p>0.0024958916</text:p>
          </table:table-cell>
          <table:table-cell office:value-type="float" office:value="0.002490844">
            <text:p>0.002490844</text:p>
          </table:table-cell>
          <table:table-cell office:value-type="float" office:value="0.0026096127">
            <text:p>0.0026096127</text:p>
          </table:table-cell>
          <table:table-cell office:value-type="float" office:value="0.0025990077">
            <text:p>0.0025990077</text:p>
          </table:table-cell>
          <table:table-cell office:value-type="float" office:value="0.0024711643">
            <text:p>0.0024711643</text:p>
          </table:table-cell>
          <table:table-cell office:value-type="float" office:value="0.0025472192">
            <text:p>0.0025472192</text:p>
          </table:table-cell>
          <table:table-cell office:value-type="float" office:value="0.002659403">
            <text:p>0.002659403</text:p>
          </table:table-cell>
          <table:table-cell office:value-type="float" office:value="0.002542414">
            <text:p>0.002542414</text:p>
          </table:table-cell>
          <table:table-cell office:value-type="float" office:value="0.002535044">
            <text:p>0.002535044</text:p>
          </table:table-cell>
          <table:table-cell office:value-type="float" office:value="0.0024876806">
            <text:p>0.0024876806</text:p>
          </table:table-cell>
          <table:table-cell office:value-type="float" office:value="0.0025466604">
            <text:p>0.0025466604</text:p>
          </table:table-cell>
          <table:table-cell office:value-type="float" office:value="0.0025241314">
            <text:p>0.0025241314</text:p>
          </table:table-cell>
          <table:table-cell office:value-type="float" office:value="0.0024429103">
            <text:p>0.0024429103</text:p>
          </table:table-cell>
          <table:table-cell office:value-type="float" office:value="0.002470883">
            <text:p>0.002470883</text:p>
          </table:table-cell>
          <table:table-cell office:value-type="float" office:value="0.0025474508">
            <text:p>0.0025474508</text:p>
          </table:table-cell>
          <table:table-cell office:value-type="float" office:value="0.002412235">
            <text:p>0.002412235</text:p>
          </table:table-cell>
          <table:table-cell office:value-type="float" office:value="0.0025401579">
            <text:p>0.0025401579</text:p>
          </table:table-cell>
          <table:table-cell office:value-type="float" office:value="0.0023974678">
            <text:p>0.0023974678</text:p>
          </table:table-cell>
          <table:table-cell office:value-type="float" office:value="0.0023683624">
            <text:p>0.0023683624</text:p>
          </table:table-cell>
          <table:table-cell office:value-type="float" office:value="0.0024703934">
            <text:p>0.0024703934</text:p>
          </table:table-cell>
          <table:table-cell office:value-type="float" office:value="0.0024309882">
            <text:p>0.0024309882</text:p>
          </table:table-cell>
          <table:table-cell office:value-type="float" office:value="0.0024201625">
            <text:p>0.0024201625</text:p>
          </table:table-cell>
          <table:table-cell office:value-type="float" office:value="0.002308007">
            <text:p>0.002308007</text:p>
          </table:table-cell>
          <table:table-cell office:value-type="float" office:value="0.0023769343">
            <text:p>0.0023769343</text:p>
          </table:table-cell>
          <table:table-cell office:value-type="float" office:value="0.0022793964">
            <text:p>0.0022793964</text:p>
          </table:table-cell>
          <table:table-cell office:value-type="float" office:value="0.0022400536">
            <text:p>0.0022400536</text:p>
          </table:table-cell>
          <table:table-cell office:value-type="float" office:value="0.002153896">
            <text:p>0.002153896</text:p>
          </table:table-cell>
          <table:table-cell office:value-type="float" office:value="0.0022204064">
            <text:p>0.0022204064</text:p>
          </table:table-cell>
          <table:table-cell office:value-type="float" office:value="0.002116302">
            <text:p>0.002116302</text:p>
          </table:table-cell>
          <table:table-cell office:value-type="float" office:value="0.0020870694">
            <text:p>0.0020870694</text:p>
          </table:table-cell>
          <table:table-cell office:value-type="float" office:value="0.0021993082">
            <text:p>0.0021993082</text:p>
          </table:table-cell>
          <table:table-cell office:value-type="float" office:value="0.0020749678">
            <text:p>0.0020749678</text:p>
          </table:table-cell>
          <table:table-cell office:value-type="float" office:value="0.0019772565">
            <text:p>0.0019772565</text:p>
          </table:table-cell>
          <table:table-cell office:value-type="float" office:value="0.0018529891">
            <text:p>0.0018529891</text:p>
          </table:table-cell>
          <table:table-cell office:value-type="float" office:value="0.0017887165">
            <text:p>0.0017887165</text:p>
          </table:table-cell>
          <table:table-cell office:value-type="float" office:value="0.0017734577">
            <text:p>0.0017734577</text:p>
          </table:table-cell>
          <table:table-cell office:value-type="float" office:value="0.0016246425">
            <text:p>0.0016246425</text:p>
          </table:table-cell>
          <table:table-cell office:value-type="float" office:value="0.0016611224">
            <text:p>0.0016611224</text:p>
          </table:table-cell>
          <table:table-cell office:value-type="float" office:value="0.0015844232">
            <text:p>0.0015844232</text:p>
          </table:table-cell>
          <table:table-cell office:value-type="float" office:value="0.0015269995">
            <text:p>0.0015269995</text:p>
          </table:table-cell>
          <table:table-cell office:value-type="float" office:value="0.0015380083">
            <text:p>0.0015380083</text:p>
          </table:table-cell>
          <table:table-cell office:value-type="float" office:value="0.0015857262">
            <text:p>0.0015857262</text:p>
          </table:table-cell>
          <table:table-cell office:value-type="float" office:value="0.0014935733">
            <text:p>0.0014935733</text:p>
          </table:table-cell>
          <table:table-cell office:value-type="float" office:value="0.0014950946">
            <text:p>0.0014950946</text:p>
          </table:table-cell>
          <table:table-cell office:value-type="float" office:value="0.0015048367">
            <text:p>0.0015048367</text:p>
          </table:table-cell>
          <table:table-cell office:value-type="float" office:value="0.0014654021">
            <text:p>0.0014654021</text:p>
          </table:table-cell>
          <table:table-cell office:value-type="float" office:value="0.0014798971">
            <text:p>0.0014798971</text:p>
          </table:table-cell>
          <table:table-cell office:value-type="float" office:value="0.0014705372">
            <text:p>0.0014705372</text:p>
          </table:table-cell>
          <table:table-cell office:value-type="float" office:value="0.0014889498">
            <text:p>0.0014889498</text:p>
          </table:table-cell>
          <table:table-cell office:value-type="float" office:value="0.0014692637">
            <text:p>0.0014692637</text:p>
          </table:table-cell>
          <table:table-cell office:value-type="float" office:value="0.0014654594">
            <text:p>0.0014654594</text:p>
          </table:table-cell>
          <table:table-cell office:value-type="float" office:value="0.0014418302">
            <text:p>0.0014418302</text:p>
          </table:table-cell>
          <table:table-cell office:value-type="float" office:value="0.0013914967">
            <text:p>0.0013914967</text:p>
          </table:table-cell>
          <table:table-cell office:value-type="float" office:value="0.0013394665">
            <text:p>0.0013394665</text:p>
          </table:table-cell>
          <table:table-cell office:value-type="float" office:value="0.0013843348">
            <text:p>0.0013843348</text:p>
          </table:table-cell>
          <table:table-cell office:value-type="float" office:value="0.0013712083">
            <text:p>0.0013712083</text:p>
          </table:table-cell>
          <table:table-cell office:value-type="float" office:value="0.0013964196">
            <text:p>0.0013964196</text:p>
          </table:table-cell>
          <table:table-cell office:value-type="float" office:value="0.0013535705">
            <text:p>0.0013535705</text:p>
          </table:table-cell>
          <table:table-cell office:value-type="float" office:value="0.0013658494">
            <text:p>0.0013658494</text:p>
          </table:table-cell>
          <table:table-cell office:value-type="float" office:value="0.001331931">
            <text:p>0.001331931</text:p>
          </table:table-cell>
          <table:table-cell office:value-type="float" office:value="0.0012915909">
            <text:p>0.0012915909</text:p>
          </table:table-cell>
          <table:table-cell office:value-type="float" office:value="0.0012524576">
            <text:p>0.0012524576</text:p>
          </table:table-cell>
          <table:table-cell office:value-type="float" office:value="0.0011809205">
            <text:p>0.0011809205</text:p>
          </table:table-cell>
          <table:table-cell office:value-type="float" office:value="0.0012063754">
            <text:p>0.0012063754</text:p>
          </table:table-cell>
          <table:table-cell office:value-type="float" office:value="0.0012167436">
            <text:p>0.0012167436</text:p>
          </table:table-cell>
          <table:table-cell office:value-type="float" office:value="0.0011584308">
            <text:p>0.0011584308</text:p>
          </table:table-cell>
          <table:table-cell office:value-type="float" office:value="0.0011318515">
            <text:p>0.0011318515</text:p>
          </table:table-cell>
          <table:table-cell office:value-type="float" office:value="0.0010762893">
            <text:p>0.0010762893</text:p>
          </table:table-cell>
          <table:table-cell office:value-type="float" office:value="0.0010297935">
            <text:p>0.0010297935</text:p>
          </table:table-cell>
          <table:table-cell office:value-type="float" office:value="0.0010399888">
            <text:p>0.0010399888</text:p>
          </table:table-cell>
          <table:table-cell office:value-type="float" office:value="0.0010121119">
            <text:p>0.0010121119</text:p>
          </table:table-cell>
          <table:table-cell table:style-name="ce1" office:value-type="float" office:value="0.00096852594">
            <text:p>9.69E-004</text:p>
          </table:table-cell>
          <table:table-cell table:style-name="ce1" office:value-type="float" office:value="0.00094449305">
            <text:p>9.44E-004</text:p>
          </table:table-cell>
          <table:table-cell table:style-name="ce1" office:value-type="float" office:value="0.00095153623">
            <text:p>9.52E-004</text:p>
          </table:table-cell>
          <table:table-cell table:style-name="ce1" office:value-type="float" office:value="0.0009269514">
            <text:p>9.27E-004</text:p>
          </table:table-cell>
          <table:table-cell table:style-name="ce1" office:value-type="float" office:value="0.00086801115">
            <text:p>8.68E-004</text:p>
          </table:table-cell>
          <table:table-cell table:style-name="ce1" office:value-type="float" office:value="0.00087217">
            <text:p>8.72E-004</text:p>
          </table:table-cell>
          <table:table-cell table:style-name="ce1" office:value-type="float" office:value="0.0008896782">
            <text:p>8.90E-004</text:p>
          </table:table-cell>
          <table:table-cell table:style-name="ce1" office:value-type="float" office:value="0.000884001">
            <text:p>8.84E-004</text:p>
          </table:table-cell>
          <table:table-cell table:style-name="ce1" office:value-type="float" office:value="0.0008357655">
            <text:p>8.36E-004</text:p>
          </table:table-cell>
          <table:table-cell table:style-name="ce1" office:value-type="float" office:value="0.00085741904">
            <text:p>8.57E-004</text:p>
          </table:table-cell>
          <table:table-cell table:style-name="ce1" office:value-type="float" office:value="0.00082898146">
            <text:p>8.29E-004</text:p>
          </table:table-cell>
          <table:table-cell table:style-name="ce1" office:value-type="float" office:value="0.0008241778">
            <text:p>8.24E-004</text:p>
          </table:table-cell>
          <table:table-cell table:style-name="ce1" office:value-type="float" office:value="0.0008269477">
            <text:p>8.27E-004</text:p>
          </table:table-cell>
          <table:table-cell table:style-name="ce1" office:value-type="float" office:value="0.0008068048">
            <text:p>8.07E-004</text:p>
          </table:table-cell>
          <table:table-cell table:style-name="ce1" office:value-type="float" office:value="0.0008155024">
            <text:p>8.16E-004</text:p>
          </table:table-cell>
          <table:table-cell table:style-name="ce1" office:value-type="float" office:value="0.00081313244">
            <text:p>8.13E-004</text:p>
          </table:table-cell>
          <table:table-cell table:style-name="ce1" office:value-type="float" office:value="0.0007814523">
            <text:p>7.81E-004</text:p>
          </table:table-cell>
          <table:table-cell table:style-name="ce1" office:value-type="float" office:value="0.00079875207">
            <text:p>7.99E-004</text:p>
          </table:table-cell>
          <table:table-cell table:style-name="ce1" office:value-type="float" office:value="0.00079324463">
            <text:p>7.93E-004</text:p>
          </table:table-cell>
          <table:table-cell table:style-name="ce1" office:value-type="float" office:value="0.00074453355">
            <text:p>7.45E-004</text:p>
          </table:table-cell>
          <table:table-cell table:style-name="ce1" office:value-type="float" office:value="0.00075609493">
            <text:p>7.56E-004</text:p>
          </table:table-cell>
          <table:table-cell table:style-name="ce1" office:value-type="float" office:value="0.0007118009">
            <text:p>7.12E-004</text:p>
          </table:table-cell>
          <table:table-cell table:style-name="ce1" office:value-type="float" office:value="0.00070705503">
            <text:p>7.07E-004</text:p>
          </table:table-cell>
          <table:table-cell table:style-name="ce1" office:value-type="float" office:value="0.0006919073">
            <text:p>6.92E-004</text:p>
          </table:table-cell>
          <table:table-cell table:style-name="ce1" office:value-type="float" office:value="0.0006945417">
            <text:p>6.95E-004</text:p>
          </table:table-cell>
          <table:table-cell table:style-name="ce1" office:value-type="float" office:value="0.0007171982">
            <text:p>7.17E-004</text:p>
          </table:table-cell>
          <table:table-cell table:style-name="ce1" office:value-type="float" office:value="0.0006750186">
            <text:p>6.75E-004</text:p>
          </table:table-cell>
          <table:table-cell table:style-name="ce1" office:value-type="float" office:value="0.0006708118">
            <text:p>6.71E-004</text:p>
          </table:table-cell>
          <table:table-cell table:style-name="ce1" office:value-type="float" office:value="0.0006397346">
            <text:p>6.40E-004</text:p>
          </table:table-cell>
          <table:table-cell table:style-name="ce1" office:value-type="float" office:value="0.00066162046">
            <text:p>6.62E-004</text:p>
          </table:table-cell>
          <table:table-cell table:style-name="ce1" office:value-type="float" office:value="0.0006733378">
            <text:p>6.73E-004</text:p>
          </table:table-cell>
          <table:table-cell table:style-name="ce1" office:value-type="float" office:value="0.00072972424">
            <text:p>7.30E-004</text:p>
          </table:table-cell>
          <table:table-cell table:style-name="ce1" office:value-type="float" office:value="0.0006509257">
            <text:p>6.51E-004</text:p>
          </table:table-cell>
          <table:table-cell table:style-name="ce1" office:value-type="float" office:value="0.0006258254">
            <text:p>6.26E-004</text:p>
          </table:table-cell>
          <table:table-cell table:style-name="ce1" office:value-type="float" office:value="0.0006099154">
            <text:p>6.10E-004</text:p>
          </table:table-cell>
          <table:table-cell table:style-name="ce1" office:value-type="float" office:value="0.0003730119">
            <text:p>3.73E-004</text:p>
          </table:table-cell>
          <table:table-cell table:style-name="ce1" office:value-type="float" office:value="0.00032950545">
            <text:p>3.30E-004</text:p>
          </table:table-cell>
          <table:table-cell table:style-name="ce1" office:value-type="float" office:value="0.000331745">
            <text:p>3.32E-004</text:p>
          </table:table-cell>
          <table:table-cell table:style-name="ce1" office:value-type="float" office:value="0.00032488146">
            <text:p>3.25E-004</text:p>
          </table:table-cell>
          <table:table-cell table:style-name="ce1" office:value-type="float" office:value="0.00031704918">
            <text:p>3.17E-004</text:p>
          </table:table-cell>
          <table:table-cell table:style-name="ce1" office:value-type="float" office:value="0.000316784">
            <text:p>3.17E-004</text:p>
          </table:table-cell>
          <table:table-cell table:style-name="ce1" office:value-type="float" office:value="0.0003224445">
            <text:p>3.22E-004</text:p>
          </table:table-cell>
          <table:table-cell table:style-name="ce1" office:value-type="float" office:value="0.0003256963">
            <text:p>3.26E-004</text:p>
          </table:table-cell>
          <table:table-cell table:style-name="ce1" office:value-type="float" office:value="0.00032479057">
            <text:p>3.25E-004</text:p>
          </table:table-cell>
          <table:table-cell table:style-name="ce1" office:value-type="float" office:value="0.00032515437">
            <text:p>3.25E-004</text:p>
          </table:table-cell>
          <table:table-cell table:style-name="ce1" office:value-type="float" office:value="0.00031432233">
            <text:p>3.14E-004</text:p>
          </table:table-cell>
          <table:table-cell table:style-name="ce1" office:value-type="float" office:value="0.00031535779">
            <text:p>3.15E-004</text:p>
          </table:table-cell>
          <table:table-cell table:style-name="ce1" office:value-type="float" office:value="0.0003074678">
            <text:p>3.07E-004</text:p>
          </table:table-cell>
          <table:table-cell table:style-name="ce1" office:value-type="float" office:value="0.00031332724">
            <text:p>3.13E-004</text:p>
          </table:table-cell>
          <table:table-cell table:style-name="ce1" office:value-type="float" office:value="0.00031729013">
            <text:p>3.17E-004</text:p>
          </table:table-cell>
          <table:table-cell office:value-type="float" office:value="0.00031427975">
            <text:p>3.14E-004</text:p>
          </table:table-cell>
          <table:table-cell table:style-name="ce1" office:value-type="float" office:value="0.00031890828">
            <text:p>3.19E-004</text:p>
          </table:table-cell>
          <table:table-cell table:style-name="ce1" office:value-type="float" office:value="0.00031694892">
            <text:p>3.17E-004</text:p>
          </table:table-cell>
          <table:table-cell table:style-name="ce1" office:value-type="float" office:value="0.00030838334">
            <text:p>3.08E-004</text:p>
          </table:table-cell>
          <table:table-cell table:style-name="ce1" office:value-type="float" office:value="0.0003132308">
            <text:p>3.13E-004</text:p>
          </table:table-cell>
          <table:table-cell table:style-name="ce1" office:value-type="float" office:value="0.00031224065">
            <text:p>3.12E-004</text:p>
          </table:table-cell>
          <table:table-cell table:style-name="ce1" office:value-type="float" office:value="0.00031767364">
            <text:p>3.18E-004</text:p>
          </table:table-cell>
          <table:table-cell table:style-name="ce1" office:value-type="float" office:value="0.00032762898">
            <text:p>3.28E-004</text:p>
          </table:table-cell>
          <table:table-cell office:value-type="float" office:value="0.00032215106">
            <text:p>3.22E-004</text:p>
          </table:table-cell>
          <table:table-cell office:value-type="float" office:value="0.0003197039">
            <text:p>3.20E-004</text:p>
          </table:table-cell>
          <table:table-cell office:value-type="float" office:value="0.00032034342">
            <text:p>3.20E-004</text:p>
          </table:table-cell>
          <table:table-cell office:value-type="float" office:value="0.00031880304">
            <text:p>3.19E-004</text:p>
          </table:table-cell>
          <table:table-cell office:value-type="float" office:value="0.0003225623">
            <text:p>3.23E-004</text:p>
          </table:table-cell>
          <table:table-cell office:value-type="float" office:value="0.0003301498">
            <text:p>3.30E-004</text:p>
          </table:table-cell>
          <table:table-cell office:value-type="float" office:value="0.00033308726">
            <text:p>3.33E-004</text:p>
          </table:table-cell>
          <table:table-cell office:value-type="float" office:value="0.0003382126">
            <text:p>3.38E-004</text:p>
          </table:table-cell>
          <table:table-cell office:value-type="float" office:value="0.0003332215">
            <text:p>3.33E-004</text:p>
          </table:table-cell>
          <table:table-cell office:value-type="float" office:value="0.00034145176">
            <text:p>3.41E-004</text:p>
          </table:table-cell>
          <table:table-cell office:value-type="float" office:value="0.00033586545">
            <text:p>3.36E-004</text:p>
          </table:table-cell>
          <table:table-cell office:value-type="float" office:value="0.00033089303">
            <text:p>3.31E-004</text:p>
          </table:table-cell>
          <table:table-cell office:value-type="float" office:value="0.00034897233">
            <text:p>3.49E-004</text:p>
          </table:table-cell>
          <table:table-cell office:value-type="float" office:value="0.0003433344">
            <text:p>3.43E-004</text:p>
          </table:table-cell>
          <table:table-cell office:value-type="float" office:value="0.00034151727">
            <text:p>3.42E-004</text:p>
          </table:table-cell>
          <table:table-cell office:value-type="float" office:value="0.00034421938">
            <text:p>3.44E-004</text:p>
          </table:table-cell>
          <table:table-cell office:value-type="float" office:value="0.00034678038">
            <text:p>3.47E-004</text:p>
          </table:table-cell>
          <table:table-cell office:value-type="float" office:value="0.0003555311">
            <text:p>3.56E-004</text:p>
          </table:table-cell>
          <table:table-cell office:value-type="float" office:value="0.00035095244">
            <text:p>3.51E-004</text:p>
          </table:table-cell>
          <table:table-cell office:value-type="float" office:value="0.0003539945">
            <text:p>3.54E-004</text:p>
          </table:table-cell>
          <table:table-cell office:value-type="float" office:value="0.0003415958">
            <text:p>3.42E-004</text:p>
          </table:table-cell>
          <table:table-cell office:value-type="float" office:value="0.0003134223">
            <text:p>3.13E-004</text:p>
          </table:table-cell>
          <table:table-cell office:value-type="float" office:value="0.00028794512">
            <text:p>2.88E-004</text:p>
          </table:table-cell>
          <table:table-cell office:value-type="float" office:value="0.00028860255">
            <text:p>2.89E-004</text:p>
          </table:table-cell>
          <table:table-cell office:value-type="float" office:value="0.00029007273">
            <text:p>2.90E-004</text:p>
          </table:table-cell>
          <table:table-cell office:value-type="float" office:value="0.00029131278">
            <text:p>2.91E-004</text:p>
          </table:table-cell>
          <table:table-cell office:value-type="float" office:value="0.00029097075">
            <text:p>2.91E-004</text:p>
          </table:table-cell>
          <table:table-cell office:value-type="float" office:value="0.00029175603">
            <text:p>2.92E-004</text:p>
          </table:table-cell>
          <table:table-cell office:value-type="float" office:value="0.00029269702">
            <text:p>2.93E-004</text:p>
          </table:table-cell>
          <table:table-cell office:value-type="float" office:value="0.00029451645">
            <text:p>2.95E-004</text:p>
          </table:table-cell>
          <table:table-cell office:value-type="float" office:value="0.0002947476">
            <text:p>2.95E-004</text:p>
          </table:table-cell>
          <table:table-cell office:value-type="float" office:value="0.00029519017">
            <text:p>2.95E-004</text:p>
          </table:table-cell>
          <table:table-cell office:value-type="float" office:value="0.00029632397">
            <text:p>2.96E-004</text:p>
          </table:table-cell>
          <table:table-cell office:value-type="float" office:value="0.0002976454">
            <text:p>2.98E-004</text:p>
          </table:table-cell>
          <table:table-cell office:value-type="float" office:value="0.0002984722">
            <text:p>2.98E-004</text:p>
          </table:table-cell>
          <table:table-cell office:value-type="float" office:value="0.00029917285">
            <text:p>2.99E-004</text:p>
          </table:table-cell>
          <table:table-cell office:value-type="float" office:value="0.00030030846">
            <text:p>3.00E-004</text:p>
          </table:table-cell>
          <table:table-cell office:value-type="float" office:value="0.00030109406">
            <text:p>3.01E-004</text:p>
          </table:table-cell>
          <table:table-cell office:value-type="float" office:value="0.0003029011">
            <text:p>3.03E-004</text:p>
          </table:table-cell>
          <table:table-cell office:value-type="float" office:value="0.00030319596">
            <text:p>3.03E-004</text:p>
          </table:table-cell>
          <table:table-cell office:value-type="float" office:value="0.00030447534">
            <text:p>3.04E-004</text:p>
          </table:table-cell>
          <table:table-cell office:value-type="float" office:value="0.00030502572">
            <text:p>3.05E-004</text:p>
          </table:table-cell>
          <table:table-cell office:value-type="float" office:value="0.00030707582">
            <text:p>3.07E-004</text:p>
          </table:table-cell>
          <table:table-cell office:value-type="float" office:value="0.00030770962">
            <text:p>3.08E-004</text:p>
          </table:table-cell>
          <table:table-cell office:value-type="float" office:value="0.00030857912">
            <text:p>3.09E-004</text:p>
          </table:table-cell>
          <table:table-cell office:value-type="float" office:value="0.00030952823">
            <text:p>3.10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06 Black Polished Chrome.mp3</text:p>
          </table:table-cell>
          <table:table-cell office:value-type="float" office:value="0.086121395">
            <text:p>0.086121395</text:p>
          </table:table-cell>
          <table:table-cell office:value-type="float" office:value="0.108386256">
            <text:p>0.108386256</text:p>
          </table:table-cell>
          <table:table-cell office:value-type="float" office:value="0.072026916">
            <text:p>0.072026916</text:p>
          </table:table-cell>
          <table:table-cell office:value-type="float" office:value="0.059382685">
            <text:p>0.059382685</text:p>
          </table:table-cell>
          <table:table-cell office:value-type="float" office:value="0.054876707">
            <text:p>0.054876707</text:p>
          </table:table-cell>
          <table:table-cell office:value-type="float" office:value="0.05834477">
            <text:p>0.05834477</text:p>
          </table:table-cell>
          <table:table-cell office:value-type="float" office:value="0.047466103">
            <text:p>0.047466103</text:p>
          </table:table-cell>
          <table:table-cell office:value-type="float" office:value="0.0310508">
            <text:p>0.0310508</text:p>
          </table:table-cell>
          <table:table-cell office:value-type="float" office:value="0.022366665">
            <text:p>0.022366665</text:p>
          </table:table-cell>
          <table:table-cell office:value-type="float" office:value="0.01641322">
            <text:p>0.01641322</text:p>
          </table:table-cell>
          <table:table-cell office:value-type="float" office:value="0.015448277">
            <text:p>0.015448277</text:p>
          </table:table-cell>
          <table:table-cell office:value-type="float" office:value="0.01878601">
            <text:p>0.01878601</text:p>
          </table:table-cell>
          <table:table-cell office:value-type="float" office:value="0.015872378">
            <text:p>0.015872378</text:p>
          </table:table-cell>
          <table:table-cell office:value-type="float" office:value="0.01724472">
            <text:p>0.01724472</text:p>
          </table:table-cell>
          <table:table-cell office:value-type="float" office:value="0.011565709">
            <text:p>0.011565709</text:p>
          </table:table-cell>
          <table:table-cell office:value-type="float" office:value="0.016393904">
            <text:p>0.016393904</text:p>
          </table:table-cell>
          <table:table-cell office:value-type="float" office:value="0.01145496">
            <text:p>0.01145496</text:p>
          </table:table-cell>
          <table:table-cell office:value-type="float" office:value="0.012605386">
            <text:p>0.012605386</text:p>
          </table:table-cell>
          <table:table-cell office:value-type="float" office:value="0.011755642">
            <text:p>0.011755642</text:p>
          </table:table-cell>
          <table:table-cell office:value-type="float" office:value="0.013247565">
            <text:p>0.013247565</text:p>
          </table:table-cell>
          <table:table-cell office:value-type="float" office:value="0.015719237">
            <text:p>0.015719237</text:p>
          </table:table-cell>
          <table:table-cell office:value-type="float" office:value="0.012425084">
            <text:p>0.012425084</text:p>
          </table:table-cell>
          <table:table-cell office:value-type="float" office:value="0.010480775">
            <text:p>0.010480775</text:p>
          </table:table-cell>
          <table:table-cell office:value-type="float" office:value="0.013551077">
            <text:p>0.013551077</text:p>
          </table:table-cell>
          <table:table-cell office:value-type="float" office:value="0.010723675">
            <text:p>0.010723675</text:p>
          </table:table-cell>
          <table:table-cell office:value-type="float" office:value="0.016287837">
            <text:p>0.016287837</text:p>
          </table:table-cell>
          <table:table-cell office:value-type="float" office:value="0.019933106">
            <text:p>0.019933106</text:p>
          </table:table-cell>
          <table:table-cell office:value-type="float" office:value="0.012417311">
            <text:p>0.012417311</text:p>
          </table:table-cell>
          <table:table-cell office:value-type="float" office:value="0.010681529">
            <text:p>0.010681529</text:p>
          </table:table-cell>
          <table:table-cell office:value-type="float" office:value="0.011439007">
            <text:p>0.011439007</text:p>
          </table:table-cell>
          <table:table-cell office:value-type="float" office:value="0.009744248">
            <text:p>0.009744248</text:p>
          </table:table-cell>
          <table:table-cell office:value-type="float" office:value="0.009794893">
            <text:p>0.009794893</text:p>
          </table:table-cell>
          <table:table-cell office:value-type="float" office:value="0.0074109905">
            <text:p>0.0074109905</text:p>
          </table:table-cell>
          <table:table-cell office:value-type="float" office:value="0.0069527403">
            <text:p>0.0069527403</text:p>
          </table:table-cell>
          <table:table-cell office:value-type="float" office:value="0.008102886">
            <text:p>0.008102886</text:p>
          </table:table-cell>
          <table:table-cell office:value-type="float" office:value="0.008543546">
            <text:p>0.008543546</text:p>
          </table:table-cell>
          <table:table-cell office:value-type="float" office:value="0.010260245">
            <text:p>0.010260245</text:p>
          </table:table-cell>
          <table:table-cell office:value-type="float" office:value="0.00954152">
            <text:p>0.00954152</text:p>
          </table:table-cell>
          <table:table-cell office:value-type="float" office:value="0.011924993">
            <text:p>0.011924993</text:p>
          </table:table-cell>
          <table:table-cell office:value-type="float" office:value="0.012409323">
            <text:p>0.012409323</text:p>
          </table:table-cell>
          <table:table-cell office:value-type="float" office:value="0.009677669">
            <text:p>0.009677669</text:p>
          </table:table-cell>
          <table:table-cell office:value-type="float" office:value="0.011717092">
            <text:p>0.011717092</text:p>
          </table:table-cell>
          <table:table-cell office:value-type="float" office:value="0.010574263">
            <text:p>0.010574263</text:p>
          </table:table-cell>
          <table:table-cell office:value-type="float" office:value="0.012389771">
            <text:p>0.012389771</text:p>
          </table:table-cell>
          <table:table-cell office:value-type="float" office:value="0.010073211">
            <text:p>0.010073211</text:p>
          </table:table-cell>
          <table:table-cell office:value-type="float" office:value="0.011185576">
            <text:p>0.011185576</text:p>
          </table:table-cell>
          <table:table-cell office:value-type="float" office:value="0.014477844">
            <text:p>0.014477844</text:p>
          </table:table-cell>
          <table:table-cell office:value-type="float" office:value="0.011873363">
            <text:p>0.011873363</text:p>
          </table:table-cell>
          <table:table-cell office:value-type="float" office:value="0.0121983215">
            <text:p>0.0121983215</text:p>
          </table:table-cell>
          <table:table-cell office:value-type="float" office:value="0.012199316">
            <text:p>0.012199316</text:p>
          </table:table-cell>
          <table:table-cell office:value-type="float" office:value="0.009592938">
            <text:p>0.009592938</text:p>
          </table:table-cell>
          <table:table-cell office:value-type="float" office:value="0.010679243">
            <text:p>0.010679243</text:p>
          </table:table-cell>
          <table:table-cell office:value-type="float" office:value="0.010698485">
            <text:p>0.010698485</text:p>
          </table:table-cell>
          <table:table-cell office:value-type="float" office:value="0.00639118">
            <text:p>0.00639118</text:p>
          </table:table-cell>
          <table:table-cell office:value-type="float" office:value="0.0066761924">
            <text:p>0.0066761924</text:p>
          </table:table-cell>
          <table:table-cell office:value-type="float" office:value="0.0065578944">
            <text:p>0.0065578944</text:p>
          </table:table-cell>
          <table:table-cell office:value-type="float" office:value="0.0063668857">
            <text:p>0.0063668857</text:p>
          </table:table-cell>
          <table:table-cell office:value-type="float" office:value="0.0066291485">
            <text:p>0.0066291485</text:p>
          </table:table-cell>
          <table:table-cell office:value-type="float" office:value="0.007010292">
            <text:p>0.007010292</text:p>
          </table:table-cell>
          <table:table-cell office:value-type="float" office:value="0.0059386003">
            <text:p>0.0059386003</text:p>
          </table:table-cell>
          <table:table-cell office:value-type="float" office:value="0.006359596">
            <text:p>0.006359596</text:p>
          </table:table-cell>
          <table:table-cell office:value-type="float" office:value="0.007198455">
            <text:p>0.007198455</text:p>
          </table:table-cell>
          <table:table-cell office:value-type="float" office:value="0.0067737643">
            <text:p>0.0067737643</text:p>
          </table:table-cell>
          <table:table-cell office:value-type="float" office:value="0.004872531">
            <text:p>0.004872531</text:p>
          </table:table-cell>
          <table:table-cell office:value-type="float" office:value="0.005462976">
            <text:p>0.005462976</text:p>
          </table:table-cell>
          <table:table-cell office:value-type="float" office:value="0.0076527856">
            <text:p>0.0076527856</text:p>
          </table:table-cell>
          <table:table-cell office:value-type="float" office:value="0.0068398146">
            <text:p>0.0068398146</text:p>
          </table:table-cell>
          <table:table-cell office:value-type="float" office:value="0.0066693383">
            <text:p>0.0066693383</text:p>
          </table:table-cell>
          <table:table-cell office:value-type="float" office:value="0.0066921464">
            <text:p>0.0066921464</text:p>
          </table:table-cell>
          <table:table-cell office:value-type="float" office:value="0.0068437993">
            <text:p>0.0068437993</text:p>
          </table:table-cell>
          <table:table-cell office:value-type="float" office:value="0.006834775">
            <text:p>0.006834775</text:p>
          </table:table-cell>
          <table:table-cell office:value-type="float" office:value="0.006824045">
            <text:p>0.006824045</text:p>
          </table:table-cell>
          <table:table-cell office:value-type="float" office:value="0.0057847835">
            <text:p>0.0057847835</text:p>
          </table:table-cell>
          <table:table-cell office:value-type="float" office:value="0.0061312057">
            <text:p>0.0061312057</text:p>
          </table:table-cell>
          <table:table-cell office:value-type="float" office:value="0.0056742453">
            <text:p>0.0056742453</text:p>
          </table:table-cell>
          <table:table-cell office:value-type="float" office:value="0.006375544">
            <text:p>0.006375544</text:p>
          </table:table-cell>
          <table:table-cell office:value-type="float" office:value="0.0062186723">
            <text:p>0.0062186723</text:p>
          </table:table-cell>
          <table:table-cell office:value-type="float" office:value="0.005667189">
            <text:p>0.005667189</text:p>
          </table:table-cell>
          <table:table-cell office:value-type="float" office:value="0.0062439833">
            <text:p>0.0062439833</text:p>
          </table:table-cell>
          <table:table-cell office:value-type="float" office:value="0.0058428454">
            <text:p>0.0058428454</text:p>
          </table:table-cell>
          <table:table-cell office:value-type="float" office:value="0.0065751574">
            <text:p>0.0065751574</text:p>
          </table:table-cell>
          <table:table-cell office:value-type="float" office:value="0.007129209">
            <text:p>0.007129209</text:p>
          </table:table-cell>
          <table:table-cell office:value-type="float" office:value="0.007954364">
            <text:p>0.007954364</text:p>
          </table:table-cell>
          <table:table-cell office:value-type="float" office:value="0.007981704">
            <text:p>0.007981704</text:p>
          </table:table-cell>
          <table:table-cell office:value-type="float" office:value="0.006705616">
            <text:p>0.006705616</text:p>
          </table:table-cell>
          <table:table-cell office:value-type="float" office:value="0.008839835">
            <text:p>0.008839835</text:p>
          </table:table-cell>
          <table:table-cell office:value-type="float" office:value="0.007156707">
            <text:p>0.007156707</text:p>
          </table:table-cell>
          <table:table-cell office:value-type="float" office:value="0.00727271">
            <text:p>0.00727271</text:p>
          </table:table-cell>
          <table:table-cell office:value-type="float" office:value="0.007307274">
            <text:p>0.007307274</text:p>
          </table:table-cell>
          <table:table-cell office:value-type="float" office:value="0.0073338114">
            <text:p>0.0073338114</text:p>
          </table:table-cell>
          <table:table-cell office:value-type="float" office:value="0.007718345">
            <text:p>0.007718345</text:p>
          </table:table-cell>
          <table:table-cell office:value-type="float" office:value="0.0071599437">
            <text:p>0.0071599437</text:p>
          </table:table-cell>
          <table:table-cell office:value-type="float" office:value="0.007542353">
            <text:p>0.007542353</text:p>
          </table:table-cell>
          <table:table-cell office:value-type="float" office:value="0.006970611">
            <text:p>0.006970611</text:p>
          </table:table-cell>
          <table:table-cell office:value-type="float" office:value="0.00854576">
            <text:p>0.00854576</text:p>
          </table:table-cell>
          <table:table-cell office:value-type="float" office:value="0.0070573757">
            <text:p>0.0070573757</text:p>
          </table:table-cell>
          <table:table-cell office:value-type="float" office:value="0.0073287115">
            <text:p>0.0073287115</text:p>
          </table:table-cell>
          <table:table-cell office:value-type="float" office:value="0.006956705">
            <text:p>0.006956705</text:p>
          </table:table-cell>
          <table:table-cell office:value-type="float" office:value="0.007063978">
            <text:p>0.007063978</text:p>
          </table:table-cell>
          <table:table-cell office:value-type="float" office:value="0.0064022434">
            <text:p>0.0064022434</text:p>
          </table:table-cell>
          <table:table-cell office:value-type="float" office:value="0.007248032">
            <text:p>0.007248032</text:p>
          </table:table-cell>
          <table:table-cell office:value-type="float" office:value="0.007086642">
            <text:p>0.007086642</text:p>
          </table:table-cell>
          <table:table-cell office:value-type="float" office:value="0.0058540534">
            <text:p>0.0058540534</text:p>
          </table:table-cell>
          <table:table-cell office:value-type="float" office:value="0.005777071">
            <text:p>0.005777071</text:p>
          </table:table-cell>
          <table:table-cell office:value-type="float" office:value="0.006138464">
            <text:p>0.006138464</text:p>
          </table:table-cell>
          <table:table-cell office:value-type="float" office:value="0.0070534362">
            <text:p>0.0070534362</text:p>
          </table:table-cell>
          <table:table-cell office:value-type="float" office:value="0.0058903107">
            <text:p>0.0058903107</text:p>
          </table:table-cell>
          <table:table-cell office:value-type="float" office:value="0.006115549">
            <text:p>0.006115549</text:p>
          </table:table-cell>
          <table:table-cell office:value-type="float" office:value="0.005729865">
            <text:p>0.005729865</text:p>
          </table:table-cell>
          <table:table-cell office:value-type="float" office:value="0.0065021305">
            <text:p>0.0065021305</text:p>
          </table:table-cell>
          <table:table-cell office:value-type="float" office:value="0.0057001025">
            <text:p>0.0057001025</text:p>
          </table:table-cell>
          <table:table-cell office:value-type="float" office:value="0.0053332653">
            <text:p>0.0053332653</text:p>
          </table:table-cell>
          <table:table-cell office:value-type="float" office:value="0.0059594368">
            <text:p>0.0059594368</text:p>
          </table:table-cell>
          <table:table-cell office:value-type="float" office:value="0.0057113157">
            <text:p>0.0057113157</text:p>
          </table:table-cell>
          <table:table-cell office:value-type="float" office:value="0.006215733">
            <text:p>0.006215733</text:p>
          </table:table-cell>
          <table:table-cell office:value-type="float" office:value="0.005713144">
            <text:p>0.005713144</text:p>
          </table:table-cell>
          <table:table-cell office:value-type="float" office:value="0.004934141">
            <text:p>0.004934141</text:p>
          </table:table-cell>
          <table:table-cell office:value-type="float" office:value="0.00531523">
            <text:p>0.00531523</text:p>
          </table:table-cell>
          <table:table-cell office:value-type="float" office:value="0.0050531486">
            <text:p>0.0050531486</text:p>
          </table:table-cell>
          <table:table-cell office:value-type="float" office:value="0.0044376743">
            <text:p>0.0044376743</text:p>
          </table:table-cell>
          <table:table-cell office:value-type="float" office:value="0.0044049">
            <text:p>0.0044049</text:p>
          </table:table-cell>
          <table:table-cell office:value-type="float" office:value="0.0050919037">
            <text:p>0.0050919037</text:p>
          </table:table-cell>
          <table:table-cell office:value-type="float" office:value="0.0049986388">
            <text:p>0.0049986388</text:p>
          </table:table-cell>
          <table:table-cell office:value-type="float" office:value="0.004446997">
            <text:p>0.004446997</text:p>
          </table:table-cell>
          <table:table-cell office:value-type="float" office:value="0.0039066747">
            <text:p>0.0039066747</text:p>
          </table:table-cell>
          <table:table-cell office:value-type="float" office:value="0.0034306287">
            <text:p>0.0034306287</text:p>
          </table:table-cell>
          <table:table-cell office:value-type="float" office:value="0.0038049892">
            <text:p>0.0038049892</text:p>
          </table:table-cell>
          <table:table-cell office:value-type="float" office:value="0.00532542">
            <text:p>0.00532542</text:p>
          </table:table-cell>
          <table:table-cell office:value-type="float" office:value="0.004312763">
            <text:p>0.004312763</text:p>
          </table:table-cell>
          <table:table-cell office:value-type="float" office:value="0.0043883496">
            <text:p>0.0043883496</text:p>
          </table:table-cell>
          <table:table-cell office:value-type="float" office:value="0.0040156287">
            <text:p>0.0040156287</text:p>
          </table:table-cell>
          <table:table-cell office:value-type="float" office:value="0.0045735873">
            <text:p>0.0045735873</text:p>
          </table:table-cell>
          <table:table-cell office:value-type="float" office:value="0.0046802424">
            <text:p>0.0046802424</text:p>
          </table:table-cell>
          <table:table-cell office:value-type="float" office:value="0.004141957">
            <text:p>0.004141957</text:p>
          </table:table-cell>
          <table:table-cell office:value-type="float" office:value="0.0038045223">
            <text:p>0.0038045223</text:p>
          </table:table-cell>
          <table:table-cell office:value-type="float" office:value="0.0033327886">
            <text:p>0.0033327886</text:p>
          </table:table-cell>
          <table:table-cell office:value-type="float" office:value="0.0035473357">
            <text:p>0.0035473357</text:p>
          </table:table-cell>
          <table:table-cell office:value-type="float" office:value="0.0044705663">
            <text:p>0.0044705663</text:p>
          </table:table-cell>
          <table:table-cell office:value-type="float" office:value="0.0035879256">
            <text:p>0.0035879256</text:p>
          </table:table-cell>
          <table:table-cell office:value-type="float" office:value="0.0032342114">
            <text:p>0.0032342114</text:p>
          </table:table-cell>
          <table:table-cell office:value-type="float" office:value="0.003982431">
            <text:p>0.003982431</text:p>
          </table:table-cell>
          <table:table-cell office:value-type="float" office:value="0.003848069">
            <text:p>0.003848069</text:p>
          </table:table-cell>
          <table:table-cell office:value-type="float" office:value="0.0043944833">
            <text:p>0.0043944833</text:p>
          </table:table-cell>
          <table:table-cell office:value-type="float" office:value="0.0035473877">
            <text:p>0.0035473877</text:p>
          </table:table-cell>
          <table:table-cell office:value-type="float" office:value="0.0031298418">
            <text:p>0.0031298418</text:p>
          </table:table-cell>
          <table:table-cell office:value-type="float" office:value="0.003405756">
            <text:p>0.003405756</text:p>
          </table:table-cell>
          <table:table-cell office:value-type="float" office:value="0.003144186">
            <text:p>0.003144186</text:p>
          </table:table-cell>
          <table:table-cell office:value-type="float" office:value="0.00338309">
            <text:p>0.00338309</text:p>
          </table:table-cell>
          <table:table-cell office:value-type="float" office:value="0.003343065">
            <text:p>0.003343065</text:p>
          </table:table-cell>
          <table:table-cell office:value-type="float" office:value="0.0033614226">
            <text:p>0.0033614226</text:p>
          </table:table-cell>
          <table:table-cell office:value-type="float" office:value="0.0034883888">
            <text:p>0.0034883888</text:p>
          </table:table-cell>
          <table:table-cell office:value-type="float" office:value="0.0029812271">
            <text:p>0.0029812271</text:p>
          </table:table-cell>
          <table:table-cell office:value-type="float" office:value="0.0031339051">
            <text:p>0.0031339051</text:p>
          </table:table-cell>
          <table:table-cell office:value-type="float" office:value="0.003122366">
            <text:p>0.003122366</text:p>
          </table:table-cell>
          <table:table-cell office:value-type="float" office:value="0.0034429664">
            <text:p>0.0034429664</text:p>
          </table:table-cell>
          <table:table-cell office:value-type="float" office:value="0.0030851897">
            <text:p>0.0030851897</text:p>
          </table:table-cell>
          <table:table-cell office:value-type="float" office:value="0.0034097491">
            <text:p>0.0034097491</text:p>
          </table:table-cell>
          <table:table-cell office:value-type="float" office:value="0.003062859">
            <text:p>0.003062859</text:p>
          </table:table-cell>
          <table:table-cell office:value-type="float" office:value="0.0027321079">
            <text:p>0.0027321079</text:p>
          </table:table-cell>
          <table:table-cell office:value-type="float" office:value="0.0030054976">
            <text:p>0.0030054976</text:p>
          </table:table-cell>
          <table:table-cell office:value-type="float" office:value="0.0031550322">
            <text:p>0.0031550322</text:p>
          </table:table-cell>
          <table:table-cell office:value-type="float" office:value="0.003119205">
            <text:p>0.003119205</text:p>
          </table:table-cell>
          <table:table-cell office:value-type="float" office:value="0.0029645024">
            <text:p>0.0029645024</text:p>
          </table:table-cell>
          <table:table-cell office:value-type="float" office:value="0.003486449">
            <text:p>0.003486449</text:p>
          </table:table-cell>
          <table:table-cell office:value-type="float" office:value="0.0038909193">
            <text:p>0.0038909193</text:p>
          </table:table-cell>
          <table:table-cell office:value-type="float" office:value="0.0032299364">
            <text:p>0.0032299364</text:p>
          </table:table-cell>
          <table:table-cell office:value-type="float" office:value="0.0029028098">
            <text:p>0.0029028098</text:p>
          </table:table-cell>
          <table:table-cell office:value-type="float" office:value="0.0027464167">
            <text:p>0.0027464167</text:p>
          </table:table-cell>
          <table:table-cell office:value-type="float" office:value="0.00324308">
            <text:p>0.00324308</text:p>
          </table:table-cell>
          <table:table-cell office:value-type="float" office:value="0.003302387">
            <text:p>0.003302387</text:p>
          </table:table-cell>
          <table:table-cell office:value-type="float" office:value="0.0028420424">
            <text:p>0.0028420424</text:p>
          </table:table-cell>
          <table:table-cell office:value-type="float" office:value="0.003163857">
            <text:p>0.003163857</text:p>
          </table:table-cell>
          <table:table-cell office:value-type="float" office:value="0.002820416">
            <text:p>0.002820416</text:p>
          </table:table-cell>
          <table:table-cell office:value-type="float" office:value="0.003031294">
            <text:p>0.003031294</text:p>
          </table:table-cell>
          <table:table-cell office:value-type="float" office:value="0.0028396994">
            <text:p>0.0028396994</text:p>
          </table:table-cell>
          <table:table-cell office:value-type="float" office:value="0.0028302555">
            <text:p>0.0028302555</text:p>
          </table:table-cell>
          <table:table-cell office:value-type="float" office:value="0.0028892993">
            <text:p>0.0028892993</text:p>
          </table:table-cell>
          <table:table-cell office:value-type="float" office:value="0.002597453">
            <text:p>0.002597453</text:p>
          </table:table-cell>
          <table:table-cell office:value-type="float" office:value="0.0022770748">
            <text:p>0.0022770748</text:p>
          </table:table-cell>
          <table:table-cell office:value-type="float" office:value="0.0030202272">
            <text:p>0.0030202272</text:p>
          </table:table-cell>
          <table:table-cell office:value-type="float" office:value="0.002816828">
            <text:p>0.002816828</text:p>
          </table:table-cell>
          <table:table-cell office:value-type="float" office:value="0.0027692083">
            <text:p>0.0027692083</text:p>
          </table:table-cell>
          <table:table-cell office:value-type="float" office:value="0.0026544763">
            <text:p>0.0026544763</text:p>
          </table:table-cell>
          <table:table-cell office:value-type="float" office:value="0.0027262205">
            <text:p>0.0027262205</text:p>
          </table:table-cell>
          <table:table-cell office:value-type="float" office:value="0.0025161793">
            <text:p>0.0025161793</text:p>
          </table:table-cell>
          <table:table-cell office:value-type="float" office:value="0.0024711632">
            <text:p>0.0024711632</text:p>
          </table:table-cell>
          <table:table-cell office:value-type="float" office:value="0.0015054103">
            <text:p>0.0015054103</text:p>
          </table:table-cell>
          <table:table-cell office:value-type="float" office:value="0.0015203469">
            <text:p>0.0015203469</text:p>
          </table:table-cell>
          <table:table-cell office:value-type="float" office:value="0.0016577616">
            <text:p>0.0016577616</text:p>
          </table:table-cell>
          <table:table-cell office:value-type="float" office:value="0.0017930724">
            <text:p>0.0017930724</text:p>
          </table:table-cell>
          <table:table-cell office:value-type="float" office:value="0.0014914143">
            <text:p>0.0014914143</text:p>
          </table:table-cell>
          <table:table-cell office:value-type="float" office:value="0.0014288923">
            <text:p>0.0014288923</text:p>
          </table:table-cell>
          <table:table-cell office:value-type="float" office:value="0.0014399786">
            <text:p>0.0014399786</text:p>
          </table:table-cell>
          <table:table-cell office:value-type="float" office:value="0.0013324367">
            <text:p>0.0013324367</text:p>
          </table:table-cell>
          <table:table-cell office:value-type="float" office:value="0.0012337582">
            <text:p>0.0012337582</text:p>
          </table:table-cell>
          <table:table-cell office:value-type="float" office:value="0.0011595398">
            <text:p>0.0011595398</text:p>
          </table:table-cell>
          <table:table-cell office:value-type="float" office:value="0.0012048812">
            <text:p>0.0012048812</text:p>
          </table:table-cell>
          <table:table-cell office:value-type="float" office:value="0.0015633758">
            <text:p>0.0015633758</text:p>
          </table:table-cell>
          <table:table-cell office:value-type="float" office:value="0.0017688645">
            <text:p>0.0017688645</text:p>
          </table:table-cell>
          <table:table-cell office:value-type="float" office:value="0.0015445288">
            <text:p>0.0015445288</text:p>
          </table:table-cell>
          <table:table-cell office:value-type="float" office:value="0.0012833158">
            <text:p>0.0012833158</text:p>
          </table:table-cell>
          <table:table-cell table:style-name="Default" office:value-type="float" office:value="0.0013462576">
            <text:p>0.0013462576</text:p>
          </table:table-cell>
          <table:table-cell office:value-type="float" office:value="0.0013107987">
            <text:p>0.0013107987</text:p>
          </table:table-cell>
          <table:table-cell office:value-type="float" office:value="0.0013290521">
            <text:p>0.0013290521</text:p>
          </table:table-cell>
          <table:table-cell office:value-type="float" office:value="0.0013439844">
            <text:p>0.0013439844</text:p>
          </table:table-cell>
          <table:table-cell office:value-type="float" office:value="0.0013260309">
            <text:p>0.0013260309</text:p>
          </table:table-cell>
          <table:table-cell office:value-type="float" office:value="0.0013764286">
            <text:p>0.0013764286</text:p>
          </table:table-cell>
          <table:table-cell office:value-type="float" office:value="0.00124987">
            <text:p>0.00124987</text:p>
          </table:table-cell>
          <table:table-cell office:value-type="float" office:value="0.0012117953">
            <text:p>0.0012117953</text:p>
          </table:table-cell>
          <table:table-cell table:style-name="Default" office:value-type="float" office:value="0.0011369366">
            <text:p>0.0011369366</text:p>
          </table:table-cell>
          <table:table-cell table:style-name="Default" office:value-type="float" office:value="0.001188794">
            <text:p>0.001188794</text:p>
          </table:table-cell>
          <table:table-cell office:value-type="float" office:value="0.0009816749">
            <text:p>9.82E-004</text:p>
          </table:table-cell>
          <table:table-cell table:style-name="Default" office:value-type="float" office:value="0.0010644601">
            <text:p>0.0010644601</text:p>
          </table:table-cell>
          <table:table-cell table:style-name="Default" office:value-type="float" office:value="0.0014308912">
            <text:p>0.0014308912</text:p>
          </table:table-cell>
          <table:table-cell table:style-name="Default" office:value-type="float" office:value="0.0015059359">
            <text:p>0.0015059359</text:p>
          </table:table-cell>
          <table:table-cell table:style-name="Default" office:value-type="float" office:value="0.0012452384">
            <text:p>0.0012452384</text:p>
          </table:table-cell>
          <table:table-cell table:style-name="Default" office:value-type="float" office:value="0.0010139047">
            <text:p>0.0010139047</text:p>
          </table:table-cell>
          <table:table-cell office:value-type="float" office:value="0.00096617464">
            <text:p>9.66E-004</text:p>
          </table:table-cell>
          <table:table-cell table:style-name="Default" office:value-type="float" office:value="0.0011814398">
            <text:p>0.0011814398</text:p>
          </table:table-cell>
          <table:table-cell table:style-name="Default" office:value-type="float" office:value="0.0012295613">
            <text:p>0.0012295613</text:p>
          </table:table-cell>
          <table:table-cell table:style-name="Default" office:value-type="float" office:value="0.0011140943">
            <text:p>0.0011140943</text:p>
          </table:table-cell>
          <table:table-cell table:style-name="Default" office:value-type="float" office:value="0.0010658649">
            <text:p>0.0010658649</text:p>
          </table:table-cell>
          <table:table-cell table:style-name="Default" office:value-type="float" office:value="0.0010464444">
            <text:p>0.0010464444</text:p>
          </table:table-cell>
          <table:table-cell table:style-name="Default" office:value-type="float" office:value="0.0011030872">
            <text:p>0.0011030872</text:p>
          </table:table-cell>
          <table:table-cell table:style-name="Default" office:value-type="float" office:value="0.0010596312">
            <text:p>0.0010596312</text:p>
          </table:table-cell>
          <table:table-cell office:value-type="float" office:value="0.0009999888">
            <text:p>1.00E-003</text:p>
          </table:table-cell>
          <table:table-cell table:style-name="Default" office:value-type="float" office:value="0.0010145393">
            <text:p>0.0010145393</text:p>
          </table:table-cell>
          <table:table-cell office:value-type="float" office:value="0.0009288042">
            <text:p>9.29E-004</text:p>
          </table:table-cell>
          <table:table-cell office:value-type="float" office:value="0.00083385856">
            <text:p>8.34E-004</text:p>
          </table:table-cell>
          <table:table-cell office:value-type="float" office:value="0.00077362434">
            <text:p>7.74E-004</text:p>
          </table:table-cell>
          <table:table-cell office:value-type="float" office:value="0.0007471573">
            <text:p>7.47E-004</text:p>
          </table:table-cell>
          <table:table-cell office:value-type="float" office:value="0.0007403208">
            <text:p>7.40E-004</text:p>
          </table:table-cell>
          <table:table-cell office:value-type="float" office:value="0.0007397677">
            <text:p>7.40E-004</text:p>
          </table:table-cell>
          <table:table-cell office:value-type="float" office:value="0.00074169994">
            <text:p>7.42E-004</text:p>
          </table:table-cell>
          <table:table-cell office:value-type="float" office:value="0.000745155">
            <text:p>7.45E-004</text:p>
          </table:table-cell>
          <table:table-cell office:value-type="float" office:value="0.00074614264">
            <text:p>7.46E-004</text:p>
          </table:table-cell>
          <table:table-cell office:value-type="float" office:value="0.0007472883">
            <text:p>7.47E-004</text:p>
          </table:table-cell>
          <table:table-cell office:value-type="float" office:value="0.00074796897">
            <text:p>7.48E-004</text:p>
          </table:table-cell>
          <table:table-cell office:value-type="float" office:value="0.00075073354">
            <text:p>7.51E-004</text:p>
          </table:table-cell>
          <table:table-cell office:value-type="float" office:value="0.0007534264">
            <text:p>7.53E-004</text:p>
          </table:table-cell>
          <table:table-cell office:value-type="float" office:value="0.0007560072">
            <text:p>7.56E-004</text:p>
          </table:table-cell>
          <table:table-cell office:value-type="float" office:value="0.00075786625">
            <text:p>7.58E-004</text:p>
          </table:table-cell>
          <table:table-cell office:value-type="float" office:value="0.00076000293">
            <text:p>7.60E-004</text:p>
          </table:table-cell>
          <table:table-cell office:value-type="float" office:value="0.0007616873">
            <text:p>7.62E-004</text:p>
          </table:table-cell>
          <table:table-cell office:value-type="float" office:value="0.0007644841">
            <text:p>7.64E-004</text:p>
          </table:table-cell>
          <table:table-cell office:value-type="float" office:value="0.0007672878">
            <text:p>7.67E-004</text:p>
          </table:table-cell>
          <table:table-cell office:value-type="float" office:value="0.00076953415">
            <text:p>7.70E-004</text:p>
          </table:table-cell>
          <table:table-cell office:value-type="float" office:value="0.00077278574">
            <text:p>7.73E-004</text:p>
          </table:table-cell>
          <table:table-cell office:value-type="float" office:value="0.0007736896">
            <text:p>7.74E-004</text:p>
          </table:table-cell>
          <table:table-cell office:value-type="float" office:value="0.00077734474">
            <text:p>7.77E-004</text:p>
          </table:table-cell>
          <table:table-cell office:value-type="float" office:value="0.00077990326">
            <text:p>7.80E-004</text:p>
          </table:table-cell>
          <table:table-cell office:value-type="float" office:value="0.0007845768">
            <text:p>7.85E-004</text:p>
          </table:table-cell>
          <table:table-cell office:value-type="float" office:value="0.00078578555">
            <text:p>7.86E-004</text:p>
          </table:table-cell>
          <table:table-cell office:value-type="float" office:value="0.00078667596">
            <text:p>7.87E-004</text:p>
          </table:table-cell>
          <table:table-cell office:value-type="float" office:value="0.0007908218">
            <text:p>7.91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07 Latino Chrome.mp3</text:p>
          </table:table-cell>
          <table:table-cell office:value-type="float" office:value="0.048674576">
            <text:p>0.048674576</text:p>
          </table:table-cell>
          <table:table-cell office:value-type="float" office:value="0.06224013">
            <text:p>0.06224013</text:p>
          </table:table-cell>
          <table:table-cell office:value-type="float" office:value="0.046017997">
            <text:p>0.046017997</text:p>
          </table:table-cell>
          <table:table-cell office:value-type="float" office:value="0.02692126">
            <text:p>0.02692126</text:p>
          </table:table-cell>
          <table:table-cell office:value-type="float" office:value="0.021704426">
            <text:p>0.021704426</text:p>
          </table:table-cell>
          <table:table-cell office:value-type="float" office:value="0.020183263">
            <text:p>0.020183263</text:p>
          </table:table-cell>
          <table:table-cell office:value-type="float" office:value="0.014887802">
            <text:p>0.014887802</text:p>
          </table:table-cell>
          <table:table-cell office:value-type="float" office:value="0.010082486">
            <text:p>0.010082486</text:p>
          </table:table-cell>
          <table:table-cell office:value-type="float" office:value="0.009798377">
            <text:p>0.009798377</text:p>
          </table:table-cell>
          <table:table-cell office:value-type="float" office:value="0.0071205217">
            <text:p>0.0071205217</text:p>
          </table:table-cell>
          <table:table-cell office:value-type="float" office:value="0.008609315">
            <text:p>0.008609315</text:p>
          </table:table-cell>
          <table:table-cell office:value-type="float" office:value="0.006915457">
            <text:p>0.006915457</text:p>
          </table:table-cell>
          <table:table-cell office:value-type="float" office:value="0.005271626">
            <text:p>0.005271626</text:p>
          </table:table-cell>
          <table:table-cell office:value-type="float" office:value="0.0072081527">
            <text:p>0.0072081527</text:p>
          </table:table-cell>
          <table:table-cell office:value-type="float" office:value="0.004736906">
            <text:p>0.004736906</text:p>
          </table:table-cell>
          <table:table-cell office:value-type="float" office:value="0.0056662476">
            <text:p>0.0056662476</text:p>
          </table:table-cell>
          <table:table-cell office:value-type="float" office:value="0.006594342">
            <text:p>0.006594342</text:p>
          </table:table-cell>
          <table:table-cell office:value-type="float" office:value="0.010293363">
            <text:p>0.010293363</text:p>
          </table:table-cell>
          <table:table-cell office:value-type="float" office:value="0.0056618243">
            <text:p>0.0056618243</text:p>
          </table:table-cell>
          <table:table-cell office:value-type="float" office:value="0.0064624622">
            <text:p>0.0064624622</text:p>
          </table:table-cell>
          <table:table-cell office:value-type="float" office:value="0.010530833">
            <text:p>0.010530833</text:p>
          </table:table-cell>
          <table:table-cell office:value-type="float" office:value="0.006658102">
            <text:p>0.006658102</text:p>
          </table:table-cell>
          <table:table-cell office:value-type="float" office:value="0.0076805316">
            <text:p>0.0076805316</text:p>
          </table:table-cell>
          <table:table-cell office:value-type="float" office:value="0.008412619">
            <text:p>0.008412619</text:p>
          </table:table-cell>
          <table:table-cell office:value-type="float" office:value="0.0039828736">
            <text:p>0.0039828736</text:p>
          </table:table-cell>
          <table:table-cell office:value-type="float" office:value="0.004765764">
            <text:p>0.004765764</text:p>
          </table:table-cell>
          <table:table-cell office:value-type="float" office:value="0.006914018">
            <text:p>0.006914018</text:p>
          </table:table-cell>
          <table:table-cell office:value-type="float" office:value="0.006227477">
            <text:p>0.006227477</text:p>
          </table:table-cell>
          <table:table-cell office:value-type="float" office:value="0.004861653">
            <text:p>0.004861653</text:p>
          </table:table-cell>
          <table:table-cell office:value-type="float" office:value="0.005310637">
            <text:p>0.005310637</text:p>
          </table:table-cell>
          <table:table-cell office:value-type="float" office:value="0.0058316146">
            <text:p>0.0058316146</text:p>
          </table:table-cell>
          <table:table-cell office:value-type="float" office:value="0.004492836">
            <text:p>0.004492836</text:p>
          </table:table-cell>
          <table:table-cell office:value-type="float" office:value="0.003504686">
            <text:p>0.003504686</text:p>
          </table:table-cell>
          <table:table-cell office:value-type="float" office:value="0.003918062">
            <text:p>0.003918062</text:p>
          </table:table-cell>
          <table:table-cell office:value-type="float" office:value="0.006232066">
            <text:p>0.006232066</text:p>
          </table:table-cell>
          <table:table-cell office:value-type="float" office:value="0.0041271565">
            <text:p>0.0041271565</text:p>
          </table:table-cell>
          <table:table-cell office:value-type="float" office:value="0.0038207045">
            <text:p>0.0038207045</text:p>
          </table:table-cell>
          <table:table-cell office:value-type="float" office:value="0.0036924256">
            <text:p>0.0036924256</text:p>
          </table:table-cell>
          <table:table-cell office:value-type="float" office:value="0.0046823784">
            <text:p>0.0046823784</text:p>
          </table:table-cell>
          <table:table-cell office:value-type="float" office:value="0.004030027">
            <text:p>0.004030027</text:p>
          </table:table-cell>
          <table:table-cell office:value-type="float" office:value="0.004411038">
            <text:p>0.004411038</text:p>
          </table:table-cell>
          <table:table-cell office:value-type="float" office:value="0.0060272613">
            <text:p>0.0060272613</text:p>
          </table:table-cell>
          <table:table-cell office:value-type="float" office:value="0.0040848353">
            <text:p>0.0040848353</text:p>
          </table:table-cell>
          <table:table-cell office:value-type="float" office:value="0.0049852454">
            <text:p>0.0049852454</text:p>
          </table:table-cell>
          <table:table-cell office:value-type="float" office:value="0.0041473955">
            <text:p>0.0041473955</text:p>
          </table:table-cell>
          <table:table-cell office:value-type="float" office:value="0.004419612">
            <text:p>0.004419612</text:p>
          </table:table-cell>
          <table:table-cell office:value-type="float" office:value="0.0061766896">
            <text:p>0.0061766896</text:p>
          </table:table-cell>
          <table:table-cell office:value-type="float" office:value="0.0042839693">
            <text:p>0.0042839693</text:p>
          </table:table-cell>
          <table:table-cell office:value-type="float" office:value="0.0047127963">
            <text:p>0.0047127963</text:p>
          </table:table-cell>
          <table:table-cell office:value-type="float" office:value="0.0047243517">
            <text:p>0.0047243517</text:p>
          </table:table-cell>
          <table:table-cell office:value-type="float" office:value="0.004152791">
            <text:p>0.004152791</text:p>
          </table:table-cell>
          <table:table-cell office:value-type="float" office:value="0.0042926753">
            <text:p>0.0042926753</text:p>
          </table:table-cell>
          <table:table-cell office:value-type="float" office:value="0.0046315445">
            <text:p>0.0046315445</text:p>
          </table:table-cell>
          <table:table-cell office:value-type="float" office:value="0.003871317">
            <text:p>0.003871317</text:p>
          </table:table-cell>
          <table:table-cell office:value-type="float" office:value="0.004591042">
            <text:p>0.004591042</text:p>
          </table:table-cell>
          <table:table-cell office:value-type="float" office:value="0.0044170357">
            <text:p>0.0044170357</text:p>
          </table:table-cell>
          <table:table-cell office:value-type="float" office:value="0.0036019185">
            <text:p>0.0036019185</text:p>
          </table:table-cell>
          <table:table-cell office:value-type="float" office:value="0.0035889624">
            <text:p>0.0035889624</text:p>
          </table:table-cell>
          <table:table-cell office:value-type="float" office:value="0.0041241967">
            <text:p>0.0041241967</text:p>
          </table:table-cell>
          <table:table-cell office:value-type="float" office:value="0.003505016">
            <text:p>0.003505016</text:p>
          </table:table-cell>
          <table:table-cell office:value-type="float" office:value="0.004088718">
            <text:p>0.004088718</text:p>
          </table:table-cell>
          <table:table-cell office:value-type="float" office:value="0.003950826">
            <text:p>0.003950826</text:p>
          </table:table-cell>
          <table:table-cell office:value-type="float" office:value="0.0038962862">
            <text:p>0.0038962862</text:p>
          </table:table-cell>
          <table:table-cell office:value-type="float" office:value="0.0032340633">
            <text:p>0.0032340633</text:p>
          </table:table-cell>
          <table:table-cell office:value-type="float" office:value="0.0032192043">
            <text:p>0.0032192043</text:p>
          </table:table-cell>
          <table:table-cell office:value-type="float" office:value="0.0036745805">
            <text:p>0.0036745805</text:p>
          </table:table-cell>
          <table:table-cell office:value-type="float" office:value="0.0039883493">
            <text:p>0.0039883493</text:p>
          </table:table-cell>
          <table:table-cell office:value-type="float" office:value="0.0046861363">
            <text:p>0.0046861363</text:p>
          </table:table-cell>
          <table:table-cell office:value-type="float" office:value="0.0047391877">
            <text:p>0.0047391877</text:p>
          </table:table-cell>
          <table:table-cell office:value-type="float" office:value="0.0043130983">
            <text:p>0.0043130983</text:p>
          </table:table-cell>
          <table:table-cell office:value-type="float" office:value="0.0041079405">
            <text:p>0.0041079405</text:p>
          </table:table-cell>
          <table:table-cell office:value-type="float" office:value="0.0043321745">
            <text:p>0.0043321745</text:p>
          </table:table-cell>
          <table:table-cell office:value-type="float" office:value="0.0036824245">
            <text:p>0.0036824245</text:p>
          </table:table-cell>
          <table:table-cell office:value-type="float" office:value="0.0038325286">
            <text:p>0.0038325286</text:p>
          </table:table-cell>
          <table:table-cell office:value-type="float" office:value="0.0038657547">
            <text:p>0.0038657547</text:p>
          </table:table-cell>
          <table:table-cell office:value-type="float" office:value="0.004579817">
            <text:p>0.004579817</text:p>
          </table:table-cell>
          <table:table-cell office:value-type="float" office:value="0.0044347346">
            <text:p>0.0044347346</text:p>
          </table:table-cell>
          <table:table-cell office:value-type="float" office:value="0.004550117">
            <text:p>0.004550117</text:p>
          </table:table-cell>
          <table:table-cell office:value-type="float" office:value="0.004021868">
            <text:p>0.004021868</text:p>
          </table:table-cell>
          <table:table-cell office:value-type="float" office:value="0.004050554">
            <text:p>0.004050554</text:p>
          </table:table-cell>
          <table:table-cell office:value-type="float" office:value="0.0041233925">
            <text:p>0.0041233925</text:p>
          </table:table-cell>
          <table:table-cell office:value-type="float" office:value="0.004148087">
            <text:p>0.004148087</text:p>
          </table:table-cell>
          <table:table-cell office:value-type="float" office:value="0.004349835">
            <text:p>0.004349835</text:p>
          </table:table-cell>
          <table:table-cell office:value-type="float" office:value="0.004487398">
            <text:p>0.004487398</text:p>
          </table:table-cell>
          <table:table-cell office:value-type="float" office:value="0.0041532237">
            <text:p>0.0041532237</text:p>
          </table:table-cell>
          <table:table-cell office:value-type="float" office:value="0.0052680536">
            <text:p>0.0052680536</text:p>
          </table:table-cell>
          <table:table-cell office:value-type="float" office:value="0.004305308">
            <text:p>0.004305308</text:p>
          </table:table-cell>
          <table:table-cell office:value-type="float" office:value="0.0052713063">
            <text:p>0.0052713063</text:p>
          </table:table-cell>
          <table:table-cell office:value-type="float" office:value="0.0044379923">
            <text:p>0.0044379923</text:p>
          </table:table-cell>
          <table:table-cell office:value-type="float" office:value="0.004911718">
            <text:p>0.004911718</text:p>
          </table:table-cell>
          <table:table-cell office:value-type="float" office:value="0.004481479">
            <text:p>0.004481479</text:p>
          </table:table-cell>
          <table:table-cell office:value-type="float" office:value="0.004675666">
            <text:p>0.004675666</text:p>
          </table:table-cell>
          <table:table-cell office:value-type="float" office:value="0.0041247383">
            <text:p>0.0041247383</text:p>
          </table:table-cell>
          <table:table-cell office:value-type="float" office:value="0.0049181706">
            <text:p>0.0049181706</text:p>
          </table:table-cell>
          <table:table-cell office:value-type="float" office:value="0.0056185555">
            <text:p>0.0056185555</text:p>
          </table:table-cell>
          <table:table-cell office:value-type="float" office:value="0.005801951">
            <text:p>0.005801951</text:p>
          </table:table-cell>
          <table:table-cell office:value-type="float" office:value="0.005295107">
            <text:p>0.005295107</text:p>
          </table:table-cell>
          <table:table-cell office:value-type="float" office:value="0.0046327123">
            <text:p>0.0046327123</text:p>
          </table:table-cell>
          <table:table-cell office:value-type="float" office:value="0.0055316025">
            <text:p>0.0055316025</text:p>
          </table:table-cell>
          <table:table-cell office:value-type="float" office:value="0.005045815">
            <text:p>0.005045815</text:p>
          </table:table-cell>
          <table:table-cell office:value-type="float" office:value="0.005064725">
            <text:p>0.005064725</text:p>
          </table:table-cell>
          <table:table-cell office:value-type="float" office:value="0.004633332">
            <text:p>0.004633332</text:p>
          </table:table-cell>
          <table:table-cell office:value-type="float" office:value="0.0036887391">
            <text:p>0.0036887391</text:p>
          </table:table-cell>
          <table:table-cell office:value-type="float" office:value="0.0035329426">
            <text:p>0.0035329426</text:p>
          </table:table-cell>
          <table:table-cell office:value-type="float" office:value="0.004564322">
            <text:p>0.004564322</text:p>
          </table:table-cell>
          <table:table-cell office:value-type="float" office:value="0.0048532733">
            <text:p>0.0048532733</text:p>
          </table:table-cell>
          <table:table-cell office:value-type="float" office:value="0.0043818313">
            <text:p>0.0043818313</text:p>
          </table:table-cell>
          <table:table-cell office:value-type="float" office:value="0.0045435433">
            <text:p>0.0045435433</text:p>
          </table:table-cell>
          <table:table-cell office:value-type="float" office:value="0.004778892">
            <text:p>0.004778892</text:p>
          </table:table-cell>
          <table:table-cell office:value-type="float" office:value="0.0040978836">
            <text:p>0.0040978836</text:p>
          </table:table-cell>
          <table:table-cell office:value-type="float" office:value="0.0040585096">
            <text:p>0.0040585096</text:p>
          </table:table-cell>
          <table:table-cell office:value-type="float" office:value="0.00452243">
            <text:p>0.00452243</text:p>
          </table:table-cell>
          <table:table-cell office:value-type="float" office:value="0.0047323117">
            <text:p>0.0047323117</text:p>
          </table:table-cell>
          <table:table-cell office:value-type="float" office:value="0.00415101">
            <text:p>0.00415101</text:p>
          </table:table-cell>
          <table:table-cell office:value-type="float" office:value="0.004117905">
            <text:p>0.004117905</text:p>
          </table:table-cell>
          <table:table-cell office:value-type="float" office:value="0.004160541">
            <text:p>0.004160541</text:p>
          </table:table-cell>
          <table:table-cell office:value-type="float" office:value="0.003527099">
            <text:p>0.003527099</text:p>
          </table:table-cell>
          <table:table-cell office:value-type="float" office:value="0.0037283301">
            <text:p>0.0037283301</text:p>
          </table:table-cell>
          <table:table-cell office:value-type="float" office:value="0.0042358832">
            <text:p>0.0042358832</text:p>
          </table:table-cell>
          <table:table-cell office:value-type="float" office:value="0.0033388182">
            <text:p>0.0033388182</text:p>
          </table:table-cell>
          <table:table-cell office:value-type="float" office:value="0.0040204413">
            <text:p>0.0040204413</text:p>
          </table:table-cell>
          <table:table-cell office:value-type="float" office:value="0.0041300845">
            <text:p>0.0041300845</text:p>
          </table:table-cell>
          <table:table-cell office:value-type="float" office:value="0.003532313">
            <text:p>0.003532313</text:p>
          </table:table-cell>
          <table:table-cell office:value-type="float" office:value="0.003214328">
            <text:p>0.003214328</text:p>
          </table:table-cell>
          <table:table-cell office:value-type="float" office:value="0.0026194875">
            <text:p>0.0026194875</text:p>
          </table:table-cell>
          <table:table-cell office:value-type="float" office:value="0.0025649876">
            <text:p>0.0025649876</text:p>
          </table:table-cell>
          <table:table-cell office:value-type="float" office:value="0.003933828">
            <text:p>0.003933828</text:p>
          </table:table-cell>
          <table:table-cell office:value-type="float" office:value="0.004523544">
            <text:p>0.004523544</text:p>
          </table:table-cell>
          <table:table-cell office:value-type="float" office:value="0.0034021446">
            <text:p>0.0034021446</text:p>
          </table:table-cell>
          <table:table-cell office:value-type="float" office:value="0.0036652947">
            <text:p>0.0036652947</text:p>
          </table:table-cell>
          <table:table-cell office:value-type="float" office:value="0.004123841">
            <text:p>0.004123841</text:p>
          </table:table-cell>
          <table:table-cell office:value-type="float" office:value="0.0035915498">
            <text:p>0.0035915498</text:p>
          </table:table-cell>
          <table:table-cell office:value-type="float" office:value="0.0035816818">
            <text:p>0.0035816818</text:p>
          </table:table-cell>
          <table:table-cell office:value-type="float" office:value="0.0033444616">
            <text:p>0.0033444616</text:p>
          </table:table-cell>
          <table:table-cell office:value-type="float" office:value="0.0033885385">
            <text:p>0.0033885385</text:p>
          </table:table-cell>
          <table:table-cell office:value-type="float" office:value="0.0028156564">
            <text:p>0.0028156564</text:p>
          </table:table-cell>
          <table:table-cell office:value-type="float" office:value="0.004270538">
            <text:p>0.004270538</text:p>
          </table:table-cell>
          <table:table-cell office:value-type="float" office:value="0.0034221448">
            <text:p>0.0034221448</text:p>
          </table:table-cell>
          <table:table-cell office:value-type="float" office:value="0.0023115245">
            <text:p>0.0023115245</text:p>
          </table:table-cell>
          <table:table-cell office:value-type="float" office:value="0.0030310436">
            <text:p>0.0030310436</text:p>
          </table:table-cell>
          <table:table-cell office:value-type="float" office:value="0.0035575142">
            <text:p>0.0035575142</text:p>
          </table:table-cell>
          <table:table-cell office:value-type="float" office:value="0.0032671809">
            <text:p>0.0032671809</text:p>
          </table:table-cell>
          <table:table-cell office:value-type="float" office:value="0.0037931055">
            <text:p>0.0037931055</text:p>
          </table:table-cell>
          <table:table-cell office:value-type="float" office:value="0.0027599295">
            <text:p>0.0027599295</text:p>
          </table:table-cell>
          <table:table-cell office:value-type="float" office:value="0.0029003664">
            <text:p>0.0029003664</text:p>
          </table:table-cell>
          <table:table-cell office:value-type="float" office:value="0.0030352436">
            <text:p>0.0030352436</text:p>
          </table:table-cell>
          <table:table-cell office:value-type="float" office:value="0.0024725895">
            <text:p>0.0024725895</text:p>
          </table:table-cell>
          <table:table-cell office:value-type="float" office:value="0.0028721697">
            <text:p>0.0028721697</text:p>
          </table:table-cell>
          <table:table-cell office:value-type="float" office:value="0.0031574334">
            <text:p>0.0031574334</text:p>
          </table:table-cell>
          <table:table-cell office:value-type="float" office:value="0.003917434">
            <text:p>0.003917434</text:p>
          </table:table-cell>
          <table:table-cell office:value-type="float" office:value="0.003504741">
            <text:p>0.003504741</text:p>
          </table:table-cell>
          <table:table-cell office:value-type="float" office:value="0.0032095073">
            <text:p>0.0032095073</text:p>
          </table:table-cell>
          <table:table-cell office:value-type="float" office:value="0.0029203421">
            <text:p>0.0029203421</text:p>
          </table:table-cell>
          <table:table-cell office:value-type="float" office:value="0.003376104">
            <text:p>0.003376104</text:p>
          </table:table-cell>
          <table:table-cell office:value-type="float" office:value="0.0036634833">
            <text:p>0.0036634833</text:p>
          </table:table-cell>
          <table:table-cell office:value-type="float" office:value="0.0032088966">
            <text:p>0.0032088966</text:p>
          </table:table-cell>
          <table:table-cell office:value-type="float" office:value="0.003427787">
            <text:p>0.003427787</text:p>
          </table:table-cell>
          <table:table-cell office:value-type="float" office:value="0.0030078785">
            <text:p>0.0030078785</text:p>
          </table:table-cell>
          <table:table-cell office:value-type="float" office:value="0.002931906">
            <text:p>0.002931906</text:p>
          </table:table-cell>
          <table:table-cell office:value-type="float" office:value="0.0030253776">
            <text:p>0.0030253776</text:p>
          </table:table-cell>
          <table:table-cell office:value-type="float" office:value="0.0031924688">
            <text:p>0.0031924688</text:p>
          </table:table-cell>
          <table:table-cell office:value-type="float" office:value="0.0032463903">
            <text:p>0.0032463903</text:p>
          </table:table-cell>
          <table:table-cell office:value-type="float" office:value="0.003144205">
            <text:p>0.003144205</text:p>
          </table:table-cell>
          <table:table-cell office:value-type="float" office:value="0.004501694">
            <text:p>0.004501694</text:p>
          </table:table-cell>
          <table:table-cell office:value-type="float" office:value="0.003354959">
            <text:p>0.003354959</text:p>
          </table:table-cell>
          <table:table-cell office:value-type="float" office:value="0.0029945346">
            <text:p>0.0029945346</text:p>
          </table:table-cell>
          <table:table-cell office:value-type="float" office:value="0.0031007992">
            <text:p>0.0031007992</text:p>
          </table:table-cell>
          <table:table-cell office:value-type="float" office:value="0.0033708184">
            <text:p>0.0033708184</text:p>
          </table:table-cell>
          <table:table-cell office:value-type="float" office:value="0.0035070833">
            <text:p>0.0035070833</text:p>
          </table:table-cell>
          <table:table-cell office:value-type="float" office:value="0.0029645537">
            <text:p>0.0029645537</text:p>
          </table:table-cell>
          <table:table-cell office:value-type="float" office:value="0.0029794816">
            <text:p>0.0029794816</text:p>
          </table:table-cell>
          <table:table-cell office:value-type="float" office:value="0.0030548887">
            <text:p>0.0030548887</text:p>
          </table:table-cell>
          <table:table-cell office:value-type="float" office:value="0.002987905">
            <text:p>0.002987905</text:p>
          </table:table-cell>
          <table:table-cell office:value-type="float" office:value="0.0034655437">
            <text:p>0.0034655437</text:p>
          </table:table-cell>
          <table:table-cell office:value-type="float" office:value="0.0028122924">
            <text:p>0.0028122924</text:p>
          </table:table-cell>
          <table:table-cell office:value-type="float" office:value="0.0027667168">
            <text:p>0.0027667168</text:p>
          </table:table-cell>
          <table:table-cell office:value-type="float" office:value="0.0028876201">
            <text:p>0.0028876201</text:p>
          </table:table-cell>
          <table:table-cell office:value-type="float" office:value="0.0027607654">
            <text:p>0.0027607654</text:p>
          </table:table-cell>
          <table:table-cell office:value-type="float" office:value="0.0028757376">
            <text:p>0.0028757376</text:p>
          </table:table-cell>
          <table:table-cell office:value-type="float" office:value="0.0035120293">
            <text:p>0.0035120293</text:p>
          </table:table-cell>
          <table:table-cell office:value-type="float" office:value="0.0034650473">
            <text:p>0.0034650473</text:p>
          </table:table-cell>
          <table:table-cell office:value-type="float" office:value="0.0029905012">
            <text:p>0.0029905012</text:p>
          </table:table-cell>
          <table:table-cell office:value-type="float" office:value="0.002825465">
            <text:p>0.002825465</text:p>
          </table:table-cell>
          <table:table-cell office:value-type="float" office:value="0.003129372">
            <text:p>0.003129372</text:p>
          </table:table-cell>
          <table:table-cell office:value-type="float" office:value="0.0031518077">
            <text:p>0.0031518077</text:p>
          </table:table-cell>
          <table:table-cell office:value-type="float" office:value="0.003295531">
            <text:p>0.003295531</text:p>
          </table:table-cell>
          <table:table-cell office:value-type="float" office:value="0.0020901395">
            <text:p>0.0020901395</text:p>
          </table:table-cell>
          <table:table-cell office:value-type="float" office:value="0.0024351478">
            <text:p>0.0024351478</text:p>
          </table:table-cell>
          <table:table-cell office:value-type="float" office:value="0.0023791224">
            <text:p>0.0023791224</text:p>
          </table:table-cell>
          <table:table-cell office:value-type="float" office:value="0.0021947587">
            <text:p>0.0021947587</text:p>
          </table:table-cell>
          <table:table-cell office:value-type="float" office:value="0.0018012442">
            <text:p>0.0018012442</text:p>
          </table:table-cell>
          <table:table-cell office:value-type="float" office:value="0.0021625536">
            <text:p>0.0021625536</text:p>
          </table:table-cell>
          <table:table-cell office:value-type="float" office:value="0.0023274233">
            <text:p>0.0023274233</text:p>
          </table:table-cell>
          <table:table-cell office:value-type="float" office:value="0.002374371">
            <text:p>0.002374371</text:p>
          </table:table-cell>
          <table:table-cell office:value-type="float" office:value="0.0019398289">
            <text:p>0.0019398289</text:p>
          </table:table-cell>
          <table:table-cell office:value-type="float" office:value="0.0022171903">
            <text:p>0.0022171903</text:p>
          </table:table-cell>
          <table:table-cell office:value-type="float" office:value="0.001982445">
            <text:p>0.001982445</text:p>
          </table:table-cell>
          <table:table-cell office:value-type="float" office:value="0.0022850074">
            <text:p>0.0022850074</text:p>
          </table:table-cell>
          <table:table-cell office:value-type="float" office:value="0.0023132786">
            <text:p>0.0023132786</text:p>
          </table:table-cell>
          <table:table-cell office:value-type="float" office:value="0.0019182">
            <text:p>0.0019182</text:p>
          </table:table-cell>
          <table:table-cell office:value-type="float" office:value="0.0014168621">
            <text:p>0.0014168621</text:p>
          </table:table-cell>
          <table:table-cell table:style-name="Default" office:value-type="float" office:value="0.001202039">
            <text:p>0.001202039</text:p>
          </table:table-cell>
          <table:table-cell office:value-type="float" office:value="0.0015691343">
            <text:p>0.0015691343</text:p>
          </table:table-cell>
          <table:table-cell office:value-type="float" office:value="0.0021498872">
            <text:p>0.0021498872</text:p>
          </table:table-cell>
          <table:table-cell office:value-type="float" office:value="0.0023225727">
            <text:p>0.0023225727</text:p>
          </table:table-cell>
          <table:table-cell office:value-type="float" office:value="0.002079629">
            <text:p>0.002079629</text:p>
          </table:table-cell>
          <table:table-cell office:value-type="float" office:value="0.0021850457">
            <text:p>0.0021850457</text:p>
          </table:table-cell>
          <table:table-cell office:value-type="float" office:value="0.0021231011">
            <text:p>0.0021231011</text:p>
          </table:table-cell>
          <table:table-cell office:value-type="float" office:value="0.0015819562">
            <text:p>0.0015819562</text:p>
          </table:table-cell>
          <table:table-cell table:style-name="Default" office:value-type="float" office:value="0.0015762486">
            <text:p>0.0015762486</text:p>
          </table:table-cell>
          <table:table-cell table:style-name="Default" office:value-type="float" office:value="0.0012819099">
            <text:p>0.0012819099</text:p>
          </table:table-cell>
          <table:table-cell table:style-name="Default" office:value-type="float" office:value="0.001314908">
            <text:p>0.001314908</text:p>
          </table:table-cell>
          <table:table-cell table:style-name="Default" office:value-type="float" office:value="0.0021346929">
            <text:p>0.0021346929</text:p>
          </table:table-cell>
          <table:table-cell table:style-name="Default" office:value-type="float" office:value="0.002196912">
            <text:p>0.002196912</text:p>
          </table:table-cell>
          <table:table-cell table:style-name="Default" office:value-type="float" office:value="0.0015735354">
            <text:p>0.0015735354</text:p>
          </table:table-cell>
          <table:table-cell table:style-name="Default" office:value-type="float" office:value="0.0017453212">
            <text:p>0.0017453212</text:p>
          </table:table-cell>
          <table:table-cell table:style-name="Default" office:value-type="float" office:value="0.0014690405">
            <text:p>0.0014690405</text:p>
          </table:table-cell>
          <table:table-cell table:style-name="Default" office:value-type="float" office:value="0.0017387954">
            <text:p>0.0017387954</text:p>
          </table:table-cell>
          <table:table-cell table:style-name="Default" office:value-type="float" office:value="0.002188235">
            <text:p>0.002188235</text:p>
          </table:table-cell>
          <table:table-cell table:style-name="Default" office:value-type="float" office:value="0.002184285">
            <text:p>0.002184285</text:p>
          </table:table-cell>
          <table:table-cell table:style-name="Default" office:value-type="float" office:value="0.0017299089">
            <text:p>0.0017299089</text:p>
          </table:table-cell>
          <table:table-cell table:style-name="Default" office:value-type="float" office:value="0.0021176566">
            <text:p>0.0021176566</text:p>
          </table:table-cell>
          <table:table-cell table:style-name="Default" office:value-type="float" office:value="0.0019211731">
            <text:p>0.0019211731</text:p>
          </table:table-cell>
          <table:table-cell table:style-name="Default" office:value-type="float" office:value="0.001575888">
            <text:p>0.001575888</text:p>
          </table:table-cell>
          <table:table-cell table:style-name="Default" office:value-type="float" office:value="0.0010878097">
            <text:p>0.0010878097</text:p>
          </table:table-cell>
          <table:table-cell office:value-type="float" office:value="0.0007588913">
            <text:p>7.59E-004</text:p>
          </table:table-cell>
          <table:table-cell office:value-type="float" office:value="0.00074187305">
            <text:p>7.42E-004</text:p>
          </table:table-cell>
          <table:table-cell office:value-type="float" office:value="0.0007446104">
            <text:p>7.45E-004</text:p>
          </table:table-cell>
          <table:table-cell office:value-type="float" office:value="0.0007928209">
            <text:p>7.93E-004</text:p>
          </table:table-cell>
          <table:table-cell office:value-type="float" office:value="0.000884761">
            <text:p>8.85E-004</text:p>
          </table:table-cell>
          <table:table-cell office:value-type="float" office:value="0.00070440205">
            <text:p>7.04E-004</text:p>
          </table:table-cell>
          <table:table-cell office:value-type="float" office:value="0.0004076804">
            <text:p>4.08E-004</text:p>
          </table:table-cell>
          <table:table-cell office:value-type="float" office:value="0.00038772915">
            <text:p>3.88E-004</text:p>
          </table:table-cell>
          <table:table-cell office:value-type="float" office:value="0.00039032483">
            <text:p>3.90E-004</text:p>
          </table:table-cell>
          <table:table-cell office:value-type="float" office:value="0.00038829324">
            <text:p>3.88E-004</text:p>
          </table:table-cell>
          <table:table-cell office:value-type="float" office:value="0.0003820684">
            <text:p>3.82E-004</text:p>
          </table:table-cell>
          <table:table-cell office:value-type="float" office:value="0.00038150995">
            <text:p>3.82E-004</text:p>
          </table:table-cell>
          <table:table-cell office:value-type="float" office:value="0.0003817111">
            <text:p>3.82E-004</text:p>
          </table:table-cell>
          <table:table-cell office:value-type="float" office:value="0.0003834897">
            <text:p>3.83E-004</text:p>
          </table:table-cell>
          <table:table-cell office:value-type="float" office:value="0.00038351372">
            <text:p>3.84E-004</text:p>
          </table:table-cell>
          <table:table-cell office:value-type="float" office:value="0.00038395717">
            <text:p>3.84E-004</text:p>
          </table:table-cell>
          <table:table-cell office:value-type="float" office:value="0.00038454286">
            <text:p>3.85E-004</text:p>
          </table:table-cell>
          <table:table-cell office:value-type="float" office:value="0.00038616505">
            <text:p>3.86E-004</text:p>
          </table:table-cell>
          <table:table-cell office:value-type="float" office:value="0.0003871958">
            <text:p>3.87E-004</text:p>
          </table:table-cell>
          <table:table-cell office:value-type="float" office:value="0.0003877055">
            <text:p>3.88E-004</text:p>
          </table:table-cell>
          <table:table-cell office:value-type="float" office:value="0.00038862918">
            <text:p>3.89E-004</text:p>
          </table:table-cell>
          <table:table-cell office:value-type="float" office:value="0.00038956554">
            <text:p>3.90E-004</text:p>
          </table:table-cell>
          <table:table-cell office:value-type="float" office:value="0.00039174815">
            <text:p>3.92E-004</text:p>
          </table:table-cell>
          <table:table-cell office:value-type="float" office:value="0.00039214318">
            <text:p>3.92E-004</text:p>
          </table:table-cell>
          <table:table-cell office:value-type="float" office:value="0.00039284962">
            <text:p>3.93E-004</text:p>
          </table:table-cell>
          <table:table-cell office:value-type="float" office:value="0.00039413062">
            <text:p>3.94E-004</text:p>
          </table:table-cell>
          <table:table-cell office:value-type="float" office:value="0.0003966112">
            <text:p>3.97E-004</text:p>
          </table:table-cell>
          <table:table-cell office:value-type="float" office:value="0.0003972255">
            <text:p>3.97E-004</text:p>
          </table:table-cell>
          <table:table-cell office:value-type="float" office:value="0.00039785588">
            <text:p>3.98E-004</text:p>
          </table:table-cell>
          <table:table-cell office:value-type="float" office:value="0.00039897437">
            <text:p>3.99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08 Angels and Sailors.mp3</text:p>
          </table:table-cell>
          <table:table-cell office:value-type="float" office:value="0.018000161">
            <text:p>0.018000161</text:p>
          </table:table-cell>
          <table:table-cell office:value-type="float" office:value="0.042477176">
            <text:p>0.042477176</text:p>
          </table:table-cell>
          <table:table-cell office:value-type="float" office:value="0.049836665">
            <text:p>0.049836665</text:p>
          </table:table-cell>
          <table:table-cell office:value-type="float" office:value="0.030311868">
            <text:p>0.030311868</text:p>
          </table:table-cell>
          <table:table-cell office:value-type="float" office:value="0.035140768">
            <text:p>0.035140768</text:p>
          </table:table-cell>
          <table:table-cell office:value-type="float" office:value="0.035919044">
            <text:p>0.035919044</text:p>
          </table:table-cell>
          <table:table-cell office:value-type="float" office:value="0.022037175">
            <text:p>0.022037175</text:p>
          </table:table-cell>
          <table:table-cell office:value-type="float" office:value="0.017545776">
            <text:p>0.017545776</text:p>
          </table:table-cell>
          <table:table-cell office:value-type="float" office:value="0.011241693">
            <text:p>0.011241693</text:p>
          </table:table-cell>
          <table:table-cell office:value-type="float" office:value="0.0070550013">
            <text:p>0.0070550013</text:p>
          </table:table-cell>
          <table:table-cell office:value-type="float" office:value="0.006663346">
            <text:p>0.006663346</text:p>
          </table:table-cell>
          <table:table-cell office:value-type="float" office:value="0.0057136114">
            <text:p>0.0057136114</text:p>
          </table:table-cell>
          <table:table-cell office:value-type="float" office:value="0.0050117783">
            <text:p>0.0050117783</text:p>
          </table:table-cell>
          <table:table-cell office:value-type="float" office:value="0.006430211">
            <text:p>0.006430211</text:p>
          </table:table-cell>
          <table:table-cell office:value-type="float" office:value="0.006407619">
            <text:p>0.006407619</text:p>
          </table:table-cell>
          <table:table-cell office:value-type="float" office:value="0.0056628957">
            <text:p>0.0056628957</text:p>
          </table:table-cell>
          <table:table-cell office:value-type="float" office:value="0.0052752895">
            <text:p>0.0052752895</text:p>
          </table:table-cell>
          <table:table-cell office:value-type="float" office:value="0.004124045">
            <text:p>0.004124045</text:p>
          </table:table-cell>
          <table:table-cell office:value-type="float" office:value="0.004267526">
            <text:p>0.004267526</text:p>
          </table:table-cell>
          <table:table-cell office:value-type="float" office:value="0.0045167543">
            <text:p>0.0045167543</text:p>
          </table:table-cell>
          <table:table-cell office:value-type="float" office:value="0.004520135">
            <text:p>0.004520135</text:p>
          </table:table-cell>
          <table:table-cell office:value-type="float" office:value="0.0035782713">
            <text:p>0.0035782713</text:p>
          </table:table-cell>
          <table:table-cell office:value-type="float" office:value="0.0038987536">
            <text:p>0.0038987536</text:p>
          </table:table-cell>
          <table:table-cell office:value-type="float" office:value="0.0033696336">
            <text:p>0.0033696336</text:p>
          </table:table-cell>
          <table:table-cell office:value-type="float" office:value="0.0043316763">
            <text:p>0.0043316763</text:p>
          </table:table-cell>
          <table:table-cell office:value-type="float" office:value="0.0084848385">
            <text:p>0.0084848385</text:p>
          </table:table-cell>
          <table:table-cell office:value-type="float" office:value="0.006878006">
            <text:p>0.006878006</text:p>
          </table:table-cell>
          <table:table-cell office:value-type="float" office:value="0.006328426">
            <text:p>0.006328426</text:p>
          </table:table-cell>
          <table:table-cell office:value-type="float" office:value="0.0065255114">
            <text:p>0.0065255114</text:p>
          </table:table-cell>
          <table:table-cell office:value-type="float" office:value="0.0063173007">
            <text:p>0.0063173007</text:p>
          </table:table-cell>
          <table:table-cell office:value-type="float" office:value="0.0061127823">
            <text:p>0.0061127823</text:p>
          </table:table-cell>
          <table:table-cell office:value-type="float" office:value="0.0061773607">
            <text:p>0.0061773607</text:p>
          </table:table-cell>
          <table:table-cell office:value-type="float" office:value="0.0045887725">
            <text:p>0.0045887725</text:p>
          </table:table-cell>
          <table:table-cell office:value-type="float" office:value="0.0038943472">
            <text:p>0.0038943472</text:p>
          </table:table-cell>
          <table:table-cell office:value-type="float" office:value="0.0032184557">
            <text:p>0.0032184557</text:p>
          </table:table-cell>
          <table:table-cell office:value-type="float" office:value="0.0027682527">
            <text:p>0.0027682527</text:p>
          </table:table-cell>
          <table:table-cell office:value-type="float" office:value="0.0032426144">
            <text:p>0.0032426144</text:p>
          </table:table-cell>
          <table:table-cell office:value-type="float" office:value="0.0040972503">
            <text:p>0.0040972503</text:p>
          </table:table-cell>
          <table:table-cell office:value-type="float" office:value="0.0036501118">
            <text:p>0.0036501118</text:p>
          </table:table-cell>
          <table:table-cell office:value-type="float" office:value="0.003990778">
            <text:p>0.003990778</text:p>
          </table:table-cell>
          <table:table-cell office:value-type="float" office:value="0.0049078395">
            <text:p>0.0049078395</text:p>
          </table:table-cell>
          <table:table-cell office:value-type="float" office:value="0.005506814">
            <text:p>0.005506814</text:p>
          </table:table-cell>
          <table:table-cell office:value-type="float" office:value="0.0046185064">
            <text:p>0.0046185064</text:p>
          </table:table-cell>
          <table:table-cell office:value-type="float" office:value="0.0045502298">
            <text:p>0.0045502298</text:p>
          </table:table-cell>
          <table:table-cell office:value-type="float" office:value="0.0042178812">
            <text:p>0.0042178812</text:p>
          </table:table-cell>
          <table:table-cell office:value-type="float" office:value="0.0038193704">
            <text:p>0.0038193704</text:p>
          </table:table-cell>
          <table:table-cell office:value-type="float" office:value="0.003728209">
            <text:p>0.003728209</text:p>
          </table:table-cell>
          <table:table-cell office:value-type="float" office:value="0.002848755">
            <text:p>0.002848755</text:p>
          </table:table-cell>
          <table:table-cell office:value-type="float" office:value="0.0027988392">
            <text:p>0.0027988392</text:p>
          </table:table-cell>
          <table:table-cell office:value-type="float" office:value="0.0027476388">
            <text:p>0.0027476388</text:p>
          </table:table-cell>
          <table:table-cell office:value-type="float" office:value="0.0025483985">
            <text:p>0.0025483985</text:p>
          </table:table-cell>
          <table:table-cell office:value-type="float" office:value="0.0025690363">
            <text:p>0.0025690363</text:p>
          </table:table-cell>
          <table:table-cell office:value-type="float" office:value="0.0023997338">
            <text:p>0.0023997338</text:p>
          </table:table-cell>
          <table:table-cell office:value-type="float" office:value="0.0022236966">
            <text:p>0.0022236966</text:p>
          </table:table-cell>
          <table:table-cell office:value-type="float" office:value="0.0020217798">
            <text:p>0.0020217798</text:p>
          </table:table-cell>
          <table:table-cell office:value-type="float" office:value="0.0019613018">
            <text:p>0.0019613018</text:p>
          </table:table-cell>
          <table:table-cell office:value-type="float" office:value="0.0018246154">
            <text:p>0.0018246154</text:p>
          </table:table-cell>
          <table:table-cell office:value-type="float" office:value="0.0018091783">
            <text:p>0.0018091783</text:p>
          </table:table-cell>
          <table:table-cell office:value-type="float" office:value="0.0017117553">
            <text:p>0.0017117553</text:p>
          </table:table-cell>
          <table:table-cell office:value-type="float" office:value="0.0017352755">
            <text:p>0.0017352755</text:p>
          </table:table-cell>
          <table:table-cell office:value-type="float" office:value="0.0017168247">
            <text:p>0.0017168247</text:p>
          </table:table-cell>
          <table:table-cell office:value-type="float" office:value="0.0016948231">
            <text:p>0.0016948231</text:p>
          </table:table-cell>
          <table:table-cell office:value-type="float" office:value="0.0017293394">
            <text:p>0.0017293394</text:p>
          </table:table-cell>
          <table:table-cell office:value-type="float" office:value="0.0017508646">
            <text:p>0.0017508646</text:p>
          </table:table-cell>
          <table:table-cell office:value-type="float" office:value="0.0018416638">
            <text:p>0.0018416638</text:p>
          </table:table-cell>
          <table:table-cell office:value-type="float" office:value="0.0018539506">
            <text:p>0.0018539506</text:p>
          </table:table-cell>
          <table:table-cell office:value-type="float" office:value="0.0018152444">
            <text:p>0.0018152444</text:p>
          </table:table-cell>
          <table:table-cell office:value-type="float" office:value="0.0018193866">
            <text:p>0.0018193866</text:p>
          </table:table-cell>
          <table:table-cell office:value-type="float" office:value="0.0018805434">
            <text:p>0.0018805434</text:p>
          </table:table-cell>
          <table:table-cell office:value-type="float" office:value="0.0019300984">
            <text:p>0.0019300984</text:p>
          </table:table-cell>
          <table:table-cell office:value-type="float" office:value="0.0018740189">
            <text:p>0.0018740189</text:p>
          </table:table-cell>
          <table:table-cell office:value-type="float" office:value="0.00193749">
            <text:p>0.00193749</text:p>
          </table:table-cell>
          <table:table-cell office:value-type="float" office:value="0.0018566619">
            <text:p>0.0018566619</text:p>
          </table:table-cell>
          <table:table-cell office:value-type="float" office:value="0.0018822167">
            <text:p>0.0018822167</text:p>
          </table:table-cell>
          <table:table-cell office:value-type="float" office:value="0.0020397743">
            <text:p>0.0020397743</text:p>
          </table:table-cell>
          <table:table-cell office:value-type="float" office:value="0.0020410805">
            <text:p>0.0020410805</text:p>
          </table:table-cell>
          <table:table-cell office:value-type="float" office:value="0.0019367564">
            <text:p>0.0019367564</text:p>
          </table:table-cell>
          <table:table-cell office:value-type="float" office:value="0.0019607372">
            <text:p>0.0019607372</text:p>
          </table:table-cell>
          <table:table-cell office:value-type="float" office:value="0.0019541816">
            <text:p>0.0019541816</text:p>
          </table:table-cell>
          <table:table-cell office:value-type="float" office:value="0.0021142003">
            <text:p>0.0021142003</text:p>
          </table:table-cell>
          <table:table-cell office:value-type="float" office:value="0.001950645">
            <text:p>0.001950645</text:p>
          </table:table-cell>
          <table:table-cell office:value-type="float" office:value="0.0020746568">
            <text:p>0.0020746568</text:p>
          </table:table-cell>
          <table:table-cell office:value-type="float" office:value="0.0019816682">
            <text:p>0.0019816682</text:p>
          </table:table-cell>
          <table:table-cell office:value-type="float" office:value="0.0019816363">
            <text:p>0.0019816363</text:p>
          </table:table-cell>
          <table:table-cell office:value-type="float" office:value="0.0019785454">
            <text:p>0.0019785454</text:p>
          </table:table-cell>
          <table:table-cell office:value-type="float" office:value="0.0019121411">
            <text:p>0.0019121411</text:p>
          </table:table-cell>
          <table:table-cell office:value-type="float" office:value="0.0019187315">
            <text:p>0.0019187315</text:p>
          </table:table-cell>
          <table:table-cell office:value-type="float" office:value="0.0021117842">
            <text:p>0.0021117842</text:p>
          </table:table-cell>
          <table:table-cell office:value-type="float" office:value="0.0021066293">
            <text:p>0.0021066293</text:p>
          </table:table-cell>
          <table:table-cell office:value-type="float" office:value="0.0022101118">
            <text:p>0.0022101118</text:p>
          </table:table-cell>
          <table:table-cell office:value-type="float" office:value="0.0023985766">
            <text:p>0.0023985766</text:p>
          </table:table-cell>
          <table:table-cell office:value-type="float" office:value="0.0021724023">
            <text:p>0.0021724023</text:p>
          </table:table-cell>
          <table:table-cell office:value-type="float" office:value="0.0023239283">
            <text:p>0.0023239283</text:p>
          </table:table-cell>
          <table:table-cell office:value-type="float" office:value="0.0023744716">
            <text:p>0.0023744716</text:p>
          </table:table-cell>
          <table:table-cell office:value-type="float" office:value="0.0023476435">
            <text:p>0.0023476435</text:p>
          </table:table-cell>
          <table:table-cell office:value-type="float" office:value="0.0024810038">
            <text:p>0.0024810038</text:p>
          </table:table-cell>
          <table:table-cell office:value-type="float" office:value="0.0023688152">
            <text:p>0.0023688152</text:p>
          </table:table-cell>
          <table:table-cell office:value-type="float" office:value="0.0023291607">
            <text:p>0.0023291607</text:p>
          </table:table-cell>
          <table:table-cell office:value-type="float" office:value="0.0025616237">
            <text:p>0.0025616237</text:p>
          </table:table-cell>
          <table:table-cell office:value-type="float" office:value="0.0025315161">
            <text:p>0.0025315161</text:p>
          </table:table-cell>
          <table:table-cell office:value-type="float" office:value="0.0025300186">
            <text:p>0.0025300186</text:p>
          </table:table-cell>
          <table:table-cell office:value-type="float" office:value="0.0024004127">
            <text:p>0.0024004127</text:p>
          </table:table-cell>
          <table:table-cell office:value-type="float" office:value="0.002342706">
            <text:p>0.002342706</text:p>
          </table:table-cell>
          <table:table-cell office:value-type="float" office:value="0.002243185">
            <text:p>0.002243185</text:p>
          </table:table-cell>
          <table:table-cell office:value-type="float" office:value="0.0022134678">
            <text:p>0.0022134678</text:p>
          </table:table-cell>
          <table:table-cell office:value-type="float" office:value="0.0021714342">
            <text:p>0.0021714342</text:p>
          </table:table-cell>
          <table:table-cell office:value-type="float" office:value="0.0021650537">
            <text:p>0.0021650537</text:p>
          </table:table-cell>
          <table:table-cell office:value-type="float" office:value="0.0022662308">
            <text:p>0.0022662308</text:p>
          </table:table-cell>
          <table:table-cell office:value-type="float" office:value="0.002143523">
            <text:p>0.002143523</text:p>
          </table:table-cell>
          <table:table-cell office:value-type="float" office:value="0.0021587322">
            <text:p>0.0021587322</text:p>
          </table:table-cell>
          <table:table-cell office:value-type="float" office:value="0.0021008318">
            <text:p>0.0021008318</text:p>
          </table:table-cell>
          <table:table-cell office:value-type="float" office:value="0.0020899125">
            <text:p>0.0020899125</text:p>
          </table:table-cell>
          <table:table-cell office:value-type="float" office:value="0.0020898974">
            <text:p>0.0020898974</text:p>
          </table:table-cell>
          <table:table-cell office:value-type="float" office:value="0.0019989663">
            <text:p>0.0019989663</text:p>
          </table:table-cell>
          <table:table-cell office:value-type="float" office:value="0.0020199686">
            <text:p>0.0020199686</text:p>
          </table:table-cell>
          <table:table-cell office:value-type="float" office:value="0.0020382719">
            <text:p>0.0020382719</text:p>
          </table:table-cell>
          <table:table-cell office:value-type="float" office:value="0.0018838717">
            <text:p>0.0018838717</text:p>
          </table:table-cell>
          <table:table-cell office:value-type="float" office:value="0.0018103962">
            <text:p>0.0018103962</text:p>
          </table:table-cell>
          <table:table-cell office:value-type="float" office:value="0.0017354876">
            <text:p>0.0017354876</text:p>
          </table:table-cell>
          <table:table-cell office:value-type="float" office:value="0.0016990551">
            <text:p>0.0016990551</text:p>
          </table:table-cell>
          <table:table-cell office:value-type="float" office:value="0.0016851529">
            <text:p>0.0016851529</text:p>
          </table:table-cell>
          <table:table-cell office:value-type="float" office:value="0.0016959514">
            <text:p>0.0016959514</text:p>
          </table:table-cell>
          <table:table-cell office:value-type="float" office:value="0.0016493917">
            <text:p>0.0016493917</text:p>
          </table:table-cell>
          <table:table-cell office:value-type="float" office:value="0.0015702007">
            <text:p>0.0015702007</text:p>
          </table:table-cell>
          <table:table-cell office:value-type="float" office:value="0.001554466">
            <text:p>0.001554466</text:p>
          </table:table-cell>
          <table:table-cell office:value-type="float" office:value="0.0014689718">
            <text:p>0.0014689718</text:p>
          </table:table-cell>
          <table:table-cell office:value-type="float" office:value="0.001435799">
            <text:p>0.001435799</text:p>
          </table:table-cell>
          <table:table-cell office:value-type="float" office:value="0.0014167893">
            <text:p>0.0014167893</text:p>
          </table:table-cell>
          <table:table-cell office:value-type="float" office:value="0.0014282436">
            <text:p>0.0014282436</text:p>
          </table:table-cell>
          <table:table-cell office:value-type="float" office:value="0.0013124467">
            <text:p>0.0013124467</text:p>
          </table:table-cell>
          <table:table-cell office:value-type="float" office:value="0.001332731">
            <text:p>0.001332731</text:p>
          </table:table-cell>
          <table:table-cell office:value-type="float" office:value="0.0012911102">
            <text:p>0.0012911102</text:p>
          </table:table-cell>
          <table:table-cell office:value-type="float" office:value="0.0013045771">
            <text:p>0.0013045771</text:p>
          </table:table-cell>
          <table:table-cell office:value-type="float" office:value="0.0012743869">
            <text:p>0.0012743869</text:p>
          </table:table-cell>
          <table:table-cell office:value-type="float" office:value="0.0012469282">
            <text:p>0.0012469282</text:p>
          </table:table-cell>
          <table:table-cell office:value-type="float" office:value="0.0012579">
            <text:p>0.0012579</text:p>
          </table:table-cell>
          <table:table-cell office:value-type="float" office:value="0.0012378937">
            <text:p>0.0012378937</text:p>
          </table:table-cell>
          <table:table-cell office:value-type="float" office:value="0.0012214016">
            <text:p>0.0012214016</text:p>
          </table:table-cell>
          <table:table-cell office:value-type="float" office:value="0.0011832131">
            <text:p>0.0011832131</text:p>
          </table:table-cell>
          <table:table-cell office:value-type="float" office:value="0.0012082553">
            <text:p>0.0012082553</text:p>
          </table:table-cell>
          <table:table-cell office:value-type="float" office:value="0.001153279">
            <text:p>0.001153279</text:p>
          </table:table-cell>
          <table:table-cell office:value-type="float" office:value="0.0011353537">
            <text:p>0.0011353537</text:p>
          </table:table-cell>
          <table:table-cell office:value-type="float" office:value="0.0010958514">
            <text:p>0.0010958514</text:p>
          </table:table-cell>
          <table:table-cell office:value-type="float" office:value="0.0010720332">
            <text:p>0.0010720332</text:p>
          </table:table-cell>
          <table:table-cell office:value-type="float" office:value="0.0010335556">
            <text:p>0.0010335556</text:p>
          </table:table-cell>
          <table:table-cell table:style-name="ce1" office:value-type="float" office:value="0.0009873281">
            <text:p>9.87E-004</text:p>
          </table:table-cell>
          <table:table-cell table:style-name="ce1" office:value-type="float" office:value="0.0009452898">
            <text:p>9.45E-004</text:p>
          </table:table-cell>
          <table:table-cell table:style-name="ce1" office:value-type="float" office:value="0.00089758856">
            <text:p>8.98E-004</text:p>
          </table:table-cell>
          <table:table-cell table:style-name="ce1" office:value-type="float" office:value="0.0008871805">
            <text:p>8.87E-004</text:p>
          </table:table-cell>
          <table:table-cell table:style-name="ce1" office:value-type="float" office:value="0.0008465806">
            <text:p>8.47E-004</text:p>
          </table:table-cell>
          <table:table-cell table:style-name="ce1" office:value-type="float" office:value="0.0007993171">
            <text:p>7.99E-004</text:p>
          </table:table-cell>
          <table:table-cell table:style-name="ce1" office:value-type="float" office:value="0.0007570534">
            <text:p>7.57E-004</text:p>
          </table:table-cell>
          <table:table-cell table:style-name="ce1" office:value-type="float" office:value="0.00074727385">
            <text:p>7.47E-004</text:p>
          </table:table-cell>
          <table:table-cell table:style-name="ce1" office:value-type="float" office:value="0.00074334117">
            <text:p>7.43E-004</text:p>
          </table:table-cell>
          <table:table-cell table:style-name="ce1" office:value-type="float" office:value="0.00073251297">
            <text:p>7.33E-004</text:p>
          </table:table-cell>
          <table:table-cell table:style-name="ce1" office:value-type="float" office:value="0.00072279596">
            <text:p>7.23E-004</text:p>
          </table:table-cell>
          <table:table-cell table:style-name="ce1" office:value-type="float" office:value="0.0007056452">
            <text:p>7.06E-004</text:p>
          </table:table-cell>
          <table:table-cell table:style-name="ce1" office:value-type="float" office:value="0.0006941766">
            <text:p>6.94E-004</text:p>
          </table:table-cell>
          <table:table-cell table:style-name="ce1" office:value-type="float" office:value="0.0006869845">
            <text:p>6.87E-004</text:p>
          </table:table-cell>
          <table:table-cell table:style-name="ce1" office:value-type="float" office:value="0.0006765846">
            <text:p>6.77E-004</text:p>
          </table:table-cell>
          <table:table-cell table:style-name="ce1" office:value-type="float" office:value="0.0006523602">
            <text:p>6.52E-004</text:p>
          </table:table-cell>
          <table:table-cell table:style-name="ce1" office:value-type="float" office:value="0.00064400514">
            <text:p>6.44E-004</text:p>
          </table:table-cell>
          <table:table-cell table:style-name="ce1" office:value-type="float" office:value="0.0006450349">
            <text:p>6.45E-004</text:p>
          </table:table-cell>
          <table:table-cell table:style-name="ce1" office:value-type="float" office:value="0.000645834">
            <text:p>6.46E-004</text:p>
          </table:table-cell>
          <table:table-cell table:style-name="ce1" office:value-type="float" office:value="0.000645348">
            <text:p>6.45E-004</text:p>
          </table:table-cell>
          <table:table-cell table:style-name="ce1" office:value-type="float" office:value="0.00063288346">
            <text:p>6.33E-004</text:p>
          </table:table-cell>
          <table:table-cell table:style-name="ce1" office:value-type="float" office:value="0.000618192">
            <text:p>6.18E-004</text:p>
          </table:table-cell>
          <table:table-cell table:style-name="ce1" office:value-type="float" office:value="0.00061559136">
            <text:p>6.16E-004</text:p>
          </table:table-cell>
          <table:table-cell table:style-name="ce1" office:value-type="float" office:value="0.00060208765">
            <text:p>6.02E-004</text:p>
          </table:table-cell>
          <table:table-cell table:style-name="ce1" office:value-type="float" office:value="0.0006007007">
            <text:p>6.01E-004</text:p>
          </table:table-cell>
          <table:table-cell table:style-name="ce1" office:value-type="float" office:value="0.0005966112">
            <text:p>5.97E-004</text:p>
          </table:table-cell>
          <table:table-cell table:style-name="ce1" office:value-type="float" office:value="0.00059193076">
            <text:p>5.92E-004</text:p>
          </table:table-cell>
          <table:table-cell table:style-name="ce1" office:value-type="float" office:value="0.00059181446">
            <text:p>5.92E-004</text:p>
          </table:table-cell>
          <table:table-cell table:style-name="ce1" office:value-type="float" office:value="0.0005774528">
            <text:p>5.77E-004</text:p>
          </table:table-cell>
          <table:table-cell table:style-name="ce1" office:value-type="float" office:value="0.0005805469">
            <text:p>5.81E-004</text:p>
          </table:table-cell>
          <table:table-cell table:style-name="ce1" office:value-type="float" office:value="0.00057556375">
            <text:p>5.76E-004</text:p>
          </table:table-cell>
          <table:table-cell table:style-name="ce1" office:value-type="float" office:value="0.00057079166">
            <text:p>5.71E-004</text:p>
          </table:table-cell>
          <table:table-cell table:style-name="ce1" office:value-type="float" office:value="0.0005670062">
            <text:p>5.67E-004</text:p>
          </table:table-cell>
          <table:table-cell table:style-name="ce1" office:value-type="float" office:value="0.00055709307">
            <text:p>5.57E-004</text:p>
          </table:table-cell>
          <table:table-cell table:style-name="ce1" office:value-type="float" office:value="0.00056251447">
            <text:p>5.63E-004</text:p>
          </table:table-cell>
          <table:table-cell table:style-name="ce1" office:value-type="float" office:value="0.0005612372">
            <text:p>5.61E-004</text:p>
          </table:table-cell>
          <table:table-cell table:style-name="ce1" office:value-type="float" office:value="0.0005634724">
            <text:p>5.63E-004</text:p>
          </table:table-cell>
          <table:table-cell table:style-name="ce1" office:value-type="float" office:value="0.00077858515">
            <text:p>7.79E-004</text:p>
          </table:table-cell>
          <table:table-cell table:style-name="ce1" office:value-type="float" office:value="0.00058380805">
            <text:p>5.84E-004</text:p>
          </table:table-cell>
          <table:table-cell table:style-name="ce1" office:value-type="float" office:value="0.0005589591">
            <text:p>5.59E-004</text:p>
          </table:table-cell>
          <table:table-cell table:style-name="ce1" office:value-type="float" office:value="0.00053213676">
            <text:p>5.32E-004</text:p>
          </table:table-cell>
          <table:table-cell table:style-name="ce1" office:value-type="float" office:value="0.00039439843">
            <text:p>3.94E-004</text:p>
          </table:table-cell>
          <table:table-cell table:style-name="ce1" office:value-type="float" office:value="0.00037962233">
            <text:p>3.80E-004</text:p>
          </table:table-cell>
          <table:table-cell table:style-name="ce1" office:value-type="float" office:value="0.00037936438">
            <text:p>3.79E-004</text:p>
          </table:table-cell>
          <table:table-cell table:style-name="ce1" office:value-type="float" office:value="0.0003803987">
            <text:p>3.80E-004</text:p>
          </table:table-cell>
          <table:table-cell table:style-name="ce1" office:value-type="float" office:value="0.00037802669">
            <text:p>3.78E-004</text:p>
          </table:table-cell>
          <table:table-cell table:style-name="ce1" office:value-type="float" office:value="0.00037550804">
            <text:p>3.76E-004</text:p>
          </table:table-cell>
          <table:table-cell table:style-name="ce1" office:value-type="float" office:value="0.00037882588">
            <text:p>3.79E-004</text:p>
          </table:table-cell>
          <table:table-cell table:style-name="ce1" office:value-type="float" office:value="0.00037974564">
            <text:p>3.80E-004</text:p>
          </table:table-cell>
          <table:table-cell table:style-name="ce1" office:value-type="float" office:value="0.00038413008">
            <text:p>3.84E-004</text:p>
          </table:table-cell>
          <table:table-cell table:style-name="ce1" office:value-type="float" office:value="0.0003853884">
            <text:p>3.85E-004</text:p>
          </table:table-cell>
          <table:table-cell table:style-name="ce1" office:value-type="float" office:value="0.00038983385">
            <text:p>3.90E-004</text:p>
          </table:table-cell>
          <table:table-cell table:style-name="ce1" office:value-type="float" office:value="0.00037993642">
            <text:p>3.80E-004</text:p>
          </table:table-cell>
          <table:table-cell table:style-name="ce1" office:value-type="float" office:value="0.00038060712">
            <text:p>3.81E-004</text:p>
          </table:table-cell>
          <table:table-cell table:style-name="ce1" office:value-type="float" office:value="0.00038019114">
            <text:p>3.80E-004</text:p>
          </table:table-cell>
          <table:table-cell table:style-name="ce1" office:value-type="float" office:value="0.0003765371">
            <text:p>3.77E-004</text:p>
          </table:table-cell>
          <table:table-cell office:value-type="float" office:value="0.000376404">
            <text:p>3.76E-004</text:p>
          </table:table-cell>
          <table:table-cell table:style-name="ce1" office:value-type="float" office:value="0.0003778111">
            <text:p>3.78E-004</text:p>
          </table:table-cell>
          <table:table-cell table:style-name="ce1" office:value-type="float" office:value="0.00038197686">
            <text:p>3.82E-004</text:p>
          </table:table-cell>
          <table:table-cell table:style-name="ce1" office:value-type="float" office:value="0.00038315644">
            <text:p>3.83E-004</text:p>
          </table:table-cell>
          <table:table-cell table:style-name="ce1" office:value-type="float" office:value="0.00038680897">
            <text:p>3.87E-004</text:p>
          </table:table-cell>
          <table:table-cell table:style-name="ce1" office:value-type="float" office:value="0.00037962175">
            <text:p>3.80E-004</text:p>
          </table:table-cell>
          <table:table-cell table:style-name="ce1" office:value-type="float" office:value="0.00037874185">
            <text:p>3.79E-004</text:p>
          </table:table-cell>
          <table:table-cell table:style-name="ce1" office:value-type="float" office:value="0.00038149403">
            <text:p>3.81E-004</text:p>
          </table:table-cell>
          <table:table-cell office:value-type="float" office:value="0.0003835518">
            <text:p>3.84E-004</text:p>
          </table:table-cell>
          <table:table-cell office:value-type="float" office:value="0.0003861195">
            <text:p>3.86E-004</text:p>
          </table:table-cell>
          <table:table-cell office:value-type="float" office:value="0.00038552118">
            <text:p>3.86E-004</text:p>
          </table:table-cell>
          <table:table-cell office:value-type="float" office:value="0.00038326083">
            <text:p>3.83E-004</text:p>
          </table:table-cell>
          <table:table-cell office:value-type="float" office:value="0.00038420878">
            <text:p>3.84E-004</text:p>
          </table:table-cell>
          <table:table-cell office:value-type="float" office:value="0.00041475816">
            <text:p>4.15E-004</text:p>
          </table:table-cell>
          <table:table-cell office:value-type="float" office:value="0.00039931858">
            <text:p>3.99E-004</text:p>
          </table:table-cell>
          <table:table-cell office:value-type="float" office:value="0.0003994029">
            <text:p>3.99E-004</text:p>
          </table:table-cell>
          <table:table-cell office:value-type="float" office:value="0.00039853106">
            <text:p>3.99E-004</text:p>
          </table:table-cell>
          <table:table-cell office:value-type="float" office:value="0.00039274784">
            <text:p>3.93E-004</text:p>
          </table:table-cell>
          <table:table-cell office:value-type="float" office:value="0.00039208945">
            <text:p>3.92E-004</text:p>
          </table:table-cell>
          <table:table-cell office:value-type="float" office:value="0.00039752587">
            <text:p>3.98E-004</text:p>
          </table:table-cell>
          <table:table-cell office:value-type="float" office:value="0.000402711">
            <text:p>4.03E-004</text:p>
          </table:table-cell>
          <table:table-cell office:value-type="float" office:value="0.00039949626">
            <text:p>3.99E-004</text:p>
          </table:table-cell>
          <table:table-cell office:value-type="float" office:value="0.00040334568">
            <text:p>4.03E-004</text:p>
          </table:table-cell>
          <table:table-cell office:value-type="float" office:value="0.00040526537">
            <text:p>4.05E-004</text:p>
          </table:table-cell>
          <table:table-cell office:value-type="float" office:value="0.00040798186">
            <text:p>4.08E-004</text:p>
          </table:table-cell>
          <table:table-cell office:value-type="float" office:value="0.0004131712">
            <text:p>4.13E-004</text:p>
          </table:table-cell>
          <table:table-cell office:value-type="float" office:value="0.00041196818">
            <text:p>4.12E-004</text:p>
          </table:table-cell>
          <table:table-cell office:value-type="float" office:value="0.00040417106">
            <text:p>4.04E-004</text:p>
          </table:table-cell>
          <table:table-cell office:value-type="float" office:value="0.000407108">
            <text:p>4.07E-004</text:p>
          </table:table-cell>
          <table:table-cell office:value-type="float" office:value="0.00037924983">
            <text:p>3.79E-004</text:p>
          </table:table-cell>
          <table:table-cell office:value-type="float" office:value="0.00035787348">
            <text:p>3.58E-004</text:p>
          </table:table-cell>
          <table:table-cell office:value-type="float" office:value="0.0003576011">
            <text:p>3.58E-004</text:p>
          </table:table-cell>
          <table:table-cell office:value-type="float" office:value="0.0003595607">
            <text:p>3.60E-004</text:p>
          </table:table-cell>
          <table:table-cell office:value-type="float" office:value="0.00036117798">
            <text:p>3.61E-004</text:p>
          </table:table-cell>
          <table:table-cell office:value-type="float" office:value="0.00036135362">
            <text:p>3.61E-004</text:p>
          </table:table-cell>
          <table:table-cell office:value-type="float" office:value="0.0003619588">
            <text:p>3.62E-004</text:p>
          </table:table-cell>
          <table:table-cell office:value-type="float" office:value="0.00036271344">
            <text:p>3.63E-004</text:p>
          </table:table-cell>
          <table:table-cell office:value-type="float" office:value="0.00036479585">
            <text:p>3.65E-004</text:p>
          </table:table-cell>
          <table:table-cell office:value-type="float" office:value="0.00036558948">
            <text:p>3.66E-004</text:p>
          </table:table-cell>
          <table:table-cell office:value-type="float" office:value="0.00036658265">
            <text:p>3.67E-004</text:p>
          </table:table-cell>
          <table:table-cell office:value-type="float" office:value="0.0003674728">
            <text:p>3.67E-004</text:p>
          </table:table-cell>
          <table:table-cell office:value-type="float" office:value="0.0003691359">
            <text:p>3.69E-004</text:p>
          </table:table-cell>
          <table:table-cell office:value-type="float" office:value="0.0003700173">
            <text:p>3.70E-004</text:p>
          </table:table-cell>
          <table:table-cell office:value-type="float" office:value="0.00037114686">
            <text:p>3.71E-004</text:p>
          </table:table-cell>
          <table:table-cell office:value-type="float" office:value="0.00037229699">
            <text:p>3.72E-004</text:p>
          </table:table-cell>
          <table:table-cell office:value-type="float" office:value="0.00037349504">
            <text:p>3.73E-004</text:p>
          </table:table-cell>
          <table:table-cell office:value-type="float" office:value="0.0003757554">
            <text:p>3.76E-004</text:p>
          </table:table-cell>
          <table:table-cell office:value-type="float" office:value="0.00037587184">
            <text:p>3.76E-004</text:p>
          </table:table-cell>
          <table:table-cell office:value-type="float" office:value="0.0003774511">
            <text:p>3.77E-004</text:p>
          </table:table-cell>
          <table:table-cell office:value-type="float" office:value="0.00037871508">
            <text:p>3.79E-004</text:p>
          </table:table-cell>
          <table:table-cell office:value-type="float" office:value="0.00038123157">
            <text:p>3.81E-004</text:p>
          </table:table-cell>
          <table:table-cell office:value-type="float" office:value="0.0003820395">
            <text:p>3.82E-004</text:p>
          </table:table-cell>
          <table:table-cell office:value-type="float" office:value="0.0003824475">
            <text:p>3.82E-004</text:p>
          </table:table-cell>
          <table:table-cell office:value-type="float" office:value="0.00038391177">
            <text:p>3.84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09 Stoned Immaculate.mp3</text:p>
          </table:table-cell>
          <table:table-cell office:value-type="float" office:value="0.02764889">
            <text:p>0.02764889</text:p>
          </table:table-cell>
          <table:table-cell office:value-type="float" office:value="0.08064469">
            <text:p>0.08064469</text:p>
          </table:table-cell>
          <table:table-cell office:value-type="float" office:value="0.0565796">
            <text:p>0.0565796</text:p>
          </table:table-cell>
          <table:table-cell office:value-type="float" office:value="0.04088201">
            <text:p>0.04088201</text:p>
          </table:table-cell>
          <table:table-cell office:value-type="float" office:value="0.032317527">
            <text:p>0.032317527</text:p>
          </table:table-cell>
          <table:table-cell office:value-type="float" office:value="0.038894348">
            <text:p>0.038894348</text:p>
          </table:table-cell>
          <table:table-cell office:value-type="float" office:value="0.03278357">
            <text:p>0.03278357</text:p>
          </table:table-cell>
          <table:table-cell office:value-type="float" office:value="0.033043824">
            <text:p>0.033043824</text:p>
          </table:table-cell>
          <table:table-cell office:value-type="float" office:value="0.017236432">
            <text:p>0.017236432</text:p>
          </table:table-cell>
          <table:table-cell office:value-type="float" office:value="0.016688595">
            <text:p>0.016688595</text:p>
          </table:table-cell>
          <table:table-cell office:value-type="float" office:value="0.016676255">
            <text:p>0.016676255</text:p>
          </table:table-cell>
          <table:table-cell office:value-type="float" office:value="0.013948561">
            <text:p>0.013948561</text:p>
          </table:table-cell>
          <table:table-cell office:value-type="float" office:value="0.013434996">
            <text:p>0.013434996</text:p>
          </table:table-cell>
          <table:table-cell office:value-type="float" office:value="0.014402008">
            <text:p>0.014402008</text:p>
          </table:table-cell>
          <table:table-cell office:value-type="float" office:value="0.011637628">
            <text:p>0.011637628</text:p>
          </table:table-cell>
          <table:table-cell office:value-type="float" office:value="0.017431939">
            <text:p>0.017431939</text:p>
          </table:table-cell>
          <table:table-cell office:value-type="float" office:value="0.011105298">
            <text:p>0.011105298</text:p>
          </table:table-cell>
          <table:table-cell office:value-type="float" office:value="0.011170531">
            <text:p>0.011170531</text:p>
          </table:table-cell>
          <table:table-cell office:value-type="float" office:value="0.011732592">
            <text:p>0.011732592</text:p>
          </table:table-cell>
          <table:table-cell office:value-type="float" office:value="0.00912479">
            <text:p>0.00912479</text:p>
          </table:table-cell>
          <table:table-cell office:value-type="float" office:value="0.012056622">
            <text:p>0.012056622</text:p>
          </table:table-cell>
          <table:table-cell office:value-type="float" office:value="0.008617913">
            <text:p>0.008617913</text:p>
          </table:table-cell>
          <table:table-cell office:value-type="float" office:value="0.014091162">
            <text:p>0.014091162</text:p>
          </table:table-cell>
          <table:table-cell office:value-type="float" office:value="0.014011168">
            <text:p>0.014011168</text:p>
          </table:table-cell>
          <table:table-cell office:value-type="float" office:value="0.013596072">
            <text:p>0.013596072</text:p>
          </table:table-cell>
          <table:table-cell office:value-type="float" office:value="0.010777595">
            <text:p>0.010777595</text:p>
          </table:table-cell>
          <table:table-cell office:value-type="float" office:value="0.009344479">
            <text:p>0.009344479</text:p>
          </table:table-cell>
          <table:table-cell office:value-type="float" office:value="0.0103002805">
            <text:p>0.0103002805</text:p>
          </table:table-cell>
          <table:table-cell office:value-type="float" office:value="0.00844424">
            <text:p>0.00844424</text:p>
          </table:table-cell>
          <table:table-cell office:value-type="float" office:value="0.008702201">
            <text:p>0.008702201</text:p>
          </table:table-cell>
          <table:table-cell office:value-type="float" office:value="0.012162492">
            <text:p>0.012162492</text:p>
          </table:table-cell>
          <table:table-cell office:value-type="float" office:value="0.010449467">
            <text:p>0.010449467</text:p>
          </table:table-cell>
          <table:table-cell office:value-type="float" office:value="0.009100661">
            <text:p>0.009100661</text:p>
          </table:table-cell>
          <table:table-cell office:value-type="float" office:value="0.008994082">
            <text:p>0.008994082</text:p>
          </table:table-cell>
          <table:table-cell office:value-type="float" office:value="0.009961705">
            <text:p>0.009961705</text:p>
          </table:table-cell>
          <table:table-cell office:value-type="float" office:value="0.009383022">
            <text:p>0.009383022</text:p>
          </table:table-cell>
          <table:table-cell office:value-type="float" office:value="0.016306536">
            <text:p>0.016306536</text:p>
          </table:table-cell>
          <table:table-cell office:value-type="float" office:value="0.00945126">
            <text:p>0.00945126</text:p>
          </table:table-cell>
          <table:table-cell office:value-type="float" office:value="0.012033007">
            <text:p>0.012033007</text:p>
          </table:table-cell>
          <table:table-cell office:value-type="float" office:value="0.010747087">
            <text:p>0.010747087</text:p>
          </table:table-cell>
          <table:table-cell office:value-type="float" office:value="0.012057081">
            <text:p>0.012057081</text:p>
          </table:table-cell>
          <table:table-cell office:value-type="float" office:value="0.014928969">
            <text:p>0.014928969</text:p>
          </table:table-cell>
          <table:table-cell office:value-type="float" office:value="0.012612011">
            <text:p>0.012612011</text:p>
          </table:table-cell>
          <table:table-cell office:value-type="float" office:value="0.010256882">
            <text:p>0.010256882</text:p>
          </table:table-cell>
          <table:table-cell office:value-type="float" office:value="0.008784608">
            <text:p>0.008784608</text:p>
          </table:table-cell>
          <table:table-cell office:value-type="float" office:value="0.009493776">
            <text:p>0.009493776</text:p>
          </table:table-cell>
          <table:table-cell office:value-type="float" office:value="0.00824624">
            <text:p>0.00824624</text:p>
          </table:table-cell>
          <table:table-cell office:value-type="float" office:value="0.0059522665">
            <text:p>0.0059522665</text:p>
          </table:table-cell>
          <table:table-cell office:value-type="float" office:value="0.006866091">
            <text:p>0.006866091</text:p>
          </table:table-cell>
          <table:table-cell office:value-type="float" office:value="0.006380786">
            <text:p>0.006380786</text:p>
          </table:table-cell>
          <table:table-cell office:value-type="float" office:value="0.0067431275">
            <text:p>0.0067431275</text:p>
          </table:table-cell>
          <table:table-cell office:value-type="float" office:value="0.006247113">
            <text:p>0.006247113</text:p>
          </table:table-cell>
          <table:table-cell office:value-type="float" office:value="0.0059856744">
            <text:p>0.0059856744</text:p>
          </table:table-cell>
          <table:table-cell office:value-type="float" office:value="0.006144979">
            <text:p>0.006144979</text:p>
          </table:table-cell>
          <table:table-cell office:value-type="float" office:value="0.0064084614">
            <text:p>0.0064084614</text:p>
          </table:table-cell>
          <table:table-cell office:value-type="float" office:value="0.005703242">
            <text:p>0.005703242</text:p>
          </table:table-cell>
          <table:table-cell office:value-type="float" office:value="0.006163974">
            <text:p>0.006163974</text:p>
          </table:table-cell>
          <table:table-cell office:value-type="float" office:value="0.0059367516">
            <text:p>0.0059367516</text:p>
          </table:table-cell>
          <table:table-cell office:value-type="float" office:value="0.0060506864">
            <text:p>0.0060506864</text:p>
          </table:table-cell>
          <table:table-cell office:value-type="float" office:value="0.00697164">
            <text:p>0.00697164</text:p>
          </table:table-cell>
          <table:table-cell office:value-type="float" office:value="0.00686651">
            <text:p>0.00686651</text:p>
          </table:table-cell>
          <table:table-cell office:value-type="float" office:value="0.0062048035">
            <text:p>0.0062048035</text:p>
          </table:table-cell>
          <table:table-cell office:value-type="float" office:value="0.0063588317">
            <text:p>0.0063588317</text:p>
          </table:table-cell>
          <table:table-cell office:value-type="float" office:value="0.0066459696">
            <text:p>0.0066459696</text:p>
          </table:table-cell>
          <table:table-cell office:value-type="float" office:value="0.006394749">
            <text:p>0.006394749</text:p>
          </table:table-cell>
          <table:table-cell office:value-type="float" office:value="0.006655898">
            <text:p>0.006655898</text:p>
          </table:table-cell>
          <table:table-cell office:value-type="float" office:value="0.0067576007">
            <text:p>0.0067576007</text:p>
          </table:table-cell>
          <table:table-cell office:value-type="float" office:value="0.0064542517">
            <text:p>0.0064542517</text:p>
          </table:table-cell>
          <table:table-cell office:value-type="float" office:value="0.0072353226">
            <text:p>0.0072353226</text:p>
          </table:table-cell>
          <table:table-cell office:value-type="float" office:value="0.007149772">
            <text:p>0.007149772</text:p>
          </table:table-cell>
          <table:table-cell office:value-type="float" office:value="0.0061661927">
            <text:p>0.0061661927</text:p>
          </table:table-cell>
          <table:table-cell office:value-type="float" office:value="0.0065948036">
            <text:p>0.0065948036</text:p>
          </table:table-cell>
          <table:table-cell office:value-type="float" office:value="0.007053688">
            <text:p>0.007053688</text:p>
          </table:table-cell>
          <table:table-cell office:value-type="float" office:value="0.0068464126">
            <text:p>0.0068464126</text:p>
          </table:table-cell>
          <table:table-cell office:value-type="float" office:value="0.006070183">
            <text:p>0.006070183</text:p>
          </table:table-cell>
          <table:table-cell office:value-type="float" office:value="0.0057951612">
            <text:p>0.0057951612</text:p>
          </table:table-cell>
          <table:table-cell office:value-type="float" office:value="0.0062336023">
            <text:p>0.0062336023</text:p>
          </table:table-cell>
          <table:table-cell office:value-type="float" office:value="0.007375396">
            <text:p>0.007375396</text:p>
          </table:table-cell>
          <table:table-cell office:value-type="float" office:value="0.0073837596">
            <text:p>0.0073837596</text:p>
          </table:table-cell>
          <table:table-cell office:value-type="float" office:value="0.007885579">
            <text:p>0.007885579</text:p>
          </table:table-cell>
          <table:table-cell office:value-type="float" office:value="0.0068984036">
            <text:p>0.0068984036</text:p>
          </table:table-cell>
          <table:table-cell office:value-type="float" office:value="0.0065406174">
            <text:p>0.0065406174</text:p>
          </table:table-cell>
          <table:table-cell office:value-type="float" office:value="0.006008503">
            <text:p>0.006008503</text:p>
          </table:table-cell>
          <table:table-cell office:value-type="float" office:value="0.0060397307">
            <text:p>0.0060397307</text:p>
          </table:table-cell>
          <table:table-cell office:value-type="float" office:value="0.0065067136">
            <text:p>0.0065067136</text:p>
          </table:table-cell>
          <table:table-cell office:value-type="float" office:value="0.0054552397">
            <text:p>0.0054552397</text:p>
          </table:table-cell>
          <table:table-cell office:value-type="float" office:value="0.0048960214">
            <text:p>0.0048960214</text:p>
          </table:table-cell>
          <table:table-cell office:value-type="float" office:value="0.0059186923">
            <text:p>0.0059186923</text:p>
          </table:table-cell>
          <table:table-cell office:value-type="float" office:value="0.006361858">
            <text:p>0.006361858</text:p>
          </table:table-cell>
          <table:table-cell office:value-type="float" office:value="0.0060512186">
            <text:p>0.0060512186</text:p>
          </table:table-cell>
          <table:table-cell office:value-type="float" office:value="0.0049203">
            <text:p>0.0049203</text:p>
          </table:table-cell>
          <table:table-cell office:value-type="float" office:value="0.004799278">
            <text:p>0.004799278</text:p>
          </table:table-cell>
          <table:table-cell office:value-type="float" office:value="0.0051294994">
            <text:p>0.0051294994</text:p>
          </table:table-cell>
          <table:table-cell office:value-type="float" office:value="0.0054826704">
            <text:p>0.0054826704</text:p>
          </table:table-cell>
          <table:table-cell office:value-type="float" office:value="0.005839746">
            <text:p>0.005839746</text:p>
          </table:table-cell>
          <table:table-cell office:value-type="float" office:value="0.0052822437">
            <text:p>0.0052822437</text:p>
          </table:table-cell>
          <table:table-cell office:value-type="float" office:value="0.005472284">
            <text:p>0.005472284</text:p>
          </table:table-cell>
          <table:table-cell office:value-type="float" office:value="0.0049121175">
            <text:p>0.0049121175</text:p>
          </table:table-cell>
          <table:table-cell office:value-type="float" office:value="0.0050632814">
            <text:p>0.0050632814</text:p>
          </table:table-cell>
          <table:table-cell office:value-type="float" office:value="0.004821835">
            <text:p>0.004821835</text:p>
          </table:table-cell>
          <table:table-cell office:value-type="float" office:value="0.005510754">
            <text:p>0.005510754</text:p>
          </table:table-cell>
          <table:table-cell office:value-type="float" office:value="0.0052888943">
            <text:p>0.0052888943</text:p>
          </table:table-cell>
          <table:table-cell office:value-type="float" office:value="0.004632553">
            <text:p>0.004632553</text:p>
          </table:table-cell>
          <table:table-cell office:value-type="float" office:value="0.0046859337">
            <text:p>0.0046859337</text:p>
          </table:table-cell>
          <table:table-cell office:value-type="float" office:value="0.0044915094">
            <text:p>0.0044915094</text:p>
          </table:table-cell>
          <table:table-cell office:value-type="float" office:value="0.0048824605">
            <text:p>0.0048824605</text:p>
          </table:table-cell>
          <table:table-cell office:value-type="float" office:value="0.0044203987">
            <text:p>0.0044203987</text:p>
          </table:table-cell>
          <table:table-cell office:value-type="float" office:value="0.0044151964">
            <text:p>0.0044151964</text:p>
          </table:table-cell>
          <table:table-cell office:value-type="float" office:value="0.0046342863">
            <text:p>0.0046342863</text:p>
          </table:table-cell>
          <table:table-cell office:value-type="float" office:value="0.00464179">
            <text:p>0.00464179</text:p>
          </table:table-cell>
          <table:table-cell office:value-type="float" office:value="0.0045527653">
            <text:p>0.0045527653</text:p>
          </table:table-cell>
          <table:table-cell office:value-type="float" office:value="0.0044445586">
            <text:p>0.0044445586</text:p>
          </table:table-cell>
          <table:table-cell office:value-type="float" office:value="0.004333533">
            <text:p>0.004333533</text:p>
          </table:table-cell>
          <table:table-cell office:value-type="float" office:value="0.004530583">
            <text:p>0.004530583</text:p>
          </table:table-cell>
          <table:table-cell office:value-type="float" office:value="0.0044673085">
            <text:p>0.0044673085</text:p>
          </table:table-cell>
          <table:table-cell office:value-type="float" office:value="0.0044187377">
            <text:p>0.0044187377</text:p>
          </table:table-cell>
          <table:table-cell office:value-type="float" office:value="0.0041180854">
            <text:p>0.0041180854</text:p>
          </table:table-cell>
          <table:table-cell office:value-type="float" office:value="0.0037792046">
            <text:p>0.0037792046</text:p>
          </table:table-cell>
          <table:table-cell office:value-type="float" office:value="0.0040462282">
            <text:p>0.0040462282</text:p>
          </table:table-cell>
          <table:table-cell office:value-type="float" office:value="0.0035468389">
            <text:p>0.0035468389</text:p>
          </table:table-cell>
          <table:table-cell office:value-type="float" office:value="0.003829582">
            <text:p>0.003829582</text:p>
          </table:table-cell>
          <table:table-cell office:value-type="float" office:value="0.0037234388">
            <text:p>0.0037234388</text:p>
          </table:table-cell>
          <table:table-cell office:value-type="float" office:value="0.0035908874">
            <text:p>0.0035908874</text:p>
          </table:table-cell>
          <table:table-cell office:value-type="float" office:value="0.0033911846">
            <text:p>0.0033911846</text:p>
          </table:table-cell>
          <table:table-cell office:value-type="float" office:value="0.0031903544">
            <text:p>0.0031903544</text:p>
          </table:table-cell>
          <table:table-cell office:value-type="float" office:value="0.002910134">
            <text:p>0.002910134</text:p>
          </table:table-cell>
          <table:table-cell office:value-type="float" office:value="0.0033452308">
            <text:p>0.0033452308</text:p>
          </table:table-cell>
          <table:table-cell office:value-type="float" office:value="0.0032653972">
            <text:p>0.0032653972</text:p>
          </table:table-cell>
          <table:table-cell office:value-type="float" office:value="0.0033579012">
            <text:p>0.0033579012</text:p>
          </table:table-cell>
          <table:table-cell office:value-type="float" office:value="0.003095807">
            <text:p>0.003095807</text:p>
          </table:table-cell>
          <table:table-cell office:value-type="float" office:value="0.003141753">
            <text:p>0.003141753</text:p>
          </table:table-cell>
          <table:table-cell office:value-type="float" office:value="0.0031334038">
            <text:p>0.0031334038</text:p>
          </table:table-cell>
          <table:table-cell office:value-type="float" office:value="0.002988589">
            <text:p>0.002988589</text:p>
          </table:table-cell>
          <table:table-cell office:value-type="float" office:value="0.0031263863">
            <text:p>0.0031263863</text:p>
          </table:table-cell>
          <table:table-cell office:value-type="float" office:value="0.0028742086">
            <text:p>0.0028742086</text:p>
          </table:table-cell>
          <table:table-cell office:value-type="float" office:value="0.0028409082">
            <text:p>0.0028409082</text:p>
          </table:table-cell>
          <table:table-cell office:value-type="float" office:value="0.0029195521">
            <text:p>0.0029195521</text:p>
          </table:table-cell>
          <table:table-cell office:value-type="float" office:value="0.0029869329">
            <text:p>0.0029869329</text:p>
          </table:table-cell>
          <table:table-cell office:value-type="float" office:value="0.0028463332">
            <text:p>0.0028463332</text:p>
          </table:table-cell>
          <table:table-cell office:value-type="float" office:value="0.0026382832">
            <text:p>0.0026382832</text:p>
          </table:table-cell>
          <table:table-cell office:value-type="float" office:value="0.0027482575">
            <text:p>0.0027482575</text:p>
          </table:table-cell>
          <table:table-cell office:value-type="float" office:value="0.0025014223">
            <text:p>0.0025014223</text:p>
          </table:table-cell>
          <table:table-cell office:value-type="float" office:value="0.0028486263">
            <text:p>0.0028486263</text:p>
          </table:table-cell>
          <table:table-cell office:value-type="float" office:value="0.0026372487">
            <text:p>0.0026372487</text:p>
          </table:table-cell>
          <table:table-cell office:value-type="float" office:value="0.0023144751">
            <text:p>0.0023144751</text:p>
          </table:table-cell>
          <table:table-cell office:value-type="float" office:value="0.0021842315">
            <text:p>0.0021842315</text:p>
          </table:table-cell>
          <table:table-cell office:value-type="float" office:value="0.002376818">
            <text:p>0.002376818</text:p>
          </table:table-cell>
          <table:table-cell office:value-type="float" office:value="0.0024027666">
            <text:p>0.0024027666</text:p>
          </table:table-cell>
          <table:table-cell office:value-type="float" office:value="0.0021739192">
            <text:p>0.0021739192</text:p>
          </table:table-cell>
          <table:table-cell office:value-type="float" office:value="0.0019235479">
            <text:p>0.0019235479</text:p>
          </table:table-cell>
          <table:table-cell office:value-type="float" office:value="0.0018814119">
            <text:p>0.0018814119</text:p>
          </table:table-cell>
          <table:table-cell office:value-type="float" office:value="0.0018866857">
            <text:p>0.0018866857</text:p>
          </table:table-cell>
          <table:table-cell office:value-type="float" office:value="0.0021827535">
            <text:p>0.0021827535</text:p>
          </table:table-cell>
          <table:table-cell office:value-type="float" office:value="0.002014836">
            <text:p>0.002014836</text:p>
          </table:table-cell>
          <table:table-cell office:value-type="float" office:value="0.0019329595">
            <text:p>0.0019329595</text:p>
          </table:table-cell>
          <table:table-cell office:value-type="float" office:value="0.0017620716">
            <text:p>0.0017620716</text:p>
          </table:table-cell>
          <table:table-cell office:value-type="float" office:value="0.0017860992">
            <text:p>0.0017860992</text:p>
          </table:table-cell>
          <table:table-cell office:value-type="float" office:value="0.0019165215">
            <text:p>0.0019165215</text:p>
          </table:table-cell>
          <table:table-cell office:value-type="float" office:value="0.0018493583">
            <text:p>0.0018493583</text:p>
          </table:table-cell>
          <table:table-cell office:value-type="float" office:value="0.0019315394">
            <text:p>0.0019315394</text:p>
          </table:table-cell>
          <table:table-cell office:value-type="float" office:value="0.0017990776">
            <text:p>0.0017990776</text:p>
          </table:table-cell>
          <table:table-cell office:value-type="float" office:value="0.0016454195">
            <text:p>0.0016454195</text:p>
          </table:table-cell>
          <table:table-cell office:value-type="float" office:value="0.0016802446">
            <text:p>0.0016802446</text:p>
          </table:table-cell>
          <table:table-cell office:value-type="float" office:value="0.0017497924">
            <text:p>0.0017497924</text:p>
          </table:table-cell>
          <table:table-cell office:value-type="float" office:value="0.0017406375">
            <text:p>0.0017406375</text:p>
          </table:table-cell>
          <table:table-cell office:value-type="float" office:value="0.0016716113">
            <text:p>0.0016716113</text:p>
          </table:table-cell>
          <table:table-cell office:value-type="float" office:value="0.0017195105">
            <text:p>0.0017195105</text:p>
          </table:table-cell>
          <table:table-cell office:value-type="float" office:value="0.0016707525">
            <text:p>0.0016707525</text:p>
          </table:table-cell>
          <table:table-cell office:value-type="float" office:value="0.001798925">
            <text:p>0.001798925</text:p>
          </table:table-cell>
          <table:table-cell office:value-type="float" office:value="0.00165113">
            <text:p>0.00165113</text:p>
          </table:table-cell>
          <table:table-cell office:value-type="float" office:value="0.0015632077">
            <text:p>0.0015632077</text:p>
          </table:table-cell>
          <table:table-cell office:value-type="float" office:value="0.0014976289">
            <text:p>0.0014976289</text:p>
          </table:table-cell>
          <table:table-cell office:value-type="float" office:value="0.0014259481">
            <text:p>0.0014259481</text:p>
          </table:table-cell>
          <table:table-cell office:value-type="float" office:value="0.0015595999">
            <text:p>0.0015595999</text:p>
          </table:table-cell>
          <table:table-cell office:value-type="float" office:value="0.0014535967">
            <text:p>0.0014535967</text:p>
          </table:table-cell>
          <table:table-cell office:value-type="float" office:value="0.0014956711">
            <text:p>0.0014956711</text:p>
          </table:table-cell>
          <table:table-cell office:value-type="float" office:value="0.0014449699">
            <text:p>0.0014449699</text:p>
          </table:table-cell>
          <table:table-cell office:value-type="float" office:value="0.001288403">
            <text:p>0.001288403</text:p>
          </table:table-cell>
          <table:table-cell office:value-type="float" office:value="0.0013606152">
            <text:p>0.0013606152</text:p>
          </table:table-cell>
          <table:table-cell office:value-type="float" office:value="0.0013841384">
            <text:p>0.0013841384</text:p>
          </table:table-cell>
          <table:table-cell office:value-type="float" office:value="0.001283676">
            <text:p>0.001283676</text:p>
          </table:table-cell>
          <table:table-cell office:value-type="float" office:value="0.001509313">
            <text:p>0.001509313</text:p>
          </table:table-cell>
          <table:table-cell office:value-type="float" office:value="0.0012856112">
            <text:p>0.0012856112</text:p>
          </table:table-cell>
          <table:table-cell office:value-type="float" office:value="0.0012207314">
            <text:p>0.0012207314</text:p>
          </table:table-cell>
          <table:table-cell office:value-type="float" office:value="0.0012961257">
            <text:p>0.0012961257</text:p>
          </table:table-cell>
          <table:table-cell office:value-type="float" office:value="0.0011351152">
            <text:p>0.0011351152</text:p>
          </table:table-cell>
          <table:table-cell table:style-name="ce1" office:value-type="float" office:value="0.0006302483">
            <text:p>6.30E-004</text:p>
          </table:table-cell>
          <table:table-cell table:style-name="ce1" office:value-type="float" office:value="0.0005354859">
            <text:p>5.35E-004</text:p>
          </table:table-cell>
          <table:table-cell table:style-name="ce1" office:value-type="float" office:value="0.0005115917">
            <text:p>5.12E-004</text:p>
          </table:table-cell>
          <table:table-cell table:style-name="ce1" office:value-type="float" office:value="0.0005124367">
            <text:p>5.12E-004</text:p>
          </table:table-cell>
          <table:table-cell table:style-name="ce1" office:value-type="float" office:value="0.00052492047">
            <text:p>5.25E-004</text:p>
          </table:table-cell>
          <table:table-cell table:style-name="ce1" office:value-type="float" office:value="0.0005310465">
            <text:p>5.31E-004</text:p>
          </table:table-cell>
          <table:table-cell table:style-name="ce1" office:value-type="float" office:value="0.0005422826">
            <text:p>5.42E-004</text:p>
          </table:table-cell>
          <table:table-cell table:style-name="ce1" office:value-type="float" office:value="0.0005200786">
            <text:p>5.20E-004</text:p>
          </table:table-cell>
          <table:table-cell table:style-name="ce1" office:value-type="float" office:value="0.0005027766">
            <text:p>5.03E-004</text:p>
          </table:table-cell>
          <table:table-cell table:style-name="ce1" office:value-type="float" office:value="0.0005072013">
            <text:p>5.07E-004</text:p>
          </table:table-cell>
          <table:table-cell table:style-name="ce1" office:value-type="float" office:value="0.00050506636">
            <text:p>5.05E-004</text:p>
          </table:table-cell>
          <table:table-cell table:style-name="ce1" office:value-type="float" office:value="0.00050573406">
            <text:p>5.06E-004</text:p>
          </table:table-cell>
          <table:table-cell table:style-name="ce1" office:value-type="float" office:value="0.00049983984">
            <text:p>5.00E-004</text:p>
          </table:table-cell>
          <table:table-cell table:style-name="ce1" office:value-type="float" office:value="0.00049612275">
            <text:p>4.96E-004</text:p>
          </table:table-cell>
          <table:table-cell table:style-name="ce1" office:value-type="float" office:value="0.00049770006">
            <text:p>4.98E-004</text:p>
          </table:table-cell>
          <table:table-cell office:value-type="float" office:value="0.00049333344">
            <text:p>4.93E-004</text:p>
          </table:table-cell>
          <table:table-cell table:style-name="ce1" office:value-type="float" office:value="0.00049490994">
            <text:p>4.95E-004</text:p>
          </table:table-cell>
          <table:table-cell table:style-name="ce1" office:value-type="float" office:value="0.0005006673">
            <text:p>5.01E-004</text:p>
          </table:table-cell>
          <table:table-cell table:style-name="ce1" office:value-type="float" office:value="0.0005028968">
            <text:p>5.03E-004</text:p>
          </table:table-cell>
          <table:table-cell table:style-name="ce1" office:value-type="float" office:value="0.0004968647">
            <text:p>4.97E-004</text:p>
          </table:table-cell>
          <table:table-cell table:style-name="ce1" office:value-type="float" office:value="0.0004964839">
            <text:p>4.96E-004</text:p>
          </table:table-cell>
          <table:table-cell table:style-name="ce1" office:value-type="float" office:value="0.00050027826">
            <text:p>5.00E-004</text:p>
          </table:table-cell>
          <table:table-cell table:style-name="ce1" office:value-type="float" office:value="0.00050128635">
            <text:p>5.01E-004</text:p>
          </table:table-cell>
          <table:table-cell office:value-type="float" office:value="0.00050054974">
            <text:p>5.01E-004</text:p>
          </table:table-cell>
          <table:table-cell office:value-type="float" office:value="0.00050154445">
            <text:p>5.02E-004</text:p>
          </table:table-cell>
          <table:table-cell office:value-type="float" office:value="0.0005040867">
            <text:p>5.04E-004</text:p>
          </table:table-cell>
          <table:table-cell office:value-type="float" office:value="0.000505024">
            <text:p>5.05E-004</text:p>
          </table:table-cell>
          <table:table-cell office:value-type="float" office:value="0.00050540594">
            <text:p>5.05E-004</text:p>
          </table:table-cell>
          <table:table-cell office:value-type="float" office:value="0.00050667144">
            <text:p>5.07E-004</text:p>
          </table:table-cell>
          <table:table-cell office:value-type="float" office:value="0.00050620583">
            <text:p>5.06E-004</text:p>
          </table:table-cell>
          <table:table-cell office:value-type="float" office:value="0.000509159">
            <text:p>5.09E-004</text:p>
          </table:table-cell>
          <table:table-cell office:value-type="float" office:value="0.00050870527">
            <text:p>5.09E-004</text:p>
          </table:table-cell>
          <table:table-cell office:value-type="float" office:value="0.0005096616">
            <text:p>5.10E-004</text:p>
          </table:table-cell>
          <table:table-cell office:value-type="float" office:value="0.0005101756">
            <text:p>5.10E-004</text:p>
          </table:table-cell>
          <table:table-cell office:value-type="float" office:value="0.0005122011">
            <text:p>5.12E-004</text:p>
          </table:table-cell>
          <table:table-cell office:value-type="float" office:value="0.0005136072">
            <text:p>5.14E-004</text:p>
          </table:table-cell>
          <table:table-cell office:value-type="float" office:value="0.0005176568">
            <text:p>5.18E-004</text:p>
          </table:table-cell>
          <table:table-cell office:value-type="float" office:value="0.0005193028">
            <text:p>5.19E-004</text:p>
          </table:table-cell>
          <table:table-cell office:value-type="float" office:value="0.00051975675">
            <text:p>5.20E-004</text:p>
          </table:table-cell>
          <table:table-cell office:value-type="float" office:value="0.00052365556">
            <text:p>5.24E-004</text:p>
          </table:table-cell>
          <table:table-cell office:value-type="float" office:value="0.00052333286">
            <text:p>5.23E-004</text:p>
          </table:table-cell>
          <table:table-cell office:value-type="float" office:value="0.0005250703">
            <text:p>5.25E-004</text:p>
          </table:table-cell>
          <table:table-cell office:value-type="float" office:value="0.0005270207">
            <text:p>5.27E-004</text:p>
          </table:table-cell>
          <table:table-cell office:value-type="float" office:value="0.00052724965">
            <text:p>5.27E-004</text:p>
          </table:table-cell>
          <table:table-cell office:value-type="float" office:value="0.0005234749">
            <text:p>5.23E-004</text:p>
          </table:table-cell>
          <table:table-cell office:value-type="float" office:value="0.00052199914">
            <text:p>5.22E-004</text:p>
          </table:table-cell>
          <table:table-cell office:value-type="float" office:value="0.00052370277">
            <text:p>5.24E-004</text:p>
          </table:table-cell>
          <table:table-cell office:value-type="float" office:value="0.00052575587">
            <text:p>5.26E-004</text:p>
          </table:table-cell>
          <table:table-cell office:value-type="float" office:value="0.0005277228">
            <text:p>5.28E-004</text:p>
          </table:table-cell>
          <table:table-cell office:value-type="float" office:value="0.0005284784">
            <text:p>5.28E-004</text:p>
          </table:table-cell>
          <table:table-cell office:value-type="float" office:value="0.0005302841">
            <text:p>5.30E-004</text:p>
          </table:table-cell>
          <table:table-cell office:value-type="float" office:value="0.00053194887">
            <text:p>5.32E-004</text:p>
          </table:table-cell>
          <table:table-cell office:value-type="float" office:value="0.00053556083">
            <text:p>5.36E-004</text:p>
          </table:table-cell>
          <table:table-cell office:value-type="float" office:value="0.0005362372">
            <text:p>5.36E-004</text:p>
          </table:table-cell>
          <table:table-cell office:value-type="float" office:value="0.0005372159">
            <text:p>5.37E-004</text:p>
          </table:table-cell>
          <table:table-cell office:value-type="float" office:value="0.00053921784">
            <text:p>5.39E-004</text:p>
          </table:table-cell>
          <table:table-cell office:value-type="float" office:value="0.00054219255">
            <text:p>5.42E-004</text:p>
          </table:table-cell>
          <table:table-cell office:value-type="float" office:value="0.0005438127">
            <text:p>5.44E-004</text:p>
          </table:table-cell>
          <table:table-cell office:value-type="float" office:value="0.00054479664">
            <text:p>5.45E-004</text:p>
          </table:table-cell>
          <table:table-cell office:value-type="float" office:value="0.000546471">
            <text:p>5.46E-004</text:p>
          </table:table-cell>
          <table:table-cell office:value-type="float" office:value="0.00054886925">
            <text:p>5.49E-004</text:p>
          </table:table-cell>
          <table:table-cell office:value-type="float" office:value="0.0005519287">
            <text:p>5.52E-004</text:p>
          </table:table-cell>
          <table:table-cell office:value-type="float" office:value="0.0005525123">
            <text:p>5.53E-004</text:p>
          </table:table-cell>
          <table:table-cell office:value-type="float" office:value="0.00055455125">
            <text:p>5.55E-004</text:p>
          </table:table-cell>
          <table:table-cell office:value-type="float" office:value="0.0005560564">
            <text:p>5.56E-004</text:p>
          </table:table-cell>
          <table:table-cell office:value-type="float" office:value="0.000558764">
            <text:p>5.59E-004</text:p>
          </table:table-cell>
          <table:table-cell office:value-type="float" office:value="0.0005602369">
            <text:p>5.60E-004</text:p>
          </table:table-cell>
          <table:table-cell office:value-type="float" office:value="0.0005619519">
            <text:p>5.62E-004</text:p>
          </table:table-cell>
          <table:table-cell office:value-type="float" office:value="0.0005627941">
            <text:p>5.63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10 The Movie.mp3</text:p>
          </table:table-cell>
          <table:table-cell office:value-type="float" office:value="0.023486415">
            <text:p>0.023486415</text:p>
          </table:table-cell>
          <table:table-cell office:value-type="float" office:value="0.031391706">
            <text:p>0.031391706</text:p>
          </table:table-cell>
          <table:table-cell office:value-type="float" office:value="0.025341244">
            <text:p>0.025341244</text:p>
          </table:table-cell>
          <table:table-cell office:value-type="float" office:value="0.017710477">
            <text:p>0.017710477</text:p>
          </table:table-cell>
          <table:table-cell office:value-type="float" office:value="0.013093303">
            <text:p>0.013093303</text:p>
          </table:table-cell>
          <table:table-cell office:value-type="float" office:value="0.009372962">
            <text:p>0.009372962</text:p>
          </table:table-cell>
          <table:table-cell office:value-type="float" office:value="0.0083809355">
            <text:p>0.0083809355</text:p>
          </table:table-cell>
          <table:table-cell office:value-type="float" office:value="0.0056499266">
            <text:p>0.0056499266</text:p>
          </table:table-cell>
          <table:table-cell office:value-type="float" office:value="0.004329153">
            <text:p>0.004329153</text:p>
          </table:table-cell>
          <table:table-cell office:value-type="float" office:value="0.0035649918">
            <text:p>0.0035649918</text:p>
          </table:table-cell>
          <table:table-cell office:value-type="float" office:value="0.0055641923">
            <text:p>0.0055641923</text:p>
          </table:table-cell>
          <table:table-cell office:value-type="float" office:value="0.005111283">
            <text:p>0.005111283</text:p>
          </table:table-cell>
          <table:table-cell office:value-type="float" office:value="0.0034262284">
            <text:p>0.0034262284</text:p>
          </table:table-cell>
          <table:table-cell office:value-type="float" office:value="0.0034644995">
            <text:p>0.0034644995</text:p>
          </table:table-cell>
          <table:table-cell office:value-type="float" office:value="0.0027337647">
            <text:p>0.0027337647</text:p>
          </table:table-cell>
          <table:table-cell office:value-type="float" office:value="0.003292918">
            <text:p>0.003292918</text:p>
          </table:table-cell>
          <table:table-cell office:value-type="float" office:value="0.002210126">
            <text:p>0.002210126</text:p>
          </table:table-cell>
          <table:table-cell office:value-type="float" office:value="0.0014381382">
            <text:p>0.0014381382</text:p>
          </table:table-cell>
          <table:table-cell office:value-type="float" office:value="0.0017749937">
            <text:p>0.0017749937</text:p>
          </table:table-cell>
          <table:table-cell office:value-type="float" office:value="0.0012414716">
            <text:p>0.0012414716</text:p>
          </table:table-cell>
          <table:table-cell office:value-type="float" office:value="0.0014957727">
            <text:p>0.0014957727</text:p>
          </table:table-cell>
          <table:table-cell office:value-type="float" office:value="0.0017858577">
            <text:p>0.0017858577</text:p>
          </table:table-cell>
          <table:table-cell office:value-type="float" office:value="0.0011598195">
            <text:p>0.0011598195</text:p>
          </table:table-cell>
          <table:table-cell table:style-name="ce1" office:value-type="float" office:value="0.000884744">
            <text:p>8.85E-004</text:p>
          </table:table-cell>
          <table:table-cell office:value-type="float" office:value="0.0012342068">
            <text:p>0.0012342068</text:p>
          </table:table-cell>
          <table:table-cell table:style-name="ce1" office:value-type="float" office:value="0.0009018364">
            <text:p>9.02E-004</text:p>
          </table:table-cell>
          <table:table-cell office:value-type="float" office:value="0.0016521288">
            <text:p>0.0016521288</text:p>
          </table:table-cell>
          <table:table-cell office:value-type="float" office:value="0.0026190612">
            <text:p>0.0026190612</text:p>
          </table:table-cell>
          <table:table-cell office:value-type="float" office:value="0.0011753589">
            <text:p>0.0011753589</text:p>
          </table:table-cell>
          <table:table-cell office:value-type="float" office:value="0.0013665847">
            <text:p>0.0013665847</text:p>
          </table:table-cell>
          <table:table-cell office:value-type="float" office:value="0.0027684874">
            <text:p>0.0027684874</text:p>
          </table:table-cell>
          <table:table-cell table:style-name="ce1" office:value-type="float" office:value="0.0008465628">
            <text:p>8.47E-004</text:p>
          </table:table-cell>
          <table:table-cell table:style-name="ce1" office:value-type="float" office:value="0.0007423536">
            <text:p>7.42E-004</text:p>
          </table:table-cell>
          <table:table-cell table:style-name="ce1" office:value-type="float" office:value="0.00079767493">
            <text:p>7.98E-004</text:p>
          </table:table-cell>
          <table:table-cell table:style-name="ce1" office:value-type="float" office:value="0.00082316785">
            <text:p>8.23E-004</text:p>
          </table:table-cell>
          <table:table-cell table:style-name="ce1" office:value-type="float" office:value="0.0006572321">
            <text:p>6.57E-004</text:p>
          </table:table-cell>
          <table:table-cell table:style-name="ce1" office:value-type="float" office:value="0.00071382854">
            <text:p>7.14E-004</text:p>
          </table:table-cell>
          <table:table-cell table:style-name="ce1" office:value-type="float" office:value="0.00073247426">
            <text:p>7.32E-004</text:p>
          </table:table-cell>
          <table:table-cell table:style-name="ce1" office:value-type="float" office:value="0.000871126">
            <text:p>8.71E-004</text:p>
          </table:table-cell>
          <table:table-cell table:style-name="ce1" office:value-type="float" office:value="0.00093283126">
            <text:p>9.33E-004</text:p>
          </table:table-cell>
          <table:table-cell table:style-name="ce1" office:value-type="float" office:value="0.00097718">
            <text:p>9.77E-004</text:p>
          </table:table-cell>
          <table:table-cell office:value-type="float" office:value="0.0011115657">
            <text:p>0.0011115657</text:p>
          </table:table-cell>
          <table:table-cell office:value-type="float" office:value="0.0012451528">
            <text:p>0.0012451528</text:p>
          </table:table-cell>
          <table:table-cell office:value-type="float" office:value="0.0013881995">
            <text:p>0.0013881995</text:p>
          </table:table-cell>
          <table:table-cell office:value-type="float" office:value="0.0014454226">
            <text:p>0.0014454226</text:p>
          </table:table-cell>
          <table:table-cell office:value-type="float" office:value="0.0015073199">
            <text:p>0.0015073199</text:p>
          </table:table-cell>
          <table:table-cell office:value-type="float" office:value="0.0012906973">
            <text:p>0.0012906973</text:p>
          </table:table-cell>
          <table:table-cell office:value-type="float" office:value="0.0010326372">
            <text:p>0.0010326372</text:p>
          </table:table-cell>
          <table:table-cell office:value-type="float" office:value="0.0011715041">
            <text:p>0.0011715041</text:p>
          </table:table-cell>
          <table:table-cell office:value-type="float" office:value="0.0013582446">
            <text:p>0.0013582446</text:p>
          </table:table-cell>
          <table:table-cell office:value-type="float" office:value="0.0016260813">
            <text:p>0.0016260813</text:p>
          </table:table-cell>
          <table:table-cell office:value-type="float" office:value="0.0020158147">
            <text:p>0.0020158147</text:p>
          </table:table-cell>
          <table:table-cell office:value-type="float" office:value="0.0015390988">
            <text:p>0.0015390988</text:p>
          </table:table-cell>
          <table:table-cell office:value-type="float" office:value="0.001454911">
            <text:p>0.001454911</text:p>
          </table:table-cell>
          <table:table-cell office:value-type="float" office:value="0.0012454938">
            <text:p>0.0012454938</text:p>
          </table:table-cell>
          <table:table-cell office:value-type="float" office:value="0.0010145314">
            <text:p>0.0010145314</text:p>
          </table:table-cell>
          <table:table-cell table:style-name="ce1" office:value-type="float" office:value="0.00096779567">
            <text:p>9.68E-004</text:p>
          </table:table-cell>
          <table:table-cell table:style-name="ce1" office:value-type="float" office:value="0.0009829468">
            <text:p>9.83E-004</text:p>
          </table:table-cell>
          <table:table-cell table:style-name="ce1" office:value-type="float" office:value="0.0009891934">
            <text:p>9.89E-004</text:p>
          </table:table-cell>
          <table:table-cell office:value-type="float" office:value="0.001025767">
            <text:p>0.001025767</text:p>
          </table:table-cell>
          <table:table-cell office:value-type="float" office:value="0.0011565819">
            <text:p>0.0011565819</text:p>
          </table:table-cell>
          <table:table-cell office:value-type="float" office:value="0.0010573646">
            <text:p>0.0010573646</text:p>
          </table:table-cell>
          <table:table-cell table:style-name="ce1" office:value-type="float" office:value="0.0009895872">
            <text:p>9.90E-004</text:p>
          </table:table-cell>
          <table:table-cell table:style-name="ce1" office:value-type="float" office:value="0.00092603476">
            <text:p>9.26E-004</text:p>
          </table:table-cell>
          <table:table-cell table:style-name="ce1" office:value-type="float" office:value="0.0009294669">
            <text:p>9.29E-004</text:p>
          </table:table-cell>
          <table:table-cell table:style-name="ce1" office:value-type="float" office:value="0.0009608771">
            <text:p>9.61E-004</text:p>
          </table:table-cell>
          <table:table-cell table:style-name="ce1" office:value-type="float" office:value="0.00095855066">
            <text:p>9.59E-004</text:p>
          </table:table-cell>
          <table:table-cell table:style-name="ce1" office:value-type="float" office:value="0.0008562707">
            <text:p>8.56E-004</text:p>
          </table:table-cell>
          <table:table-cell table:style-name="ce1" office:value-type="float" office:value="0.0007833716">
            <text:p>7.83E-004</text:p>
          </table:table-cell>
          <table:table-cell table:style-name="ce1" office:value-type="float" office:value="0.0008228388">
            <text:p>8.23E-004</text:p>
          </table:table-cell>
          <table:table-cell table:style-name="ce1" office:value-type="float" office:value="0.00090467476">
            <text:p>9.05E-004</text:p>
          </table:table-cell>
          <table:table-cell table:style-name="ce1" office:value-type="float" office:value="0.0009545921">
            <text:p>9.55E-004</text:p>
          </table:table-cell>
          <table:table-cell table:style-name="ce1" office:value-type="float" office:value="0.00095302">
            <text:p>9.53E-004</text:p>
          </table:table-cell>
          <table:table-cell table:style-name="ce1" office:value-type="float" office:value="0.0008935231">
            <text:p>8.94E-004</text:p>
          </table:table-cell>
          <table:table-cell table:style-name="ce1" office:value-type="float" office:value="0.00085523474">
            <text:p>8.55E-004</text:p>
          </table:table-cell>
          <table:table-cell table:style-name="ce1" office:value-type="float" office:value="0.000905849">
            <text:p>9.06E-004</text:p>
          </table:table-cell>
          <table:table-cell table:style-name="ce1" office:value-type="float" office:value="0.0009875718">
            <text:p>9.88E-004</text:p>
          </table:table-cell>
          <table:table-cell office:value-type="float" office:value="0.0011020666">
            <text:p>0.0011020666</text:p>
          </table:table-cell>
          <table:table-cell office:value-type="float" office:value="0.0010833256">
            <text:p>0.0010833256</text:p>
          </table:table-cell>
          <table:table-cell office:value-type="float" office:value="0.0011342191">
            <text:p>0.0011342191</text:p>
          </table:table-cell>
          <table:table-cell office:value-type="float" office:value="0.0011203088">
            <text:p>0.0011203088</text:p>
          </table:table-cell>
          <table:table-cell office:value-type="float" office:value="0.0011589376">
            <text:p>0.0011589376</text:p>
          </table:table-cell>
          <table:table-cell office:value-type="float" office:value="0.0011622523">
            <text:p>0.0011622523</text:p>
          </table:table-cell>
          <table:table-cell office:value-type="float" office:value="0.0011703019">
            <text:p>0.0011703019</text:p>
          </table:table-cell>
          <table:table-cell office:value-type="float" office:value="0.0011752116">
            <text:p>0.0011752116</text:p>
          </table:table-cell>
          <table:table-cell office:value-type="float" office:value="0.0012295451">
            <text:p>0.0012295451</text:p>
          </table:table-cell>
          <table:table-cell office:value-type="float" office:value="0.0011529451">
            <text:p>0.0011529451</text:p>
          </table:table-cell>
          <table:table-cell office:value-type="float" office:value="0.0011150225">
            <text:p>0.0011150225</text:p>
          </table:table-cell>
          <table:table-cell office:value-type="float" office:value="0.0012177418">
            <text:p>0.0012177418</text:p>
          </table:table-cell>
          <table:table-cell office:value-type="float" office:value="0.0012464754">
            <text:p>0.0012464754</text:p>
          </table:table-cell>
          <table:table-cell office:value-type="float" office:value="0.0013304002">
            <text:p>0.0013304002</text:p>
          </table:table-cell>
          <table:table-cell office:value-type="float" office:value="0.0012726937">
            <text:p>0.0012726937</text:p>
          </table:table-cell>
          <table:table-cell office:value-type="float" office:value="0.001387286">
            <text:p>0.001387286</text:p>
          </table:table-cell>
          <table:table-cell office:value-type="float" office:value="0.0013404719">
            <text:p>0.0013404719</text:p>
          </table:table-cell>
          <table:table-cell office:value-type="float" office:value="0.0011289273">
            <text:p>0.0011289273</text:p>
          </table:table-cell>
          <table:table-cell table:style-name="ce1" office:value-type="float" office:value="0.0009990713">
            <text:p>9.99E-004</text:p>
          </table:table-cell>
          <table:table-cell office:value-type="float" office:value="0.0011598414">
            <text:p>0.0011598414</text:p>
          </table:table-cell>
          <table:table-cell office:value-type="float" office:value="0.0012231999">
            <text:p>0.0012231999</text:p>
          </table:table-cell>
          <table:table-cell office:value-type="float" office:value="0.0012355549">
            <text:p>0.0012355549</text:p>
          </table:table-cell>
          <table:table-cell office:value-type="float" office:value="0.0013521579">
            <text:p>0.0013521579</text:p>
          </table:table-cell>
          <table:table-cell office:value-type="float" office:value="0.001415785">
            <text:p>0.001415785</text:p>
          </table:table-cell>
          <table:table-cell office:value-type="float" office:value="0.0014158598">
            <text:p>0.0014158598</text:p>
          </table:table-cell>
          <table:table-cell office:value-type="float" office:value="0.0013395">
            <text:p>0.0013395</text:p>
          </table:table-cell>
          <table:table-cell office:value-type="float" office:value="0.001240827">
            <text:p>0.001240827</text:p>
          </table:table-cell>
          <table:table-cell office:value-type="float" office:value="0.0012284613">
            <text:p>0.0012284613</text:p>
          </table:table-cell>
          <table:table-cell office:value-type="float" office:value="0.0012841538">
            <text:p>0.0012841538</text:p>
          </table:table-cell>
          <table:table-cell office:value-type="float" office:value="0.0014031074">
            <text:p>0.0014031074</text:p>
          </table:table-cell>
          <table:table-cell office:value-type="float" office:value="0.0016108279">
            <text:p>0.0016108279</text:p>
          </table:table-cell>
          <table:table-cell office:value-type="float" office:value="0.0018397975">
            <text:p>0.0018397975</text:p>
          </table:table-cell>
          <table:table-cell office:value-type="float" office:value="0.0018668431">
            <text:p>0.0018668431</text:p>
          </table:table-cell>
          <table:table-cell office:value-type="float" office:value="0.0018227398">
            <text:p>0.0018227398</text:p>
          </table:table-cell>
          <table:table-cell office:value-type="float" office:value="0.0017647865">
            <text:p>0.0017647865</text:p>
          </table:table-cell>
          <table:table-cell office:value-type="float" office:value="0.00166763">
            <text:p>0.00166763</text:p>
          </table:table-cell>
          <table:table-cell office:value-type="float" office:value="0.0015425184">
            <text:p>0.0015425184</text:p>
          </table:table-cell>
          <table:table-cell office:value-type="float" office:value="0.0015923434">
            <text:p>0.0015923434</text:p>
          </table:table-cell>
          <table:table-cell office:value-type="float" office:value="0.0015195936">
            <text:p>0.0015195936</text:p>
          </table:table-cell>
          <table:table-cell office:value-type="float" office:value="0.00151582">
            <text:p>0.00151582</text:p>
          </table:table-cell>
          <table:table-cell office:value-type="float" office:value="0.0014950812">
            <text:p>0.0014950812</text:p>
          </table:table-cell>
          <table:table-cell office:value-type="float" office:value="0.0014191873">
            <text:p>0.0014191873</text:p>
          </table:table-cell>
          <table:table-cell office:value-type="float" office:value="0.0014629118">
            <text:p>0.0014629118</text:p>
          </table:table-cell>
          <table:table-cell office:value-type="float" office:value="0.0013372003">
            <text:p>0.0013372003</text:p>
          </table:table-cell>
          <table:table-cell office:value-type="float" office:value="0.0013247319">
            <text:p>0.0013247319</text:p>
          </table:table-cell>
          <table:table-cell office:value-type="float" office:value="0.001285687">
            <text:p>0.001285687</text:p>
          </table:table-cell>
          <table:table-cell office:value-type="float" office:value="0.0012769931">
            <text:p>0.0012769931</text:p>
          </table:table-cell>
          <table:table-cell office:value-type="float" office:value="0.0013125057">
            <text:p>0.0013125057</text:p>
          </table:table-cell>
          <table:table-cell office:value-type="float" office:value="0.0012861948">
            <text:p>0.0012861948</text:p>
          </table:table-cell>
          <table:table-cell office:value-type="float" office:value="0.0013089983">
            <text:p>0.0013089983</text:p>
          </table:table-cell>
          <table:table-cell office:value-type="float" office:value="0.001313982">
            <text:p>0.001313982</text:p>
          </table:table-cell>
          <table:table-cell office:value-type="float" office:value="0.0013262748">
            <text:p>0.0013262748</text:p>
          </table:table-cell>
          <table:table-cell office:value-type="float" office:value="0.0012487869">
            <text:p>0.0012487869</text:p>
          </table:table-cell>
          <table:table-cell office:value-type="float" office:value="0.001277406">
            <text:p>0.001277406</text:p>
          </table:table-cell>
          <table:table-cell office:value-type="float" office:value="0.0012698659">
            <text:p>0.0012698659</text:p>
          </table:table-cell>
          <table:table-cell office:value-type="float" office:value="0.0012419024">
            <text:p>0.0012419024</text:p>
          </table:table-cell>
          <table:table-cell office:value-type="float" office:value="0.0011560979">
            <text:p>0.0011560979</text:p>
          </table:table-cell>
          <table:table-cell office:value-type="float" office:value="0.0011597096">
            <text:p>0.0011597096</text:p>
          </table:table-cell>
          <table:table-cell office:value-type="float" office:value="0.0011205184">
            <text:p>0.0011205184</text:p>
          </table:table-cell>
          <table:table-cell office:value-type="float" office:value="0.0011982106">
            <text:p>0.0011982106</text:p>
          </table:table-cell>
          <table:table-cell office:value-type="float" office:value="0.001327837">
            <text:p>0.001327837</text:p>
          </table:table-cell>
          <table:table-cell office:value-type="float" office:value="0.0012875109">
            <text:p>0.0012875109</text:p>
          </table:table-cell>
          <table:table-cell office:value-type="float" office:value="0.0012790269">
            <text:p>0.0012790269</text:p>
          </table:table-cell>
          <table:table-cell office:value-type="float" office:value="0.0012096519">
            <text:p>0.0012096519</text:p>
          </table:table-cell>
          <table:table-cell office:value-type="float" office:value="0.0010918617">
            <text:p>0.0010918617</text:p>
          </table:table-cell>
          <table:table-cell office:value-type="float" office:value="0.0010958507">
            <text:p>0.0010958507</text:p>
          </table:table-cell>
          <table:table-cell office:value-type="float" office:value="0.001073914">
            <text:p>0.001073914</text:p>
          </table:table-cell>
          <table:table-cell office:value-type="float" office:value="0.0010811384">
            <text:p>0.0010811384</text:p>
          </table:table-cell>
          <table:table-cell office:value-type="float" office:value="0.0010111005">
            <text:p>0.0010111005</text:p>
          </table:table-cell>
          <table:table-cell table:style-name="ce1" office:value-type="float" office:value="0.0009607564">
            <text:p>9.61E-004</text:p>
          </table:table-cell>
          <table:table-cell table:style-name="ce1" office:value-type="float" office:value="0.00090258766">
            <text:p>9.03E-004</text:p>
          </table:table-cell>
          <table:table-cell table:style-name="ce1" office:value-type="float" office:value="0.00085471413">
            <text:p>8.55E-004</text:p>
          </table:table-cell>
          <table:table-cell table:style-name="ce1" office:value-type="float" office:value="0.00082195573">
            <text:p>8.22E-004</text:p>
          </table:table-cell>
          <table:table-cell table:style-name="ce1" office:value-type="float" office:value="0.00077857537">
            <text:p>7.79E-004</text:p>
          </table:table-cell>
          <table:table-cell table:style-name="ce1" office:value-type="float" office:value="0.0007514561">
            <text:p>7.51E-004</text:p>
          </table:table-cell>
          <table:table-cell table:style-name="ce1" office:value-type="float" office:value="0.00073960033">
            <text:p>7.40E-004</text:p>
          </table:table-cell>
          <table:table-cell table:style-name="ce1" office:value-type="float" office:value="0.000716475">
            <text:p>7.16E-004</text:p>
          </table:table-cell>
          <table:table-cell table:style-name="ce1" office:value-type="float" office:value="0.0006866679">
            <text:p>6.87E-004</text:p>
          </table:table-cell>
          <table:table-cell table:style-name="ce1" office:value-type="float" office:value="0.0007015725">
            <text:p>7.02E-004</text:p>
          </table:table-cell>
          <table:table-cell table:style-name="ce1" office:value-type="float" office:value="0.0006717406">
            <text:p>6.72E-004</text:p>
          </table:table-cell>
          <table:table-cell table:style-name="ce1" office:value-type="float" office:value="0.0006395224">
            <text:p>6.40E-004</text:p>
          </table:table-cell>
          <table:table-cell table:style-name="ce1" office:value-type="float" office:value="0.0006167853">
            <text:p>6.17E-004</text:p>
          </table:table-cell>
          <table:table-cell table:style-name="ce1" office:value-type="float" office:value="0.00060740346">
            <text:p>6.07E-004</text:p>
          </table:table-cell>
          <table:table-cell table:style-name="ce1" office:value-type="float" office:value="0.0006027254">
            <text:p>6.03E-004</text:p>
          </table:table-cell>
          <table:table-cell table:style-name="ce1" office:value-type="float" office:value="0.000608107">
            <text:p>6.08E-004</text:p>
          </table:table-cell>
          <table:table-cell table:style-name="ce1" office:value-type="float" office:value="0.00058713334">
            <text:p>5.87E-004</text:p>
          </table:table-cell>
          <table:table-cell table:style-name="ce1" office:value-type="float" office:value="0.00059122255">
            <text:p>5.91E-004</text:p>
          </table:table-cell>
          <table:table-cell table:style-name="ce1" office:value-type="float" office:value="0.00057575543">
            <text:p>5.76E-004</text:p>
          </table:table-cell>
          <table:table-cell table:style-name="ce1" office:value-type="float" office:value="0.00054651086">
            <text:p>5.47E-004</text:p>
          </table:table-cell>
          <table:table-cell table:style-name="ce1" office:value-type="float" office:value="0.0005215554">
            <text:p>5.22E-004</text:p>
          </table:table-cell>
          <table:table-cell table:style-name="ce1" office:value-type="float" office:value="0.0004965874">
            <text:p>4.97E-004</text:p>
          </table:table-cell>
          <table:table-cell table:style-name="ce1" office:value-type="float" office:value="0.000495277">
            <text:p>4.95E-004</text:p>
          </table:table-cell>
          <table:table-cell table:style-name="ce1" office:value-type="float" office:value="0.00047352834">
            <text:p>4.74E-004</text:p>
          </table:table-cell>
          <table:table-cell table:style-name="ce1" office:value-type="float" office:value="0.00045814394">
            <text:p>4.58E-004</text:p>
          </table:table-cell>
          <table:table-cell table:style-name="ce1" office:value-type="float" office:value="0.00043429408">
            <text:p>4.34E-004</text:p>
          </table:table-cell>
          <table:table-cell table:style-name="ce1" office:value-type="float" office:value="0.000419924">
            <text:p>4.20E-004</text:p>
          </table:table-cell>
          <table:table-cell table:style-name="ce1" office:value-type="float" office:value="0.0003992716">
            <text:p>3.99E-004</text:p>
          </table:table-cell>
          <table:table-cell table:style-name="ce1" office:value-type="float" office:value="0.00039644894">
            <text:p>3.96E-004</text:p>
          </table:table-cell>
          <table:table-cell table:style-name="ce1" office:value-type="float" office:value="0.00038223082">
            <text:p>3.82E-004</text:p>
          </table:table-cell>
          <table:table-cell table:style-name="ce1" office:value-type="float" office:value="0.00037571252">
            <text:p>3.76E-004</text:p>
          </table:table-cell>
          <table:table-cell table:style-name="ce1" office:value-type="float" office:value="0.00035574954">
            <text:p>3.56E-004</text:p>
          </table:table-cell>
          <table:table-cell table:style-name="ce1" office:value-type="float" office:value="0.00033749404">
            <text:p>3.37E-004</text:p>
          </table:table-cell>
          <table:table-cell table:style-name="ce1" office:value-type="float" office:value="0.0003321901">
            <text:p>3.32E-004</text:p>
          </table:table-cell>
          <table:table-cell table:style-name="ce1" office:value-type="float" office:value="0.00032663753">
            <text:p>3.27E-004</text:p>
          </table:table-cell>
          <table:table-cell table:style-name="ce1" office:value-type="float" office:value="0.00031828793">
            <text:p>3.18E-004</text:p>
          </table:table-cell>
          <table:table-cell table:style-name="ce1" office:value-type="float" office:value="0.00033566426">
            <text:p>3.36E-004</text:p>
          </table:table-cell>
          <table:table-cell table:style-name="ce1" office:value-type="float" office:value="0.00030801402">
            <text:p>3.08E-004</text:p>
          </table:table-cell>
          <table:table-cell table:style-name="ce1" office:value-type="float" office:value="0.00028242444">
            <text:p>2.82E-004</text:p>
          </table:table-cell>
          <table:table-cell table:style-name="ce1" office:value-type="float" office:value="0.0002869002">
            <text:p>2.87E-004</text:p>
          </table:table-cell>
          <table:table-cell table:style-name="ce1" office:value-type="float" office:value="0.00025114295">
            <text:p>2.51E-004</text:p>
          </table:table-cell>
          <table:table-cell table:style-name="ce1" office:value-type="float" office:value="0.00024121293">
            <text:p>2.41E-004</text:p>
          </table:table-cell>
          <table:table-cell table:style-name="ce1" office:value-type="float" office:value="0.00024351847">
            <text:p>2.44E-004</text:p>
          </table:table-cell>
          <table:table-cell table:style-name="ce1" office:value-type="float" office:value="0.00024350357">
            <text:p>2.44E-004</text:p>
          </table:table-cell>
          <table:table-cell table:style-name="ce1" office:value-type="float" office:value="0.00024194396">
            <text:p>2.42E-004</text:p>
          </table:table-cell>
          <table:table-cell table:style-name="ce1" office:value-type="float" office:value="0.00023876806">
            <text:p>2.39E-004</text:p>
          </table:table-cell>
          <table:table-cell table:style-name="ce1" office:value-type="float" office:value="0.00023892745">
            <text:p>2.39E-004</text:p>
          </table:table-cell>
          <table:table-cell table:style-name="ce1" office:value-type="float" office:value="0.0002385033">
            <text:p>2.39E-004</text:p>
          </table:table-cell>
          <table:table-cell table:style-name="ce1" office:value-type="float" office:value="0.00023833288">
            <text:p>2.38E-004</text:p>
          </table:table-cell>
          <table:table-cell table:style-name="ce1" office:value-type="float" office:value="0.00023397125">
            <text:p>2.34E-004</text:p>
          </table:table-cell>
          <table:table-cell table:style-name="ce1" office:value-type="float" office:value="0.00023054231">
            <text:p>2.31E-004</text:p>
          </table:table-cell>
          <table:table-cell table:style-name="ce1" office:value-type="float" office:value="0.00023017006">
            <text:p>2.30E-004</text:p>
          </table:table-cell>
          <table:table-cell table:style-name="ce1" office:value-type="float" office:value="0.00023565226">
            <text:p>2.36E-004</text:p>
          </table:table-cell>
          <table:table-cell table:style-name="ce1" office:value-type="float" office:value="0.00023405746">
            <text:p>2.34E-004</text:p>
          </table:table-cell>
          <table:table-cell table:style-name="ce1" office:value-type="float" office:value="0.00023139818">
            <text:p>2.31E-004</text:p>
          </table:table-cell>
          <table:table-cell office:value-type="float" office:value="0.00023289493">
            <text:p>2.33E-004</text:p>
          </table:table-cell>
          <table:table-cell table:style-name="ce1" office:value-type="float" office:value="0.00023266538">
            <text:p>2.33E-004</text:p>
          </table:table-cell>
          <table:table-cell table:style-name="ce1" office:value-type="float" office:value="0.00023291718">
            <text:p>2.33E-004</text:p>
          </table:table-cell>
          <table:table-cell table:style-name="ce1" office:value-type="float" office:value="0.00023046443">
            <text:p>2.30E-004</text:p>
          </table:table-cell>
          <table:table-cell table:style-name="ce1" office:value-type="float" office:value="0.00023043045">
            <text:p>2.30E-004</text:p>
          </table:table-cell>
          <table:table-cell table:style-name="ce1" office:value-type="float" office:value="0.00023396363">
            <text:p>2.34E-004</text:p>
          </table:table-cell>
          <table:table-cell table:style-name="ce1" office:value-type="float" office:value="0.00023787527">
            <text:p>2.38E-004</text:p>
          </table:table-cell>
          <table:table-cell table:style-name="ce1" office:value-type="float" office:value="0.0002366115">
            <text:p>2.37E-004</text:p>
          </table:table-cell>
          <table:table-cell office:value-type="float" office:value="0.00023104445">
            <text:p>2.31E-004</text:p>
          </table:table-cell>
          <table:table-cell office:value-type="float" office:value="0.00023575865">
            <text:p>2.36E-004</text:p>
          </table:table-cell>
          <table:table-cell office:value-type="float" office:value="0.00024259086">
            <text:p>2.43E-004</text:p>
          </table:table-cell>
          <table:table-cell office:value-type="float" office:value="0.00024146558">
            <text:p>2.41E-004</text:p>
          </table:table-cell>
          <table:table-cell office:value-type="float" office:value="0.00023961088">
            <text:p>2.40E-004</text:p>
          </table:table-cell>
          <table:table-cell office:value-type="float" office:value="0.00023994179">
            <text:p>2.40E-004</text:p>
          </table:table-cell>
          <table:table-cell office:value-type="float" office:value="0.00024030679">
            <text:p>2.40E-004</text:p>
          </table:table-cell>
          <table:table-cell office:value-type="float" office:value="0.00024392379">
            <text:p>2.44E-004</text:p>
          </table:table-cell>
          <table:table-cell office:value-type="float" office:value="0.00024262446">
            <text:p>2.43E-004</text:p>
          </table:table-cell>
          <table:table-cell office:value-type="float" office:value="0.00024973415">
            <text:p>2.50E-004</text:p>
          </table:table-cell>
          <table:table-cell office:value-type="float" office:value="0.00024866607">
            <text:p>2.49E-004</text:p>
          </table:table-cell>
          <table:table-cell office:value-type="float" office:value="0.00025130407">
            <text:p>2.51E-004</text:p>
          </table:table-cell>
          <table:table-cell office:value-type="float" office:value="0.00025449347">
            <text:p>2.54E-004</text:p>
          </table:table-cell>
          <table:table-cell office:value-type="float" office:value="0.00025989456">
            <text:p>2.60E-004</text:p>
          </table:table-cell>
          <table:table-cell office:value-type="float" office:value="0.00025383307">
            <text:p>2.54E-004</text:p>
          </table:table-cell>
          <table:table-cell office:value-type="float" office:value="0.00025413153">
            <text:p>2.54E-004</text:p>
          </table:table-cell>
          <table:table-cell office:value-type="float" office:value="0.00026335946">
            <text:p>2.63E-004</text:p>
          </table:table-cell>
          <table:table-cell office:value-type="float" office:value="0.00026635054">
            <text:p>2.66E-004</text:p>
          </table:table-cell>
          <table:table-cell office:value-type="float" office:value="0.0002711649">
            <text:p>2.71E-004</text:p>
          </table:table-cell>
          <table:table-cell office:value-type="float" office:value="0.00026340547">
            <text:p>2.63E-004</text:p>
          </table:table-cell>
          <table:table-cell office:value-type="float" office:value="0.00025835735">
            <text:p>2.58E-004</text:p>
          </table:table-cell>
          <table:table-cell office:value-type="float" office:value="0.00022639439">
            <text:p>2.26E-004</text:p>
          </table:table-cell>
          <table:table-cell office:value-type="float" office:value="0.0002031847">
            <text:p>2.03E-004</text:p>
          </table:table-cell>
          <table:table-cell office:value-type="float" office:value="0.00020336115">
            <text:p>2.03E-004</text:p>
          </table:table-cell>
          <table:table-cell office:value-type="float" office:value="0.00020505361">
            <text:p>2.05E-004</text:p>
          </table:table-cell>
          <table:table-cell office:value-type="float" office:value="0.00020559893">
            <text:p>2.06E-004</text:p>
          </table:table-cell>
          <table:table-cell office:value-type="float" office:value="0.00020520159">
            <text:p>2.05E-004</text:p>
          </table:table-cell>
          <table:table-cell office:value-type="float" office:value="0.00020553787">
            <text:p>2.06E-004</text:p>
          </table:table-cell>
          <table:table-cell office:value-type="float" office:value="0.0002062339">
            <text:p>2.06E-004</text:p>
          </table:table-cell>
          <table:table-cell office:value-type="float" office:value="0.00020777716">
            <text:p>2.08E-004</text:p>
          </table:table-cell>
          <table:table-cell office:value-type="float" office:value="0.00020751035">
            <text:p>2.08E-004</text:p>
          </table:table-cell>
          <table:table-cell office:value-type="float" office:value="0.00020819469">
            <text:p>2.08E-004</text:p>
          </table:table-cell>
          <table:table-cell office:value-type="float" office:value="0.00020866326">
            <text:p>2.09E-004</text:p>
          </table:table-cell>
          <table:table-cell office:value-type="float" office:value="0.00021013885">
            <text:p>2.10E-004</text:p>
          </table:table-cell>
          <table:table-cell office:value-type="float" office:value="0.00021071025">
            <text:p>2.11E-004</text:p>
          </table:table-cell>
          <table:table-cell office:value-type="float" office:value="0.00021081968">
            <text:p>2.11E-004</text:p>
          </table:table-cell>
          <table:table-cell office:value-type="float" office:value="0.0002116076">
            <text:p>2.12E-004</text:p>
          </table:table-cell>
          <table:table-cell office:value-type="float" office:value="0.00021234642">
            <text:p>2.12E-004</text:p>
          </table:table-cell>
          <table:table-cell office:value-type="float" office:value="0.00021383842">
            <text:p>2.14E-004</text:p>
          </table:table-cell>
          <table:table-cell office:value-type="float" office:value="0.00021377426">
            <text:p>2.14E-004</text:p>
          </table:table-cell>
          <table:table-cell office:value-type="float" office:value="0.00021435894">
            <text:p>2.14E-004</text:p>
          </table:table-cell>
          <table:table-cell office:value-type="float" office:value="0.0002151317">
            <text:p>2.15E-004</text:p>
          </table:table-cell>
          <table:table-cell office:value-type="float" office:value="0.00021682699">
            <text:p>2.17E-004</text:p>
          </table:table-cell>
          <table:table-cell office:value-type="float" office:value="0.00021671884">
            <text:p>2.17E-004</text:p>
          </table:table-cell>
          <table:table-cell office:value-type="float" office:value="0.00021742424">
            <text:p>2.17E-004</text:p>
          </table:table-cell>
          <table:table-cell office:value-type="float" office:value="0.00021780896">
            <text:p>2.18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11 Curses</text:p>
          </table:table-cell>
          <table:table-cell office:value-type="float" office:value="0.06341862">
            <text:p>0.06341862</text:p>
          </table:table-cell>
          <table:table-cell office:value-type="float" office:value="0.08360361">
            <text:p>0.08360361</text:p>
          </table:table-cell>
          <table:table-cell office:value-type="float" office:value="0.056219228">
            <text:p>0.056219228</text:p>
          </table:table-cell>
          <table:table-cell office:value-type="float" office:value="0.046178482">
            <text:p>0.046178482</text:p>
          </table:table-cell>
          <table:table-cell office:value-type="float" office:value="0.042602103">
            <text:p>0.042602103</text:p>
          </table:table-cell>
          <table:table-cell office:value-type="float" office:value="0.03843741">
            <text:p>0.03843741</text:p>
          </table:table-cell>
          <table:table-cell office:value-type="float" office:value="0.033833485">
            <text:p>0.033833485</text:p>
          </table:table-cell>
          <table:table-cell office:value-type="float" office:value="0.020424685">
            <text:p>0.020424685</text:p>
          </table:table-cell>
          <table:table-cell office:value-type="float" office:value="0.017234914">
            <text:p>0.017234914</text:p>
          </table:table-cell>
          <table:table-cell office:value-type="float" office:value="0.017017435">
            <text:p>0.017017435</text:p>
          </table:table-cell>
          <table:table-cell office:value-type="float" office:value="0.01754388">
            <text:p>0.01754388</text:p>
          </table:table-cell>
          <table:table-cell office:value-type="float" office:value="0.016494107">
            <text:p>0.016494107</text:p>
          </table:table-cell>
          <table:table-cell office:value-type="float" office:value="0.014553222">
            <text:p>0.014553222</text:p>
          </table:table-cell>
          <table:table-cell office:value-type="float" office:value="0.013936902">
            <text:p>0.013936902</text:p>
          </table:table-cell>
          <table:table-cell office:value-type="float" office:value="0.0059417477">
            <text:p>0.0059417477</text:p>
          </table:table-cell>
          <table:table-cell office:value-type="float" office:value="0.012745096">
            <text:p>0.012745096</text:p>
          </table:table-cell>
          <table:table-cell office:value-type="float" office:value="0.010801786">
            <text:p>0.010801786</text:p>
          </table:table-cell>
          <table:table-cell office:value-type="float" office:value="0.0073263897">
            <text:p>0.0073263897</text:p>
          </table:table-cell>
          <table:table-cell office:value-type="float" office:value="0.008821596">
            <text:p>0.008821596</text:p>
          </table:table-cell>
          <table:table-cell office:value-type="float" office:value="0.00640539">
            <text:p>0.00640539</text:p>
          </table:table-cell>
          <table:table-cell office:value-type="float" office:value="0.010690193">
            <text:p>0.010690193</text:p>
          </table:table-cell>
          <table:table-cell office:value-type="float" office:value="0.004387147">
            <text:p>0.004387147</text:p>
          </table:table-cell>
          <table:table-cell office:value-type="float" office:value="0.0048291925">
            <text:p>0.0048291925</text:p>
          </table:table-cell>
          <table:table-cell office:value-type="float" office:value="0.007982226">
            <text:p>0.007982226</text:p>
          </table:table-cell>
          <table:table-cell office:value-type="float" office:value="0.005167555">
            <text:p>0.005167555</text:p>
          </table:table-cell>
          <table:table-cell office:value-type="float" office:value="0.0057917316">
            <text:p>0.0057917316</text:p>
          </table:table-cell>
          <table:table-cell office:value-type="float" office:value="0.004479045">
            <text:p>0.004479045</text:p>
          </table:table-cell>
          <table:table-cell office:value-type="float" office:value="0.007377869">
            <text:p>0.007377869</text:p>
          </table:table-cell>
          <table:table-cell office:value-type="float" office:value="0.004312584">
            <text:p>0.004312584</text:p>
          </table:table-cell>
          <table:table-cell office:value-type="float" office:value="0.0037699356">
            <text:p>0.0037699356</text:p>
          </table:table-cell>
          <table:table-cell office:value-type="float" office:value="0.0060428004">
            <text:p>0.0060428004</text:p>
          </table:table-cell>
          <table:table-cell office:value-type="float" office:value="0.0035244043">
            <text:p>0.0035244043</text:p>
          </table:table-cell>
          <table:table-cell office:value-type="float" office:value="0.003176779">
            <text:p>0.003176779</text:p>
          </table:table-cell>
          <table:table-cell office:value-type="float" office:value="0.0027127827">
            <text:p>0.0027127827</text:p>
          </table:table-cell>
          <table:table-cell office:value-type="float" office:value="0.0038320092">
            <text:p>0.0038320092</text:p>
          </table:table-cell>
          <table:table-cell office:value-type="float" office:value="0.0032991609">
            <text:p>0.0032991609</text:p>
          </table:table-cell>
          <table:table-cell office:value-type="float" office:value="0.0036808404">
            <text:p>0.0036808404</text:p>
          </table:table-cell>
          <table:table-cell office:value-type="float" office:value="0.0034280212">
            <text:p>0.0034280212</text:p>
          </table:table-cell>
          <table:table-cell office:value-type="float" office:value="0.0039213467">
            <text:p>0.0039213467</text:p>
          </table:table-cell>
          <table:table-cell office:value-type="float" office:value="0.0034679738">
            <text:p>0.0034679738</text:p>
          </table:table-cell>
          <table:table-cell office:value-type="float" office:value="0.0039897156">
            <text:p>0.0039897156</text:p>
          </table:table-cell>
          <table:table-cell office:value-type="float" office:value="0.0043197405">
            <text:p>0.0043197405</text:p>
          </table:table-cell>
          <table:table-cell office:value-type="float" office:value="0.0035678267">
            <text:p>0.0035678267</text:p>
          </table:table-cell>
          <table:table-cell office:value-type="float" office:value="0.0039821304">
            <text:p>0.0039821304</text:p>
          </table:table-cell>
          <table:table-cell office:value-type="float" office:value="0.0034657381">
            <text:p>0.0034657381</text:p>
          </table:table-cell>
          <table:table-cell office:value-type="float" office:value="0.0039693196">
            <text:p>0.0039693196</text:p>
          </table:table-cell>
          <table:table-cell office:value-type="float" office:value="0.0041545574">
            <text:p>0.0041545574</text:p>
          </table:table-cell>
          <table:table-cell office:value-type="float" office:value="0.0049339416">
            <text:p>0.0049339416</text:p>
          </table:table-cell>
          <table:table-cell office:value-type="float" office:value="0.00487471">
            <text:p>0.00487471</text:p>
          </table:table-cell>
          <table:table-cell office:value-type="float" office:value="0.0064231176">
            <text:p>0.0064231176</text:p>
          </table:table-cell>
          <table:table-cell office:value-type="float" office:value="0.0045104264">
            <text:p>0.0045104264</text:p>
          </table:table-cell>
          <table:table-cell office:value-type="float" office:value="0.004763693">
            <text:p>0.004763693</text:p>
          </table:table-cell>
          <table:table-cell office:value-type="float" office:value="0.003976023">
            <text:p>0.003976023</text:p>
          </table:table-cell>
          <table:table-cell office:value-type="float" office:value="0.0041634543">
            <text:p>0.0041634543</text:p>
          </table:table-cell>
          <table:table-cell office:value-type="float" office:value="0.0046193176">
            <text:p>0.0046193176</text:p>
          </table:table-cell>
          <table:table-cell office:value-type="float" office:value="0.0046211975">
            <text:p>0.0046211975</text:p>
          </table:table-cell>
          <table:table-cell office:value-type="float" office:value="0.0040452047">
            <text:p>0.0040452047</text:p>
          </table:table-cell>
          <table:table-cell office:value-type="float" office:value="0.004542701">
            <text:p>0.004542701</text:p>
          </table:table-cell>
          <table:table-cell office:value-type="float" office:value="0.0047322493">
            <text:p>0.0047322493</text:p>
          </table:table-cell>
          <table:table-cell office:value-type="float" office:value="0.0046150107">
            <text:p>0.0046150107</text:p>
          </table:table-cell>
          <table:table-cell office:value-type="float" office:value="0.003986735">
            <text:p>0.003986735</text:p>
          </table:table-cell>
          <table:table-cell office:value-type="float" office:value="0.0052902773">
            <text:p>0.0052902773</text:p>
          </table:table-cell>
          <table:table-cell office:value-type="float" office:value="0.006068529">
            <text:p>0.006068529</text:p>
          </table:table-cell>
          <table:table-cell office:value-type="float" office:value="0.004060539">
            <text:p>0.004060539</text:p>
          </table:table-cell>
          <table:table-cell office:value-type="float" office:value="0.0054089273">
            <text:p>0.0054089273</text:p>
          </table:table-cell>
          <table:table-cell office:value-type="float" office:value="0.006543906">
            <text:p>0.006543906</text:p>
          </table:table-cell>
          <table:table-cell office:value-type="float" office:value="0.0051906756">
            <text:p>0.0051906756</text:p>
          </table:table-cell>
          <table:table-cell office:value-type="float" office:value="0.00580995">
            <text:p>0.00580995</text:p>
          </table:table-cell>
          <table:table-cell office:value-type="float" office:value="0.006340697">
            <text:p>0.006340697</text:p>
          </table:table-cell>
          <table:table-cell office:value-type="float" office:value="0.0063866195">
            <text:p>0.0063866195</text:p>
          </table:table-cell>
          <table:table-cell office:value-type="float" office:value="0.0060912315">
            <text:p>0.0060912315</text:p>
          </table:table-cell>
          <table:table-cell office:value-type="float" office:value="0.006078699">
            <text:p>0.006078699</text:p>
          </table:table-cell>
          <table:table-cell office:value-type="float" office:value="0.0056890063">
            <text:p>0.0056890063</text:p>
          </table:table-cell>
          <table:table-cell office:value-type="float" office:value="0.005813343">
            <text:p>0.005813343</text:p>
          </table:table-cell>
          <table:table-cell office:value-type="float" office:value="0.0058121444">
            <text:p>0.0058121444</text:p>
          </table:table-cell>
          <table:table-cell office:value-type="float" office:value="0.0070248693">
            <text:p>0.0070248693</text:p>
          </table:table-cell>
          <table:table-cell office:value-type="float" office:value="0.009325678">
            <text:p>0.009325678</text:p>
          </table:table-cell>
          <table:table-cell office:value-type="float" office:value="0.007899221">
            <text:p>0.007899221</text:p>
          </table:table-cell>
          <table:table-cell office:value-type="float" office:value="0.008108297">
            <text:p>0.008108297</text:p>
          </table:table-cell>
          <table:table-cell office:value-type="float" office:value="0.008716378">
            <text:p>0.008716378</text:p>
          </table:table-cell>
          <table:table-cell office:value-type="float" office:value="0.011043275">
            <text:p>0.011043275</text:p>
          </table:table-cell>
          <table:table-cell office:value-type="float" office:value="0.008238702">
            <text:p>0.008238702</text:p>
          </table:table-cell>
          <table:table-cell office:value-type="float" office:value="0.0077303336">
            <text:p>0.0077303336</text:p>
          </table:table-cell>
          <table:table-cell office:value-type="float" office:value="0.008828089">
            <text:p>0.008828089</text:p>
          </table:table-cell>
          <table:table-cell office:value-type="float" office:value="0.009906595">
            <text:p>0.009906595</text:p>
          </table:table-cell>
          <table:table-cell office:value-type="float" office:value="0.010250507">
            <text:p>0.010250507</text:p>
          </table:table-cell>
          <table:table-cell office:value-type="float" office:value="0.010600772">
            <text:p>0.010600772</text:p>
          </table:table-cell>
          <table:table-cell office:value-type="float" office:value="0.0075066807">
            <text:p>0.0075066807</text:p>
          </table:table-cell>
          <table:table-cell office:value-type="float" office:value="0.010860441">
            <text:p>0.010860441</text:p>
          </table:table-cell>
          <table:table-cell office:value-type="float" office:value="0.010588599">
            <text:p>0.010588599</text:p>
          </table:table-cell>
          <table:table-cell office:value-type="float" office:value="0.0084367525">
            <text:p>0.0084367525</text:p>
          </table:table-cell>
          <table:table-cell office:value-type="float" office:value="0.009370213">
            <text:p>0.009370213</text:p>
          </table:table-cell>
          <table:table-cell office:value-type="float" office:value="0.0100347">
            <text:p>0.0100347</text:p>
          </table:table-cell>
          <table:table-cell office:value-type="float" office:value="0.011488779">
            <text:p>0.011488779</text:p>
          </table:table-cell>
          <table:table-cell office:value-type="float" office:value="0.009446523">
            <text:p>0.009446523</text:p>
          </table:table-cell>
          <table:table-cell office:value-type="float" office:value="0.008179318">
            <text:p>0.008179318</text:p>
          </table:table-cell>
          <table:table-cell office:value-type="float" office:value="0.00995533">
            <text:p>0.00995533</text:p>
          </table:table-cell>
          <table:table-cell office:value-type="float" office:value="0.0077339597">
            <text:p>0.0077339597</text:p>
          </table:table-cell>
          <table:table-cell office:value-type="float" office:value="0.008963473">
            <text:p>0.008963473</text:p>
          </table:table-cell>
          <table:table-cell office:value-type="float" office:value="0.006080074">
            <text:p>0.006080074</text:p>
          </table:table-cell>
          <table:table-cell office:value-type="float" office:value="0.009424461">
            <text:p>0.009424461</text:p>
          </table:table-cell>
          <table:table-cell office:value-type="float" office:value="0.007833321">
            <text:p>0.007833321</text:p>
          </table:table-cell>
          <table:table-cell office:value-type="float" office:value="0.00980936">
            <text:p>0.00980936</text:p>
          </table:table-cell>
          <table:table-cell office:value-type="float" office:value="0.006972037">
            <text:p>0.006972037</text:p>
          </table:table-cell>
          <table:table-cell office:value-type="float" office:value="0.006634117">
            <text:p>0.006634117</text:p>
          </table:table-cell>
          <table:table-cell office:value-type="float" office:value="0.0073161446">
            <text:p>0.0073161446</text:p>
          </table:table-cell>
          <table:table-cell office:value-type="float" office:value="0.0067530395">
            <text:p>0.0067530395</text:p>
          </table:table-cell>
          <table:table-cell office:value-type="float" office:value="0.0064093173">
            <text:p>0.0064093173</text:p>
          </table:table-cell>
          <table:table-cell office:value-type="float" office:value="0.007641062">
            <text:p>0.007641062</text:p>
          </table:table-cell>
          <table:table-cell office:value-type="float" office:value="0.0075366283">
            <text:p>0.0075366283</text:p>
          </table:table-cell>
          <table:table-cell office:value-type="float" office:value="0.007144894">
            <text:p>0.007144894</text:p>
          </table:table-cell>
          <table:table-cell office:value-type="float" office:value="0.0066226297">
            <text:p>0.0066226297</text:p>
          </table:table-cell>
          <table:table-cell office:value-type="float" office:value="0.007793642">
            <text:p>0.007793642</text:p>
          </table:table-cell>
          <table:table-cell office:value-type="float" office:value="0.008685517">
            <text:p>0.008685517</text:p>
          </table:table-cell>
          <table:table-cell office:value-type="float" office:value="0.0080960775">
            <text:p>0.0080960775</text:p>
          </table:table-cell>
          <table:table-cell office:value-type="float" office:value="0.008109598">
            <text:p>0.008109598</text:p>
          </table:table-cell>
          <table:table-cell office:value-type="float" office:value="0.0067570745">
            <text:p>0.0067570745</text:p>
          </table:table-cell>
          <table:table-cell office:value-type="float" office:value="0.0067616957">
            <text:p>0.0067616957</text:p>
          </table:table-cell>
          <table:table-cell office:value-type="float" office:value="0.007880694">
            <text:p>0.007880694</text:p>
          </table:table-cell>
          <table:table-cell office:value-type="float" office:value="0.006695432">
            <text:p>0.006695432</text:p>
          </table:table-cell>
          <table:table-cell office:value-type="float" office:value="0.0063602263">
            <text:p>0.0063602263</text:p>
          </table:table-cell>
          <table:table-cell office:value-type="float" office:value="0.0065742014">
            <text:p>0.0065742014</text:p>
          </table:table-cell>
          <table:table-cell office:value-type="float" office:value="0.0060169552">
            <text:p>0.0060169552</text:p>
          </table:table-cell>
          <table:table-cell office:value-type="float" office:value="0.0068139248">
            <text:p>0.0068139248</text:p>
          </table:table-cell>
          <table:table-cell office:value-type="float" office:value="0.0057850145">
            <text:p>0.0057850145</text:p>
          </table:table-cell>
          <table:table-cell office:value-type="float" office:value="0.004642925">
            <text:p>0.004642925</text:p>
          </table:table-cell>
          <table:table-cell office:value-type="float" office:value="0.0066096317">
            <text:p>0.0066096317</text:p>
          </table:table-cell>
          <table:table-cell office:value-type="float" office:value="0.007673972">
            <text:p>0.007673972</text:p>
          </table:table-cell>
          <table:table-cell office:value-type="float" office:value="0.006707381">
            <text:p>0.006707381</text:p>
          </table:table-cell>
          <table:table-cell office:value-type="float" office:value="0.0055165295">
            <text:p>0.0055165295</text:p>
          </table:table-cell>
          <table:table-cell office:value-type="float" office:value="0.0054402384">
            <text:p>0.0054402384</text:p>
          </table:table-cell>
          <table:table-cell office:value-type="float" office:value="0.0062555573">
            <text:p>0.0062555573</text:p>
          </table:table-cell>
          <table:table-cell office:value-type="float" office:value="0.006912714">
            <text:p>0.006912714</text:p>
          </table:table-cell>
          <table:table-cell office:value-type="float" office:value="0.005298597">
            <text:p>0.005298597</text:p>
          </table:table-cell>
          <table:table-cell office:value-type="float" office:value="0.004635126">
            <text:p>0.004635126</text:p>
          </table:table-cell>
          <table:table-cell office:value-type="float" office:value="0.0047777398">
            <text:p>0.0047777398</text:p>
          </table:table-cell>
          <table:table-cell office:value-type="float" office:value="0.005616935">
            <text:p>0.005616935</text:p>
          </table:table-cell>
          <table:table-cell office:value-type="float" office:value="0.006691478">
            <text:p>0.006691478</text:p>
          </table:table-cell>
          <table:table-cell office:value-type="float" office:value="0.005710364">
            <text:p>0.005710364</text:p>
          </table:table-cell>
          <table:table-cell office:value-type="float" office:value="0.006028267">
            <text:p>0.006028267</text:p>
          </table:table-cell>
          <table:table-cell office:value-type="float" office:value="0.0049441736">
            <text:p>0.0049441736</text:p>
          </table:table-cell>
          <table:table-cell office:value-type="float" office:value="0.0056187883">
            <text:p>0.0056187883</text:p>
          </table:table-cell>
          <table:table-cell office:value-type="float" office:value="0.005270734">
            <text:p>0.005270734</text:p>
          </table:table-cell>
          <table:table-cell office:value-type="float" office:value="0.0045595407">
            <text:p>0.0045595407</text:p>
          </table:table-cell>
          <table:table-cell office:value-type="float" office:value="0.0043303166">
            <text:p>0.0043303166</text:p>
          </table:table-cell>
          <table:table-cell office:value-type="float" office:value="0.0046785777">
            <text:p>0.0046785777</text:p>
          </table:table-cell>
          <table:table-cell office:value-type="float" office:value="0.0041597006">
            <text:p>0.0041597006</text:p>
          </table:table-cell>
          <table:table-cell office:value-type="float" office:value="0.0048805703">
            <text:p>0.0048805703</text:p>
          </table:table-cell>
          <table:table-cell office:value-type="float" office:value="0.0047493638">
            <text:p>0.0047493638</text:p>
          </table:table-cell>
          <table:table-cell office:value-type="float" office:value="0.004368122">
            <text:p>0.004368122</text:p>
          </table:table-cell>
          <table:table-cell office:value-type="float" office:value="0.0041346713">
            <text:p>0.0041346713</text:p>
          </table:table-cell>
          <table:table-cell office:value-type="float" office:value="0.0043438026">
            <text:p>0.0043438026</text:p>
          </table:table-cell>
          <table:table-cell office:value-type="float" office:value="0.0055481805">
            <text:p>0.0055481805</text:p>
          </table:table-cell>
          <table:table-cell office:value-type="float" office:value="0.004573883">
            <text:p>0.004573883</text:p>
          </table:table-cell>
          <table:table-cell office:value-type="float" office:value="0.005378805">
            <text:p>0.005378805</text:p>
          </table:table-cell>
          <table:table-cell office:value-type="float" office:value="0.0035445574">
            <text:p>0.0035445574</text:p>
          </table:table-cell>
          <table:table-cell office:value-type="float" office:value="0.004593082">
            <text:p>0.004593082</text:p>
          </table:table-cell>
          <table:table-cell office:value-type="float" office:value="0.0044172625">
            <text:p>0.0044172625</text:p>
          </table:table-cell>
          <table:table-cell office:value-type="float" office:value="0.004549072">
            <text:p>0.004549072</text:p>
          </table:table-cell>
          <table:table-cell office:value-type="float" office:value="0.0040630074">
            <text:p>0.0040630074</text:p>
          </table:table-cell>
          <table:table-cell office:value-type="float" office:value="0.004766746">
            <text:p>0.004766746</text:p>
          </table:table-cell>
          <table:table-cell office:value-type="float" office:value="0.0044927495">
            <text:p>0.0044927495</text:p>
          </table:table-cell>
          <table:table-cell office:value-type="float" office:value="0.004003399">
            <text:p>0.004003399</text:p>
          </table:table-cell>
          <table:table-cell office:value-type="float" office:value="0.004269624">
            <text:p>0.004269624</text:p>
          </table:table-cell>
          <table:table-cell office:value-type="float" office:value="0.00396466">
            <text:p>0.00396466</text:p>
          </table:table-cell>
          <table:table-cell office:value-type="float" office:value="0.003916356">
            <text:p>0.003916356</text:p>
          </table:table-cell>
          <table:table-cell office:value-type="float" office:value="0.0038590396">
            <text:p>0.0038590396</text:p>
          </table:table-cell>
          <table:table-cell office:value-type="float" office:value="0.004253074">
            <text:p>0.004253074</text:p>
          </table:table-cell>
          <table:table-cell office:value-type="float" office:value="0.0039072987">
            <text:p>0.0039072987</text:p>
          </table:table-cell>
          <table:table-cell office:value-type="float" office:value="0.0034787047">
            <text:p>0.0034787047</text:p>
          </table:table-cell>
          <table:table-cell office:value-type="float" office:value="0.0030803303">
            <text:p>0.0030803303</text:p>
          </table:table-cell>
          <table:table-cell office:value-type="float" office:value="0.004070132">
            <text:p>0.004070132</text:p>
          </table:table-cell>
          <table:table-cell office:value-type="float" office:value="0.0037371367">
            <text:p>0.0037371367</text:p>
          </table:table-cell>
          <table:table-cell office:value-type="float" office:value="0.0041299914">
            <text:p>0.0041299914</text:p>
          </table:table-cell>
          <table:table-cell office:value-type="float" office:value="0.003343826">
            <text:p>0.003343826</text:p>
          </table:table-cell>
          <table:table-cell office:value-type="float" office:value="0.0034213392">
            <text:p>0.0034213392</text:p>
          </table:table-cell>
          <table:table-cell office:value-type="float" office:value="0.0032908772">
            <text:p>0.0032908772</text:p>
          </table:table-cell>
          <table:table-cell office:value-type="float" office:value="0.0030022704">
            <text:p>0.0030022704</text:p>
          </table:table-cell>
          <table:table-cell office:value-type="float" office:value="0.003238836">
            <text:p>0.003238836</text:p>
          </table:table-cell>
          <table:table-cell office:value-type="float" office:value="0.0033403754">
            <text:p>0.0033403754</text:p>
          </table:table-cell>
          <table:table-cell office:value-type="float" office:value="0.0033474274">
            <text:p>0.0033474274</text:p>
          </table:table-cell>
          <table:table-cell office:value-type="float" office:value="0.0034831376">
            <text:p>0.0034831376</text:p>
          </table:table-cell>
          <table:table-cell office:value-type="float" office:value="0.0030282645">
            <text:p>0.0030282645</text:p>
          </table:table-cell>
          <table:table-cell office:value-type="float" office:value="0.0030803839">
            <text:p>0.0030803839</text:p>
          </table:table-cell>
          <table:table-cell office:value-type="float" office:value="0.0030894298">
            <text:p>0.0030894298</text:p>
          </table:table-cell>
          <table:table-cell office:value-type="float" office:value="0.0027084567">
            <text:p>0.0027084567</text:p>
          </table:table-cell>
          <table:table-cell office:value-type="float" office:value="0.0021788203">
            <text:p>0.0021788203</text:p>
          </table:table-cell>
          <table:table-cell office:value-type="float" office:value="0.0022503976">
            <text:p>0.0022503976</text:p>
          </table:table-cell>
          <table:table-cell office:value-type="float" office:value="0.0020392388">
            <text:p>0.0020392388</text:p>
          </table:table-cell>
          <table:table-cell office:value-type="float" office:value="0.001885007">
            <text:p>0.001885007</text:p>
          </table:table-cell>
          <table:table-cell office:value-type="float" office:value="0.0017971155">
            <text:p>0.0017971155</text:p>
          </table:table-cell>
          <table:table-cell office:value-type="float" office:value="0.0020390723">
            <text:p>0.0020390723</text:p>
          </table:table-cell>
          <table:table-cell office:value-type="float" office:value="0.002082105">
            <text:p>0.002082105</text:p>
          </table:table-cell>
          <table:table-cell office:value-type="float" office:value="0.0020332688">
            <text:p>0.0020332688</text:p>
          </table:table-cell>
          <table:table-cell office:value-type="float" office:value="0.001845479">
            <text:p>0.001845479</text:p>
          </table:table-cell>
          <table:table-cell office:value-type="float" office:value="0.0016849308">
            <text:p>0.0016849308</text:p>
          </table:table-cell>
          <table:table-cell office:value-type="float" office:value="0.0015399479">
            <text:p>0.0015399479</text:p>
          </table:table-cell>
          <table:table-cell office:value-type="float" office:value="0.0017453108">
            <text:p>0.0017453108</text:p>
          </table:table-cell>
          <table:table-cell office:value-type="float" office:value="0.0019482084">
            <text:p>0.0019482084</text:p>
          </table:table-cell>
          <table:table-cell office:value-type="float" office:value="0.0016431587">
            <text:p>0.0016431587</text:p>
          </table:table-cell>
          <table:table-cell office:value-type="float" office:value="0.0014744188">
            <text:p>0.0014744188</text:p>
          </table:table-cell>
          <table:table-cell table:style-name="Default" office:value-type="float" office:value="0.0013682954">
            <text:p>0.0013682954</text:p>
          </table:table-cell>
          <table:table-cell office:value-type="float" office:value="0.0012763605">
            <text:p>0.0012763605</text:p>
          </table:table-cell>
          <table:table-cell office:value-type="float" office:value="0.001423646">
            <text:p>0.001423646</text:p>
          </table:table-cell>
          <table:table-cell office:value-type="float" office:value="0.001449909">
            <text:p>0.001449909</text:p>
          </table:table-cell>
          <table:table-cell office:value-type="float" office:value="0.0013788239">
            <text:p>0.0013788239</text:p>
          </table:table-cell>
          <table:table-cell office:value-type="float" office:value="0.0014528119">
            <text:p>0.0014528119</text:p>
          </table:table-cell>
          <table:table-cell office:value-type="float" office:value="0.0013861315">
            <text:p>0.0013861315</text:p>
          </table:table-cell>
          <table:table-cell office:value-type="float" office:value="0.0012649591">
            <text:p>0.0012649591</text:p>
          </table:table-cell>
          <table:table-cell table:style-name="Default" office:value-type="float" office:value="0.0012129082">
            <text:p>0.0012129082</text:p>
          </table:table-cell>
          <table:table-cell table:style-name="Default" office:value-type="float" office:value="0.0010270949">
            <text:p>0.0010270949</text:p>
          </table:table-cell>
          <table:table-cell office:value-type="float" office:value="0.0009937669">
            <text:p>9.94E-004</text:p>
          </table:table-cell>
          <table:table-cell table:style-name="Default" office:value-type="float" office:value="0.0010676007">
            <text:p>0.0010676007</text:p>
          </table:table-cell>
          <table:table-cell table:style-name="Default" office:value-type="float" office:value="0.0011413342">
            <text:p>0.0011413342</text:p>
          </table:table-cell>
          <table:table-cell table:style-name="Default" office:value-type="float" office:value="0.0011532748">
            <text:p>0.0011532748</text:p>
          </table:table-cell>
          <table:table-cell office:value-type="float" office:value="0.0009903426">
            <text:p>9.90E-004</text:p>
          </table:table-cell>
          <table:table-cell office:value-type="float" office:value="0.00086504343">
            <text:p>8.65E-004</text:p>
          </table:table-cell>
          <table:table-cell office:value-type="float" office:value="0.00086556596">
            <text:p>8.66E-004</text:p>
          </table:table-cell>
          <table:table-cell office:value-type="float" office:value="0.00096927636">
            <text:p>9.69E-004</text:p>
          </table:table-cell>
          <table:table-cell office:value-type="float" office:value="0.00085147866">
            <text:p>8.51E-004</text:p>
          </table:table-cell>
          <table:table-cell office:value-type="float" office:value="0.0007242261">
            <text:p>7.24E-004</text:p>
          </table:table-cell>
          <table:table-cell office:value-type="float" office:value="0.0007137023">
            <text:p>7.14E-004</text:p>
          </table:table-cell>
          <table:table-cell office:value-type="float" office:value="0.0007254029">
            <text:p>7.25E-004</text:p>
          </table:table-cell>
          <table:table-cell office:value-type="float" office:value="0.0008259014">
            <text:p>8.26E-004</text:p>
          </table:table-cell>
          <table:table-cell office:value-type="float" office:value="0.0008279661">
            <text:p>8.28E-004</text:p>
          </table:table-cell>
          <table:table-cell office:value-type="float" office:value="0.00074645603">
            <text:p>7.46E-004</text:p>
          </table:table-cell>
          <table:table-cell office:value-type="float" office:value="0.00069585297">
            <text:p>6.96E-004</text:p>
          </table:table-cell>
          <table:table-cell office:value-type="float" office:value="0.0006246154">
            <text:p>6.25E-004</text:p>
          </table:table-cell>
          <table:table-cell office:value-type="float" office:value="0.00062198896">
            <text:p>6.22E-004</text:p>
          </table:table-cell>
          <table:table-cell office:value-type="float" office:value="0.00057948084">
            <text:p>5.79E-004</text:p>
          </table:table-cell>
          <table:table-cell office:value-type="float" office:value="0.00055113">
            <text:p>5.51E-004</text:p>
          </table:table-cell>
          <table:table-cell office:value-type="float" office:value="0.0005436411">
            <text:p>5.44E-004</text:p>
          </table:table-cell>
          <table:table-cell office:value-type="float" office:value="0.0005448133">
            <text:p>5.45E-004</text:p>
          </table:table-cell>
          <table:table-cell office:value-type="float" office:value="0.0005465468">
            <text:p>5.47E-004</text:p>
          </table:table-cell>
          <table:table-cell office:value-type="float" office:value="0.00054813107">
            <text:p>5.48E-004</text:p>
          </table:table-cell>
          <table:table-cell office:value-type="float" office:value="0.0005484859">
            <text:p>5.48E-004</text:p>
          </table:table-cell>
          <table:table-cell office:value-type="float" office:value="0.0005503522">
            <text:p>5.50E-004</text:p>
          </table:table-cell>
          <table:table-cell office:value-type="float" office:value="0.00055162376">
            <text:p>5.52E-004</text:p>
          </table:table-cell>
          <table:table-cell office:value-type="float" office:value="0.0005539971">
            <text:p>5.54E-004</text:p>
          </table:table-cell>
          <table:table-cell office:value-type="float" office:value="0.00055433117">
            <text:p>5.54E-004</text:p>
          </table:table-cell>
          <table:table-cell office:value-type="float" office:value="0.00055600336">
            <text:p>5.56E-004</text:p>
          </table:table-cell>
          <table:table-cell office:value-type="float" office:value="0.0005574393">
            <text:p>5.57E-004</text:p>
          </table:table-cell>
          <table:table-cell office:value-type="float" office:value="0.0005598557">
            <text:p>5.60E-004</text:p>
          </table:table-cell>
          <table:table-cell office:value-type="float" office:value="0.0005616061">
            <text:p>5.62E-004</text:p>
          </table:table-cell>
          <table:table-cell office:value-type="float" office:value="0.0005626232">
            <text:p>5.63E-004</text:p>
          </table:table-cell>
          <table:table-cell office:value-type="float" office:value="0.0005637078">
            <text:p>5.64E-004</text:p>
          </table:table-cell>
          <table:table-cell office:value-type="float" office:value="0.00056628714">
            <text:p>5.66E-004</text:p>
          </table:table-cell>
          <table:table-cell office:value-type="float" office:value="0.00056973123">
            <text:p>5.70E-004</text:p>
          </table:table-cell>
          <table:table-cell office:value-type="float" office:value="0.0005707282">
            <text:p>5.71E-004</text:p>
          </table:table-cell>
          <table:table-cell office:value-type="float" office:value="0.00057193084">
            <text:p>5.72E-004</text:p>
          </table:table-cell>
          <table:table-cell office:value-type="float" office:value="0.00057381403">
            <text:p>5.74E-004</text:p>
          </table:table-cell>
          <table:table-cell office:value-type="float" office:value="0.00057742256">
            <text:p>5.77E-004</text:p>
          </table:table-cell>
          <table:table-cell office:value-type="float" office:value="0.0005783238">
            <text:p>5.78E-004</text:p>
          </table:table-cell>
          <table:table-cell office:value-type="float" office:value="0.0005797397">
            <text:p>5.80E-004</text:p>
          </table:table-cell>
          <table:table-cell office:value-type="float" office:value="0.00058172795">
            <text:p>5.82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12 American Night.mp3</text:p>
          </table:table-cell>
          <table:table-cell office:value-type="float" office:value="0.06561636">
            <text:p>0.06561636</text:p>
          </table:table-cell>
          <table:table-cell office:value-type="float" office:value="0.049284782">
            <text:p>0.049284782</text:p>
          </table:table-cell>
          <table:table-cell office:value-type="float" office:value="0.023739172">
            <text:p>0.023739172</text:p>
          </table:table-cell>
          <table:table-cell office:value-type="float" office:value="0.010237844">
            <text:p>0.010237844</text:p>
          </table:table-cell>
          <table:table-cell office:value-type="float" office:value="0.025505573">
            <text:p>0.025505573</text:p>
          </table:table-cell>
          <table:table-cell office:value-type="float" office:value="0.012854001">
            <text:p>0.012854001</text:p>
          </table:table-cell>
          <table:table-cell office:value-type="float" office:value="0.016489634">
            <text:p>0.016489634</text:p>
          </table:table-cell>
          <table:table-cell office:value-type="float" office:value="0.022949575">
            <text:p>0.022949575</text:p>
          </table:table-cell>
          <table:table-cell office:value-type="float" office:value="0.015129072">
            <text:p>0.015129072</text:p>
          </table:table-cell>
          <table:table-cell office:value-type="float" office:value="0.016044263">
            <text:p>0.016044263</text:p>
          </table:table-cell>
          <table:table-cell office:value-type="float" office:value="0.011558651">
            <text:p>0.011558651</text:p>
          </table:table-cell>
          <table:table-cell office:value-type="float" office:value="0.01297424">
            <text:p>0.01297424</text:p>
          </table:table-cell>
          <table:table-cell office:value-type="float" office:value="0.011446126">
            <text:p>0.011446126</text:p>
          </table:table-cell>
          <table:table-cell office:value-type="float" office:value="0.007924472">
            <text:p>0.007924472</text:p>
          </table:table-cell>
          <table:table-cell office:value-type="float" office:value="0.0094668735">
            <text:p>0.0094668735</text:p>
          </table:table-cell>
          <table:table-cell office:value-type="float" office:value="0.008192219">
            <text:p>0.008192219</text:p>
          </table:table-cell>
          <table:table-cell office:value-type="float" office:value="0.0073081655">
            <text:p>0.0073081655</text:p>
          </table:table-cell>
          <table:table-cell office:value-type="float" office:value="0.0072089355">
            <text:p>0.0072089355</text:p>
          </table:table-cell>
          <table:table-cell office:value-type="float" office:value="0.0075346013">
            <text:p>0.0075346013</text:p>
          </table:table-cell>
          <table:table-cell office:value-type="float" office:value="0.006078874">
            <text:p>0.006078874</text:p>
          </table:table-cell>
          <table:table-cell office:value-type="float" office:value="0.0073151286">
            <text:p>0.0073151286</text:p>
          </table:table-cell>
          <table:table-cell office:value-type="float" office:value="0.0069880555">
            <text:p>0.0069880555</text:p>
          </table:table-cell>
          <table:table-cell office:value-type="float" office:value="0.0039420105">
            <text:p>0.0039420105</text:p>
          </table:table-cell>
          <table:table-cell office:value-type="float" office:value="0.0049662655">
            <text:p>0.0049662655</text:p>
          </table:table-cell>
          <table:table-cell office:value-type="float" office:value="0.0044371304">
            <text:p>0.0044371304</text:p>
          </table:table-cell>
          <table:table-cell office:value-type="float" office:value="0.005093967">
            <text:p>0.005093967</text:p>
          </table:table-cell>
          <table:table-cell office:value-type="float" office:value="0.0054171756">
            <text:p>0.0054171756</text:p>
          </table:table-cell>
          <table:table-cell office:value-type="float" office:value="0.005143473">
            <text:p>0.005143473</text:p>
          </table:table-cell>
          <table:table-cell office:value-type="float" office:value="0.005929451">
            <text:p>0.005929451</text:p>
          </table:table-cell>
          <table:table-cell office:value-type="float" office:value="0.004714498">
            <text:p>0.004714498</text:p>
          </table:table-cell>
          <table:table-cell office:value-type="float" office:value="0.007934146">
            <text:p>0.007934146</text:p>
          </table:table-cell>
          <table:table-cell office:value-type="float" office:value="0.0050512203">
            <text:p>0.0050512203</text:p>
          </table:table-cell>
          <table:table-cell office:value-type="float" office:value="0.004582165">
            <text:p>0.004582165</text:p>
          </table:table-cell>
          <table:table-cell office:value-type="float" office:value="0.0061421515">
            <text:p>0.0061421515</text:p>
          </table:table-cell>
          <table:table-cell office:value-type="float" office:value="0.0037345663">
            <text:p>0.0037345663</text:p>
          </table:table-cell>
          <table:table-cell office:value-type="float" office:value="0.0043226597">
            <text:p>0.0043226597</text:p>
          </table:table-cell>
          <table:table-cell office:value-type="float" office:value="0.0039631277">
            <text:p>0.0039631277</text:p>
          </table:table-cell>
          <table:table-cell office:value-type="float" office:value="0.004652333">
            <text:p>0.004652333</text:p>
          </table:table-cell>
          <table:table-cell office:value-type="float" office:value="0.004289512">
            <text:p>0.004289512</text:p>
          </table:table-cell>
          <table:table-cell office:value-type="float" office:value="0.004139732">
            <text:p>0.004139732</text:p>
          </table:table-cell>
          <table:table-cell office:value-type="float" office:value="0.005583593">
            <text:p>0.005583593</text:p>
          </table:table-cell>
          <table:table-cell office:value-type="float" office:value="0.0057866042">
            <text:p>0.0057866042</text:p>
          </table:table-cell>
          <table:table-cell office:value-type="float" office:value="0.0054101404">
            <text:p>0.0054101404</text:p>
          </table:table-cell>
          <table:table-cell office:value-type="float" office:value="0.00524212">
            <text:p>0.00524212</text:p>
          </table:table-cell>
          <table:table-cell office:value-type="float" office:value="0.003776056">
            <text:p>0.003776056</text:p>
          </table:table-cell>
          <table:table-cell office:value-type="float" office:value="0.005017244">
            <text:p>0.005017244</text:p>
          </table:table-cell>
          <table:table-cell office:value-type="float" office:value="0.0037391654">
            <text:p>0.0037391654</text:p>
          </table:table-cell>
          <table:table-cell office:value-type="float" office:value="0.003498967">
            <text:p>0.003498967</text:p>
          </table:table-cell>
          <table:table-cell office:value-type="float" office:value="0.0034887088">
            <text:p>0.0034887088</text:p>
          </table:table-cell>
          <table:table-cell office:value-type="float" office:value="0.002430326">
            <text:p>0.002430326</text:p>
          </table:table-cell>
          <table:table-cell office:value-type="float" office:value="0.0019966327">
            <text:p>0.0019966327</text:p>
          </table:table-cell>
          <table:table-cell office:value-type="float" office:value="0.001510012">
            <text:p>0.001510012</text:p>
          </table:table-cell>
          <table:table-cell office:value-type="float" office:value="0.0016471138">
            <text:p>0.0016471138</text:p>
          </table:table-cell>
          <table:table-cell office:value-type="float" office:value="0.0015532412">
            <text:p>0.0015532412</text:p>
          </table:table-cell>
          <table:table-cell office:value-type="float" office:value="0.0017615225">
            <text:p>0.0017615225</text:p>
          </table:table-cell>
          <table:table-cell office:value-type="float" office:value="0.001643274">
            <text:p>0.001643274</text:p>
          </table:table-cell>
          <table:table-cell office:value-type="float" office:value="0.0015416737">
            <text:p>0.0015416737</text:p>
          </table:table-cell>
          <table:table-cell office:value-type="float" office:value="0.0014040185">
            <text:p>0.0014040185</text:p>
          </table:table-cell>
          <table:table-cell office:value-type="float" office:value="0.0012770128">
            <text:p>0.0012770128</text:p>
          </table:table-cell>
          <table:table-cell office:value-type="float" office:value="0.0014059443">
            <text:p>0.0014059443</text:p>
          </table:table-cell>
          <table:table-cell office:value-type="float" office:value="0.0015271901">
            <text:p>0.0015271901</text:p>
          </table:table-cell>
          <table:table-cell office:value-type="float" office:value="0.0016762937">
            <text:p>0.0016762937</text:p>
          </table:table-cell>
          <table:table-cell office:value-type="float" office:value="0.0016342764">
            <text:p>0.0016342764</text:p>
          </table:table-cell>
          <table:table-cell office:value-type="float" office:value="0.0014912079">
            <text:p>0.0014912079</text:p>
          </table:table-cell>
          <table:table-cell office:value-type="float" office:value="0.001978561">
            <text:p>0.001978561</text:p>
          </table:table-cell>
          <table:table-cell office:value-type="float" office:value="0.001683924">
            <text:p>0.001683924</text:p>
          </table:table-cell>
          <table:table-cell office:value-type="float" office:value="0.0022116299">
            <text:p>0.0022116299</text:p>
          </table:table-cell>
          <table:table-cell office:value-type="float" office:value="0.0021936672">
            <text:p>0.0021936672</text:p>
          </table:table-cell>
          <table:table-cell office:value-type="float" office:value="0.0019371961">
            <text:p>0.0019371961</text:p>
          </table:table-cell>
          <table:table-cell office:value-type="float" office:value="0.0016999269">
            <text:p>0.0016999269</text:p>
          </table:table-cell>
          <table:table-cell office:value-type="float" office:value="0.0014529093">
            <text:p>0.0014529093</text:p>
          </table:table-cell>
          <table:table-cell office:value-type="float" office:value="0.0013486039">
            <text:p>0.0013486039</text:p>
          </table:table-cell>
          <table:table-cell office:value-type="float" office:value="0.0014084016">
            <text:p>0.0014084016</text:p>
          </table:table-cell>
          <table:table-cell office:value-type="float" office:value="0.0014199375">
            <text:p>0.0014199375</text:p>
          </table:table-cell>
          <table:table-cell office:value-type="float" office:value="0.0015387607">
            <text:p>0.0015387607</text:p>
          </table:table-cell>
          <table:table-cell office:value-type="float" office:value="0.0013702065">
            <text:p>0.0013702065</text:p>
          </table:table-cell>
          <table:table-cell office:value-type="float" office:value="0.0014987118">
            <text:p>0.0014987118</text:p>
          </table:table-cell>
          <table:table-cell office:value-type="float" office:value="0.0014980978">
            <text:p>0.0014980978</text:p>
          </table:table-cell>
          <table:table-cell office:value-type="float" office:value="0.0013039341">
            <text:p>0.0013039341</text:p>
          </table:table-cell>
          <table:table-cell office:value-type="float" office:value="0.0013162553">
            <text:p>0.0013162553</text:p>
          </table:table-cell>
          <table:table-cell office:value-type="float" office:value="0.0012584268">
            <text:p>0.0012584268</text:p>
          </table:table-cell>
          <table:table-cell office:value-type="float" office:value="0.001379415">
            <text:p>0.001379415</text:p>
          </table:table-cell>
          <table:table-cell office:value-type="float" office:value="0.0012292574">
            <text:p>0.0012292574</text:p>
          </table:table-cell>
          <table:table-cell office:value-type="float" office:value="0.0012925065">
            <text:p>0.0012925065</text:p>
          </table:table-cell>
          <table:table-cell office:value-type="float" office:value="0.0012290977">
            <text:p>0.0012290977</text:p>
          </table:table-cell>
          <table:table-cell office:value-type="float" office:value="0.0012304132">
            <text:p>0.0012304132</text:p>
          </table:table-cell>
          <table:table-cell office:value-type="float" office:value="0.0011805149">
            <text:p>0.0011805149</text:p>
          </table:table-cell>
          <table:table-cell office:value-type="float" office:value="0.0012215481">
            <text:p>0.0012215481</text:p>
          </table:table-cell>
          <table:table-cell office:value-type="float" office:value="0.0012045314">
            <text:p>0.0012045314</text:p>
          </table:table-cell>
          <table:table-cell office:value-type="float" office:value="0.0011432573">
            <text:p>0.0011432573</text:p>
          </table:table-cell>
          <table:table-cell office:value-type="float" office:value="0.0012181312">
            <text:p>0.0012181312</text:p>
          </table:table-cell>
          <table:table-cell office:value-type="float" office:value="0.0011888664">
            <text:p>0.0011888664</text:p>
          </table:table-cell>
          <table:table-cell office:value-type="float" office:value="0.0014001993">
            <text:p>0.0014001993</text:p>
          </table:table-cell>
          <table:table-cell office:value-type="float" office:value="0.0013498297">
            <text:p>0.0013498297</text:p>
          </table:table-cell>
          <table:table-cell office:value-type="float" office:value="0.0014467282">
            <text:p>0.0014467282</text:p>
          </table:table-cell>
          <table:table-cell office:value-type="float" office:value="0.0013894384">
            <text:p>0.0013894384</text:p>
          </table:table-cell>
          <table:table-cell office:value-type="float" office:value="0.0014003182">
            <text:p>0.0014003182</text:p>
          </table:table-cell>
          <table:table-cell office:value-type="float" office:value="0.0013657603">
            <text:p>0.0013657603</text:p>
          </table:table-cell>
          <table:table-cell office:value-type="float" office:value="0.0012605462">
            <text:p>0.0012605462</text:p>
          </table:table-cell>
          <table:table-cell office:value-type="float" office:value="0.0013719832">
            <text:p>0.0013719832</text:p>
          </table:table-cell>
          <table:table-cell office:value-type="float" office:value="0.0012845215">
            <text:p>0.0012845215</text:p>
          </table:table-cell>
          <table:table-cell office:value-type="float" office:value="0.0013377022">
            <text:p>0.0013377022</text:p>
          </table:table-cell>
          <table:table-cell office:value-type="float" office:value="0.0012061071">
            <text:p>0.0012061071</text:p>
          </table:table-cell>
          <table:table-cell office:value-type="float" office:value="0.0010822198">
            <text:p>0.0010822198</text:p>
          </table:table-cell>
          <table:table-cell office:value-type="float" office:value="0.0011097359">
            <text:p>0.0011097359</text:p>
          </table:table-cell>
          <table:table-cell office:value-type="float" office:value="0.0011757754">
            <text:p>0.0011757754</text:p>
          </table:table-cell>
          <table:table-cell office:value-type="float" office:value="0.0012545721">
            <text:p>0.0012545721</text:p>
          </table:table-cell>
          <table:table-cell office:value-type="float" office:value="0.0012217229">
            <text:p>0.0012217229</text:p>
          </table:table-cell>
          <table:table-cell office:value-type="float" office:value="0.001204437">
            <text:p>0.001204437</text:p>
          </table:table-cell>
          <table:table-cell office:value-type="float" office:value="0.0012611389">
            <text:p>0.0012611389</text:p>
          </table:table-cell>
          <table:table-cell office:value-type="float" office:value="0.0011331777">
            <text:p>0.0011331777</text:p>
          </table:table-cell>
          <table:table-cell office:value-type="float" office:value="0.001255324">
            <text:p>0.001255324</text:p>
          </table:table-cell>
          <table:table-cell office:value-type="float" office:value="0.0011665456">
            <text:p>0.0011665456</text:p>
          </table:table-cell>
          <table:table-cell office:value-type="float" office:value="0.0011130739">
            <text:p>0.0011130739</text:p>
          </table:table-cell>
          <table:table-cell office:value-type="float" office:value="0.0010930583">
            <text:p>0.0010930583</text:p>
          </table:table-cell>
          <table:table-cell office:value-type="float" office:value="0.0010268291">
            <text:p>0.0010268291</text:p>
          </table:table-cell>
          <table:table-cell office:value-type="float" office:value="0.0010446857">
            <text:p>0.0010446857</text:p>
          </table:table-cell>
          <table:table-cell table:style-name="ce1" office:value-type="float" office:value="0.0009448485">
            <text:p>9.45E-004</text:p>
          </table:table-cell>
          <table:table-cell table:style-name="ce1" office:value-type="float" office:value="0.0009066752">
            <text:p>9.07E-004</text:p>
          </table:table-cell>
          <table:table-cell table:style-name="ce1" office:value-type="float" office:value="0.0008638797">
            <text:p>8.64E-004</text:p>
          </table:table-cell>
          <table:table-cell table:style-name="ce1" office:value-type="float" office:value="0.00089383515">
            <text:p>8.94E-004</text:p>
          </table:table-cell>
          <table:table-cell table:style-name="ce1" office:value-type="float" office:value="0.000909559">
            <text:p>9.10E-004</text:p>
          </table:table-cell>
          <table:table-cell table:style-name="ce1" office:value-type="float" office:value="0.00094036467">
            <text:p>9.40E-004</text:p>
          </table:table-cell>
          <table:table-cell table:style-name="ce1" office:value-type="float" office:value="0.0008679742">
            <text:p>8.68E-004</text:p>
          </table:table-cell>
          <table:table-cell table:style-name="ce1" office:value-type="float" office:value="0.0007978688">
            <text:p>7.98E-004</text:p>
          </table:table-cell>
          <table:table-cell table:style-name="ce1" office:value-type="float" office:value="0.00087884115">
            <text:p>8.79E-004</text:p>
          </table:table-cell>
          <table:table-cell table:style-name="ce1" office:value-type="float" office:value="0.00083425955">
            <text:p>8.34E-004</text:p>
          </table:table-cell>
          <table:table-cell table:style-name="ce1" office:value-type="float" office:value="0.0008330093">
            <text:p>8.33E-004</text:p>
          </table:table-cell>
          <table:table-cell table:style-name="ce1" office:value-type="float" office:value="0.000921731">
            <text:p>9.22E-004</text:p>
          </table:table-cell>
          <table:table-cell table:style-name="ce1" office:value-type="float" office:value="0.0008253245">
            <text:p>8.25E-004</text:p>
          </table:table-cell>
          <table:table-cell table:style-name="ce1" office:value-type="float" office:value="0.00086031633">
            <text:p>8.60E-004</text:p>
          </table:table-cell>
          <table:table-cell table:style-name="ce1" office:value-type="float" office:value="0.0008293472">
            <text:p>8.29E-004</text:p>
          </table:table-cell>
          <table:table-cell table:style-name="ce1" office:value-type="float" office:value="0.0008934435">
            <text:p>8.93E-004</text:p>
          </table:table-cell>
          <table:table-cell table:style-name="ce1" office:value-type="float" office:value="0.00083308603">
            <text:p>8.33E-004</text:p>
          </table:table-cell>
          <table:table-cell table:style-name="ce1" office:value-type="float" office:value="0.00082145544">
            <text:p>8.21E-004</text:p>
          </table:table-cell>
          <table:table-cell table:style-name="ce1" office:value-type="float" office:value="0.0008154555">
            <text:p>8.15E-004</text:p>
          </table:table-cell>
          <table:table-cell table:style-name="ce1" office:value-type="float" office:value="0.00087144773">
            <text:p>8.71E-004</text:p>
          </table:table-cell>
          <table:table-cell table:style-name="ce1" office:value-type="float" office:value="0.0008698735">
            <text:p>8.70E-004</text:p>
          </table:table-cell>
          <table:table-cell table:style-name="ce1" office:value-type="float" office:value="0.0008633785">
            <text:p>8.63E-004</text:p>
          </table:table-cell>
          <table:table-cell table:style-name="ce1" office:value-type="float" office:value="0.00087928027">
            <text:p>8.79E-004</text:p>
          </table:table-cell>
          <table:table-cell table:style-name="ce1" office:value-type="float" office:value="0.00088952936">
            <text:p>8.90E-004</text:p>
          </table:table-cell>
          <table:table-cell table:style-name="ce1" office:value-type="float" office:value="0.00080314046">
            <text:p>8.03E-004</text:p>
          </table:table-cell>
          <table:table-cell table:style-name="ce1" office:value-type="float" office:value="0.0008211951">
            <text:p>8.21E-004</text:p>
          </table:table-cell>
          <table:table-cell table:style-name="ce1" office:value-type="float" office:value="0.0007859917">
            <text:p>7.86E-004</text:p>
          </table:table-cell>
          <table:table-cell table:style-name="ce1" office:value-type="float" office:value="0.0007844336">
            <text:p>7.84E-004</text:p>
          </table:table-cell>
          <table:table-cell table:style-name="ce1" office:value-type="float" office:value="0.0007407788">
            <text:p>7.41E-004</text:p>
          </table:table-cell>
          <table:table-cell table:style-name="ce1" office:value-type="float" office:value="0.00071118656">
            <text:p>7.11E-004</text:p>
          </table:table-cell>
          <table:table-cell table:style-name="ce1" office:value-type="float" office:value="0.00070629467">
            <text:p>7.06E-004</text:p>
          </table:table-cell>
          <table:table-cell table:style-name="ce1" office:value-type="float" office:value="0.00067996286">
            <text:p>6.80E-004</text:p>
          </table:table-cell>
          <table:table-cell table:style-name="ce1" office:value-type="float" office:value="0.0006655693">
            <text:p>6.66E-004</text:p>
          </table:table-cell>
          <table:table-cell table:style-name="ce1" office:value-type="float" office:value="0.00067978306">
            <text:p>6.80E-004</text:p>
          </table:table-cell>
          <table:table-cell table:style-name="ce1" office:value-type="float" office:value="0.0006584401">
            <text:p>6.58E-004</text:p>
          </table:table-cell>
          <table:table-cell table:style-name="ce1" office:value-type="float" office:value="0.0006627025">
            <text:p>6.63E-004</text:p>
          </table:table-cell>
          <table:table-cell table:style-name="ce1" office:value-type="float" office:value="0.00063306146">
            <text:p>6.33E-004</text:p>
          </table:table-cell>
          <table:table-cell table:style-name="ce1" office:value-type="float" office:value="0.0007008396">
            <text:p>7.01E-004</text:p>
          </table:table-cell>
          <table:table-cell table:style-name="ce1" office:value-type="float" office:value="0.00063746783">
            <text:p>6.37E-004</text:p>
          </table:table-cell>
          <table:table-cell table:style-name="ce1" office:value-type="float" office:value="0.0006769422">
            <text:p>6.77E-004</text:p>
          </table:table-cell>
          <table:table-cell table:style-name="ce1" office:value-type="float" office:value="0.00062849803">
            <text:p>6.28E-004</text:p>
          </table:table-cell>
          <table:table-cell table:style-name="ce1" office:value-type="float" office:value="0.0006250064">
            <text:p>6.25E-004</text:p>
          </table:table-cell>
          <table:table-cell table:style-name="ce1" office:value-type="float" office:value="0.00061825843">
            <text:p>6.18E-004</text:p>
          </table:table-cell>
          <table:table-cell table:style-name="ce1" office:value-type="float" office:value="0.00061109464">
            <text:p>6.11E-004</text:p>
          </table:table-cell>
          <table:table-cell table:style-name="ce1" office:value-type="float" office:value="0.00060365646">
            <text:p>6.04E-004</text:p>
          </table:table-cell>
          <table:table-cell table:style-name="ce1" office:value-type="float" office:value="0.00059688656">
            <text:p>5.97E-004</text:p>
          </table:table-cell>
          <table:table-cell table:style-name="ce1" office:value-type="float" office:value="0.00057849876">
            <text:p>5.78E-004</text:p>
          </table:table-cell>
          <table:table-cell table:style-name="ce1" office:value-type="float" office:value="0.0006093818">
            <text:p>6.09E-004</text:p>
          </table:table-cell>
          <table:table-cell table:style-name="ce1" office:value-type="float" office:value="0.0005718095">
            <text:p>5.72E-004</text:p>
          </table:table-cell>
          <table:table-cell table:style-name="ce1" office:value-type="float" office:value="0.0005841215">
            <text:p>5.84E-004</text:p>
          </table:table-cell>
          <table:table-cell table:style-name="ce1" office:value-type="float" office:value="0.00058037136">
            <text:p>5.80E-004</text:p>
          </table:table-cell>
          <table:table-cell table:style-name="ce1" office:value-type="float" office:value="0.00057420257">
            <text:p>5.74E-004</text:p>
          </table:table-cell>
          <table:table-cell table:style-name="ce1" office:value-type="float" office:value="0.00056677">
            <text:p>5.67E-004</text:p>
          </table:table-cell>
          <table:table-cell table:style-name="ce1" office:value-type="float" office:value="0.00055693154">
            <text:p>5.57E-004</text:p>
          </table:table-cell>
          <table:table-cell table:style-name="ce1" office:value-type="float" office:value="0.0005613212">
            <text:p>5.61E-004</text:p>
          </table:table-cell>
          <table:table-cell table:style-name="ce1" office:value-type="float" office:value="0.0005885448">
            <text:p>5.89E-004</text:p>
          </table:table-cell>
          <table:table-cell table:style-name="ce1" office:value-type="float" office:value="0.00057650823">
            <text:p>5.77E-004</text:p>
          </table:table-cell>
          <table:table-cell table:style-name="ce1" office:value-type="float" office:value="0.0005895585">
            <text:p>5.90E-004</text:p>
          </table:table-cell>
          <table:table-cell table:style-name="ce1" office:value-type="float" office:value="0.00055133196">
            <text:p>5.51E-004</text:p>
          </table:table-cell>
          <table:table-cell table:style-name="ce1" office:value-type="float" office:value="0.00056440744">
            <text:p>5.64E-004</text:p>
          </table:table-cell>
          <table:table-cell table:style-name="ce1" office:value-type="float" office:value="0.00058381155">
            <text:p>5.84E-004</text:p>
          </table:table-cell>
          <table:table-cell table:style-name="ce1" office:value-type="float" office:value="0.00058366044">
            <text:p>5.84E-004</text:p>
          </table:table-cell>
          <table:table-cell table:style-name="ce1" office:value-type="float" office:value="0.0005838522">
            <text:p>5.84E-004</text:p>
          </table:table-cell>
          <table:table-cell table:style-name="ce1" office:value-type="float" office:value="0.00056694896">
            <text:p>5.67E-004</text:p>
          </table:table-cell>
          <table:table-cell table:style-name="ce1" office:value-type="float" office:value="0.00059869245">
            <text:p>5.99E-004</text:p>
          </table:table-cell>
          <table:table-cell table:style-name="ce1" office:value-type="float" office:value="0.0007579286">
            <text:p>7.58E-004</text:p>
          </table:table-cell>
          <table:table-cell table:style-name="ce1" office:value-type="float" office:value="0.0006082892">
            <text:p>6.08E-004</text:p>
          </table:table-cell>
          <table:table-cell table:style-name="ce1" office:value-type="float" office:value="0.00055741775">
            <text:p>5.57E-004</text:p>
          </table:table-cell>
          <table:table-cell table:style-name="ce1" office:value-type="float" office:value="0.0005614911">
            <text:p>5.61E-004</text:p>
          </table:table-cell>
          <table:table-cell table:style-name="ce1" office:value-type="float" office:value="0.00039785888">
            <text:p>3.98E-004</text:p>
          </table:table-cell>
          <table:table-cell table:style-name="ce1" office:value-type="float" office:value="0.00037307336">
            <text:p>3.73E-004</text:p>
          </table:table-cell>
          <table:table-cell table:style-name="ce1" office:value-type="float" office:value="0.0003719902">
            <text:p>3.72E-004</text:p>
          </table:table-cell>
          <table:table-cell table:style-name="ce1" office:value-type="float" office:value="0.00037590202">
            <text:p>3.76E-004</text:p>
          </table:table-cell>
          <table:table-cell table:style-name="ce1" office:value-type="float" office:value="0.00037788783">
            <text:p>3.78E-004</text:p>
          </table:table-cell>
          <table:table-cell table:style-name="ce1" office:value-type="float" office:value="0.00036988658">
            <text:p>3.70E-004</text:p>
          </table:table-cell>
          <table:table-cell table:style-name="ce1" office:value-type="float" office:value="0.00037412433">
            <text:p>3.74E-004</text:p>
          </table:table-cell>
          <table:table-cell table:style-name="ce1" office:value-type="float" office:value="0.00037478097">
            <text:p>3.75E-004</text:p>
          </table:table-cell>
          <table:table-cell table:style-name="ce1" office:value-type="float" office:value="0.0003722993">
            <text:p>3.72E-004</text:p>
          </table:table-cell>
          <table:table-cell table:style-name="ce1" office:value-type="float" office:value="0.00037354513">
            <text:p>3.74E-004</text:p>
          </table:table-cell>
          <table:table-cell table:style-name="ce1" office:value-type="float" office:value="0.00037621884">
            <text:p>3.76E-004</text:p>
          </table:table-cell>
          <table:table-cell table:style-name="ce1" office:value-type="float" office:value="0.00037870405">
            <text:p>3.79E-004</text:p>
          </table:table-cell>
          <table:table-cell table:style-name="ce1" office:value-type="float" office:value="0.00037720232">
            <text:p>3.77E-004</text:p>
          </table:table-cell>
          <table:table-cell table:style-name="ce1" office:value-type="float" office:value="0.00038187925">
            <text:p>3.82E-004</text:p>
          </table:table-cell>
          <table:table-cell table:style-name="ce1" office:value-type="float" office:value="0.00037889567">
            <text:p>3.79E-004</text:p>
          </table:table-cell>
          <table:table-cell office:value-type="float" office:value="0.0003807614">
            <text:p>3.81E-004</text:p>
          </table:table-cell>
          <table:table-cell table:style-name="ce1" office:value-type="float" office:value="0.0003846083">
            <text:p>3.85E-004</text:p>
          </table:table-cell>
          <table:table-cell table:style-name="ce1" office:value-type="float" office:value="0.0003870396">
            <text:p>3.87E-004</text:p>
          </table:table-cell>
          <table:table-cell table:style-name="ce1" office:value-type="float" office:value="0.00038520395">
            <text:p>3.85E-004</text:p>
          </table:table-cell>
          <table:table-cell table:style-name="ce1" office:value-type="float" office:value="0.00038149828">
            <text:p>3.81E-004</text:p>
          </table:table-cell>
          <table:table-cell table:style-name="ce1" office:value-type="float" office:value="0.00038388185">
            <text:p>3.84E-004</text:p>
          </table:table-cell>
          <table:table-cell table:style-name="ce1" office:value-type="float" office:value="0.00039099986">
            <text:p>3.91E-004</text:p>
          </table:table-cell>
          <table:table-cell table:style-name="ce1" office:value-type="float" office:value="0.00038977538">
            <text:p>3.90E-004</text:p>
          </table:table-cell>
          <table:table-cell office:value-type="float" office:value="0.00038516094">
            <text:p>3.85E-004</text:p>
          </table:table-cell>
          <table:table-cell office:value-type="float" office:value="0.00038896987">
            <text:p>3.89E-004</text:p>
          </table:table-cell>
          <table:table-cell office:value-type="float" office:value="0.00039004115">
            <text:p>3.90E-004</text:p>
          </table:table-cell>
          <table:table-cell office:value-type="float" office:value="0.00038864109">
            <text:p>3.89E-004</text:p>
          </table:table-cell>
          <table:table-cell office:value-type="float" office:value="0.0003905608">
            <text:p>3.91E-004</text:p>
          </table:table-cell>
          <table:table-cell office:value-type="float" office:value="0.00039306853">
            <text:p>3.93E-004</text:p>
          </table:table-cell>
          <table:table-cell office:value-type="float" office:value="0.00039823435">
            <text:p>3.98E-004</text:p>
          </table:table-cell>
          <table:table-cell office:value-type="float" office:value="0.00039856424">
            <text:p>3.99E-004</text:p>
          </table:table-cell>
          <table:table-cell office:value-type="float" office:value="0.00040009874">
            <text:p>4.00E-004</text:p>
          </table:table-cell>
          <table:table-cell office:value-type="float" office:value="0.0004025254">
            <text:p>4.03E-004</text:p>
          </table:table-cell>
          <table:table-cell office:value-type="float" office:value="0.00040180996">
            <text:p>4.02E-004</text:p>
          </table:table-cell>
          <table:table-cell office:value-type="float" office:value="0.0004059996">
            <text:p>4.06E-004</text:p>
          </table:table-cell>
          <table:table-cell office:value-type="float" office:value="0.00040806495">
            <text:p>4.08E-004</text:p>
          </table:table-cell>
          <table:table-cell office:value-type="float" office:value="0.00040884787">
            <text:p>4.09E-004</text:p>
          </table:table-cell>
          <table:table-cell office:value-type="float" office:value="0.00041047635">
            <text:p>4.10E-004</text:p>
          </table:table-cell>
          <table:table-cell office:value-type="float" office:value="0.00041692235">
            <text:p>4.17E-004</text:p>
          </table:table-cell>
          <table:table-cell office:value-type="float" office:value="0.00042076278">
            <text:p>4.21E-004</text:p>
          </table:table-cell>
          <table:table-cell office:value-type="float" office:value="0.00041955747">
            <text:p>4.20E-004</text:p>
          </table:table-cell>
          <table:table-cell office:value-type="float" office:value="0.00042510292">
            <text:p>4.25E-004</text:p>
          </table:table-cell>
          <table:table-cell office:value-type="float" office:value="0.00042774505">
            <text:p>4.28E-004</text:p>
          </table:table-cell>
          <table:table-cell office:value-type="float" office:value="0.00042430716">
            <text:p>4.24E-004</text:p>
          </table:table-cell>
          <table:table-cell office:value-type="float" office:value="0.00040506083">
            <text:p>4.05E-004</text:p>
          </table:table-cell>
          <table:table-cell office:value-type="float" office:value="0.00039149565">
            <text:p>3.91E-004</text:p>
          </table:table-cell>
          <table:table-cell office:value-type="float" office:value="0.0003919659">
            <text:p>3.92E-004</text:p>
          </table:table-cell>
          <table:table-cell office:value-type="float" office:value="0.00039359333">
            <text:p>3.94E-004</text:p>
          </table:table-cell>
          <table:table-cell office:value-type="float" office:value="0.0003949885">
            <text:p>3.95E-004</text:p>
          </table:table-cell>
          <table:table-cell office:value-type="float" office:value="0.00039594455">
            <text:p>3.96E-004</text:p>
          </table:table-cell>
          <table:table-cell office:value-type="float" office:value="0.00039630503">
            <text:p>3.96E-004</text:p>
          </table:table-cell>
          <table:table-cell office:value-type="float" office:value="0.0003977154">
            <text:p>3.98E-004</text:p>
          </table:table-cell>
          <table:table-cell office:value-type="float" office:value="0.00040017618">
            <text:p>4.00E-004</text:p>
          </table:table-cell>
          <table:table-cell office:value-type="float" office:value="0.00040130052">
            <text:p>4.01E-004</text:p>
          </table:table-cell>
          <table:table-cell office:value-type="float" office:value="0.0004018105">
            <text:p>4.02E-004</text:p>
          </table:table-cell>
          <table:table-cell office:value-type="float" office:value="0.00040276232">
            <text:p>4.03E-004</text:p>
          </table:table-cell>
          <table:table-cell office:value-type="float" office:value="0.00040495416">
            <text:p>4.05E-004</text:p>
          </table:table-cell>
          <table:table-cell office:value-type="float" office:value="0.00040676925">
            <text:p>4.07E-004</text:p>
          </table:table-cell>
          <table:table-cell office:value-type="float" office:value="0.00040734737">
            <text:p>4.07E-004</text:p>
          </table:table-cell>
          <table:table-cell office:value-type="float" office:value="0.0004084092">
            <text:p>4.08E-004</text:p>
          </table:table-cell>
          <table:table-cell office:value-type="float" office:value="0.00040958496">
            <text:p>4.10E-004</text:p>
          </table:table-cell>
          <table:table-cell office:value-type="float" office:value="0.00041221027">
            <text:p>4.12E-004</text:p>
          </table:table-cell>
          <table:table-cell office:value-type="float" office:value="0.000412809">
            <text:p>4.13E-004</text:p>
          </table:table-cell>
          <table:table-cell office:value-type="float" office:value="0.00041329494">
            <text:p>4.13E-004</text:p>
          </table:table-cell>
          <table:table-cell office:value-type="float" office:value="0.000414984">
            <text:p>4.15E-004</text:p>
          </table:table-cell>
          <table:table-cell office:value-type="float" office:value="0.0004176623">
            <text:p>4.18E-004</text:p>
          </table:table-cell>
          <table:table-cell office:value-type="float" office:value="0.00041875645">
            <text:p>4.19E-004</text:p>
          </table:table-cell>
          <table:table-cell office:value-type="float" office:value="0.0004192036">
            <text:p>4.19E-004</text:p>
          </table:table-cell>
          <table:table-cell office:value-type="float" office:value="0.00042015288">
            <text:p>4.20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13 Roadhouse Blues.mp3</text:p>
          </table:table-cell>
          <table:table-cell office:value-type="float" office:value="0.086532325">
            <text:p>0.086532325</text:p>
          </table:table-cell>
          <table:table-cell office:value-type="float" office:value="0.12741905">
            <text:p>0.12741905</text:p>
          </table:table-cell>
          <table:table-cell office:value-type="float" office:value="0.08539967">
            <text:p>0.08539967</text:p>
          </table:table-cell>
          <table:table-cell office:value-type="float" office:value="0.07315389">
            <text:p>0.07315389</text:p>
          </table:table-cell>
          <table:table-cell office:value-type="float" office:value="0.04950723">
            <text:p>0.04950723</text:p>
          </table:table-cell>
          <table:table-cell office:value-type="float" office:value="0.049719818">
            <text:p>0.049719818</text:p>
          </table:table-cell>
          <table:table-cell office:value-type="float" office:value="0.049836885">
            <text:p>0.049836885</text:p>
          </table:table-cell>
          <table:table-cell office:value-type="float" office:value="0.07272285">
            <text:p>0.07272285</text:p>
          </table:table-cell>
          <table:table-cell office:value-type="float" office:value="0.045692075">
            <text:p>0.045692075</text:p>
          </table:table-cell>
          <table:table-cell office:value-type="float" office:value="0.03611909">
            <text:p>0.03611909</text:p>
          </table:table-cell>
          <table:table-cell office:value-type="float" office:value="0.037597127">
            <text:p>0.037597127</text:p>
          </table:table-cell>
          <table:table-cell office:value-type="float" office:value="0.057877097">
            <text:p>0.057877097</text:p>
          </table:table-cell>
          <table:table-cell office:value-type="float" office:value="0.027568785">
            <text:p>0.027568785</text:p>
          </table:table-cell>
          <table:table-cell office:value-type="float" office:value="0.03861323">
            <text:p>0.03861323</text:p>
          </table:table-cell>
          <table:table-cell office:value-type="float" office:value="0.02657548">
            <text:p>0.02657548</text:p>
          </table:table-cell>
          <table:table-cell office:value-type="float" office:value="0.046246883">
            <text:p>0.046246883</text:p>
          </table:table-cell>
          <table:table-cell office:value-type="float" office:value="0.026255257">
            <text:p>0.026255257</text:p>
          </table:table-cell>
          <table:table-cell office:value-type="float" office:value="0.035879653">
            <text:p>0.035879653</text:p>
          </table:table-cell>
          <table:table-cell office:value-type="float" office:value="0.022402156">
            <text:p>0.022402156</text:p>
          </table:table-cell>
          <table:table-cell office:value-type="float" office:value="0.022225626">
            <text:p>0.022225626</text:p>
          </table:table-cell>
          <table:table-cell office:value-type="float" office:value="0.029533809">
            <text:p>0.029533809</text:p>
          </table:table-cell>
          <table:table-cell office:value-type="float" office:value="0.017591858">
            <text:p>0.017591858</text:p>
          </table:table-cell>
          <table:table-cell office:value-type="float" office:value="0.024792237">
            <text:p>0.024792237</text:p>
          </table:table-cell>
          <table:table-cell office:value-type="float" office:value="0.026146648">
            <text:p>0.026146648</text:p>
          </table:table-cell>
          <table:table-cell office:value-type="float" office:value="0.01819092">
            <text:p>0.01819092</text:p>
          </table:table-cell>
          <table:table-cell office:value-type="float" office:value="0.021463566">
            <text:p>0.021463566</text:p>
          </table:table-cell>
          <table:table-cell office:value-type="float" office:value="0.022900881">
            <text:p>0.022900881</text:p>
          </table:table-cell>
          <table:table-cell office:value-type="float" office:value="0.035036437">
            <text:p>0.035036437</text:p>
          </table:table-cell>
          <table:table-cell office:value-type="float" office:value="0.023148075">
            <text:p>0.023148075</text:p>
          </table:table-cell>
          <table:table-cell office:value-type="float" office:value="0.021909442">
            <text:p>0.021909442</text:p>
          </table:table-cell>
          <table:table-cell office:value-type="float" office:value="0.034009367">
            <text:p>0.034009367</text:p>
          </table:table-cell>
          <table:table-cell office:value-type="float" office:value="0.022907013">
            <text:p>0.022907013</text:p>
          </table:table-cell>
          <table:table-cell office:value-type="float" office:value="0.024031632">
            <text:p>0.024031632</text:p>
          </table:table-cell>
          <table:table-cell office:value-type="float" office:value="0.020401737">
            <text:p>0.020401737</text:p>
          </table:table-cell>
          <table:table-cell office:value-type="float" office:value="0.040244248">
            <text:p>0.040244248</text:p>
          </table:table-cell>
          <table:table-cell office:value-type="float" office:value="0.02204483">
            <text:p>0.02204483</text:p>
          </table:table-cell>
          <table:table-cell office:value-type="float" office:value="0.022914808">
            <text:p>0.022914808</text:p>
          </table:table-cell>
          <table:table-cell office:value-type="float" office:value="0.022073653">
            <text:p>0.022073653</text:p>
          </table:table-cell>
          <table:table-cell office:value-type="float" office:value="0.03071749">
            <text:p>0.03071749</text:p>
          </table:table-cell>
          <table:table-cell office:value-type="float" office:value="0.025186207">
            <text:p>0.025186207</text:p>
          </table:table-cell>
          <table:table-cell office:value-type="float" office:value="0.033986583">
            <text:p>0.033986583</text:p>
          </table:table-cell>
          <table:table-cell office:value-type="float" office:value="0.025942402">
            <text:p>0.025942402</text:p>
          </table:table-cell>
          <table:table-cell office:value-type="float" office:value="0.024404356">
            <text:p>0.024404356</text:p>
          </table:table-cell>
          <table:table-cell office:value-type="float" office:value="0.021006947">
            <text:p>0.021006947</text:p>
          </table:table-cell>
          <table:table-cell office:value-type="float" office:value="0.021617854">
            <text:p>0.021617854</text:p>
          </table:table-cell>
          <table:table-cell office:value-type="float" office:value="0.029378807">
            <text:p>0.029378807</text:p>
          </table:table-cell>
          <table:table-cell office:value-type="float" office:value="0.022405367">
            <text:p>0.022405367</text:p>
          </table:table-cell>
          <table:table-cell office:value-type="float" office:value="0.015224827">
            <text:p>0.015224827</text:p>
          </table:table-cell>
          <table:table-cell office:value-type="float" office:value="0.016545897">
            <text:p>0.016545897</text:p>
          </table:table-cell>
          <table:table-cell office:value-type="float" office:value="0.017593682">
            <text:p>0.017593682</text:p>
          </table:table-cell>
          <table:table-cell office:value-type="float" office:value="0.018065834">
            <text:p>0.018065834</text:p>
          </table:table-cell>
          <table:table-cell office:value-type="float" office:value="0.017045103">
            <text:p>0.017045103</text:p>
          </table:table-cell>
          <table:table-cell office:value-type="float" office:value="0.017257854">
            <text:p>0.017257854</text:p>
          </table:table-cell>
          <table:table-cell office:value-type="float" office:value="0.016482634">
            <text:p>0.016482634</text:p>
          </table:table-cell>
          <table:table-cell office:value-type="float" office:value="0.014347307">
            <text:p>0.014347307</text:p>
          </table:table-cell>
          <table:table-cell office:value-type="float" office:value="0.01570029">
            <text:p>0.01570029</text:p>
          </table:table-cell>
          <table:table-cell office:value-type="float" office:value="0.015648792">
            <text:p>0.015648792</text:p>
          </table:table-cell>
          <table:table-cell office:value-type="float" office:value="0.014966758">
            <text:p>0.014966758</text:p>
          </table:table-cell>
          <table:table-cell office:value-type="float" office:value="0.017798938">
            <text:p>0.017798938</text:p>
          </table:table-cell>
          <table:table-cell office:value-type="float" office:value="0.01692754">
            <text:p>0.01692754</text:p>
          </table:table-cell>
          <table:table-cell office:value-type="float" office:value="0.014621537">
            <text:p>0.014621537</text:p>
          </table:table-cell>
          <table:table-cell office:value-type="float" office:value="0.014501107">
            <text:p>0.014501107</text:p>
          </table:table-cell>
          <table:table-cell office:value-type="float" office:value="0.01483801">
            <text:p>0.01483801</text:p>
          </table:table-cell>
          <table:table-cell office:value-type="float" office:value="0.017313328">
            <text:p>0.017313328</text:p>
          </table:table-cell>
          <table:table-cell office:value-type="float" office:value="0.015726354">
            <text:p>0.015726354</text:p>
          </table:table-cell>
          <table:table-cell office:value-type="float" office:value="0.014294392">
            <text:p>0.014294392</text:p>
          </table:table-cell>
          <table:table-cell office:value-type="float" office:value="0.015033576">
            <text:p>0.015033576</text:p>
          </table:table-cell>
          <table:table-cell office:value-type="float" office:value="0.0154821295">
            <text:p>0.0154821295</text:p>
          </table:table-cell>
          <table:table-cell office:value-type="float" office:value="0.01852294">
            <text:p>0.01852294</text:p>
          </table:table-cell>
          <table:table-cell office:value-type="float" office:value="0.016859548">
            <text:p>0.016859548</text:p>
          </table:table-cell>
          <table:table-cell office:value-type="float" office:value="0.016033007">
            <text:p>0.016033007</text:p>
          </table:table-cell>
          <table:table-cell office:value-type="float" office:value="0.015129662">
            <text:p>0.015129662</text:p>
          </table:table-cell>
          <table:table-cell office:value-type="float" office:value="0.013189541">
            <text:p>0.013189541</text:p>
          </table:table-cell>
          <table:table-cell office:value-type="float" office:value="0.014652303">
            <text:p>0.014652303</text:p>
          </table:table-cell>
          <table:table-cell office:value-type="float" office:value="0.015120172">
            <text:p>0.015120172</text:p>
          </table:table-cell>
          <table:table-cell office:value-type="float" office:value="0.01431942">
            <text:p>0.01431942</text:p>
          </table:table-cell>
          <table:table-cell office:value-type="float" office:value="0.013912816">
            <text:p>0.013912816</text:p>
          </table:table-cell>
          <table:table-cell office:value-type="float" office:value="0.011928861">
            <text:p>0.011928861</text:p>
          </table:table-cell>
          <table:table-cell office:value-type="float" office:value="0.011931836">
            <text:p>0.011931836</text:p>
          </table:table-cell>
          <table:table-cell office:value-type="float" office:value="0.014130101">
            <text:p>0.014130101</text:p>
          </table:table-cell>
          <table:table-cell office:value-type="float" office:value="0.012449866">
            <text:p>0.012449866</text:p>
          </table:table-cell>
          <table:table-cell office:value-type="float" office:value="0.012780175">
            <text:p>0.012780175</text:p>
          </table:table-cell>
          <table:table-cell office:value-type="float" office:value="0.011780539">
            <text:p>0.011780539</text:p>
          </table:table-cell>
          <table:table-cell office:value-type="float" office:value="0.0103929145">
            <text:p>0.0103929145</text:p>
          </table:table-cell>
          <table:table-cell office:value-type="float" office:value="0.012020926">
            <text:p>0.012020926</text:p>
          </table:table-cell>
          <table:table-cell office:value-type="float" office:value="0.010445736">
            <text:p>0.010445736</text:p>
          </table:table-cell>
          <table:table-cell office:value-type="float" office:value="0.011654335">
            <text:p>0.011654335</text:p>
          </table:table-cell>
          <table:table-cell office:value-type="float" office:value="0.012630434">
            <text:p>0.012630434</text:p>
          </table:table-cell>
          <table:table-cell office:value-type="float" office:value="0.009720396">
            <text:p>0.009720396</text:p>
          </table:table-cell>
          <table:table-cell office:value-type="float" office:value="0.0109814145">
            <text:p>0.0109814145</text:p>
          </table:table-cell>
          <table:table-cell office:value-type="float" office:value="0.010623043">
            <text:p>0.010623043</text:p>
          </table:table-cell>
          <table:table-cell office:value-type="float" office:value="0.011367573">
            <text:p>0.011367573</text:p>
          </table:table-cell>
          <table:table-cell office:value-type="float" office:value="0.010976463">
            <text:p>0.010976463</text:p>
          </table:table-cell>
          <table:table-cell office:value-type="float" office:value="0.012810634">
            <text:p>0.012810634</text:p>
          </table:table-cell>
          <table:table-cell office:value-type="float" office:value="0.012878062">
            <text:p>0.012878062</text:p>
          </table:table-cell>
          <table:table-cell office:value-type="float" office:value="0.013158949">
            <text:p>0.013158949</text:p>
          </table:table-cell>
          <table:table-cell office:value-type="float" office:value="0.011507274">
            <text:p>0.011507274</text:p>
          </table:table-cell>
          <table:table-cell office:value-type="float" office:value="0.011445568">
            <text:p>0.011445568</text:p>
          </table:table-cell>
          <table:table-cell office:value-type="float" office:value="0.012325552">
            <text:p>0.012325552</text:p>
          </table:table-cell>
          <table:table-cell office:value-type="float" office:value="0.011342594">
            <text:p>0.011342594</text:p>
          </table:table-cell>
          <table:table-cell office:value-type="float" office:value="0.010954316">
            <text:p>0.010954316</text:p>
          </table:table-cell>
          <table:table-cell office:value-type="float" office:value="0.010031637">
            <text:p>0.010031637</text:p>
          </table:table-cell>
          <table:table-cell office:value-type="float" office:value="0.009905803">
            <text:p>0.009905803</text:p>
          </table:table-cell>
          <table:table-cell office:value-type="float" office:value="0.009934812">
            <text:p>0.009934812</text:p>
          </table:table-cell>
          <table:table-cell office:value-type="float" office:value="0.010697865">
            <text:p>0.010697865</text:p>
          </table:table-cell>
          <table:table-cell office:value-type="float" office:value="0.009927905">
            <text:p>0.009927905</text:p>
          </table:table-cell>
          <table:table-cell office:value-type="float" office:value="0.010972145">
            <text:p>0.010972145</text:p>
          </table:table-cell>
          <table:table-cell office:value-type="float" office:value="0.009262033">
            <text:p>0.009262033</text:p>
          </table:table-cell>
          <table:table-cell office:value-type="float" office:value="0.011147576">
            <text:p>0.011147576</text:p>
          </table:table-cell>
          <table:table-cell office:value-type="float" office:value="0.010700812">
            <text:p>0.010700812</text:p>
          </table:table-cell>
          <table:table-cell office:value-type="float" office:value="0.00955485">
            <text:p>0.00955485</text:p>
          </table:table-cell>
          <table:table-cell office:value-type="float" office:value="0.008743473">
            <text:p>0.008743473</text:p>
          </table:table-cell>
          <table:table-cell office:value-type="float" office:value="0.009909504">
            <text:p>0.009909504</text:p>
          </table:table-cell>
          <table:table-cell office:value-type="float" office:value="0.010055636">
            <text:p>0.010055636</text:p>
          </table:table-cell>
          <table:table-cell office:value-type="float" office:value="0.007901404">
            <text:p>0.007901404</text:p>
          </table:table-cell>
          <table:table-cell office:value-type="float" office:value="0.007946974">
            <text:p>0.007946974</text:p>
          </table:table-cell>
          <table:table-cell office:value-type="float" office:value="0.00878361">
            <text:p>0.00878361</text:p>
          </table:table-cell>
          <table:table-cell office:value-type="float" office:value="0.009116836">
            <text:p>0.009116836</text:p>
          </table:table-cell>
          <table:table-cell office:value-type="float" office:value="0.010567343">
            <text:p>0.010567343</text:p>
          </table:table-cell>
          <table:table-cell office:value-type="float" office:value="0.007417621">
            <text:p>0.007417621</text:p>
          </table:table-cell>
          <table:table-cell office:value-type="float" office:value="0.01115216">
            <text:p>0.01115216</text:p>
          </table:table-cell>
          <table:table-cell office:value-type="float" office:value="0.010723249">
            <text:p>0.010723249</text:p>
          </table:table-cell>
          <table:table-cell office:value-type="float" office:value="0.01340823">
            <text:p>0.01340823</text:p>
          </table:table-cell>
          <table:table-cell office:value-type="float" office:value="0.009358024">
            <text:p>0.009358024</text:p>
          </table:table-cell>
          <table:table-cell office:value-type="float" office:value="0.007959533">
            <text:p>0.007959533</text:p>
          </table:table-cell>
          <table:table-cell office:value-type="float" office:value="0.008394087">
            <text:p>0.008394087</text:p>
          </table:table-cell>
          <table:table-cell office:value-type="float" office:value="0.0095380675">
            <text:p>0.0095380675</text:p>
          </table:table-cell>
          <table:table-cell office:value-type="float" office:value="0.008097395">
            <text:p>0.008097395</text:p>
          </table:table-cell>
          <table:table-cell office:value-type="float" office:value="0.008309258">
            <text:p>0.008309258</text:p>
          </table:table-cell>
          <table:table-cell office:value-type="float" office:value="0.0077294316">
            <text:p>0.0077294316</text:p>
          </table:table-cell>
          <table:table-cell office:value-type="float" office:value="0.00688669">
            <text:p>0.00688669</text:p>
          </table:table-cell>
          <table:table-cell office:value-type="float" office:value="0.008131355">
            <text:p>0.008131355</text:p>
          </table:table-cell>
          <table:table-cell office:value-type="float" office:value="0.008521578">
            <text:p>0.008521578</text:p>
          </table:table-cell>
          <table:table-cell office:value-type="float" office:value="0.008558837">
            <text:p>0.008558837</text:p>
          </table:table-cell>
          <table:table-cell office:value-type="float" office:value="0.007167888">
            <text:p>0.007167888</text:p>
          </table:table-cell>
          <table:table-cell office:value-type="float" office:value="0.0075720153">
            <text:p>0.0075720153</text:p>
          </table:table-cell>
          <table:table-cell office:value-type="float" office:value="0.008547188">
            <text:p>0.008547188</text:p>
          </table:table-cell>
          <table:table-cell office:value-type="float" office:value="0.009469425">
            <text:p>0.009469425</text:p>
          </table:table-cell>
          <table:table-cell office:value-type="float" office:value="0.008452404">
            <text:p>0.008452404</text:p>
          </table:table-cell>
          <table:table-cell office:value-type="float" office:value="0.00852374">
            <text:p>0.00852374</text:p>
          </table:table-cell>
          <table:table-cell office:value-type="float" office:value="0.0073531605">
            <text:p>0.0073531605</text:p>
          </table:table-cell>
          <table:table-cell office:value-type="float" office:value="0.009088565">
            <text:p>0.009088565</text:p>
          </table:table-cell>
          <table:table-cell office:value-type="float" office:value="0.010182832">
            <text:p>0.010182832</text:p>
          </table:table-cell>
          <table:table-cell office:value-type="float" office:value="0.0073981066">
            <text:p>0.0073981066</text:p>
          </table:table-cell>
          <table:table-cell office:value-type="float" office:value="0.007529423">
            <text:p>0.007529423</text:p>
          </table:table-cell>
          <table:table-cell office:value-type="float" office:value="0.007904527">
            <text:p>0.007904527</text:p>
          </table:table-cell>
          <table:table-cell office:value-type="float" office:value="0.009735376">
            <text:p>0.009735376</text:p>
          </table:table-cell>
          <table:table-cell office:value-type="float" office:value="0.009495548">
            <text:p>0.009495548</text:p>
          </table:table-cell>
          <table:table-cell office:value-type="float" office:value="0.007045888">
            <text:p>0.007045888</text:p>
          </table:table-cell>
          <table:table-cell office:value-type="float" office:value="0.007405426">
            <text:p>0.007405426</text:p>
          </table:table-cell>
          <table:table-cell office:value-type="float" office:value="0.0075966255">
            <text:p>0.0075966255</text:p>
          </table:table-cell>
          <table:table-cell office:value-type="float" office:value="0.0062839207">
            <text:p>0.0062839207</text:p>
          </table:table-cell>
          <table:table-cell office:value-type="float" office:value="0.007326289">
            <text:p>0.007326289</text:p>
          </table:table-cell>
          <table:table-cell office:value-type="float" office:value="0.0083769">
            <text:p>0.0083769</text:p>
          </table:table-cell>
          <table:table-cell office:value-type="float" office:value="0.007024564">
            <text:p>0.007024564</text:p>
          </table:table-cell>
          <table:table-cell office:value-type="float" office:value="0.006800667">
            <text:p>0.006800667</text:p>
          </table:table-cell>
          <table:table-cell office:value-type="float" office:value="0.0064740097">
            <text:p>0.0064740097</text:p>
          </table:table-cell>
          <table:table-cell office:value-type="float" office:value="0.007580529">
            <text:p>0.007580529</text:p>
          </table:table-cell>
          <table:table-cell office:value-type="float" office:value="0.009358921">
            <text:p>0.009358921</text:p>
          </table:table-cell>
          <table:table-cell office:value-type="float" office:value="0.007078743">
            <text:p>0.007078743</text:p>
          </table:table-cell>
          <table:table-cell office:value-type="float" office:value="0.006434809">
            <text:p>0.006434809</text:p>
          </table:table-cell>
          <table:table-cell office:value-type="float" office:value="0.0066127004">
            <text:p>0.0066127004</text:p>
          </table:table-cell>
          <table:table-cell office:value-type="float" office:value="0.0068293074">
            <text:p>0.0068293074</text:p>
          </table:table-cell>
          <table:table-cell office:value-type="float" office:value="0.0079392595">
            <text:p>0.0079392595</text:p>
          </table:table-cell>
          <table:table-cell office:value-type="float" office:value="0.0078405095">
            <text:p>0.0078405095</text:p>
          </table:table-cell>
          <table:table-cell office:value-type="float" office:value="0.0061891777">
            <text:p>0.0061891777</text:p>
          </table:table-cell>
          <table:table-cell office:value-type="float" office:value="0.007368937">
            <text:p>0.007368937</text:p>
          </table:table-cell>
          <table:table-cell office:value-type="float" office:value="0.007778637">
            <text:p>0.007778637</text:p>
          </table:table-cell>
          <table:table-cell office:value-type="float" office:value="0.00783264">
            <text:p>0.00783264</text:p>
          </table:table-cell>
          <table:table-cell office:value-type="float" office:value="0.008862381">
            <text:p>0.008862381</text:p>
          </table:table-cell>
          <table:table-cell office:value-type="float" office:value="0.007480761">
            <text:p>0.007480761</text:p>
          </table:table-cell>
          <table:table-cell office:value-type="float" office:value="0.006168523">
            <text:p>0.006168523</text:p>
          </table:table-cell>
          <table:table-cell office:value-type="float" office:value="0.00647619">
            <text:p>0.00647619</text:p>
          </table:table-cell>
          <table:table-cell office:value-type="float" office:value="0.006799171">
            <text:p>0.006799171</text:p>
          </table:table-cell>
          <table:table-cell office:value-type="float" office:value="0.0072037796">
            <text:p>0.0072037796</text:p>
          </table:table-cell>
          <table:table-cell office:value-type="float" office:value="0.0074569616">
            <text:p>0.0074569616</text:p>
          </table:table-cell>
          <table:table-cell office:value-type="float" office:value="0.0064586475">
            <text:p>0.0064586475</text:p>
          </table:table-cell>
          <table:table-cell office:value-type="float" office:value="0.005100427">
            <text:p>0.005100427</text:p>
          </table:table-cell>
          <table:table-cell office:value-type="float" office:value="0.006222766">
            <text:p>0.006222766</text:p>
          </table:table-cell>
          <table:table-cell office:value-type="float" office:value="0.0065006367">
            <text:p>0.0065006367</text:p>
          </table:table-cell>
          <table:table-cell office:value-type="float" office:value="0.0076643266">
            <text:p>0.0076643266</text:p>
          </table:table-cell>
          <table:table-cell office:value-type="float" office:value="0.0069145495">
            <text:p>0.0069145495</text:p>
          </table:table-cell>
          <table:table-cell office:value-type="float" office:value="0.0057609486">
            <text:p>0.0057609486</text:p>
          </table:table-cell>
          <table:table-cell office:value-type="float" office:value="0.0057889926">
            <text:p>0.0057889926</text:p>
          </table:table-cell>
          <table:table-cell office:value-type="float" office:value="0.006746789">
            <text:p>0.006746789</text:p>
          </table:table-cell>
          <table:table-cell office:value-type="float" office:value="0.006503651">
            <text:p>0.006503651</text:p>
          </table:table-cell>
          <table:table-cell office:value-type="float" office:value="0.0036359674">
            <text:p>0.0036359674</text:p>
          </table:table-cell>
          <table:table-cell office:value-type="float" office:value="0.0028876455">
            <text:p>0.0028876455</text:p>
          </table:table-cell>
          <table:table-cell office:value-type="float" office:value="0.0024788629">
            <text:p>0.0024788629</text:p>
          </table:table-cell>
          <table:table-cell office:value-type="float" office:value="0.0030107868">
            <text:p>0.0030107868</text:p>
          </table:table-cell>
          <table:table-cell office:value-type="float" office:value="0.0029905408">
            <text:p>0.0029905408</text:p>
          </table:table-cell>
          <table:table-cell office:value-type="float" office:value="0.002420478">
            <text:p>0.002420478</text:p>
          </table:table-cell>
          <table:table-cell office:value-type="float" office:value="0.0026555974">
            <text:p>0.0026555974</text:p>
          </table:table-cell>
          <table:table-cell office:value-type="float" office:value="0.0023182996">
            <text:p>0.0023182996</text:p>
          </table:table-cell>
          <table:table-cell office:value-type="float" office:value="0.002310886">
            <text:p>0.002310886</text:p>
          </table:table-cell>
          <table:table-cell office:value-type="float" office:value="0.0023423035">
            <text:p>0.0023423035</text:p>
          </table:table-cell>
          <table:table-cell office:value-type="float" office:value="0.0025345476">
            <text:p>0.0025345476</text:p>
          </table:table-cell>
          <table:table-cell office:value-type="float" office:value="0.0025061269">
            <text:p>0.0025061269</text:p>
          </table:table-cell>
          <table:table-cell office:value-type="float" office:value="0.0023970278">
            <text:p>0.0023970278</text:p>
          </table:table-cell>
          <table:table-cell office:value-type="float" office:value="0.0021457102">
            <text:p>0.0021457102</text:p>
          </table:table-cell>
          <table:table-cell office:value-type="float" office:value="0.0019209976">
            <text:p>0.0019209976</text:p>
          </table:table-cell>
          <table:table-cell table:style-name="Default" office:value-type="float" office:value="0.0017643808">
            <text:p>0.0017643808</text:p>
          </table:table-cell>
          <table:table-cell office:value-type="float" office:value="0.0018682503">
            <text:p>0.0018682503</text:p>
          </table:table-cell>
          <table:table-cell office:value-type="float" office:value="0.0018874655">
            <text:p>0.0018874655</text:p>
          </table:table-cell>
          <table:table-cell office:value-type="float" office:value="0.002110412">
            <text:p>0.002110412</text:p>
          </table:table-cell>
          <table:table-cell office:value-type="float" office:value="0.0017664181">
            <text:p>0.0017664181</text:p>
          </table:table-cell>
          <table:table-cell office:value-type="float" office:value="0.0015780763">
            <text:p>0.0015780763</text:p>
          </table:table-cell>
          <table:table-cell office:value-type="float" office:value="0.0014230573">
            <text:p>0.0014230573</text:p>
          </table:table-cell>
          <table:table-cell office:value-type="float" office:value="0.0012976414">
            <text:p>0.0012976414</text:p>
          </table:table-cell>
          <table:table-cell table:style-name="Default" office:value-type="float" office:value="0.0015236406">
            <text:p>0.0015236406</text:p>
          </table:table-cell>
          <table:table-cell table:style-name="Default" office:value-type="float" office:value="0.0016245997">
            <text:p>0.0016245997</text:p>
          </table:table-cell>
          <table:table-cell table:style-name="Default" office:value-type="float" office:value="0.0015754242">
            <text:p>0.0015754242</text:p>
          </table:table-cell>
          <table:table-cell table:style-name="Default" office:value-type="float" office:value="0.0016948533">
            <text:p>0.0016948533</text:p>
          </table:table-cell>
          <table:table-cell table:style-name="Default" office:value-type="float" office:value="0.0014093302">
            <text:p>0.0014093302</text:p>
          </table:table-cell>
          <table:table-cell table:style-name="Default" office:value-type="float" office:value="0.0011390445">
            <text:p>0.0011390445</text:p>
          </table:table-cell>
          <table:table-cell table:style-name="Default" office:value-type="float" office:value="0.0010490398">
            <text:p>0.0010490398</text:p>
          </table:table-cell>
          <table:table-cell table:style-name="Default" office:value-type="float" office:value="0.0010849782">
            <text:p>0.0010849782</text:p>
          </table:table-cell>
          <table:table-cell table:style-name="Default" office:value-type="float" office:value="0.0011763398">
            <text:p>0.0011763398</text:p>
          </table:table-cell>
          <table:table-cell table:style-name="Default" office:value-type="float" office:value="0.0011996359">
            <text:p>0.0011996359</text:p>
          </table:table-cell>
          <table:table-cell table:style-name="Default" office:value-type="float" office:value="0.0011545734">
            <text:p>0.0011545734</text:p>
          </table:table-cell>
          <table:table-cell table:style-name="Default" office:value-type="float" office:value="0.001071136">
            <text:p>0.001071136</text:p>
          </table:table-cell>
          <table:table-cell table:style-name="Default" office:value-type="float" office:value="0.0010818624">
            <text:p>0.0010818624</text:p>
          </table:table-cell>
          <table:table-cell table:style-name="Default" office:value-type="float" office:value="0.0010949798">
            <text:p>0.0010949798</text:p>
          </table:table-cell>
          <table:table-cell table:style-name="Default" office:value-type="float" office:value="0.0010485826">
            <text:p>0.0010485826</text:p>
          </table:table-cell>
          <table:table-cell office:value-type="float" office:value="0.0009858867">
            <text:p>9.86E-004</text:p>
          </table:table-cell>
          <table:table-cell office:value-type="float" office:value="0.0009837344">
            <text:p>9.84E-004</text:p>
          </table:table-cell>
          <table:table-cell office:value-type="float" office:value="0.0009841194">
            <text:p>9.84E-004</text:p>
          </table:table-cell>
          <table:table-cell office:value-type="float" office:value="0.0009817991">
            <text:p>9.82E-004</text:p>
          </table:table-cell>
          <table:table-cell office:value-type="float" office:value="0.0009901281">
            <text:p>9.90E-004</text:p>
          </table:table-cell>
          <table:table-cell office:value-type="float" office:value="0.0009840898">
            <text:p>9.84E-004</text:p>
          </table:table-cell>
          <table:table-cell office:value-type="float" office:value="0.000958954">
            <text:p>9.59E-004</text:p>
          </table:table-cell>
          <table:table-cell office:value-type="float" office:value="0.0009551056">
            <text:p>9.55E-004</text:p>
          </table:table-cell>
          <table:table-cell office:value-type="float" office:value="0.00095644506">
            <text:p>9.56E-004</text:p>
          </table:table-cell>
          <table:table-cell office:value-type="float" office:value="0.0009587137">
            <text:p>9.59E-004</text:p>
          </table:table-cell>
          <table:table-cell office:value-type="float" office:value="0.0009625006">
            <text:p>9.63E-004</text:p>
          </table:table-cell>
          <table:table-cell office:value-type="float" office:value="0.0009642588">
            <text:p>9.64E-004</text:p>
          </table:table-cell>
          <table:table-cell office:value-type="float" office:value="0.00096624746">
            <text:p>9.66E-004</text:p>
          </table:table-cell>
          <table:table-cell office:value-type="float" office:value="0.0009683257">
            <text:p>9.68E-004</text:p>
          </table:table-cell>
          <table:table-cell office:value-type="float" office:value="0.00097383943">
            <text:p>9.74E-004</text:p>
          </table:table-cell>
          <table:table-cell office:value-type="float" office:value="0.0009760393">
            <text:p>9.76E-004</text:p>
          </table:table-cell>
          <table:table-cell office:value-type="float" office:value="0.0009779056">
            <text:p>9.78E-004</text:p>
          </table:table-cell>
          <table:table-cell office:value-type="float" office:value="0.0009808455">
            <text:p>9.81E-004</text:p>
          </table:table-cell>
          <table:table-cell office:value-type="float" office:value="0.0009847895">
            <text:p>9.85E-004</text:p>
          </table:table-cell>
          <table:table-cell office:value-type="float" office:value="0.0009887796">
            <text:p>9.89E-004</text:p>
          </table:table-cell>
          <table:table-cell office:value-type="float" office:value="0.0009915561">
            <text:p>9.92E-004</text:p>
          </table:table-cell>
          <table:table-cell office:value-type="float" office:value="0.000993893">
            <text:p>9.94E-004</text:p>
          </table:table-cell>
          <table:table-cell office:value-type="float" office:value="0.0009968635">
            <text:p>9.97E-004</text:p>
          </table:table-cell>
          <table:table-cell table:style-name="Default" office:value-type="float" office:value="0.0010020783">
            <text:p>0.0010020783</text:p>
          </table:table-cell>
          <table:table-cell table:style-name="Default" office:value-type="float" office:value="0.0010044842">
            <text:p>0.0010044842</text:p>
          </table:table-cell>
          <table:table-cell table:style-name="Default" office:value-type="float" office:value="0.001007239">
            <text:p>0.001007239</text:p>
          </table:table-cell>
          <table:table-cell table:style-name="Default" office:value-type="float" office:value="0.0010095693">
            <text:p>0.0010095693</text:p>
          </table:table-cell>
          <table:table-cell table:style-name="Default" office:value-type="float" office:value="0.0010149996">
            <text:p>0.0010149996</text:p>
          </table:table-cell>
          <table:table-cell table:style-name="Default" office:value-type="float" office:value="0.0010180415">
            <text:p>0.0010180415</text:p>
          </table:table-cell>
          <table:table-cell table:style-name="Default" office:value-type="float" office:value="0.001020164">
            <text:p>0.001020164</text:p>
          </table:table-cell>
          <table:table-cell table:style-name="Default" office:value-type="float" office:value="0.0010225922">
            <text:p>0.0010225922</text:p>
          </table:table-cell>
          <table:table-cell/>
        </table:table-row>
        <table:table-row table:style-name="ro1">
          <table:table-cell office:value-type="string">
            <text:p>/mnt/share/Music/Albums/The Doors/An American Prayer/14 The World on Fire.mp3</text:p>
          </table:table-cell>
          <table:table-cell office:value-type="float" office:value="0.013633581">
            <text:p>0.013633581</text:p>
          </table:table-cell>
          <table:table-cell office:value-type="float" office:value="0.026518757">
            <text:p>0.026518757</text:p>
          </table:table-cell>
          <table:table-cell office:value-type="float" office:value="0.021753471">
            <text:p>0.021753471</text:p>
          </table:table-cell>
          <table:table-cell office:value-type="float" office:value="0.023764575">
            <text:p>0.023764575</text:p>
          </table:table-cell>
          <table:table-cell office:value-type="float" office:value="0.019707967">
            <text:p>0.019707967</text:p>
          </table:table-cell>
          <table:table-cell office:value-type="float" office:value="0.021649105">
            <text:p>0.021649105</text:p>
          </table:table-cell>
          <table:table-cell office:value-type="float" office:value="0.023449995">
            <text:p>0.023449995</text:p>
          </table:table-cell>
          <table:table-cell office:value-type="float" office:value="0.03269718">
            <text:p>0.03269718</text:p>
          </table:table-cell>
          <table:table-cell office:value-type="float" office:value="0.0342548">
            <text:p>0.0342548</text:p>
          </table:table-cell>
          <table:table-cell office:value-type="float" office:value="0.03279946">
            <text:p>0.03279946</text:p>
          </table:table-cell>
          <table:table-cell office:value-type="float" office:value="0.031592567">
            <text:p>0.031592567</text:p>
          </table:table-cell>
          <table:table-cell office:value-type="float" office:value="0.030544449">
            <text:p>0.030544449</text:p>
          </table:table-cell>
          <table:table-cell office:value-type="float" office:value="0.03152868">
            <text:p>0.03152868</text:p>
          </table:table-cell>
          <table:table-cell office:value-type="float" office:value="0.036018297">
            <text:p>0.036018297</text:p>
          </table:table-cell>
          <table:table-cell office:value-type="float" office:value="0.031628344">
            <text:p>0.031628344</text:p>
          </table:table-cell>
          <table:table-cell office:value-type="float" office:value="0.03671453">
            <text:p>0.03671453</text:p>
          </table:table-cell>
          <table:table-cell office:value-type="float" office:value="0.03667501">
            <text:p>0.03667501</text:p>
          </table:table-cell>
          <table:table-cell office:value-type="float" office:value="0.027313206">
            <text:p>0.027313206</text:p>
          </table:table-cell>
          <table:table-cell office:value-type="float" office:value="0.02420097">
            <text:p>0.02420097</text:p>
          </table:table-cell>
          <table:table-cell office:value-type="float" office:value="0.023348892">
            <text:p>0.023348892</text:p>
          </table:table-cell>
          <table:table-cell office:value-type="float" office:value="0.022775011">
            <text:p>0.022775011</text:p>
          </table:table-cell>
          <table:table-cell office:value-type="float" office:value="0.020000529">
            <text:p>0.020000529</text:p>
          </table:table-cell>
          <table:table-cell office:value-type="float" office:value="0.023318054">
            <text:p>0.023318054</text:p>
          </table:table-cell>
          <table:table-cell office:value-type="float" office:value="0.023981113">
            <text:p>0.023981113</text:p>
          </table:table-cell>
          <table:table-cell office:value-type="float" office:value="0.021346701">
            <text:p>0.021346701</text:p>
          </table:table-cell>
          <table:table-cell office:value-type="float" office:value="0.017716855">
            <text:p>0.017716855</text:p>
          </table:table-cell>
          <table:table-cell office:value-type="float" office:value="0.018585172">
            <text:p>0.018585172</text:p>
          </table:table-cell>
          <table:table-cell office:value-type="float" office:value="0.01794925">
            <text:p>0.01794925</text:p>
          </table:table-cell>
          <table:table-cell office:value-type="float" office:value="0.017647173">
            <text:p>0.017647173</text:p>
          </table:table-cell>
          <table:table-cell office:value-type="float" office:value="0.018017735">
            <text:p>0.018017735</text:p>
          </table:table-cell>
          <table:table-cell office:value-type="float" office:value="0.01720438">
            <text:p>0.01720438</text:p>
          </table:table-cell>
          <table:table-cell office:value-type="float" office:value="0.016571289">
            <text:p>0.016571289</text:p>
          </table:table-cell>
          <table:table-cell office:value-type="float" office:value="0.017496772">
            <text:p>0.017496772</text:p>
          </table:table-cell>
          <table:table-cell office:value-type="float" office:value="0.018765656">
            <text:p>0.018765656</text:p>
          </table:table-cell>
          <table:table-cell office:value-type="float" office:value="0.017404255">
            <text:p>0.017404255</text:p>
          </table:table-cell>
          <table:table-cell office:value-type="float" office:value="0.019301761">
            <text:p>0.019301761</text:p>
          </table:table-cell>
          <table:table-cell office:value-type="float" office:value="0.01653908">
            <text:p>0.01653908</text:p>
          </table:table-cell>
          <table:table-cell office:value-type="float" office:value="0.016781148">
            <text:p>0.016781148</text:p>
          </table:table-cell>
          <table:table-cell office:value-type="float" office:value="0.016666934">
            <text:p>0.016666934</text:p>
          </table:table-cell>
          <table:table-cell office:value-type="float" office:value="0.016180485">
            <text:p>0.016180485</text:p>
          </table:table-cell>
          <table:table-cell office:value-type="float" office:value="0.01500029">
            <text:p>0.01500029</text:p>
          </table:table-cell>
          <table:table-cell office:value-type="float" office:value="0.013570501">
            <text:p>0.013570501</text:p>
          </table:table-cell>
          <table:table-cell office:value-type="float" office:value="0.012095701">
            <text:p>0.012095701</text:p>
          </table:table-cell>
          <table:table-cell office:value-type="float" office:value="0.012745442">
            <text:p>0.012745442</text:p>
          </table:table-cell>
          <table:table-cell office:value-type="float" office:value="0.0120284585">
            <text:p>0.0120284585</text:p>
          </table:table-cell>
          <table:table-cell office:value-type="float" office:value="0.0128957825">
            <text:p>0.0128957825</text:p>
          </table:table-cell>
          <table:table-cell office:value-type="float" office:value="0.011874946">
            <text:p>0.011874946</text:p>
          </table:table-cell>
          <table:table-cell office:value-type="float" office:value="0.010032192">
            <text:p>0.010032192</text:p>
          </table:table-cell>
          <table:table-cell office:value-type="float" office:value="0.0081540905">
            <text:p>0.0081540905</text:p>
          </table:table-cell>
          <table:table-cell office:value-type="float" office:value="0.008509285">
            <text:p>0.008509285</text:p>
          </table:table-cell>
          <table:table-cell office:value-type="float" office:value="0.007908858">
            <text:p>0.007908858</text:p>
          </table:table-cell>
          <table:table-cell office:value-type="float" office:value="0.00705054">
            <text:p>0.00705054</text:p>
          </table:table-cell>
          <table:table-cell office:value-type="float" office:value="0.00696423">
            <text:p>0.00696423</text:p>
          </table:table-cell>
          <table:table-cell office:value-type="float" office:value="0.006491877">
            <text:p>0.006491877</text:p>
          </table:table-cell>
          <table:table-cell office:value-type="float" office:value="0.005970234">
            <text:p>0.005970234</text:p>
          </table:table-cell>
          <table:table-cell office:value-type="float" office:value="0.00645408">
            <text:p>0.00645408</text:p>
          </table:table-cell>
          <table:table-cell office:value-type="float" office:value="0.0056614056">
            <text:p>0.0056614056</text:p>
          </table:table-cell>
          <table:table-cell office:value-type="float" office:value="0.0051540844">
            <text:p>0.0051540844</text:p>
          </table:table-cell>
          <table:table-cell office:value-type="float" office:value="0.004890201">
            <text:p>0.004890201</text:p>
          </table:table-cell>
          <table:table-cell office:value-type="float" office:value="0.0048555597">
            <text:p>0.0048555597</text:p>
          </table:table-cell>
          <table:table-cell office:value-type="float" office:value="0.005260983">
            <text:p>0.005260983</text:p>
          </table:table-cell>
          <table:table-cell office:value-type="float" office:value="0.0050873165">
            <text:p>0.0050873165</text:p>
          </table:table-cell>
          <table:table-cell office:value-type="float" office:value="0.0049842983">
            <text:p>0.0049842983</text:p>
          </table:table-cell>
          <table:table-cell office:value-type="float" office:value="0.0048431396">
            <text:p>0.0048431396</text:p>
          </table:table-cell>
          <table:table-cell office:value-type="float" office:value="0.0049570445">
            <text:p>0.0049570445</text:p>
          </table:table-cell>
          <table:table-cell office:value-type="float" office:value="0.0053704376">
            <text:p>0.0053704376</text:p>
          </table:table-cell>
          <table:table-cell office:value-type="float" office:value="0.0052293804">
            <text:p>0.0052293804</text:p>
          </table:table-cell>
          <table:table-cell office:value-type="float" office:value="0.0053183064">
            <text:p>0.0053183064</text:p>
          </table:table-cell>
          <table:table-cell office:value-type="float" office:value="0.0052454895">
            <text:p>0.0052454895</text:p>
          </table:table-cell>
          <table:table-cell office:value-type="float" office:value="0.005446398">
            <text:p>0.005446398</text:p>
          </table:table-cell>
          <table:table-cell office:value-type="float" office:value="0.0057038264">
            <text:p>0.0057038264</text:p>
          </table:table-cell>
          <table:table-cell office:value-type="float" office:value="0.005732137">
            <text:p>0.005732137</text:p>
          </table:table-cell>
          <table:table-cell office:value-type="float" office:value="0.0057438696">
            <text:p>0.0057438696</text:p>
          </table:table-cell>
          <table:table-cell office:value-type="float" office:value="0.0058567305">
            <text:p>0.0058567305</text:p>
          </table:table-cell>
          <table:table-cell office:value-type="float" office:value="0.006002493">
            <text:p>0.006002493</text:p>
          </table:table-cell>
          <table:table-cell office:value-type="float" office:value="0.0060329954">
            <text:p>0.0060329954</text:p>
          </table:table-cell>
          <table:table-cell office:value-type="float" office:value="0.00620842">
            <text:p>0.00620842</text:p>
          </table:table-cell>
          <table:table-cell office:value-type="float" office:value="0.0063278177">
            <text:p>0.0063278177</text:p>
          </table:table-cell>
          <table:table-cell office:value-type="float" office:value="0.005868943">
            <text:p>0.005868943</text:p>
          </table:table-cell>
          <table:table-cell office:value-type="float" office:value="0.005882788">
            <text:p>0.005882788</text:p>
          </table:table-cell>
          <table:table-cell office:value-type="float" office:value="0.005933667">
            <text:p>0.005933667</text:p>
          </table:table-cell>
          <table:table-cell office:value-type="float" office:value="0.005888194">
            <text:p>0.005888194</text:p>
          </table:table-cell>
          <table:table-cell office:value-type="float" office:value="0.006070137">
            <text:p>0.006070137</text:p>
          </table:table-cell>
          <table:table-cell office:value-type="float" office:value="0.0063130734">
            <text:p>0.0063130734</text:p>
          </table:table-cell>
          <table:table-cell office:value-type="float" office:value="0.0060931207">
            <text:p>0.0060931207</text:p>
          </table:table-cell>
          <table:table-cell office:value-type="float" office:value="0.0059534693">
            <text:p>0.0059534693</text:p>
          </table:table-cell>
          <table:table-cell office:value-type="float" office:value="0.0063132164">
            <text:p>0.0063132164</text:p>
          </table:table-cell>
          <table:table-cell office:value-type="float" office:value="0.0060443627">
            <text:p>0.0060443627</text:p>
          </table:table-cell>
          <table:table-cell office:value-type="float" office:value="0.005763084">
            <text:p>0.005763084</text:p>
          </table:table-cell>
          <table:table-cell office:value-type="float" office:value="0.005835031">
            <text:p>0.005835031</text:p>
          </table:table-cell>
          <table:table-cell office:value-type="float" office:value="0.0059816255">
            <text:p>0.0059816255</text:p>
          </table:table-cell>
          <table:table-cell office:value-type="float" office:value="0.0059671705">
            <text:p>0.0059671705</text:p>
          </table:table-cell>
          <table:table-cell office:value-type="float" office:value="0.0059412457">
            <text:p>0.0059412457</text:p>
          </table:table-cell>
          <table:table-cell office:value-type="float" office:value="0.005875308">
            <text:p>0.005875308</text:p>
          </table:table-cell>
          <table:table-cell office:value-type="float" office:value="0.0054598157">
            <text:p>0.0054598157</text:p>
          </table:table-cell>
          <table:table-cell office:value-type="float" office:value="0.0052315434">
            <text:p>0.0052315434</text:p>
          </table:table-cell>
          <table:table-cell office:value-type="float" office:value="0.005215875">
            <text:p>0.005215875</text:p>
          </table:table-cell>
          <table:table-cell office:value-type="float" office:value="0.005263624">
            <text:p>0.005263624</text:p>
          </table:table-cell>
          <table:table-cell office:value-type="float" office:value="0.0052344333">
            <text:p>0.0052344333</text:p>
          </table:table-cell>
          <table:table-cell office:value-type="float" office:value="0.005145827">
            <text:p>0.005145827</text:p>
          </table:table-cell>
          <table:table-cell office:value-type="float" office:value="0.004805853">
            <text:p>0.004805853</text:p>
          </table:table-cell>
          <table:table-cell office:value-type="float" office:value="0.0046800626">
            <text:p>0.0046800626</text:p>
          </table:table-cell>
          <table:table-cell office:value-type="float" office:value="0.0044870176">
            <text:p>0.0044870176</text:p>
          </table:table-cell>
          <table:table-cell office:value-type="float" office:value="0.004494235">
            <text:p>0.004494235</text:p>
          </table:table-cell>
          <table:table-cell office:value-type="float" office:value="0.0045281663">
            <text:p>0.0045281663</text:p>
          </table:table-cell>
          <table:table-cell office:value-type="float" office:value="0.004410683">
            <text:p>0.004410683</text:p>
          </table:table-cell>
          <table:table-cell office:value-type="float" office:value="0.0044984384">
            <text:p>0.0044984384</text:p>
          </table:table-cell>
          <table:table-cell office:value-type="float" office:value="0.0045028143">
            <text:p>0.0045028143</text:p>
          </table:table-cell>
          <table:table-cell office:value-type="float" office:value="0.004697534">
            <text:p>0.004697534</text:p>
          </table:table-cell>
          <table:table-cell office:value-type="float" office:value="0.0046627903">
            <text:p>0.0046627903</text:p>
          </table:table-cell>
          <table:table-cell office:value-type="float" office:value="0.004591995">
            <text:p>0.004591995</text:p>
          </table:table-cell>
          <table:table-cell office:value-type="float" office:value="0.004504384">
            <text:p>0.004504384</text:p>
          </table:table-cell>
          <table:table-cell office:value-type="float" office:value="0.004487518">
            <text:p>0.004487518</text:p>
          </table:table-cell>
          <table:table-cell office:value-type="float" office:value="0.004632156">
            <text:p>0.004632156</text:p>
          </table:table-cell>
          <table:table-cell office:value-type="float" office:value="0.0043943566">
            <text:p>0.0043943566</text:p>
          </table:table-cell>
          <table:table-cell office:value-type="float" office:value="0.0042809932">
            <text:p>0.0042809932</text:p>
          </table:table-cell>
          <table:table-cell office:value-type="float" office:value="0.0038410865">
            <text:p>0.0038410865</text:p>
          </table:table-cell>
          <table:table-cell office:value-type="float" office:value="0.003890934">
            <text:p>0.003890934</text:p>
          </table:table-cell>
          <table:table-cell office:value-type="float" office:value="0.0035941037">
            <text:p>0.0035941037</text:p>
          </table:table-cell>
          <table:table-cell office:value-type="float" office:value="0.0034341046">
            <text:p>0.0034341046</text:p>
          </table:table-cell>
          <table:table-cell office:value-type="float" office:value="0.0034555078">
            <text:p>0.0034555078</text:p>
          </table:table-cell>
          <table:table-cell office:value-type="float" office:value="0.0033536989">
            <text:p>0.0033536989</text:p>
          </table:table-cell>
          <table:table-cell office:value-type="float" office:value="0.0033139086">
            <text:p>0.0033139086</text:p>
          </table:table-cell>
          <table:table-cell office:value-type="float" office:value="0.0032613163">
            <text:p>0.0032613163</text:p>
          </table:table-cell>
          <table:table-cell office:value-type="float" office:value="0.0033153158">
            <text:p>0.0033153158</text:p>
          </table:table-cell>
          <table:table-cell office:value-type="float" office:value="0.0033431607">
            <text:p>0.0033431607</text:p>
          </table:table-cell>
          <table:table-cell office:value-type="float" office:value="0.003307955">
            <text:p>0.003307955</text:p>
          </table:table-cell>
          <table:table-cell office:value-type="float" office:value="0.003299223">
            <text:p>0.003299223</text:p>
          </table:table-cell>
          <table:table-cell office:value-type="float" office:value="0.003317969">
            <text:p>0.003317969</text:p>
          </table:table-cell>
          <table:table-cell office:value-type="float" office:value="0.0033461242">
            <text:p>0.0033461242</text:p>
          </table:table-cell>
          <table:table-cell office:value-type="float" office:value="0.0032822085">
            <text:p>0.0032822085</text:p>
          </table:table-cell>
          <table:table-cell office:value-type="float" office:value="0.0032219617">
            <text:p>0.0032219617</text:p>
          </table:table-cell>
          <table:table-cell office:value-type="float" office:value="0.0032430063">
            <text:p>0.0032430063</text:p>
          </table:table-cell>
          <table:table-cell office:value-type="float" office:value="0.003060765">
            <text:p>0.003060765</text:p>
          </table:table-cell>
          <table:table-cell office:value-type="float" office:value="0.003053617">
            <text:p>0.003053617</text:p>
          </table:table-cell>
          <table:table-cell office:value-type="float" office:value="0.003180332">
            <text:p>0.003180332</text:p>
          </table:table-cell>
          <table:table-cell office:value-type="float" office:value="0.0031508186">
            <text:p>0.0031508186</text:p>
          </table:table-cell>
          <table:table-cell office:value-type="float" office:value="0.0030802016">
            <text:p>0.0030802016</text:p>
          </table:table-cell>
          <table:table-cell office:value-type="float" office:value="0.0031501641">
            <text:p>0.0031501641</text:p>
          </table:table-cell>
          <table:table-cell office:value-type="float" office:value="0.0031474207">
            <text:p>0.0031474207</text:p>
          </table:table-cell>
          <table:table-cell office:value-type="float" office:value="0.002975996">
            <text:p>0.002975996</text:p>
          </table:table-cell>
          <table:table-cell office:value-type="float" office:value="0.003037933">
            <text:p>0.003037933</text:p>
          </table:table-cell>
          <table:table-cell office:value-type="float" office:value="0.002817581">
            <text:p>0.002817581</text:p>
          </table:table-cell>
          <table:table-cell office:value-type="float" office:value="0.002761432">
            <text:p>0.002761432</text:p>
          </table:table-cell>
          <table:table-cell office:value-type="float" office:value="0.0025358235">
            <text:p>0.0025358235</text:p>
          </table:table-cell>
          <table:table-cell office:value-type="float" office:value="0.0024044777">
            <text:p>0.0024044777</text:p>
          </table:table-cell>
          <table:table-cell office:value-type="float" office:value="0.0022792611">
            <text:p>0.0022792611</text:p>
          </table:table-cell>
          <table:table-cell office:value-type="float" office:value="0.002274853">
            <text:p>0.002274853</text:p>
          </table:table-cell>
          <table:table-cell office:value-type="float" office:value="0.002170952">
            <text:p>0.002170952</text:p>
          </table:table-cell>
          <table:table-cell office:value-type="float" office:value="0.002162853">
            <text:p>0.002162853</text:p>
          </table:table-cell>
          <table:table-cell office:value-type="float" office:value="0.00212211">
            <text:p>0.00212211</text:p>
          </table:table-cell>
          <table:table-cell office:value-type="float" office:value="0.0021226364">
            <text:p>0.0021226364</text:p>
          </table:table-cell>
          <table:table-cell office:value-type="float" office:value="0.0021879317">
            <text:p>0.0021879317</text:p>
          </table:table-cell>
          <table:table-cell office:value-type="float" office:value="0.002095571">
            <text:p>0.002095571</text:p>
          </table:table-cell>
          <table:table-cell office:value-type="float" office:value="0.0020341827">
            <text:p>0.0020341827</text:p>
          </table:table-cell>
          <table:table-cell office:value-type="float" office:value="0.0019051342">
            <text:p>0.0019051342</text:p>
          </table:table-cell>
          <table:table-cell office:value-type="float" office:value="0.0019103606">
            <text:p>0.0019103606</text:p>
          </table:table-cell>
          <table:table-cell office:value-type="float" office:value="0.0019057514">
            <text:p>0.0019057514</text:p>
          </table:table-cell>
          <table:table-cell office:value-type="float" office:value="0.00178777">
            <text:p>0.00178777</text:p>
          </table:table-cell>
          <table:table-cell office:value-type="float" office:value="0.001772719">
            <text:p>0.001772719</text:p>
          </table:table-cell>
          <table:table-cell office:value-type="float" office:value="0.0017369967">
            <text:p>0.0017369967</text:p>
          </table:table-cell>
          <table:table-cell office:value-type="float" office:value="0.0017297331">
            <text:p>0.0017297331</text:p>
          </table:table-cell>
          <table:table-cell office:value-type="float" office:value="0.0017092703">
            <text:p>0.0017092703</text:p>
          </table:table-cell>
          <table:table-cell office:value-type="float" office:value="0.0016719342">
            <text:p>0.0016719342</text:p>
          </table:table-cell>
          <table:table-cell office:value-type="float" office:value="0.0016745845">
            <text:p>0.0016745845</text:p>
          </table:table-cell>
          <table:table-cell office:value-type="float" office:value="0.0016301898">
            <text:p>0.0016301898</text:p>
          </table:table-cell>
          <table:table-cell office:value-type="float" office:value="0.0016173912">
            <text:p>0.0016173912</text:p>
          </table:table-cell>
          <table:table-cell office:value-type="float" office:value="0.001580516">
            <text:p>0.001580516</text:p>
          </table:table-cell>
          <table:table-cell office:value-type="float" office:value="0.001574886">
            <text:p>0.001574886</text:p>
          </table:table-cell>
          <table:table-cell office:value-type="float" office:value="0.0015059485">
            <text:p>0.0015059485</text:p>
          </table:table-cell>
          <table:table-cell office:value-type="float" office:value="0.0015178625">
            <text:p>0.0015178625</text:p>
          </table:table-cell>
          <table:table-cell office:value-type="float" office:value="0.0014734489">
            <text:p>0.0014734489</text:p>
          </table:table-cell>
          <table:table-cell office:value-type="float" office:value="0.0014492861">
            <text:p>0.0014492861</text:p>
          </table:table-cell>
          <table:table-cell office:value-type="float" office:value="0.0014625952">
            <text:p>0.0014625952</text:p>
          </table:table-cell>
          <table:table-cell office:value-type="float" office:value="0.0014138639">
            <text:p>0.0014138639</text:p>
          </table:table-cell>
          <table:table-cell office:value-type="float" office:value="0.001384255">
            <text:p>0.001384255</text:p>
          </table:table-cell>
          <table:table-cell office:value-type="float" office:value="0.0013835958">
            <text:p>0.0013835958</text:p>
          </table:table-cell>
          <table:table-cell office:value-type="float" office:value="0.0014087656">
            <text:p>0.0014087656</text:p>
          </table:table-cell>
          <table:table-cell office:value-type="float" office:value="0.0013185864">
            <text:p>0.0013185864</text:p>
          </table:table-cell>
          <table:table-cell office:value-type="float" office:value="0.0012980805">
            <text:p>0.0012980805</text:p>
          </table:table-cell>
          <table:table-cell office:value-type="float" office:value="0.0012729074">
            <text:p>0.0012729074</text:p>
          </table:table-cell>
          <table:table-cell office:value-type="float" office:value="0.0012667596">
            <text:p>0.0012667596</text:p>
          </table:table-cell>
          <table:table-cell office:value-type="float" office:value="0.0012380506">
            <text:p>0.0012380506</text:p>
          </table:table-cell>
          <table:table-cell office:value-type="float" office:value="0.0011903117">
            <text:p>0.0011903117</text:p>
          </table:table-cell>
          <table:table-cell office:value-type="float" office:value="0.0011987219">
            <text:p>0.0011987219</text:p>
          </table:table-cell>
          <table:table-cell office:value-type="float" office:value="0.0010808171">
            <text:p>0.0010808171</text:p>
          </table:table-cell>
          <table:table-cell table:style-name="ce1" office:value-type="float" office:value="0.0005682349">
            <text:p>5.68E-004</text:p>
          </table:table-cell>
          <table:table-cell table:style-name="ce1" office:value-type="float" office:value="0.00050580344">
            <text:p>5.06E-004</text:p>
          </table:table-cell>
          <table:table-cell table:style-name="ce1" office:value-type="float" office:value="0.00050366524">
            <text:p>5.04E-004</text:p>
          </table:table-cell>
          <table:table-cell table:style-name="ce1" office:value-type="float" office:value="0.0005086911">
            <text:p>5.09E-004</text:p>
          </table:table-cell>
          <table:table-cell table:style-name="ce1" office:value-type="float" office:value="0.0004983572">
            <text:p>4.98E-004</text:p>
          </table:table-cell>
          <table:table-cell table:style-name="ce1" office:value-type="float" office:value="0.00049371924">
            <text:p>4.94E-004</text:p>
          </table:table-cell>
          <table:table-cell table:style-name="ce1" office:value-type="float" office:value="0.00049883">
            <text:p>4.99E-004</text:p>
          </table:table-cell>
          <table:table-cell table:style-name="ce1" office:value-type="float" office:value="0.0005049267">
            <text:p>5.05E-004</text:p>
          </table:table-cell>
          <table:table-cell table:style-name="ce1" office:value-type="float" office:value="0.0005015688">
            <text:p>5.02E-004</text:p>
          </table:table-cell>
          <table:table-cell table:style-name="ce1" office:value-type="float" office:value="0.0004971749">
            <text:p>4.97E-004</text:p>
          </table:table-cell>
          <table:table-cell table:style-name="ce1" office:value-type="float" office:value="0.00049702264">
            <text:p>4.97E-004</text:p>
          </table:table-cell>
          <table:table-cell table:style-name="ce1" office:value-type="float" office:value="0.0004969913">
            <text:p>4.97E-004</text:p>
          </table:table-cell>
          <table:table-cell table:style-name="ce1" office:value-type="float" office:value="0.0004996018">
            <text:p>5.00E-004</text:p>
          </table:table-cell>
          <table:table-cell table:style-name="ce1" office:value-type="float" office:value="0.0004998831">
            <text:p>5.00E-004</text:p>
          </table:table-cell>
          <table:table-cell table:style-name="ce1" office:value-type="float" office:value="0.000499461">
            <text:p>4.99E-004</text:p>
          </table:table-cell>
          <table:table-cell office:value-type="float" office:value="0.00049854716">
            <text:p>4.99E-004</text:p>
          </table:table-cell>
          <table:table-cell table:style-name="ce1" office:value-type="float" office:value="0.00049948157">
            <text:p>4.99E-004</text:p>
          </table:table-cell>
          <table:table-cell table:style-name="ce1" office:value-type="float" office:value="0.00050100946">
            <text:p>5.01E-004</text:p>
          </table:table-cell>
          <table:table-cell table:style-name="ce1" office:value-type="float" office:value="0.00050126214">
            <text:p>5.01E-004</text:p>
          </table:table-cell>
          <table:table-cell table:style-name="ce1" office:value-type="float" office:value="0.00050247443">
            <text:p>5.02E-004</text:p>
          </table:table-cell>
          <table:table-cell table:style-name="ce1" office:value-type="float" office:value="0.0005039352">
            <text:p>5.04E-004</text:p>
          </table:table-cell>
          <table:table-cell table:style-name="ce1" office:value-type="float" office:value="0.000506314">
            <text:p>5.06E-004</text:p>
          </table:table-cell>
          <table:table-cell table:style-name="ce1" office:value-type="float" office:value="0.0005075086">
            <text:p>5.08E-004</text:p>
          </table:table-cell>
          <table:table-cell office:value-type="float" office:value="0.0005082152">
            <text:p>5.08E-004</text:p>
          </table:table-cell>
          <table:table-cell office:value-type="float" office:value="0.00051007484">
            <text:p>5.10E-004</text:p>
          </table:table-cell>
          <table:table-cell office:value-type="float" office:value="0.00051174907">
            <text:p>5.12E-004</text:p>
          </table:table-cell>
          <table:table-cell office:value-type="float" office:value="0.00051221525">
            <text:p>5.12E-004</text:p>
          </table:table-cell>
          <table:table-cell office:value-type="float" office:value="0.0005142592">
            <text:p>5.14E-004</text:p>
          </table:table-cell>
          <table:table-cell office:value-type="float" office:value="0.0005165769">
            <text:p>5.17E-004</text:p>
          </table:table-cell>
          <table:table-cell office:value-type="float" office:value="0.0005177312">
            <text:p>5.18E-004</text:p>
          </table:table-cell>
          <table:table-cell office:value-type="float" office:value="0.00051846326">
            <text:p>5.18E-004</text:p>
          </table:table-cell>
          <table:table-cell office:value-type="float" office:value="0.0005187039">
            <text:p>5.19E-004</text:p>
          </table:table-cell>
          <table:table-cell office:value-type="float" office:value="0.00051995245">
            <text:p>5.20E-004</text:p>
          </table:table-cell>
          <table:table-cell office:value-type="float" office:value="0.0005210544">
            <text:p>5.21E-004</text:p>
          </table:table-cell>
          <table:table-cell office:value-type="float" office:value="0.0005229334">
            <text:p>5.23E-004</text:p>
          </table:table-cell>
          <table:table-cell office:value-type="float" office:value="0.0005259407">
            <text:p>5.26E-004</text:p>
          </table:table-cell>
          <table:table-cell office:value-type="float" office:value="0.00053731096">
            <text:p>5.37E-004</text:p>
          </table:table-cell>
          <table:table-cell office:value-type="float" office:value="0.0005429344">
            <text:p>5.43E-004</text:p>
          </table:table-cell>
          <table:table-cell office:value-type="float" office:value="0.0005275998">
            <text:p>5.28E-004</text:p>
          </table:table-cell>
          <table:table-cell office:value-type="float" office:value="0.0005289505">
            <text:p>5.29E-004</text:p>
          </table:table-cell>
          <table:table-cell office:value-type="float" office:value="0.00052953267">
            <text:p>5.30E-004</text:p>
          </table:table-cell>
          <table:table-cell office:value-type="float" office:value="0.0005306716">
            <text:p>5.31E-004</text:p>
          </table:table-cell>
          <table:table-cell office:value-type="float" office:value="0.00053167174">
            <text:p>5.32E-004</text:p>
          </table:table-cell>
          <table:table-cell office:value-type="float" office:value="0.0005356664">
            <text:p>5.36E-004</text:p>
          </table:table-cell>
          <table:table-cell office:value-type="float" office:value="0.0005375481">
            <text:p>5.38E-004</text:p>
          </table:table-cell>
          <table:table-cell office:value-type="float" office:value="0.00053909613">
            <text:p>5.39E-004</text:p>
          </table:table-cell>
          <table:table-cell office:value-type="float" office:value="0.00053986575">
            <text:p>5.40E-004</text:p>
          </table:table-cell>
          <table:table-cell office:value-type="float" office:value="0.0005412845">
            <text:p>5.41E-004</text:p>
          </table:table-cell>
          <table:table-cell office:value-type="float" office:value="0.00054502644">
            <text:p>5.45E-004</text:p>
          </table:table-cell>
          <table:table-cell office:value-type="float" office:value="0.00054612756">
            <text:p>5.46E-004</text:p>
          </table:table-cell>
          <table:table-cell office:value-type="float" office:value="0.00054690934">
            <text:p>5.47E-004</text:p>
          </table:table-cell>
          <table:table-cell office:value-type="float" office:value="0.0005477025">
            <text:p>5.48E-004</text:p>
          </table:table-cell>
          <table:table-cell office:value-type="float" office:value="0.00055082486">
            <text:p>5.51E-004</text:p>
          </table:table-cell>
          <table:table-cell office:value-type="float" office:value="0.0005522184">
            <text:p>5.52E-004</text:p>
          </table:table-cell>
          <table:table-cell office:value-type="float" office:value="0.0005526611">
            <text:p>5.53E-004</text:p>
          </table:table-cell>
          <table:table-cell office:value-type="float" office:value="0.0005535681">
            <text:p>5.54E-004</text:p>
          </table:table-cell>
          <table:table-cell office:value-type="float" office:value="0.0005551681">
            <text:p>5.55E-004</text:p>
          </table:table-cell>
          <table:table-cell office:value-type="float" office:value="0.0005575833">
            <text:p>5.58E-004</text:p>
          </table:table-cell>
          <table:table-cell office:value-type="float" office:value="0.00055824884">
            <text:p>5.58E-004</text:p>
          </table:table-cell>
          <table:table-cell office:value-type="float" office:value="0.0005590459">
            <text:p>5.59E-004</text:p>
          </table:table-cell>
          <table:table-cell office:value-type="float" office:value="0.0005617974">
            <text:p>5.62E-004</text:p>
          </table:table-cell>
          <table:table-cell office:value-type="float" office:value="0.0005650622">
            <text:p>5.65E-004</text:p>
          </table:table-cell>
          <table:table-cell office:value-type="float" office:value="0.00056651357">
            <text:p>5.67E-004</text:p>
          </table:table-cell>
          <table:table-cell office:value-type="float" office:value="0.00056846224">
            <text:p>5.68E-004</text:p>
          </table:table-cell>
          <table:table-cell office:value-type="float" office:value="0.0005713541">
            <text:p>5.71E-004</text:p>
          </table:table-cell>
          <table:table-cell office:value-type="float" office:value="0.0005754655">
            <text:p>5.75E-004</text:p>
          </table:table-cell>
          <table:table-cell office:value-type="float" office:value="0.00057709846">
            <text:p>5.77E-004</text:p>
          </table:table-cell>
          <table:table-cell office:value-type="float" office:value="0.00057797384">
            <text:p>5.78E-004</text:p>
          </table:table-cell>
          <table:table-cell office:value-type="float" office:value="0.00058000477">
            <text:p>5.80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15 Lament.mp3</text:p>
          </table:table-cell>
          <table:table-cell office:value-type="float" office:value="0.015562227">
            <text:p>0.015562227</text:p>
          </table:table-cell>
          <table:table-cell office:value-type="float" office:value="0.057993665">
            <text:p>0.057993665</text:p>
          </table:table-cell>
          <table:table-cell office:value-type="float" office:value="0.060569867">
            <text:p>0.060569867</text:p>
          </table:table-cell>
          <table:table-cell office:value-type="float" office:value="0.053979386">
            <text:p>0.053979386</text:p>
          </table:table-cell>
          <table:table-cell office:value-type="float" office:value="0.030661264">
            <text:p>0.030661264</text:p>
          </table:table-cell>
          <table:table-cell office:value-type="float" office:value="0.028056044">
            <text:p>0.028056044</text:p>
          </table:table-cell>
          <table:table-cell office:value-type="float" office:value="0.024223998">
            <text:p>0.024223998</text:p>
          </table:table-cell>
          <table:table-cell office:value-type="float" office:value="0.016970074">
            <text:p>0.016970074</text:p>
          </table:table-cell>
          <table:table-cell office:value-type="float" office:value="0.012433822">
            <text:p>0.012433822</text:p>
          </table:table-cell>
          <table:table-cell office:value-type="float" office:value="0.009953548">
            <text:p>0.009953548</text:p>
          </table:table-cell>
          <table:table-cell office:value-type="float" office:value="0.009252153">
            <text:p>0.009252153</text:p>
          </table:table-cell>
          <table:table-cell office:value-type="float" office:value="0.009892537">
            <text:p>0.009892537</text:p>
          </table:table-cell>
          <table:table-cell office:value-type="float" office:value="0.009799298">
            <text:p>0.009799298</text:p>
          </table:table-cell>
          <table:table-cell office:value-type="float" office:value="0.0068848734">
            <text:p>0.0068848734</text:p>
          </table:table-cell>
          <table:table-cell office:value-type="float" office:value="0.0051985644">
            <text:p>0.0051985644</text:p>
          </table:table-cell>
          <table:table-cell office:value-type="float" office:value="0.006357348">
            <text:p>0.006357348</text:p>
          </table:table-cell>
          <table:table-cell office:value-type="float" office:value="0.0059583234">
            <text:p>0.0059583234</text:p>
          </table:table-cell>
          <table:table-cell office:value-type="float" office:value="0.004493497">
            <text:p>0.004493497</text:p>
          </table:table-cell>
          <table:table-cell office:value-type="float" office:value="0.004679728">
            <text:p>0.004679728</text:p>
          </table:table-cell>
          <table:table-cell office:value-type="float" office:value="0.0032756228">
            <text:p>0.0032756228</text:p>
          </table:table-cell>
          <table:table-cell office:value-type="float" office:value="0.0035902504">
            <text:p>0.0035902504</text:p>
          </table:table-cell>
          <table:table-cell office:value-type="float" office:value="0.0035454684">
            <text:p>0.0035454684</text:p>
          </table:table-cell>
          <table:table-cell office:value-type="float" office:value="0.0032951287">
            <text:p>0.0032951287</text:p>
          </table:table-cell>
          <table:table-cell office:value-type="float" office:value="0.004610695">
            <text:p>0.004610695</text:p>
          </table:table-cell>
          <table:table-cell office:value-type="float" office:value="0.003675901">
            <text:p>0.003675901</text:p>
          </table:table-cell>
          <table:table-cell office:value-type="float" office:value="0.002897671">
            <text:p>0.002897671</text:p>
          </table:table-cell>
          <table:table-cell office:value-type="float" office:value="0.0038757133">
            <text:p>0.0038757133</text:p>
          </table:table-cell>
          <table:table-cell office:value-type="float" office:value="0.004551552">
            <text:p>0.004551552</text:p>
          </table:table-cell>
          <table:table-cell office:value-type="float" office:value="0.0039816718">
            <text:p>0.0039816718</text:p>
          </table:table-cell>
          <table:table-cell office:value-type="float" office:value="0.0034682374">
            <text:p>0.0034682374</text:p>
          </table:table-cell>
          <table:table-cell office:value-type="float" office:value="0.0035228254">
            <text:p>0.0035228254</text:p>
          </table:table-cell>
          <table:table-cell office:value-type="float" office:value="0.0025064868">
            <text:p>0.0025064868</text:p>
          </table:table-cell>
          <table:table-cell office:value-type="float" office:value="0.0022681933">
            <text:p>0.0022681933</text:p>
          </table:table-cell>
          <table:table-cell office:value-type="float" office:value="0.00196936">
            <text:p>0.00196936</text:p>
          </table:table-cell>
          <table:table-cell office:value-type="float" office:value="0.0022099693">
            <text:p>0.0022099693</text:p>
          </table:table-cell>
          <table:table-cell office:value-type="float" office:value="0.0018317188">
            <text:p>0.0018317188</text:p>
          </table:table-cell>
          <table:table-cell office:value-type="float" office:value="0.0022368226">
            <text:p>0.0022368226</text:p>
          </table:table-cell>
          <table:table-cell office:value-type="float" office:value="0.002299015">
            <text:p>0.002299015</text:p>
          </table:table-cell>
          <table:table-cell office:value-type="float" office:value="0.0024662844">
            <text:p>0.0024662844</text:p>
          </table:table-cell>
          <table:table-cell office:value-type="float" office:value="0.0025976205">
            <text:p>0.0025976205</text:p>
          </table:table-cell>
          <table:table-cell office:value-type="float" office:value="0.002802662">
            <text:p>0.002802662</text:p>
          </table:table-cell>
          <table:table-cell office:value-type="float" office:value="0.002718708">
            <text:p>0.002718708</text:p>
          </table:table-cell>
          <table:table-cell office:value-type="float" office:value="0.0027281444">
            <text:p>0.0027281444</text:p>
          </table:table-cell>
          <table:table-cell office:value-type="float" office:value="0.002949764">
            <text:p>0.002949764</text:p>
          </table:table-cell>
          <table:table-cell office:value-type="float" office:value="0.003038962">
            <text:p>0.003038962</text:p>
          </table:table-cell>
          <table:table-cell office:value-type="float" office:value="0.002958155">
            <text:p>0.002958155</text:p>
          </table:table-cell>
          <table:table-cell office:value-type="float" office:value="0.0026764977">
            <text:p>0.0026764977</text:p>
          </table:table-cell>
          <table:table-cell office:value-type="float" office:value="0.0026398264">
            <text:p>0.0026398264</text:p>
          </table:table-cell>
          <table:table-cell office:value-type="float" office:value="0.0027681896">
            <text:p>0.0027681896</text:p>
          </table:table-cell>
          <table:table-cell office:value-type="float" office:value="0.0027760058">
            <text:p>0.0027760058</text:p>
          </table:table-cell>
          <table:table-cell office:value-type="float" office:value="0.002794684">
            <text:p>0.002794684</text:p>
          </table:table-cell>
          <table:table-cell office:value-type="float" office:value="0.0026902633">
            <text:p>0.0026902633</text:p>
          </table:table-cell>
          <table:table-cell office:value-type="float" office:value="0.0025361956">
            <text:p>0.0025361956</text:p>
          </table:table-cell>
          <table:table-cell office:value-type="float" office:value="0.0023963684">
            <text:p>0.0023963684</text:p>
          </table:table-cell>
          <table:table-cell office:value-type="float" office:value="0.0021688158">
            <text:p>0.0021688158</text:p>
          </table:table-cell>
          <table:table-cell office:value-type="float" office:value="0.0019856496">
            <text:p>0.0019856496</text:p>
          </table:table-cell>
          <table:table-cell office:value-type="float" office:value="0.0019306625">
            <text:p>0.0019306625</text:p>
          </table:table-cell>
          <table:table-cell office:value-type="float" office:value="0.0019401903">
            <text:p>0.0019401903</text:p>
          </table:table-cell>
          <table:table-cell office:value-type="float" office:value="0.0020310592">
            <text:p>0.0020310592</text:p>
          </table:table-cell>
          <table:table-cell office:value-type="float" office:value="0.0018986042">
            <text:p>0.0018986042</text:p>
          </table:table-cell>
          <table:table-cell office:value-type="float" office:value="0.0018192049">
            <text:p>0.0018192049</text:p>
          </table:table-cell>
          <table:table-cell office:value-type="float" office:value="0.0018167116">
            <text:p>0.0018167116</text:p>
          </table:table-cell>
          <table:table-cell office:value-type="float" office:value="0.0019136212">
            <text:p>0.0019136212</text:p>
          </table:table-cell>
          <table:table-cell office:value-type="float" office:value="0.0018885508">
            <text:p>0.0018885508</text:p>
          </table:table-cell>
          <table:table-cell office:value-type="float" office:value="0.0018147286">
            <text:p>0.0018147286</text:p>
          </table:table-cell>
          <table:table-cell office:value-type="float" office:value="0.0017027792">
            <text:p>0.0017027792</text:p>
          </table:table-cell>
          <table:table-cell office:value-type="float" office:value="0.0017024362">
            <text:p>0.0017024362</text:p>
          </table:table-cell>
          <table:table-cell office:value-type="float" office:value="0.0016662276">
            <text:p>0.0016662276</text:p>
          </table:table-cell>
          <table:table-cell office:value-type="float" office:value="0.0015845506">
            <text:p>0.0015845506</text:p>
          </table:table-cell>
          <table:table-cell office:value-type="float" office:value="0.001525724">
            <text:p>0.001525724</text:p>
          </table:table-cell>
          <table:table-cell office:value-type="float" office:value="0.0015082996">
            <text:p>0.0015082996</text:p>
          </table:table-cell>
          <table:table-cell office:value-type="float" office:value="0.0015093961">
            <text:p>0.0015093961</text:p>
          </table:table-cell>
          <table:table-cell office:value-type="float" office:value="0.0015912419">
            <text:p>0.0015912419</text:p>
          </table:table-cell>
          <table:table-cell office:value-type="float" office:value="0.001637035">
            <text:p>0.001637035</text:p>
          </table:table-cell>
          <table:table-cell office:value-type="float" office:value="0.0016779217">
            <text:p>0.0016779217</text:p>
          </table:table-cell>
          <table:table-cell office:value-type="float" office:value="0.0017710375">
            <text:p>0.0017710375</text:p>
          </table:table-cell>
          <table:table-cell office:value-type="float" office:value="0.0018968565">
            <text:p>0.0018968565</text:p>
          </table:table-cell>
          <table:table-cell office:value-type="float" office:value="0.0019371373">
            <text:p>0.0019371373</text:p>
          </table:table-cell>
          <table:table-cell office:value-type="float" office:value="0.0019819755">
            <text:p>0.0019819755</text:p>
          </table:table-cell>
          <table:table-cell office:value-type="float" office:value="0.0021668277">
            <text:p>0.0021668277</text:p>
          </table:table-cell>
          <table:table-cell office:value-type="float" office:value="0.0022577995">
            <text:p>0.0022577995</text:p>
          </table:table-cell>
          <table:table-cell office:value-type="float" office:value="0.0022662294">
            <text:p>0.0022662294</text:p>
          </table:table-cell>
          <table:table-cell office:value-type="float" office:value="0.002254225">
            <text:p>0.002254225</text:p>
          </table:table-cell>
          <table:table-cell office:value-type="float" office:value="0.00220609">
            <text:p>0.00220609</text:p>
          </table:table-cell>
          <table:table-cell office:value-type="float" office:value="0.0021381138">
            <text:p>0.0021381138</text:p>
          </table:table-cell>
          <table:table-cell office:value-type="float" office:value="0.0022218646">
            <text:p>0.0022218646</text:p>
          </table:table-cell>
          <table:table-cell office:value-type="float" office:value="0.0022662298">
            <text:p>0.0022662298</text:p>
          </table:table-cell>
          <table:table-cell office:value-type="float" office:value="0.0023736178">
            <text:p>0.0023736178</text:p>
          </table:table-cell>
          <table:table-cell office:value-type="float" office:value="0.002421916">
            <text:p>0.002421916</text:p>
          </table:table-cell>
          <table:table-cell office:value-type="float" office:value="0.0024848592">
            <text:p>0.0024848592</text:p>
          </table:table-cell>
          <table:table-cell office:value-type="float" office:value="0.002612308">
            <text:p>0.002612308</text:p>
          </table:table-cell>
          <table:table-cell office:value-type="float" office:value="0.002693092">
            <text:p>0.002693092</text:p>
          </table:table-cell>
          <table:table-cell office:value-type="float" office:value="0.002654665">
            <text:p>0.002654665</text:p>
          </table:table-cell>
          <table:table-cell office:value-type="float" office:value="0.0024941177">
            <text:p>0.0024941177</text:p>
          </table:table-cell>
          <table:table-cell office:value-type="float" office:value="0.002083187">
            <text:p>0.002083187</text:p>
          </table:table-cell>
          <table:table-cell office:value-type="float" office:value="0.0020725422">
            <text:p>0.0020725422</text:p>
          </table:table-cell>
          <table:table-cell office:value-type="float" office:value="0.0022640596">
            <text:p>0.0022640596</text:p>
          </table:table-cell>
          <table:table-cell office:value-type="float" office:value="0.0025322034">
            <text:p>0.0025322034</text:p>
          </table:table-cell>
          <table:table-cell office:value-type="float" office:value="0.002722151">
            <text:p>0.002722151</text:p>
          </table:table-cell>
          <table:table-cell office:value-type="float" office:value="0.0027670076">
            <text:p>0.0027670076</text:p>
          </table:table-cell>
          <table:table-cell office:value-type="float" office:value="0.0027176626">
            <text:p>0.0027176626</text:p>
          </table:table-cell>
          <table:table-cell office:value-type="float" office:value="0.0025968403">
            <text:p>0.0025968403</text:p>
          </table:table-cell>
          <table:table-cell office:value-type="float" office:value="0.0024850576">
            <text:p>0.0024850576</text:p>
          </table:table-cell>
          <table:table-cell office:value-type="float" office:value="0.0023736178">
            <text:p>0.0023736178</text:p>
          </table:table-cell>
          <table:table-cell office:value-type="float" office:value="0.00243611">
            <text:p>0.00243611</text:p>
          </table:table-cell>
          <table:table-cell office:value-type="float" office:value="0.0026360438">
            <text:p>0.0026360438</text:p>
          </table:table-cell>
          <table:table-cell office:value-type="float" office:value="0.0029548162">
            <text:p>0.0029548162</text:p>
          </table:table-cell>
          <table:table-cell office:value-type="float" office:value="0.0031909032">
            <text:p>0.0031909032</text:p>
          </table:table-cell>
          <table:table-cell office:value-type="float" office:value="0.0032175924">
            <text:p>0.0032175924</text:p>
          </table:table-cell>
          <table:table-cell office:value-type="float" office:value="0.0032239764">
            <text:p>0.0032239764</text:p>
          </table:table-cell>
          <table:table-cell office:value-type="float" office:value="0.003099744">
            <text:p>0.003099744</text:p>
          </table:table-cell>
          <table:table-cell office:value-type="float" office:value="0.0029466888">
            <text:p>0.0029466888</text:p>
          </table:table-cell>
          <table:table-cell office:value-type="float" office:value="0.0028299398">
            <text:p>0.0028299398</text:p>
          </table:table-cell>
          <table:table-cell office:value-type="float" office:value="0.002794555">
            <text:p>0.002794555</text:p>
          </table:table-cell>
          <table:table-cell office:value-type="float" office:value="0.00289918">
            <text:p>0.00289918</text:p>
          </table:table-cell>
          <table:table-cell office:value-type="float" office:value="0.002893915">
            <text:p>0.002893915</text:p>
          </table:table-cell>
          <table:table-cell office:value-type="float" office:value="0.0028452862">
            <text:p>0.0028452862</text:p>
          </table:table-cell>
          <table:table-cell office:value-type="float" office:value="0.0027718442">
            <text:p>0.0027718442</text:p>
          </table:table-cell>
          <table:table-cell office:value-type="float" office:value="0.0026841">
            <text:p>0.0026841</text:p>
          </table:table-cell>
          <table:table-cell office:value-type="float" office:value="0.0026271716">
            <text:p>0.0026271716</text:p>
          </table:table-cell>
          <table:table-cell office:value-type="float" office:value="0.0024966437">
            <text:p>0.0024966437</text:p>
          </table:table-cell>
          <table:table-cell office:value-type="float" office:value="0.0023255036">
            <text:p>0.0023255036</text:p>
          </table:table-cell>
          <table:table-cell office:value-type="float" office:value="0.002386666">
            <text:p>0.002386666</text:p>
          </table:table-cell>
          <table:table-cell office:value-type="float" office:value="0.0024246888">
            <text:p>0.0024246888</text:p>
          </table:table-cell>
          <table:table-cell office:value-type="float" office:value="0.0024618532">
            <text:p>0.0024618532</text:p>
          </table:table-cell>
          <table:table-cell office:value-type="float" office:value="0.0024414812">
            <text:p>0.0024414812</text:p>
          </table:table-cell>
          <table:table-cell office:value-type="float" office:value="0.0024366383">
            <text:p>0.0024366383</text:p>
          </table:table-cell>
          <table:table-cell office:value-type="float" office:value="0.0025011604">
            <text:p>0.0025011604</text:p>
          </table:table-cell>
          <table:table-cell office:value-type="float" office:value="0.0024143895">
            <text:p>0.0024143895</text:p>
          </table:table-cell>
          <table:table-cell office:value-type="float" office:value="0.0023989722">
            <text:p>0.0023989722</text:p>
          </table:table-cell>
          <table:table-cell office:value-type="float" office:value="0.0023207953">
            <text:p>0.0023207953</text:p>
          </table:table-cell>
          <table:table-cell office:value-type="float" office:value="0.0023050131">
            <text:p>0.0023050131</text:p>
          </table:table-cell>
          <table:table-cell office:value-type="float" office:value="0.0022966748">
            <text:p>0.0022966748</text:p>
          </table:table-cell>
          <table:table-cell office:value-type="float" office:value="0.0021809083">
            <text:p>0.0021809083</text:p>
          </table:table-cell>
          <table:table-cell office:value-type="float" office:value="0.0022448348">
            <text:p>0.0022448348</text:p>
          </table:table-cell>
          <table:table-cell office:value-type="float" office:value="0.0022933763">
            <text:p>0.0022933763</text:p>
          </table:table-cell>
          <table:table-cell office:value-type="float" office:value="0.0022764131">
            <text:p>0.0022764131</text:p>
          </table:table-cell>
          <table:table-cell office:value-type="float" office:value="0.0022588708">
            <text:p>0.0022588708</text:p>
          </table:table-cell>
          <table:table-cell office:value-type="float" office:value="0.0021823312">
            <text:p>0.0021823312</text:p>
          </table:table-cell>
          <table:table-cell office:value-type="float" office:value="0.0021227917">
            <text:p>0.0021227917</text:p>
          </table:table-cell>
          <table:table-cell office:value-type="float" office:value="0.0020271163">
            <text:p>0.0020271163</text:p>
          </table:table-cell>
          <table:table-cell office:value-type="float" office:value="0.0019955018">
            <text:p>0.0019955018</text:p>
          </table:table-cell>
          <table:table-cell office:value-type="float" office:value="0.0019397872">
            <text:p>0.0019397872</text:p>
          </table:table-cell>
          <table:table-cell office:value-type="float" office:value="0.0018475536">
            <text:p>0.0018475536</text:p>
          </table:table-cell>
          <table:table-cell office:value-type="float" office:value="0.0017865339">
            <text:p>0.0017865339</text:p>
          </table:table-cell>
          <table:table-cell office:value-type="float" office:value="0.0016343242">
            <text:p>0.0016343242</text:p>
          </table:table-cell>
          <table:table-cell office:value-type="float" office:value="0.0016229184">
            <text:p>0.0016229184</text:p>
          </table:table-cell>
          <table:table-cell office:value-type="float" office:value="0.0015705179">
            <text:p>0.0015705179</text:p>
          </table:table-cell>
          <table:table-cell office:value-type="float" office:value="0.0015472699">
            <text:p>0.0015472699</text:p>
          </table:table-cell>
          <table:table-cell office:value-type="float" office:value="0.0015239101">
            <text:p>0.0015239101</text:p>
          </table:table-cell>
          <table:table-cell office:value-type="float" office:value="0.0014309887">
            <text:p>0.0014309887</text:p>
          </table:table-cell>
          <table:table-cell office:value-type="float" office:value="0.0013931612">
            <text:p>0.0013931612</text:p>
          </table:table-cell>
          <table:table-cell office:value-type="float" office:value="0.0014037594">
            <text:p>0.0014037594</text:p>
          </table:table-cell>
          <table:table-cell office:value-type="float" office:value="0.0013990285">
            <text:p>0.0013990285</text:p>
          </table:table-cell>
          <table:table-cell office:value-type="float" office:value="0.0013202666">
            <text:p>0.0013202666</text:p>
          </table:table-cell>
          <table:table-cell office:value-type="float" office:value="0.0012660034">
            <text:p>0.0012660034</text:p>
          </table:table-cell>
          <table:table-cell office:value-type="float" office:value="0.0012774944">
            <text:p>0.0012774944</text:p>
          </table:table-cell>
          <table:table-cell office:value-type="float" office:value="0.0012403488">
            <text:p>0.0012403488</text:p>
          </table:table-cell>
          <table:table-cell office:value-type="float" office:value="0.0012280549">
            <text:p>0.0012280549</text:p>
          </table:table-cell>
          <table:table-cell office:value-type="float" office:value="0.0011829288">
            <text:p>0.0011829288</text:p>
          </table:table-cell>
          <table:table-cell office:value-type="float" office:value="0.0011849059">
            <text:p>0.0011849059</text:p>
          </table:table-cell>
          <table:table-cell office:value-type="float" office:value="0.0011393109">
            <text:p>0.0011393109</text:p>
          </table:table-cell>
          <table:table-cell office:value-type="float" office:value="0.0011415986">
            <text:p>0.0011415986</text:p>
          </table:table-cell>
          <table:table-cell office:value-type="float" office:value="0.0010888382">
            <text:p>0.0010888382</text:p>
          </table:table-cell>
          <table:table-cell office:value-type="float" office:value="0.0010527488">
            <text:p>0.0010527488</text:p>
          </table:table-cell>
          <table:table-cell office:value-type="float" office:value="0.0010177072">
            <text:p>0.0010177072</text:p>
          </table:table-cell>
          <table:table-cell office:value-type="float" office:value="0.0010006005">
            <text:p>0.0010006005</text:p>
          </table:table-cell>
          <table:table-cell table:style-name="ce1" office:value-type="float" office:value="0.0009905741">
            <text:p>9.91E-004</text:p>
          </table:table-cell>
          <table:table-cell table:style-name="ce1" office:value-type="float" office:value="0.00097310863">
            <text:p>9.73E-004</text:p>
          </table:table-cell>
          <table:table-cell table:style-name="ce1" office:value-type="float" office:value="0.00093948876">
            <text:p>9.39E-004</text:p>
          </table:table-cell>
          <table:table-cell table:style-name="ce1" office:value-type="float" office:value="0.0008861897">
            <text:p>8.86E-004</text:p>
          </table:table-cell>
          <table:table-cell table:style-name="ce1" office:value-type="float" office:value="0.00086203776">
            <text:p>8.62E-004</text:p>
          </table:table-cell>
          <table:table-cell table:style-name="ce1" office:value-type="float" office:value="0.00083138887">
            <text:p>8.31E-004</text:p>
          </table:table-cell>
          <table:table-cell table:style-name="ce1" office:value-type="float" office:value="0.00080294185">
            <text:p>8.03E-004</text:p>
          </table:table-cell>
          <table:table-cell table:style-name="ce1" office:value-type="float" office:value="0.0007766104">
            <text:p>7.77E-004</text:p>
          </table:table-cell>
          <table:table-cell table:style-name="ce1" office:value-type="float" office:value="0.00076362776">
            <text:p>7.64E-004</text:p>
          </table:table-cell>
          <table:table-cell table:style-name="ce1" office:value-type="float" office:value="0.0007441032">
            <text:p>7.44E-004</text:p>
          </table:table-cell>
          <table:table-cell table:style-name="ce1" office:value-type="float" office:value="0.000720476">
            <text:p>7.20E-004</text:p>
          </table:table-cell>
          <table:table-cell table:style-name="ce1" office:value-type="float" office:value="0.0007045158">
            <text:p>7.05E-004</text:p>
          </table:table-cell>
          <table:table-cell table:style-name="ce1" office:value-type="float" office:value="0.0006977046">
            <text:p>6.98E-004</text:p>
          </table:table-cell>
          <table:table-cell table:style-name="ce1" office:value-type="float" office:value="0.00068051316">
            <text:p>6.81E-004</text:p>
          </table:table-cell>
          <table:table-cell table:style-name="ce1" office:value-type="float" office:value="0.0006605616">
            <text:p>6.61E-004</text:p>
          </table:table-cell>
          <table:table-cell table:style-name="ce1" office:value-type="float" office:value="0.0007156048">
            <text:p>7.16E-004</text:p>
          </table:table-cell>
          <table:table-cell table:style-name="ce1" office:value-type="float" office:value="0.0006451724">
            <text:p>6.45E-004</text:p>
          </table:table-cell>
          <table:table-cell table:style-name="ce1" office:value-type="float" office:value="0.00060784793">
            <text:p>6.08E-004</text:p>
          </table:table-cell>
          <table:table-cell table:style-name="ce1" office:value-type="float" office:value="0.00057766197">
            <text:p>5.78E-004</text:p>
          </table:table-cell>
          <table:table-cell table:style-name="ce1" office:value-type="float" office:value="0.00043627288">
            <text:p>4.36E-004</text:p>
          </table:table-cell>
          <table:table-cell table:style-name="ce1" office:value-type="float" office:value="0.0004170644">
            <text:p>4.17E-004</text:p>
          </table:table-cell>
          <table:table-cell table:style-name="ce1" office:value-type="float" office:value="0.00041111538">
            <text:p>4.11E-004</text:p>
          </table:table-cell>
          <table:table-cell table:style-name="ce1" office:value-type="float" office:value="0.00040850363">
            <text:p>4.09E-004</text:p>
          </table:table-cell>
          <table:table-cell table:style-name="ce1" office:value-type="float" office:value="0.00040215376">
            <text:p>4.02E-004</text:p>
          </table:table-cell>
          <table:table-cell table:style-name="ce1" office:value-type="float" office:value="0.00039755218">
            <text:p>3.98E-004</text:p>
          </table:table-cell>
          <table:table-cell table:style-name="ce1" office:value-type="float" office:value="0.00039528898">
            <text:p>3.95E-004</text:p>
          </table:table-cell>
          <table:table-cell table:style-name="ce1" office:value-type="float" office:value="0.0003978596">
            <text:p>3.98E-004</text:p>
          </table:table-cell>
          <table:table-cell table:style-name="ce1" office:value-type="float" office:value="0.0003964034">
            <text:p>3.96E-004</text:p>
          </table:table-cell>
          <table:table-cell table:style-name="ce1" office:value-type="float" office:value="0.00039274688">
            <text:p>3.93E-004</text:p>
          </table:table-cell>
          <table:table-cell table:style-name="ce1" office:value-type="float" office:value="0.00039142426">
            <text:p>3.91E-004</text:p>
          </table:table-cell>
          <table:table-cell table:style-name="ce1" office:value-type="float" office:value="0.00039293774">
            <text:p>3.93E-004</text:p>
          </table:table-cell>
          <table:table-cell table:style-name="ce1" office:value-type="float" office:value="0.00039354982">
            <text:p>3.94E-004</text:p>
          </table:table-cell>
          <table:table-cell table:style-name="ce1" office:value-type="float" office:value="0.00039207426">
            <text:p>3.92E-004</text:p>
          </table:table-cell>
          <table:table-cell table:style-name="ce1" office:value-type="float" office:value="0.00039309755">
            <text:p>3.93E-004</text:p>
          </table:table-cell>
          <table:table-cell office:value-type="float" office:value="0.00039063516">
            <text:p>3.91E-004</text:p>
          </table:table-cell>
          <table:table-cell table:style-name="ce1" office:value-type="float" office:value="0.00038882063">
            <text:p>3.89E-004</text:p>
          </table:table-cell>
          <table:table-cell table:style-name="ce1" office:value-type="float" office:value="0.0003896024">
            <text:p>3.90E-004</text:p>
          </table:table-cell>
          <table:table-cell table:style-name="ce1" office:value-type="float" office:value="0.00039054465">
            <text:p>3.91E-004</text:p>
          </table:table-cell>
          <table:table-cell table:style-name="ce1" office:value-type="float" office:value="0.0003907231">
            <text:p>3.91E-004</text:p>
          </table:table-cell>
          <table:table-cell table:style-name="ce1" office:value-type="float" office:value="0.00039043603">
            <text:p>3.90E-004</text:p>
          </table:table-cell>
          <table:table-cell table:style-name="ce1" office:value-type="float" office:value="0.00039463537">
            <text:p>3.95E-004</text:p>
          </table:table-cell>
          <table:table-cell table:style-name="ce1" office:value-type="float" office:value="0.0003916723">
            <text:p>3.92E-004</text:p>
          </table:table-cell>
          <table:table-cell office:value-type="float" office:value="0.00039018807">
            <text:p>3.90E-004</text:p>
          </table:table-cell>
          <table:table-cell office:value-type="float" office:value="0.00039070015">
            <text:p>3.91E-004</text:p>
          </table:table-cell>
          <table:table-cell office:value-type="float" office:value="0.00039303803">
            <text:p>3.93E-004</text:p>
          </table:table-cell>
          <table:table-cell office:value-type="float" office:value="0.00039404942">
            <text:p>3.94E-004</text:p>
          </table:table-cell>
          <table:table-cell office:value-type="float" office:value="0.0003949506">
            <text:p>3.95E-004</text:p>
          </table:table-cell>
          <table:table-cell office:value-type="float" office:value="0.00039548794">
            <text:p>3.95E-004</text:p>
          </table:table-cell>
          <table:table-cell office:value-type="float" office:value="0.00040000744">
            <text:p>4.00E-004</text:p>
          </table:table-cell>
          <table:table-cell office:value-type="float" office:value="0.00040044147">
            <text:p>4.00E-004</text:p>
          </table:table-cell>
          <table:table-cell office:value-type="float" office:value="0.0003992784">
            <text:p>3.99E-004</text:p>
          </table:table-cell>
          <table:table-cell office:value-type="float" office:value="0.00040041923">
            <text:p>4.00E-004</text:p>
          </table:table-cell>
          <table:table-cell office:value-type="float" office:value="0.00040145326">
            <text:p>4.01E-004</text:p>
          </table:table-cell>
          <table:table-cell office:value-type="float" office:value="0.00040415575">
            <text:p>4.04E-004</text:p>
          </table:table-cell>
          <table:table-cell office:value-type="float" office:value="0.0004042406">
            <text:p>4.04E-004</text:p>
          </table:table-cell>
          <table:table-cell office:value-type="float" office:value="0.0004052202">
            <text:p>4.05E-004</text:p>
          </table:table-cell>
          <table:table-cell office:value-type="float" office:value="0.00040474645">
            <text:p>4.05E-004</text:p>
          </table:table-cell>
          <table:table-cell office:value-type="float" office:value="0.0004068967">
            <text:p>4.07E-004</text:p>
          </table:table-cell>
          <table:table-cell office:value-type="float" office:value="0.0004110326">
            <text:p>4.11E-004</text:p>
          </table:table-cell>
          <table:table-cell office:value-type="float" office:value="0.00041547266">
            <text:p>4.15E-004</text:p>
          </table:table-cell>
          <table:table-cell office:value-type="float" office:value="0.00041565212">
            <text:p>4.16E-004</text:p>
          </table:table-cell>
          <table:table-cell office:value-type="float" office:value="0.00041236158">
            <text:p>4.12E-004</text:p>
          </table:table-cell>
          <table:table-cell office:value-type="float" office:value="0.0004134983">
            <text:p>4.13E-004</text:p>
          </table:table-cell>
          <table:table-cell office:value-type="float" office:value="0.00039942889">
            <text:p>3.99E-004</text:p>
          </table:table-cell>
          <table:table-cell office:value-type="float" office:value="0.00038982087">
            <text:p>3.90E-004</text:p>
          </table:table-cell>
          <table:table-cell office:value-type="float" office:value="0.00039042375">
            <text:p>3.90E-004</text:p>
          </table:table-cell>
          <table:table-cell office:value-type="float" office:value="0.00039202994">
            <text:p>3.92E-004</text:p>
          </table:table-cell>
          <table:table-cell office:value-type="float" office:value="0.00039322508">
            <text:p>3.93E-004</text:p>
          </table:table-cell>
          <table:table-cell office:value-type="float" office:value="0.0003937357">
            <text:p>3.94E-004</text:p>
          </table:table-cell>
          <table:table-cell office:value-type="float" office:value="0.00039442393">
            <text:p>3.94E-004</text:p>
          </table:table-cell>
          <table:table-cell office:value-type="float" office:value="0.00039587487">
            <text:p>3.96E-004</text:p>
          </table:table-cell>
          <table:table-cell office:value-type="float" office:value="0.00039859134">
            <text:p>3.99E-004</text:p>
          </table:table-cell>
          <table:table-cell office:value-type="float" office:value="0.00039856494">
            <text:p>3.99E-004</text:p>
          </table:table-cell>
          <table:table-cell office:value-type="float" office:value="0.0003995492">
            <text:p>4.00E-004</text:p>
          </table:table-cell>
          <table:table-cell office:value-type="float" office:value="0.0004002566">
            <text:p>4.00E-004</text:p>
          </table:table-cell>
          <table:table-cell office:value-type="float" office:value="0.0004029434">
            <text:p>4.03E-004</text:p>
          </table:table-cell>
          <table:table-cell office:value-type="float" office:value="0.00040423532">
            <text:p>4.04E-004</text:p>
          </table:table-cell>
          <table:table-cell office:value-type="float" office:value="0.00040501787">
            <text:p>4.05E-004</text:p>
          </table:table-cell>
          <table:table-cell office:value-type="float" office:value="0.00040595513">
            <text:p>4.06E-004</text:p>
          </table:table-cell>
          <table:table-cell office:value-type="float" office:value="0.00040751367">
            <text:p>4.08E-004</text:p>
          </table:table-cell>
          <table:table-cell office:value-type="float" office:value="0.00041018781">
            <text:p>4.10E-004</text:p>
          </table:table-cell>
          <table:table-cell office:value-type="float" office:value="0.00041079396">
            <text:p>4.11E-004</text:p>
          </table:table-cell>
          <table:table-cell office:value-type="float" office:value="0.00041187275">
            <text:p>4.12E-004</text:p>
          </table:table-cell>
          <table:table-cell office:value-type="float" office:value="0.00041300477">
            <text:p>4.13E-004</text:p>
          </table:table-cell>
          <table:table-cell office:value-type="float" office:value="0.0004158577">
            <text:p>4.16E-004</text:p>
          </table:table-cell>
          <table:table-cell office:value-type="float" office:value="0.0004166183">
            <text:p>4.17E-004</text:p>
          </table:table-cell>
          <table:table-cell office:value-type="float" office:value="0.00041774398">
            <text:p>4.18E-004</text:p>
          </table:table-cell>
          <table:table-cell office:value-type="float" office:value="0.0004187729">
            <text:p>4.19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16 The Hitchhiker.mp3</text:p>
          </table:table-cell>
          <table:table-cell office:value-type="float" office:value="0.016162217">
            <text:p>0.016162217</text:p>
          </table:table-cell>
          <table:table-cell office:value-type="float" office:value="0.03765609">
            <text:p>0.03765609</text:p>
          </table:table-cell>
          <table:table-cell office:value-type="float" office:value="0.03507185">
            <text:p>0.03507185</text:p>
          </table:table-cell>
          <table:table-cell office:value-type="float" office:value="0.028022692">
            <text:p>0.028022692</text:p>
          </table:table-cell>
          <table:table-cell office:value-type="float" office:value="0.025597423">
            <text:p>0.025597423</text:p>
          </table:table-cell>
          <table:table-cell office:value-type="float" office:value="0.02724083">
            <text:p>0.02724083</text:p>
          </table:table-cell>
          <table:table-cell office:value-type="float" office:value="0.021221772">
            <text:p>0.021221772</text:p>
          </table:table-cell>
          <table:table-cell office:value-type="float" office:value="0.016978778">
            <text:p>0.016978778</text:p>
          </table:table-cell>
          <table:table-cell office:value-type="float" office:value="0.008542311">
            <text:p>0.008542311</text:p>
          </table:table-cell>
          <table:table-cell office:value-type="float" office:value="0.007832755">
            <text:p>0.007832755</text:p>
          </table:table-cell>
          <table:table-cell office:value-type="float" office:value="0.006499286">
            <text:p>0.006499286</text:p>
          </table:table-cell>
          <table:table-cell office:value-type="float" office:value="0.0076656095">
            <text:p>0.0076656095</text:p>
          </table:table-cell>
          <table:table-cell office:value-type="float" office:value="0.0065543456">
            <text:p>0.0065543456</text:p>
          </table:table-cell>
          <table:table-cell office:value-type="float" office:value="0.0077357655">
            <text:p>0.0077357655</text:p>
          </table:table-cell>
          <table:table-cell office:value-type="float" office:value="0.005079817">
            <text:p>0.005079817</text:p>
          </table:table-cell>
          <table:table-cell office:value-type="float" office:value="0.0061318628">
            <text:p>0.0061318628</text:p>
          </table:table-cell>
          <table:table-cell office:value-type="float" office:value="0.0046103075">
            <text:p>0.0046103075</text:p>
          </table:table-cell>
          <table:table-cell office:value-type="float" office:value="0.0052896016">
            <text:p>0.0052896016</text:p>
          </table:table-cell>
          <table:table-cell office:value-type="float" office:value="0.004373752">
            <text:p>0.004373752</text:p>
          </table:table-cell>
          <table:table-cell office:value-type="float" office:value="0.0039962498">
            <text:p>0.0039962498</text:p>
          </table:table-cell>
          <table:table-cell office:value-type="float" office:value="0.004535186">
            <text:p>0.004535186</text:p>
          </table:table-cell>
          <table:table-cell office:value-type="float" office:value="0.0036032614">
            <text:p>0.0036032614</text:p>
          </table:table-cell>
          <table:table-cell office:value-type="float" office:value="0.004571558">
            <text:p>0.004571558</text:p>
          </table:table-cell>
          <table:table-cell office:value-type="float" office:value="0.0037917092">
            <text:p>0.0037917092</text:p>
          </table:table-cell>
          <table:table-cell office:value-type="float" office:value="0.003703165">
            <text:p>0.003703165</text:p>
          </table:table-cell>
          <table:table-cell office:value-type="float" office:value="0.0043229414">
            <text:p>0.0043229414</text:p>
          </table:table-cell>
          <table:table-cell office:value-type="float" office:value="0.0042110845">
            <text:p>0.0042110845</text:p>
          </table:table-cell>
          <table:table-cell office:value-type="float" office:value="0.0049400614">
            <text:p>0.0049400614</text:p>
          </table:table-cell>
          <table:table-cell office:value-type="float" office:value="0.004880583">
            <text:p>0.004880583</text:p>
          </table:table-cell>
          <table:table-cell office:value-type="float" office:value="0.004441244">
            <text:p>0.004441244</text:p>
          </table:table-cell>
          <table:table-cell office:value-type="float" office:value="0.004247912">
            <text:p>0.004247912</text:p>
          </table:table-cell>
          <table:table-cell office:value-type="float" office:value="0.0038476167">
            <text:p>0.0038476167</text:p>
          </table:table-cell>
          <table:table-cell office:value-type="float" office:value="0.004021742">
            <text:p>0.004021742</text:p>
          </table:table-cell>
          <table:table-cell office:value-type="float" office:value="0.0040603518">
            <text:p>0.0040603518</text:p>
          </table:table-cell>
          <table:table-cell office:value-type="float" office:value="0.0037938724">
            <text:p>0.0037938724</text:p>
          </table:table-cell>
          <table:table-cell office:value-type="float" office:value="0.0039546927">
            <text:p>0.0039546927</text:p>
          </table:table-cell>
          <table:table-cell office:value-type="float" office:value="0.0039863335">
            <text:p>0.0039863335</text:p>
          </table:table-cell>
          <table:table-cell office:value-type="float" office:value="0.0042757145">
            <text:p>0.0042757145</text:p>
          </table:table-cell>
          <table:table-cell office:value-type="float" office:value="0.0048418525">
            <text:p>0.0048418525</text:p>
          </table:table-cell>
          <table:table-cell office:value-type="float" office:value="0.004772342">
            <text:p>0.004772342</text:p>
          </table:table-cell>
          <table:table-cell office:value-type="float" office:value="0.0052869697">
            <text:p>0.0052869697</text:p>
          </table:table-cell>
          <table:table-cell office:value-type="float" office:value="0.005024876">
            <text:p>0.005024876</text:p>
          </table:table-cell>
          <table:table-cell office:value-type="float" office:value="0.0055545066">
            <text:p>0.0055545066</text:p>
          </table:table-cell>
          <table:table-cell office:value-type="float" office:value="0.004950155">
            <text:p>0.004950155</text:p>
          </table:table-cell>
          <table:table-cell office:value-type="float" office:value="0.0046832217">
            <text:p>0.0046832217</text:p>
          </table:table-cell>
          <table:table-cell office:value-type="float" office:value="0.0042811017">
            <text:p>0.0042811017</text:p>
          </table:table-cell>
          <table:table-cell office:value-type="float" office:value="0.0037492395">
            <text:p>0.0037492395</text:p>
          </table:table-cell>
          <table:table-cell office:value-type="float" office:value="0.0037704213">
            <text:p>0.0037704213</text:p>
          </table:table-cell>
          <table:table-cell office:value-type="float" office:value="0.003888648">
            <text:p>0.003888648</text:p>
          </table:table-cell>
          <table:table-cell office:value-type="float" office:value="0.004189452">
            <text:p>0.004189452</text:p>
          </table:table-cell>
          <table:table-cell office:value-type="float" office:value="0.0038451666">
            <text:p>0.0038451666</text:p>
          </table:table-cell>
          <table:table-cell office:value-type="float" office:value="0.0036815614">
            <text:p>0.0036815614</text:p>
          </table:table-cell>
          <table:table-cell office:value-type="float" office:value="0.0040194015">
            <text:p>0.0040194015</text:p>
          </table:table-cell>
          <table:table-cell office:value-type="float" office:value="0.0038708432">
            <text:p>0.0038708432</text:p>
          </table:table-cell>
          <table:table-cell office:value-type="float" office:value="0.0035195576">
            <text:p>0.0035195576</text:p>
          </table:table-cell>
          <table:table-cell office:value-type="float" office:value="0.0036071215">
            <text:p>0.0036071215</text:p>
          </table:table-cell>
          <table:table-cell office:value-type="float" office:value="0.0037449007">
            <text:p>0.0037449007</text:p>
          </table:table-cell>
          <table:table-cell office:value-type="float" office:value="0.0035940604">
            <text:p>0.0035940604</text:p>
          </table:table-cell>
          <table:table-cell office:value-type="float" office:value="0.0038370565">
            <text:p>0.0038370565</text:p>
          </table:table-cell>
          <table:table-cell office:value-type="float" office:value="0.003863307">
            <text:p>0.003863307</text:p>
          </table:table-cell>
          <table:table-cell office:value-type="float" office:value="0.0033990245">
            <text:p>0.0033990245</text:p>
          </table:table-cell>
          <table:table-cell office:value-type="float" office:value="0.0033567913">
            <text:p>0.0033567913</text:p>
          </table:table-cell>
          <table:table-cell office:value-type="float" office:value="0.0034030166">
            <text:p>0.0034030166</text:p>
          </table:table-cell>
          <table:table-cell office:value-type="float" office:value="0.0036082908">
            <text:p>0.0036082908</text:p>
          </table:table-cell>
          <table:table-cell office:value-type="float" office:value="0.0035897626">
            <text:p>0.0035897626</text:p>
          </table:table-cell>
          <table:table-cell office:value-type="float" office:value="0.0035112163">
            <text:p>0.0035112163</text:p>
          </table:table-cell>
          <table:table-cell office:value-type="float" office:value="0.0036464357">
            <text:p>0.0036464357</text:p>
          </table:table-cell>
          <table:table-cell office:value-type="float" office:value="0.00347455">
            <text:p>0.00347455</text:p>
          </table:table-cell>
          <table:table-cell office:value-type="float" office:value="0.0035725168">
            <text:p>0.0035725168</text:p>
          </table:table-cell>
          <table:table-cell office:value-type="float" office:value="0.0041962317">
            <text:p>0.0041962317</text:p>
          </table:table-cell>
          <table:table-cell office:value-type="float" office:value="0.003512762">
            <text:p>0.003512762</text:p>
          </table:table-cell>
          <table:table-cell office:value-type="float" office:value="0.004117164">
            <text:p>0.004117164</text:p>
          </table:table-cell>
          <table:table-cell office:value-type="float" office:value="0.0036703888">
            <text:p>0.0036703888</text:p>
          </table:table-cell>
          <table:table-cell office:value-type="float" office:value="0.0037901297">
            <text:p>0.0037901297</text:p>
          </table:table-cell>
          <table:table-cell office:value-type="float" office:value="0.0037590226">
            <text:p>0.0037590226</text:p>
          </table:table-cell>
          <table:table-cell office:value-type="float" office:value="0.003572213">
            <text:p>0.003572213</text:p>
          </table:table-cell>
          <table:table-cell office:value-type="float" office:value="0.0035461416">
            <text:p>0.0035461416</text:p>
          </table:table-cell>
          <table:table-cell office:value-type="float" office:value="0.003866051">
            <text:p>0.003866051</text:p>
          </table:table-cell>
          <table:table-cell office:value-type="float" office:value="0.003686125">
            <text:p>0.003686125</text:p>
          </table:table-cell>
          <table:table-cell office:value-type="float" office:value="0.0035479357">
            <text:p>0.0035479357</text:p>
          </table:table-cell>
          <table:table-cell office:value-type="float" office:value="0.0036711397">
            <text:p>0.0036711397</text:p>
          </table:table-cell>
          <table:table-cell office:value-type="float" office:value="0.003920695">
            <text:p>0.003920695</text:p>
          </table:table-cell>
          <table:table-cell office:value-type="float" office:value="0.004064074">
            <text:p>0.004064074</text:p>
          </table:table-cell>
          <table:table-cell office:value-type="float" office:value="0.0037580042">
            <text:p>0.0037580042</text:p>
          </table:table-cell>
          <table:table-cell office:value-type="float" office:value="0.0039216974">
            <text:p>0.0039216974</text:p>
          </table:table-cell>
          <table:table-cell office:value-type="float" office:value="0.0036523773">
            <text:p>0.0036523773</text:p>
          </table:table-cell>
          <table:table-cell office:value-type="float" office:value="0.0035478398">
            <text:p>0.0035478398</text:p>
          </table:table-cell>
          <table:table-cell office:value-type="float" office:value="0.003992512">
            <text:p>0.003992512</text:p>
          </table:table-cell>
          <table:table-cell office:value-type="float" office:value="0.004171268">
            <text:p>0.004171268</text:p>
          </table:table-cell>
          <table:table-cell office:value-type="float" office:value="0.003475018">
            <text:p>0.003475018</text:p>
          </table:table-cell>
          <table:table-cell office:value-type="float" office:value="0.0032416214">
            <text:p>0.0032416214</text:p>
          </table:table-cell>
          <table:table-cell office:value-type="float" office:value="0.0035364956">
            <text:p>0.0035364956</text:p>
          </table:table-cell>
          <table:table-cell office:value-type="float" office:value="0.003509675">
            <text:p>0.003509675</text:p>
          </table:table-cell>
          <table:table-cell office:value-type="float" office:value="0.0036279038">
            <text:p>0.0036279038</text:p>
          </table:table-cell>
          <table:table-cell office:value-type="float" office:value="0.0035893498">
            <text:p>0.0035893498</text:p>
          </table:table-cell>
          <table:table-cell office:value-type="float" office:value="0.0036132522">
            <text:p>0.0036132522</text:p>
          </table:table-cell>
          <table:table-cell office:value-type="float" office:value="0.0035463106">
            <text:p>0.0035463106</text:p>
          </table:table-cell>
          <table:table-cell office:value-type="float" office:value="0.0030727915">
            <text:p>0.0030727915</text:p>
          </table:table-cell>
          <table:table-cell office:value-type="float" office:value="0.0032737723">
            <text:p>0.0032737723</text:p>
          </table:table-cell>
          <table:table-cell office:value-type="float" office:value="0.0030908315">
            <text:p>0.0030908315</text:p>
          </table:table-cell>
          <table:table-cell office:value-type="float" office:value="0.00359397">
            <text:p>0.00359397</text:p>
          </table:table-cell>
          <table:table-cell office:value-type="float" office:value="0.0033093814">
            <text:p>0.0033093814</text:p>
          </table:table-cell>
          <table:table-cell office:value-type="float" office:value="0.0033023711">
            <text:p>0.0033023711</text:p>
          </table:table-cell>
          <table:table-cell office:value-type="float" office:value="0.0030340492">
            <text:p>0.0030340492</text:p>
          </table:table-cell>
          <table:table-cell office:value-type="float" office:value="0.0035377059">
            <text:p>0.0035377059</text:p>
          </table:table-cell>
          <table:table-cell office:value-type="float" office:value="0.003360569">
            <text:p>0.003360569</text:p>
          </table:table-cell>
          <table:table-cell office:value-type="float" office:value="0.0029965758">
            <text:p>0.0029965758</text:p>
          </table:table-cell>
          <table:table-cell office:value-type="float" office:value="0.0034836757">
            <text:p>0.0034836757</text:p>
          </table:table-cell>
          <table:table-cell office:value-type="float" office:value="0.0037410855">
            <text:p>0.0037410855</text:p>
          </table:table-cell>
          <table:table-cell office:value-type="float" office:value="0.0034211923">
            <text:p>0.0034211923</text:p>
          </table:table-cell>
          <table:table-cell office:value-type="float" office:value="0.003237021">
            <text:p>0.003237021</text:p>
          </table:table-cell>
          <table:table-cell office:value-type="float" office:value="0.0030579425">
            <text:p>0.0030579425</text:p>
          </table:table-cell>
          <table:table-cell office:value-type="float" office:value="0.002954491">
            <text:p>0.002954491</text:p>
          </table:table-cell>
          <table:table-cell office:value-type="float" office:value="0.0033393018">
            <text:p>0.0033393018</text:p>
          </table:table-cell>
          <table:table-cell office:value-type="float" office:value="0.0028339396">
            <text:p>0.0028339396</text:p>
          </table:table-cell>
          <table:table-cell office:value-type="float" office:value="0.0028993853">
            <text:p>0.0028993853</text:p>
          </table:table-cell>
          <table:table-cell office:value-type="float" office:value="0.0027626057">
            <text:p>0.0027626057</text:p>
          </table:table-cell>
          <table:table-cell office:value-type="float" office:value="0.0028648416">
            <text:p>0.0028648416</text:p>
          </table:table-cell>
          <table:table-cell office:value-type="float" office:value="0.0027843958">
            <text:p>0.0027843958</text:p>
          </table:table-cell>
          <table:table-cell office:value-type="float" office:value="0.0026231231">
            <text:p>0.0026231231</text:p>
          </table:table-cell>
          <table:table-cell office:value-type="float" office:value="0.0029289634">
            <text:p>0.0029289634</text:p>
          </table:table-cell>
          <table:table-cell office:value-type="float" office:value="0.0025762937">
            <text:p>0.0025762937</text:p>
          </table:table-cell>
          <table:table-cell office:value-type="float" office:value="0.0026269553">
            <text:p>0.0026269553</text:p>
          </table:table-cell>
          <table:table-cell office:value-type="float" office:value="0.0023260252">
            <text:p>0.0023260252</text:p>
          </table:table-cell>
          <table:table-cell office:value-type="float" office:value="0.0021889105">
            <text:p>0.0021889105</text:p>
          </table:table-cell>
          <table:table-cell office:value-type="float" office:value="0.0023166768">
            <text:p>0.0023166768</text:p>
          </table:table-cell>
          <table:table-cell office:value-type="float" office:value="0.002251851">
            <text:p>0.002251851</text:p>
          </table:table-cell>
          <table:table-cell office:value-type="float" office:value="0.0022837913">
            <text:p>0.0022837913</text:p>
          </table:table-cell>
          <table:table-cell office:value-type="float" office:value="0.0022835664">
            <text:p>0.0022835664</text:p>
          </table:table-cell>
          <table:table-cell office:value-type="float" office:value="0.002448409">
            <text:p>0.002448409</text:p>
          </table:table-cell>
          <table:table-cell office:value-type="float" office:value="0.002343358">
            <text:p>0.002343358</text:p>
          </table:table-cell>
          <table:table-cell office:value-type="float" office:value="0.002445166">
            <text:p>0.002445166</text:p>
          </table:table-cell>
          <table:table-cell office:value-type="float" office:value="0.0026942457">
            <text:p>0.0026942457</text:p>
          </table:table-cell>
          <table:table-cell office:value-type="float" office:value="0.0021830471">
            <text:p>0.0021830471</text:p>
          </table:table-cell>
          <table:table-cell office:value-type="float" office:value="0.002453853">
            <text:p>0.002453853</text:p>
          </table:table-cell>
          <table:table-cell office:value-type="float" office:value="0.0023167217">
            <text:p>0.0023167217</text:p>
          </table:table-cell>
          <table:table-cell office:value-type="float" office:value="0.0022781184">
            <text:p>0.0022781184</text:p>
          </table:table-cell>
          <table:table-cell office:value-type="float" office:value="0.002349398">
            <text:p>0.002349398</text:p>
          </table:table-cell>
          <table:table-cell office:value-type="float" office:value="0.0018731325">
            <text:p>0.0018731325</text:p>
          </table:table-cell>
          <table:table-cell office:value-type="float" office:value="0.0023127517">
            <text:p>0.0023127517</text:p>
          </table:table-cell>
          <table:table-cell office:value-type="float" office:value="0.002103576">
            <text:p>0.002103576</text:p>
          </table:table-cell>
          <table:table-cell office:value-type="float" office:value="0.002398091">
            <text:p>0.002398091</text:p>
          </table:table-cell>
          <table:table-cell office:value-type="float" office:value="0.002530655">
            <text:p>0.002530655</text:p>
          </table:table-cell>
          <table:table-cell office:value-type="float" office:value="0.0018809789">
            <text:p>0.0018809789</text:p>
          </table:table-cell>
          <table:table-cell office:value-type="float" office:value="0.0018683373">
            <text:p>0.0018683373</text:p>
          </table:table-cell>
          <table:table-cell office:value-type="float" office:value="0.0019672853">
            <text:p>0.0019672853</text:p>
          </table:table-cell>
          <table:table-cell office:value-type="float" office:value="0.0018567945">
            <text:p>0.0018567945</text:p>
          </table:table-cell>
          <table:table-cell office:value-type="float" office:value="0.002052415">
            <text:p>0.002052415</text:p>
          </table:table-cell>
          <table:table-cell office:value-type="float" office:value="0.0018063901">
            <text:p>0.0018063901</text:p>
          </table:table-cell>
          <table:table-cell office:value-type="float" office:value="0.0019413808">
            <text:p>0.0019413808</text:p>
          </table:table-cell>
          <table:table-cell office:value-type="float" office:value="0.0016992532">
            <text:p>0.0016992532</text:p>
          </table:table-cell>
          <table:table-cell office:value-type="float" office:value="0.0016730777">
            <text:p>0.0016730777</text:p>
          </table:table-cell>
          <table:table-cell office:value-type="float" office:value="0.0017129076">
            <text:p>0.0017129076</text:p>
          </table:table-cell>
          <table:table-cell office:value-type="float" office:value="0.0017013658">
            <text:p>0.0017013658</text:p>
          </table:table-cell>
          <table:table-cell office:value-type="float" office:value="0.0015462752">
            <text:p>0.0015462752</text:p>
          </table:table-cell>
          <table:table-cell office:value-type="float" office:value="0.0015228403">
            <text:p>0.0015228403</text:p>
          </table:table-cell>
          <table:table-cell office:value-type="float" office:value="0.0015719016">
            <text:p>0.0015719016</text:p>
          </table:table-cell>
          <table:table-cell office:value-type="float" office:value="0.0015304025">
            <text:p>0.0015304025</text:p>
          </table:table-cell>
          <table:table-cell office:value-type="float" office:value="0.0015679204">
            <text:p>0.0015679204</text:p>
          </table:table-cell>
          <table:table-cell office:value-type="float" office:value="0.0015906894">
            <text:p>0.0015906894</text:p>
          </table:table-cell>
          <table:table-cell office:value-type="float" office:value="0.001443421">
            <text:p>0.001443421</text:p>
          </table:table-cell>
          <table:table-cell office:value-type="float" office:value="0.0015228546">
            <text:p>0.0015228546</text:p>
          </table:table-cell>
          <table:table-cell office:value-type="float" office:value="0.0016363545">
            <text:p>0.0016363545</text:p>
          </table:table-cell>
          <table:table-cell office:value-type="float" office:value="0.0015246245">
            <text:p>0.0015246245</text:p>
          </table:table-cell>
          <table:table-cell office:value-type="float" office:value="0.0014923884">
            <text:p>0.0014923884</text:p>
          </table:table-cell>
          <table:table-cell office:value-type="float" office:value="0.0018024512">
            <text:p>0.0018024512</text:p>
          </table:table-cell>
          <table:table-cell office:value-type="float" office:value="0.0015664907">
            <text:p>0.0015664907</text:p>
          </table:table-cell>
          <table:table-cell office:value-type="float" office:value="0.0014609755">
            <text:p>0.0014609755</text:p>
          </table:table-cell>
          <table:table-cell office:value-type="float" office:value="0.0014222447">
            <text:p>0.0014222447</text:p>
          </table:table-cell>
          <table:table-cell office:value-type="float" office:value="0.001729162">
            <text:p>0.001729162</text:p>
          </table:table-cell>
          <table:table-cell office:value-type="float" office:value="0.0013661562">
            <text:p>0.0013661562</text:p>
          </table:table-cell>
          <table:table-cell office:value-type="float" office:value="0.0014801895">
            <text:p>0.0014801895</text:p>
          </table:table-cell>
          <table:table-cell office:value-type="float" office:value="0.0015928723">
            <text:p>0.0015928723</text:p>
          </table:table-cell>
          <table:table-cell office:value-type="float" office:value="0.0015274438">
            <text:p>0.0015274438</text:p>
          </table:table-cell>
          <table:table-cell office:value-type="float" office:value="0.001383019">
            <text:p>0.001383019</text:p>
          </table:table-cell>
          <table:table-cell office:value-type="float" office:value="0.001563498">
            <text:p>0.001563498</text:p>
          </table:table-cell>
          <table:table-cell office:value-type="float" office:value="0.001520925">
            <text:p>0.001520925</text:p>
          </table:table-cell>
          <table:table-cell office:value-type="float" office:value="0.0013553698">
            <text:p>0.0013553698</text:p>
          </table:table-cell>
          <table:table-cell office:value-type="float" office:value="0.0015105932">
            <text:p>0.0015105932</text:p>
          </table:table-cell>
          <table:table-cell office:value-type="float" office:value="0.0014025614">
            <text:p>0.0014025614</text:p>
          </table:table-cell>
          <table:table-cell office:value-type="float" office:value="0.0014407929">
            <text:p>0.0014407929</text:p>
          </table:table-cell>
          <table:table-cell office:value-type="float" office:value="0.0013616984">
            <text:p>0.0013616984</text:p>
          </table:table-cell>
          <table:table-cell office:value-type="float" office:value="0.0014499465">
            <text:p>0.0014499465</text:p>
          </table:table-cell>
          <table:table-cell office:value-type="float" office:value="0.0015367998">
            <text:p>0.0015367998</text:p>
          </table:table-cell>
          <table:table-cell office:value-type="float" office:value="0.0014701082">
            <text:p>0.0014701082</text:p>
          </table:table-cell>
          <table:table-cell office:value-type="float" office:value="0.0014180038">
            <text:p>0.0014180038</text:p>
          </table:table-cell>
          <table:table-cell table:style-name="ce1" office:value-type="float" office:value="0.0006732958">
            <text:p>6.73E-004</text:p>
          </table:table-cell>
          <table:table-cell table:style-name="ce1" office:value-type="float" office:value="0.00057711924">
            <text:p>5.77E-004</text:p>
          </table:table-cell>
          <table:table-cell table:style-name="ce1" office:value-type="float" office:value="0.0005520849">
            <text:p>5.52E-004</text:p>
          </table:table-cell>
          <table:table-cell table:style-name="ce1" office:value-type="float" office:value="0.00054481515">
            <text:p>5.45E-004</text:p>
          </table:table-cell>
          <table:table-cell table:style-name="ce1" office:value-type="float" office:value="0.00054373784">
            <text:p>5.44E-004</text:p>
          </table:table-cell>
          <table:table-cell table:style-name="ce1" office:value-type="float" office:value="0.0005634754">
            <text:p>5.63E-004</text:p>
          </table:table-cell>
          <table:table-cell table:style-name="ce1" office:value-type="float" office:value="0.000551158">
            <text:p>5.51E-004</text:p>
          </table:table-cell>
          <table:table-cell table:style-name="ce1" office:value-type="float" office:value="0.00053114904">
            <text:p>5.31E-004</text:p>
          </table:table-cell>
          <table:table-cell table:style-name="ce1" office:value-type="float" office:value="0.00049676147">
            <text:p>4.97E-004</text:p>
          </table:table-cell>
          <table:table-cell table:style-name="ce1" office:value-type="float" office:value="0.00047242013">
            <text:p>4.72E-004</text:p>
          </table:table-cell>
          <table:table-cell table:style-name="ce1" office:value-type="float" office:value="0.00043787764">
            <text:p>4.38E-004</text:p>
          </table:table-cell>
          <table:table-cell table:style-name="ce1" office:value-type="float" office:value="0.000401384">
            <text:p>4.01E-004</text:p>
          </table:table-cell>
          <table:table-cell table:style-name="ce1" office:value-type="float" office:value="0.00038514228">
            <text:p>3.85E-004</text:p>
          </table:table-cell>
          <table:table-cell table:style-name="ce1" office:value-type="float" office:value="0.00040095532">
            <text:p>4.01E-004</text:p>
          </table:table-cell>
          <table:table-cell table:style-name="ce1" office:value-type="float" office:value="0.00038456288">
            <text:p>3.85E-004</text:p>
          </table:table-cell>
          <table:table-cell office:value-type="float" office:value="0.000371067">
            <text:p>3.71E-004</text:p>
          </table:table-cell>
          <table:table-cell table:style-name="ce1" office:value-type="float" office:value="0.0003558795">
            <text:p>3.56E-004</text:p>
          </table:table-cell>
          <table:table-cell table:style-name="ce1" office:value-type="float" office:value="0.00035444138">
            <text:p>3.54E-004</text:p>
          </table:table-cell>
          <table:table-cell table:style-name="ce1" office:value-type="float" office:value="0.0003825803">
            <text:p>3.83E-004</text:p>
          </table:table-cell>
          <table:table-cell table:style-name="ce1" office:value-type="float" office:value="0.00036645622">
            <text:p>3.66E-004</text:p>
          </table:table-cell>
          <table:table-cell table:style-name="ce1" office:value-type="float" office:value="0.00034159241">
            <text:p>3.42E-004</text:p>
          </table:table-cell>
          <table:table-cell table:style-name="ce1" office:value-type="float" office:value="0.00033234057">
            <text:p>3.32E-004</text:p>
          </table:table-cell>
          <table:table-cell table:style-name="ce1" office:value-type="float" office:value="0.00033743828">
            <text:p>3.37E-004</text:p>
          </table:table-cell>
          <table:table-cell office:value-type="float" office:value="0.00033031154">
            <text:p>3.30E-004</text:p>
          </table:table-cell>
          <table:table-cell office:value-type="float" office:value="0.00033197302">
            <text:p>3.32E-004</text:p>
          </table:table-cell>
          <table:table-cell office:value-type="float" office:value="0.00033088788">
            <text:p>3.31E-004</text:p>
          </table:table-cell>
          <table:table-cell office:value-type="float" office:value="0.00031809043">
            <text:p>3.18E-004</text:p>
          </table:table-cell>
          <table:table-cell office:value-type="float" office:value="0.00031267208">
            <text:p>3.13E-004</text:p>
          </table:table-cell>
          <table:table-cell office:value-type="float" office:value="0.00030765444">
            <text:p>3.08E-004</text:p>
          </table:table-cell>
          <table:table-cell office:value-type="float" office:value="0.0002979701">
            <text:p>2.98E-004</text:p>
          </table:table-cell>
          <table:table-cell office:value-type="float" office:value="0.00030776154">
            <text:p>3.08E-004</text:p>
          </table:table-cell>
          <table:table-cell office:value-type="float" office:value="0.00030933353">
            <text:p>3.09E-004</text:p>
          </table:table-cell>
          <table:table-cell office:value-type="float" office:value="0.0003094052">
            <text:p>3.09E-004</text:p>
          </table:table-cell>
          <table:table-cell office:value-type="float" office:value="0.00029895813">
            <text:p>2.99E-004</text:p>
          </table:table-cell>
          <table:table-cell office:value-type="float" office:value="0.00030090936">
            <text:p>3.01E-004</text:p>
          </table:table-cell>
          <table:table-cell office:value-type="float" office:value="0.00030069973">
            <text:p>3.01E-004</text:p>
          </table:table-cell>
          <table:table-cell office:value-type="float" office:value="0.00029434994">
            <text:p>2.94E-004</text:p>
          </table:table-cell>
          <table:table-cell office:value-type="float" office:value="0.000297332">
            <text:p>2.97E-004</text:p>
          </table:table-cell>
          <table:table-cell office:value-type="float" office:value="0.00030293124">
            <text:p>3.03E-004</text:p>
          </table:table-cell>
          <table:table-cell office:value-type="float" office:value="0.00029674364">
            <text:p>2.97E-004</text:p>
          </table:table-cell>
          <table:table-cell office:value-type="float" office:value="0.000292159">
            <text:p>2.92E-004</text:p>
          </table:table-cell>
          <table:table-cell office:value-type="float" office:value="0.000293796">
            <text:p>2.94E-004</text:p>
          </table:table-cell>
          <table:table-cell office:value-type="float" office:value="0.0002944609">
            <text:p>2.94E-004</text:p>
          </table:table-cell>
          <table:table-cell office:value-type="float" office:value="0.0002924471">
            <text:p>2.92E-004</text:p>
          </table:table-cell>
          <table:table-cell office:value-type="float" office:value="0.00029157382">
            <text:p>2.92E-004</text:p>
          </table:table-cell>
          <table:table-cell office:value-type="float" office:value="0.00029161692">
            <text:p>2.92E-004</text:p>
          </table:table-cell>
          <table:table-cell office:value-type="float" office:value="0.00029228014">
            <text:p>2.92E-004</text:p>
          </table:table-cell>
          <table:table-cell office:value-type="float" office:value="0.00029337133">
            <text:p>2.93E-004</text:p>
          </table:table-cell>
          <table:table-cell office:value-type="float" office:value="0.000294498">
            <text:p>2.94E-004</text:p>
          </table:table-cell>
          <table:table-cell office:value-type="float" office:value="0.0002947932">
            <text:p>2.95E-004</text:p>
          </table:table-cell>
          <table:table-cell office:value-type="float" office:value="0.0002954641">
            <text:p>2.95E-004</text:p>
          </table:table-cell>
          <table:table-cell office:value-type="float" office:value="0.00029638835">
            <text:p>2.96E-004</text:p>
          </table:table-cell>
          <table:table-cell office:value-type="float" office:value="0.00029852233">
            <text:p>2.99E-004</text:p>
          </table:table-cell>
          <table:table-cell office:value-type="float" office:value="0.0002987592">
            <text:p>2.99E-004</text:p>
          </table:table-cell>
          <table:table-cell office:value-type="float" office:value="0.00029938272">
            <text:p>2.99E-004</text:p>
          </table:table-cell>
          <table:table-cell office:value-type="float" office:value="0.0003003627">
            <text:p>3.00E-004</text:p>
          </table:table-cell>
          <table:table-cell office:value-type="float" office:value="0.00030186007">
            <text:p>3.02E-004</text:p>
          </table:table-cell>
          <table:table-cell office:value-type="float" office:value="0.0003028316">
            <text:p>3.03E-004</text:p>
          </table:table-cell>
          <table:table-cell office:value-type="float" office:value="0.0003033255">
            <text:p>3.03E-004</text:p>
          </table:table-cell>
          <table:table-cell office:value-type="float" office:value="0.00030392775">
            <text:p>3.04E-004</text:p>
          </table:table-cell>
          <table:table-cell office:value-type="float" office:value="0.00030525788">
            <text:p>3.05E-004</text:p>
          </table:table-cell>
          <table:table-cell office:value-type="float" office:value="0.00030730513">
            <text:p>3.07E-004</text:p>
          </table:table-cell>
          <table:table-cell office:value-type="float" office:value="0.00030738514">
            <text:p>3.07E-004</text:p>
          </table:table-cell>
          <table:table-cell office:value-type="float" office:value="0.0003080579">
            <text:p>3.08E-004</text:p>
          </table:table-cell>
          <table:table-cell office:value-type="float" office:value="0.00030919016">
            <text:p>3.09E-004</text:p>
          </table:table-cell>
          <table:table-cell office:value-type="float" office:value="0.00031123898">
            <text:p>3.11E-004</text:p>
          </table:table-cell>
          <table:table-cell office:value-type="float" office:value="0.0003118271">
            <text:p>3.12E-004</text:p>
          </table:table-cell>
          <table:table-cell office:value-type="float" office:value="0.0003122441">
            <text:p>3.12E-004</text:p>
          </table:table-cell>
          <table:table-cell office:value-type="float" office:value="0.00031321778">
            <text:p>3.13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17 An American Prayer.mp3</text:p>
          </table:table-cell>
          <table:table-cell office:value-type="float" office:value="0.050106112">
            <text:p>0.050106112</text:p>
          </table:table-cell>
          <table:table-cell office:value-type="float" office:value="0.09714253">
            <text:p>0.09714253</text:p>
          </table:table-cell>
          <table:table-cell office:value-type="float" office:value="0.080165975">
            <text:p>0.080165975</text:p>
          </table:table-cell>
          <table:table-cell office:value-type="float" office:value="0.053373657">
            <text:p>0.053373657</text:p>
          </table:table-cell>
          <table:table-cell office:value-type="float" office:value="0.041332006">
            <text:p>0.041332006</text:p>
          </table:table-cell>
          <table:table-cell office:value-type="float" office:value="0.03541509">
            <text:p>0.03541509</text:p>
          </table:table-cell>
          <table:table-cell office:value-type="float" office:value="0.029656159">
            <text:p>0.029656159</text:p>
          </table:table-cell>
          <table:table-cell office:value-type="float" office:value="0.021877088">
            <text:p>0.021877088</text:p>
          </table:table-cell>
          <table:table-cell office:value-type="float" office:value="0.019224603">
            <text:p>0.019224603</text:p>
          </table:table-cell>
          <table:table-cell office:value-type="float" office:value="0.015052623">
            <text:p>0.015052623</text:p>
          </table:table-cell>
          <table:table-cell office:value-type="float" office:value="0.014458974">
            <text:p>0.014458974</text:p>
          </table:table-cell>
          <table:table-cell office:value-type="float" office:value="0.011652364">
            <text:p>0.011652364</text:p>
          </table:table-cell>
          <table:table-cell office:value-type="float" office:value="0.01359684">
            <text:p>0.01359684</text:p>
          </table:table-cell>
          <table:table-cell office:value-type="float" office:value="0.0118848095">
            <text:p>0.0118848095</text:p>
          </table:table-cell>
          <table:table-cell office:value-type="float" office:value="0.008271905">
            <text:p>0.008271905</text:p>
          </table:table-cell>
          <table:table-cell office:value-type="float" office:value="0.009794541">
            <text:p>0.009794541</text:p>
          </table:table-cell>
          <table:table-cell office:value-type="float" office:value="0.008023677">
            <text:p>0.008023677</text:p>
          </table:table-cell>
          <table:table-cell office:value-type="float" office:value="0.0077556265">
            <text:p>0.0077556265</text:p>
          </table:table-cell>
          <table:table-cell office:value-type="float" office:value="0.010373963">
            <text:p>0.010373963</text:p>
          </table:table-cell>
          <table:table-cell office:value-type="float" office:value="0.0077102445">
            <text:p>0.0077102445</text:p>
          </table:table-cell>
          <table:table-cell office:value-type="float" office:value="0.010307684">
            <text:p>0.010307684</text:p>
          </table:table-cell>
          <table:table-cell office:value-type="float" office:value="0.006348898">
            <text:p>0.006348898</text:p>
          </table:table-cell>
          <table:table-cell office:value-type="float" office:value="0.0054408647">
            <text:p>0.0054408647</text:p>
          </table:table-cell>
          <table:table-cell office:value-type="float" office:value="0.0070126965">
            <text:p>0.0070126965</text:p>
          </table:table-cell>
          <table:table-cell office:value-type="float" office:value="0.008421787">
            <text:p>0.008421787</text:p>
          </table:table-cell>
          <table:table-cell office:value-type="float" office:value="0.0072168536">
            <text:p>0.0072168536</text:p>
          </table:table-cell>
          <table:table-cell office:value-type="float" office:value="0.006643327">
            <text:p>0.006643327</text:p>
          </table:table-cell>
          <table:table-cell office:value-type="float" office:value="0.0080769025">
            <text:p>0.0080769025</text:p>
          </table:table-cell>
          <table:table-cell office:value-type="float" office:value="0.007783848">
            <text:p>0.007783848</text:p>
          </table:table-cell>
          <table:table-cell office:value-type="float" office:value="0.0071771303">
            <text:p>0.0071771303</text:p>
          </table:table-cell>
          <table:table-cell office:value-type="float" office:value="0.0064441604">
            <text:p>0.0064441604</text:p>
          </table:table-cell>
          <table:table-cell office:value-type="float" office:value="0.006636752">
            <text:p>0.006636752</text:p>
          </table:table-cell>
          <table:table-cell office:value-type="float" office:value="0.005528323">
            <text:p>0.005528323</text:p>
          </table:table-cell>
          <table:table-cell office:value-type="float" office:value="0.0055403463">
            <text:p>0.0055403463</text:p>
          </table:table-cell>
          <table:table-cell office:value-type="float" office:value="0.004990701">
            <text:p>0.004990701</text:p>
          </table:table-cell>
          <table:table-cell office:value-type="float" office:value="0.00425912">
            <text:p>0.00425912</text:p>
          </table:table-cell>
          <table:table-cell office:value-type="float" office:value="0.0050707865">
            <text:p>0.0050707865</text:p>
          </table:table-cell>
          <table:table-cell office:value-type="float" office:value="0.0051492797">
            <text:p>0.0051492797</text:p>
          </table:table-cell>
          <table:table-cell office:value-type="float" office:value="0.004653888">
            <text:p>0.004653888</text:p>
          </table:table-cell>
          <table:table-cell office:value-type="float" office:value="0.0046191574">
            <text:p>0.0046191574</text:p>
          </table:table-cell>
          <table:table-cell office:value-type="float" office:value="0.0046381094">
            <text:p>0.0046381094</text:p>
          </table:table-cell>
          <table:table-cell office:value-type="float" office:value="0.0052001276">
            <text:p>0.0052001276</text:p>
          </table:table-cell>
          <table:table-cell office:value-type="float" office:value="0.004791835">
            <text:p>0.004791835</text:p>
          </table:table-cell>
          <table:table-cell office:value-type="float" office:value="0.005280724">
            <text:p>0.005280724</text:p>
          </table:table-cell>
          <table:table-cell office:value-type="float" office:value="0.004928009">
            <text:p>0.004928009</text:p>
          </table:table-cell>
          <table:table-cell office:value-type="float" office:value="0.0050193574">
            <text:p>0.0050193574</text:p>
          </table:table-cell>
          <table:table-cell office:value-type="float" office:value="0.005209465">
            <text:p>0.005209465</text:p>
          </table:table-cell>
          <table:table-cell office:value-type="float" office:value="0.005311244">
            <text:p>0.005311244</text:p>
          </table:table-cell>
          <table:table-cell office:value-type="float" office:value="0.005377408">
            <text:p>0.005377408</text:p>
          </table:table-cell>
          <table:table-cell office:value-type="float" office:value="0.006401846">
            <text:p>0.006401846</text:p>
          </table:table-cell>
          <table:table-cell office:value-type="float" office:value="0.0059936983">
            <text:p>0.0059936983</text:p>
          </table:table-cell>
          <table:table-cell office:value-type="float" office:value="0.005687128">
            <text:p>0.005687128</text:p>
          </table:table-cell>
          <table:table-cell office:value-type="float" office:value="0.005237053">
            <text:p>0.005237053</text:p>
          </table:table-cell>
          <table:table-cell office:value-type="float" office:value="0.0053410805">
            <text:p>0.0053410805</text:p>
          </table:table-cell>
          <table:table-cell office:value-type="float" office:value="0.005160071">
            <text:p>0.005160071</text:p>
          </table:table-cell>
          <table:table-cell office:value-type="float" office:value="0.004879729">
            <text:p>0.004879729</text:p>
          </table:table-cell>
          <table:table-cell office:value-type="float" office:value="0.0060018394">
            <text:p>0.0060018394</text:p>
          </table:table-cell>
          <table:table-cell office:value-type="float" office:value="0.0065492336">
            <text:p>0.0065492336</text:p>
          </table:table-cell>
          <table:table-cell office:value-type="float" office:value="0.006179607">
            <text:p>0.006179607</text:p>
          </table:table-cell>
          <table:table-cell office:value-type="float" office:value="0.0053725094">
            <text:p>0.0053725094</text:p>
          </table:table-cell>
          <table:table-cell office:value-type="float" office:value="0.004863022">
            <text:p>0.004863022</text:p>
          </table:table-cell>
          <table:table-cell office:value-type="float" office:value="0.0050103148">
            <text:p>0.0050103148</text:p>
          </table:table-cell>
          <table:table-cell office:value-type="float" office:value="0.0047935355">
            <text:p>0.0047935355</text:p>
          </table:table-cell>
          <table:table-cell office:value-type="float" office:value="0.004502789">
            <text:p>0.004502789</text:p>
          </table:table-cell>
          <table:table-cell office:value-type="float" office:value="0.004747028">
            <text:p>0.004747028</text:p>
          </table:table-cell>
          <table:table-cell office:value-type="float" office:value="0.004821331">
            <text:p>0.004821331</text:p>
          </table:table-cell>
          <table:table-cell office:value-type="float" office:value="0.004754401">
            <text:p>0.004754401</text:p>
          </table:table-cell>
          <table:table-cell office:value-type="float" office:value="0.0058790008">
            <text:p>0.0058790008</text:p>
          </table:table-cell>
          <table:table-cell office:value-type="float" office:value="0.00667386">
            <text:p>0.00667386</text:p>
          </table:table-cell>
          <table:table-cell office:value-type="float" office:value="0.0046095513">
            <text:p>0.0046095513</text:p>
          </table:table-cell>
          <table:table-cell office:value-type="float" office:value="0.0049139652">
            <text:p>0.0049139652</text:p>
          </table:table-cell>
          <table:table-cell office:value-type="float" office:value="0.005331552">
            <text:p>0.005331552</text:p>
          </table:table-cell>
          <table:table-cell office:value-type="float" office:value="0.005602374">
            <text:p>0.005602374</text:p>
          </table:table-cell>
          <table:table-cell office:value-type="float" office:value="0.0052352115">
            <text:p>0.0052352115</text:p>
          </table:table-cell>
          <table:table-cell office:value-type="float" office:value="0.004866097">
            <text:p>0.004866097</text:p>
          </table:table-cell>
          <table:table-cell office:value-type="float" office:value="0.004665662">
            <text:p>0.004665662</text:p>
          </table:table-cell>
          <table:table-cell office:value-type="float" office:value="0.0054969466">
            <text:p>0.0054969466</text:p>
          </table:table-cell>
          <table:table-cell office:value-type="float" office:value="0.0063104937">
            <text:p>0.0063104937</text:p>
          </table:table-cell>
          <table:table-cell office:value-type="float" office:value="0.006752006">
            <text:p>0.006752006</text:p>
          </table:table-cell>
          <table:table-cell office:value-type="float" office:value="0.00521091">
            <text:p>0.00521091</text:p>
          </table:table-cell>
          <table:table-cell office:value-type="float" office:value="0.00563815">
            <text:p>0.00563815</text:p>
          </table:table-cell>
          <table:table-cell office:value-type="float" office:value="0.005609218">
            <text:p>0.005609218</text:p>
          </table:table-cell>
          <table:table-cell office:value-type="float" office:value="0.0053747026">
            <text:p>0.0053747026</text:p>
          </table:table-cell>
          <table:table-cell office:value-type="float" office:value="0.0053440644">
            <text:p>0.0053440644</text:p>
          </table:table-cell>
          <table:table-cell office:value-type="float" office:value="0.0056204903">
            <text:p>0.0056204903</text:p>
          </table:table-cell>
          <table:table-cell office:value-type="float" office:value="0.0066410345">
            <text:p>0.0066410345</text:p>
          </table:table-cell>
          <table:table-cell office:value-type="float" office:value="0.0058429255">
            <text:p>0.0058429255</text:p>
          </table:table-cell>
          <table:table-cell office:value-type="float" office:value="0.005234477">
            <text:p>0.005234477</text:p>
          </table:table-cell>
          <table:table-cell office:value-type="float" office:value="0.005564923">
            <text:p>0.005564923</text:p>
          </table:table-cell>
          <table:table-cell office:value-type="float" office:value="0.005942353">
            <text:p>0.005942353</text:p>
          </table:table-cell>
          <table:table-cell office:value-type="float" office:value="0.005261993">
            <text:p>0.005261993</text:p>
          </table:table-cell>
          <table:table-cell office:value-type="float" office:value="0.0055822683">
            <text:p>0.0055822683</text:p>
          </table:table-cell>
          <table:table-cell office:value-type="float" office:value="0.005323996">
            <text:p>0.005323996</text:p>
          </table:table-cell>
          <table:table-cell office:value-type="float" office:value="0.0061819083">
            <text:p>0.0061819083</text:p>
          </table:table-cell>
          <table:table-cell office:value-type="float" office:value="0.005778349">
            <text:p>0.005778349</text:p>
          </table:table-cell>
          <table:table-cell office:value-type="float" office:value="0.004950439">
            <text:p>0.004950439</text:p>
          </table:table-cell>
          <table:table-cell office:value-type="float" office:value="0.0063858135">
            <text:p>0.0063858135</text:p>
          </table:table-cell>
          <table:table-cell office:value-type="float" office:value="0.0079842955">
            <text:p>0.0079842955</text:p>
          </table:table-cell>
          <table:table-cell office:value-type="float" office:value="0.007106371">
            <text:p>0.007106371</text:p>
          </table:table-cell>
          <table:table-cell office:value-type="float" office:value="0.007204239">
            <text:p>0.007204239</text:p>
          </table:table-cell>
          <table:table-cell office:value-type="float" office:value="0.0077932747">
            <text:p>0.0077932747</text:p>
          </table:table-cell>
          <table:table-cell office:value-type="float" office:value="0.0057596522">
            <text:p>0.0057596522</text:p>
          </table:table-cell>
          <table:table-cell office:value-type="float" office:value="0.005215616">
            <text:p>0.005215616</text:p>
          </table:table-cell>
          <table:table-cell office:value-type="float" office:value="0.0057298294">
            <text:p>0.0057298294</text:p>
          </table:table-cell>
          <table:table-cell office:value-type="float" office:value="0.005271865">
            <text:p>0.005271865</text:p>
          </table:table-cell>
          <table:table-cell office:value-type="float" office:value="0.0053397627">
            <text:p>0.0053397627</text:p>
          </table:table-cell>
          <table:table-cell office:value-type="float" office:value="0.005350319">
            <text:p>0.005350319</text:p>
          </table:table-cell>
          <table:table-cell office:value-type="float" office:value="0.005793043">
            <text:p>0.005793043</text:p>
          </table:table-cell>
          <table:table-cell office:value-type="float" office:value="0.0064016194">
            <text:p>0.0064016194</text:p>
          </table:table-cell>
          <table:table-cell office:value-type="float" office:value="0.0067495876">
            <text:p>0.0067495876</text:p>
          </table:table-cell>
          <table:table-cell office:value-type="float" office:value="0.006991524">
            <text:p>0.006991524</text:p>
          </table:table-cell>
          <table:table-cell office:value-type="float" office:value="0.007517991">
            <text:p>0.007517991</text:p>
          </table:table-cell>
          <table:table-cell office:value-type="float" office:value="0.008585837">
            <text:p>0.008585837</text:p>
          </table:table-cell>
          <table:table-cell office:value-type="float" office:value="0.009437463">
            <text:p>0.009437463</text:p>
          </table:table-cell>
          <table:table-cell office:value-type="float" office:value="0.008627985">
            <text:p>0.008627985</text:p>
          </table:table-cell>
          <table:table-cell office:value-type="float" office:value="0.009482626">
            <text:p>0.009482626</text:p>
          </table:table-cell>
          <table:table-cell office:value-type="float" office:value="0.007981793">
            <text:p>0.007981793</text:p>
          </table:table-cell>
          <table:table-cell office:value-type="float" office:value="0.0064285155">
            <text:p>0.0064285155</text:p>
          </table:table-cell>
          <table:table-cell office:value-type="float" office:value="0.0059216972">
            <text:p>0.0059216972</text:p>
          </table:table-cell>
          <table:table-cell office:value-type="float" office:value="0.005672405">
            <text:p>0.005672405</text:p>
          </table:table-cell>
          <table:table-cell office:value-type="float" office:value="0.005289195">
            <text:p>0.005289195</text:p>
          </table:table-cell>
          <table:table-cell office:value-type="float" office:value="0.008647876">
            <text:p>0.008647876</text:p>
          </table:table-cell>
          <table:table-cell office:value-type="float" office:value="0.0073276134">
            <text:p>0.0073276134</text:p>
          </table:table-cell>
          <table:table-cell office:value-type="float" office:value="0.008365675">
            <text:p>0.008365675</text:p>
          </table:table-cell>
          <table:table-cell office:value-type="float" office:value="0.0066175484">
            <text:p>0.0066175484</text:p>
          </table:table-cell>
          <table:table-cell office:value-type="float" office:value="0.005533815">
            <text:p>0.005533815</text:p>
          </table:table-cell>
          <table:table-cell office:value-type="float" office:value="0.007499946">
            <text:p>0.007499946</text:p>
          </table:table-cell>
          <table:table-cell office:value-type="float" office:value="0.0065298686">
            <text:p>0.0065298686</text:p>
          </table:table-cell>
          <table:table-cell office:value-type="float" office:value="0.004770709">
            <text:p>0.004770709</text:p>
          </table:table-cell>
          <table:table-cell office:value-type="float" office:value="0.0042593414">
            <text:p>0.0042593414</text:p>
          </table:table-cell>
          <table:table-cell office:value-type="float" office:value="0.004097535">
            <text:p>0.004097535</text:p>
          </table:table-cell>
          <table:table-cell office:value-type="float" office:value="0.004072686">
            <text:p>0.004072686</text:p>
          </table:table-cell>
          <table:table-cell office:value-type="float" office:value="0.0038840752">
            <text:p>0.0038840752</text:p>
          </table:table-cell>
          <table:table-cell office:value-type="float" office:value="0.0038106255">
            <text:p>0.0038106255</text:p>
          </table:table-cell>
          <table:table-cell office:value-type="float" office:value="0.00360921">
            <text:p>0.00360921</text:p>
          </table:table-cell>
          <table:table-cell office:value-type="float" office:value="0.0034750684">
            <text:p>0.0034750684</text:p>
          </table:table-cell>
          <table:table-cell office:value-type="float" office:value="0.0036631397">
            <text:p>0.0036631397</text:p>
          </table:table-cell>
          <table:table-cell office:value-type="float" office:value="0.0038019894">
            <text:p>0.0038019894</text:p>
          </table:table-cell>
          <table:table-cell office:value-type="float" office:value="0.0035535437">
            <text:p>0.0035535437</text:p>
          </table:table-cell>
          <table:table-cell office:value-type="float" office:value="0.0033771282">
            <text:p>0.0033771282</text:p>
          </table:table-cell>
          <table:table-cell office:value-type="float" office:value="0.003502077">
            <text:p>0.003502077</text:p>
          </table:table-cell>
          <table:table-cell office:value-type="float" office:value="0.0033238218">
            <text:p>0.0033238218</text:p>
          </table:table-cell>
          <table:table-cell office:value-type="float" office:value="0.0031023591">
            <text:p>0.0031023591</text:p>
          </table:table-cell>
          <table:table-cell office:value-type="float" office:value="0.0029832374">
            <text:p>0.0029832374</text:p>
          </table:table-cell>
          <table:table-cell office:value-type="float" office:value="0.0029770087">
            <text:p>0.0029770087</text:p>
          </table:table-cell>
          <table:table-cell office:value-type="float" office:value="0.00295942">
            <text:p>0.00295942</text:p>
          </table:table-cell>
          <table:table-cell office:value-type="float" office:value="0.0028269629">
            <text:p>0.0028269629</text:p>
          </table:table-cell>
          <table:table-cell office:value-type="float" office:value="0.0027289884">
            <text:p>0.0027289884</text:p>
          </table:table-cell>
          <table:table-cell office:value-type="float" office:value="0.0026925085">
            <text:p>0.0026925085</text:p>
          </table:table-cell>
          <table:table-cell office:value-type="float" office:value="0.0027147385">
            <text:p>0.0027147385</text:p>
          </table:table-cell>
          <table:table-cell office:value-type="float" office:value="0.0027085477">
            <text:p>0.0027085477</text:p>
          </table:table-cell>
          <table:table-cell office:value-type="float" office:value="0.0027181446">
            <text:p>0.0027181446</text:p>
          </table:table-cell>
          <table:table-cell office:value-type="float" office:value="0.0029917818">
            <text:p>0.0029917818</text:p>
          </table:table-cell>
          <table:table-cell office:value-type="float" office:value="0.0030376813">
            <text:p>0.0030376813</text:p>
          </table:table-cell>
          <table:table-cell office:value-type="float" office:value="0.0029392592">
            <text:p>0.0029392592</text:p>
          </table:table-cell>
          <table:table-cell office:value-type="float" office:value="0.0027508535">
            <text:p>0.0027508535</text:p>
          </table:table-cell>
          <table:table-cell office:value-type="float" office:value="0.0026868037">
            <text:p>0.0026868037</text:p>
          </table:table-cell>
          <table:table-cell office:value-type="float" office:value="0.0027637172">
            <text:p>0.0027637172</text:p>
          </table:table-cell>
          <table:table-cell office:value-type="float" office:value="0.0025706864">
            <text:p>0.0025706864</text:p>
          </table:table-cell>
          <table:table-cell office:value-type="float" office:value="0.0025813607">
            <text:p>0.0025813607</text:p>
          </table:table-cell>
          <table:table-cell office:value-type="float" office:value="0.002843068">
            <text:p>0.002843068</text:p>
          </table:table-cell>
          <table:table-cell office:value-type="float" office:value="0.0028300302">
            <text:p>0.0028300302</text:p>
          </table:table-cell>
          <table:table-cell office:value-type="float" office:value="0.002518874">
            <text:p>0.002518874</text:p>
          </table:table-cell>
          <table:table-cell office:value-type="float" office:value="0.0025168264">
            <text:p>0.0025168264</text:p>
          </table:table-cell>
          <table:table-cell office:value-type="float" office:value="0.0023594692">
            <text:p>0.0023594692</text:p>
          </table:table-cell>
          <table:table-cell office:value-type="float" office:value="0.0024387266">
            <text:p>0.0024387266</text:p>
          </table:table-cell>
          <table:table-cell office:value-type="float" office:value="0.002734482">
            <text:p>0.002734482</text:p>
          </table:table-cell>
          <table:table-cell office:value-type="float" office:value="0.0026855927">
            <text:p>0.0026855927</text:p>
          </table:table-cell>
          <table:table-cell office:value-type="float" office:value="0.002720856">
            <text:p>0.002720856</text:p>
          </table:table-cell>
          <table:table-cell office:value-type="float" office:value="0.0026796462">
            <text:p>0.0026796462</text:p>
          </table:table-cell>
          <table:table-cell office:value-type="float" office:value="0.0025440024">
            <text:p>0.0025440024</text:p>
          </table:table-cell>
          <table:table-cell office:value-type="float" office:value="0.0029548204">
            <text:p>0.0029548204</text:p>
          </table:table-cell>
          <table:table-cell office:value-type="float" office:value="0.0034317828">
            <text:p>0.0034317828</text:p>
          </table:table-cell>
          <table:table-cell office:value-type="float" office:value="0.003123481">
            <text:p>0.003123481</text:p>
          </table:table-cell>
          <table:table-cell office:value-type="float" office:value="0.0027950238">
            <text:p>0.0027950238</text:p>
          </table:table-cell>
          <table:table-cell office:value-type="float" office:value="0.0024908283">
            <text:p>0.0024908283</text:p>
          </table:table-cell>
          <table:table-cell office:value-type="float" office:value="0.0027692744">
            <text:p>0.0027692744</text:p>
          </table:table-cell>
          <table:table-cell office:value-type="float" office:value="0.0023175448">
            <text:p>0.0023175448</text:p>
          </table:table-cell>
          <table:table-cell office:value-type="float" office:value="0.0025020384">
            <text:p>0.0025020384</text:p>
          </table:table-cell>
          <table:table-cell office:value-type="float" office:value="0.002309941">
            <text:p>0.002309941</text:p>
          </table:table-cell>
          <table:table-cell office:value-type="float" office:value="0.0023429543">
            <text:p>0.0023429543</text:p>
          </table:table-cell>
          <table:table-cell office:value-type="float" office:value="0.0022921283">
            <text:p>0.0022921283</text:p>
          </table:table-cell>
          <table:table-cell office:value-type="float" office:value="0.0031297025">
            <text:p>0.0031297025</text:p>
          </table:table-cell>
          <table:table-cell office:value-type="float" office:value="0.00273606">
            <text:p>0.00273606</text:p>
          </table:table-cell>
          <table:table-cell office:value-type="float" office:value="0.003356251">
            <text:p>0.003356251</text:p>
          </table:table-cell>
          <table:table-cell office:value-type="float" office:value="0.004112645">
            <text:p>0.004112645</text:p>
          </table:table-cell>
          <table:table-cell office:value-type="float" office:value="0.0028346977">
            <text:p>0.0028346977</text:p>
          </table:table-cell>
          <table:table-cell office:value-type="float" office:value="0.0021050943">
            <text:p>0.0021050943</text:p>
          </table:table-cell>
          <table:table-cell office:value-type="float" office:value="0.0029815112">
            <text:p>0.0029815112</text:p>
          </table:table-cell>
          <table:table-cell office:value-type="float" office:value="0.002870615">
            <text:p>0.002870615</text:p>
          </table:table-cell>
          <table:table-cell office:value-type="float" office:value="0.0018259773">
            <text:p>0.0018259773</text:p>
          </table:table-cell>
          <table:table-cell office:value-type="float" office:value="0.0017576938">
            <text:p>0.0017576938</text:p>
          </table:table-cell>
          <table:table-cell office:value-type="float" office:value="0.0023139275">
            <text:p>0.0023139275</text:p>
          </table:table-cell>
          <table:table-cell office:value-type="float" office:value="0.0017275064">
            <text:p>0.0017275064</text:p>
          </table:table-cell>
          <table:table-cell office:value-type="float" office:value="0.0015535331">
            <text:p>0.0015535331</text:p>
          </table:table-cell>
          <table:table-cell office:value-type="float" office:value="0.0014863337">
            <text:p>0.0014863337</text:p>
          </table:table-cell>
          <table:table-cell table:style-name="ce1" office:value-type="float" office:value="0.0009378615">
            <text:p>9.38E-004</text:p>
          </table:table-cell>
          <table:table-cell table:style-name="ce1" office:value-type="float" office:value="0.00095010624">
            <text:p>9.50E-004</text:p>
          </table:table-cell>
          <table:table-cell office:value-type="float" office:value="0.0010991547">
            <text:p>0.0010991547</text:p>
          </table:table-cell>
          <table:table-cell office:value-type="float" office:value="0.001381323">
            <text:p>0.001381323</text:p>
          </table:table-cell>
          <table:table-cell office:value-type="float" office:value="0.0012801641">
            <text:p>0.0012801641</text:p>
          </table:table-cell>
          <table:table-cell office:value-type="float" office:value="0.00086663896">
            <text:p>8.67E-004</text:p>
          </table:table-cell>
          <table:table-cell office:value-type="float" office:value="0.0010053023">
            <text:p>0.0010053023</text:p>
          </table:table-cell>
          <table:table-cell office:value-type="float" office:value="0.0010541943">
            <text:p>0.0010541943</text:p>
          </table:table-cell>
          <table:table-cell office:value-type="float" office:value="0.0019112151">
            <text:p>0.0019112151</text:p>
          </table:table-cell>
          <table:table-cell office:value-type="float" office:value="0.0023059335">
            <text:p>0.0023059335</text:p>
          </table:table-cell>
          <table:table-cell office:value-type="float" office:value="0.0014872621">
            <text:p>0.0014872621</text:p>
          </table:table-cell>
          <table:table-cell office:value-type="float" office:value="0.0011817599">
            <text:p>0.0011817599</text:p>
          </table:table-cell>
          <table:table-cell office:value-type="float" office:value="0.0010346569">
            <text:p>0.0010346569</text:p>
          </table:table-cell>
          <table:table-cell table:style-name="Default" office:value-type="float" office:value="0.001044942">
            <text:p>0.001044942</text:p>
          </table:table-cell>
          <table:table-cell office:value-type="float" office:value="0.0009595603">
            <text:p>9.60E-004</text:p>
          </table:table-cell>
          <table:table-cell office:value-type="float" office:value="0.00084807444">
            <text:p>8.48E-004</text:p>
          </table:table-cell>
          <table:table-cell office:value-type="float" office:value="0.0008460841">
            <text:p>8.46E-004</text:p>
          </table:table-cell>
          <table:table-cell office:value-type="float" office:value="0.0008862769">
            <text:p>8.86E-004</text:p>
          </table:table-cell>
          <table:table-cell office:value-type="float" office:value="0.0007420902">
            <text:p>7.42E-004</text:p>
          </table:table-cell>
          <table:table-cell office:value-type="float" office:value="0.0006933335">
            <text:p>6.93E-004</text:p>
          </table:table-cell>
          <table:table-cell office:value-type="float" office:value="0.0006873913">
            <text:p>6.87E-004</text:p>
          </table:table-cell>
          <table:table-cell office:value-type="float" office:value="0.0006586059">
            <text:p>6.59E-004</text:p>
          </table:table-cell>
          <table:table-cell office:value-type="float" office:value="0.00065750274">
            <text:p>6.58E-004</text:p>
          </table:table-cell>
          <table:table-cell office:value-type="float" office:value="0.0006259538">
            <text:p>6.26E-004</text:p>
          </table:table-cell>
          <table:table-cell office:value-type="float" office:value="0.00063833833">
            <text:p>6.38E-004</text:p>
          </table:table-cell>
          <table:table-cell office:value-type="float" office:value="0.0007080036">
            <text:p>7.08E-004</text:p>
          </table:table-cell>
          <table:table-cell office:value-type="float" office:value="0.00068571157">
            <text:p>6.86E-004</text:p>
          </table:table-cell>
          <table:table-cell office:value-type="float" office:value="0.000645958">
            <text:p>6.46E-004</text:p>
          </table:table-cell>
          <table:table-cell office:value-type="float" office:value="0.0006236826">
            <text:p>6.24E-004</text:p>
          </table:table-cell>
          <table:table-cell office:value-type="float" office:value="0.00062694395">
            <text:p>6.27E-004</text:p>
          </table:table-cell>
          <table:table-cell office:value-type="float" office:value="0.0006356388">
            <text:p>6.36E-004</text:p>
          </table:table-cell>
          <table:table-cell office:value-type="float" office:value="0.0006226503">
            <text:p>6.23E-004</text:p>
          </table:table-cell>
          <table:table-cell office:value-type="float" office:value="0.00060431665">
            <text:p>6.04E-004</text:p>
          </table:table-cell>
          <table:table-cell office:value-type="float" office:value="0.0005843205">
            <text:p>5.84E-004</text:p>
          </table:table-cell>
          <table:table-cell office:value-type="float" office:value="0.0005811328">
            <text:p>5.81E-004</text:p>
          </table:table-cell>
          <table:table-cell office:value-type="float" office:value="0.0005807937">
            <text:p>5.81E-004</text:p>
          </table:table-cell>
          <table:table-cell office:value-type="float" office:value="0.0005816239">
            <text:p>5.82E-004</text:p>
          </table:table-cell>
          <table:table-cell office:value-type="float" office:value="0.00058417366">
            <text:p>5.84E-004</text:p>
          </table:table-cell>
          <table:table-cell office:value-type="float" office:value="0.0005865034">
            <text:p>5.87E-004</text:p>
          </table:table-cell>
          <table:table-cell office:value-type="float" office:value="0.000587061">
            <text:p>5.87E-004</text:p>
          </table:table-cell>
          <table:table-cell office:value-type="float" office:value="0.0005887535">
            <text:p>5.89E-004</text:p>
          </table:table-cell>
          <table:table-cell office:value-type="float" office:value="0.0005906276">
            <text:p>5.91E-004</text:p>
          </table:table-cell>
          <table:table-cell office:value-type="float" office:value="0.00059500337">
            <text:p>5.95E-004</text:p>
          </table:table-cell>
          <table:table-cell office:value-type="float" office:value="0.0005958258">
            <text:p>5.96E-004</text:p>
          </table:table-cell>
          <table:table-cell office:value-type="float" office:value="0.00059681607">
            <text:p>5.97E-004</text:p>
          </table:table-cell>
          <table:table-cell office:value-type="float" office:value="0.0005984522">
            <text:p>5.98E-004</text:p>
          </table:table-cell>
          <table:table-cell office:value-type="float" office:value="0.00060226285">
            <text:p>6.02E-004</text:p>
          </table:table-cell>
          <table:table-cell office:value-type="float" office:value="0.00060470897">
            <text:p>6.05E-004</text:p>
          </table:table-cell>
          <table:table-cell office:value-type="float" office:value="0.0006056384">
            <text:p>6.06E-004</text:p>
          </table:table-cell>
          <table:table-cell office:value-type="float" office:value="0.0006064074">
            <text:p>6.06E-004</text:p>
          </table:table-cell>
          <table:table-cell office:value-type="float" office:value="0.0006079865">
            <text:p>6.08E-004</text:p>
          </table:table-cell>
          <table:table-cell office:value-type="float" office:value="0.0006123329">
            <text:p>6.12E-004</text:p>
          </table:table-cell>
          <table:table-cell office:value-type="float" office:value="0.0006137626">
            <text:p>6.14E-004</text:p>
          </table:table-cell>
          <table:table-cell office:value-type="float" office:value="0.0006149301">
            <text:p>6.15E-004</text:p>
          </table:table-cell>
          <table:table-cell office:value-type="float" office:value="0.0006153087">
            <text:p>6.15E-004</text:p>
          </table:table-cell>
          <table:table-cell office:value-type="float" office:value="0.0006188931">
            <text:p>6.19E-004</text:p>
          </table:table-cell>
          <table:table-cell office:value-type="float" office:value="0.00062116625">
            <text:p>6.21E-004</text:p>
          </table:table-cell>
          <table:table-cell office:value-type="float" office:value="0.00062287494">
            <text:p>6.23E-004</text:p>
          </table:table-cell>
          <table:table-cell office:value-type="float" office:value="0.0006239768">
            <text:p>6.24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18 Hour for Magic.mp3</text:p>
          </table:table-cell>
          <table:table-cell office:value-type="float" office:value="0.04461351">
            <text:p>0.04461351</text:p>
          </table:table-cell>
          <table:table-cell office:value-type="float" office:value="0.06710703">
            <text:p>0.06710703</text:p>
          </table:table-cell>
          <table:table-cell office:value-type="float" office:value="0.06782272">
            <text:p>0.06782272</text:p>
          </table:table-cell>
          <table:table-cell office:value-type="float" office:value="0.0479914">
            <text:p>0.0479914</text:p>
          </table:table-cell>
          <table:table-cell office:value-type="float" office:value="0.028120901">
            <text:p>0.028120901</text:p>
          </table:table-cell>
          <table:table-cell office:value-type="float" office:value="0.027645102">
            <text:p>0.027645102</text:p>
          </table:table-cell>
          <table:table-cell office:value-type="float" office:value="0.020626653">
            <text:p>0.020626653</text:p>
          </table:table-cell>
          <table:table-cell office:value-type="float" office:value="0.01694223">
            <text:p>0.01694223</text:p>
          </table:table-cell>
          <table:table-cell office:value-type="float" office:value="0.01130149">
            <text:p>0.01130149</text:p>
          </table:table-cell>
          <table:table-cell office:value-type="float" office:value="0.00945574">
            <text:p>0.00945574</text:p>
          </table:table-cell>
          <table:table-cell office:value-type="float" office:value="0.01779657">
            <text:p>0.01779657</text:p>
          </table:table-cell>
          <table:table-cell office:value-type="float" office:value="0.008548584">
            <text:p>0.008548584</text:p>
          </table:table-cell>
          <table:table-cell office:value-type="float" office:value="0.009080594">
            <text:p>0.009080594</text:p>
          </table:table-cell>
          <table:table-cell office:value-type="float" office:value="0.009809763">
            <text:p>0.009809763</text:p>
          </table:table-cell>
          <table:table-cell office:value-type="float" office:value="0.008042584">
            <text:p>0.008042584</text:p>
          </table:table-cell>
          <table:table-cell office:value-type="float" office:value="0.009790981">
            <text:p>0.009790981</text:p>
          </table:table-cell>
          <table:table-cell office:value-type="float" office:value="0.0072617917">
            <text:p>0.0072617917</text:p>
          </table:table-cell>
          <table:table-cell office:value-type="float" office:value="0.013562722">
            <text:p>0.013562722</text:p>
          </table:table-cell>
          <table:table-cell office:value-type="float" office:value="0.007451105">
            <text:p>0.007451105</text:p>
          </table:table-cell>
          <table:table-cell office:value-type="float" office:value="0.0054041995">
            <text:p>0.0054041995</text:p>
          </table:table-cell>
          <table:table-cell office:value-type="float" office:value="0.01098525">
            <text:p>0.01098525</text:p>
          </table:table-cell>
          <table:table-cell office:value-type="float" office:value="0.0040991805">
            <text:p>0.0040991805</text:p>
          </table:table-cell>
          <table:table-cell office:value-type="float" office:value="0.0045158337">
            <text:p>0.0045158337</text:p>
          </table:table-cell>
          <table:table-cell office:value-type="float" office:value="0.0078115496">
            <text:p>0.0078115496</text:p>
          </table:table-cell>
          <table:table-cell office:value-type="float" office:value="0.0075433915">
            <text:p>0.0075433915</text:p>
          </table:table-cell>
          <table:table-cell office:value-type="float" office:value="0.0068428484">
            <text:p>0.0068428484</text:p>
          </table:table-cell>
          <table:table-cell office:value-type="float" office:value="0.0044078906">
            <text:p>0.0044078906</text:p>
          </table:table-cell>
          <table:table-cell office:value-type="float" office:value="0.0066402922">
            <text:p>0.0066402922</text:p>
          </table:table-cell>
          <table:table-cell office:value-type="float" office:value="0.0036590407">
            <text:p>0.0036590407</text:p>
          </table:table-cell>
          <table:table-cell office:value-type="float" office:value="0.0032504883">
            <text:p>0.0032504883</text:p>
          </table:table-cell>
          <table:table-cell office:value-type="float" office:value="0.006187944">
            <text:p>0.006187944</text:p>
          </table:table-cell>
          <table:table-cell office:value-type="float" office:value="0.0034619267">
            <text:p>0.0034619267</text:p>
          </table:table-cell>
          <table:table-cell office:value-type="float" office:value="0.0032729662">
            <text:p>0.0032729662</text:p>
          </table:table-cell>
          <table:table-cell office:value-type="float" office:value="0.0028443418">
            <text:p>0.0028443418</text:p>
          </table:table-cell>
          <table:table-cell office:value-type="float" office:value="0.006160936">
            <text:p>0.006160936</text:p>
          </table:table-cell>
          <table:table-cell office:value-type="float" office:value="0.002157354">
            <text:p>0.002157354</text:p>
          </table:table-cell>
          <table:table-cell office:value-type="float" office:value="0.0037423908">
            <text:p>0.0037423908</text:p>
          </table:table-cell>
          <table:table-cell office:value-type="float" office:value="0.0059418296">
            <text:p>0.0059418296</text:p>
          </table:table-cell>
          <table:table-cell office:value-type="float" office:value="0.0031221407">
            <text:p>0.0031221407</text:p>
          </table:table-cell>
          <table:table-cell office:value-type="float" office:value="0.0022868393">
            <text:p>0.0022868393</text:p>
          </table:table-cell>
          <table:table-cell office:value-type="float" office:value="0.002724814">
            <text:p>0.002724814</text:p>
          </table:table-cell>
          <table:table-cell office:value-type="float" office:value="0.0031550692">
            <text:p>0.0031550692</text:p>
          </table:table-cell>
          <table:table-cell office:value-type="float" office:value="0.0025790907">
            <text:p>0.0025790907</text:p>
          </table:table-cell>
          <table:table-cell office:value-type="float" office:value="0.002654037">
            <text:p>0.002654037</text:p>
          </table:table-cell>
          <table:table-cell office:value-type="float" office:value="0.0029113411">
            <text:p>0.0029113411</text:p>
          </table:table-cell>
          <table:table-cell office:value-type="float" office:value="0.0026828963">
            <text:p>0.0026828963</text:p>
          </table:table-cell>
          <table:table-cell office:value-type="float" office:value="0.002836998">
            <text:p>0.002836998</text:p>
          </table:table-cell>
          <table:table-cell office:value-type="float" office:value="0.0037163533">
            <text:p>0.0037163533</text:p>
          </table:table-cell>
          <table:table-cell office:value-type="float" office:value="0.0026841338">
            <text:p>0.0026841338</text:p>
          </table:table-cell>
          <table:table-cell office:value-type="float" office:value="0.004553488">
            <text:p>0.004553488</text:p>
          </table:table-cell>
          <table:table-cell office:value-type="float" office:value="0.0030714015">
            <text:p>0.0030714015</text:p>
          </table:table-cell>
          <table:table-cell office:value-type="float" office:value="0.003488013">
            <text:p>0.003488013</text:p>
          </table:table-cell>
          <table:table-cell office:value-type="float" office:value="0.0026615507">
            <text:p>0.0026615507</text:p>
          </table:table-cell>
          <table:table-cell office:value-type="float" office:value="0.002504886">
            <text:p>0.002504886</text:p>
          </table:table-cell>
          <table:table-cell office:value-type="float" office:value="0.0027668537">
            <text:p>0.0027668537</text:p>
          </table:table-cell>
          <table:table-cell office:value-type="float" office:value="0.0029683285">
            <text:p>0.0029683285</text:p>
          </table:table-cell>
          <table:table-cell office:value-type="float" office:value="0.0019527567">
            <text:p>0.0019527567</text:p>
          </table:table-cell>
          <table:table-cell office:value-type="float" office:value="0.0028487355">
            <text:p>0.0028487355</text:p>
          </table:table-cell>
          <table:table-cell office:value-type="float" office:value="0.0023298145">
            <text:p>0.0023298145</text:p>
          </table:table-cell>
          <table:table-cell office:value-type="float" office:value="0.0028935962">
            <text:p>0.0028935962</text:p>
          </table:table-cell>
          <table:table-cell office:value-type="float" office:value="0.0025972489">
            <text:p>0.0025972489</text:p>
          </table:table-cell>
          <table:table-cell office:value-type="float" office:value="0.0040053655">
            <text:p>0.0040053655</text:p>
          </table:table-cell>
          <table:table-cell office:value-type="float" office:value="0.005916666">
            <text:p>0.005916666</text:p>
          </table:table-cell>
          <table:table-cell office:value-type="float" office:value="0.0026144928">
            <text:p>0.0026144928</text:p>
          </table:table-cell>
          <table:table-cell office:value-type="float" office:value="0.002845818">
            <text:p>0.002845818</text:p>
          </table:table-cell>
          <table:table-cell office:value-type="float" office:value="0.0030825958">
            <text:p>0.0030825958</text:p>
          </table:table-cell>
          <table:table-cell office:value-type="float" office:value="0.0021276027">
            <text:p>0.0021276027</text:p>
          </table:table-cell>
          <table:table-cell office:value-type="float" office:value="0.0022770087">
            <text:p>0.0022770087</text:p>
          </table:table-cell>
          <table:table-cell office:value-type="float" office:value="0.0025269166">
            <text:p>0.0025269166</text:p>
          </table:table-cell>
          <table:table-cell office:value-type="float" office:value="0.0025221785">
            <text:p>0.0025221785</text:p>
          </table:table-cell>
          <table:table-cell office:value-type="float" office:value="0.0019605763">
            <text:p>0.0019605763</text:p>
          </table:table-cell>
          <table:table-cell office:value-type="float" office:value="0.0028247293">
            <text:p>0.0028247293</text:p>
          </table:table-cell>
          <table:table-cell office:value-type="float" office:value="0.0023602105">
            <text:p>0.0023602105</text:p>
          </table:table-cell>
          <table:table-cell office:value-type="float" office:value="0.0034296454">
            <text:p>0.0034296454</text:p>
          </table:table-cell>
          <table:table-cell office:value-type="float" office:value="0.0031355568">
            <text:p>0.0031355568</text:p>
          </table:table-cell>
          <table:table-cell office:value-type="float" office:value="0.0025726554">
            <text:p>0.0025726554</text:p>
          </table:table-cell>
          <table:table-cell office:value-type="float" office:value="0.003763129">
            <text:p>0.003763129</text:p>
          </table:table-cell>
          <table:table-cell office:value-type="float" office:value="0.0040116217">
            <text:p>0.0040116217</text:p>
          </table:table-cell>
          <table:table-cell office:value-type="float" office:value="0.0038208137">
            <text:p>0.0038208137</text:p>
          </table:table-cell>
          <table:table-cell office:value-type="float" office:value="0.0034083885">
            <text:p>0.0034083885</text:p>
          </table:table-cell>
          <table:table-cell office:value-type="float" office:value="0.003115653">
            <text:p>0.003115653</text:p>
          </table:table-cell>
          <table:table-cell office:value-type="float" office:value="0.003404123">
            <text:p>0.003404123</text:p>
          </table:table-cell>
          <table:table-cell office:value-type="float" office:value="0.003231965">
            <text:p>0.003231965</text:p>
          </table:table-cell>
          <table:table-cell office:value-type="float" office:value="0.003334216">
            <text:p>0.003334216</text:p>
          </table:table-cell>
          <table:table-cell office:value-type="float" office:value="0.00339519">
            <text:p>0.00339519</text:p>
          </table:table-cell>
          <table:table-cell office:value-type="float" office:value="0.0041952874">
            <text:p>0.0041952874</text:p>
          </table:table-cell>
          <table:table-cell office:value-type="float" office:value="0.0042308443">
            <text:p>0.0042308443</text:p>
          </table:table-cell>
          <table:table-cell office:value-type="float" office:value="0.0027465941">
            <text:p>0.0027465941</text:p>
          </table:table-cell>
          <table:table-cell office:value-type="float" office:value="0.0041452013">
            <text:p>0.0041452013</text:p>
          </table:table-cell>
          <table:table-cell office:value-type="float" office:value="0.0049155997">
            <text:p>0.0049155997</text:p>
          </table:table-cell>
          <table:table-cell office:value-type="float" office:value="0.0036492366">
            <text:p>0.0036492366</text:p>
          </table:table-cell>
          <table:table-cell office:value-type="float" office:value="0.0033443822">
            <text:p>0.0033443822</text:p>
          </table:table-cell>
          <table:table-cell office:value-type="float" office:value="0.0041421414">
            <text:p>0.0041421414</text:p>
          </table:table-cell>
          <table:table-cell office:value-type="float" office:value="0.005231979">
            <text:p>0.005231979</text:p>
          </table:table-cell>
          <table:table-cell office:value-type="float" office:value="0.0030105368">
            <text:p>0.0030105368</text:p>
          </table:table-cell>
          <table:table-cell office:value-type="float" office:value="0.002096715">
            <text:p>0.002096715</text:p>
          </table:table-cell>
          <table:table-cell office:value-type="float" office:value="0.0037858763">
            <text:p>0.0037858763</text:p>
          </table:table-cell>
          <table:table-cell office:value-type="float" office:value="0.0033528435">
            <text:p>0.0033528435</text:p>
          </table:table-cell>
          <table:table-cell office:value-type="float" office:value="0.0035154992">
            <text:p>0.0035154992</text:p>
          </table:table-cell>
          <table:table-cell office:value-type="float" office:value="0.0027754547">
            <text:p>0.0027754547</text:p>
          </table:table-cell>
          <table:table-cell office:value-type="float" office:value="0.0027341084">
            <text:p>0.0027341084</text:p>
          </table:table-cell>
          <table:table-cell office:value-type="float" office:value="0.0025805498">
            <text:p>0.0025805498</text:p>
          </table:table-cell>
          <table:table-cell office:value-type="float" office:value="0.0032034856">
            <text:p>0.0032034856</text:p>
          </table:table-cell>
          <table:table-cell office:value-type="float" office:value="0.0028192324">
            <text:p>0.0028192324</text:p>
          </table:table-cell>
          <table:table-cell office:value-type="float" office:value="0.003324338">
            <text:p>0.003324338</text:p>
          </table:table-cell>
          <table:table-cell office:value-type="float" office:value="0.0029067432">
            <text:p>0.0029067432</text:p>
          </table:table-cell>
          <table:table-cell office:value-type="float" office:value="0.004029893">
            <text:p>0.004029893</text:p>
          </table:table-cell>
          <table:table-cell office:value-type="float" office:value="0.003236185">
            <text:p>0.003236185</text:p>
          </table:table-cell>
          <table:table-cell office:value-type="float" office:value="0.003614915">
            <text:p>0.003614915</text:p>
          </table:table-cell>
          <table:table-cell office:value-type="float" office:value="0.004078597">
            <text:p>0.004078597</text:p>
          </table:table-cell>
          <table:table-cell office:value-type="float" office:value="0.0034688467">
            <text:p>0.0034688467</text:p>
          </table:table-cell>
          <table:table-cell office:value-type="float" office:value="0.003060233">
            <text:p>0.003060233</text:p>
          </table:table-cell>
          <table:table-cell office:value-type="float" office:value="0.0035406642">
            <text:p>0.0035406642</text:p>
          </table:table-cell>
          <table:table-cell office:value-type="float" office:value="0.0037001239">
            <text:p>0.0037001239</text:p>
          </table:table-cell>
          <table:table-cell office:value-type="float" office:value="0.0033080862">
            <text:p>0.0033080862</text:p>
          </table:table-cell>
          <table:table-cell office:value-type="float" office:value="0.003600448">
            <text:p>0.003600448</text:p>
          </table:table-cell>
          <table:table-cell office:value-type="float" office:value="0.0030307106">
            <text:p>0.0030307106</text:p>
          </table:table-cell>
          <table:table-cell office:value-type="float" office:value="0.0032024896">
            <text:p>0.0032024896</text:p>
          </table:table-cell>
          <table:table-cell office:value-type="float" office:value="0.003424899">
            <text:p>0.003424899</text:p>
          </table:table-cell>
          <table:table-cell office:value-type="float" office:value="0.003028025">
            <text:p>0.003028025</text:p>
          </table:table-cell>
          <table:table-cell office:value-type="float" office:value="0.0027108837">
            <text:p>0.0027108837</text:p>
          </table:table-cell>
          <table:table-cell office:value-type="float" office:value="0.0029917136">
            <text:p>0.0029917136</text:p>
          </table:table-cell>
          <table:table-cell office:value-type="float" office:value="0.0031271984">
            <text:p>0.0031271984</text:p>
          </table:table-cell>
          <table:table-cell office:value-type="float" office:value="0.0037041">
            <text:p>0.0037041</text:p>
          </table:table-cell>
          <table:table-cell office:value-type="float" office:value="0.0033295501">
            <text:p>0.0033295501</text:p>
          </table:table-cell>
          <table:table-cell office:value-type="float" office:value="0.002874944">
            <text:p>0.002874944</text:p>
          </table:table-cell>
          <table:table-cell office:value-type="float" office:value="0.0032360519">
            <text:p>0.0032360519</text:p>
          </table:table-cell>
          <table:table-cell office:value-type="float" office:value="0.0035988211">
            <text:p>0.0035988211</text:p>
          </table:table-cell>
          <table:table-cell office:value-type="float" office:value="0.0034861786">
            <text:p>0.0034861786</text:p>
          </table:table-cell>
          <table:table-cell office:value-type="float" office:value="0.0029415523">
            <text:p>0.0029415523</text:p>
          </table:table-cell>
          <table:table-cell office:value-type="float" office:value="0.0030911337">
            <text:p>0.0030911337</text:p>
          </table:table-cell>
          <table:table-cell office:value-type="float" office:value="0.0026863734">
            <text:p>0.0026863734</text:p>
          </table:table-cell>
          <table:table-cell office:value-type="float" office:value="0.0029414524">
            <text:p>0.0029414524</text:p>
          </table:table-cell>
          <table:table-cell office:value-type="float" office:value="0.003023894">
            <text:p>0.003023894</text:p>
          </table:table-cell>
          <table:table-cell office:value-type="float" office:value="0.0028046123">
            <text:p>0.0028046123</text:p>
          </table:table-cell>
          <table:table-cell office:value-type="float" office:value="0.0026270724">
            <text:p>0.0026270724</text:p>
          </table:table-cell>
          <table:table-cell office:value-type="float" office:value="0.0027689354">
            <text:p>0.0027689354</text:p>
          </table:table-cell>
          <table:table-cell office:value-type="float" office:value="0.0030948657">
            <text:p>0.0030948657</text:p>
          </table:table-cell>
          <table:table-cell office:value-type="float" office:value="0.0030746511">
            <text:p>0.0030746511</text:p>
          </table:table-cell>
          <table:table-cell office:value-type="float" office:value="0.0029482895">
            <text:p>0.0029482895</text:p>
          </table:table-cell>
          <table:table-cell office:value-type="float" office:value="0.002621444">
            <text:p>0.002621444</text:p>
          </table:table-cell>
          <table:table-cell office:value-type="float" office:value="0.0024747145">
            <text:p>0.0024747145</text:p>
          </table:table-cell>
          <table:table-cell office:value-type="float" office:value="0.003122783">
            <text:p>0.003122783</text:p>
          </table:table-cell>
          <table:table-cell office:value-type="float" office:value="0.0031399513">
            <text:p>0.0031399513</text:p>
          </table:table-cell>
          <table:table-cell office:value-type="float" office:value="0.0024802922">
            <text:p>0.0024802922</text:p>
          </table:table-cell>
          <table:table-cell office:value-type="float" office:value="0.002278106">
            <text:p>0.002278106</text:p>
          </table:table-cell>
          <table:table-cell office:value-type="float" office:value="0.0021046763">
            <text:p>0.0021046763</text:p>
          </table:table-cell>
          <table:table-cell office:value-type="float" office:value="0.0022997106">
            <text:p>0.0022997106</text:p>
          </table:table-cell>
          <table:table-cell office:value-type="float" office:value="0.0026839364">
            <text:p>0.0026839364</text:p>
          </table:table-cell>
          <table:table-cell office:value-type="float" office:value="0.0026852225">
            <text:p>0.0026852225</text:p>
          </table:table-cell>
          <table:table-cell office:value-type="float" office:value="0.002324977">
            <text:p>0.002324977</text:p>
          </table:table-cell>
          <table:table-cell office:value-type="float" office:value="0.0021151458">
            <text:p>0.0021151458</text:p>
          </table:table-cell>
          <table:table-cell office:value-type="float" office:value="0.0027829797">
            <text:p>0.0027829797</text:p>
          </table:table-cell>
          <table:table-cell office:value-type="float" office:value="0.0029470471">
            <text:p>0.0029470471</text:p>
          </table:table-cell>
          <table:table-cell office:value-type="float" office:value="0.0026248472">
            <text:p>0.0026248472</text:p>
          </table:table-cell>
          <table:table-cell office:value-type="float" office:value="0.002415165">
            <text:p>0.002415165</text:p>
          </table:table-cell>
          <table:table-cell office:value-type="float" office:value="0.0024166883">
            <text:p>0.0024166883</text:p>
          </table:table-cell>
          <table:table-cell office:value-type="float" office:value="0.0020610592">
            <text:p>0.0020610592</text:p>
          </table:table-cell>
          <table:table-cell office:value-type="float" office:value="0.001918941">
            <text:p>0.001918941</text:p>
          </table:table-cell>
          <table:table-cell office:value-type="float" office:value="0.001735002">
            <text:p>0.001735002</text:p>
          </table:table-cell>
          <table:table-cell office:value-type="float" office:value="0.0018056101">
            <text:p>0.0018056101</text:p>
          </table:table-cell>
          <table:table-cell office:value-type="float" office:value="0.0018477738">
            <text:p>0.0018477738</text:p>
          </table:table-cell>
          <table:table-cell office:value-type="float" office:value="0.0017387856">
            <text:p>0.0017387856</text:p>
          </table:table-cell>
          <table:table-cell office:value-type="float" office:value="0.0018256265">
            <text:p>0.0018256265</text:p>
          </table:table-cell>
          <table:table-cell office:value-type="float" office:value="0.0016489532">
            <text:p>0.0016489532</text:p>
          </table:table-cell>
          <table:table-cell office:value-type="float" office:value="0.0017720297">
            <text:p>0.0017720297</text:p>
          </table:table-cell>
          <table:table-cell office:value-type="float" office:value="0.0015621798">
            <text:p>0.0015621798</text:p>
          </table:table-cell>
          <table:table-cell office:value-type="float" office:value="0.0014564111">
            <text:p>0.0014564111</text:p>
          </table:table-cell>
          <table:table-cell office:value-type="float" office:value="0.0015748546">
            <text:p>0.0015748546</text:p>
          </table:table-cell>
          <table:table-cell office:value-type="float" office:value="0.0019011872">
            <text:p>0.0019011872</text:p>
          </table:table-cell>
          <table:table-cell office:value-type="float" office:value="0.0015335508">
            <text:p>0.0015335508</text:p>
          </table:table-cell>
          <table:table-cell office:value-type="float" office:value="0.0013889546">
            <text:p>0.0013889546</text:p>
          </table:table-cell>
          <table:table-cell office:value-type="float" office:value="0.001338603">
            <text:p>0.001338603</text:p>
          </table:table-cell>
          <table:table-cell office:value-type="float" office:value="0.0013716114">
            <text:p>0.0013716114</text:p>
          </table:table-cell>
          <table:table-cell office:value-type="float" office:value="0.0012152968">
            <text:p>0.0012152968</text:p>
          </table:table-cell>
          <table:table-cell office:value-type="float" office:value="0.0012520411">
            <text:p>0.0012520411</text:p>
          </table:table-cell>
          <table:table-cell office:value-type="float" office:value="0.0011999602">
            <text:p>0.0011999602</text:p>
          </table:table-cell>
          <table:table-cell office:value-type="float" office:value="0.0011401153">
            <text:p>0.0011401153</text:p>
          </table:table-cell>
          <table:table-cell office:value-type="float" office:value="0.0011805266">
            <text:p>0.0011805266</text:p>
          </table:table-cell>
          <table:table-cell office:value-type="float" office:value="0.0012289494">
            <text:p>0.0012289494</text:p>
          </table:table-cell>
          <table:table-cell office:value-type="float" office:value="0.0012431655">
            <text:p>0.0012431655</text:p>
          </table:table-cell>
          <table:table-cell office:value-type="float" office:value="0.0011556514">
            <text:p>0.0011556514</text:p>
          </table:table-cell>
          <table:table-cell office:value-type="float" office:value="0.0011892997">
            <text:p>0.0011892997</text:p>
          </table:table-cell>
          <table:table-cell office:value-type="float" office:value="0.0013803918">
            <text:p>0.0013803918</text:p>
          </table:table-cell>
          <table:table-cell office:value-type="float" office:value="0.0013859128">
            <text:p>0.0013859128</text:p>
          </table:table-cell>
          <table:table-cell office:value-type="float" office:value="0.0013234538">
            <text:p>0.0013234538</text:p>
          </table:table-cell>
          <table:table-cell table:style-name="ce1" office:value-type="float" office:value="0.00092257425">
            <text:p>9.23E-004</text:p>
          </table:table-cell>
          <table:table-cell table:style-name="ce1" office:value-type="float" office:value="0.00084601424">
            <text:p>8.46E-004</text:p>
          </table:table-cell>
          <table:table-cell table:style-name="ce1" office:value-type="float" office:value="0.00080550247">
            <text:p>8.06E-004</text:p>
          </table:table-cell>
          <table:table-cell table:style-name="ce1" office:value-type="float" office:value="0.0007333259">
            <text:p>7.33E-004</text:p>
          </table:table-cell>
          <table:table-cell table:style-name="ce1" office:value-type="float" office:value="0.00070075935">
            <text:p>7.01E-004</text:p>
          </table:table-cell>
          <table:table-cell table:style-name="ce1" office:value-type="float" office:value="0.00068766717">
            <text:p>6.88E-004</text:p>
          </table:table-cell>
          <table:table-cell table:style-name="ce1" office:value-type="float" office:value="0.0007563194">
            <text:p>7.56E-004</text:p>
          </table:table-cell>
          <table:table-cell table:style-name="ce1" office:value-type="float" office:value="0.00093834585">
            <text:p>9.38E-004</text:p>
          </table:table-cell>
          <table:table-cell office:value-type="float" office:value="0.0011933337">
            <text:p>0.0011933337</text:p>
          </table:table-cell>
          <table:table-cell office:value-type="float" office:value="0.0015036453">
            <text:p>0.0015036453</text:p>
          </table:table-cell>
          <table:table-cell office:value-type="float" office:value="0.0012306137">
            <text:p>0.0012306137</text:p>
          </table:table-cell>
          <table:table-cell table:style-name="ce1" office:value-type="float" office:value="0.0008973359">
            <text:p>8.97E-004</text:p>
          </table:table-cell>
          <table:table-cell table:style-name="ce1" office:value-type="float" office:value="0.00083140604">
            <text:p>8.31E-004</text:p>
          </table:table-cell>
          <table:table-cell table:style-name="ce1" office:value-type="float" office:value="0.00079286593">
            <text:p>7.93E-004</text:p>
          </table:table-cell>
          <table:table-cell table:style-name="ce1" office:value-type="float" office:value="0.00076045655">
            <text:p>7.60E-004</text:p>
          </table:table-cell>
          <table:table-cell office:value-type="float" office:value="0.0009312809">
            <text:p>9.31E-004</text:p>
          </table:table-cell>
          <table:table-cell office:value-type="float" office:value="0.0011949994">
            <text:p>0.0011949994</text:p>
          </table:table-cell>
          <table:table-cell office:value-type="float" office:value="0.001032731">
            <text:p>0.001032731</text:p>
          </table:table-cell>
          <table:table-cell table:style-name="ce1" office:value-type="float" office:value="0.0007750978">
            <text:p>7.75E-004</text:p>
          </table:table-cell>
          <table:table-cell table:style-name="ce1" office:value-type="float" office:value="0.00074403116">
            <text:p>7.44E-004</text:p>
          </table:table-cell>
          <table:table-cell table:style-name="ce1" office:value-type="float" office:value="0.00076173455">
            <text:p>7.62E-004</text:p>
          </table:table-cell>
          <table:table-cell table:style-name="ce1" office:value-type="float" office:value="0.0008272224">
            <text:p>8.27E-004</text:p>
          </table:table-cell>
          <table:table-cell table:style-name="ce1" office:value-type="float" office:value="0.00095469377">
            <text:p>9.55E-004</text:p>
          </table:table-cell>
          <table:table-cell office:value-type="float" office:value="0.0009107604">
            <text:p>9.11E-004</text:p>
          </table:table-cell>
          <table:table-cell office:value-type="float" office:value="0.00077300705">
            <text:p>7.73E-004</text:p>
          </table:table-cell>
          <table:table-cell office:value-type="float" office:value="0.00066364">
            <text:p>6.64E-004</text:p>
          </table:table-cell>
          <table:table-cell office:value-type="float" office:value="0.0007284769">
            <text:p>7.28E-004</text:p>
          </table:table-cell>
          <table:table-cell office:value-type="float" office:value="0.00080439175">
            <text:p>8.04E-004</text:p>
          </table:table-cell>
          <table:table-cell office:value-type="float" office:value="0.0009763401">
            <text:p>9.76E-004</text:p>
          </table:table-cell>
          <table:table-cell table:style-name="Default" office:value-type="float" office:value="0.0010859021">
            <text:p>0.0010859021</text:p>
          </table:table-cell>
          <table:table-cell table:style-name="Default" office:value-type="float" office:value="0.0010397896">
            <text:p>0.0010397896</text:p>
          </table:table-cell>
          <table:table-cell office:value-type="float" office:value="0.0009623247">
            <text:p>9.62E-004</text:p>
          </table:table-cell>
          <table:table-cell office:value-type="float" office:value="0.0009180057">
            <text:p>9.18E-004</text:p>
          </table:table-cell>
          <table:table-cell office:value-type="float" office:value="0.0007202481">
            <text:p>7.20E-004</text:p>
          </table:table-cell>
          <table:table-cell office:value-type="float" office:value="0.0006003263">
            <text:p>6.00E-004</text:p>
          </table:table-cell>
          <table:table-cell office:value-type="float" office:value="0.0005851069">
            <text:p>5.85E-004</text:p>
          </table:table-cell>
          <table:table-cell office:value-type="float" office:value="0.00054951495">
            <text:p>5.50E-004</text:p>
          </table:table-cell>
          <table:table-cell office:value-type="float" office:value="0.00050379685">
            <text:p>5.04E-004</text:p>
          </table:table-cell>
          <table:table-cell office:value-type="float" office:value="0.000489005">
            <text:p>4.89E-004</text:p>
          </table:table-cell>
          <table:table-cell office:value-type="float" office:value="0.0005277712">
            <text:p>5.28E-004</text:p>
          </table:table-cell>
          <table:table-cell office:value-type="float" office:value="0.00060499157">
            <text:p>6.05E-004</text:p>
          </table:table-cell>
          <table:table-cell office:value-type="float" office:value="0.0005489375">
            <text:p>5.49E-004</text:p>
          </table:table-cell>
          <table:table-cell office:value-type="float" office:value="0.00050142704">
            <text:p>5.01E-004</text:p>
          </table:table-cell>
          <table:table-cell office:value-type="float" office:value="0.00051155186">
            <text:p>5.12E-004</text:p>
          </table:table-cell>
          <table:table-cell office:value-type="float" office:value="0.00049043685">
            <text:p>4.90E-004</text:p>
          </table:table-cell>
          <table:table-cell office:value-type="float" office:value="0.00044436162">
            <text:p>4.44E-004</text:p>
          </table:table-cell>
          <table:table-cell office:value-type="float" office:value="0.00044369206">
            <text:p>4.44E-004</text:p>
          </table:table-cell>
          <table:table-cell office:value-type="float" office:value="0.0004464177">
            <text:p>4.46E-004</text:p>
          </table:table-cell>
          <table:table-cell office:value-type="float" office:value="0.00044672133">
            <text:p>4.47E-004</text:p>
          </table:table-cell>
          <table:table-cell office:value-type="float" office:value="0.0004455549">
            <text:p>4.46E-004</text:p>
          </table:table-cell>
          <table:table-cell office:value-type="float" office:value="0.00044668457">
            <text:p>4.47E-004</text:p>
          </table:table-cell>
          <table:table-cell office:value-type="float" office:value="0.0004487481">
            <text:p>4.49E-004</text:p>
          </table:table-cell>
          <table:table-cell office:value-type="float" office:value="0.00045194567">
            <text:p>4.52E-004</text:p>
          </table:table-cell>
          <table:table-cell office:value-type="float" office:value="0.0004528812">
            <text:p>4.53E-004</text:p>
          </table:table-cell>
          <table:table-cell office:value-type="float" office:value="0.00045370514">
            <text:p>4.54E-004</text:p>
          </table:table-cell>
          <table:table-cell office:value-type="float" office:value="0.00045458254">
            <text:p>4.55E-004</text:p>
          </table:table-cell>
          <table:table-cell office:value-type="float" office:value="0.00045666008">
            <text:p>4.57E-004</text:p>
          </table:table-cell>
          <table:table-cell office:value-type="float" office:value="0.00045875652">
            <text:p>4.59E-004</text:p>
          </table:table-cell>
          <table:table-cell office:value-type="float" office:value="0.00046023543">
            <text:p>4.60E-004</text:p>
          </table:table-cell>
          <table:table-cell office:value-type="float" office:value="0.00046114935">
            <text:p>4.61E-004</text:p>
          </table:table-cell>
          <table:table-cell office:value-type="float" office:value="0.00046269153">
            <text:p>4.63E-004</text:p>
          </table:table-cell>
          <table:table-cell office:value-type="float" office:value="0.00046551996">
            <text:p>4.66E-004</text:p>
          </table:table-cell>
          <table:table-cell office:value-type="float" office:value="0.00046562657">
            <text:p>4.66E-004</text:p>
          </table:table-cell>
          <table:table-cell office:value-type="float" office:value="0.00046675993">
            <text:p>4.67E-004</text:p>
          </table:table-cell>
          <table:table-cell office:value-type="float" office:value="0.0004678728">
            <text:p>4.68E-004</text:p>
          </table:table-cell>
          <table:table-cell office:value-type="float" office:value="0.00047144847">
            <text:p>4.71E-004</text:p>
          </table:table-cell>
          <table:table-cell office:value-type="float" office:value="0.0004725618">
            <text:p>4.73E-004</text:p>
          </table:table-cell>
          <table:table-cell office:value-type="float" office:value="0.0004730629">
            <text:p>4.73E-004</text:p>
          </table:table-cell>
          <table:table-cell office:value-type="float" office:value="0.00047365404">
            <text:p>4.74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19 Freedom Exists.mp3</text:p>
          </table:table-cell>
          <table:table-cell office:value-type="float" office:value="0.0142517695">
            <text:p>0.0142517695</text:p>
          </table:table-cell>
          <table:table-cell office:value-type="float" office:value="0.0768397">
            <text:p>0.0768397</text:p>
          </table:table-cell>
          <table:table-cell office:value-type="float" office:value="0.08008011">
            <text:p>0.08008011</text:p>
          </table:table-cell>
          <table:table-cell office:value-type="float" office:value="0.048123274">
            <text:p>0.048123274</text:p>
          </table:table-cell>
          <table:table-cell office:value-type="float" office:value="0.0350441">
            <text:p>0.0350441</text:p>
          </table:table-cell>
          <table:table-cell office:value-type="float" office:value="0.02975567">
            <text:p>0.02975567</text:p>
          </table:table-cell>
          <table:table-cell office:value-type="float" office:value="0.022344718">
            <text:p>0.022344718</text:p>
          </table:table-cell>
          <table:table-cell office:value-type="float" office:value="0.016186912">
            <text:p>0.016186912</text:p>
          </table:table-cell>
          <table:table-cell office:value-type="float" office:value="0.009961007">
            <text:p>0.009961007</text:p>
          </table:table-cell>
          <table:table-cell office:value-type="float" office:value="0.007347823">
            <text:p>0.007347823</text:p>
          </table:table-cell>
          <table:table-cell office:value-type="float" office:value="0.007373645">
            <text:p>0.007373645</text:p>
          </table:table-cell>
          <table:table-cell office:value-type="float" office:value="0.00776575">
            <text:p>0.00776575</text:p>
          </table:table-cell>
          <table:table-cell office:value-type="float" office:value="0.0061205234">
            <text:p>0.0061205234</text:p>
          </table:table-cell>
          <table:table-cell office:value-type="float" office:value="0.0051582367">
            <text:p>0.0051582367</text:p>
          </table:table-cell>
          <table:table-cell office:value-type="float" office:value="0.0048664156">
            <text:p>0.0048664156</text:p>
          </table:table-cell>
          <table:table-cell office:value-type="float" office:value="0.0046330635">
            <text:p>0.0046330635</text:p>
          </table:table-cell>
          <table:table-cell office:value-type="float" office:value="0.0048011206">
            <text:p>0.0048011206</text:p>
          </table:table-cell>
          <table:table-cell office:value-type="float" office:value="0.0043105283">
            <text:p>0.0043105283</text:p>
          </table:table-cell>
          <table:table-cell office:value-type="float" office:value="0.0040397434">
            <text:p>0.0040397434</text:p>
          </table:table-cell>
          <table:table-cell office:value-type="float" office:value="0.0033173552">
            <text:p>0.0033173552</text:p>
          </table:table-cell>
          <table:table-cell office:value-type="float" office:value="0.0029310945">
            <text:p>0.0029310945</text:p>
          </table:table-cell>
          <table:table-cell office:value-type="float" office:value="0.0028167553">
            <text:p>0.0028167553</text:p>
          </table:table-cell>
          <table:table-cell office:value-type="float" office:value="0.002834359">
            <text:p>0.002834359</text:p>
          </table:table-cell>
          <table:table-cell office:value-type="float" office:value="0.0023243683">
            <text:p>0.0023243683</text:p>
          </table:table-cell>
          <table:table-cell office:value-type="float" office:value="0.0024075639">
            <text:p>0.0024075639</text:p>
          </table:table-cell>
          <table:table-cell office:value-type="float" office:value="0.0026867723">
            <text:p>0.0026867723</text:p>
          </table:table-cell>
          <table:table-cell office:value-type="float" office:value="0.0030103337">
            <text:p>0.0030103337</text:p>
          </table:table-cell>
          <table:table-cell office:value-type="float" office:value="0.0036767893">
            <text:p>0.0036767893</text:p>
          </table:table-cell>
          <table:table-cell office:value-type="float" office:value="0.00396294">
            <text:p>0.00396294</text:p>
          </table:table-cell>
          <table:table-cell office:value-type="float" office:value="0.0036904719">
            <text:p>0.0036904719</text:p>
          </table:table-cell>
          <table:table-cell office:value-type="float" office:value="0.0030071535">
            <text:p>0.0030071535</text:p>
          </table:table-cell>
          <table:table-cell office:value-type="float" office:value="0.0024104188">
            <text:p>0.0024104188</text:p>
          </table:table-cell>
          <table:table-cell office:value-type="float" office:value="0.002190447">
            <text:p>0.002190447</text:p>
          </table:table-cell>
          <table:table-cell office:value-type="float" office:value="0.0020007007">
            <text:p>0.0020007007</text:p>
          </table:table-cell>
          <table:table-cell office:value-type="float" office:value="0.0019947612">
            <text:p>0.0019947612</text:p>
          </table:table-cell>
          <table:table-cell office:value-type="float" office:value="0.0022609658">
            <text:p>0.0022609658</text:p>
          </table:table-cell>
          <table:table-cell office:value-type="float" office:value="0.0026479084">
            <text:p>0.0026479084</text:p>
          </table:table-cell>
          <table:table-cell office:value-type="float" office:value="0.002668848">
            <text:p>0.002668848</text:p>
          </table:table-cell>
          <table:table-cell office:value-type="float" office:value="0.0028389175">
            <text:p>0.0028389175</text:p>
          </table:table-cell>
          <table:table-cell office:value-type="float" office:value="0.0030344264">
            <text:p>0.0030344264</text:p>
          </table:table-cell>
          <table:table-cell office:value-type="float" office:value="0.0030281905">
            <text:p>0.0030281905</text:p>
          </table:table-cell>
          <table:table-cell office:value-type="float" office:value="0.0031066686">
            <text:p>0.0031066686</text:p>
          </table:table-cell>
          <table:table-cell office:value-type="float" office:value="0.0034195187">
            <text:p>0.0034195187</text:p>
          </table:table-cell>
          <table:table-cell office:value-type="float" office:value="0.0037617835">
            <text:p>0.0037617835</text:p>
          </table:table-cell>
          <table:table-cell office:value-type="float" office:value="0.0037383896">
            <text:p>0.0037383896</text:p>
          </table:table-cell>
          <table:table-cell office:value-type="float" office:value="0.0032415986">
            <text:p>0.0032415986</text:p>
          </table:table-cell>
          <table:table-cell office:value-type="float" office:value="0.0029302111">
            <text:p>0.0029302111</text:p>
          </table:table-cell>
          <table:table-cell office:value-type="float" office:value="0.003130571">
            <text:p>0.003130571</text:p>
          </table:table-cell>
          <table:table-cell office:value-type="float" office:value="0.0033318265">
            <text:p>0.0033318265</text:p>
          </table:table-cell>
          <table:table-cell office:value-type="float" office:value="0.0036402508">
            <text:p>0.0036402508</text:p>
          </table:table-cell>
          <table:table-cell office:value-type="float" office:value="0.0038338199">
            <text:p>0.0038338199</text:p>
          </table:table-cell>
          <table:table-cell office:value-type="float" office:value="0.00390359">
            <text:p>0.00390359</text:p>
          </table:table-cell>
          <table:table-cell office:value-type="float" office:value="0.0038071782">
            <text:p>0.0038071782</text:p>
          </table:table-cell>
          <table:table-cell office:value-type="float" office:value="0.003222745">
            <text:p>0.003222745</text:p>
          </table:table-cell>
          <table:table-cell office:value-type="float" office:value="0.0028095925">
            <text:p>0.0028095925</text:p>
          </table:table-cell>
          <table:table-cell office:value-type="float" office:value="0.0024681652">
            <text:p>0.0024681652</text:p>
          </table:table-cell>
          <table:table-cell office:value-type="float" office:value="0.0023832358">
            <text:p>0.0023832358</text:p>
          </table:table-cell>
          <table:table-cell office:value-type="float" office:value="0.0023003293">
            <text:p>0.0023003293</text:p>
          </table:table-cell>
          <table:table-cell office:value-type="float" office:value="0.0026811783">
            <text:p>0.0026811783</text:p>
          </table:table-cell>
          <table:table-cell office:value-type="float" office:value="0.0027892704">
            <text:p>0.0027892704</text:p>
          </table:table-cell>
          <table:table-cell office:value-type="float" office:value="0.0024178997">
            <text:p>0.0024178997</text:p>
          </table:table-cell>
          <table:table-cell office:value-type="float" office:value="0.002470652">
            <text:p>0.002470652</text:p>
          </table:table-cell>
          <table:table-cell office:value-type="float" office:value="0.0025747437">
            <text:p>0.0025747437</text:p>
          </table:table-cell>
          <table:table-cell office:value-type="float" office:value="0.00258556">
            <text:p>0.00258556</text:p>
          </table:table-cell>
          <table:table-cell office:value-type="float" office:value="0.0026213862">
            <text:p>0.0026213862</text:p>
          </table:table-cell>
          <table:table-cell office:value-type="float" office:value="0.0025600411">
            <text:p>0.0025600411</text:p>
          </table:table-cell>
          <table:table-cell office:value-type="float" office:value="0.002416973">
            <text:p>0.002416973</text:p>
          </table:table-cell>
          <table:table-cell office:value-type="float" office:value="0.002129456">
            <text:p>0.002129456</text:p>
          </table:table-cell>
          <table:table-cell office:value-type="float" office:value="0.0022490602">
            <text:p>0.0022490602</text:p>
          </table:table-cell>
          <table:table-cell office:value-type="float" office:value="0.0022539024">
            <text:p>0.0022539024</text:p>
          </table:table-cell>
          <table:table-cell office:value-type="float" office:value="0.0023852445">
            <text:p>0.0023852445</text:p>
          </table:table-cell>
          <table:table-cell office:value-type="float" office:value="0.002321463">
            <text:p>0.002321463</text:p>
          </table:table-cell>
          <table:table-cell office:value-type="float" office:value="0.002230227">
            <text:p>0.002230227</text:p>
          </table:table-cell>
          <table:table-cell office:value-type="float" office:value="0.0024908406">
            <text:p>0.0024908406</text:p>
          </table:table-cell>
          <table:table-cell office:value-type="float" office:value="0.0027309465">
            <text:p>0.0027309465</text:p>
          </table:table-cell>
          <table:table-cell office:value-type="float" office:value="0.0026477426">
            <text:p>0.0026477426</text:p>
          </table:table-cell>
          <table:table-cell office:value-type="float" office:value="0.0030906396">
            <text:p>0.0030906396</text:p>
          </table:table-cell>
          <table:table-cell office:value-type="float" office:value="0.0033616477">
            <text:p>0.0033616477</text:p>
          </table:table-cell>
          <table:table-cell office:value-type="float" office:value="0.0036993641">
            <text:p>0.0036993641</text:p>
          </table:table-cell>
          <table:table-cell office:value-type="float" office:value="0.0041225925">
            <text:p>0.0041225925</text:p>
          </table:table-cell>
          <table:table-cell office:value-type="float" office:value="0.004001927">
            <text:p>0.004001927</text:p>
          </table:table-cell>
          <table:table-cell office:value-type="float" office:value="0.003522338">
            <text:p>0.003522338</text:p>
          </table:table-cell>
          <table:table-cell office:value-type="float" office:value="0.0033456036">
            <text:p>0.0033456036</text:p>
          </table:table-cell>
          <table:table-cell office:value-type="float" office:value="0.0033601734">
            <text:p>0.0033601734</text:p>
          </table:table-cell>
          <table:table-cell office:value-type="float" office:value="0.0037399833">
            <text:p>0.0037399833</text:p>
          </table:table-cell>
          <table:table-cell office:value-type="float" office:value="0.004033803">
            <text:p>0.004033803</text:p>
          </table:table-cell>
          <table:table-cell office:value-type="float" office:value="0.004258108">
            <text:p>0.004258108</text:p>
          </table:table-cell>
          <table:table-cell office:value-type="float" office:value="0.003945022">
            <text:p>0.003945022</text:p>
          </table:table-cell>
          <table:table-cell office:value-type="float" office:value="0.004207373">
            <text:p>0.004207373</text:p>
          </table:table-cell>
          <table:table-cell office:value-type="float" office:value="0.003954159">
            <text:p>0.003954159</text:p>
          </table:table-cell>
          <table:table-cell office:value-type="float" office:value="0.004304413">
            <text:p>0.004304413</text:p>
          </table:table-cell>
          <table:table-cell office:value-type="float" office:value="0.0044185095">
            <text:p>0.0044185095</text:p>
          </table:table-cell>
          <table:table-cell office:value-type="float" office:value="0.00459767">
            <text:p>0.00459767</text:p>
          </table:table-cell>
          <table:table-cell office:value-type="float" office:value="0.0039229854">
            <text:p>0.0039229854</text:p>
          </table:table-cell>
          <table:table-cell office:value-type="float" office:value="0.0030954038">
            <text:p>0.0030954038</text:p>
          </table:table-cell>
          <table:table-cell office:value-type="float" office:value="0.0031205653">
            <text:p>0.0031205653</text:p>
          </table:table-cell>
          <table:table-cell office:value-type="float" office:value="0.0035983056">
            <text:p>0.0035983056</text:p>
          </table:table-cell>
          <table:table-cell office:value-type="float" office:value="0.003923945">
            <text:p>0.003923945</text:p>
          </table:table-cell>
          <table:table-cell office:value-type="float" office:value="0.0044000163">
            <text:p>0.0044000163</text:p>
          </table:table-cell>
          <table:table-cell office:value-type="float" office:value="0.0042713783">
            <text:p>0.0042713783</text:p>
          </table:table-cell>
          <table:table-cell office:value-type="float" office:value="0.004519353">
            <text:p>0.004519353</text:p>
          </table:table-cell>
          <table:table-cell office:value-type="float" office:value="0.004527586">
            <text:p>0.004527586</text:p>
          </table:table-cell>
          <table:table-cell office:value-type="float" office:value="0.003925783">
            <text:p>0.003925783</text:p>
          </table:table-cell>
          <table:table-cell office:value-type="float" office:value="0.003975299">
            <text:p>0.003975299</text:p>
          </table:table-cell>
          <table:table-cell office:value-type="float" office:value="0.0046466">
            <text:p>0.0046466</text:p>
          </table:table-cell>
          <table:table-cell office:value-type="float" office:value="0.004866537">
            <text:p>0.004866537</text:p>
          </table:table-cell>
          <table:table-cell office:value-type="float" office:value="0.0052379705">
            <text:p>0.0052379705</text:p>
          </table:table-cell>
          <table:table-cell office:value-type="float" office:value="0.0052062236">
            <text:p>0.0052062236</text:p>
          </table:table-cell>
          <table:table-cell office:value-type="float" office:value="0.005277635">
            <text:p>0.005277635</text:p>
          </table:table-cell>
          <table:table-cell office:value-type="float" office:value="0.005302534">
            <text:p>0.005302534</text:p>
          </table:table-cell>
          <table:table-cell office:value-type="float" office:value="0.005355464">
            <text:p>0.005355464</text:p>
          </table:table-cell>
          <table:table-cell office:value-type="float" office:value="0.004761858">
            <text:p>0.004761858</text:p>
          </table:table-cell>
          <table:table-cell office:value-type="float" office:value="0.004930729">
            <text:p>0.004930729</text:p>
          </table:table-cell>
          <table:table-cell office:value-type="float" office:value="0.0052308016">
            <text:p>0.0052308016</text:p>
          </table:table-cell>
          <table:table-cell office:value-type="float" office:value="0.0055675684">
            <text:p>0.0055675684</text:p>
          </table:table-cell>
          <table:table-cell office:value-type="float" office:value="0.0056280596">
            <text:p>0.0056280596</text:p>
          </table:table-cell>
          <table:table-cell office:value-type="float" office:value="0.0056076157">
            <text:p>0.0056076157</text:p>
          </table:table-cell>
          <table:table-cell office:value-type="float" office:value="0.0051357164">
            <text:p>0.0051357164</text:p>
          </table:table-cell>
          <table:table-cell office:value-type="float" office:value="0.0053175623">
            <text:p>0.0053175623</text:p>
          </table:table-cell>
          <table:table-cell office:value-type="float" office:value="0.005038064">
            <text:p>0.005038064</text:p>
          </table:table-cell>
          <table:table-cell office:value-type="float" office:value="0.0046146084">
            <text:p>0.0046146084</text:p>
          </table:table-cell>
          <table:table-cell office:value-type="float" office:value="0.0047579603">
            <text:p>0.0047579603</text:p>
          </table:table-cell>
          <table:table-cell office:value-type="float" office:value="0.004959391">
            <text:p>0.004959391</text:p>
          </table:table-cell>
          <table:table-cell office:value-type="float" office:value="0.005245564">
            <text:p>0.005245564</text:p>
          </table:table-cell>
          <table:table-cell office:value-type="float" office:value="0.0051570046">
            <text:p>0.0051570046</text:p>
          </table:table-cell>
          <table:table-cell office:value-type="float" office:value="0.005380784">
            <text:p>0.005380784</text:p>
          </table:table-cell>
          <table:table-cell office:value-type="float" office:value="0.005311477">
            <text:p>0.005311477</text:p>
          </table:table-cell>
          <table:table-cell office:value-type="float" office:value="0.005607194">
            <text:p>0.005607194</text:p>
          </table:table-cell>
          <table:table-cell office:value-type="float" office:value="0.004869556">
            <text:p>0.004869556</text:p>
          </table:table-cell>
          <table:table-cell office:value-type="float" office:value="0.004440505">
            <text:p>0.004440505</text:p>
          </table:table-cell>
          <table:table-cell office:value-type="float" office:value="0.0048516183">
            <text:p>0.0048516183</text:p>
          </table:table-cell>
          <table:table-cell office:value-type="float" office:value="0.0046352595">
            <text:p>0.0046352595</text:p>
          </table:table-cell>
          <table:table-cell office:value-type="float" office:value="0.004559218">
            <text:p>0.004559218</text:p>
          </table:table-cell>
          <table:table-cell office:value-type="float" office:value="0.005027318">
            <text:p>0.005027318</text:p>
          </table:table-cell>
          <table:table-cell office:value-type="float" office:value="0.005234458">
            <text:p>0.005234458</text:p>
          </table:table-cell>
          <table:table-cell office:value-type="float" office:value="0.005187809">
            <text:p>0.005187809</text:p>
          </table:table-cell>
          <table:table-cell office:value-type="float" office:value="0.005284474">
            <text:p>0.005284474</text:p>
          </table:table-cell>
          <table:table-cell office:value-type="float" office:value="0.005146192">
            <text:p>0.005146192</text:p>
          </table:table-cell>
          <table:table-cell office:value-type="float" office:value="0.004538873">
            <text:p>0.004538873</text:p>
          </table:table-cell>
          <table:table-cell office:value-type="float" office:value="0.0044161957">
            <text:p>0.0044161957</text:p>
          </table:table-cell>
          <table:table-cell office:value-type="float" office:value="0.0046846555">
            <text:p>0.0046846555</text:p>
          </table:table-cell>
          <table:table-cell office:value-type="float" office:value="0.0045172605">
            <text:p>0.0045172605</text:p>
          </table:table-cell>
          <table:table-cell office:value-type="float" office:value="0.0044753216">
            <text:p>0.0044753216</text:p>
          </table:table-cell>
          <table:table-cell office:value-type="float" office:value="0.0043991925">
            <text:p>0.0043991925</text:p>
          </table:table-cell>
          <table:table-cell office:value-type="float" office:value="0.004120263">
            <text:p>0.004120263</text:p>
          </table:table-cell>
          <table:table-cell office:value-type="float" office:value="0.0037303108">
            <text:p>0.0037303108</text:p>
          </table:table-cell>
          <table:table-cell office:value-type="float" office:value="0.0035646714">
            <text:p>0.0035646714</text:p>
          </table:table-cell>
          <table:table-cell office:value-type="float" office:value="0.0034712781">
            <text:p>0.0034712781</text:p>
          </table:table-cell>
          <table:table-cell office:value-type="float" office:value="0.0034225802">
            <text:p>0.0034225802</text:p>
          </table:table-cell>
          <table:table-cell office:value-type="float" office:value="0.0032182946">
            <text:p>0.0032182946</text:p>
          </table:table-cell>
          <table:table-cell office:value-type="float" office:value="0.0032205037">
            <text:p>0.0032205037</text:p>
          </table:table-cell>
          <table:table-cell office:value-type="float" office:value="0.0032178364">
            <text:p>0.0032178364</text:p>
          </table:table-cell>
          <table:table-cell office:value-type="float" office:value="0.0032121541">
            <text:p>0.0032121541</text:p>
          </table:table-cell>
          <table:table-cell office:value-type="float" office:value="0.0030700467">
            <text:p>0.0030700467</text:p>
          </table:table-cell>
          <table:table-cell office:value-type="float" office:value="0.0028522853">
            <text:p>0.0028522853</text:p>
          </table:table-cell>
          <table:table-cell office:value-type="float" office:value="0.0026449112">
            <text:p>0.0026449112</text:p>
          </table:table-cell>
          <table:table-cell office:value-type="float" office:value="0.0025900335">
            <text:p>0.0025900335</text:p>
          </table:table-cell>
          <table:table-cell office:value-type="float" office:value="0.0024979392">
            <text:p>0.0024979392</text:p>
          </table:table-cell>
          <table:table-cell office:value-type="float" office:value="0.0026805708">
            <text:p>0.0026805708</text:p>
          </table:table-cell>
          <table:table-cell office:value-type="float" office:value="0.0025289839">
            <text:p>0.0025289839</text:p>
          </table:table-cell>
          <table:table-cell office:value-type="float" office:value="0.0025817063">
            <text:p>0.0025817063</text:p>
          </table:table-cell>
          <table:table-cell office:value-type="float" office:value="0.0025421393">
            <text:p>0.0025421393</text:p>
          </table:table-cell>
          <table:table-cell office:value-type="float" office:value="0.0026287218">
            <text:p>0.0026287218</text:p>
          </table:table-cell>
          <table:table-cell office:value-type="float" office:value="0.0024632518">
            <text:p>0.0024632518</text:p>
          </table:table-cell>
          <table:table-cell office:value-type="float" office:value="0.0021247834">
            <text:p>0.0021247834</text:p>
          </table:table-cell>
          <table:table-cell office:value-type="float" office:value="0.0022052797">
            <text:p>0.0022052797</text:p>
          </table:table-cell>
          <table:table-cell office:value-type="float" office:value="0.0022621283">
            <text:p>0.0022621283</text:p>
          </table:table-cell>
          <table:table-cell office:value-type="float" office:value="0.0021727916">
            <text:p>0.0021727916</text:p>
          </table:table-cell>
          <table:table-cell office:value-type="float" office:value="0.0022499675">
            <text:p>0.0022499675</text:p>
          </table:table-cell>
          <table:table-cell office:value-type="float" office:value="0.0021425153">
            <text:p>0.0021425153</text:p>
          </table:table-cell>
          <table:table-cell office:value-type="float" office:value="0.0018751684">
            <text:p>0.0018751684</text:p>
          </table:table-cell>
          <table:table-cell office:value-type="float" office:value="0.0017641648">
            <text:p>0.0017641648</text:p>
          </table:table-cell>
          <table:table-cell office:value-type="float" office:value="0.0016692702">
            <text:p>0.0016692702</text:p>
          </table:table-cell>
          <table:table-cell office:value-type="float" office:value="0.0017193201">
            <text:p>0.0017193201</text:p>
          </table:table-cell>
          <table:table-cell office:value-type="float" office:value="0.001683542">
            <text:p>0.001683542</text:p>
          </table:table-cell>
          <table:table-cell office:value-type="float" office:value="0.0015813599">
            <text:p>0.0015813599</text:p>
          </table:table-cell>
          <table:table-cell office:value-type="float" office:value="0.0016656135">
            <text:p>0.0016656135</text:p>
          </table:table-cell>
          <table:table-cell office:value-type="float" office:value="0.00156427">
            <text:p>0.00156427</text:p>
          </table:table-cell>
          <table:table-cell office:value-type="float" office:value="0.0015896994">
            <text:p>0.0015896994</text:p>
          </table:table-cell>
          <table:table-cell office:value-type="float" office:value="0.0013963563">
            <text:p>0.0013963563</text:p>
          </table:table-cell>
          <table:table-cell office:value-type="float" office:value="0.0014009773">
            <text:p>0.0014009773</text:p>
          </table:table-cell>
          <table:table-cell office:value-type="float" office:value="0.0013626798">
            <text:p>0.0013626798</text:p>
          </table:table-cell>
          <table:table-cell office:value-type="float" office:value="0.0014361641">
            <text:p>0.0014361641</text:p>
          </table:table-cell>
          <table:table-cell office:value-type="float" office:value="0.0012438012">
            <text:p>0.0012438012</text:p>
          </table:table-cell>
          <table:table-cell office:value-type="float" office:value="0.001121531">
            <text:p>0.001121531</text:p>
          </table:table-cell>
          <table:table-cell office:value-type="float" office:value="0.0010527342">
            <text:p>0.0010527342</text:p>
          </table:table-cell>
          <table:table-cell table:style-name="ce1" office:value-type="float" office:value="0.00067692605">
            <text:p>6.77E-004</text:p>
          </table:table-cell>
          <table:table-cell table:style-name="ce1" office:value-type="float" office:value="0.0006595205">
            <text:p>6.60E-004</text:p>
          </table:table-cell>
          <table:table-cell table:style-name="ce1" office:value-type="float" office:value="0.0006469785">
            <text:p>6.47E-004</text:p>
          </table:table-cell>
          <table:table-cell table:style-name="ce1" office:value-type="float" office:value="0.00062940473">
            <text:p>6.29E-004</text:p>
          </table:table-cell>
          <table:table-cell table:style-name="ce1" office:value-type="float" office:value="0.0005766312">
            <text:p>5.77E-004</text:p>
          </table:table-cell>
          <table:table-cell table:style-name="ce1" office:value-type="float" office:value="0.00058645546">
            <text:p>5.86E-004</text:p>
          </table:table-cell>
          <table:table-cell table:style-name="ce1" office:value-type="float" office:value="0.0006362642">
            <text:p>6.36E-004</text:p>
          </table:table-cell>
          <table:table-cell table:style-name="ce1" office:value-type="float" office:value="0.0006556321">
            <text:p>6.56E-004</text:p>
          </table:table-cell>
          <table:table-cell table:style-name="ce1" office:value-type="float" office:value="0.00056408456">
            <text:p>5.64E-004</text:p>
          </table:table-cell>
          <table:table-cell table:style-name="ce1" office:value-type="float" office:value="0.00055101234">
            <text:p>5.51E-004</text:p>
          </table:table-cell>
          <table:table-cell table:style-name="ce1" office:value-type="float" office:value="0.0005241065">
            <text:p>5.24E-004</text:p>
          </table:table-cell>
          <table:table-cell table:style-name="ce1" office:value-type="float" office:value="0.0005348708">
            <text:p>5.35E-004</text:p>
          </table:table-cell>
          <table:table-cell table:style-name="ce1" office:value-type="float" office:value="0.0005352587">
            <text:p>5.35E-004</text:p>
          </table:table-cell>
          <table:table-cell table:style-name="ce1" office:value-type="float" office:value="0.0005397488">
            <text:p>5.40E-004</text:p>
          </table:table-cell>
          <table:table-cell table:style-name="ce1" office:value-type="float" office:value="0.000537947">
            <text:p>5.38E-004</text:p>
          </table:table-cell>
          <table:table-cell office:value-type="float" office:value="0.0005273261">
            <text:p>5.27E-004</text:p>
          </table:table-cell>
          <table:table-cell table:style-name="ce1" office:value-type="float" office:value="0.00053766626">
            <text:p>5.38E-004</text:p>
          </table:table-cell>
          <table:table-cell table:style-name="ce1" office:value-type="float" office:value="0.00051772106">
            <text:p>5.18E-004</text:p>
          </table:table-cell>
          <table:table-cell table:style-name="ce1" office:value-type="float" office:value="0.00054743956">
            <text:p>5.47E-004</text:p>
          </table:table-cell>
          <table:table-cell table:style-name="ce1" office:value-type="float" office:value="0.00053790957">
            <text:p>5.38E-004</text:p>
          </table:table-cell>
          <table:table-cell table:style-name="ce1" office:value-type="float" office:value="0.0005145967">
            <text:p>5.15E-004</text:p>
          </table:table-cell>
          <table:table-cell table:style-name="ce1" office:value-type="float" office:value="0.0005241214">
            <text:p>5.24E-004</text:p>
          </table:table-cell>
          <table:table-cell table:style-name="ce1" office:value-type="float" office:value="0.000521137">
            <text:p>5.21E-004</text:p>
          </table:table-cell>
          <table:table-cell office:value-type="float" office:value="0.00050997006">
            <text:p>5.10E-004</text:p>
          </table:table-cell>
          <table:table-cell office:value-type="float" office:value="0.00052228005">
            <text:p>5.22E-004</text:p>
          </table:table-cell>
          <table:table-cell office:value-type="float" office:value="0.0005337419">
            <text:p>5.34E-004</text:p>
          </table:table-cell>
          <table:table-cell office:value-type="float" office:value="0.0005265513">
            <text:p>5.27E-004</text:p>
          </table:table-cell>
          <table:table-cell office:value-type="float" office:value="0.0005053123">
            <text:p>5.05E-004</text:p>
          </table:table-cell>
          <table:table-cell office:value-type="float" office:value="0.0005255006">
            <text:p>5.26E-004</text:p>
          </table:table-cell>
          <table:table-cell office:value-type="float" office:value="0.0005279483">
            <text:p>5.28E-004</text:p>
          </table:table-cell>
          <table:table-cell office:value-type="float" office:value="0.00052807236">
            <text:p>5.28E-004</text:p>
          </table:table-cell>
          <table:table-cell office:value-type="float" office:value="0.0005321329">
            <text:p>5.32E-004</text:p>
          </table:table-cell>
          <table:table-cell office:value-type="float" office:value="0.00054202264">
            <text:p>5.42E-004</text:p>
          </table:table-cell>
          <table:table-cell office:value-type="float" office:value="0.0005162698">
            <text:p>5.16E-004</text:p>
          </table:table-cell>
          <table:table-cell office:value-type="float" office:value="0.00052189943">
            <text:p>5.22E-004</text:p>
          </table:table-cell>
          <table:table-cell office:value-type="float" office:value="0.0005434641">
            <text:p>5.43E-004</text:p>
          </table:table-cell>
          <table:table-cell office:value-type="float" office:value="0.00053341436">
            <text:p>5.33E-004</text:p>
          </table:table-cell>
          <table:table-cell office:value-type="float" office:value="0.00052385806">
            <text:p>5.24E-004</text:p>
          </table:table-cell>
          <table:table-cell office:value-type="float" office:value="0.00053343474">
            <text:p>5.33E-004</text:p>
          </table:table-cell>
          <table:table-cell office:value-type="float" office:value="0.00055462564">
            <text:p>5.55E-004</text:p>
          </table:table-cell>
          <table:table-cell office:value-type="float" office:value="0.0005431588">
            <text:p>5.43E-004</text:p>
          </table:table-cell>
          <table:table-cell office:value-type="float" office:value="0.0005402534">
            <text:p>5.40E-004</text:p>
          </table:table-cell>
          <table:table-cell office:value-type="float" office:value="0.00053560187">
            <text:p>5.36E-004</text:p>
          </table:table-cell>
          <table:table-cell office:value-type="float" office:value="0.0005421292">
            <text:p>5.42E-004</text:p>
          </table:table-cell>
          <table:table-cell office:value-type="float" office:value="0.00048689765">
            <text:p>4.87E-004</text:p>
          </table:table-cell>
          <table:table-cell office:value-type="float" office:value="0.00045393943">
            <text:p>4.54E-004</text:p>
          </table:table-cell>
          <table:table-cell office:value-type="float" office:value="0.00045385063">
            <text:p>4.54E-004</text:p>
          </table:table-cell>
          <table:table-cell office:value-type="float" office:value="0.00045438833">
            <text:p>4.54E-004</text:p>
          </table:table-cell>
          <table:table-cell office:value-type="float" office:value="0.00045331084">
            <text:p>4.53E-004</text:p>
          </table:table-cell>
          <table:table-cell office:value-type="float" office:value="0.00045307164">
            <text:p>4.53E-004</text:p>
          </table:table-cell>
          <table:table-cell office:value-type="float" office:value="0.00045301882">
            <text:p>4.53E-004</text:p>
          </table:table-cell>
          <table:table-cell office:value-type="float" office:value="0.00045362138">
            <text:p>4.54E-004</text:p>
          </table:table-cell>
          <table:table-cell office:value-type="float" office:value="0.0004555507">
            <text:p>4.56E-004</text:p>
          </table:table-cell>
          <table:table-cell office:value-type="float" office:value="0.00045709522">
            <text:p>4.57E-004</text:p>
          </table:table-cell>
          <table:table-cell office:value-type="float" office:value="0.00046003133">
            <text:p>4.60E-004</text:p>
          </table:table-cell>
          <table:table-cell office:value-type="float" office:value="0.00046091515">
            <text:p>4.61E-004</text:p>
          </table:table-cell>
          <table:table-cell office:value-type="float" office:value="0.00046486888">
            <text:p>4.65E-004</text:p>
          </table:table-cell>
          <table:table-cell office:value-type="float" office:value="0.00046521839">
            <text:p>4.65E-004</text:p>
          </table:table-cell>
          <table:table-cell office:value-type="float" office:value="0.0004660554">
            <text:p>4.66E-004</text:p>
          </table:table-cell>
          <table:table-cell office:value-type="float" office:value="0.0004695752">
            <text:p>4.70E-004</text:p>
          </table:table-cell>
          <table:table-cell office:value-type="float" office:value="0.00047055716">
            <text:p>4.71E-004</text:p>
          </table:table-cell>
          <table:table-cell office:value-type="float" office:value="0.0004715557">
            <text:p>4.72E-004</text:p>
          </table:table-cell>
          <table:table-cell office:value-type="float" office:value="0.0004748005">
            <text:p>4.75E-004</text:p>
          </table:table-cell>
          <table:table-cell office:value-type="float" office:value="0.00047629277">
            <text:p>4.76E-004</text:p>
          </table:table-cell>
          <table:table-cell office:value-type="float" office:value="0.00047653893">
            <text:p>4.77E-004</text:p>
          </table:table-cell>
          <table:table-cell office:value-type="float" office:value="0.00047943313">
            <text:p>4.79E-004</text:p>
          </table:table-cell>
          <table:table-cell office:value-type="float" office:value="0.00048143044">
            <text:p>4.81E-004</text:p>
          </table:table-cell>
          <table:table-cell office:value-type="float" office:value="0.00048156915">
            <text:p>4.82E-004</text:p>
          </table:table-cell>
          <table:table-cell office:value-type="float" office:value="0.00048167218">
            <text:p>4.82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20 A Feast of Friends.mp3</text:p>
          </table:table-cell>
          <table:table-cell office:value-type="float" office:value="0.04897438">
            <text:p>0.04897438</text:p>
          </table:table-cell>
          <table:table-cell office:value-type="float" office:value="0.079335496">
            <text:p>0.079335496</text:p>
          </table:table-cell>
          <table:table-cell office:value-type="float" office:value="0.06731948">
            <text:p>0.06731948</text:p>
          </table:table-cell>
          <table:table-cell office:value-type="float" office:value="0.04428767">
            <text:p>0.04428767</text:p>
          </table:table-cell>
          <table:table-cell office:value-type="float" office:value="0.04811832">
            <text:p>0.04811832</text:p>
          </table:table-cell>
          <table:table-cell office:value-type="float" office:value="0.044474695">
            <text:p>0.044474695</text:p>
          </table:table-cell>
          <table:table-cell office:value-type="float" office:value="0.051261388">
            <text:p>0.051261388</text:p>
          </table:table-cell>
          <table:table-cell office:value-type="float" office:value="0.035647575">
            <text:p>0.035647575</text:p>
          </table:table-cell>
          <table:table-cell office:value-type="float" office:value="0.020765997">
            <text:p>0.020765997</text:p>
          </table:table-cell>
          <table:table-cell office:value-type="float" office:value="0.021321956">
            <text:p>0.021321956</text:p>
          </table:table-cell>
          <table:table-cell office:value-type="float" office:value="0.017968044">
            <text:p>0.017968044</text:p>
          </table:table-cell>
          <table:table-cell office:value-type="float" office:value="0.010294378">
            <text:p>0.010294378</text:p>
          </table:table-cell>
          <table:table-cell office:value-type="float" office:value="0.01237057">
            <text:p>0.01237057</text:p>
          </table:table-cell>
          <table:table-cell office:value-type="float" office:value="0.01534314">
            <text:p>0.01534314</text:p>
          </table:table-cell>
          <table:table-cell office:value-type="float" office:value="0.011460769">
            <text:p>0.011460769</text:p>
          </table:table-cell>
          <table:table-cell office:value-type="float" office:value="0.0076270727">
            <text:p>0.0076270727</text:p>
          </table:table-cell>
          <table:table-cell office:value-type="float" office:value="0.009865868">
            <text:p>0.009865868</text:p>
          </table:table-cell>
          <table:table-cell office:value-type="float" office:value="0.006203106">
            <text:p>0.006203106</text:p>
          </table:table-cell>
          <table:table-cell office:value-type="float" office:value="0.011825166">
            <text:p>0.011825166</text:p>
          </table:table-cell>
          <table:table-cell office:value-type="float" office:value="0.0049944366">
            <text:p>0.0049944366</text:p>
          </table:table-cell>
          <table:table-cell office:value-type="float" office:value="0.010140041">
            <text:p>0.010140041</text:p>
          </table:table-cell>
          <table:table-cell office:value-type="float" office:value="0.008585832">
            <text:p>0.008585832</text:p>
          </table:table-cell>
          <table:table-cell office:value-type="float" office:value="0.006372167">
            <text:p>0.006372167</text:p>
          </table:table-cell>
          <table:table-cell office:value-type="float" office:value="0.004708463">
            <text:p>0.004708463</text:p>
          </table:table-cell>
          <table:table-cell office:value-type="float" office:value="0.008626395">
            <text:p>0.008626395</text:p>
          </table:table-cell>
          <table:table-cell office:value-type="float" office:value="0.0050162026">
            <text:p>0.0050162026</text:p>
          </table:table-cell>
          <table:table-cell office:value-type="float" office:value="0.005076719">
            <text:p>0.005076719</text:p>
          </table:table-cell>
          <table:table-cell office:value-type="float" office:value="0.014167388">
            <text:p>0.014167388</text:p>
          </table:table-cell>
          <table:table-cell office:value-type="float" office:value="0.0065483768">
            <text:p>0.0065483768</text:p>
          </table:table-cell>
          <table:table-cell office:value-type="float" office:value="0.006354715">
            <text:p>0.006354715</text:p>
          </table:table-cell>
          <table:table-cell office:value-type="float" office:value="0.0062993965">
            <text:p>0.0062993965</text:p>
          </table:table-cell>
          <table:table-cell office:value-type="float" office:value="0.005460793">
            <text:p>0.005460793</text:p>
          </table:table-cell>
          <table:table-cell office:value-type="float" office:value="0.008118086">
            <text:p>0.008118086</text:p>
          </table:table-cell>
          <table:table-cell office:value-type="float" office:value="0.005765389">
            <text:p>0.005765389</text:p>
          </table:table-cell>
          <table:table-cell office:value-type="float" office:value="0.0066475617">
            <text:p>0.0066475617</text:p>
          </table:table-cell>
          <table:table-cell office:value-type="float" office:value="0.0045269225">
            <text:p>0.0045269225</text:p>
          </table:table-cell>
          <table:table-cell office:value-type="float" office:value="0.009092878">
            <text:p>0.009092878</text:p>
          </table:table-cell>
          <table:table-cell office:value-type="float" office:value="0.0061580935">
            <text:p>0.0061580935</text:p>
          </table:table-cell>
          <table:table-cell office:value-type="float" office:value="0.0047364715">
            <text:p>0.0047364715</text:p>
          </table:table-cell>
          <table:table-cell office:value-type="float" office:value="0.003196531">
            <text:p>0.003196531</text:p>
          </table:table-cell>
          <table:table-cell office:value-type="float" office:value="0.006026111">
            <text:p>0.006026111</text:p>
          </table:table-cell>
          <table:table-cell office:value-type="float" office:value="0.006818812">
            <text:p>0.006818812</text:p>
          </table:table-cell>
          <table:table-cell office:value-type="float" office:value="0.0037988613">
            <text:p>0.0037988613</text:p>
          </table:table-cell>
          <table:table-cell office:value-type="float" office:value="0.0063191326">
            <text:p>0.0063191326</text:p>
          </table:table-cell>
          <table:table-cell office:value-type="float" office:value="0.0051970608">
            <text:p>0.0051970608</text:p>
          </table:table-cell>
          <table:table-cell office:value-type="float" office:value="0.00430971">
            <text:p>0.00430971</text:p>
          </table:table-cell>
          <table:table-cell office:value-type="float" office:value="0.004217817">
            <text:p>0.004217817</text:p>
          </table:table-cell>
          <table:table-cell office:value-type="float" office:value="0.0034176558">
            <text:p>0.0034176558</text:p>
          </table:table-cell>
          <table:table-cell office:value-type="float" office:value="0.005294909">
            <text:p>0.005294909</text:p>
          </table:table-cell>
          <table:table-cell office:value-type="float" office:value="0.0051993146">
            <text:p>0.0051993146</text:p>
          </table:table-cell>
          <table:table-cell office:value-type="float" office:value="0.0041952757">
            <text:p>0.0041952757</text:p>
          </table:table-cell>
          <table:table-cell office:value-type="float" office:value="0.004370839">
            <text:p>0.004370839</text:p>
          </table:table-cell>
          <table:table-cell office:value-type="float" office:value="0.003484147">
            <text:p>0.003484147</text:p>
          </table:table-cell>
          <table:table-cell office:value-type="float" office:value="0.003206311">
            <text:p>0.003206311</text:p>
          </table:table-cell>
          <table:table-cell office:value-type="float" office:value="0.0057272096">
            <text:p>0.0057272096</text:p>
          </table:table-cell>
          <table:table-cell office:value-type="float" office:value="0.005987137">
            <text:p>0.005987137</text:p>
          </table:table-cell>
          <table:table-cell office:value-type="float" office:value="0.0028032903">
            <text:p>0.0028032903</text:p>
          </table:table-cell>
          <table:table-cell office:value-type="float" office:value="0.003722088">
            <text:p>0.003722088</text:p>
          </table:table-cell>
          <table:table-cell office:value-type="float" office:value="0.0038774337">
            <text:p>0.0038774337</text:p>
          </table:table-cell>
          <table:table-cell office:value-type="float" office:value="0.0033042678">
            <text:p>0.0033042678</text:p>
          </table:table-cell>
          <table:table-cell office:value-type="float" office:value="0.0035536604">
            <text:p>0.0035536604</text:p>
          </table:table-cell>
          <table:table-cell office:value-type="float" office:value="0.0042142835">
            <text:p>0.0042142835</text:p>
          </table:table-cell>
          <table:table-cell office:value-type="float" office:value="0.0034630047">
            <text:p>0.0034630047</text:p>
          </table:table-cell>
          <table:table-cell office:value-type="float" office:value="0.002921448">
            <text:p>0.002921448</text:p>
          </table:table-cell>
          <table:table-cell office:value-type="float" office:value="0.0036423444">
            <text:p>0.0036423444</text:p>
          </table:table-cell>
          <table:table-cell office:value-type="float" office:value="0.0039144107">
            <text:p>0.0039144107</text:p>
          </table:table-cell>
          <table:table-cell office:value-type="float" office:value="0.00340798">
            <text:p>0.00340798</text:p>
          </table:table-cell>
          <table:table-cell office:value-type="float" office:value="0.0029095197">
            <text:p>0.0029095197</text:p>
          </table:table-cell>
          <table:table-cell office:value-type="float" office:value="0.0037895052">
            <text:p>0.0037895052</text:p>
          </table:table-cell>
          <table:table-cell office:value-type="float" office:value="0.003401449">
            <text:p>0.003401449</text:p>
          </table:table-cell>
          <table:table-cell office:value-type="float" office:value="0.00273663">
            <text:p>0.00273663</text:p>
          </table:table-cell>
          <table:table-cell office:value-type="float" office:value="0.003081691">
            <text:p>0.003081691</text:p>
          </table:table-cell>
          <table:table-cell office:value-type="float" office:value="0.0045053842">
            <text:p>0.0045053842</text:p>
          </table:table-cell>
          <table:table-cell office:value-type="float" office:value="0.0045924555">
            <text:p>0.0045924555</text:p>
          </table:table-cell>
          <table:table-cell office:value-type="float" office:value="0.0034938606">
            <text:p>0.0034938606</text:p>
          </table:table-cell>
          <table:table-cell office:value-type="float" office:value="0.0033416082">
            <text:p>0.0033416082</text:p>
          </table:table-cell>
          <table:table-cell office:value-type="float" office:value="0.0032266963">
            <text:p>0.0032266963</text:p>
          </table:table-cell>
          <table:table-cell office:value-type="float" office:value="0.0032077925">
            <text:p>0.0032077925</text:p>
          </table:table-cell>
          <table:table-cell office:value-type="float" office:value="0.002980423">
            <text:p>0.002980423</text:p>
          </table:table-cell>
          <table:table-cell office:value-type="float" office:value="0.0029552747">
            <text:p>0.0029552747</text:p>
          </table:table-cell>
          <table:table-cell office:value-type="float" office:value="0.003174195">
            <text:p>0.003174195</text:p>
          </table:table-cell>
          <table:table-cell office:value-type="float" office:value="0.0040539904">
            <text:p>0.0040539904</text:p>
          </table:table-cell>
          <table:table-cell office:value-type="float" office:value="0.0042208014">
            <text:p>0.0042208014</text:p>
          </table:table-cell>
          <table:table-cell office:value-type="float" office:value="0.004066394">
            <text:p>0.004066394</text:p>
          </table:table-cell>
          <table:table-cell office:value-type="float" office:value="0.0030299025">
            <text:p>0.0030299025</text:p>
          </table:table-cell>
          <table:table-cell office:value-type="float" office:value="0.0032739858">
            <text:p>0.0032739858</text:p>
          </table:table-cell>
          <table:table-cell office:value-type="float" office:value="0.0038109508">
            <text:p>0.0038109508</text:p>
          </table:table-cell>
          <table:table-cell office:value-type="float" office:value="0.0037348846">
            <text:p>0.0037348846</text:p>
          </table:table-cell>
          <table:table-cell office:value-type="float" office:value="0.0035838538">
            <text:p>0.0035838538</text:p>
          </table:table-cell>
          <table:table-cell office:value-type="float" office:value="0.0034263772">
            <text:p>0.0034263772</text:p>
          </table:table-cell>
          <table:table-cell office:value-type="float" office:value="0.0035017661">
            <text:p>0.0035017661</text:p>
          </table:table-cell>
          <table:table-cell office:value-type="float" office:value="0.004071958">
            <text:p>0.004071958</text:p>
          </table:table-cell>
          <table:table-cell office:value-type="float" office:value="0.0038918061">
            <text:p>0.0038918061</text:p>
          </table:table-cell>
          <table:table-cell office:value-type="float" office:value="0.0035162014">
            <text:p>0.0035162014</text:p>
          </table:table-cell>
          <table:table-cell office:value-type="float" office:value="0.0032072626">
            <text:p>0.0032072626</text:p>
          </table:table-cell>
          <table:table-cell office:value-type="float" office:value="0.0030418294">
            <text:p>0.0030418294</text:p>
          </table:table-cell>
          <table:table-cell office:value-type="float" office:value="0.0032899415">
            <text:p>0.0032899415</text:p>
          </table:table-cell>
          <table:table-cell office:value-type="float" office:value="0.0041691405">
            <text:p>0.0041691405</text:p>
          </table:table-cell>
          <table:table-cell office:value-type="float" office:value="0.0035685038">
            <text:p>0.0035685038</text:p>
          </table:table-cell>
          <table:table-cell office:value-type="float" office:value="0.0033345139">
            <text:p>0.0033345139</text:p>
          </table:table-cell>
          <table:table-cell office:value-type="float" office:value="0.0034029325">
            <text:p>0.0034029325</text:p>
          </table:table-cell>
          <table:table-cell office:value-type="float" office:value="0.0038919824">
            <text:p>0.0038919824</text:p>
          </table:table-cell>
          <table:table-cell office:value-type="float" office:value="0.0036551633">
            <text:p>0.0036551633</text:p>
          </table:table-cell>
          <table:table-cell office:value-type="float" office:value="0.0031683804">
            <text:p>0.0031683804</text:p>
          </table:table-cell>
          <table:table-cell office:value-type="float" office:value="0.0030126835">
            <text:p>0.0030126835</text:p>
          </table:table-cell>
          <table:table-cell office:value-type="float" office:value="0.0034251988">
            <text:p>0.0034251988</text:p>
          </table:table-cell>
          <table:table-cell office:value-type="float" office:value="0.0034364222">
            <text:p>0.0034364222</text:p>
          </table:table-cell>
          <table:table-cell office:value-type="float" office:value="0.0033529906">
            <text:p>0.0033529906</text:p>
          </table:table-cell>
          <table:table-cell office:value-type="float" office:value="0.0039243507">
            <text:p>0.0039243507</text:p>
          </table:table-cell>
          <table:table-cell office:value-type="float" office:value="0.004438213">
            <text:p>0.004438213</text:p>
          </table:table-cell>
          <table:table-cell office:value-type="float" office:value="0.004158764">
            <text:p>0.004158764</text:p>
          </table:table-cell>
          <table:table-cell office:value-type="float" office:value="0.003703398">
            <text:p>0.003703398</text:p>
          </table:table-cell>
          <table:table-cell office:value-type="float" office:value="0.0033106552">
            <text:p>0.0033106552</text:p>
          </table:table-cell>
          <table:table-cell office:value-type="float" office:value="0.0033115721">
            <text:p>0.0033115721</text:p>
          </table:table-cell>
          <table:table-cell office:value-type="float" office:value="0.0035808878">
            <text:p>0.0035808878</text:p>
          </table:table-cell>
          <table:table-cell office:value-type="float" office:value="0.003922439">
            <text:p>0.003922439</text:p>
          </table:table-cell>
          <table:table-cell office:value-type="float" office:value="0.003417392">
            <text:p>0.003417392</text:p>
          </table:table-cell>
          <table:table-cell office:value-type="float" office:value="0.0034167639">
            <text:p>0.0034167639</text:p>
          </table:table-cell>
          <table:table-cell office:value-type="float" office:value="0.0034408618">
            <text:p>0.0034408618</text:p>
          </table:table-cell>
          <table:table-cell office:value-type="float" office:value="0.0032693315">
            <text:p>0.0032693315</text:p>
          </table:table-cell>
          <table:table-cell office:value-type="float" office:value="0.0032212734">
            <text:p>0.0032212734</text:p>
          </table:table-cell>
          <table:table-cell office:value-type="float" office:value="0.0031060246">
            <text:p>0.0031060246</text:p>
          </table:table-cell>
          <table:table-cell office:value-type="float" office:value="0.0031221644">
            <text:p>0.0031221644</text:p>
          </table:table-cell>
          <table:table-cell office:value-type="float" office:value="0.0029786762">
            <text:p>0.0029786762</text:p>
          </table:table-cell>
          <table:table-cell office:value-type="float" office:value="0.0028954481">
            <text:p>0.0028954481</text:p>
          </table:table-cell>
          <table:table-cell office:value-type="float" office:value="0.002747711">
            <text:p>0.002747711</text:p>
          </table:table-cell>
          <table:table-cell office:value-type="float" office:value="0.002957506">
            <text:p>0.002957506</text:p>
          </table:table-cell>
          <table:table-cell office:value-type="float" office:value="0.0030470423">
            <text:p>0.0030470423</text:p>
          </table:table-cell>
          <table:table-cell office:value-type="float" office:value="0.002945447">
            <text:p>0.002945447</text:p>
          </table:table-cell>
          <table:table-cell office:value-type="float" office:value="0.0031518005">
            <text:p>0.0031518005</text:p>
          </table:table-cell>
          <table:table-cell office:value-type="float" office:value="0.0032044281">
            <text:p>0.0032044281</text:p>
          </table:table-cell>
          <table:table-cell office:value-type="float" office:value="0.0030610024">
            <text:p>0.0030610024</text:p>
          </table:table-cell>
          <table:table-cell office:value-type="float" office:value="0.0030146854">
            <text:p>0.0030146854</text:p>
          </table:table-cell>
          <table:table-cell office:value-type="float" office:value="0.002888321">
            <text:p>0.002888321</text:p>
          </table:table-cell>
          <table:table-cell office:value-type="float" office:value="0.0027471615">
            <text:p>0.0027471615</text:p>
          </table:table-cell>
          <table:table-cell office:value-type="float" office:value="0.0029151908">
            <text:p>0.0029151908</text:p>
          </table:table-cell>
          <table:table-cell office:value-type="float" office:value="0.0030185822">
            <text:p>0.0030185822</text:p>
          </table:table-cell>
          <table:table-cell office:value-type="float" office:value="0.0033107197">
            <text:p>0.0033107197</text:p>
          </table:table-cell>
          <table:table-cell office:value-type="float" office:value="0.0028728228">
            <text:p>0.0028728228</text:p>
          </table:table-cell>
          <table:table-cell office:value-type="float" office:value="0.0027654492">
            <text:p>0.0027654492</text:p>
          </table:table-cell>
          <table:table-cell office:value-type="float" office:value="0.0030551828">
            <text:p>0.0030551828</text:p>
          </table:table-cell>
          <table:table-cell office:value-type="float" office:value="0.0027574024">
            <text:p>0.0027574024</text:p>
          </table:table-cell>
          <table:table-cell office:value-type="float" office:value="0.0027061512">
            <text:p>0.0027061512</text:p>
          </table:table-cell>
          <table:table-cell office:value-type="float" office:value="0.0026423552">
            <text:p>0.0026423552</text:p>
          </table:table-cell>
          <table:table-cell office:value-type="float" office:value="0.002868979">
            <text:p>0.002868979</text:p>
          </table:table-cell>
          <table:table-cell office:value-type="float" office:value="0.0029235652">
            <text:p>0.0029235652</text:p>
          </table:table-cell>
          <table:table-cell office:value-type="float" office:value="0.002484574">
            <text:p>0.002484574</text:p>
          </table:table-cell>
          <table:table-cell office:value-type="float" office:value="0.0022415463">
            <text:p>0.0022415463</text:p>
          </table:table-cell>
          <table:table-cell office:value-type="float" office:value="0.0023907057">
            <text:p>0.0023907057</text:p>
          </table:table-cell>
          <table:table-cell office:value-type="float" office:value="0.002561643">
            <text:p>0.002561643</text:p>
          </table:table-cell>
          <table:table-cell office:value-type="float" office:value="0.002468146">
            <text:p>0.002468146</text:p>
          </table:table-cell>
          <table:table-cell office:value-type="float" office:value="0.002091054">
            <text:p>0.002091054</text:p>
          </table:table-cell>
          <table:table-cell office:value-type="float" office:value="0.0022699307">
            <text:p>0.0022699307</text:p>
          </table:table-cell>
          <table:table-cell office:value-type="float" office:value="0.0023072762">
            <text:p>0.0023072762</text:p>
          </table:table-cell>
          <table:table-cell office:value-type="float" office:value="0.002280195">
            <text:p>0.002280195</text:p>
          </table:table-cell>
          <table:table-cell office:value-type="float" office:value="0.002241799">
            <text:p>0.002241799</text:p>
          </table:table-cell>
          <table:table-cell office:value-type="float" office:value="0.0022441037">
            <text:p>0.0022441037</text:p>
          </table:table-cell>
          <table:table-cell office:value-type="float" office:value="0.0021679816">
            <text:p>0.0021679816</text:p>
          </table:table-cell>
          <table:table-cell office:value-type="float" office:value="0.0019243371">
            <text:p>0.0019243371</text:p>
          </table:table-cell>
          <table:table-cell office:value-type="float" office:value="0.0021293736">
            <text:p>0.0021293736</text:p>
          </table:table-cell>
          <table:table-cell office:value-type="float" office:value="0.0026732944">
            <text:p>0.0026732944</text:p>
          </table:table-cell>
          <table:table-cell office:value-type="float" office:value="0.0024312944">
            <text:p>0.0024312944</text:p>
          </table:table-cell>
          <table:table-cell office:value-type="float" office:value="0.0021030551">
            <text:p>0.0021030551</text:p>
          </table:table-cell>
          <table:table-cell office:value-type="float" office:value="0.0022354652">
            <text:p>0.0022354652</text:p>
          </table:table-cell>
          <table:table-cell office:value-type="float" office:value="0.0023005158">
            <text:p>0.0023005158</text:p>
          </table:table-cell>
          <table:table-cell office:value-type="float" office:value="0.0019725875">
            <text:p>0.0019725875</text:p>
          </table:table-cell>
          <table:table-cell office:value-type="float" office:value="0.0020938676">
            <text:p>0.0020938676</text:p>
          </table:table-cell>
          <table:table-cell office:value-type="float" office:value="0.0020819379">
            <text:p>0.0020819379</text:p>
          </table:table-cell>
          <table:table-cell office:value-type="float" office:value="0.0021785938">
            <text:p>0.0021785938</text:p>
          </table:table-cell>
          <table:table-cell office:value-type="float" office:value="0.0020092675">
            <text:p>0.0020092675</text:p>
          </table:table-cell>
          <table:table-cell office:value-type="float" office:value="0.0017998352">
            <text:p>0.0017998352</text:p>
          </table:table-cell>
          <table:table-cell office:value-type="float" office:value="0.0018891077">
            <text:p>0.0018891077</text:p>
          </table:table-cell>
          <table:table-cell office:value-type="float" office:value="0.0019196442">
            <text:p>0.0019196442</text:p>
          </table:table-cell>
          <table:table-cell office:value-type="float" office:value="0.0020038255">
            <text:p>0.0020038255</text:p>
          </table:table-cell>
          <table:table-cell office:value-type="float" office:value="0.001755058">
            <text:p>0.001755058</text:p>
          </table:table-cell>
          <table:table-cell office:value-type="float" office:value="0.001947748">
            <text:p>0.001947748</text:p>
          </table:table-cell>
          <table:table-cell office:value-type="float" office:value="0.0017922746">
            <text:p>0.0017922746</text:p>
          </table:table-cell>
          <table:table-cell office:value-type="float" office:value="0.0017605858">
            <text:p>0.0017605858</text:p>
          </table:table-cell>
          <table:table-cell office:value-type="float" office:value="0.0016909922">
            <text:p>0.0016909922</text:p>
          </table:table-cell>
          <table:table-cell office:value-type="float" office:value="0.001862673">
            <text:p>0.001862673</text:p>
          </table:table-cell>
          <table:table-cell office:value-type="float" office:value="0.0019432069">
            <text:p>0.0019432069</text:p>
          </table:table-cell>
          <table:table-cell office:value-type="float" office:value="0.0019899847">
            <text:p>0.0019899847</text:p>
          </table:table-cell>
          <table:table-cell office:value-type="float" office:value="0.0018275412">
            <text:p>0.0018275412</text:p>
          </table:table-cell>
          <table:table-cell office:value-type="float" office:value="0.0017032212">
            <text:p>0.0017032212</text:p>
          </table:table-cell>
          <table:table-cell office:value-type="float" office:value="0.0018671533">
            <text:p>0.0018671533</text:p>
          </table:table-cell>
          <table:table-cell office:value-type="float" office:value="0.0017679217">
            <text:p>0.0017679217</text:p>
          </table:table-cell>
          <table:table-cell office:value-type="float" office:value="0.0010640848">
            <text:p>0.0010640848</text:p>
          </table:table-cell>
          <table:table-cell office:value-type="float" office:value="0.0012023601">
            <text:p>0.0012023601</text:p>
          </table:table-cell>
          <table:table-cell office:value-type="float" office:value="0.0013357031">
            <text:p>0.0013357031</text:p>
          </table:table-cell>
          <table:table-cell office:value-type="float" office:value="0.0013151055">
            <text:p>0.0013151055</text:p>
          </table:table-cell>
          <table:table-cell office:value-type="float" office:value="0.0012606503">
            <text:p>0.0012606503</text:p>
          </table:table-cell>
          <table:table-cell office:value-type="float" office:value="0.0012009664">
            <text:p>0.0012009664</text:p>
          </table:table-cell>
          <table:table-cell office:value-type="float" office:value="0.0010818536">
            <text:p>0.0010818536</text:p>
          </table:table-cell>
          <table:table-cell office:value-type="float" office:value="0.0010270947">
            <text:p>0.0010270947</text:p>
          </table:table-cell>
          <table:table-cell office:value-type="float" office:value="0.0010755946">
            <text:p>0.0010755946</text:p>
          </table:table-cell>
          <table:table-cell office:value-type="float" office:value="0.0010424504">
            <text:p>0.0010424504</text:p>
          </table:table-cell>
          <table:table-cell table:style-name="ce1" office:value-type="float" office:value="0.00097571086">
            <text:p>9.76E-004</text:p>
          </table:table-cell>
          <table:table-cell office:value-type="float" office:value="0.0010392625">
            <text:p>0.0010392625</text:p>
          </table:table-cell>
          <table:table-cell office:value-type="float" office:value="0.0012119699">
            <text:p>0.0012119699</text:p>
          </table:table-cell>
          <table:table-cell office:value-type="float" office:value="0.0011264969">
            <text:p>0.0011264969</text:p>
          </table:table-cell>
          <table:table-cell table:style-name="ce1" office:value-type="float" office:value="0.0009115934">
            <text:p>9.12E-004</text:p>
          </table:table-cell>
          <table:table-cell office:value-type="float" office:value="0.00095291267">
            <text:p>9.53E-004</text:p>
          </table:table-cell>
          <table:table-cell table:style-name="ce1" office:value-type="float" office:value="0.00094840664">
            <text:p>9.48E-004</text:p>
          </table:table-cell>
          <table:table-cell office:value-type="float" office:value="0.0010440544">
            <text:p>0.0010440544</text:p>
          </table:table-cell>
          <table:table-cell office:value-type="float" office:value="0.0011000743">
            <text:p>0.0011000743</text:p>
          </table:table-cell>
          <table:table-cell office:value-type="float" office:value="0.0012271041">
            <text:p>0.0012271041</text:p>
          </table:table-cell>
          <table:table-cell office:value-type="float" office:value="0.0012613268">
            <text:p>0.0012613268</text:p>
          </table:table-cell>
          <table:table-cell table:style-name="ce1" office:value-type="float" office:value="0.0009989513">
            <text:p>9.99E-004</text:p>
          </table:table-cell>
          <table:table-cell table:style-name="ce1" office:value-type="float" office:value="0.00087642256">
            <text:p>8.76E-004</text:p>
          </table:table-cell>
          <table:table-cell office:value-type="float" office:value="0.00082711875">
            <text:p>8.27E-004</text:p>
          </table:table-cell>
          <table:table-cell office:value-type="float" office:value="0.0007997079">
            <text:p>8.00E-004</text:p>
          </table:table-cell>
          <table:table-cell office:value-type="float" office:value="0.0008161789">
            <text:p>8.16E-004</text:p>
          </table:table-cell>
          <table:table-cell table:style-name="Default" office:value-type="float" office:value="0.001029109">
            <text:p>0.001029109</text:p>
          </table:table-cell>
          <table:table-cell table:style-name="Default" office:value-type="float" office:value="0.0012528055">
            <text:p>0.0012528055</text:p>
          </table:table-cell>
          <table:table-cell table:style-name="Default" office:value-type="float" office:value="0.0011203873">
            <text:p>0.0011203873</text:p>
          </table:table-cell>
          <table:table-cell office:value-type="float" office:value="0.000866804">
            <text:p>8.67E-004</text:p>
          </table:table-cell>
          <table:table-cell office:value-type="float" office:value="0.0007382926">
            <text:p>7.38E-004</text:p>
          </table:table-cell>
          <table:table-cell office:value-type="float" office:value="0.0007269836">
            <text:p>7.27E-004</text:p>
          </table:table-cell>
          <table:table-cell office:value-type="float" office:value="0.0007416294">
            <text:p>7.42E-004</text:p>
          </table:table-cell>
          <table:table-cell office:value-type="float" office:value="0.0007277271">
            <text:p>7.28E-004</text:p>
          </table:table-cell>
          <table:table-cell office:value-type="float" office:value="0.0007293932">
            <text:p>7.29E-004</text:p>
          </table:table-cell>
          <table:table-cell office:value-type="float" office:value="0.0007156376">
            <text:p>7.16E-004</text:p>
          </table:table-cell>
          <table:table-cell office:value-type="float" office:value="0.0007349091">
            <text:p>7.35E-004</text:p>
          </table:table-cell>
          <table:table-cell office:value-type="float" office:value="0.0007944401">
            <text:p>7.94E-004</text:p>
          </table:table-cell>
          <table:table-cell office:value-type="float" office:value="0.0008487299">
            <text:p>8.49E-004</text:p>
          </table:table-cell>
          <table:table-cell office:value-type="float" office:value="0.0007834014">
            <text:p>7.83E-004</text:p>
          </table:table-cell>
          <table:table-cell office:value-type="float" office:value="0.0007003265">
            <text:p>7.00E-004</text:p>
          </table:table-cell>
          <table:table-cell office:value-type="float" office:value="0.0006478694">
            <text:p>6.48E-004</text:p>
          </table:table-cell>
          <table:table-cell office:value-type="float" office:value="0.0006260954">
            <text:p>6.26E-004</text:p>
          </table:table-cell>
          <table:table-cell office:value-type="float" office:value="0.0006180715">
            <text:p>6.18E-004</text:p>
          </table:table-cell>
          <table:table-cell office:value-type="float" office:value="0.00059881306">
            <text:p>5.99E-004</text:p>
          </table:table-cell>
          <table:table-cell office:value-type="float" office:value="0.00058831094">
            <text:p>5.88E-004</text:p>
          </table:table-cell>
          <table:table-cell office:value-type="float" office:value="0.00058880105">
            <text:p>5.89E-004</text:p>
          </table:table-cell>
          <table:table-cell office:value-type="float" office:value="0.0005908">
            <text:p>5.91E-004</text:p>
          </table:table-cell>
          <table:table-cell office:value-type="float" office:value="0.00059304334">
            <text:p>5.93E-004</text:p>
          </table:table-cell>
          <table:table-cell office:value-type="float" office:value="0.0005935977">
            <text:p>5.94E-004</text:p>
          </table:table-cell>
          <table:table-cell office:value-type="float" office:value="0.00059506396">
            <text:p>5.95E-004</text:p>
          </table:table-cell>
          <table:table-cell office:value-type="float" office:value="0.0005963509">
            <text:p>5.96E-004</text:p>
          </table:table-cell>
          <table:table-cell office:value-type="float" office:value="0.0005997159">
            <text:p>6.00E-004</text:p>
          </table:table-cell>
          <table:table-cell office:value-type="float" office:value="0.00060083903">
            <text:p>6.01E-004</text:p>
          </table:table-cell>
          <table:table-cell office:value-type="float" office:value="0.0006023389">
            <text:p>6.02E-004</text:p>
          </table:table-cell>
          <table:table-cell office:value-type="float" office:value="0.0006042392">
            <text:p>6.04E-004</text:p>
          </table:table-cell>
          <table:table-cell office:value-type="float" office:value="0.0006069191">
            <text:p>6.07E-004</text:p>
          </table:table-cell>
          <table:table-cell office:value-type="float" office:value="0.00060881104">
            <text:p>6.09E-004</text:p>
          </table:table-cell>
          <table:table-cell office:value-type="float" office:value="0.00061043847">
            <text:p>6.10E-004</text:p>
          </table:table-cell>
          <table:table-cell office:value-type="float" office:value="0.0006120978">
            <text:p>6.12E-004</text:p>
          </table:table-cell>
          <table:table-cell office:value-type="float" office:value="0.0006137515">
            <text:p>6.14E-004</text:p>
          </table:table-cell>
          <table:table-cell office:value-type="float" office:value="0.0006170944">
            <text:p>6.17E-004</text:p>
          </table:table-cell>
          <table:table-cell office:value-type="float" office:value="0.00061804213">
            <text:p>6.18E-004</text:p>
          </table:table-cell>
          <table:table-cell office:value-type="float" office:value="0.000620172">
            <text:p>6.20E-004</text:p>
          </table:table-cell>
          <table:table-cell office:value-type="float" office:value="0.00062192575">
            <text:p>6.22E-004</text:p>
          </table:table-cell>
          <table:table-cell office:value-type="float" office:value="0.0006251705">
            <text:p>6.25E-004</text:p>
          </table:table-cell>
          <table:table-cell office:value-type="float" office:value="0.00062646234">
            <text:p>6.26E-004</text:p>
          </table:table-cell>
          <table:table-cell office:value-type="float" office:value="0.00062801136">
            <text:p>6.28E-004</text:p>
          </table:table-cell>
          <table:table-cell office:value-type="float" office:value="0.0006297437">
            <text:p>6.30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21 Babylon Fading [_].mp3</text:p>
          </table:table-cell>
          <table:table-cell office:value-type="float" office:value="0.024127305">
            <text:p>0.024127305</text:p>
          </table:table-cell>
          <table:table-cell office:value-type="float" office:value="0.028403098">
            <text:p>0.028403098</text:p>
          </table:table-cell>
          <table:table-cell office:value-type="float" office:value="0.021111656">
            <text:p>0.021111656</text:p>
          </table:table-cell>
          <table:table-cell office:value-type="float" office:value="0.020619242">
            <text:p>0.020619242</text:p>
          </table:table-cell>
          <table:table-cell office:value-type="float" office:value="0.021790005">
            <text:p>0.021790005</text:p>
          </table:table-cell>
          <table:table-cell office:value-type="float" office:value="0.021164507">
            <text:p>0.021164507</text:p>
          </table:table-cell>
          <table:table-cell office:value-type="float" office:value="0.019147959">
            <text:p>0.019147959</text:p>
          </table:table-cell>
          <table:table-cell office:value-type="float" office:value="0.019683728">
            <text:p>0.019683728</text:p>
          </table:table-cell>
          <table:table-cell office:value-type="float" office:value="0.023472466">
            <text:p>0.023472466</text:p>
          </table:table-cell>
          <table:table-cell office:value-type="float" office:value="0.021917894">
            <text:p>0.021917894</text:p>
          </table:table-cell>
          <table:table-cell office:value-type="float" office:value="0.018051341">
            <text:p>0.018051341</text:p>
          </table:table-cell>
          <table:table-cell office:value-type="float" office:value="0.017558979">
            <text:p>0.017558979</text:p>
          </table:table-cell>
          <table:table-cell office:value-type="float" office:value="0.017366096">
            <text:p>0.017366096</text:p>
          </table:table-cell>
          <table:table-cell office:value-type="float" office:value="0.016884536">
            <text:p>0.016884536</text:p>
          </table:table-cell>
          <table:table-cell office:value-type="float" office:value="0.012853784">
            <text:p>0.012853784</text:p>
          </table:table-cell>
          <table:table-cell office:value-type="float" office:value="0.014046503">
            <text:p>0.014046503</text:p>
          </table:table-cell>
          <table:table-cell office:value-type="float" office:value="0.0141702825">
            <text:p>0.0141702825</text:p>
          </table:table-cell>
          <table:table-cell office:value-type="float" office:value="0.016635058">
            <text:p>0.016635058</text:p>
          </table:table-cell>
          <table:table-cell office:value-type="float" office:value="0.0119310655">
            <text:p>0.0119310655</text:p>
          </table:table-cell>
          <table:table-cell office:value-type="float" office:value="0.0107483305">
            <text:p>0.0107483305</text:p>
          </table:table-cell>
          <table:table-cell office:value-type="float" office:value="0.010633325">
            <text:p>0.010633325</text:p>
          </table:table-cell>
          <table:table-cell office:value-type="float" office:value="0.009334523">
            <text:p>0.009334523</text:p>
          </table:table-cell>
          <table:table-cell office:value-type="float" office:value="0.00934456">
            <text:p>0.00934456</text:p>
          </table:table-cell>
          <table:table-cell office:value-type="float" office:value="0.009320261">
            <text:p>0.009320261</text:p>
          </table:table-cell>
          <table:table-cell office:value-type="float" office:value="0.0088766245">
            <text:p>0.0088766245</text:p>
          </table:table-cell>
          <table:table-cell office:value-type="float" office:value="0.010016535">
            <text:p>0.010016535</text:p>
          </table:table-cell>
          <table:table-cell office:value-type="float" office:value="0.009029475">
            <text:p>0.009029475</text:p>
          </table:table-cell>
          <table:table-cell office:value-type="float" office:value="0.009116327">
            <text:p>0.009116327</text:p>
          </table:table-cell>
          <table:table-cell office:value-type="float" office:value="0.009648204">
            <text:p>0.009648204</text:p>
          </table:table-cell>
          <table:table-cell office:value-type="float" office:value="0.008498895">
            <text:p>0.008498895</text:p>
          </table:table-cell>
          <table:table-cell office:value-type="float" office:value="0.008540393">
            <text:p>0.008540393</text:p>
          </table:table-cell>
          <table:table-cell office:value-type="float" office:value="0.0089369165">
            <text:p>0.0089369165</text:p>
          </table:table-cell>
          <table:table-cell office:value-type="float" office:value="0.0072616856">
            <text:p>0.0072616856</text:p>
          </table:table-cell>
          <table:table-cell office:value-type="float" office:value="0.0076452466">
            <text:p>0.0076452466</text:p>
          </table:table-cell>
          <table:table-cell office:value-type="float" office:value="0.006785337">
            <text:p>0.006785337</text:p>
          </table:table-cell>
          <table:table-cell office:value-type="float" office:value="0.00628723">
            <text:p>0.00628723</text:p>
          </table:table-cell>
          <table:table-cell office:value-type="float" office:value="0.0063757924">
            <text:p>0.0063757924</text:p>
          </table:table-cell>
          <table:table-cell office:value-type="float" office:value="0.006494056">
            <text:p>0.006494056</text:p>
          </table:table-cell>
          <table:table-cell office:value-type="float" office:value="0.0060482877">
            <text:p>0.0060482877</text:p>
          </table:table-cell>
          <table:table-cell office:value-type="float" office:value="0.006288403">
            <text:p>0.006288403</text:p>
          </table:table-cell>
          <table:table-cell office:value-type="float" office:value="0.00641848">
            <text:p>0.00641848</text:p>
          </table:table-cell>
          <table:table-cell office:value-type="float" office:value="0.006964765">
            <text:p>0.006964765</text:p>
          </table:table-cell>
          <table:table-cell office:value-type="float" office:value="0.0067400625">
            <text:p>0.0067400625</text:p>
          </table:table-cell>
          <table:table-cell office:value-type="float" office:value="0.0061483113">
            <text:p>0.0061483113</text:p>
          </table:table-cell>
          <table:table-cell office:value-type="float" office:value="0.0062024533">
            <text:p>0.0062024533</text:p>
          </table:table-cell>
          <table:table-cell office:value-type="float" office:value="0.0061571468">
            <text:p>0.0061571468</text:p>
          </table:table-cell>
          <table:table-cell office:value-type="float" office:value="0.0061504203">
            <text:p>0.0061504203</text:p>
          </table:table-cell>
          <table:table-cell office:value-type="float" office:value="0.00560622">
            <text:p>0.00560622</text:p>
          </table:table-cell>
          <table:table-cell office:value-type="float" office:value="0.0055219">
            <text:p>0.0055219</text:p>
          </table:table-cell>
          <table:table-cell office:value-type="float" office:value="0.005921667">
            <text:p>0.005921667</text:p>
          </table:table-cell>
          <table:table-cell office:value-type="float" office:value="0.005759553">
            <text:p>0.005759553</text:p>
          </table:table-cell>
          <table:table-cell office:value-type="float" office:value="0.0056153894">
            <text:p>0.0056153894</text:p>
          </table:table-cell>
          <table:table-cell office:value-type="float" office:value="0.0051062875">
            <text:p>0.0051062875</text:p>
          </table:table-cell>
          <table:table-cell office:value-type="float" office:value="0.0050201663">
            <text:p>0.0050201663</text:p>
          </table:table-cell>
          <table:table-cell office:value-type="float" office:value="0.0050189467">
            <text:p>0.0050189467</text:p>
          </table:table-cell>
          <table:table-cell office:value-type="float" office:value="0.0049576326">
            <text:p>0.0049576326</text:p>
          </table:table-cell>
          <table:table-cell office:value-type="float" office:value="0.0046801013">
            <text:p>0.0046801013</text:p>
          </table:table-cell>
          <table:table-cell office:value-type="float" office:value="0.004404842">
            <text:p>0.004404842</text:p>
          </table:table-cell>
          <table:table-cell office:value-type="float" office:value="0.0044176667">
            <text:p>0.0044176667</text:p>
          </table:table-cell>
          <table:table-cell office:value-type="float" office:value="0.0042561893">
            <text:p>0.0042561893</text:p>
          </table:table-cell>
          <table:table-cell office:value-type="float" office:value="0.004593876">
            <text:p>0.004593876</text:p>
          </table:table-cell>
          <table:table-cell office:value-type="float" office:value="0.004312343">
            <text:p>0.004312343</text:p>
          </table:table-cell>
          <table:table-cell office:value-type="float" office:value="0.0040609255">
            <text:p>0.0040609255</text:p>
          </table:table-cell>
          <table:table-cell office:value-type="float" office:value="0.0038542978">
            <text:p>0.0038542978</text:p>
          </table:table-cell>
          <table:table-cell office:value-type="float" office:value="0.0039204154">
            <text:p>0.0039204154</text:p>
          </table:table-cell>
          <table:table-cell office:value-type="float" office:value="0.0040457975">
            <text:p>0.0040457975</text:p>
          </table:table-cell>
          <table:table-cell office:value-type="float" office:value="0.0036822963">
            <text:p>0.0036822963</text:p>
          </table:table-cell>
          <table:table-cell office:value-type="float" office:value="0.0037101717">
            <text:p>0.0037101717</text:p>
          </table:table-cell>
          <table:table-cell office:value-type="float" office:value="0.0035965876">
            <text:p>0.0035965876</text:p>
          </table:table-cell>
          <table:table-cell office:value-type="float" office:value="0.0034968622">
            <text:p>0.0034968622</text:p>
          </table:table-cell>
          <table:table-cell office:value-type="float" office:value="0.0035718507">
            <text:p>0.0035718507</text:p>
          </table:table-cell>
          <table:table-cell office:value-type="float" office:value="0.0035809607">
            <text:p>0.0035809607</text:p>
          </table:table-cell>
          <table:table-cell office:value-type="float" office:value="0.0035493078">
            <text:p>0.0035493078</text:p>
          </table:table-cell>
          <table:table-cell office:value-type="float" office:value="0.0035521735">
            <text:p>0.0035521735</text:p>
          </table:table-cell>
          <table:table-cell office:value-type="float" office:value="0.0035738053">
            <text:p>0.0035738053</text:p>
          </table:table-cell>
          <table:table-cell office:value-type="float" office:value="0.003457002">
            <text:p>0.003457002</text:p>
          </table:table-cell>
          <table:table-cell office:value-type="float" office:value="0.0033864346">
            <text:p>0.0033864346</text:p>
          </table:table-cell>
          <table:table-cell office:value-type="float" office:value="0.0034189618">
            <text:p>0.0034189618</text:p>
          </table:table-cell>
          <table:table-cell office:value-type="float" office:value="0.0033461894">
            <text:p>0.0033461894</text:p>
          </table:table-cell>
          <table:table-cell office:value-type="float" office:value="0.0033634147">
            <text:p>0.0033634147</text:p>
          </table:table-cell>
          <table:table-cell office:value-type="float" office:value="0.0032817877">
            <text:p>0.0032817877</text:p>
          </table:table-cell>
          <table:table-cell office:value-type="float" office:value="0.0032213165">
            <text:p>0.0032213165</text:p>
          </table:table-cell>
          <table:table-cell office:value-type="float" office:value="0.0032293492">
            <text:p>0.0032293492</text:p>
          </table:table-cell>
          <table:table-cell office:value-type="float" office:value="0.0032886758">
            <text:p>0.0032886758</text:p>
          </table:table-cell>
          <table:table-cell office:value-type="float" office:value="0.0032902923">
            <text:p>0.0032902923</text:p>
          </table:table-cell>
          <table:table-cell office:value-type="float" office:value="0.0036505929">
            <text:p>0.0036505929</text:p>
          </table:table-cell>
          <table:table-cell office:value-type="float" office:value="0.0032599322">
            <text:p>0.0032599322</text:p>
          </table:table-cell>
          <table:table-cell office:value-type="float" office:value="0.0032632381">
            <text:p>0.0032632381</text:p>
          </table:table-cell>
          <table:table-cell office:value-type="float" office:value="0.0032040805">
            <text:p>0.0032040805</text:p>
          </table:table-cell>
          <table:table-cell office:value-type="float" office:value="0.0032553126">
            <text:p>0.0032553126</text:p>
          </table:table-cell>
          <table:table-cell office:value-type="float" office:value="0.0032231507">
            <text:p>0.0032231507</text:p>
          </table:table-cell>
          <table:table-cell office:value-type="float" office:value="0.0031900397">
            <text:p>0.0031900397</text:p>
          </table:table-cell>
          <table:table-cell office:value-type="float" office:value="0.0032247088">
            <text:p>0.0032247088</text:p>
          </table:table-cell>
          <table:table-cell office:value-type="float" office:value="0.0032201156">
            <text:p>0.0032201156</text:p>
          </table:table-cell>
          <table:table-cell office:value-type="float" office:value="0.0031309875">
            <text:p>0.0031309875</text:p>
          </table:table-cell>
          <table:table-cell office:value-type="float" office:value="0.0032232238">
            <text:p>0.0032232238</text:p>
          </table:table-cell>
          <table:table-cell office:value-type="float" office:value="0.003105074">
            <text:p>0.003105074</text:p>
          </table:table-cell>
          <table:table-cell office:value-type="float" office:value="0.003151564">
            <text:p>0.003151564</text:p>
          </table:table-cell>
          <table:table-cell office:value-type="float" office:value="0.0031397578">
            <text:p>0.0031397578</text:p>
          </table:table-cell>
          <table:table-cell office:value-type="float" office:value="0.0031284525">
            <text:p>0.0031284525</text:p>
          </table:table-cell>
          <table:table-cell office:value-type="float" office:value="0.0031629938">
            <text:p>0.0031629938</text:p>
          </table:table-cell>
          <table:table-cell office:value-type="float" office:value="0.0030986145">
            <text:p>0.0030986145</text:p>
          </table:table-cell>
          <table:table-cell office:value-type="float" office:value="0.0030537723">
            <text:p>0.0030537723</text:p>
          </table:table-cell>
          <table:table-cell office:value-type="float" office:value="0.0030231767">
            <text:p>0.0030231767</text:p>
          </table:table-cell>
          <table:table-cell office:value-type="float" office:value="0.002964404">
            <text:p>0.002964404</text:p>
          </table:table-cell>
          <table:table-cell office:value-type="float" office:value="0.0028898278">
            <text:p>0.0028898278</text:p>
          </table:table-cell>
          <table:table-cell office:value-type="float" office:value="0.0029227715">
            <text:p>0.0029227715</text:p>
          </table:table-cell>
          <table:table-cell office:value-type="float" office:value="0.00288765">
            <text:p>0.00288765</text:p>
          </table:table-cell>
          <table:table-cell office:value-type="float" office:value="0.0028751162">
            <text:p>0.0028751162</text:p>
          </table:table-cell>
          <table:table-cell office:value-type="float" office:value="0.0028446794">
            <text:p>0.0028446794</text:p>
          </table:table-cell>
          <table:table-cell office:value-type="float" office:value="0.002849392">
            <text:p>0.002849392</text:p>
          </table:table-cell>
          <table:table-cell office:value-type="float" office:value="0.0028476927">
            <text:p>0.0028476927</text:p>
          </table:table-cell>
          <table:table-cell office:value-type="float" office:value="0.00309103">
            <text:p>0.00309103</text:p>
          </table:table-cell>
          <table:table-cell office:value-type="float" office:value="0.0028660994">
            <text:p>0.0028660994</text:p>
          </table:table-cell>
          <table:table-cell office:value-type="float" office:value="0.0027420616">
            <text:p>0.0027420616</text:p>
          </table:table-cell>
          <table:table-cell office:value-type="float" office:value="0.002715943">
            <text:p>0.002715943</text:p>
          </table:table-cell>
          <table:table-cell office:value-type="float" office:value="0.0027419834">
            <text:p>0.0027419834</text:p>
          </table:table-cell>
          <table:table-cell office:value-type="float" office:value="0.0026906948">
            <text:p>0.0026906948</text:p>
          </table:table-cell>
          <table:table-cell office:value-type="float" office:value="0.0026415766">
            <text:p>0.0026415766</text:p>
          </table:table-cell>
          <table:table-cell office:value-type="float" office:value="0.0026011418">
            <text:p>0.0026011418</text:p>
          </table:table-cell>
          <table:table-cell office:value-type="float" office:value="0.0025879687">
            <text:p>0.0025879687</text:p>
          </table:table-cell>
          <table:table-cell office:value-type="float" office:value="0.0025767738">
            <text:p>0.0025767738</text:p>
          </table:table-cell>
          <table:table-cell office:value-type="float" office:value="0.002490892">
            <text:p>0.002490892</text:p>
          </table:table-cell>
          <table:table-cell office:value-type="float" office:value="0.0024077639">
            <text:p>0.0024077639</text:p>
          </table:table-cell>
          <table:table-cell office:value-type="float" office:value="0.0023734902">
            <text:p>0.0023734902</text:p>
          </table:table-cell>
          <table:table-cell office:value-type="float" office:value="0.0023086965">
            <text:p>0.0023086965</text:p>
          </table:table-cell>
          <table:table-cell office:value-type="float" office:value="0.0023269148">
            <text:p>0.0023269148</text:p>
          </table:table-cell>
          <table:table-cell office:value-type="float" office:value="0.0022780239">
            <text:p>0.0022780239</text:p>
          </table:table-cell>
          <table:table-cell office:value-type="float" office:value="0.0022223168">
            <text:p>0.0022223168</text:p>
          </table:table-cell>
          <table:table-cell office:value-type="float" office:value="0.0022186174">
            <text:p>0.0022186174</text:p>
          </table:table-cell>
          <table:table-cell office:value-type="float" office:value="0.0021997378">
            <text:p>0.0021997378</text:p>
          </table:table-cell>
          <table:table-cell office:value-type="float" office:value="0.0021314877">
            <text:p>0.0021314877</text:p>
          </table:table-cell>
          <table:table-cell office:value-type="float" office:value="0.0021610965">
            <text:p>0.0021610965</text:p>
          </table:table-cell>
          <table:table-cell office:value-type="float" office:value="0.0020703117">
            <text:p>0.0020703117</text:p>
          </table:table-cell>
          <table:table-cell office:value-type="float" office:value="0.0020848801">
            <text:p>0.0020848801</text:p>
          </table:table-cell>
          <table:table-cell office:value-type="float" office:value="0.002121194">
            <text:p>0.002121194</text:p>
          </table:table-cell>
          <table:table-cell office:value-type="float" office:value="0.002017019">
            <text:p>0.002017019</text:p>
          </table:table-cell>
          <table:table-cell office:value-type="float" office:value="0.0020136165">
            <text:p>0.0020136165</text:p>
          </table:table-cell>
          <table:table-cell office:value-type="float" office:value="0.0019742262">
            <text:p>0.0019742262</text:p>
          </table:table-cell>
          <table:table-cell office:value-type="float" office:value="0.0019506033">
            <text:p>0.0019506033</text:p>
          </table:table-cell>
          <table:table-cell office:value-type="float" office:value="0.0019275232">
            <text:p>0.0019275232</text:p>
          </table:table-cell>
          <table:table-cell office:value-type="float" office:value="0.0018932832">
            <text:p>0.0018932832</text:p>
          </table:table-cell>
          <table:table-cell office:value-type="float" office:value="0.0018527675">
            <text:p>0.0018527675</text:p>
          </table:table-cell>
          <table:table-cell office:value-type="float" office:value="0.001864962">
            <text:p>0.001864962</text:p>
          </table:table-cell>
          <table:table-cell office:value-type="float" office:value="0.0019195627">
            <text:p>0.0019195627</text:p>
          </table:table-cell>
          <table:table-cell office:value-type="float" office:value="0.0020030928">
            <text:p>0.0020030928</text:p>
          </table:table-cell>
          <table:table-cell office:value-type="float" office:value="0.0018354603">
            <text:p>0.0018354603</text:p>
          </table:table-cell>
          <table:table-cell office:value-type="float" office:value="0.0017868142">
            <text:p>0.0017868142</text:p>
          </table:table-cell>
          <table:table-cell office:value-type="float" office:value="0.0017155925">
            <text:p>0.0017155925</text:p>
          </table:table-cell>
          <table:table-cell office:value-type="float" office:value="0.0017104073">
            <text:p>0.0017104073</text:p>
          </table:table-cell>
          <table:table-cell office:value-type="float" office:value="0.0016350033">
            <text:p>0.0016350033</text:p>
          </table:table-cell>
          <table:table-cell office:value-type="float" office:value="0.0016651395">
            <text:p>0.0016651395</text:p>
          </table:table-cell>
          <table:table-cell office:value-type="float" office:value="0.0016943308">
            <text:p>0.0016943308</text:p>
          </table:table-cell>
          <table:table-cell office:value-type="float" office:value="0.0016485492">
            <text:p>0.0016485492</text:p>
          </table:table-cell>
          <table:table-cell office:value-type="float" office:value="0.001687581">
            <text:p>0.001687581</text:p>
          </table:table-cell>
          <table:table-cell office:value-type="float" office:value="0.0016400553">
            <text:p>0.0016400553</text:p>
          </table:table-cell>
          <table:table-cell office:value-type="float" office:value="0.0015835285">
            <text:p>0.0015835285</text:p>
          </table:table-cell>
          <table:table-cell office:value-type="float" office:value="0.0015619918">
            <text:p>0.0015619918</text:p>
          </table:table-cell>
          <table:table-cell office:value-type="float" office:value="0.0015357372">
            <text:p>0.0015357372</text:p>
          </table:table-cell>
          <table:table-cell office:value-type="float" office:value="0.0015316752">
            <text:p>0.0015316752</text:p>
          </table:table-cell>
          <table:table-cell office:value-type="float" office:value="0.0015403944">
            <text:p>0.0015403944</text:p>
          </table:table-cell>
          <table:table-cell office:value-type="float" office:value="0.0015168189">
            <text:p>0.0015168189</text:p>
          </table:table-cell>
          <table:table-cell office:value-type="float" office:value="0.0015290591">
            <text:p>0.0015290591</text:p>
          </table:table-cell>
          <table:table-cell office:value-type="float" office:value="0.0014697494">
            <text:p>0.0014697494</text:p>
          </table:table-cell>
          <table:table-cell office:value-type="float" office:value="0.0014229518">
            <text:p>0.0014229518</text:p>
          </table:table-cell>
          <table:table-cell office:value-type="float" office:value="0.0014253006">
            <text:p>0.0014253006</text:p>
          </table:table-cell>
          <table:table-cell office:value-type="float" office:value="0.0014102865">
            <text:p>0.0014102865</text:p>
          </table:table-cell>
          <table:table-cell office:value-type="float" office:value="0.0013864802">
            <text:p>0.0013864802</text:p>
          </table:table-cell>
          <table:table-cell office:value-type="float" office:value="0.001355817">
            <text:p>0.001355817</text:p>
          </table:table-cell>
          <table:table-cell office:value-type="float" office:value="0.0013232537">
            <text:p>0.0013232537</text:p>
          </table:table-cell>
          <table:table-cell office:value-type="float" office:value="0.0013104073">
            <text:p>0.0013104073</text:p>
          </table:table-cell>
          <table:table-cell office:value-type="float" office:value="0.0013204337">
            <text:p>0.0013204337</text:p>
          </table:table-cell>
          <table:table-cell office:value-type="float" office:value="0.0013104297">
            <text:p>0.0013104297</text:p>
          </table:table-cell>
          <table:table-cell office:value-type="float" office:value="0.0012622396">
            <text:p>0.0012622396</text:p>
          </table:table-cell>
          <table:table-cell office:value-type="float" office:value="0.0012732538">
            <text:p>0.0012732538</text:p>
          </table:table-cell>
          <table:table-cell office:value-type="float" office:value="0.0012389943">
            <text:p>0.0012389943</text:p>
          </table:table-cell>
          <table:table-cell office:value-type="float" office:value="0.0012165164">
            <text:p>0.0012165164</text:p>
          </table:table-cell>
          <table:table-cell office:value-type="float" office:value="0.001195567">
            <text:p>0.001195567</text:p>
          </table:table-cell>
          <table:table-cell office:value-type="float" office:value="0.0011961395">
            <text:p>0.0011961395</text:p>
          </table:table-cell>
          <table:table-cell office:value-type="float" office:value="0.0011656407">
            <text:p>0.0011656407</text:p>
          </table:table-cell>
          <table:table-cell office:value-type="float" office:value="0.0011583269">
            <text:p>0.0011583269</text:p>
          </table:table-cell>
          <table:table-cell office:value-type="float" office:value="0.0012002792">
            <text:p>0.0012002792</text:p>
          </table:table-cell>
          <table:table-cell office:value-type="float" office:value="0.0014154599">
            <text:p>0.0014154599</text:p>
          </table:table-cell>
          <table:table-cell office:value-type="float" office:value="0.0011930361">
            <text:p>0.0011930361</text:p>
          </table:table-cell>
          <table:table-cell office:value-type="float" office:value="0.0010773691">
            <text:p>0.0010773691</text:p>
          </table:table-cell>
          <table:table-cell table:style-name="ce1" office:value-type="float" office:value="0.00095354195">
            <text:p>9.54E-004</text:p>
          </table:table-cell>
          <table:table-cell table:style-name="ce1" office:value-type="float" office:value="0.0004975934">
            <text:p>4.98E-004</text:p>
          </table:table-cell>
          <table:table-cell table:style-name="ce1" office:value-type="float" office:value="0.000432434">
            <text:p>4.32E-004</text:p>
          </table:table-cell>
          <table:table-cell table:style-name="ce1" office:value-type="float" office:value="0.00043184005">
            <text:p>4.32E-004</text:p>
          </table:table-cell>
          <table:table-cell table:style-name="ce1" office:value-type="float" office:value="0.00041857743">
            <text:p>4.19E-004</text:p>
          </table:table-cell>
          <table:table-cell table:style-name="ce1" office:value-type="float" office:value="0.00041679558">
            <text:p>4.17E-004</text:p>
          </table:table-cell>
          <table:table-cell table:style-name="ce1" office:value-type="float" office:value="0.00041420988">
            <text:p>4.14E-004</text:p>
          </table:table-cell>
          <table:table-cell table:style-name="ce1" office:value-type="float" office:value="0.0003955934">
            <text:p>3.96E-004</text:p>
          </table:table-cell>
          <table:table-cell table:style-name="ce1" office:value-type="float" office:value="0.00039008603">
            <text:p>3.90E-004</text:p>
          </table:table-cell>
          <table:table-cell table:style-name="ce1" office:value-type="float" office:value="0.0003917664">
            <text:p>3.92E-004</text:p>
          </table:table-cell>
          <table:table-cell table:style-name="ce1" office:value-type="float" office:value="0.00037788277">
            <text:p>3.78E-004</text:p>
          </table:table-cell>
          <table:table-cell table:style-name="ce1" office:value-type="float" office:value="0.00036456075">
            <text:p>3.65E-004</text:p>
          </table:table-cell>
          <table:table-cell table:style-name="ce1" office:value-type="float" office:value="0.0003674605">
            <text:p>3.67E-004</text:p>
          </table:table-cell>
          <table:table-cell table:style-name="ce1" office:value-type="float" office:value="0.00035979724">
            <text:p>3.60E-004</text:p>
          </table:table-cell>
          <table:table-cell table:style-name="ce1" office:value-type="float" office:value="0.00038249622">
            <text:p>3.82E-004</text:p>
          </table:table-cell>
          <table:table-cell table:style-name="ce1" office:value-type="float" office:value="0.00037647784">
            <text:p>3.76E-004</text:p>
          </table:table-cell>
          <table:table-cell office:value-type="float" office:value="0.00036192578">
            <text:p>3.62E-004</text:p>
          </table:table-cell>
          <table:table-cell table:style-name="ce1" office:value-type="float" office:value="0.00035089153">
            <text:p>3.51E-004</text:p>
          </table:table-cell>
          <table:table-cell table:style-name="ce1" office:value-type="float" office:value="0.00035003826">
            <text:p>3.50E-004</text:p>
          </table:table-cell>
          <table:table-cell table:style-name="ce1" office:value-type="float" office:value="0.00035804728">
            <text:p>3.58E-004</text:p>
          </table:table-cell>
          <table:table-cell table:style-name="ce1" office:value-type="float" office:value="0.00036102894">
            <text:p>3.61E-004</text:p>
          </table:table-cell>
          <table:table-cell table:style-name="ce1" office:value-type="float" office:value="0.00035658182">
            <text:p>3.57E-004</text:p>
          </table:table-cell>
          <table:table-cell table:style-name="ce1" office:value-type="float" office:value="0.00034898956">
            <text:p>3.49E-004</text:p>
          </table:table-cell>
          <table:table-cell table:style-name="ce1" office:value-type="float" office:value="0.00034879785">
            <text:p>3.49E-004</text:p>
          </table:table-cell>
          <table:table-cell office:value-type="float" office:value="0.00035174412">
            <text:p>3.52E-004</text:p>
          </table:table-cell>
          <table:table-cell office:value-type="float" office:value="0.00034725337">
            <text:p>3.47E-004</text:p>
          </table:table-cell>
          <table:table-cell office:value-type="float" office:value="0.00035615973">
            <text:p>3.56E-004</text:p>
          </table:table-cell>
          <table:table-cell office:value-type="float" office:value="0.00034525577">
            <text:p>3.45E-004</text:p>
          </table:table-cell>
          <table:table-cell office:value-type="float" office:value="0.00033721756">
            <text:p>3.37E-004</text:p>
          </table:table-cell>
          <table:table-cell office:value-type="float" office:value="0.00033312474">
            <text:p>3.33E-004</text:p>
          </table:table-cell>
          <table:table-cell office:value-type="float" office:value="0.00034357086">
            <text:p>3.44E-004</text:p>
          </table:table-cell>
          <table:table-cell office:value-type="float" office:value="0.00034041572">
            <text:p>3.40E-004</text:p>
          </table:table-cell>
          <table:table-cell office:value-type="float" office:value="0.0003408582">
            <text:p>3.41E-004</text:p>
          </table:table-cell>
          <table:table-cell office:value-type="float" office:value="0.0003359111">
            <text:p>3.36E-004</text:p>
          </table:table-cell>
          <table:table-cell office:value-type="float" office:value="0.00033860494">
            <text:p>3.39E-004</text:p>
          </table:table-cell>
          <table:table-cell office:value-type="float" office:value="0.0003362449">
            <text:p>3.36E-004</text:p>
          </table:table-cell>
          <table:table-cell office:value-type="float" office:value="0.0003357208">
            <text:p>3.36E-004</text:p>
          </table:table-cell>
          <table:table-cell office:value-type="float" office:value="0.00034621937">
            <text:p>3.46E-004</text:p>
          </table:table-cell>
          <table:table-cell office:value-type="float" office:value="0.0003450909">
            <text:p>3.45E-004</text:p>
          </table:table-cell>
          <table:table-cell office:value-type="float" office:value="0.00034027838">
            <text:p>3.40E-004</text:p>
          </table:table-cell>
          <table:table-cell office:value-type="float" office:value="0.00034663087">
            <text:p>3.47E-004</text:p>
          </table:table-cell>
          <table:table-cell office:value-type="float" office:value="0.00034598232">
            <text:p>3.46E-004</text:p>
          </table:table-cell>
          <table:table-cell office:value-type="float" office:value="0.00033986158">
            <text:p>3.40E-004</text:p>
          </table:table-cell>
          <table:table-cell office:value-type="float" office:value="0.0003433985">
            <text:p>3.43E-004</text:p>
          </table:table-cell>
          <table:table-cell office:value-type="float" office:value="0.00034937795">
            <text:p>3.49E-004</text:p>
          </table:table-cell>
          <table:table-cell office:value-type="float" office:value="0.00034209515">
            <text:p>3.42E-004</text:p>
          </table:table-cell>
          <table:table-cell office:value-type="float" office:value="0.0003353726">
            <text:p>3.35E-004</text:p>
          </table:table-cell>
          <table:table-cell office:value-type="float" office:value="0.00033617186">
            <text:p>3.36E-004</text:p>
          </table:table-cell>
          <table:table-cell office:value-type="float" office:value="0.00033818703">
            <text:p>3.38E-004</text:p>
          </table:table-cell>
          <table:table-cell office:value-type="float" office:value="0.00033953777">
            <text:p>3.40E-004</text:p>
          </table:table-cell>
          <table:table-cell office:value-type="float" office:value="0.00033988614">
            <text:p>3.40E-004</text:p>
          </table:table-cell>
          <table:table-cell office:value-type="float" office:value="0.0003405192">
            <text:p>3.41E-004</text:p>
          </table:table-cell>
          <table:table-cell office:value-type="float" office:value="0.00034131948">
            <text:p>3.41E-004</text:p>
          </table:table-cell>
          <table:table-cell office:value-type="float" office:value="0.00034325809">
            <text:p>3.43E-004</text:p>
          </table:table-cell>
          <table:table-cell office:value-type="float" office:value="0.00034373696">
            <text:p>3.44E-004</text:p>
          </table:table-cell>
          <table:table-cell office:value-type="float" office:value="0.00034462663">
            <text:p>3.45E-004</text:p>
          </table:table-cell>
          <table:table-cell office:value-type="float" office:value="0.0003458255">
            <text:p>3.46E-004</text:p>
          </table:table-cell>
          <table:table-cell office:value-type="float" office:value="0.0003478471">
            <text:p>3.48E-004</text:p>
          </table:table-cell>
          <table:table-cell office:value-type="float" office:value="0.0003487272">
            <text:p>3.49E-004</text:p>
          </table:table-cell>
          <table:table-cell office:value-type="float" office:value="0.00034910202">
            <text:p>3.49E-004</text:p>
          </table:table-cell>
          <table:table-cell office:value-type="float" office:value="0.00034972338">
            <text:p>3.50E-004</text:p>
          </table:table-cell>
          <table:table-cell office:value-type="float" office:value="0.0003510922">
            <text:p>3.51E-004</text:p>
          </table:table-cell>
          <table:table-cell office:value-type="float" office:value="0.0003535489">
            <text:p>3.54E-004</text:p>
          </table:table-cell>
          <table:table-cell office:value-type="float" office:value="0.0003542735">
            <text:p>3.54E-004</text:p>
          </table:table-cell>
          <table:table-cell office:value-type="float" office:value="0.0003551036">
            <text:p>3.55E-004</text:p>
          </table:table-cell>
          <table:table-cell office:value-type="float" office:value="0.00035598522">
            <text:p>3.56E-004</text:p>
          </table:table-cell>
          <table:table-cell office:value-type="float" office:value="0.00035837782">
            <text:p>3.58E-004</text:p>
          </table:table-cell>
          <table:table-cell office:value-type="float" office:value="0.00035889877">
            <text:p>3.59E-004</text:p>
          </table:table-cell>
          <table:table-cell office:value-type="float" office:value="0.00035973891">
            <text:p>3.60E-004</text:p>
          </table:table-cell>
          <table:table-cell office:value-type="float" office:value="0.00036098834">
            <text:p>3.61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22 Bird of Prey [_].mp3</text:p>
          </table:table-cell>
          <table:table-cell office:value-type="float" office:value="0.012882079">
            <text:p>0.012882079</text:p>
          </table:table-cell>
          <table:table-cell office:value-type="float" office:value="0.029449126">
            <text:p>0.029449126</text:p>
          </table:table-cell>
          <table:table-cell office:value-type="float" office:value="0.025575556">
            <text:p>0.025575556</text:p>
          </table:table-cell>
          <table:table-cell office:value-type="float" office:value="0.0219272">
            <text:p>0.0219272</text:p>
          </table:table-cell>
          <table:table-cell office:value-type="float" office:value="0.029985547">
            <text:p>0.029985547</text:p>
          </table:table-cell>
          <table:table-cell office:value-type="float" office:value="0.03096671">
            <text:p>0.03096671</text:p>
          </table:table-cell>
          <table:table-cell office:value-type="float" office:value="0.023668382">
            <text:p>0.023668382</text:p>
          </table:table-cell>
          <table:table-cell office:value-type="float" office:value="0.018538874">
            <text:p>0.018538874</text:p>
          </table:table-cell>
          <table:table-cell office:value-type="float" office:value="0.017318927">
            <text:p>0.017318927</text:p>
          </table:table-cell>
          <table:table-cell office:value-type="float" office:value="0.006257822">
            <text:p>0.006257822</text:p>
          </table:table-cell>
          <table:table-cell office:value-type="float" office:value="0.008568284">
            <text:p>0.008568284</text:p>
          </table:table-cell>
          <table:table-cell office:value-type="float" office:value="0.0068583037">
            <text:p>0.0068583037</text:p>
          </table:table-cell>
          <table:table-cell office:value-type="float" office:value="0.006261067">
            <text:p>0.006261067</text:p>
          </table:table-cell>
          <table:table-cell office:value-type="float" office:value="0.006057564">
            <text:p>0.006057564</text:p>
          </table:table-cell>
          <table:table-cell office:value-type="float" office:value="0.0052123265">
            <text:p>0.0052123265</text:p>
          </table:table-cell>
          <table:table-cell office:value-type="float" office:value="0.00528329">
            <text:p>0.00528329</text:p>
          </table:table-cell>
          <table:table-cell office:value-type="float" office:value="0.0053342637">
            <text:p>0.0053342637</text:p>
          </table:table-cell>
          <table:table-cell office:value-type="float" office:value="0.004107108">
            <text:p>0.004107108</text:p>
          </table:table-cell>
          <table:table-cell office:value-type="float" office:value="0.0033490644">
            <text:p>0.0033490644</text:p>
          </table:table-cell>
          <table:table-cell office:value-type="float" office:value="0.003123482">
            <text:p>0.003123482</text:p>
          </table:table-cell>
          <table:table-cell office:value-type="float" office:value="0.0029712613">
            <text:p>0.0029712613</text:p>
          </table:table-cell>
          <table:table-cell office:value-type="float" office:value="0.0029715104">
            <text:p>0.0029715104</text:p>
          </table:table-cell>
          <table:table-cell office:value-type="float" office:value="0.0026579702">
            <text:p>0.0026579702</text:p>
          </table:table-cell>
          <table:table-cell office:value-type="float" office:value="0.002249872">
            <text:p>0.002249872</text:p>
          </table:table-cell>
          <table:table-cell office:value-type="float" office:value="0.0022368173">
            <text:p>0.0022368173</text:p>
          </table:table-cell>
          <table:table-cell office:value-type="float" office:value="0.0022751687">
            <text:p>0.0022751687</text:p>
          </table:table-cell>
          <table:table-cell office:value-type="float" office:value="0.0024553786">
            <text:p>0.0024553786</text:p>
          </table:table-cell>
          <table:table-cell office:value-type="float" office:value="0.0024724624">
            <text:p>0.0024724624</text:p>
          </table:table-cell>
          <table:table-cell office:value-type="float" office:value="0.002539341">
            <text:p>0.002539341</text:p>
          </table:table-cell>
          <table:table-cell office:value-type="float" office:value="0.0025913846">
            <text:p>0.0025913846</text:p>
          </table:table-cell>
          <table:table-cell office:value-type="float" office:value="0.0023856398">
            <text:p>0.0023856398</text:p>
          </table:table-cell>
          <table:table-cell office:value-type="float" office:value="0.0025836583">
            <text:p>0.0025836583</text:p>
          </table:table-cell>
          <table:table-cell office:value-type="float" office:value="0.002896388">
            <text:p>0.002896388</text:p>
          </table:table-cell>
          <table:table-cell office:value-type="float" office:value="0.00296227">
            <text:p>0.00296227</text:p>
          </table:table-cell>
          <table:table-cell office:value-type="float" office:value="0.0025183652">
            <text:p>0.0025183652</text:p>
          </table:table-cell>
          <table:table-cell office:value-type="float" office:value="0.002096635">
            <text:p>0.002096635</text:p>
          </table:table-cell>
          <table:table-cell office:value-type="float" office:value="0.0021794303">
            <text:p>0.0021794303</text:p>
          </table:table-cell>
          <table:table-cell office:value-type="float" office:value="0.0021530522">
            <text:p>0.0021530522</text:p>
          </table:table-cell>
          <table:table-cell office:value-type="float" office:value="0.0022836365">
            <text:p>0.0022836365</text:p>
          </table:table-cell>
          <table:table-cell office:value-type="float" office:value="0.0026048226">
            <text:p>0.0026048226</text:p>
          </table:table-cell>
          <table:table-cell office:value-type="float" office:value="0.0029060915">
            <text:p>0.0029060915</text:p>
          </table:table-cell>
          <table:table-cell office:value-type="float" office:value="0.0029263822">
            <text:p>0.0029263822</text:p>
          </table:table-cell>
          <table:table-cell office:value-type="float" office:value="0.002887706">
            <text:p>0.002887706</text:p>
          </table:table-cell>
          <table:table-cell office:value-type="float" office:value="0.0027309894">
            <text:p>0.0027309894</text:p>
          </table:table-cell>
          <table:table-cell office:value-type="float" office:value="0.0025240097">
            <text:p>0.0025240097</text:p>
          </table:table-cell>
          <table:table-cell office:value-type="float" office:value="0.002169265">
            <text:p>0.002169265</text:p>
          </table:table-cell>
          <table:table-cell office:value-type="float" office:value="0.0018427186">
            <text:p>0.0018427186</text:p>
          </table:table-cell>
          <table:table-cell office:value-type="float" office:value="0.0015441632">
            <text:p>0.0015441632</text:p>
          </table:table-cell>
          <table:table-cell office:value-type="float" office:value="0.0013948827">
            <text:p>0.0013948827</text:p>
          </table:table-cell>
          <table:table-cell office:value-type="float" office:value="0.0012486624">
            <text:p>0.0012486624</text:p>
          </table:table-cell>
          <table:table-cell office:value-type="float" office:value="0.0011911115">
            <text:p>0.0011911115</text:p>
          </table:table-cell>
          <table:table-cell office:value-type="float" office:value="0.0011336023">
            <text:p>0.0011336023</text:p>
          </table:table-cell>
          <table:table-cell office:value-type="float" office:value="0.0010920684">
            <text:p>0.0010920684</text:p>
          </table:table-cell>
          <table:table-cell office:value-type="float" office:value="0.0010380116">
            <text:p>0.0010380116</text:p>
          </table:table-cell>
          <table:table-cell table:style-name="ce1" office:value-type="float" office:value="0.00097365945">
            <text:p>9.74E-004</text:p>
          </table:table-cell>
          <table:table-cell table:style-name="ce1" office:value-type="float" office:value="0.00092214777">
            <text:p>9.22E-004</text:p>
          </table:table-cell>
          <table:table-cell table:style-name="ce1" office:value-type="float" office:value="0.00090850645">
            <text:p>9.09E-004</text:p>
          </table:table-cell>
          <table:table-cell table:style-name="ce1" office:value-type="float" office:value="0.0009420252">
            <text:p>9.42E-004</text:p>
          </table:table-cell>
          <table:table-cell table:style-name="ce1" office:value-type="float" office:value="0.0009218666">
            <text:p>9.22E-004</text:p>
          </table:table-cell>
          <table:table-cell table:style-name="ce1" office:value-type="float" office:value="0.0009018065">
            <text:p>9.02E-004</text:p>
          </table:table-cell>
          <table:table-cell table:style-name="ce1" office:value-type="float" office:value="0.00096781953">
            <text:p>9.68E-004</text:p>
          </table:table-cell>
          <table:table-cell table:style-name="ce1" office:value-type="float" office:value="0.000943406">
            <text:p>9.43E-004</text:p>
          </table:table-cell>
          <table:table-cell table:style-name="ce1" office:value-type="float" office:value="0.00093784573">
            <text:p>9.38E-004</text:p>
          </table:table-cell>
          <table:table-cell table:style-name="ce1" office:value-type="float" office:value="0.0009015599">
            <text:p>9.02E-004</text:p>
          </table:table-cell>
          <table:table-cell table:style-name="ce1" office:value-type="float" office:value="0.0008893414">
            <text:p>8.89E-004</text:p>
          </table:table-cell>
          <table:table-cell table:style-name="ce1" office:value-type="float" office:value="0.00090588006">
            <text:p>9.06E-004</text:p>
          </table:table-cell>
          <table:table-cell table:style-name="ce1" office:value-type="float" office:value="0.0009835485">
            <text:p>9.84E-004</text:p>
          </table:table-cell>
          <table:table-cell table:style-name="ce1" office:value-type="float" office:value="0.0009792177">
            <text:p>9.79E-004</text:p>
          </table:table-cell>
          <table:table-cell office:value-type="float" office:value="0.0010006827">
            <text:p>0.0010006827</text:p>
          </table:table-cell>
          <table:table-cell office:value-type="float" office:value="0.0010019346">
            <text:p>0.0010019346</text:p>
          </table:table-cell>
          <table:table-cell office:value-type="float" office:value="0.0010367687">
            <text:p>0.0010367687</text:p>
          </table:table-cell>
          <table:table-cell office:value-type="float" office:value="0.0010551077">
            <text:p>0.0010551077</text:p>
          </table:table-cell>
          <table:table-cell table:style-name="ce1" office:value-type="float" office:value="0.0009426526">
            <text:p>9.43E-004</text:p>
          </table:table-cell>
          <table:table-cell table:style-name="ce1" office:value-type="float" office:value="0.0008937758">
            <text:p>8.94E-004</text:p>
          </table:table-cell>
          <table:table-cell table:style-name="ce1" office:value-type="float" office:value="0.00089768396">
            <text:p>8.98E-004</text:p>
          </table:table-cell>
          <table:table-cell table:style-name="ce1" office:value-type="float" office:value="0.0009150474">
            <text:p>9.15E-004</text:p>
          </table:table-cell>
          <table:table-cell table:style-name="ce1" office:value-type="float" office:value="0.00089556735">
            <text:p>8.96E-004</text:p>
          </table:table-cell>
          <table:table-cell table:style-name="ce1" office:value-type="float" office:value="0.00082187104">
            <text:p>8.22E-004</text:p>
          </table:table-cell>
          <table:table-cell table:style-name="ce1" office:value-type="float" office:value="0.0008453999">
            <text:p>8.45E-004</text:p>
          </table:table-cell>
          <table:table-cell table:style-name="ce1" office:value-type="float" office:value="0.0008407923">
            <text:p>8.41E-004</text:p>
          </table:table-cell>
          <table:table-cell table:style-name="ce1" office:value-type="float" office:value="0.00082221534">
            <text:p>8.22E-004</text:p>
          </table:table-cell>
          <table:table-cell table:style-name="ce1" office:value-type="float" office:value="0.0008136261">
            <text:p>8.14E-004</text:p>
          </table:table-cell>
          <table:table-cell table:style-name="ce1" office:value-type="float" office:value="0.0008002321">
            <text:p>8.00E-004</text:p>
          </table:table-cell>
          <table:table-cell table:style-name="ce1" office:value-type="float" office:value="0.00080527447">
            <text:p>8.05E-004</text:p>
          </table:table-cell>
          <table:table-cell table:style-name="ce1" office:value-type="float" office:value="0.0008146997">
            <text:p>8.15E-004</text:p>
          </table:table-cell>
          <table:table-cell table:style-name="ce1" office:value-type="float" office:value="0.00081252516">
            <text:p>8.13E-004</text:p>
          </table:table-cell>
          <table:table-cell table:style-name="ce1" office:value-type="float" office:value="0.0008443421">
            <text:p>8.44E-004</text:p>
          </table:table-cell>
          <table:table-cell table:style-name="ce1" office:value-type="float" office:value="0.00087756175">
            <text:p>8.78E-004</text:p>
          </table:table-cell>
          <table:table-cell table:style-name="ce1" office:value-type="float" office:value="0.0008966001">
            <text:p>8.97E-004</text:p>
          </table:table-cell>
          <table:table-cell table:style-name="ce1" office:value-type="float" office:value="0.00087406643">
            <text:p>8.74E-004</text:p>
          </table:table-cell>
          <table:table-cell table:style-name="ce1" office:value-type="float" office:value="0.00086999283">
            <text:p>8.70E-004</text:p>
          </table:table-cell>
          <table:table-cell table:style-name="ce1" office:value-type="float" office:value="0.0008798057">
            <text:p>8.80E-004</text:p>
          </table:table-cell>
          <table:table-cell table:style-name="ce1" office:value-type="float" office:value="0.00089986296">
            <text:p>9.00E-004</text:p>
          </table:table-cell>
          <table:table-cell table:style-name="ce1" office:value-type="float" office:value="0.0008985668">
            <text:p>8.99E-004</text:p>
          </table:table-cell>
          <table:table-cell table:style-name="ce1" office:value-type="float" office:value="0.00092244934">
            <text:p>9.22E-004</text:p>
          </table:table-cell>
          <table:table-cell table:style-name="ce1" office:value-type="float" office:value="0.00093378045">
            <text:p>9.34E-004</text:p>
          </table:table-cell>
          <table:table-cell table:style-name="ce1" office:value-type="float" office:value="0.0009164009">
            <text:p>9.16E-004</text:p>
          </table:table-cell>
          <table:table-cell table:style-name="ce1" office:value-type="float" office:value="0.0009656358">
            <text:p>9.66E-004</text:p>
          </table:table-cell>
          <table:table-cell table:style-name="ce1" office:value-type="float" office:value="0.00094407715">
            <text:p>9.44E-004</text:p>
          </table:table-cell>
          <table:table-cell table:style-name="ce1" office:value-type="float" office:value="0.0009615208">
            <text:p>9.62E-004</text:p>
          </table:table-cell>
          <table:table-cell table:style-name="ce1" office:value-type="float" office:value="0.000957946">
            <text:p>9.58E-004</text:p>
          </table:table-cell>
          <table:table-cell table:style-name="ce1" office:value-type="float" office:value="0.00095273287">
            <text:p>9.53E-004</text:p>
          </table:table-cell>
          <table:table-cell table:style-name="ce1" office:value-type="float" office:value="0.00089859316">
            <text:p>8.99E-004</text:p>
          </table:table-cell>
          <table:table-cell table:style-name="ce1" office:value-type="float" office:value="0.0008998403">
            <text:p>9.00E-004</text:p>
          </table:table-cell>
          <table:table-cell table:style-name="ce1" office:value-type="float" office:value="0.00087021565">
            <text:p>8.70E-004</text:p>
          </table:table-cell>
          <table:table-cell table:style-name="ce1" office:value-type="float" office:value="0.0009047706">
            <text:p>9.05E-004</text:p>
          </table:table-cell>
          <table:table-cell table:style-name="ce1" office:value-type="float" office:value="0.00096461823">
            <text:p>9.65E-004</text:p>
          </table:table-cell>
          <table:table-cell table:style-name="ce1" office:value-type="float" office:value="0.0009866643">
            <text:p>9.87E-004</text:p>
          </table:table-cell>
          <table:table-cell table:style-name="ce1" office:value-type="float" office:value="0.0009676752">
            <text:p>9.68E-004</text:p>
          </table:table-cell>
          <table:table-cell table:style-name="ce1" office:value-type="float" office:value="0.0009728799">
            <text:p>9.73E-004</text:p>
          </table:table-cell>
          <table:table-cell table:style-name="ce1" office:value-type="float" office:value="0.00096497533">
            <text:p>9.65E-004</text:p>
          </table:table-cell>
          <table:table-cell table:style-name="ce1" office:value-type="float" office:value="0.00094907684">
            <text:p>9.49E-004</text:p>
          </table:table-cell>
          <table:table-cell table:style-name="ce1" office:value-type="float" office:value="0.0009602131">
            <text:p>9.60E-004</text:p>
          </table:table-cell>
          <table:table-cell table:style-name="ce1" office:value-type="float" office:value="0.00096842245">
            <text:p>9.68E-004</text:p>
          </table:table-cell>
          <table:table-cell table:style-name="ce1" office:value-type="float" office:value="0.0009797603">
            <text:p>9.80E-004</text:p>
          </table:table-cell>
          <table:table-cell table:style-name="ce1" office:value-type="float" office:value="0.0009902028">
            <text:p>9.90E-004</text:p>
          </table:table-cell>
          <table:table-cell table:style-name="ce1" office:value-type="float" office:value="0.00096441887">
            <text:p>9.64E-004</text:p>
          </table:table-cell>
          <table:table-cell table:style-name="ce1" office:value-type="float" office:value="0.0009861004">
            <text:p>9.86E-004</text:p>
          </table:table-cell>
          <table:table-cell table:style-name="ce1" office:value-type="float" office:value="0.00096312363">
            <text:p>9.63E-004</text:p>
          </table:table-cell>
          <table:table-cell table:style-name="ce1" office:value-type="float" office:value="0.000937394">
            <text:p>9.37E-004</text:p>
          </table:table-cell>
          <table:table-cell table:style-name="ce1" office:value-type="float" office:value="0.00096511596">
            <text:p>9.65E-004</text:p>
          </table:table-cell>
          <table:table-cell table:style-name="ce1" office:value-type="float" office:value="0.00095894403">
            <text:p>9.59E-004</text:p>
          </table:table-cell>
          <table:table-cell table:style-name="ce1" office:value-type="float" office:value="0.0009959184">
            <text:p>9.96E-004</text:p>
          </table:table-cell>
          <table:table-cell table:style-name="ce1" office:value-type="float" office:value="0.0009857662">
            <text:p>9.86E-004</text:p>
          </table:table-cell>
          <table:table-cell table:style-name="ce1" office:value-type="float" office:value="0.0009988388">
            <text:p>9.99E-004</text:p>
          </table:table-cell>
          <table:table-cell table:style-name="ce1" office:value-type="float" office:value="0.0009854748">
            <text:p>9.85E-004</text:p>
          </table:table-cell>
          <table:table-cell office:value-type="float" office:value="0.0010140033">
            <text:p>0.0010140033</text:p>
          </table:table-cell>
          <table:table-cell office:value-type="float" office:value="0.0010635253">
            <text:p>0.0010635253</text:p>
          </table:table-cell>
          <table:table-cell office:value-type="float" office:value="0.0010894217">
            <text:p>0.0010894217</text:p>
          </table:table-cell>
          <table:table-cell office:value-type="float" office:value="0.0010760392">
            <text:p>0.0010760392</text:p>
          </table:table-cell>
          <table:table-cell office:value-type="float" office:value="0.0011056404">
            <text:p>0.0011056404</text:p>
          </table:table-cell>
          <table:table-cell office:value-type="float" office:value="0.001035262">
            <text:p>0.001035262</text:p>
          </table:table-cell>
          <table:table-cell office:value-type="float" office:value="0.0010741454">
            <text:p>0.0010741454</text:p>
          </table:table-cell>
          <table:table-cell office:value-type="float" office:value="0.0010674264">
            <text:p>0.0010674264</text:p>
          </table:table-cell>
          <table:table-cell office:value-type="float" office:value="0.001065309">
            <text:p>0.001065309</text:p>
          </table:table-cell>
          <table:table-cell office:value-type="float" office:value="0.0010690799">
            <text:p>0.0010690799</text:p>
          </table:table-cell>
          <table:table-cell office:value-type="float" office:value="0.0010384034">
            <text:p>0.0010384034</text:p>
          </table:table-cell>
          <table:table-cell office:value-type="float" office:value="0.001025666">
            <text:p>0.001025666</text:p>
          </table:table-cell>
          <table:table-cell table:style-name="ce1" office:value-type="float" office:value="0.0009854637">
            <text:p>9.85E-004</text:p>
          </table:table-cell>
          <table:table-cell table:style-name="ce1" office:value-type="float" office:value="0.00092571543">
            <text:p>9.26E-004</text:p>
          </table:table-cell>
          <table:table-cell table:style-name="ce1" office:value-type="float" office:value="0.0009060338">
            <text:p>9.06E-004</text:p>
          </table:table-cell>
          <table:table-cell table:style-name="ce1" office:value-type="float" office:value="0.0008681775">
            <text:p>8.68E-004</text:p>
          </table:table-cell>
          <table:table-cell table:style-name="ce1" office:value-type="float" office:value="0.0008470947">
            <text:p>8.47E-004</text:p>
          </table:table-cell>
          <table:table-cell table:style-name="ce1" office:value-type="float" office:value="0.0008231225">
            <text:p>8.23E-004</text:p>
          </table:table-cell>
          <table:table-cell table:style-name="ce1" office:value-type="float" office:value="0.00082179205">
            <text:p>8.22E-004</text:p>
          </table:table-cell>
          <table:table-cell table:style-name="ce1" office:value-type="float" office:value="0.00080283225">
            <text:p>8.03E-004</text:p>
          </table:table-cell>
          <table:table-cell table:style-name="ce1" office:value-type="float" office:value="0.00078237837">
            <text:p>7.82E-004</text:p>
          </table:table-cell>
          <table:table-cell table:style-name="ce1" office:value-type="float" office:value="0.0007461906">
            <text:p>7.46E-004</text:p>
          </table:table-cell>
          <table:table-cell table:style-name="ce1" office:value-type="float" office:value="0.0007217037">
            <text:p>7.22E-004</text:p>
          </table:table-cell>
          <table:table-cell table:style-name="ce1" office:value-type="float" office:value="0.0007025279">
            <text:p>7.03E-004</text:p>
          </table:table-cell>
          <table:table-cell table:style-name="ce1" office:value-type="float" office:value="0.000685051">
            <text:p>6.85E-004</text:p>
          </table:table-cell>
          <table:table-cell table:style-name="ce1" office:value-type="float" office:value="0.0006995736">
            <text:p>7.00E-004</text:p>
          </table:table-cell>
          <table:table-cell table:style-name="ce1" office:value-type="float" office:value="0.0007232079">
            <text:p>7.23E-004</text:p>
          </table:table-cell>
          <table:table-cell table:style-name="ce1" office:value-type="float" office:value="0.00071270886">
            <text:p>7.13E-004</text:p>
          </table:table-cell>
          <table:table-cell table:style-name="ce1" office:value-type="float" office:value="0.0006989481">
            <text:p>6.99E-004</text:p>
          </table:table-cell>
          <table:table-cell table:style-name="ce1" office:value-type="float" office:value="0.0006901078">
            <text:p>6.90E-004</text:p>
          </table:table-cell>
          <table:table-cell table:style-name="ce1" office:value-type="float" office:value="0.00067316485">
            <text:p>6.73E-004</text:p>
          </table:table-cell>
          <table:table-cell table:style-name="ce1" office:value-type="float" office:value="0.0006473466">
            <text:p>6.47E-004</text:p>
          </table:table-cell>
          <table:table-cell table:style-name="ce1" office:value-type="float" office:value="0.00064331334">
            <text:p>6.43E-004</text:p>
          </table:table-cell>
          <table:table-cell table:style-name="ce1" office:value-type="float" office:value="0.0006332657">
            <text:p>6.33E-004</text:p>
          </table:table-cell>
          <table:table-cell table:style-name="ce1" office:value-type="float" office:value="0.00063576346">
            <text:p>6.36E-004</text:p>
          </table:table-cell>
          <table:table-cell table:style-name="ce1" office:value-type="float" office:value="0.0006257242">
            <text:p>6.26E-004</text:p>
          </table:table-cell>
          <table:table-cell table:style-name="ce1" office:value-type="float" office:value="0.0006235095">
            <text:p>6.24E-004</text:p>
          </table:table-cell>
          <table:table-cell table:style-name="ce1" office:value-type="float" office:value="0.0006187284">
            <text:p>6.19E-004</text:p>
          </table:table-cell>
          <table:table-cell table:style-name="ce1" office:value-type="float" office:value="0.00060933124">
            <text:p>6.09E-004</text:p>
          </table:table-cell>
          <table:table-cell table:style-name="ce1" office:value-type="float" office:value="0.0005885575">
            <text:p>5.89E-004</text:p>
          </table:table-cell>
          <table:table-cell table:style-name="ce1" office:value-type="float" office:value="0.00058762537">
            <text:p>5.88E-004</text:p>
          </table:table-cell>
          <table:table-cell table:style-name="ce1" office:value-type="float" office:value="0.0005781084">
            <text:p>5.78E-004</text:p>
          </table:table-cell>
          <table:table-cell table:style-name="ce1" office:value-type="float" office:value="0.0005696768">
            <text:p>5.70E-004</text:p>
          </table:table-cell>
          <table:table-cell table:style-name="ce1" office:value-type="float" office:value="0.0005644704">
            <text:p>5.64E-004</text:p>
          </table:table-cell>
          <table:table-cell table:style-name="ce1" office:value-type="float" office:value="0.00056346797">
            <text:p>5.63E-004</text:p>
          </table:table-cell>
          <table:table-cell table:style-name="ce1" office:value-type="float" office:value="0.0005565955">
            <text:p>5.57E-004</text:p>
          </table:table-cell>
          <table:table-cell table:style-name="ce1" office:value-type="float" office:value="0.0005474803">
            <text:p>5.47E-004</text:p>
          </table:table-cell>
          <table:table-cell table:style-name="ce1" office:value-type="float" office:value="0.00054128125">
            <text:p>5.41E-004</text:p>
          </table:table-cell>
          <table:table-cell table:style-name="ce1" office:value-type="float" office:value="0.000524709">
            <text:p>5.25E-004</text:p>
          </table:table-cell>
          <table:table-cell table:style-name="ce1" office:value-type="float" office:value="0.0005261988">
            <text:p>5.26E-004</text:p>
          </table:table-cell>
          <table:table-cell table:style-name="ce1" office:value-type="float" office:value="0.0005464305">
            <text:p>5.46E-004</text:p>
          </table:table-cell>
          <table:table-cell table:style-name="ce1" office:value-type="float" office:value="0.0005239859">
            <text:p>5.24E-004</text:p>
          </table:table-cell>
          <table:table-cell table:style-name="ce1" office:value-type="float" office:value="0.0005118548">
            <text:p>5.12E-004</text:p>
          </table:table-cell>
          <table:table-cell table:style-name="ce1" office:value-type="float" office:value="0.0005022792">
            <text:p>5.02E-004</text:p>
          </table:table-cell>
          <table:table-cell table:style-name="ce1" office:value-type="float" office:value="0.0005013261">
            <text:p>5.01E-004</text:p>
          </table:table-cell>
          <table:table-cell table:style-name="ce1" office:value-type="float" office:value="0.0005067772">
            <text:p>5.07E-004</text:p>
          </table:table-cell>
          <table:table-cell table:style-name="ce1" office:value-type="float" office:value="0.0006108333">
            <text:p>6.11E-004</text:p>
          </table:table-cell>
          <table:table-cell table:style-name="ce1" office:value-type="float" office:value="0.0005343965">
            <text:p>5.34E-004</text:p>
          </table:table-cell>
          <table:table-cell table:style-name="ce1" office:value-type="float" office:value="0.0004885034">
            <text:p>4.89E-004</text:p>
          </table:table-cell>
          <table:table-cell table:style-name="ce1" office:value-type="float" office:value="0.00045673113">
            <text:p>4.57E-004</text:p>
          </table:table-cell>
          <table:table-cell table:style-name="ce1" office:value-type="float" office:value="0.0003031571">
            <text:p>3.03E-004</text:p>
          </table:table-cell>
          <table:table-cell table:style-name="ce1" office:value-type="float" office:value="0.00028261862">
            <text:p>2.83E-004</text:p>
          </table:table-cell>
          <table:table-cell table:style-name="ce1" office:value-type="float" office:value="0.0002848839">
            <text:p>2.85E-004</text:p>
          </table:table-cell>
          <table:table-cell table:style-name="ce1" office:value-type="float" office:value="0.0002836251">
            <text:p>2.84E-004</text:p>
          </table:table-cell>
          <table:table-cell table:style-name="ce1" office:value-type="float" office:value="0.00028576847">
            <text:p>2.86E-004</text:p>
          </table:table-cell>
          <table:table-cell table:style-name="ce1" office:value-type="float" office:value="0.0002835626">
            <text:p>2.84E-004</text:p>
          </table:table-cell>
          <table:table-cell table:style-name="ce1" office:value-type="float" office:value="0.00028275247">
            <text:p>2.83E-004</text:p>
          </table:table-cell>
          <table:table-cell table:style-name="ce1" office:value-type="float" office:value="0.00028187208">
            <text:p>2.82E-004</text:p>
          </table:table-cell>
          <table:table-cell table:style-name="ce1" office:value-type="float" office:value="0.00028036462">
            <text:p>2.80E-004</text:p>
          </table:table-cell>
          <table:table-cell table:style-name="ce1" office:value-type="float" office:value="0.0002823988">
            <text:p>2.82E-004</text:p>
          </table:table-cell>
          <table:table-cell table:style-name="ce1" office:value-type="float" office:value="0.00028536978">
            <text:p>2.85E-004</text:p>
          </table:table-cell>
          <table:table-cell table:style-name="ce1" office:value-type="float" office:value="0.00028356875">
            <text:p>2.84E-004</text:p>
          </table:table-cell>
          <table:table-cell table:style-name="ce1" office:value-type="float" office:value="0.00028466992">
            <text:p>2.85E-004</text:p>
          </table:table-cell>
          <table:table-cell table:style-name="ce1" office:value-type="float" office:value="0.00028460406">
            <text:p>2.85E-004</text:p>
          </table:table-cell>
          <table:table-cell table:style-name="ce1" office:value-type="float" office:value="0.0002841442">
            <text:p>2.84E-004</text:p>
          </table:table-cell>
          <table:table-cell office:value-type="float" office:value="0.00028452845">
            <text:p>2.85E-004</text:p>
          </table:table-cell>
          <table:table-cell table:style-name="ce1" office:value-type="float" office:value="0.00028496544">
            <text:p>2.85E-004</text:p>
          </table:table-cell>
          <table:table-cell table:style-name="ce1" office:value-type="float" office:value="0.00028444506">
            <text:p>2.84E-004</text:p>
          </table:table-cell>
          <table:table-cell table:style-name="ce1" office:value-type="float" office:value="0.00028292477">
            <text:p>2.83E-004</text:p>
          </table:table-cell>
          <table:table-cell table:style-name="ce1" office:value-type="float" office:value="0.0002845505">
            <text:p>2.85E-004</text:p>
          </table:table-cell>
          <table:table-cell table:style-name="ce1" office:value-type="float" office:value="0.00028369276">
            <text:p>2.84E-004</text:p>
          </table:table-cell>
          <table:table-cell table:style-name="ce1" office:value-type="float" office:value="0.00028375676">
            <text:p>2.84E-004</text:p>
          </table:table-cell>
          <table:table-cell table:style-name="ce1" office:value-type="float" office:value="0.00028423232">
            <text:p>2.84E-004</text:p>
          </table:table-cell>
          <table:table-cell office:value-type="float" office:value="0.00028559484">
            <text:p>2.86E-004</text:p>
          </table:table-cell>
          <table:table-cell office:value-type="float" office:value="0.0002847062">
            <text:p>2.85E-004</text:p>
          </table:table-cell>
          <table:table-cell office:value-type="float" office:value="0.0002833763">
            <text:p>2.83E-004</text:p>
          </table:table-cell>
          <table:table-cell office:value-type="float" office:value="0.00028202977">
            <text:p>2.82E-004</text:p>
          </table:table-cell>
          <table:table-cell office:value-type="float" office:value="0.00028310984">
            <text:p>2.83E-004</text:p>
          </table:table-cell>
          <table:table-cell office:value-type="float" office:value="0.0002885543">
            <text:p>2.89E-004</text:p>
          </table:table-cell>
          <table:table-cell office:value-type="float" office:value="0.00028767527">
            <text:p>2.88E-004</text:p>
          </table:table-cell>
          <table:table-cell office:value-type="float" office:value="0.00028913713">
            <text:p>2.89E-004</text:p>
          </table:table-cell>
          <table:table-cell office:value-type="float" office:value="0.00028862007">
            <text:p>2.89E-004</text:p>
          </table:table-cell>
          <table:table-cell office:value-type="float" office:value="0.00029050335">
            <text:p>2.91E-004</text:p>
          </table:table-cell>
          <table:table-cell office:value-type="float" office:value="0.00028617866">
            <text:p>2.86E-004</text:p>
          </table:table-cell>
          <table:table-cell office:value-type="float" office:value="0.0002884582">
            <text:p>2.88E-004</text:p>
          </table:table-cell>
          <table:table-cell office:value-type="float" office:value="0.0002917784">
            <text:p>2.92E-004</text:p>
          </table:table-cell>
          <table:table-cell office:value-type="float" office:value="0.00029308404">
            <text:p>2.93E-004</text:p>
          </table:table-cell>
          <table:table-cell office:value-type="float" office:value="0.000291213">
            <text:p>2.91E-004</text:p>
          </table:table-cell>
          <table:table-cell office:value-type="float" office:value="0.00028928684">
            <text:p>2.89E-004</text:p>
          </table:table-cell>
          <table:table-cell office:value-type="float" office:value="0.00029300744">
            <text:p>2.93E-004</text:p>
          </table:table-cell>
          <table:table-cell office:value-type="float" office:value="0.00029248343">
            <text:p>2.92E-004</text:p>
          </table:table-cell>
          <table:table-cell office:value-type="float" office:value="0.00029380308">
            <text:p>2.94E-004</text:p>
          </table:table-cell>
          <table:table-cell office:value-type="float" office:value="0.00029349676">
            <text:p>2.93E-004</text:p>
          </table:table-cell>
          <table:table-cell office:value-type="float" office:value="0.0002907778">
            <text:p>2.91E-004</text:p>
          </table:table-cell>
          <table:table-cell office:value-type="float" office:value="0.00028385705">
            <text:p>2.84E-004</text:p>
          </table:table-cell>
          <table:table-cell office:value-type="float" office:value="0.00028128675">
            <text:p>2.81E-004</text:p>
          </table:table-cell>
          <table:table-cell office:value-type="float" office:value="0.00028229898">
            <text:p>2.82E-004</text:p>
          </table:table-cell>
          <table:table-cell office:value-type="float" office:value="0.00028387966">
            <text:p>2.84E-004</text:p>
          </table:table-cell>
          <table:table-cell office:value-type="float" office:value="0.00028488264">
            <text:p>2.85E-004</text:p>
          </table:table-cell>
          <table:table-cell office:value-type="float" office:value="0.00028460682">
            <text:p>2.85E-004</text:p>
          </table:table-cell>
          <table:table-cell office:value-type="float" office:value="0.0002856112">
            <text:p>2.86E-004</text:p>
          </table:table-cell>
          <table:table-cell office:value-type="float" office:value="0.00028630724">
            <text:p>2.86E-004</text:p>
          </table:table-cell>
          <table:table-cell office:value-type="float" office:value="0.00028826855">
            <text:p>2.88E-004</text:p>
          </table:table-cell>
          <table:table-cell office:value-type="float" office:value="0.0002882276">
            <text:p>2.88E-004</text:p>
          </table:table-cell>
          <table:table-cell office:value-type="float" office:value="0.0002894873">
            <text:p>2.89E-004</text:p>
          </table:table-cell>
          <table:table-cell office:value-type="float" office:value="0.00029050946">
            <text:p>2.91E-004</text:p>
          </table:table-cell>
          <table:table-cell office:value-type="float" office:value="0.00029185292">
            <text:p>2.92E-004</text:p>
          </table:table-cell>
          <table:table-cell office:value-type="float" office:value="0.00029249996">
            <text:p>2.92E-004</text:p>
          </table:table-cell>
          <table:table-cell office:value-type="float" office:value="0.00029291149">
            <text:p>2.93E-004</text:p>
          </table:table-cell>
          <table:table-cell office:value-type="float" office:value="0.00029401912">
            <text:p>2.94E-004</text:p>
          </table:table-cell>
          <table:table-cell office:value-type="float" office:value="0.00029498406">
            <text:p>2.95E-004</text:p>
          </table:table-cell>
          <table:table-cell office:value-type="float" office:value="0.00029699155">
            <text:p>2.97E-004</text:p>
          </table:table-cell>
          <table:table-cell office:value-type="float" office:value="0.0002973555">
            <text:p>2.97E-004</text:p>
          </table:table-cell>
          <table:table-cell office:value-type="float" office:value="0.00029800812">
            <text:p>2.98E-004</text:p>
          </table:table-cell>
          <table:table-cell office:value-type="float" office:value="0.0002990811">
            <text:p>2.99E-004</text:p>
          </table:table-cell>
          <table:table-cell office:value-type="float" office:value="0.0003008507">
            <text:p>3.01E-004</text:p>
          </table:table-cell>
          <table:table-cell office:value-type="float" office:value="0.0003016503">
            <text:p>3.02E-004</text:p>
          </table:table-cell>
          <table:table-cell office:value-type="float" office:value="0.00030264544">
            <text:p>3.03E-004</text:p>
          </table:table-cell>
          <table:table-cell office:value-type="float" office:value="0.00030321334">
            <text:p>3.03E-004</text:p>
          </table:table-cell>
          <table:table-cell/>
        </table:table-row>
        <table:table-row table:style-name="ro1">
          <table:table-cell office:value-type="string">
            <text:p>/mnt/share/Music/Albums/The Doors/An American Prayer/23 The Ghost Song.mp3</text:p>
          </table:table-cell>
          <table:table-cell office:value-type="float" office:value="0.049068946">
            <text:p>0.049068946</text:p>
          </table:table-cell>
          <table:table-cell office:value-type="float" office:value="0.079732135">
            <text:p>0.079732135</text:p>
          </table:table-cell>
          <table:table-cell office:value-type="float" office:value="0.058142703">
            <text:p>0.058142703</text:p>
          </table:table-cell>
          <table:table-cell office:value-type="float" office:value="0.044689834">
            <text:p>0.044689834</text:p>
          </table:table-cell>
          <table:table-cell office:value-type="float" office:value="0.03807671">
            <text:p>0.03807671</text:p>
          </table:table-cell>
          <table:table-cell office:value-type="float" office:value="0.03355705">
            <text:p>0.03355705</text:p>
          </table:table-cell>
          <table:table-cell office:value-type="float" office:value="0.02923234">
            <text:p>0.02923234</text:p>
          </table:table-cell>
          <table:table-cell office:value-type="float" office:value="0.022941858">
            <text:p>0.022941858</text:p>
          </table:table-cell>
          <table:table-cell office:value-type="float" office:value="0.018358637">
            <text:p>0.018358637</text:p>
          </table:table-cell>
          <table:table-cell office:value-type="float" office:value="0.016044714">
            <text:p>0.016044714</text:p>
          </table:table-cell>
          <table:table-cell office:value-type="float" office:value="0.016840646">
            <text:p>0.016840646</text:p>
          </table:table-cell>
          <table:table-cell office:value-type="float" office:value="0.014846268">
            <text:p>0.014846268</text:p>
          </table:table-cell>
          <table:table-cell office:value-type="float" office:value="0.014091957">
            <text:p>0.014091957</text:p>
          </table:table-cell>
          <table:table-cell office:value-type="float" office:value="0.01716777">
            <text:p>0.01716777</text:p>
          </table:table-cell>
          <table:table-cell office:value-type="float" office:value="0.009998848">
            <text:p>0.009998848</text:p>
          </table:table-cell>
          <table:table-cell office:value-type="float" office:value="0.012078714">
            <text:p>0.012078714</text:p>
          </table:table-cell>
          <table:table-cell office:value-type="float" office:value="0.007561425">
            <text:p>0.007561425</text:p>
          </table:table-cell>
          <table:table-cell office:value-type="float" office:value="0.010656296">
            <text:p>0.010656296</text:p>
          </table:table-cell>
          <table:table-cell office:value-type="float" office:value="0.011704091">
            <text:p>0.011704091</text:p>
          </table:table-cell>
          <table:table-cell office:value-type="float" office:value="0.007531212">
            <text:p>0.007531212</text:p>
          </table:table-cell>
          <table:table-cell office:value-type="float" office:value="0.011213394">
            <text:p>0.011213394</text:p>
          </table:table-cell>
          <table:table-cell office:value-type="float" office:value="0.0072316765">
            <text:p>0.0072316765</text:p>
          </table:table-cell>
          <table:table-cell office:value-type="float" office:value="0.005987381">
            <text:p>0.005987381</text:p>
          </table:table-cell>
          <table:table-cell office:value-type="float" office:value="0.0076872404">
            <text:p>0.0076872404</text:p>
          </table:table-cell>
          <table:table-cell office:value-type="float" office:value="0.009178674">
            <text:p>0.009178674</text:p>
          </table:table-cell>
          <table:table-cell office:value-type="float" office:value="0.0067542205">
            <text:p>0.0067542205</text:p>
          </table:table-cell>
          <table:table-cell office:value-type="float" office:value="0.007531694">
            <text:p>0.007531694</text:p>
          </table:table-cell>
          <table:table-cell office:value-type="float" office:value="0.008166413">
            <text:p>0.008166413</text:p>
          </table:table-cell>
          <table:table-cell office:value-type="float" office:value="0.0076227766">
            <text:p>0.0076227766</text:p>
          </table:table-cell>
          <table:table-cell office:value-type="float" office:value="0.0061342358">
            <text:p>0.0061342358</text:p>
          </table:table-cell>
          <table:table-cell office:value-type="float" office:value="0.0065044677">
            <text:p>0.0065044677</text:p>
          </table:table-cell>
          <table:table-cell office:value-type="float" office:value="0.0075899633">
            <text:p>0.0075899633</text:p>
          </table:table-cell>
          <table:table-cell office:value-type="float" office:value="0.0060639773">
            <text:p>0.0060639773</text:p>
          </table:table-cell>
          <table:table-cell office:value-type="float" office:value="0.005030691">
            <text:p>0.005030691</text:p>
          </table:table-cell>
          <table:table-cell office:value-type="float" office:value="0.004654287">
            <text:p>0.004654287</text:p>
          </table:table-cell>
          <table:table-cell office:value-type="float" office:value="0.004674839">
            <text:p>0.004674839</text:p>
          </table:table-cell>
          <table:table-cell office:value-type="float" office:value="0.0049265428">
            <text:p>0.0049265428</text:p>
          </table:table-cell>
          <table:table-cell office:value-type="float" office:value="0.0045287125">
            <text:p>0.0045287125</text:p>
          </table:table-cell>
          <table:table-cell office:value-type="float" office:value="0.004204833">
            <text:p>0.004204833</text:p>
          </table:table-cell>
          <table:table-cell office:value-type="float" office:value="0.004212294">
            <text:p>0.004212294</text:p>
          </table:table-cell>
          <table:table-cell office:value-type="float" office:value="0.004171146">
            <text:p>0.004171146</text:p>
          </table:table-cell>
          <table:table-cell office:value-type="float" office:value="0.004452555">
            <text:p>0.004452555</text:p>
          </table:table-cell>
          <table:table-cell office:value-type="float" office:value="0.004406185">
            <text:p>0.004406185</text:p>
          </table:table-cell>
          <table:table-cell office:value-type="float" office:value="0.0045801164">
            <text:p>0.0045801164</text:p>
          </table:table-cell>
          <table:table-cell office:value-type="float" office:value="0.004224962">
            <text:p>0.004224962</text:p>
          </table:table-cell>
          <table:table-cell office:value-type="float" office:value="0.004102198">
            <text:p>0.004102198</text:p>
          </table:table-cell>
          <table:table-cell office:value-type="float" office:value="0.004441967">
            <text:p>0.004441967</text:p>
          </table:table-cell>
          <table:table-cell office:value-type="float" office:value="0.0042569945">
            <text:p>0.0042569945</text:p>
          </table:table-cell>
          <table:table-cell office:value-type="float" office:value="0.004286449">
            <text:p>0.004286449</text:p>
          </table:table-cell>
          <table:table-cell office:value-type="float" office:value="0.0050025266">
            <text:p>0.0050025266</text:p>
          </table:table-cell>
          <table:table-cell office:value-type="float" office:value="0.0046037524">
            <text:p>0.0046037524</text:p>
          </table:table-cell>
          <table:table-cell office:value-type="float" office:value="0.0042908792">
            <text:p>0.0042908792</text:p>
          </table:table-cell>
          <table:table-cell office:value-type="float" office:value="0.0041090325">
            <text:p>0.0041090325</text:p>
          </table:table-cell>
          <table:table-cell office:value-type="float" office:value="0.0040067816">
            <text:p>0.0040067816</text:p>
          </table:table-cell>
          <table:table-cell office:value-type="float" office:value="0.0039651804">
            <text:p>0.0039651804</text:p>
          </table:table-cell>
          <table:table-cell office:value-type="float" office:value="0.004134119">
            <text:p>0.004134119</text:p>
          </table:table-cell>
          <table:table-cell office:value-type="float" office:value="0.004775692">
            <text:p>0.004775692</text:p>
          </table:table-cell>
          <table:table-cell office:value-type="float" office:value="0.005162444">
            <text:p>0.005162444</text:p>
          </table:table-cell>
          <table:table-cell office:value-type="float" office:value="0.005068814">
            <text:p>0.005068814</text:p>
          </table:table-cell>
          <table:table-cell office:value-type="float" office:value="0.0045505455">
            <text:p>0.0045505455</text:p>
          </table:table-cell>
          <table:table-cell office:value-type="float" office:value="0.0039336253">
            <text:p>0.0039336253</text:p>
          </table:table-cell>
          <table:table-cell office:value-type="float" office:value="0.004058869">
            <text:p>0.004058869</text:p>
          </table:table-cell>
          <table:table-cell office:value-type="float" office:value="0.0038983196">
            <text:p>0.0038983196</text:p>
          </table:table-cell>
          <table:table-cell office:value-type="float" office:value="0.0039047725">
            <text:p>0.0039047725</text:p>
          </table:table-cell>
          <table:table-cell office:value-type="float" office:value="0.003778679">
            <text:p>0.003778679</text:p>
          </table:table-cell>
          <table:table-cell office:value-type="float" office:value="0.0038591656">
            <text:p>0.0038591656</text:p>
          </table:table-cell>
          <table:table-cell office:value-type="float" office:value="0.003874549">
            <text:p>0.003874549</text:p>
          </table:table-cell>
          <table:table-cell office:value-type="float" office:value="0.0044055507">
            <text:p>0.0044055507</text:p>
          </table:table-cell>
          <table:table-cell office:value-type="float" office:value="0.0047858465">
            <text:p>0.0047858465</text:p>
          </table:table-cell>
          <table:table-cell office:value-type="float" office:value="0.0043578446">
            <text:p>0.0043578446</text:p>
          </table:table-cell>
          <table:table-cell office:value-type="float" office:value="0.0040901788">
            <text:p>0.0040901788</text:p>
          </table:table-cell>
          <table:table-cell office:value-type="float" office:value="0.004257269">
            <text:p>0.004257269</text:p>
          </table:table-cell>
          <table:table-cell office:value-type="float" office:value="0.004777064">
            <text:p>0.004777064</text:p>
          </table:table-cell>
          <table:table-cell office:value-type="float" office:value="0.0043807733">
            <text:p>0.0043807733</text:p>
          </table:table-cell>
          <table:table-cell office:value-type="float" office:value="0.0043708337">
            <text:p>0.0043708337</text:p>
          </table:table-cell>
          <table:table-cell office:value-type="float" office:value="0.004657622">
            <text:p>0.004657622</text:p>
          </table:table-cell>
          <table:table-cell office:value-type="float" office:value="0.004596773">
            <text:p>0.004596773</text:p>
          </table:table-cell>
          <table:table-cell office:value-type="float" office:value="0.0045898193">
            <text:p>0.0045898193</text:p>
          </table:table-cell>
          <table:table-cell office:value-type="float" office:value="0.0046723695">
            <text:p>0.0046723695</text:p>
          </table:table-cell>
          <table:table-cell office:value-type="float" office:value="0.00453427">
            <text:p>0.00453427</text:p>
          </table:table-cell>
          <table:table-cell office:value-type="float" office:value="0.0044372026">
            <text:p>0.0044372026</text:p>
          </table:table-cell>
          <table:table-cell office:value-type="float" office:value="0.004479159">
            <text:p>0.004479159</text:p>
          </table:table-cell>
          <table:table-cell office:value-type="float" office:value="0.004597007">
            <text:p>0.004597007</text:p>
          </table:table-cell>
          <table:table-cell office:value-type="float" office:value="0.004486644">
            <text:p>0.004486644</text:p>
          </table:table-cell>
          <table:table-cell office:value-type="float" office:value="0.004686521">
            <text:p>0.004686521</text:p>
          </table:table-cell>
          <table:table-cell office:value-type="float" office:value="0.005087379">
            <text:p>0.005087379</text:p>
          </table:table-cell>
          <table:table-cell office:value-type="float" office:value="0.0050918995">
            <text:p>0.0050918995</text:p>
          </table:table-cell>
          <table:table-cell office:value-type="float" office:value="0.0051666307">
            <text:p>0.0051666307</text:p>
          </table:table-cell>
          <table:table-cell office:value-type="float" office:value="0.004932551">
            <text:p>0.004932551</text:p>
          </table:table-cell>
          <table:table-cell office:value-type="float" office:value="0.004714299">
            <text:p>0.004714299</text:p>
          </table:table-cell>
          <table:table-cell office:value-type="float" office:value="0.0047399714">
            <text:p>0.0047399714</text:p>
          </table:table-cell>
          <table:table-cell office:value-type="float" office:value="0.0046368307">
            <text:p>0.0046368307</text:p>
          </table:table-cell>
          <table:table-cell office:value-type="float" office:value="0.004740297">
            <text:p>0.004740297</text:p>
          </table:table-cell>
          <table:table-cell office:value-type="float" office:value="0.004910952">
            <text:p>0.004910952</text:p>
          </table:table-cell>
          <table:table-cell office:value-type="float" office:value="0.005091029">
            <text:p>0.005091029</text:p>
          </table:table-cell>
          <table:table-cell office:value-type="float" office:value="0.004502762">
            <text:p>0.004502762</text:p>
          </table:table-cell>
          <table:table-cell office:value-type="float" office:value="0.005150233">
            <text:p>0.005150233</text:p>
          </table:table-cell>
          <table:table-cell office:value-type="float" office:value="0.0063933763">
            <text:p>0.0063933763</text:p>
          </table:table-cell>
          <table:table-cell office:value-type="float" office:value="0.0060459846">
            <text:p>0.0060459846</text:p>
          </table:table-cell>
          <table:table-cell office:value-type="float" office:value="0.0060569034">
            <text:p>0.0060569034</text:p>
          </table:table-cell>
          <table:table-cell office:value-type="float" office:value="0.0065544145">
            <text:p>0.0065544145</text:p>
          </table:table-cell>
          <table:table-cell office:value-type="float" office:value="0.0050807893">
            <text:p>0.0050807893</text:p>
          </table:table-cell>
          <table:table-cell office:value-type="float" office:value="0.004567419">
            <text:p>0.004567419</text:p>
          </table:table-cell>
          <table:table-cell office:value-type="float" office:value="0.00466783">
            <text:p>0.00466783</text:p>
          </table:table-cell>
          <table:table-cell office:value-type="float" office:value="0.0041016927">
            <text:p>0.0041016927</text:p>
          </table:table-cell>
          <table:table-cell office:value-type="float" office:value="0.004210322">
            <text:p>0.004210322</text:p>
          </table:table-cell>
          <table:table-cell office:value-type="float" office:value="0.0041707526">
            <text:p>0.0041707526</text:p>
          </table:table-cell>
          <table:table-cell office:value-type="float" office:value="0.0043546297">
            <text:p>0.0043546297</text:p>
          </table:table-cell>
          <table:table-cell office:value-type="float" office:value="0.0047835256">
            <text:p>0.0047835256</text:p>
          </table:table-cell>
          <table:table-cell office:value-type="float" office:value="0.0053064823">
            <text:p>0.0053064823</text:p>
          </table:table-cell>
          <table:table-cell office:value-type="float" office:value="0.005770533">
            <text:p>0.005770533</text:p>
          </table:table-cell>
          <table:table-cell office:value-type="float" office:value="0.005826593">
            <text:p>0.005826593</text:p>
          </table:table-cell>
          <table:table-cell office:value-type="float" office:value="0.006648292">
            <text:p>0.006648292</text:p>
          </table:table-cell>
          <table:table-cell office:value-type="float" office:value="0.00735172">
            <text:p>0.00735172</text:p>
          </table:table-cell>
          <table:table-cell office:value-type="float" office:value="0.00708948">
            <text:p>0.00708948</text:p>
          </table:table-cell>
          <table:table-cell office:value-type="float" office:value="0.0076255724">
            <text:p>0.0076255724</text:p>
          </table:table-cell>
          <table:table-cell office:value-type="float" office:value="0.0064029866">
            <text:p>0.0064029866</text:p>
          </table:table-cell>
          <table:table-cell office:value-type="float" office:value="0.005317136">
            <text:p>0.005317136</text:p>
          </table:table-cell>
          <table:table-cell office:value-type="float" office:value="0.0045809126">
            <text:p>0.0045809126</text:p>
          </table:table-cell>
          <table:table-cell office:value-type="float" office:value="0.0042728675">
            <text:p>0.0042728675</text:p>
          </table:table-cell>
          <table:table-cell office:value-type="float" office:value="0.0041454365">
            <text:p>0.0041454365</text:p>
          </table:table-cell>
          <table:table-cell office:value-type="float" office:value="0.0061842133">
            <text:p>0.0061842133</text:p>
          </table:table-cell>
          <table:table-cell office:value-type="float" office:value="0.0054940195">
            <text:p>0.0054940195</text:p>
          </table:table-cell>
          <table:table-cell office:value-type="float" office:value="0.006887825">
            <text:p>0.006887825</text:p>
          </table:table-cell>
          <table:table-cell office:value-type="float" office:value="0.0054000416">
            <text:p>0.0054000416</text:p>
          </table:table-cell>
          <table:table-cell office:value-type="float" office:value="0.00467823">
            <text:p>0.00467823</text:p>
          </table:table-cell>
          <table:table-cell office:value-type="float" office:value="0.0057092523">
            <text:p>0.0057092523</text:p>
          </table:table-cell>
          <table:table-cell office:value-type="float" office:value="0.004749169">
            <text:p>0.004749169</text:p>
          </table:table-cell>
          <table:table-cell office:value-type="float" office:value="0.003853278">
            <text:p>0.003853278</text:p>
          </table:table-cell>
          <table:table-cell office:value-type="float" office:value="0.0035844438">
            <text:p>0.0035844438</text:p>
          </table:table-cell>
          <table:table-cell office:value-type="float" office:value="0.003195745">
            <text:p>0.003195745</text:p>
          </table:table-cell>
          <table:table-cell office:value-type="float" office:value="0.0033239133">
            <text:p>0.0033239133</text:p>
          </table:table-cell>
          <table:table-cell office:value-type="float" office:value="0.0033073036">
            <text:p>0.0033073036</text:p>
          </table:table-cell>
          <table:table-cell office:value-type="float" office:value="0.003130021">
            <text:p>0.003130021</text:p>
          </table:table-cell>
          <table:table-cell office:value-type="float" office:value="0.0028112445">
            <text:p>0.0028112445</text:p>
          </table:table-cell>
          <table:table-cell office:value-type="float" office:value="0.0027796149">
            <text:p>0.0027796149</text:p>
          </table:table-cell>
          <table:table-cell office:value-type="float" office:value="0.002884893">
            <text:p>0.002884893</text:p>
          </table:table-cell>
          <table:table-cell office:value-type="float" office:value="0.0028803106">
            <text:p>0.0028803106</text:p>
          </table:table-cell>
          <table:table-cell office:value-type="float" office:value="0.0028156121">
            <text:p>0.0028156121</text:p>
          </table:table-cell>
          <table:table-cell office:value-type="float" office:value="0.0026815918">
            <text:p>0.0026815918</text:p>
          </table:table-cell>
          <table:table-cell office:value-type="float" office:value="0.0026637148">
            <text:p>0.0026637148</text:p>
          </table:table-cell>
          <table:table-cell office:value-type="float" office:value="0.0026513855">
            <text:p>0.0026513855</text:p>
          </table:table-cell>
          <table:table-cell office:value-type="float" office:value="0.00256868">
            <text:p>0.00256868</text:p>
          </table:table-cell>
          <table:table-cell office:value-type="float" office:value="0.0024669925">
            <text:p>0.0024669925</text:p>
          </table:table-cell>
          <table:table-cell office:value-type="float" office:value="0.0024508925">
            <text:p>0.0024508925</text:p>
          </table:table-cell>
          <table:table-cell office:value-type="float" office:value="0.0024896262">
            <text:p>0.0024896262</text:p>
          </table:table-cell>
          <table:table-cell office:value-type="float" office:value="0.0024043953">
            <text:p>0.0024043953</text:p>
          </table:table-cell>
          <table:table-cell office:value-type="float" office:value="0.002385044">
            <text:p>0.002385044</text:p>
          </table:table-cell>
          <table:table-cell office:value-type="float" office:value="0.0022605702">
            <text:p>0.0022605702</text:p>
          </table:table-cell>
          <table:table-cell office:value-type="float" office:value="0.0021669765">
            <text:p>0.0021669765</text:p>
          </table:table-cell>
          <table:table-cell office:value-type="float" office:value="0.0022435414">
            <text:p>0.0022435414</text:p>
          </table:table-cell>
          <table:table-cell office:value-type="float" office:value="0.0023242168">
            <text:p>0.0023242168</text:p>
          </table:table-cell>
          <table:table-cell office:value-type="float" office:value="0.0025747153">
            <text:p>0.0025747153</text:p>
          </table:table-cell>
          <table:table-cell office:value-type="float" office:value="0.0025524544">
            <text:p>0.0025524544</text:p>
          </table:table-cell>
          <table:table-cell office:value-type="float" office:value="0.0024732968">
            <text:p>0.0024732968</text:p>
          </table:table-cell>
          <table:table-cell office:value-type="float" office:value="0.002262418">
            <text:p>0.002262418</text:p>
          </table:table-cell>
          <table:table-cell office:value-type="float" office:value="0.00222255">
            <text:p>0.00222255</text:p>
          </table:table-cell>
          <table:table-cell office:value-type="float" office:value="0.0021475845">
            <text:p>0.0021475845</text:p>
          </table:table-cell>
          <table:table-cell office:value-type="float" office:value="0.0021445497">
            <text:p>0.0021445497</text:p>
          </table:table-cell>
          <table:table-cell office:value-type="float" office:value="0.0021728724">
            <text:p>0.0021728724</text:p>
          </table:table-cell>
          <table:table-cell office:value-type="float" office:value="0.0022103912">
            <text:p>0.0022103912</text:p>
          </table:table-cell>
          <table:table-cell office:value-type="float" office:value="0.0022679076">
            <text:p>0.0022679076</text:p>
          </table:table-cell>
          <table:table-cell office:value-type="float" office:value="0.0021448429">
            <text:p>0.0021448429</text:p>
          </table:table-cell>
          <table:table-cell office:value-type="float" office:value="0.0021996931">
            <text:p>0.0021996931</text:p>
          </table:table-cell>
          <table:table-cell office:value-type="float" office:value="0.0020736705">
            <text:p>0.0020736705</text:p>
          </table:table-cell>
          <table:table-cell office:value-type="float" office:value="0.0021158915">
            <text:p>0.0021158915</text:p>
          </table:table-cell>
          <table:table-cell office:value-type="float" office:value="0.002267641">
            <text:p>0.002267641</text:p>
          </table:table-cell>
          <table:table-cell office:value-type="float" office:value="0.0021987124">
            <text:p>0.0021987124</text:p>
          </table:table-cell>
          <table:table-cell office:value-type="float" office:value="0.0022576018">
            <text:p>0.0022576018</text:p>
          </table:table-cell>
          <table:table-cell office:value-type="float" office:value="0.0022639735">
            <text:p>0.0022639735</text:p>
          </table:table-cell>
          <table:table-cell office:value-type="float" office:value="0.0021531268">
            <text:p>0.0021531268</text:p>
          </table:table-cell>
          <table:table-cell office:value-type="float" office:value="0.0024214778">
            <text:p>0.0024214778</text:p>
          </table:table-cell>
          <table:table-cell office:value-type="float" office:value="0.002695204">
            <text:p>0.002695204</text:p>
          </table:table-cell>
          <table:table-cell office:value-type="float" office:value="0.0026286829">
            <text:p>0.0026286829</text:p>
          </table:table-cell>
          <table:table-cell office:value-type="float" office:value="0.0024457697">
            <text:p>0.0024457697</text:p>
          </table:table-cell>
          <table:table-cell office:value-type="float" office:value="0.002376194">
            <text:p>0.002376194</text:p>
          </table:table-cell>
          <table:table-cell office:value-type="float" office:value="0.0024162561">
            <text:p>0.0024162561</text:p>
          </table:table-cell>
          <table:table-cell office:value-type="float" office:value="0.0020724712">
            <text:p>0.0020724712</text:p>
          </table:table-cell>
          <table:table-cell office:value-type="float" office:value="0.0022566512">
            <text:p>0.0022566512</text:p>
          </table:table-cell>
          <table:table-cell office:value-type="float" office:value="0.0020086924">
            <text:p>0.0020086924</text:p>
          </table:table-cell>
          <table:table-cell office:value-type="float" office:value="0.0018966891">
            <text:p>0.0018966891</text:p>
          </table:table-cell>
          <table:table-cell office:value-type="float" office:value="0.0019545627">
            <text:p>0.0019545627</text:p>
          </table:table-cell>
          <table:table-cell office:value-type="float" office:value="0.0026224225">
            <text:p>0.0026224225</text:p>
          </table:table-cell>
          <table:table-cell office:value-type="float" office:value="0.0022653786">
            <text:p>0.0022653786</text:p>
          </table:table-cell>
          <table:table-cell office:value-type="float" office:value="0.0028275945">
            <text:p>0.0028275945</text:p>
          </table:table-cell>
          <table:table-cell office:value-type="float" office:value="0.0033240987">
            <text:p>0.0033240987</text:p>
          </table:table-cell>
          <table:table-cell office:value-type="float" office:value="0.0023728786">
            <text:p>0.0023728786</text:p>
          </table:table-cell>
          <table:table-cell office:value-type="float" office:value="0.0018672717">
            <text:p>0.0018672717</text:p>
          </table:table-cell>
          <table:table-cell office:value-type="float" office:value="0.0026513864">
            <text:p>0.0026513864</text:p>
          </table:table-cell>
          <table:table-cell office:value-type="float" office:value="0.002393641">
            <text:p>0.002393641</text:p>
          </table:table-cell>
          <table:table-cell office:value-type="float" office:value="0.0017487914">
            <text:p>0.0017487914</text:p>
          </table:table-cell>
          <table:table-cell office:value-type="float" office:value="0.0018041899">
            <text:p>0.0018041899</text:p>
          </table:table-cell>
          <table:table-cell office:value-type="float" office:value="0.0020748356">
            <text:p>0.0020748356</text:p>
          </table:table-cell>
          <table:table-cell office:value-type="float" office:value="0.0015191047">
            <text:p>0.0015191047</text:p>
          </table:table-cell>
          <table:table-cell office:value-type="float" office:value="0.0015303327">
            <text:p>0.0015303327</text:p>
          </table:table-cell>
          <table:table-cell office:value-type="float" office:value="0.0014962258">
            <text:p>0.0014962258</text:p>
          </table:table-cell>
          <table:table-cell table:style-name="ce1" office:value-type="float" office:value="0.0009839801">
            <text:p>9.84E-004</text:p>
          </table:table-cell>
          <table:table-cell office:value-type="float" office:value="0.0010142268">
            <text:p>0.0010142268</text:p>
          </table:table-cell>
          <table:table-cell office:value-type="float" office:value="0.001000738">
            <text:p>0.001000738</text:p>
          </table:table-cell>
          <table:table-cell office:value-type="float" office:value="0.0011735389">
            <text:p>0.0011735389</text:p>
          </table:table-cell>
          <table:table-cell office:value-type="float" office:value="0.0011618213">
            <text:p>0.0011618213</text:p>
          </table:table-cell>
          <table:table-cell office:value-type="float" office:value="0.0009029437">
            <text:p>9.03E-004</text:p>
          </table:table-cell>
          <table:table-cell office:value-type="float" office:value="0.0010265361">
            <text:p>0.0010265361</text:p>
          </table:table-cell>
          <table:table-cell table:style-name="ce1" office:value-type="float" office:value="0.0009602362">
            <text:p>9.60E-004</text:p>
          </table:table-cell>
          <table:table-cell office:value-type="float" office:value="0.0015199978">
            <text:p>0.0015199978</text:p>
          </table:table-cell>
          <table:table-cell office:value-type="float" office:value="0.0018081391">
            <text:p>0.0018081391</text:p>
          </table:table-cell>
          <table:table-cell office:value-type="float" office:value="0.0012281693">
            <text:p>0.0012281693</text:p>
          </table:table-cell>
          <table:table-cell office:value-type="float" office:value="0.0011422528">
            <text:p>0.0011422528</text:p>
          </table:table-cell>
          <table:table-cell office:value-type="float" office:value="0.0010518779">
            <text:p>0.0010518779</text:p>
          </table:table-cell>
          <table:table-cell office:value-type="float" office:value="0.00095471594">
            <text:p>9.55E-004</text:p>
          </table:table-cell>
          <table:table-cell office:value-type="float" office:value="0.00085727824">
            <text:p>8.57E-004</text:p>
          </table:table-cell>
          <table:table-cell office:value-type="float" office:value="0.0007488075">
            <text:p>7.49E-004</text:p>
          </table:table-cell>
          <table:table-cell office:value-type="float" office:value="0.0007409562">
            <text:p>7.41E-004</text:p>
          </table:table-cell>
          <table:table-cell office:value-type="float" office:value="0.00079003087">
            <text:p>7.90E-004</text:p>
          </table:table-cell>
          <table:table-cell office:value-type="float" office:value="0.0006055307">
            <text:p>6.06E-004</text:p>
          </table:table-cell>
          <table:table-cell office:value-type="float" office:value="0.0006055486">
            <text:p>6.06E-004</text:p>
          </table:table-cell>
          <table:table-cell office:value-type="float" office:value="0.0006162569">
            <text:p>6.16E-004</text:p>
          </table:table-cell>
          <table:table-cell office:value-type="float" office:value="0.00060775894">
            <text:p>6.08E-004</text:p>
          </table:table-cell>
          <table:table-cell office:value-type="float" office:value="0.0005795297">
            <text:p>5.80E-004</text:p>
          </table:table-cell>
          <table:table-cell office:value-type="float" office:value="0.0005666929">
            <text:p>5.67E-004</text:p>
          </table:table-cell>
          <table:table-cell office:value-type="float" office:value="0.0005637806">
            <text:p>5.64E-004</text:p>
          </table:table-cell>
          <table:table-cell office:value-type="float" office:value="0.0005826974">
            <text:p>5.83E-004</text:p>
          </table:table-cell>
          <table:table-cell office:value-type="float" office:value="0.00059809093">
            <text:p>5.98E-004</text:p>
          </table:table-cell>
          <table:table-cell office:value-type="float" office:value="0.0005661361">
            <text:p>5.66E-004</text:p>
          </table:table-cell>
          <table:table-cell office:value-type="float" office:value="0.00055530964">
            <text:p>5.55E-004</text:p>
          </table:table-cell>
          <table:table-cell office:value-type="float" office:value="0.0005497684">
            <text:p>5.50E-004</text:p>
          </table:table-cell>
          <table:table-cell office:value-type="float" office:value="0.00055487227">
            <text:p>5.55E-004</text:p>
          </table:table-cell>
          <table:table-cell office:value-type="float" office:value="0.00054788013">
            <text:p>5.48E-004</text:p>
          </table:table-cell>
          <table:table-cell office:value-type="float" office:value="0.00053693156">
            <text:p>5.37E-004</text:p>
          </table:table-cell>
          <table:table-cell office:value-type="float" office:value="0.00053830363">
            <text:p>5.38E-004</text:p>
          </table:table-cell>
          <table:table-cell office:value-type="float" office:value="0.0005256981">
            <text:p>5.26E-004</text:p>
          </table:table-cell>
          <table:table-cell office:value-type="float" office:value="0.0005151148">
            <text:p>5.15E-004</text:p>
          </table:table-cell>
          <table:table-cell office:value-type="float" office:value="0.00051584543">
            <text:p>5.16E-004</text:p>
          </table:table-cell>
          <table:table-cell office:value-type="float" office:value="0.0005181678">
            <text:p>5.18E-004</text:p>
          </table:table-cell>
          <table:table-cell office:value-type="float" office:value="0.00051997986">
            <text:p>5.20E-004</text:p>
          </table:table-cell>
          <table:table-cell office:value-type="float" office:value="0.00052018557">
            <text:p>5.20E-004</text:p>
          </table:table-cell>
          <table:table-cell office:value-type="float" office:value="0.0005212236">
            <text:p>5.21E-004</text:p>
          </table:table-cell>
          <table:table-cell office:value-type="float" office:value="0.00052248593">
            <text:p>5.22E-004</text:p>
          </table:table-cell>
          <table:table-cell office:value-type="float" office:value="0.00052558957">
            <text:p>5.26E-004</text:p>
          </table:table-cell>
          <table:table-cell office:value-type="float" office:value="0.00052659813">
            <text:p>5.27E-004</text:p>
          </table:table-cell>
          <table:table-cell office:value-type="float" office:value="0.0005278414">
            <text:p>5.28E-004</text:p>
          </table:table-cell>
          <table:table-cell office:value-type="float" office:value="0.00052945985">
            <text:p>5.29E-004</text:p>
          </table:table-cell>
          <table:table-cell office:value-type="float" office:value="0.0005317918">
            <text:p>5.32E-004</text:p>
          </table:table-cell>
          <table:table-cell office:value-type="float" office:value="0.0005341115">
            <text:p>5.34E-004</text:p>
          </table:table-cell>
          <table:table-cell office:value-type="float" office:value="0.0005353754">
            <text:p>5.35E-004</text:p>
          </table:table-cell>
          <table:table-cell office:value-type="float" office:value="0.00053681247">
            <text:p>5.37E-004</text:p>
          </table:table-cell>
          <table:table-cell office:value-type="float" office:value="0.0005383709">
            <text:p>5.38E-004</text:p>
          </table:table-cell>
          <table:table-cell office:value-type="float" office:value="0.00054122694">
            <text:p>5.41E-004</text:p>
          </table:table-cell>
          <table:table-cell office:value-type="float" office:value="0.0005429982">
            <text:p>5.43E-004</text:p>
          </table:table-cell>
          <table:table-cell office:value-type="float" office:value="0.0005444063">
            <text:p>5.44E-004</text:p>
          </table:table-cell>
          <table:table-cell office:value-type="float" office:value="0.00054537336">
            <text:p>5.45E-004</text:p>
          </table:table-cell>
          <table:table-cell office:value-type="float" office:value="0.0005489028">
            <text:p>5.49E-004</text:p>
          </table:table-cell>
          <table:table-cell office:value-type="float" office:value="0.00055063725">
            <text:p>5.51E-004</text:p>
          </table:table-cell>
          <table:table-cell office:value-type="float" office:value="0.00055209355">
            <text:p>5.52E-004</text:p>
          </table:table-cell>
          <table:table-cell office:value-type="float" office:value="0.0005533898">
            <text:p>5.53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01-The Doors - Moonlight Drive.mp3</text:p>
          </table:table-cell>
          <table:table-cell office:value-type="float" office:value="0.06463633">
            <text:p>0.06463633</text:p>
          </table:table-cell>
          <table:table-cell office:value-type="float" office:value="0.069099106">
            <text:p>0.069099106</text:p>
          </table:table-cell>
          <table:table-cell office:value-type="float" office:value="0.066528216">
            <text:p>0.066528216</text:p>
          </table:table-cell>
          <table:table-cell office:value-type="float" office:value="0.04377052">
            <text:p>0.04377052</text:p>
          </table:table-cell>
          <table:table-cell office:value-type="float" office:value="0.049126375">
            <text:p>0.049126375</text:p>
          </table:table-cell>
          <table:table-cell office:value-type="float" office:value="0.0824716">
            <text:p>0.0824716</text:p>
          </table:table-cell>
          <table:table-cell office:value-type="float" office:value="0.100617066">
            <text:p>0.100617066</text:p>
          </table:table-cell>
          <table:table-cell office:value-type="float" office:value="0.092669494">
            <text:p>0.092669494</text:p>
          </table:table-cell>
          <table:table-cell office:value-type="float" office:value="0.06961762">
            <text:p>0.06961762</text:p>
          </table:table-cell>
          <table:table-cell office:value-type="float" office:value="0.057852883">
            <text:p>0.057852883</text:p>
          </table:table-cell>
          <table:table-cell office:value-type="float" office:value="0.0475532">
            <text:p>0.0475532</text:p>
          </table:table-cell>
          <table:table-cell office:value-type="float" office:value="0.038317937">
            <text:p>0.038317937</text:p>
          </table:table-cell>
          <table:table-cell office:value-type="float" office:value="0.049351998">
            <text:p>0.049351998</text:p>
          </table:table-cell>
          <table:table-cell office:value-type="float" office:value="0.041807268">
            <text:p>0.041807268</text:p>
          </table:table-cell>
          <table:table-cell office:value-type="float" office:value="0.037445795">
            <text:p>0.037445795</text:p>
          </table:table-cell>
          <table:table-cell office:value-type="float" office:value="0.04410832">
            <text:p>0.04410832</text:p>
          </table:table-cell>
          <table:table-cell office:value-type="float" office:value="0.029882016">
            <text:p>0.029882016</text:p>
          </table:table-cell>
          <table:table-cell office:value-type="float" office:value="0.044011988">
            <text:p>0.044011988</text:p>
          </table:table-cell>
          <table:table-cell office:value-type="float" office:value="0.037713014">
            <text:p>0.037713014</text:p>
          </table:table-cell>
          <table:table-cell office:value-type="float" office:value="0.04115508">
            <text:p>0.04115508</text:p>
          </table:table-cell>
          <table:table-cell office:value-type="float" office:value="0.041867137">
            <text:p>0.041867137</text:p>
          </table:table-cell>
          <table:table-cell office:value-type="float" office:value="0.030014046">
            <text:p>0.030014046</text:p>
          </table:table-cell>
          <table:table-cell office:value-type="float" office:value="0.029036935">
            <text:p>0.029036935</text:p>
          </table:table-cell>
          <table:table-cell office:value-type="float" office:value="0.035063736">
            <text:p>0.035063736</text:p>
          </table:table-cell>
          <table:table-cell office:value-type="float" office:value="0.02665758">
            <text:p>0.02665758</text:p>
          </table:table-cell>
          <table:table-cell office:value-type="float" office:value="0.03033695">
            <text:p>0.03033695</text:p>
          </table:table-cell>
          <table:table-cell office:value-type="float" office:value="0.03021904">
            <text:p>0.03021904</text:p>
          </table:table-cell>
          <table:table-cell office:value-type="float" office:value="0.03014655">
            <text:p>0.03014655</text:p>
          </table:table-cell>
          <table:table-cell office:value-type="float" office:value="0.020487726">
            <text:p>0.020487726</text:p>
          </table:table-cell>
          <table:table-cell office:value-type="float" office:value="0.02047768">
            <text:p>0.02047768</text:p>
          </table:table-cell>
          <table:table-cell office:value-type="float" office:value="0.03144371">
            <text:p>0.03144371</text:p>
          </table:table-cell>
          <table:table-cell office:value-type="float" office:value="0.024811054">
            <text:p>0.024811054</text:p>
          </table:table-cell>
          <table:table-cell office:value-type="float" office:value="0.01714405">
            <text:p>0.01714405</text:p>
          </table:table-cell>
          <table:table-cell office:value-type="float" office:value="0.016470026">
            <text:p>0.016470026</text:p>
          </table:table-cell>
          <table:table-cell office:value-type="float" office:value="0.018594855">
            <text:p>0.018594855</text:p>
          </table:table-cell>
          <table:table-cell office:value-type="float" office:value="0.016405383">
            <text:p>0.016405383</text:p>
          </table:table-cell>
          <table:table-cell office:value-type="float" office:value="0.019591914">
            <text:p>0.019591914</text:p>
          </table:table-cell>
          <table:table-cell office:value-type="float" office:value="0.018198462">
            <text:p>0.018198462</text:p>
          </table:table-cell>
          <table:table-cell office:value-type="float" office:value="0.018537316">
            <text:p>0.018537316</text:p>
          </table:table-cell>
          <table:table-cell office:value-type="float" office:value="0.019363096">
            <text:p>0.019363096</text:p>
          </table:table-cell>
          <table:table-cell office:value-type="float" office:value="0.020851696">
            <text:p>0.020851696</text:p>
          </table:table-cell>
          <table:table-cell office:value-type="float" office:value="0.014263146">
            <text:p>0.014263146</text:p>
          </table:table-cell>
          <table:table-cell office:value-type="float" office:value="0.015876358">
            <text:p>0.015876358</text:p>
          </table:table-cell>
          <table:table-cell office:value-type="float" office:value="0.02096501">
            <text:p>0.02096501</text:p>
          </table:table-cell>
          <table:table-cell office:value-type="float" office:value="0.015448982">
            <text:p>0.015448982</text:p>
          </table:table-cell>
          <table:table-cell office:value-type="float" office:value="0.019784281">
            <text:p>0.019784281</text:p>
          </table:table-cell>
          <table:table-cell office:value-type="float" office:value="0.022831216">
            <text:p>0.022831216</text:p>
          </table:table-cell>
          <table:table-cell office:value-type="float" office:value="0.01785464">
            <text:p>0.01785464</text:p>
          </table:table-cell>
          <table:table-cell office:value-type="float" office:value="0.014188863">
            <text:p>0.014188863</text:p>
          </table:table-cell>
          <table:table-cell office:value-type="float" office:value="0.011989153">
            <text:p>0.011989153</text:p>
          </table:table-cell>
          <table:table-cell office:value-type="float" office:value="0.014418975">
            <text:p>0.014418975</text:p>
          </table:table-cell>
          <table:table-cell office:value-type="float" office:value="0.016077274">
            <text:p>0.016077274</text:p>
          </table:table-cell>
          <table:table-cell office:value-type="float" office:value="0.014815433">
            <text:p>0.014815433</text:p>
          </table:table-cell>
          <table:table-cell office:value-type="float" office:value="0.01472186">
            <text:p>0.01472186</text:p>
          </table:table-cell>
          <table:table-cell office:value-type="float" office:value="0.015308175">
            <text:p>0.015308175</text:p>
          </table:table-cell>
          <table:table-cell office:value-type="float" office:value="0.013398109">
            <text:p>0.013398109</text:p>
          </table:table-cell>
          <table:table-cell office:value-type="float" office:value="0.015532403">
            <text:p>0.015532403</text:p>
          </table:table-cell>
          <table:table-cell office:value-type="float" office:value="0.013730775">
            <text:p>0.013730775</text:p>
          </table:table-cell>
          <table:table-cell office:value-type="float" office:value="0.011905208">
            <text:p>0.011905208</text:p>
          </table:table-cell>
          <table:table-cell office:value-type="float" office:value="0.011138812">
            <text:p>0.011138812</text:p>
          </table:table-cell>
          <table:table-cell office:value-type="float" office:value="0.011849256">
            <text:p>0.011849256</text:p>
          </table:table-cell>
          <table:table-cell office:value-type="float" office:value="0.013794387">
            <text:p>0.013794387</text:p>
          </table:table-cell>
          <table:table-cell office:value-type="float" office:value="0.015082708">
            <text:p>0.015082708</text:p>
          </table:table-cell>
          <table:table-cell office:value-type="float" office:value="0.012198683">
            <text:p>0.012198683</text:p>
          </table:table-cell>
          <table:table-cell office:value-type="float" office:value="0.011382195">
            <text:p>0.011382195</text:p>
          </table:table-cell>
          <table:table-cell office:value-type="float" office:value="0.0133928545">
            <text:p>0.0133928545</text:p>
          </table:table-cell>
          <table:table-cell office:value-type="float" office:value="0.012640692">
            <text:p>0.012640692</text:p>
          </table:table-cell>
          <table:table-cell office:value-type="float" office:value="0.011362088">
            <text:p>0.011362088</text:p>
          </table:table-cell>
          <table:table-cell office:value-type="float" office:value="0.013866092">
            <text:p>0.013866092</text:p>
          </table:table-cell>
          <table:table-cell office:value-type="float" office:value="0.017342966">
            <text:p>0.017342966</text:p>
          </table:table-cell>
          <table:table-cell office:value-type="float" office:value="0.012381973">
            <text:p>0.012381973</text:p>
          </table:table-cell>
          <table:table-cell office:value-type="float" office:value="0.011251658">
            <text:p>0.011251658</text:p>
          </table:table-cell>
          <table:table-cell office:value-type="float" office:value="0.011287021">
            <text:p>0.011287021</text:p>
          </table:table-cell>
          <table:table-cell office:value-type="float" office:value="0.012365758">
            <text:p>0.012365758</text:p>
          </table:table-cell>
          <table:table-cell office:value-type="float" office:value="0.013641194">
            <text:p>0.013641194</text:p>
          </table:table-cell>
          <table:table-cell office:value-type="float" office:value="0.012919145">
            <text:p>0.012919145</text:p>
          </table:table-cell>
          <table:table-cell office:value-type="float" office:value="0.01321755">
            <text:p>0.01321755</text:p>
          </table:table-cell>
          <table:table-cell office:value-type="float" office:value="0.01217824">
            <text:p>0.01217824</text:p>
          </table:table-cell>
          <table:table-cell office:value-type="float" office:value="0.013153513">
            <text:p>0.013153513</text:p>
          </table:table-cell>
          <table:table-cell office:value-type="float" office:value="0.013692951">
            <text:p>0.013692951</text:p>
          </table:table-cell>
          <table:table-cell office:value-type="float" office:value="0.01074169">
            <text:p>0.01074169</text:p>
          </table:table-cell>
          <table:table-cell office:value-type="float" office:value="0.011351655">
            <text:p>0.011351655</text:p>
          </table:table-cell>
          <table:table-cell office:value-type="float" office:value="0.009484683">
            <text:p>0.009484683</text:p>
          </table:table-cell>
          <table:table-cell office:value-type="float" office:value="0.011970906">
            <text:p>0.011970906</text:p>
          </table:table-cell>
          <table:table-cell office:value-type="float" office:value="0.010911005">
            <text:p>0.010911005</text:p>
          </table:table-cell>
          <table:table-cell office:value-type="float" office:value="0.009213021">
            <text:p>0.009213021</text:p>
          </table:table-cell>
          <table:table-cell office:value-type="float" office:value="0.009971007">
            <text:p>0.009971007</text:p>
          </table:table-cell>
          <table:table-cell office:value-type="float" office:value="0.011852478">
            <text:p>0.011852478</text:p>
          </table:table-cell>
          <table:table-cell office:value-type="float" office:value="0.011623664">
            <text:p>0.011623664</text:p>
          </table:table-cell>
          <table:table-cell office:value-type="float" office:value="0.010562809">
            <text:p>0.010562809</text:p>
          </table:table-cell>
          <table:table-cell office:value-type="float" office:value="0.010108611">
            <text:p>0.010108611</text:p>
          </table:table-cell>
          <table:table-cell office:value-type="float" office:value="0.0102367345">
            <text:p>0.0102367345</text:p>
          </table:table-cell>
          <table:table-cell office:value-type="float" office:value="0.009849602">
            <text:p>0.009849602</text:p>
          </table:table-cell>
          <table:table-cell office:value-type="float" office:value="0.011499928">
            <text:p>0.011499928</text:p>
          </table:table-cell>
          <table:table-cell office:value-type="float" office:value="0.009268958">
            <text:p>0.009268958</text:p>
          </table:table-cell>
          <table:table-cell office:value-type="float" office:value="0.008693415">
            <text:p>0.008693415</text:p>
          </table:table-cell>
          <table:table-cell office:value-type="float" office:value="0.008836729">
            <text:p>0.008836729</text:p>
          </table:table-cell>
          <table:table-cell office:value-type="float" office:value="0.010691863">
            <text:p>0.010691863</text:p>
          </table:table-cell>
          <table:table-cell office:value-type="float" office:value="0.010213397">
            <text:p>0.010213397</text:p>
          </table:table-cell>
          <table:table-cell office:value-type="float" office:value="0.008669828">
            <text:p>0.008669828</text:p>
          </table:table-cell>
          <table:table-cell office:value-type="float" office:value="0.008229922">
            <text:p>0.008229922</text:p>
          </table:table-cell>
          <table:table-cell office:value-type="float" office:value="0.008471578">
            <text:p>0.008471578</text:p>
          </table:table-cell>
          <table:table-cell office:value-type="float" office:value="0.0076526687">
            <text:p>0.0076526687</text:p>
          </table:table-cell>
          <table:table-cell office:value-type="float" office:value="0.008460072">
            <text:p>0.008460072</text:p>
          </table:table-cell>
          <table:table-cell office:value-type="float" office:value="0.009694082">
            <text:p>0.009694082</text:p>
          </table:table-cell>
          <table:table-cell office:value-type="float" office:value="0.0077598705">
            <text:p>0.0077598705</text:p>
          </table:table-cell>
          <table:table-cell office:value-type="float" office:value="0.007632238">
            <text:p>0.007632238</text:p>
          </table:table-cell>
          <table:table-cell office:value-type="float" office:value="0.007662166">
            <text:p>0.007662166</text:p>
          </table:table-cell>
          <table:table-cell office:value-type="float" office:value="0.0082505">
            <text:p>0.0082505</text:p>
          </table:table-cell>
          <table:table-cell office:value-type="float" office:value="0.007827528">
            <text:p>0.007827528</text:p>
          </table:table-cell>
          <table:table-cell office:value-type="float" office:value="0.007462182">
            <text:p>0.007462182</text:p>
          </table:table-cell>
          <table:table-cell office:value-type="float" office:value="0.007746833">
            <text:p>0.007746833</text:p>
          </table:table-cell>
          <table:table-cell office:value-type="float" office:value="0.008075581">
            <text:p>0.008075581</text:p>
          </table:table-cell>
          <table:table-cell office:value-type="float" office:value="0.00752163">
            <text:p>0.00752163</text:p>
          </table:table-cell>
          <table:table-cell office:value-type="float" office:value="0.007255603">
            <text:p>0.007255603</text:p>
          </table:table-cell>
          <table:table-cell office:value-type="float" office:value="0.008030877">
            <text:p>0.008030877</text:p>
          </table:table-cell>
          <table:table-cell office:value-type="float" office:value="0.0063018426">
            <text:p>0.0063018426</text:p>
          </table:table-cell>
          <table:table-cell office:value-type="float" office:value="0.007523985">
            <text:p>0.007523985</text:p>
          </table:table-cell>
          <table:table-cell office:value-type="float" office:value="0.0071846643">
            <text:p>0.0071846643</text:p>
          </table:table-cell>
          <table:table-cell office:value-type="float" office:value="0.009466433">
            <text:p>0.009466433</text:p>
          </table:table-cell>
          <table:table-cell office:value-type="float" office:value="0.010545567">
            <text:p>0.010545567</text:p>
          </table:table-cell>
          <table:table-cell office:value-type="float" office:value="0.007351937">
            <text:p>0.007351937</text:p>
          </table:table-cell>
          <table:table-cell office:value-type="float" office:value="0.0062775663">
            <text:p>0.0062775663</text:p>
          </table:table-cell>
          <table:table-cell office:value-type="float" office:value="0.00662703">
            <text:p>0.00662703</text:p>
          </table:table-cell>
          <table:table-cell office:value-type="float" office:value="0.0077065327">
            <text:p>0.0077065327</text:p>
          </table:table-cell>
          <table:table-cell office:value-type="float" office:value="0.010611163">
            <text:p>0.010611163</text:p>
          </table:table-cell>
          <table:table-cell office:value-type="float" office:value="0.008691884">
            <text:p>0.008691884</text:p>
          </table:table-cell>
          <table:table-cell office:value-type="float" office:value="0.006957553">
            <text:p>0.006957553</text:p>
          </table:table-cell>
          <table:table-cell office:value-type="float" office:value="0.00699316">
            <text:p>0.00699316</text:p>
          </table:table-cell>
          <table:table-cell office:value-type="float" office:value="0.007762848">
            <text:p>0.007762848</text:p>
          </table:table-cell>
          <table:table-cell office:value-type="float" office:value="0.0081741195">
            <text:p>0.0081741195</text:p>
          </table:table-cell>
          <table:table-cell office:value-type="float" office:value="0.009716181">
            <text:p>0.009716181</text:p>
          </table:table-cell>
          <table:table-cell office:value-type="float" office:value="0.0075525395">
            <text:p>0.0075525395</text:p>
          </table:table-cell>
          <table:table-cell office:value-type="float" office:value="0.0075643975">
            <text:p>0.0075643975</text:p>
          </table:table-cell>
          <table:table-cell office:value-type="float" office:value="0.007597264">
            <text:p>0.007597264</text:p>
          </table:table-cell>
          <table:table-cell office:value-type="float" office:value="0.008212622">
            <text:p>0.008212622</text:p>
          </table:table-cell>
          <table:table-cell office:value-type="float" office:value="0.0076307943">
            <text:p>0.0076307943</text:p>
          </table:table-cell>
          <table:table-cell office:value-type="float" office:value="0.0072834087">
            <text:p>0.0072834087</text:p>
          </table:table-cell>
          <table:table-cell office:value-type="float" office:value="0.0065402165">
            <text:p>0.0065402165</text:p>
          </table:table-cell>
          <table:table-cell office:value-type="float" office:value="0.0072071124">
            <text:p>0.0072071124</text:p>
          </table:table-cell>
          <table:table-cell office:value-type="float" office:value="0.007698745">
            <text:p>0.007698745</text:p>
          </table:table-cell>
          <table:table-cell office:value-type="float" office:value="0.0090523055">
            <text:p>0.0090523055</text:p>
          </table:table-cell>
          <table:table-cell office:value-type="float" office:value="0.0066510723">
            <text:p>0.0066510723</text:p>
          </table:table-cell>
          <table:table-cell office:value-type="float" office:value="0.0075269374">
            <text:p>0.0075269374</text:p>
          </table:table-cell>
          <table:table-cell office:value-type="float" office:value="0.0068625943">
            <text:p>0.0068625943</text:p>
          </table:table-cell>
          <table:table-cell office:value-type="float" office:value="0.007885943">
            <text:p>0.007885943</text:p>
          </table:table-cell>
          <table:table-cell office:value-type="float" office:value="0.010060985">
            <text:p>0.010060985</text:p>
          </table:table-cell>
          <table:table-cell office:value-type="float" office:value="0.007657879">
            <text:p>0.007657879</text:p>
          </table:table-cell>
          <table:table-cell office:value-type="float" office:value="0.0064985105">
            <text:p>0.0064985105</text:p>
          </table:table-cell>
          <table:table-cell office:value-type="float" office:value="0.0068273926">
            <text:p>0.0068273926</text:p>
          </table:table-cell>
          <table:table-cell office:value-type="float" office:value="0.009010643">
            <text:p>0.009010643</text:p>
          </table:table-cell>
          <table:table-cell office:value-type="float" office:value="0.009895236">
            <text:p>0.009895236</text:p>
          </table:table-cell>
          <table:table-cell office:value-type="float" office:value="0.00784682">
            <text:p>0.00784682</text:p>
          </table:table-cell>
          <table:table-cell office:value-type="float" office:value="0.006024444">
            <text:p>0.006024444</text:p>
          </table:table-cell>
          <table:table-cell office:value-type="float" office:value="0.0068050297">
            <text:p>0.0068050297</text:p>
          </table:table-cell>
          <table:table-cell office:value-type="float" office:value="0.0080059385">
            <text:p>0.0080059385</text:p>
          </table:table-cell>
          <table:table-cell office:value-type="float" office:value="0.010225863">
            <text:p>0.010225863</text:p>
          </table:table-cell>
          <table:table-cell office:value-type="float" office:value="0.008215909">
            <text:p>0.008215909</text:p>
          </table:table-cell>
          <table:table-cell office:value-type="float" office:value="0.007283653">
            <text:p>0.007283653</text:p>
          </table:table-cell>
          <table:table-cell office:value-type="float" office:value="0.0057315747">
            <text:p>0.0057315747</text:p>
          </table:table-cell>
          <table:table-cell office:value-type="float" office:value="0.006986233">
            <text:p>0.006986233</text:p>
          </table:table-cell>
          <table:table-cell office:value-type="float" office:value="0.008310922">
            <text:p>0.008310922</text:p>
          </table:table-cell>
          <table:table-cell office:value-type="float" office:value="0.008644304">
            <text:p>0.008644304</text:p>
          </table:table-cell>
          <table:table-cell office:value-type="float" office:value="0.0073573915">
            <text:p>0.0073573915</text:p>
          </table:table-cell>
          <table:table-cell office:value-type="float" office:value="0.006298178">
            <text:p>0.006298178</text:p>
          </table:table-cell>
          <table:table-cell office:value-type="float" office:value="0.006974279">
            <text:p>0.006974279</text:p>
          </table:table-cell>
          <table:table-cell office:value-type="float" office:value="0.008296241">
            <text:p>0.008296241</text:p>
          </table:table-cell>
          <table:table-cell office:value-type="float" office:value="0.0075577446">
            <text:p>0.0075577446</text:p>
          </table:table-cell>
          <table:table-cell office:value-type="float" office:value="0.0073145004">
            <text:p>0.0073145004</text:p>
          </table:table-cell>
          <table:table-cell office:value-type="float" office:value="0.0064032376">
            <text:p>0.0064032376</text:p>
          </table:table-cell>
          <table:table-cell office:value-type="float" office:value="0.007325352">
            <text:p>0.007325352</text:p>
          </table:table-cell>
          <table:table-cell office:value-type="float" office:value="0.0076607694">
            <text:p>0.0076607694</text:p>
          </table:table-cell>
          <table:table-cell office:value-type="float" office:value="0.0069936807">
            <text:p>0.0069936807</text:p>
          </table:table-cell>
          <table:table-cell office:value-type="float" office:value="0.007039752">
            <text:p>0.007039752</text:p>
          </table:table-cell>
          <table:table-cell office:value-type="float" office:value="0.006488309">
            <text:p>0.006488309</text:p>
          </table:table-cell>
          <table:table-cell office:value-type="float" office:value="0.0064232755">
            <text:p>0.0064232755</text:p>
          </table:table-cell>
          <table:table-cell office:value-type="float" office:value="0.0068780333">
            <text:p>0.0068780333</text:p>
          </table:table-cell>
          <table:table-cell office:value-type="float" office:value="0.006387969">
            <text:p>0.006387969</text:p>
          </table:table-cell>
          <table:table-cell office:value-type="float" office:value="0.005696524">
            <text:p>0.005696524</text:p>
          </table:table-cell>
          <table:table-cell office:value-type="float" office:value="0.0066511836">
            <text:p>0.0066511836</text:p>
          </table:table-cell>
          <table:table-cell office:value-type="float" office:value="0.006097826">
            <text:p>0.006097826</text:p>
          </table:table-cell>
          <table:table-cell office:value-type="float" office:value="0.0060663936">
            <text:p>0.0060663936</text:p>
          </table:table-cell>
          <table:table-cell office:value-type="float" office:value="0.0068971715">
            <text:p>0.0068971715</text:p>
          </table:table-cell>
          <table:table-cell office:value-type="float" office:value="0.0060372218">
            <text:p>0.0060372218</text:p>
          </table:table-cell>
          <table:table-cell office:value-type="float" office:value="0.0055355374">
            <text:p>0.0055355374</text:p>
          </table:table-cell>
          <table:table-cell office:value-type="float" office:value="0.006265839">
            <text:p>0.006265839</text:p>
          </table:table-cell>
          <table:table-cell office:value-type="float" office:value="0.0050097634">
            <text:p>0.0050097634</text:p>
          </table:table-cell>
          <table:table-cell office:value-type="float" office:value="0.005022622">
            <text:p>0.005022622</text:p>
          </table:table-cell>
          <table:table-cell office:value-type="float" office:value="0.0051558046">
            <text:p>0.0051558046</text:p>
          </table:table-cell>
          <table:table-cell office:value-type="float" office:value="0.0044191773">
            <text:p>0.0044191773</text:p>
          </table:table-cell>
          <table:table-cell office:value-type="float" office:value="0.0047590756">
            <text:p>0.0047590756</text:p>
          </table:table-cell>
          <table:table-cell office:value-type="float" office:value="0.004906766">
            <text:p>0.004906766</text:p>
          </table:table-cell>
          <table:table-cell office:value-type="float" office:value="0.0044678105">
            <text:p>0.0044678105</text:p>
          </table:table-cell>
          <table:table-cell office:value-type="float" office:value="0.0042108367">
            <text:p>0.0042108367</text:p>
          </table:table-cell>
          <table:table-cell office:value-type="float" office:value="0.0042511756">
            <text:p>0.0042511756</text:p>
          </table:table-cell>
          <table:table-cell office:value-type="float" office:value="0.0036248637">
            <text:p>0.0036248637</text:p>
          </table:table-cell>
          <table:table-cell office:value-type="float" office:value="0.0035464254">
            <text:p>0.0035464254</text:p>
          </table:table-cell>
          <table:table-cell office:value-type="float" office:value="0.0039888164">
            <text:p>0.0039888164</text:p>
          </table:table-cell>
          <table:table-cell office:value-type="float" office:value="0.0037882705">
            <text:p>0.0037882705</text:p>
          </table:table-cell>
          <table:table-cell office:value-type="float" office:value="0.0036917208">
            <text:p>0.0036917208</text:p>
          </table:table-cell>
          <table:table-cell office:value-type="float" office:value="0.0038199837">
            <text:p>0.0038199837</text:p>
          </table:table-cell>
          <table:table-cell table:style-name="Default" office:value-type="float" office:value="0.003423038">
            <text:p>0.003423038</text:p>
          </table:table-cell>
          <table:table-cell office:value-type="float" office:value="0.0033033711">
            <text:p>0.0033033711</text:p>
          </table:table-cell>
          <table:table-cell office:value-type="float" office:value="0.0034027516">
            <text:p>0.0034027516</text:p>
          </table:table-cell>
          <table:table-cell office:value-type="float" office:value="0.0032798303">
            <text:p>0.0032798303</text:p>
          </table:table-cell>
          <table:table-cell office:value-type="float" office:value="0.0030045665">
            <text:p>0.0030045665</text:p>
          </table:table-cell>
          <table:table-cell office:value-type="float" office:value="0.0028465418">
            <text:p>0.0028465418</text:p>
          </table:table-cell>
          <table:table-cell office:value-type="float" office:value="0.0033194842">
            <text:p>0.0033194842</text:p>
          </table:table-cell>
          <table:table-cell office:value-type="float" office:value="0.002955783">
            <text:p>0.002955783</text:p>
          </table:table-cell>
          <table:table-cell table:style-name="Default" office:value-type="float" office:value="0.0020286513">
            <text:p>0.0020286513</text:p>
          </table:table-cell>
          <table:table-cell table:style-name="Default" office:value-type="float" office:value="0.0018433478">
            <text:p>0.0018433478</text:p>
          </table:table-cell>
          <table:table-cell table:style-name="Default" office:value-type="float" office:value="0.0017501375">
            <text:p>0.0017501375</text:p>
          </table:table-cell>
          <table:table-cell table:style-name="Default" office:value-type="float" office:value="0.0016706578">
            <text:p>0.0016706578</text:p>
          </table:table-cell>
          <table:table-cell table:style-name="Default" office:value-type="float" office:value="0.0016229803">
            <text:p>0.0016229803</text:p>
          </table:table-cell>
          <table:table-cell table:style-name="Default" office:value-type="float" office:value="0.0016272097">
            <text:p>0.0016272097</text:p>
          </table:table-cell>
          <table:table-cell table:style-name="Default" office:value-type="float" office:value="0.0014847874">
            <text:p>0.0014847874</text:p>
          </table:table-cell>
          <table:table-cell table:style-name="Default" office:value-type="float" office:value="0.001229118">
            <text:p>0.001229118</text:p>
          </table:table-cell>
          <table:table-cell table:style-name="Default" office:value-type="float" office:value="0.0010209006">
            <text:p>0.0010209006</text:p>
          </table:table-cell>
          <table:table-cell office:value-type="float" office:value="0.00096654694">
            <text:p>9.67E-004</text:p>
          </table:table-cell>
          <table:table-cell office:value-type="float" office:value="0.0009607082">
            <text:p>9.61E-004</text:p>
          </table:table-cell>
          <table:table-cell office:value-type="float" office:value="0.000961795">
            <text:p>9.62E-004</text:p>
          </table:table-cell>
          <table:table-cell office:value-type="float" office:value="0.00096350984">
            <text:p>9.64E-004</text:p>
          </table:table-cell>
          <table:table-cell office:value-type="float" office:value="0.00096475275">
            <text:p>9.65E-004</text:p>
          </table:table-cell>
          <table:table-cell office:value-type="float" office:value="0.00096588576">
            <text:p>9.66E-004</text:p>
          </table:table-cell>
          <table:table-cell office:value-type="float" office:value="0.0009685906">
            <text:p>9.69E-004</text:p>
          </table:table-cell>
          <table:table-cell office:value-type="float" office:value="0.0009719731">
            <text:p>9.72E-004</text:p>
          </table:table-cell>
          <table:table-cell office:value-type="float" office:value="0.0009740392">
            <text:p>9.74E-004</text:p>
          </table:table-cell>
          <table:table-cell office:value-type="float" office:value="0.00097589905">
            <text:p>9.76E-004</text:p>
          </table:table-cell>
          <table:table-cell office:value-type="float" office:value="0.0009778644">
            <text:p>9.78E-004</text:p>
          </table:table-cell>
          <table:table-cell office:value-type="float" office:value="0.0009819678">
            <text:p>9.82E-004</text:p>
          </table:table-cell>
          <table:table-cell office:value-type="float" office:value="0.000984022">
            <text:p>9.84E-004</text:p>
          </table:table-cell>
          <table:table-cell office:value-type="float" office:value="0.0009864249">
            <text:p>9.86E-004</text:p>
          </table:table-cell>
          <table:table-cell office:value-type="float" office:value="0.0009881965">
            <text:p>9.88E-004</text:p>
          </table:table-cell>
          <table:table-cell office:value-type="float" office:value="0.0009914652">
            <text:p>9.91E-004</text:p>
          </table:table-cell>
          <table:table-cell office:value-type="float" office:value="0.0009954349">
            <text:p>9.95E-004</text:p>
          </table:table-cell>
          <table:table-cell office:value-type="float" office:value="0.0009977504">
            <text:p>9.98E-004</text:p>
          </table:table-cell>
          <table:table-cell table:style-name="Default" office:value-type="float" office:value="0.0010000109">
            <text:p>0.0010000109</text:p>
          </table:table-cell>
          <table:table-cell table:style-name="Default" office:value-type="float" office:value="0.0010021183">
            <text:p>0.0010021183</text:p>
          </table:table-cell>
          <table:table-cell table:style-name="Default" office:value-type="float" office:value="0.0010073492">
            <text:p>0.0010073492</text:p>
          </table:table-cell>
          <table:table-cell table:style-name="Default" office:value-type="float" office:value="0.0010105362">
            <text:p>0.0010105362</text:p>
          </table:table-cell>
          <table:table-cell table:style-name="Default" office:value-type="float" office:value="0.0010128919">
            <text:p>0.0010128919</text:p>
          </table:table-cell>
          <table:table-cell table:style-name="Default" office:value-type="float" office:value="0.0010158661">
            <text:p>0.0010158661</text:p>
          </table:table-cell>
          <table:table-cell table:style-name="Default" office:value-type="float" office:value="0.001019598">
            <text:p>0.001019598</text:p>
          </table:table-cell>
          <table:table-cell table:style-name="Default" office:value-type="float" office:value="0.0010232459">
            <text:p>0.0010232459</text:p>
          </table:table-cell>
          <table:table-cell table:style-name="Default" office:value-type="float" office:value="0.0010263937">
            <text:p>0.0010263937</text:p>
          </table:table-cell>
          <table:table-cell table:style-name="Default" office:value-type="float" office:value="0.0010293036">
            <text:p>0.0010293036</text:p>
          </table:table-cell>
          <table:table-cell table:style-name="Default" office:value-type="float" office:value="0.0010323923">
            <text:p>0.0010323923</text:p>
          </table:table-cell>
          <table:table-cell table:style-name="Default" office:value-type="float" office:value="0.0010370332">
            <text:p>0.0010370332</text:p>
          </table:table-cell>
          <table:table-cell table:style-name="Default" office:value-type="float" office:value="0.0010397204">
            <text:p>0.0010397204</text:p>
          </table:table-cell>
          <table:table-cell table:style-name="Default" office:value-type="float" office:value="0.0010423647">
            <text:p>0.0010423647</text:p>
          </table:table-cell>
          <table:table-cell table:style-name="Default" office:value-type="float" office:value="0.001045031">
            <text:p>0.001045031</text:p>
          </table:table-cell>
          <table:table-cell table:style-name="Default" office:value-type="float" office:value="0.001050527">
            <text:p>0.001050527</text:p>
          </table:table-cell>
          <table:table-cell table:style-name="Default" office:value-type="float" office:value="0.0010537477">
            <text:p>0.0010537477</text:p>
          </table:table-cell>
          <table:table-cell table:style-name="Default" office:value-type="float" office:value="0.0010561516">
            <text:p>0.0010561516</text:p>
          </table:table-cell>
          <table:table-cell table:style-name="Default" office:value-type="float" office:value="0.0010581434">
            <text:p>0.001058143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02-The Doors - Soul Kitchen.mp3</text:p>
          </table:table-cell>
          <table:table-cell office:value-type="float" office:value="0.09155267">
            <text:p>0.09155267</text:p>
          </table:table-cell>
          <table:table-cell office:value-type="float" office:value="0.09177164">
            <text:p>0.09177164</text:p>
          </table:table-cell>
          <table:table-cell office:value-type="float" office:value="0.07489165">
            <text:p>0.07489165</text:p>
          </table:table-cell>
          <table:table-cell office:value-type="float" office:value="0.06078059">
            <text:p>0.06078059</text:p>
          </table:table-cell>
          <table:table-cell office:value-type="float" office:value="0.05029883">
            <text:p>0.05029883</text:p>
          </table:table-cell>
          <table:table-cell office:value-type="float" office:value="0.06403495">
            <text:p>0.06403495</text:p>
          </table:table-cell>
          <table:table-cell office:value-type="float" office:value="0.046327293">
            <text:p>0.046327293</text:p>
          </table:table-cell>
          <table:table-cell office:value-type="float" office:value="0.07921401">
            <text:p>0.07921401</text:p>
          </table:table-cell>
          <table:table-cell office:value-type="float" office:value="0.043515183">
            <text:p>0.043515183</text:p>
          </table:table-cell>
          <table:table-cell office:value-type="float" office:value="0.033123802">
            <text:p>0.033123802</text:p>
          </table:table-cell>
          <table:table-cell office:value-type="float" office:value="0.027973555">
            <text:p>0.027973555</text:p>
          </table:table-cell>
          <table:table-cell office:value-type="float" office:value="0.029027117">
            <text:p>0.029027117</text:p>
          </table:table-cell>
          <table:table-cell office:value-type="float" office:value="0.02212104">
            <text:p>0.02212104</text:p>
          </table:table-cell>
          <table:table-cell office:value-type="float" office:value="0.02578248">
            <text:p>0.02578248</text:p>
          </table:table-cell>
          <table:table-cell office:value-type="float" office:value="0.02977385">
            <text:p>0.02977385</text:p>
          </table:table-cell>
          <table:table-cell office:value-type="float" office:value="0.036123067">
            <text:p>0.036123067</text:p>
          </table:table-cell>
          <table:table-cell office:value-type="float" office:value="0.022424763">
            <text:p>0.022424763</text:p>
          </table:table-cell>
          <table:table-cell office:value-type="float" office:value="0.03056249">
            <text:p>0.03056249</text:p>
          </table:table-cell>
          <table:table-cell office:value-type="float" office:value="0.031283397">
            <text:p>0.031283397</text:p>
          </table:table-cell>
          <table:table-cell office:value-type="float" office:value="0.027036905">
            <text:p>0.027036905</text:p>
          </table:table-cell>
          <table:table-cell office:value-type="float" office:value="0.043984707">
            <text:p>0.043984707</text:p>
          </table:table-cell>
          <table:table-cell office:value-type="float" office:value="0.02559122">
            <text:p>0.02559122</text:p>
          </table:table-cell>
          <table:table-cell office:value-type="float" office:value="0.06753524">
            <text:p>0.06753524</text:p>
          </table:table-cell>
          <table:table-cell office:value-type="float" office:value="0.021990016">
            <text:p>0.021990016</text:p>
          </table:table-cell>
          <table:table-cell office:value-type="float" office:value="0.01737007">
            <text:p>0.01737007</text:p>
          </table:table-cell>
          <table:table-cell office:value-type="float" office:value="0.030328648">
            <text:p>0.030328648</text:p>
          </table:table-cell>
          <table:table-cell office:value-type="float" office:value="0.045021184">
            <text:p>0.045021184</text:p>
          </table:table-cell>
          <table:table-cell office:value-type="float" office:value="0.01881532">
            <text:p>0.01881532</text:p>
          </table:table-cell>
          <table:table-cell office:value-type="float" office:value="0.021461766">
            <text:p>0.021461766</text:p>
          </table:table-cell>
          <table:table-cell office:value-type="float" office:value="0.030124659">
            <text:p>0.030124659</text:p>
          </table:table-cell>
          <table:table-cell office:value-type="float" office:value="0.047837444">
            <text:p>0.047837444</text:p>
          </table:table-cell>
          <table:table-cell office:value-type="float" office:value="0.018888943">
            <text:p>0.018888943</text:p>
          </table:table-cell>
          <table:table-cell office:value-type="float" office:value="0.018193636">
            <text:p>0.018193636</text:p>
          </table:table-cell>
          <table:table-cell office:value-type="float" office:value="0.031348065">
            <text:p>0.031348065</text:p>
          </table:table-cell>
          <table:table-cell office:value-type="float" office:value="0.016361756">
            <text:p>0.016361756</text:p>
          </table:table-cell>
          <table:table-cell office:value-type="float" office:value="0.030825859">
            <text:p>0.030825859</text:p>
          </table:table-cell>
          <table:table-cell office:value-type="float" office:value="0.017422862">
            <text:p>0.017422862</text:p>
          </table:table-cell>
          <table:table-cell office:value-type="float" office:value="0.02975103">
            <text:p>0.02975103</text:p>
          </table:table-cell>
          <table:table-cell office:value-type="float" office:value="0.020582411">
            <text:p>0.020582411</text:p>
          </table:table-cell>
          <table:table-cell office:value-type="float" office:value="0.018436432">
            <text:p>0.018436432</text:p>
          </table:table-cell>
          <table:table-cell office:value-type="float" office:value="0.021791654">
            <text:p>0.021791654</text:p>
          </table:table-cell>
          <table:table-cell office:value-type="float" office:value="0.018601479">
            <text:p>0.018601479</text:p>
          </table:table-cell>
          <table:table-cell office:value-type="float" office:value="0.018030267">
            <text:p>0.018030267</text:p>
          </table:table-cell>
          <table:table-cell office:value-type="float" office:value="0.016144916">
            <text:p>0.016144916</text:p>
          </table:table-cell>
          <table:table-cell office:value-type="float" office:value="0.016338596">
            <text:p>0.016338596</text:p>
          </table:table-cell>
          <table:table-cell office:value-type="float" office:value="0.018256363">
            <text:p>0.018256363</text:p>
          </table:table-cell>
          <table:table-cell office:value-type="float" office:value="0.013769685">
            <text:p>0.013769685</text:p>
          </table:table-cell>
          <table:table-cell office:value-type="float" office:value="0.01476563">
            <text:p>0.01476563</text:p>
          </table:table-cell>
          <table:table-cell office:value-type="float" office:value="0.01684001">
            <text:p>0.01684001</text:p>
          </table:table-cell>
          <table:table-cell office:value-type="float" office:value="0.017100163">
            <text:p>0.017100163</text:p>
          </table:table-cell>
          <table:table-cell office:value-type="float" office:value="0.016182361">
            <text:p>0.016182361</text:p>
          </table:table-cell>
          <table:table-cell office:value-type="float" office:value="0.013884723">
            <text:p>0.013884723</text:p>
          </table:table-cell>
          <table:table-cell office:value-type="float" office:value="0.018907113">
            <text:p>0.018907113</text:p>
          </table:table-cell>
          <table:table-cell office:value-type="float" office:value="0.018895628">
            <text:p>0.018895628</text:p>
          </table:table-cell>
          <table:table-cell office:value-type="float" office:value="0.016801776">
            <text:p>0.016801776</text:p>
          </table:table-cell>
          <table:table-cell office:value-type="float" office:value="0.011621078">
            <text:p>0.011621078</text:p>
          </table:table-cell>
          <table:table-cell office:value-type="float" office:value="0.0134021">
            <text:p>0.0134021</text:p>
          </table:table-cell>
          <table:table-cell office:value-type="float" office:value="0.012460764">
            <text:p>0.012460764</text:p>
          </table:table-cell>
          <table:table-cell office:value-type="float" office:value="0.011007104">
            <text:p>0.011007104</text:p>
          </table:table-cell>
          <table:table-cell office:value-type="float" office:value="0.012956041">
            <text:p>0.012956041</text:p>
          </table:table-cell>
          <table:table-cell office:value-type="float" office:value="0.012566199">
            <text:p>0.012566199</text:p>
          </table:table-cell>
          <table:table-cell office:value-type="float" office:value="0.011951792">
            <text:p>0.011951792</text:p>
          </table:table-cell>
          <table:table-cell office:value-type="float" office:value="0.011350643">
            <text:p>0.011350643</text:p>
          </table:table-cell>
          <table:table-cell office:value-type="float" office:value="0.012759576">
            <text:p>0.012759576</text:p>
          </table:table-cell>
          <table:table-cell office:value-type="float" office:value="0.014253481">
            <text:p>0.014253481</text:p>
          </table:table-cell>
          <table:table-cell office:value-type="float" office:value="0.014079942">
            <text:p>0.014079942</text:p>
          </table:table-cell>
          <table:table-cell office:value-type="float" office:value="0.013719335">
            <text:p>0.013719335</text:p>
          </table:table-cell>
          <table:table-cell office:value-type="float" office:value="0.013480455">
            <text:p>0.013480455</text:p>
          </table:table-cell>
          <table:table-cell office:value-type="float" office:value="0.013649264">
            <text:p>0.013649264</text:p>
          </table:table-cell>
          <table:table-cell office:value-type="float" office:value="0.014331068">
            <text:p>0.014331068</text:p>
          </table:table-cell>
          <table:table-cell office:value-type="float" office:value="0.017139206">
            <text:p>0.017139206</text:p>
          </table:table-cell>
          <table:table-cell office:value-type="float" office:value="0.015017966">
            <text:p>0.015017966</text:p>
          </table:table-cell>
          <table:table-cell office:value-type="float" office:value="0.014993314">
            <text:p>0.014993314</text:p>
          </table:table-cell>
          <table:table-cell office:value-type="float" office:value="0.015573795">
            <text:p>0.015573795</text:p>
          </table:table-cell>
          <table:table-cell office:value-type="float" office:value="0.01636631">
            <text:p>0.01636631</text:p>
          </table:table-cell>
          <table:table-cell office:value-type="float" office:value="0.014860135">
            <text:p>0.014860135</text:p>
          </table:table-cell>
          <table:table-cell office:value-type="float" office:value="0.016134769">
            <text:p>0.016134769</text:p>
          </table:table-cell>
          <table:table-cell office:value-type="float" office:value="0.015437108">
            <text:p>0.015437108</text:p>
          </table:table-cell>
          <table:table-cell office:value-type="float" office:value="0.01554681">
            <text:p>0.01554681</text:p>
          </table:table-cell>
          <table:table-cell office:value-type="float" office:value="0.015380184">
            <text:p>0.015380184</text:p>
          </table:table-cell>
          <table:table-cell office:value-type="float" office:value="0.014884912">
            <text:p>0.014884912</text:p>
          </table:table-cell>
          <table:table-cell office:value-type="float" office:value="0.013921877">
            <text:p>0.013921877</text:p>
          </table:table-cell>
          <table:table-cell office:value-type="float" office:value="0.01425406">
            <text:p>0.01425406</text:p>
          </table:table-cell>
          <table:table-cell office:value-type="float" office:value="0.013133934">
            <text:p>0.013133934</text:p>
          </table:table-cell>
          <table:table-cell office:value-type="float" office:value="0.013318881">
            <text:p>0.013318881</text:p>
          </table:table-cell>
          <table:table-cell office:value-type="float" office:value="0.0126687065">
            <text:p>0.0126687065</text:p>
          </table:table-cell>
          <table:table-cell office:value-type="float" office:value="0.011625757">
            <text:p>0.011625757</text:p>
          </table:table-cell>
          <table:table-cell office:value-type="float" office:value="0.011161262">
            <text:p>0.011161262</text:p>
          </table:table-cell>
          <table:table-cell office:value-type="float" office:value="0.010769262">
            <text:p>0.010769262</text:p>
          </table:table-cell>
          <table:table-cell office:value-type="float" office:value="0.010596149">
            <text:p>0.010596149</text:p>
          </table:table-cell>
          <table:table-cell office:value-type="float" office:value="0.01069782">
            <text:p>0.01069782</text:p>
          </table:table-cell>
          <table:table-cell office:value-type="float" office:value="0.010320379">
            <text:p>0.010320379</text:p>
          </table:table-cell>
          <table:table-cell office:value-type="float" office:value="0.010214743">
            <text:p>0.010214743</text:p>
          </table:table-cell>
          <table:table-cell office:value-type="float" office:value="0.009391196">
            <text:p>0.009391196</text:p>
          </table:table-cell>
          <table:table-cell office:value-type="float" office:value="0.010126399">
            <text:p>0.010126399</text:p>
          </table:table-cell>
          <table:table-cell office:value-type="float" office:value="0.009150707">
            <text:p>0.009150707</text:p>
          </table:table-cell>
          <table:table-cell office:value-type="float" office:value="0.009699599">
            <text:p>0.009699599</text:p>
          </table:table-cell>
          <table:table-cell office:value-type="float" office:value="0.0099347895">
            <text:p>0.0099347895</text:p>
          </table:table-cell>
          <table:table-cell office:value-type="float" office:value="0.009125175">
            <text:p>0.009125175</text:p>
          </table:table-cell>
          <table:table-cell office:value-type="float" office:value="0.01036193">
            <text:p>0.01036193</text:p>
          </table:table-cell>
          <table:table-cell office:value-type="float" office:value="0.008849639">
            <text:p>0.008849639</text:p>
          </table:table-cell>
          <table:table-cell office:value-type="float" office:value="0.008206945">
            <text:p>0.008206945</text:p>
          </table:table-cell>
          <table:table-cell office:value-type="float" office:value="0.008316746">
            <text:p>0.008316746</text:p>
          </table:table-cell>
          <table:table-cell office:value-type="float" office:value="0.0072488897">
            <text:p>0.0072488897</text:p>
          </table:table-cell>
          <table:table-cell office:value-type="float" office:value="0.008190418">
            <text:p>0.008190418</text:p>
          </table:table-cell>
          <table:table-cell office:value-type="float" office:value="0.007753197">
            <text:p>0.007753197</text:p>
          </table:table-cell>
          <table:table-cell office:value-type="float" office:value="0.006488708">
            <text:p>0.006488708</text:p>
          </table:table-cell>
          <table:table-cell office:value-type="float" office:value="0.006672252">
            <text:p>0.006672252</text:p>
          </table:table-cell>
          <table:table-cell office:value-type="float" office:value="0.008468567">
            <text:p>0.008468567</text:p>
          </table:table-cell>
          <table:table-cell office:value-type="float" office:value="0.0076090614">
            <text:p>0.0076090614</text:p>
          </table:table-cell>
          <table:table-cell office:value-type="float" office:value="0.007702463">
            <text:p>0.007702463</text:p>
          </table:table-cell>
          <table:table-cell office:value-type="float" office:value="0.0078071454">
            <text:p>0.0078071454</text:p>
          </table:table-cell>
          <table:table-cell office:value-type="float" office:value="0.0080619985">
            <text:p>0.0080619985</text:p>
          </table:table-cell>
          <table:table-cell office:value-type="float" office:value="0.007335275">
            <text:p>0.007335275</text:p>
          </table:table-cell>
          <table:table-cell office:value-type="float" office:value="0.008190102">
            <text:p>0.008190102</text:p>
          </table:table-cell>
          <table:table-cell office:value-type="float" office:value="0.007129192">
            <text:p>0.007129192</text:p>
          </table:table-cell>
          <table:table-cell office:value-type="float" office:value="0.006231868">
            <text:p>0.006231868</text:p>
          </table:table-cell>
          <table:table-cell office:value-type="float" office:value="0.0074870544">
            <text:p>0.0074870544</text:p>
          </table:table-cell>
          <table:table-cell office:value-type="float" office:value="0.007006766">
            <text:p>0.007006766</text:p>
          </table:table-cell>
          <table:table-cell office:value-type="float" office:value="0.007501375">
            <text:p>0.007501375</text:p>
          </table:table-cell>
          <table:table-cell office:value-type="float" office:value="0.007046743">
            <text:p>0.007046743</text:p>
          </table:table-cell>
          <table:table-cell office:value-type="float" office:value="0.00664533">
            <text:p>0.00664533</text:p>
          </table:table-cell>
          <table:table-cell office:value-type="float" office:value="0.0063276915">
            <text:p>0.0063276915</text:p>
          </table:table-cell>
          <table:table-cell office:value-type="float" office:value="0.0063700643">
            <text:p>0.0063700643</text:p>
          </table:table-cell>
          <table:table-cell office:value-type="float" office:value="0.007092729">
            <text:p>0.007092729</text:p>
          </table:table-cell>
          <table:table-cell office:value-type="float" office:value="0.006367642">
            <text:p>0.006367642</text:p>
          </table:table-cell>
          <table:table-cell office:value-type="float" office:value="0.0060334625">
            <text:p>0.0060334625</text:p>
          </table:table-cell>
          <table:table-cell office:value-type="float" office:value="0.0068266112">
            <text:p>0.0068266112</text:p>
          </table:table-cell>
          <table:table-cell office:value-type="float" office:value="0.0060673906">
            <text:p>0.0060673906</text:p>
          </table:table-cell>
          <table:table-cell office:value-type="float" office:value="0.0056726495">
            <text:p>0.0056726495</text:p>
          </table:table-cell>
          <table:table-cell office:value-type="float" office:value="0.00639932">
            <text:p>0.00639932</text:p>
          </table:table-cell>
          <table:table-cell office:value-type="float" office:value="0.00597386">
            <text:p>0.00597386</text:p>
          </table:table-cell>
          <table:table-cell office:value-type="float" office:value="0.006071666">
            <text:p>0.006071666</text:p>
          </table:table-cell>
          <table:table-cell office:value-type="float" office:value="0.0055004195">
            <text:p>0.0055004195</text:p>
          </table:table-cell>
          <table:table-cell office:value-type="float" office:value="0.0064722006">
            <text:p>0.0064722006</text:p>
          </table:table-cell>
          <table:table-cell office:value-type="float" office:value="0.005423588">
            <text:p>0.005423588</text:p>
          </table:table-cell>
          <table:table-cell office:value-type="float" office:value="0.0049923607">
            <text:p>0.0049923607</text:p>
          </table:table-cell>
          <table:table-cell office:value-type="float" office:value="0.0056922515">
            <text:p>0.0056922515</text:p>
          </table:table-cell>
          <table:table-cell office:value-type="float" office:value="0.0067104837">
            <text:p>0.0067104837</text:p>
          </table:table-cell>
          <table:table-cell office:value-type="float" office:value="0.005070478">
            <text:p>0.005070478</text:p>
          </table:table-cell>
          <table:table-cell office:value-type="float" office:value="0.004775315">
            <text:p>0.004775315</text:p>
          </table:table-cell>
          <table:table-cell office:value-type="float" office:value="0.00536958">
            <text:p>0.00536958</text:p>
          </table:table-cell>
          <table:table-cell office:value-type="float" office:value="0.00508857">
            <text:p>0.00508857</text:p>
          </table:table-cell>
          <table:table-cell office:value-type="float" office:value="0.0050630574">
            <text:p>0.0050630574</text:p>
          </table:table-cell>
          <table:table-cell office:value-type="float" office:value="0.004843627">
            <text:p>0.004843627</text:p>
          </table:table-cell>
          <table:table-cell office:value-type="float" office:value="0.0055440543">
            <text:p>0.0055440543</text:p>
          </table:table-cell>
          <table:table-cell office:value-type="float" office:value="0.004946412">
            <text:p>0.004946412</text:p>
          </table:table-cell>
          <table:table-cell office:value-type="float" office:value="0.0048671556">
            <text:p>0.0048671556</text:p>
          </table:table-cell>
          <table:table-cell office:value-type="float" office:value="0.0050311727">
            <text:p>0.0050311727</text:p>
          </table:table-cell>
          <table:table-cell office:value-type="float" office:value="0.004113099">
            <text:p>0.004113099</text:p>
          </table:table-cell>
          <table:table-cell office:value-type="float" office:value="0.0041577294">
            <text:p>0.0041577294</text:p>
          </table:table-cell>
          <table:table-cell office:value-type="float" office:value="0.0045451527">
            <text:p>0.0045451527</text:p>
          </table:table-cell>
          <table:table-cell office:value-type="float" office:value="0.005028672">
            <text:p>0.005028672</text:p>
          </table:table-cell>
          <table:table-cell office:value-type="float" office:value="0.004831552">
            <text:p>0.004831552</text:p>
          </table:table-cell>
          <table:table-cell office:value-type="float" office:value="0.0038087354">
            <text:p>0.0038087354</text:p>
          </table:table-cell>
          <table:table-cell office:value-type="float" office:value="0.004064728">
            <text:p>0.004064728</text:p>
          </table:table-cell>
          <table:table-cell office:value-type="float" office:value="0.004171456">
            <text:p>0.004171456</text:p>
          </table:table-cell>
          <table:table-cell office:value-type="float" office:value="0.0037051425">
            <text:p>0.0037051425</text:p>
          </table:table-cell>
          <table:table-cell office:value-type="float" office:value="0.0037756367">
            <text:p>0.0037756367</text:p>
          </table:table-cell>
          <table:table-cell office:value-type="float" office:value="0.004107504">
            <text:p>0.004107504</text:p>
          </table:table-cell>
          <table:table-cell office:value-type="float" office:value="0.00417047">
            <text:p>0.00417047</text:p>
          </table:table-cell>
          <table:table-cell office:value-type="float" office:value="0.0032031017">
            <text:p>0.0032031017</text:p>
          </table:table-cell>
          <table:table-cell office:value-type="float" office:value="0.0030183361">
            <text:p>0.0030183361</text:p>
          </table:table-cell>
          <table:table-cell office:value-type="float" office:value="0.0029812693">
            <text:p>0.0029812693</text:p>
          </table:table-cell>
          <table:table-cell office:value-type="float" office:value="0.0036471928">
            <text:p>0.0036471928</text:p>
          </table:table-cell>
          <table:table-cell office:value-type="float" office:value="0.0039422926">
            <text:p>0.0039422926</text:p>
          </table:table-cell>
          <table:table-cell office:value-type="float" office:value="0.0029321369">
            <text:p>0.0029321369</text:p>
          </table:table-cell>
          <table:table-cell office:value-type="float" office:value="0.0026562386">
            <text:p>0.0026562386</text:p>
          </table:table-cell>
          <table:table-cell office:value-type="float" office:value="0.0026837683">
            <text:p>0.0026837683</text:p>
          </table:table-cell>
          <table:table-cell office:value-type="float" office:value="0.0029492003">
            <text:p>0.0029492003</text:p>
          </table:table-cell>
          <table:table-cell office:value-type="float" office:value="0.0029241808">
            <text:p>0.0029241808</text:p>
          </table:table-cell>
          <table:table-cell office:value-type="float" office:value="0.0031665037">
            <text:p>0.0031665037</text:p>
          </table:table-cell>
          <table:table-cell office:value-type="float" office:value="0.0028903168">
            <text:p>0.0028903168</text:p>
          </table:table-cell>
          <table:table-cell office:value-type="float" office:value="0.002703">
            <text:p>0.002703</text:p>
          </table:table-cell>
          <table:table-cell office:value-type="float" office:value="0.0026367044">
            <text:p>0.0026367044</text:p>
          </table:table-cell>
          <table:table-cell office:value-type="float" office:value="0.0023727089">
            <text:p>0.0023727089</text:p>
          </table:table-cell>
          <table:table-cell office:value-type="float" office:value="0.002517625">
            <text:p>0.002517625</text:p>
          </table:table-cell>
          <table:table-cell office:value-type="float" office:value="0.0025497596">
            <text:p>0.0025497596</text:p>
          </table:table-cell>
          <table:table-cell office:value-type="float" office:value="0.0025807852">
            <text:p>0.0025807852</text:p>
          </table:table-cell>
          <table:table-cell office:value-type="float" office:value="0.0024966993">
            <text:p>0.0024966993</text:p>
          </table:table-cell>
          <table:table-cell office:value-type="float" office:value="0.0024031221">
            <text:p>0.0024031221</text:p>
          </table:table-cell>
          <table:table-cell office:value-type="float" office:value="0.002364918">
            <text:p>0.002364918</text:p>
          </table:table-cell>
          <table:table-cell office:value-type="float" office:value="0.002412901">
            <text:p>0.002412901</text:p>
          </table:table-cell>
          <table:table-cell office:value-type="float" office:value="0.0021934756">
            <text:p>0.0021934756</text:p>
          </table:table-cell>
          <table:table-cell office:value-type="float" office:value="0.0021776159">
            <text:p>0.0021776159</text:p>
          </table:table-cell>
          <table:table-cell office:value-type="float" office:value="0.0020679631">
            <text:p>0.0020679631</text:p>
          </table:table-cell>
          <table:table-cell office:value-type="float" office:value="0.0016735424">
            <text:p>0.0016735424</text:p>
          </table:table-cell>
          <table:table-cell office:value-type="float" office:value="0.0016216113">
            <text:p>0.0016216113</text:p>
          </table:table-cell>
          <table:table-cell office:value-type="float" office:value="0.001577006">
            <text:p>0.001577006</text:p>
          </table:table-cell>
          <table:table-cell office:value-type="float" office:value="0.0015442669">
            <text:p>0.0015442669</text:p>
          </table:table-cell>
          <table:table-cell office:value-type="float" office:value="0.0015251656">
            <text:p>0.0015251656</text:p>
          </table:table-cell>
          <table:table-cell office:value-type="float" office:value="0.001465399">
            <text:p>0.001465399</text:p>
          </table:table-cell>
          <table:table-cell office:value-type="float" office:value="0.0014571442">
            <text:p>0.0014571442</text:p>
          </table:table-cell>
          <table:table-cell office:value-type="float" office:value="0.0014583627">
            <text:p>0.0014583627</text:p>
          </table:table-cell>
          <table:table-cell office:value-type="float" office:value="0.0014362825">
            <text:p>0.0014362825</text:p>
          </table:table-cell>
          <table:table-cell office:value-type="float" office:value="0.0014691149">
            <text:p>0.0014691149</text:p>
          </table:table-cell>
          <table:table-cell office:value-type="float" office:value="0.0014129373">
            <text:p>0.0014129373</text:p>
          </table:table-cell>
          <table:table-cell office:value-type="float" office:value="0.0013821962">
            <text:p>0.0013821962</text:p>
          </table:table-cell>
          <table:table-cell office:value-type="float" office:value="0.0013163894">
            <text:p>0.0013163894</text:p>
          </table:table-cell>
          <table:table-cell office:value-type="float" office:value="0.0013012865">
            <text:p>0.0013012865</text:p>
          </table:table-cell>
          <table:table-cell office:value-type="float" office:value="0.0012590162">
            <text:p>0.0012590162</text:p>
          </table:table-cell>
          <table:table-cell table:style-name="Default" office:value-type="float" office:value="0.001275929">
            <text:p>0.001275929</text:p>
          </table:table-cell>
          <table:table-cell office:value-type="float" office:value="0.0012939315">
            <text:p>0.0012939315</text:p>
          </table:table-cell>
          <table:table-cell office:value-type="float" office:value="0.0013137308">
            <text:p>0.0013137308</text:p>
          </table:table-cell>
          <table:table-cell office:value-type="float" office:value="0.0013535289">
            <text:p>0.0013535289</text:p>
          </table:table-cell>
          <table:table-cell office:value-type="float" office:value="0.0012312841">
            <text:p>0.0012312841</text:p>
          </table:table-cell>
          <table:table-cell office:value-type="float" office:value="0.0011650105">
            <text:p>0.0011650105</text:p>
          </table:table-cell>
          <table:table-cell office:value-type="float" office:value="0.0011484341">
            <text:p>0.0011484341</text:p>
          </table:table-cell>
          <table:table-cell office:value-type="float" office:value="0.001117709">
            <text:p>0.001117709</text:p>
          </table:table-cell>
          <table:table-cell table:style-name="Default" office:value-type="float" office:value="0.0010400038">
            <text:p>0.0010400038</text:p>
          </table:table-cell>
          <table:table-cell table:style-name="Default" office:value-type="float" office:value="0.0010203058">
            <text:p>0.0010203058</text:p>
          </table:table-cell>
          <table:table-cell table:style-name="Default" office:value-type="float" office:value="0.0010089121">
            <text:p>0.0010089121</text:p>
          </table:table-cell>
          <table:table-cell office:value-type="float" office:value="0.0009884621">
            <text:p>9.88E-004</text:p>
          </table:table-cell>
          <table:table-cell office:value-type="float" office:value="0.0009713892">
            <text:p>9.71E-004</text:p>
          </table:table-cell>
          <table:table-cell office:value-type="float" office:value="0.0009588263">
            <text:p>9.59E-004</text:p>
          </table:table-cell>
          <table:table-cell office:value-type="float" office:value="0.00092777784">
            <text:p>9.28E-004</text:p>
          </table:table-cell>
          <table:table-cell office:value-type="float" office:value="0.0008872671">
            <text:p>8.87E-004</text:p>
          </table:table-cell>
          <table:table-cell office:value-type="float" office:value="0.00086726993">
            <text:p>8.67E-004</text:p>
          </table:table-cell>
          <table:table-cell office:value-type="float" office:value="0.0008663794">
            <text:p>8.66E-004</text:p>
          </table:table-cell>
          <table:table-cell office:value-type="float" office:value="0.000866391">
            <text:p>8.66E-004</text:p>
          </table:table-cell>
          <table:table-cell office:value-type="float" office:value="0.00086959125">
            <text:p>8.70E-004</text:p>
          </table:table-cell>
          <table:table-cell office:value-type="float" office:value="0.00087257207">
            <text:p>8.73E-004</text:p>
          </table:table-cell>
          <table:table-cell office:value-type="float" office:value="0.00087399874">
            <text:p>8.74E-004</text:p>
          </table:table-cell>
          <table:table-cell office:value-type="float" office:value="0.00087612227">
            <text:p>8.76E-004</text:p>
          </table:table-cell>
          <table:table-cell office:value-type="float" office:value="0.0008789443">
            <text:p>8.79E-004</text:p>
          </table:table-cell>
          <table:table-cell office:value-type="float" office:value="0.00088295277">
            <text:p>8.83E-004</text:p>
          </table:table-cell>
          <table:table-cell office:value-type="float" office:value="0.00088466244">
            <text:p>8.85E-004</text:p>
          </table:table-cell>
          <table:table-cell office:value-type="float" office:value="0.0008861272">
            <text:p>8.86E-004</text:p>
          </table:table-cell>
          <table:table-cell office:value-type="float" office:value="0.00088900444">
            <text:p>8.89E-004</text:p>
          </table:table-cell>
          <table:table-cell office:value-type="float" office:value="0.00089320325">
            <text:p>8.93E-004</text:p>
          </table:table-cell>
          <table:table-cell office:value-type="float" office:value="0.00089485565">
            <text:p>8.95E-004</text:p>
          </table:table-cell>
          <table:table-cell office:value-type="float" office:value="0.00089625217">
            <text:p>8.96E-004</text:p>
          </table:table-cell>
          <table:table-cell office:value-type="float" office:value="0.00089924724">
            <text:p>8.99E-004</text:p>
          </table:table-cell>
          <table:table-cell office:value-type="float" office:value="0.0009025529">
            <text:p>9.03E-004</text:p>
          </table:table-cell>
          <table:table-cell office:value-type="float" office:value="0.0009055678">
            <text:p>9.06E-004</text:p>
          </table:table-cell>
          <table:table-cell office:value-type="float" office:value="0.0009063097">
            <text:p>9.06E-004</text:p>
          </table:table-cell>
          <table:table-cell office:value-type="float" office:value="0.0009094188">
            <text:p>9.09E-004</text:p>
          </table:table-cell>
          <table:table-cell office:value-type="float" office:value="0.00091243326">
            <text:p>9.12E-004</text:p>
          </table:table-cell>
          <table:table-cell office:value-type="float" office:value="0.0009170907">
            <text:p>9.17E-004</text:p>
          </table:table-cell>
          <table:table-cell office:value-type="float" office:value="0.0009180885">
            <text:p>9.18E-004</text:p>
          </table:table-cell>
          <table:table-cell office:value-type="float" office:value="0.0009206695">
            <text:p>9.21E-004</text:p>
          </table:table-cell>
          <table:table-cell office:value-type="float" office:value="0.00092384726">
            <text:p>9.24E-004</text:p>
          </table:table-cell>
          <table:table-cell office:value-type="float" office:value="0.0009280299">
            <text:p>9.28E-004</text:p>
          </table:table-cell>
          <table:table-cell office:value-type="float" office:value="0.000930359">
            <text:p>9.30E-004</text:p>
          </table:table-cell>
          <table:table-cell office:value-type="float" office:value="0.000933313">
            <text:p>9.33E-004</text:p>
          </table:table-cell>
          <table:table-cell office:value-type="float" office:value="0.00093647174">
            <text:p>9.36E-004</text:p>
          </table:table-cell>
          <table:table-cell office:value-type="float" office:value="0.00093906804">
            <text:p>9.39E-004</text:p>
          </table:table-cell>
          <table:table-cell office:value-type="float" office:value="0.00094307866">
            <text:p>9.43E-004</text:p>
          </table:table-cell>
          <table:table-cell office:value-type="float" office:value="0.00094580185">
            <text:p>9.46E-004</text:p>
          </table:table-cell>
          <table:table-cell office:value-type="float" office:value="0.00094907015">
            <text:p>9.49E-004</text:p>
          </table:table-cell>
          <table:table-cell office:value-type="float" office:value="0.00095152063">
            <text:p>9.52E-004</text:p>
          </table:table-cell>
          <table:table-cell office:value-type="float" office:value="0.0009551749">
            <text:p>9.55E-004</text:p>
          </table:table-cell>
          <table:table-cell office:value-type="float" office:value="0.0009582093">
            <text:p>9.58E-004</text:p>
          </table:table-cell>
          <table:table-cell office:value-type="float" office:value="0.00096177845">
            <text:p>9.62E-004</text:p>
          </table:table-cell>
          <table:table-cell office:value-type="float" office:value="0.0009644617">
            <text:p>9.64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03-The Doors - Bird Of Prey.mp3</text:p>
          </table:table-cell>
          <table:table-cell office:value-type="float" office:value="0.012979802">
            <text:p>0.012979802</text:p>
          </table:table-cell>
          <table:table-cell office:value-type="float" office:value="0.028357562">
            <text:p>0.028357562</text:p>
          </table:table-cell>
          <table:table-cell office:value-type="float" office:value="0.023187017">
            <text:p>0.023187017</text:p>
          </table:table-cell>
          <table:table-cell office:value-type="float" office:value="0.021885574">
            <text:p>0.021885574</text:p>
          </table:table-cell>
          <table:table-cell office:value-type="float" office:value="0.027061444">
            <text:p>0.027061444</text:p>
          </table:table-cell>
          <table:table-cell office:value-type="float" office:value="0.029489385">
            <text:p>0.029489385</text:p>
          </table:table-cell>
          <table:table-cell office:value-type="float" office:value="0.022757245">
            <text:p>0.022757245</text:p>
          </table:table-cell>
          <table:table-cell office:value-type="float" office:value="0.016960682">
            <text:p>0.016960682</text:p>
          </table:table-cell>
          <table:table-cell office:value-type="float" office:value="0.015390837">
            <text:p>0.015390837</text:p>
          </table:table-cell>
          <table:table-cell office:value-type="float" office:value="0.0057797157">
            <text:p>0.0057797157</text:p>
          </table:table-cell>
          <table:table-cell office:value-type="float" office:value="0.007848753">
            <text:p>0.007848753</text:p>
          </table:table-cell>
          <table:table-cell office:value-type="float" office:value="0.006351966">
            <text:p>0.006351966</text:p>
          </table:table-cell>
          <table:table-cell office:value-type="float" office:value="0.005829402">
            <text:p>0.005829402</text:p>
          </table:table-cell>
          <table:table-cell office:value-type="float" office:value="0.0056015877">
            <text:p>0.0056015877</text:p>
          </table:table-cell>
          <table:table-cell office:value-type="float" office:value="0.0048996443">
            <text:p>0.0048996443</text:p>
          </table:table-cell>
          <table:table-cell office:value-type="float" office:value="0.0050766408">
            <text:p>0.0050766408</text:p>
          </table:table-cell>
          <table:table-cell office:value-type="float" office:value="0.00479448">
            <text:p>0.00479448</text:p>
          </table:table-cell>
          <table:table-cell office:value-type="float" office:value="0.0038303013">
            <text:p>0.0038303013</text:p>
          </table:table-cell>
          <table:table-cell office:value-type="float" office:value="0.0029739854">
            <text:p>0.0029739854</text:p>
          </table:table-cell>
          <table:table-cell office:value-type="float" office:value="0.0029073227">
            <text:p>0.0029073227</text:p>
          </table:table-cell>
          <table:table-cell office:value-type="float" office:value="0.0028665243">
            <text:p>0.0028665243</text:p>
          </table:table-cell>
          <table:table-cell office:value-type="float" office:value="0.0029866658">
            <text:p>0.0029866658</text:p>
          </table:table-cell>
          <table:table-cell office:value-type="float" office:value="0.0025802695">
            <text:p>0.0025802695</text:p>
          </table:table-cell>
          <table:table-cell office:value-type="float" office:value="0.0021936211">
            <text:p>0.0021936211</text:p>
          </table:table-cell>
          <table:table-cell office:value-type="float" office:value="0.0022067209">
            <text:p>0.0022067209</text:p>
          </table:table-cell>
          <table:table-cell office:value-type="float" office:value="0.0022646969">
            <text:p>0.0022646969</text:p>
          </table:table-cell>
          <table:table-cell office:value-type="float" office:value="0.0025177551">
            <text:p>0.0025177551</text:p>
          </table:table-cell>
          <table:table-cell office:value-type="float" office:value="0.002468735">
            <text:p>0.002468735</text:p>
          </table:table-cell>
          <table:table-cell office:value-type="float" office:value="0.0026353537">
            <text:p>0.0026353537</text:p>
          </table:table-cell>
          <table:table-cell office:value-type="float" office:value="0.0026987584">
            <text:p>0.0026987584</text:p>
          </table:table-cell>
          <table:table-cell office:value-type="float" office:value="0.0024675652">
            <text:p>0.0024675652</text:p>
          </table:table-cell>
          <table:table-cell office:value-type="float" office:value="0.0026881942">
            <text:p>0.0026881942</text:p>
          </table:table-cell>
          <table:table-cell office:value-type="float" office:value="0.0030287323">
            <text:p>0.0030287323</text:p>
          </table:table-cell>
          <table:table-cell office:value-type="float" office:value="0.0030769666">
            <text:p>0.0030769666</text:p>
          </table:table-cell>
          <table:table-cell office:value-type="float" office:value="0.002690203">
            <text:p>0.002690203</text:p>
          </table:table-cell>
          <table:table-cell office:value-type="float" office:value="0.0023155431">
            <text:p>0.0023155431</text:p>
          </table:table-cell>
          <table:table-cell office:value-type="float" office:value="0.0023752868">
            <text:p>0.0023752868</text:p>
          </table:table-cell>
          <table:table-cell office:value-type="float" office:value="0.0024052665">
            <text:p>0.0024052665</text:p>
          </table:table-cell>
          <table:table-cell office:value-type="float" office:value="0.0026706306">
            <text:p>0.0026706306</text:p>
          </table:table-cell>
          <table:table-cell office:value-type="float" office:value="0.0030341109">
            <text:p>0.0030341109</text:p>
          </table:table-cell>
          <table:table-cell office:value-type="float" office:value="0.0035502207">
            <text:p>0.0035502207</text:p>
          </table:table-cell>
          <table:table-cell office:value-type="float" office:value="0.0035913582">
            <text:p>0.0035913582</text:p>
          </table:table-cell>
          <table:table-cell office:value-type="float" office:value="0.0036293466">
            <text:p>0.0036293466</text:p>
          </table:table-cell>
          <table:table-cell office:value-type="float" office:value="0.0035334188">
            <text:p>0.0035334188</text:p>
          </table:table-cell>
          <table:table-cell office:value-type="float" office:value="0.0031671973">
            <text:p>0.0031671973</text:p>
          </table:table-cell>
          <table:table-cell office:value-type="float" office:value="0.0027813266">
            <text:p>0.0027813266</text:p>
          </table:table-cell>
          <table:table-cell office:value-type="float" office:value="0.002383672">
            <text:p>0.002383672</text:p>
          </table:table-cell>
          <table:table-cell office:value-type="float" office:value="0.0020719978">
            <text:p>0.0020719978</text:p>
          </table:table-cell>
          <table:table-cell office:value-type="float" office:value="0.0018195971">
            <text:p>0.0018195971</text:p>
          </table:table-cell>
          <table:table-cell office:value-type="float" office:value="0.0014923889">
            <text:p>0.0014923889</text:p>
          </table:table-cell>
          <table:table-cell office:value-type="float" office:value="0.0014976306">
            <text:p>0.0014976306</text:p>
          </table:table-cell>
          <table:table-cell office:value-type="float" office:value="0.00136926">
            <text:p>0.00136926</text:p>
          </table:table-cell>
          <table:table-cell office:value-type="float" office:value="0.0013367386">
            <text:p>0.0013367386</text:p>
          </table:table-cell>
          <table:table-cell office:value-type="float" office:value="0.0012332853">
            <text:p>0.0012332853</text:p>
          </table:table-cell>
          <table:table-cell office:value-type="float" office:value="0.0011201056">
            <text:p>0.0011201056</text:p>
          </table:table-cell>
          <table:table-cell office:value-type="float" office:value="0.0011058669">
            <text:p>0.0011058669</text:p>
          </table:table-cell>
          <table:table-cell office:value-type="float" office:value="0.0011173418">
            <text:p>0.0011173418</text:p>
          </table:table-cell>
          <table:table-cell office:value-type="float" office:value="0.0011880681">
            <text:p>0.0011880681</text:p>
          </table:table-cell>
          <table:table-cell office:value-type="float" office:value="0.0011635305">
            <text:p>0.0011635305</text:p>
          </table:table-cell>
          <table:table-cell office:value-type="float" office:value="0.0011256611">
            <text:p>0.0011256611</text:p>
          </table:table-cell>
          <table:table-cell office:value-type="float" office:value="0.0011835514">
            <text:p>0.0011835514</text:p>
          </table:table-cell>
          <table:table-cell office:value-type="float" office:value="0.0012096415">
            <text:p>0.0012096415</text:p>
          </table:table-cell>
          <table:table-cell office:value-type="float" office:value="0.0012203279">
            <text:p>0.0012203279</text:p>
          </table:table-cell>
          <table:table-cell office:value-type="float" office:value="0.0011318217">
            <text:p>0.0011318217</text:p>
          </table:table-cell>
          <table:table-cell office:value-type="float" office:value="0.0012021149">
            <text:p>0.0012021149</text:p>
          </table:table-cell>
          <table:table-cell office:value-type="float" office:value="0.0013128859">
            <text:p>0.0013128859</text:p>
          </table:table-cell>
          <table:table-cell office:value-type="float" office:value="0.0014575074">
            <text:p>0.0014575074</text:p>
          </table:table-cell>
          <table:table-cell office:value-type="float" office:value="0.0016080677">
            <text:p>0.0016080677</text:p>
          </table:table-cell>
          <table:table-cell office:value-type="float" office:value="0.0017323775">
            <text:p>0.0017323775</text:p>
          </table:table-cell>
          <table:table-cell office:value-type="float" office:value="0.0017846386">
            <text:p>0.0017846386</text:p>
          </table:table-cell>
          <table:table-cell office:value-type="float" office:value="0.0019664487">
            <text:p>0.0019664487</text:p>
          </table:table-cell>
          <table:table-cell office:value-type="float" office:value="0.0020706959">
            <text:p>0.0020706959</text:p>
          </table:table-cell>
          <table:table-cell office:value-type="float" office:value="0.0019286443">
            <text:p>0.0019286443</text:p>
          </table:table-cell>
          <table:table-cell office:value-type="float" office:value="0.0017367878">
            <text:p>0.0017367878</text:p>
          </table:table-cell>
          <table:table-cell office:value-type="float" office:value="0.0017117823">
            <text:p>0.0017117823</text:p>
          </table:table-cell>
          <table:table-cell office:value-type="float" office:value="0.0019431231">
            <text:p>0.0019431231</text:p>
          </table:table-cell>
          <table:table-cell office:value-type="float" office:value="0.0019881374">
            <text:p>0.0019881374</text:p>
          </table:table-cell>
          <table:table-cell office:value-type="float" office:value="0.001752829">
            <text:p>0.001752829</text:p>
          </table:table-cell>
          <table:table-cell office:value-type="float" office:value="0.0017389975">
            <text:p>0.0017389975</text:p>
          </table:table-cell>
          <table:table-cell office:value-type="float" office:value="0.0017771882">
            <text:p>0.0017771882</text:p>
          </table:table-cell>
          <table:table-cell office:value-type="float" office:value="0.001771514">
            <text:p>0.001771514</text:p>
          </table:table-cell>
          <table:table-cell office:value-type="float" office:value="0.0017618351">
            <text:p>0.0017618351</text:p>
          </table:table-cell>
          <table:table-cell office:value-type="float" office:value="0.0017476866">
            <text:p>0.0017476866</text:p>
          </table:table-cell>
          <table:table-cell office:value-type="float" office:value="0.0018117311">
            <text:p>0.0018117311</text:p>
          </table:table-cell>
          <table:table-cell office:value-type="float" office:value="0.0018565378">
            <text:p>0.0018565378</text:p>
          </table:table-cell>
          <table:table-cell office:value-type="float" office:value="0.0018667119">
            <text:p>0.0018667119</text:p>
          </table:table-cell>
          <table:table-cell office:value-type="float" office:value="0.0019645717">
            <text:p>0.0019645717</text:p>
          </table:table-cell>
          <table:table-cell office:value-type="float" office:value="0.0019201913">
            <text:p>0.0019201913</text:p>
          </table:table-cell>
          <table:table-cell office:value-type="float" office:value="0.0019021197">
            <text:p>0.0019021197</text:p>
          </table:table-cell>
          <table:table-cell office:value-type="float" office:value="0.0018727786">
            <text:p>0.0018727786</text:p>
          </table:table-cell>
          <table:table-cell office:value-type="float" office:value="0.0016978371">
            <text:p>0.0016978371</text:p>
          </table:table-cell>
          <table:table-cell office:value-type="float" office:value="0.0016813754">
            <text:p>0.0016813754</text:p>
          </table:table-cell>
          <table:table-cell office:value-type="float" office:value="0.0018025859">
            <text:p>0.0018025859</text:p>
          </table:table-cell>
          <table:table-cell office:value-type="float" office:value="0.0016989192">
            <text:p>0.0016989192</text:p>
          </table:table-cell>
          <table:table-cell office:value-type="float" office:value="0.0017554798">
            <text:p>0.0017554798</text:p>
          </table:table-cell>
          <table:table-cell office:value-type="float" office:value="0.001745803">
            <text:p>0.001745803</text:p>
          </table:table-cell>
          <table:table-cell office:value-type="float" office:value="0.001741037">
            <text:p>0.001741037</text:p>
          </table:table-cell>
          <table:table-cell office:value-type="float" office:value="0.0018128186">
            <text:p>0.0018128186</text:p>
          </table:table-cell>
          <table:table-cell office:value-type="float" office:value="0.0016769094">
            <text:p>0.0016769094</text:p>
          </table:table-cell>
          <table:table-cell office:value-type="float" office:value="0.001691571">
            <text:p>0.001691571</text:p>
          </table:table-cell>
          <table:table-cell office:value-type="float" office:value="0.0017666857">
            <text:p>0.0017666857</text:p>
          </table:table-cell>
          <table:table-cell office:value-type="float" office:value="0.0016510194">
            <text:p>0.0016510194</text:p>
          </table:table-cell>
          <table:table-cell office:value-type="float" office:value="0.0015521882">
            <text:p>0.0015521882</text:p>
          </table:table-cell>
          <table:table-cell office:value-type="float" office:value="0.0016044101">
            <text:p>0.0016044101</text:p>
          </table:table-cell>
          <table:table-cell office:value-type="float" office:value="0.001504902">
            <text:p>0.001504902</text:p>
          </table:table-cell>
          <table:table-cell office:value-type="float" office:value="0.0015300543">
            <text:p>0.0015300543</text:p>
          </table:table-cell>
          <table:table-cell office:value-type="float" office:value="0.0015043997">
            <text:p>0.0015043997</text:p>
          </table:table-cell>
          <table:table-cell office:value-type="float" office:value="0.0015457424">
            <text:p>0.0015457424</text:p>
          </table:table-cell>
          <table:table-cell office:value-type="float" office:value="0.0014280711">
            <text:p>0.0014280711</text:p>
          </table:table-cell>
          <table:table-cell office:value-type="float" office:value="0.0014610835">
            <text:p>0.0014610835</text:p>
          </table:table-cell>
          <table:table-cell office:value-type="float" office:value="0.0013823436">
            <text:p>0.0013823436</text:p>
          </table:table-cell>
          <table:table-cell office:value-type="float" office:value="0.0013891428">
            <text:p>0.0013891428</text:p>
          </table:table-cell>
          <table:table-cell office:value-type="float" office:value="0.0013844116">
            <text:p>0.0013844116</text:p>
          </table:table-cell>
          <table:table-cell office:value-type="float" office:value="0.0013637302">
            <text:p>0.0013637302</text:p>
          </table:table-cell>
          <table:table-cell office:value-type="float" office:value="0.0013806394">
            <text:p>0.0013806394</text:p>
          </table:table-cell>
          <table:table-cell office:value-type="float" office:value="0.001387851">
            <text:p>0.001387851</text:p>
          </table:table-cell>
          <table:table-cell office:value-type="float" office:value="0.0013299711">
            <text:p>0.0013299711</text:p>
          </table:table-cell>
          <table:table-cell office:value-type="float" office:value="0.0013461772">
            <text:p>0.0013461772</text:p>
          </table:table-cell>
          <table:table-cell office:value-type="float" office:value="0.0013146078">
            <text:p>0.0013146078</text:p>
          </table:table-cell>
          <table:table-cell office:value-type="float" office:value="0.001281033">
            <text:p>0.001281033</text:p>
          </table:table-cell>
          <table:table-cell office:value-type="float" office:value="0.0012979934">
            <text:p>0.0012979934</text:p>
          </table:table-cell>
          <table:table-cell office:value-type="float" office:value="0.0012694953">
            <text:p>0.0012694953</text:p>
          </table:table-cell>
          <table:table-cell office:value-type="float" office:value="0.001309801">
            <text:p>0.001309801</text:p>
          </table:table-cell>
          <table:table-cell office:value-type="float" office:value="0.0013094358">
            <text:p>0.0013094358</text:p>
          </table:table-cell>
          <table:table-cell office:value-type="float" office:value="0.0012615395">
            <text:p>0.0012615395</text:p>
          </table:table-cell>
          <table:table-cell office:value-type="float" office:value="0.0012659425">
            <text:p>0.0012659425</text:p>
          </table:table-cell>
          <table:table-cell office:value-type="float" office:value="0.001277758">
            <text:p>0.001277758</text:p>
          </table:table-cell>
          <table:table-cell office:value-type="float" office:value="0.001309437">
            <text:p>0.001309437</text:p>
          </table:table-cell>
          <table:table-cell office:value-type="float" office:value="0.0013025207">
            <text:p>0.0013025207</text:p>
          </table:table-cell>
          <table:table-cell office:value-type="float" office:value="0.0012783426">
            <text:p>0.0012783426</text:p>
          </table:table-cell>
          <table:table-cell office:value-type="float" office:value="0.0012682808">
            <text:p>0.0012682808</text:p>
          </table:table-cell>
          <table:table-cell office:value-type="float" office:value="0.0012332784">
            <text:p>0.0012332784</text:p>
          </table:table-cell>
          <table:table-cell office:value-type="float" office:value="0.0012203815">
            <text:p>0.0012203815</text:p>
          </table:table-cell>
          <table:table-cell office:value-type="float" office:value="0.0011721286">
            <text:p>0.0011721286</text:p>
          </table:table-cell>
          <table:table-cell office:value-type="float" office:value="0.0011654485">
            <text:p>0.0011654485</text:p>
          </table:table-cell>
          <table:table-cell office:value-type="float" office:value="0.001145265">
            <text:p>0.001145265</text:p>
          </table:table-cell>
          <table:table-cell office:value-type="float" office:value="0.0011006098">
            <text:p>0.0011006098</text:p>
          </table:table-cell>
          <table:table-cell office:value-type="float" office:value="0.0010865169">
            <text:p>0.0010865169</text:p>
          </table:table-cell>
          <table:table-cell office:value-type="float" office:value="0.0010782781">
            <text:p>0.0010782781</text:p>
          </table:table-cell>
          <table:table-cell table:style-name="ce1" office:value-type="float" office:value="0.0009848577">
            <text:p>9.85E-004</text:p>
          </table:table-cell>
          <table:table-cell table:style-name="ce1" office:value-type="float" office:value="0.00097485626">
            <text:p>9.75E-004</text:p>
          </table:table-cell>
          <table:table-cell table:style-name="ce1" office:value-type="float" office:value="0.00093572616">
            <text:p>9.36E-004</text:p>
          </table:table-cell>
          <table:table-cell table:style-name="ce1" office:value-type="float" office:value="0.00090918434">
            <text:p>9.09E-004</text:p>
          </table:table-cell>
          <table:table-cell table:style-name="ce1" office:value-type="float" office:value="0.00090202154">
            <text:p>9.02E-004</text:p>
          </table:table-cell>
          <table:table-cell table:style-name="ce1" office:value-type="float" office:value="0.0008784897">
            <text:p>8.78E-004</text:p>
          </table:table-cell>
          <table:table-cell table:style-name="ce1" office:value-type="float" office:value="0.00086839177">
            <text:p>8.68E-004</text:p>
          </table:table-cell>
          <table:table-cell table:style-name="ce1" office:value-type="float" office:value="0.00082852633">
            <text:p>8.29E-004</text:p>
          </table:table-cell>
          <table:table-cell table:style-name="ce1" office:value-type="float" office:value="0.0008133969">
            <text:p>8.13E-004</text:p>
          </table:table-cell>
          <table:table-cell table:style-name="ce1" office:value-type="float" office:value="0.0007923639">
            <text:p>7.92E-004</text:p>
          </table:table-cell>
          <table:table-cell table:style-name="ce1" office:value-type="float" office:value="0.00076781743">
            <text:p>7.68E-004</text:p>
          </table:table-cell>
          <table:table-cell table:style-name="ce1" office:value-type="float" office:value="0.00076603674">
            <text:p>7.66E-004</text:p>
          </table:table-cell>
          <table:table-cell table:style-name="ce1" office:value-type="float" office:value="0.00075584603">
            <text:p>7.56E-004</text:p>
          </table:table-cell>
          <table:table-cell table:style-name="ce1" office:value-type="float" office:value="0.0007264468">
            <text:p>7.26E-004</text:p>
          </table:table-cell>
          <table:table-cell table:style-name="ce1" office:value-type="float" office:value="0.0007267366">
            <text:p>7.27E-004</text:p>
          </table:table-cell>
          <table:table-cell table:style-name="ce1" office:value-type="float" office:value="0.00069459394">
            <text:p>6.95E-004</text:p>
          </table:table-cell>
          <table:table-cell table:style-name="ce1" office:value-type="float" office:value="0.00068641425">
            <text:p>6.86E-004</text:p>
          </table:table-cell>
          <table:table-cell table:style-name="ce1" office:value-type="float" office:value="0.00065806526">
            <text:p>6.58E-004</text:p>
          </table:table-cell>
          <table:table-cell table:style-name="ce1" office:value-type="float" office:value="0.00064879603">
            <text:p>6.49E-004</text:p>
          </table:table-cell>
          <table:table-cell table:style-name="ce1" office:value-type="float" office:value="0.00064420514">
            <text:p>6.44E-004</text:p>
          </table:table-cell>
          <table:table-cell table:style-name="ce1" office:value-type="float" office:value="0.0006306488">
            <text:p>6.31E-004</text:p>
          </table:table-cell>
          <table:table-cell table:style-name="ce1" office:value-type="float" office:value="0.00062788505">
            <text:p>6.28E-004</text:p>
          </table:table-cell>
          <table:table-cell table:style-name="ce1" office:value-type="float" office:value="0.0006249023">
            <text:p>6.25E-004</text:p>
          </table:table-cell>
          <table:table-cell table:style-name="ce1" office:value-type="float" office:value="0.0006272125">
            <text:p>6.27E-004</text:p>
          </table:table-cell>
          <table:table-cell table:style-name="ce1" office:value-type="float" office:value="0.0006165975">
            <text:p>6.17E-004</text:p>
          </table:table-cell>
          <table:table-cell table:style-name="ce1" office:value-type="float" office:value="0.0006110465">
            <text:p>6.11E-004</text:p>
          </table:table-cell>
          <table:table-cell table:style-name="ce1" office:value-type="float" office:value="0.0005976181">
            <text:p>5.98E-004</text:p>
          </table:table-cell>
          <table:table-cell table:style-name="ce1" office:value-type="float" office:value="0.00059707207">
            <text:p>5.97E-004</text:p>
          </table:table-cell>
          <table:table-cell table:style-name="ce1" office:value-type="float" office:value="0.0005995756">
            <text:p>6.00E-004</text:p>
          </table:table-cell>
          <table:table-cell table:style-name="ce1" office:value-type="float" office:value="0.00058000145">
            <text:p>5.80E-004</text:p>
          </table:table-cell>
          <table:table-cell table:style-name="ce1" office:value-type="float" office:value="0.00057006656">
            <text:p>5.70E-004</text:p>
          </table:table-cell>
          <table:table-cell table:style-name="ce1" office:value-type="float" office:value="0.0005800686">
            <text:p>5.80E-004</text:p>
          </table:table-cell>
          <table:table-cell table:style-name="ce1" office:value-type="float" office:value="0.0005759798">
            <text:p>5.76E-004</text:p>
          </table:table-cell>
          <table:table-cell table:style-name="ce1" office:value-type="float" office:value="0.0005693593">
            <text:p>5.69E-004</text:p>
          </table:table-cell>
          <table:table-cell table:style-name="ce1" office:value-type="float" office:value="0.0005607298">
            <text:p>5.61E-004</text:p>
          </table:table-cell>
          <table:table-cell table:style-name="ce1" office:value-type="float" office:value="0.00056181184">
            <text:p>5.62E-004</text:p>
          </table:table-cell>
          <table:table-cell table:style-name="ce1" office:value-type="float" office:value="0.0005559258">
            <text:p>5.56E-004</text:p>
          </table:table-cell>
          <table:table-cell table:style-name="ce1" office:value-type="float" office:value="0.0005743367">
            <text:p>5.74E-004</text:p>
          </table:table-cell>
          <table:table-cell table:style-name="ce1" office:value-type="float" office:value="0.0005563682">
            <text:p>5.56E-004</text:p>
          </table:table-cell>
          <table:table-cell table:style-name="ce1" office:value-type="float" office:value="0.0005497244">
            <text:p>5.50E-004</text:p>
          </table:table-cell>
          <table:table-cell table:style-name="ce1" office:value-type="float" office:value="0.0005333866">
            <text:p>5.33E-004</text:p>
          </table:table-cell>
          <table:table-cell table:style-name="ce1" office:value-type="float" office:value="0.0005333239">
            <text:p>5.33E-004</text:p>
          </table:table-cell>
          <table:table-cell table:style-name="ce1" office:value-type="float" office:value="0.0005313291">
            <text:p>5.31E-004</text:p>
          </table:table-cell>
          <table:table-cell table:style-name="ce1" office:value-type="float" office:value="0.0006516933">
            <text:p>6.52E-004</text:p>
          </table:table-cell>
          <table:table-cell table:style-name="ce1" office:value-type="float" office:value="0.00055552856">
            <text:p>5.56E-004</text:p>
          </table:table-cell>
          <table:table-cell table:style-name="ce1" office:value-type="float" office:value="0.00052825233">
            <text:p>5.28E-004</text:p>
          </table:table-cell>
          <table:table-cell table:style-name="ce1" office:value-type="float" office:value="0.0005009744">
            <text:p>5.01E-004</text:p>
          </table:table-cell>
          <table:table-cell table:style-name="ce1" office:value-type="float" office:value="0.0003652577">
            <text:p>3.65E-004</text:p>
          </table:table-cell>
          <table:table-cell table:style-name="ce1" office:value-type="float" office:value="0.00034568983">
            <text:p>3.46E-004</text:p>
          </table:table-cell>
          <table:table-cell table:style-name="ce1" office:value-type="float" office:value="0.0003442823">
            <text:p>3.44E-004</text:p>
          </table:table-cell>
          <table:table-cell table:style-name="ce1" office:value-type="float" office:value="0.00034283605">
            <text:p>3.43E-004</text:p>
          </table:table-cell>
          <table:table-cell table:style-name="ce1" office:value-type="float" office:value="0.00034853912">
            <text:p>3.49E-004</text:p>
          </table:table-cell>
          <table:table-cell table:style-name="ce1" office:value-type="float" office:value="0.0003450084">
            <text:p>3.45E-004</text:p>
          </table:table-cell>
          <table:table-cell table:style-name="ce1" office:value-type="float" office:value="0.00034069442">
            <text:p>3.41E-004</text:p>
          </table:table-cell>
          <table:table-cell table:style-name="ce1" office:value-type="float" office:value="0.00034174297">
            <text:p>3.42E-004</text:p>
          </table:table-cell>
          <table:table-cell table:style-name="ce1" office:value-type="float" office:value="0.0003403026">
            <text:p>3.40E-004</text:p>
          </table:table-cell>
          <table:table-cell table:style-name="ce1" office:value-type="float" office:value="0.0003466036">
            <text:p>3.47E-004</text:p>
          </table:table-cell>
          <table:table-cell table:style-name="ce1" office:value-type="float" office:value="0.00034314897">
            <text:p>3.43E-004</text:p>
          </table:table-cell>
          <table:table-cell table:style-name="ce1" office:value-type="float" office:value="0.00034029325">
            <text:p>3.40E-004</text:p>
          </table:table-cell>
          <table:table-cell table:style-name="ce1" office:value-type="float" office:value="0.00033816716">
            <text:p>3.38E-004</text:p>
          </table:table-cell>
          <table:table-cell table:style-name="ce1" office:value-type="float" office:value="0.0003408582">
            <text:p>3.41E-004</text:p>
          </table:table-cell>
          <table:table-cell table:style-name="ce1" office:value-type="float" office:value="0.00033803034">
            <text:p>3.38E-004</text:p>
          </table:table-cell>
          <table:table-cell office:value-type="float" office:value="0.00034351886">
            <text:p>3.44E-004</text:p>
          </table:table-cell>
          <table:table-cell table:style-name="ce1" office:value-type="float" office:value="0.00033624776">
            <text:p>3.36E-004</text:p>
          </table:table-cell>
          <table:table-cell table:style-name="ce1" office:value-type="float" office:value="0.00033920008">
            <text:p>3.39E-004</text:p>
          </table:table-cell>
          <table:table-cell table:style-name="ce1" office:value-type="float" office:value="0.00033568885">
            <text:p>3.36E-004</text:p>
          </table:table-cell>
          <table:table-cell table:style-name="ce1" office:value-type="float" office:value="0.0003333204">
            <text:p>3.33E-004</text:p>
          </table:table-cell>
          <table:table-cell table:style-name="ce1" office:value-type="float" office:value="0.00033394038">
            <text:p>3.34E-004</text:p>
          </table:table-cell>
          <table:table-cell table:style-name="ce1" office:value-type="float" office:value="0.00033546996">
            <text:p>3.35E-004</text:p>
          </table:table-cell>
          <table:table-cell table:style-name="ce1" office:value-type="float" office:value="0.00033649107">
            <text:p>3.36E-004</text:p>
          </table:table-cell>
          <table:table-cell office:value-type="float" office:value="0.00033495025">
            <text:p>3.35E-004</text:p>
          </table:table-cell>
          <table:table-cell office:value-type="float" office:value="0.0003366935">
            <text:p>3.37E-004</text:p>
          </table:table-cell>
          <table:table-cell office:value-type="float" office:value="0.00033546094">
            <text:p>3.35E-004</text:p>
          </table:table-cell>
          <table:table-cell office:value-type="float" office:value="0.00033523244">
            <text:p>3.35E-004</text:p>
          </table:table-cell>
          <table:table-cell office:value-type="float" office:value="0.00033544315">
            <text:p>3.35E-004</text:p>
          </table:table-cell>
          <table:table-cell office:value-type="float" office:value="0.00033165514">
            <text:p>3.32E-004</text:p>
          </table:table-cell>
          <table:table-cell office:value-type="float" office:value="0.00031769925">
            <text:p>3.18E-004</text:p>
          </table:table-cell>
          <table:table-cell office:value-type="float" office:value="0.00028630538">
            <text:p>2.86E-004</text:p>
          </table:table-cell>
          <table:table-cell office:value-type="float" office:value="0.00025948498">
            <text:p>2.59E-004</text:p>
          </table:table-cell>
          <table:table-cell office:value-type="float" office:value="0.00025620195">
            <text:p>2.56E-004</text:p>
          </table:table-cell>
          <table:table-cell office:value-type="float" office:value="0.00025592497">
            <text:p>2.56E-004</text:p>
          </table:table-cell>
          <table:table-cell office:value-type="float" office:value="0.00025706852">
            <text:p>2.57E-004</text:p>
          </table:table-cell>
          <table:table-cell office:value-type="float" office:value="0.00025770714">
            <text:p>2.58E-004</text:p>
          </table:table-cell>
          <table:table-cell office:value-type="float" office:value="0.00025775874">
            <text:p>2.58E-004</text:p>
          </table:table-cell>
          <table:table-cell office:value-type="float" office:value="0.0002580322">
            <text:p>2.58E-004</text:p>
          </table:table-cell>
          <table:table-cell office:value-type="float" office:value="0.0002588524">
            <text:p>2.59E-004</text:p>
          </table:table-cell>
          <table:table-cell office:value-type="float" office:value="0.00025970308">
            <text:p>2.60E-004</text:p>
          </table:table-cell>
          <table:table-cell office:value-type="float" office:value="0.00026025606">
            <text:p>2.60E-004</text:p>
          </table:table-cell>
          <table:table-cell office:value-type="float" office:value="0.00026104858">
            <text:p>2.61E-004</text:p>
          </table:table-cell>
          <table:table-cell office:value-type="float" office:value="0.00026191561">
            <text:p>2.62E-004</text:p>
          </table:table-cell>
          <table:table-cell office:value-type="float" office:value="0.00026363094">
            <text:p>2.64E-004</text:p>
          </table:table-cell>
          <table:table-cell office:value-type="float" office:value="0.00026402128">
            <text:p>2.64E-004</text:p>
          </table:table-cell>
          <table:table-cell office:value-type="float" office:value="0.00026472015">
            <text:p>2.65E-004</text:p>
          </table:table-cell>
          <table:table-cell office:value-type="float" office:value="0.00026546099">
            <text:p>2.65E-004</text:p>
          </table:table-cell>
          <table:table-cell office:value-type="float" office:value="0.00026671123">
            <text:p>2.67E-004</text:p>
          </table:table-cell>
          <table:table-cell office:value-type="float" office:value="0.00026780294">
            <text:p>2.68E-004</text:p>
          </table:table-cell>
          <table:table-cell office:value-type="float" office:value="0.00026794715">
            <text:p>2.68E-004</text:p>
          </table:table-cell>
          <table:table-cell office:value-type="float" office:value="0.00026872108">
            <text:p>2.69E-004</text:p>
          </table:table-cell>
          <table:table-cell office:value-type="float" office:value="0.0002695956">
            <text:p>2.70E-004</text:p>
          </table:table-cell>
          <table:table-cell office:value-type="float" office:value="0.00027138903">
            <text:p>2.71E-004</text:p>
          </table:table-cell>
          <table:table-cell office:value-type="float" office:value="0.00027164238">
            <text:p>2.72E-004</text:p>
          </table:table-cell>
          <table:table-cell office:value-type="float" office:value="0.00027194901">
            <text:p>2.72E-004</text:p>
          </table:table-cell>
          <table:table-cell office:value-type="float" office:value="0.0002726076">
            <text:p>2.73E-004</text:p>
          </table:table-cell>
          <table:table-cell office:value-type="float" office:value="0.00027415046">
            <text:p>2.74E-004</text:p>
          </table:table-cell>
          <table:table-cell office:value-type="float" office:value="0.00027489985">
            <text:p>2.75E-004</text:p>
          </table:table-cell>
          <table:table-cell office:value-type="float" office:value="0.00027504883">
            <text:p>2.75E-004</text:p>
          </table:table-cell>
          <table:table-cell office:value-type="float" office:value="0.00027547058">
            <text:p>2.75E-004</text:p>
          </table:table-cell>
          <table:table-cell office:value-type="float" office:value="0.00027654285">
            <text:p>2.77E-004</text:p>
          </table:table-cell>
          <table:table-cell office:value-type="float" office:value="0.00027847523">
            <text:p>2.78E-004</text:p>
          </table:table-cell>
          <table:table-cell office:value-type="float" office:value="0.0002789509">
            <text:p>2.79E-004</text:p>
          </table:table-cell>
          <table:table-cell office:value-type="float" office:value="0.00027983743">
            <text:p>2.80E-004</text:p>
          </table:table-cell>
          <table:table-cell office:value-type="float" office:value="0.00028082603">
            <text:p>2.81E-004</text:p>
          </table:table-cell>
          <table:table-cell office:value-type="float" office:value="0.0002825919">
            <text:p>2.83E-004</text:p>
          </table:table-cell>
          <table:table-cell office:value-type="float" office:value="0.00028352722">
            <text:p>2.84E-004</text:p>
          </table:table-cell>
          <table:table-cell office:value-type="float" office:value="0.0002842554">
            <text:p>2.84E-004</text:p>
          </table:table-cell>
          <table:table-cell office:value-type="float" office:value="0.00028503334">
            <text:p>2.85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04-The Doors - Take It As It Comes.mp3</text:p>
          </table:table-cell>
          <table:table-cell office:value-type="float" office:value="0.089060366">
            <text:p>0.089060366</text:p>
          </table:table-cell>
          <table:table-cell office:value-type="float" office:value="0.13382033">
            <text:p>0.13382033</text:p>
          </table:table-cell>
          <table:table-cell office:value-type="float" office:value="0.07700676">
            <text:p>0.07700676</text:p>
          </table:table-cell>
          <table:table-cell office:value-type="float" office:value="0.055663366">
            <text:p>0.055663366</text:p>
          </table:table-cell>
          <table:table-cell office:value-type="float" office:value="0.041038826">
            <text:p>0.041038826</text:p>
          </table:table-cell>
          <table:table-cell office:value-type="float" office:value="0.039684862">
            <text:p>0.039684862</text:p>
          </table:table-cell>
          <table:table-cell office:value-type="float" office:value="0.035852417">
            <text:p>0.035852417</text:p>
          </table:table-cell>
          <table:table-cell office:value-type="float" office:value="0.07416464">
            <text:p>0.07416464</text:p>
          </table:table-cell>
          <table:table-cell office:value-type="float" office:value="0.02969399">
            <text:p>0.02969399</text:p>
          </table:table-cell>
          <table:table-cell office:value-type="float" office:value="0.020953897">
            <text:p>0.020953897</text:p>
          </table:table-cell>
          <table:table-cell office:value-type="float" office:value="0.02229242">
            <text:p>0.02229242</text:p>
          </table:table-cell>
          <table:table-cell office:value-type="float" office:value="0.033486363">
            <text:p>0.033486363</text:p>
          </table:table-cell>
          <table:table-cell office:value-type="float" office:value="0.019537708">
            <text:p>0.019537708</text:p>
          </table:table-cell>
          <table:table-cell office:value-type="float" office:value="0.020321684">
            <text:p>0.020321684</text:p>
          </table:table-cell>
          <table:table-cell office:value-type="float" office:value="0.022155793">
            <text:p>0.022155793</text:p>
          </table:table-cell>
          <table:table-cell office:value-type="float" office:value="0.02959055">
            <text:p>0.02959055</text:p>
          </table:table-cell>
          <table:table-cell office:value-type="float" office:value="0.018856209">
            <text:p>0.018856209</text:p>
          </table:table-cell>
          <table:table-cell office:value-type="float" office:value="0.020810867">
            <text:p>0.020810867</text:p>
          </table:table-cell>
          <table:table-cell office:value-type="float" office:value="0.028342877">
            <text:p>0.028342877</text:p>
          </table:table-cell>
          <table:table-cell office:value-type="float" office:value="0.034983028">
            <text:p>0.034983028</text:p>
          </table:table-cell>
          <table:table-cell office:value-type="float" office:value="0.041458555">
            <text:p>0.041458555</text:p>
          </table:table-cell>
          <table:table-cell office:value-type="float" office:value="0.025349433">
            <text:p>0.025349433</text:p>
          </table:table-cell>
          <table:table-cell office:value-type="float" office:value="0.044863265">
            <text:p>0.044863265</text:p>
          </table:table-cell>
          <table:table-cell office:value-type="float" office:value="0.034842253">
            <text:p>0.034842253</text:p>
          </table:table-cell>
          <table:table-cell office:value-type="float" office:value="0.027054014">
            <text:p>0.027054014</text:p>
          </table:table-cell>
          <table:table-cell office:value-type="float" office:value="0.022015227">
            <text:p>0.022015227</text:p>
          </table:table-cell>
          <table:table-cell office:value-type="float" office:value="0.025472714">
            <text:p>0.025472714</text:p>
          </table:table-cell>
          <table:table-cell office:value-type="float" office:value="0.01986474">
            <text:p>0.01986474</text:p>
          </table:table-cell>
          <table:table-cell office:value-type="float" office:value="0.026428662">
            <text:p>0.026428662</text:p>
          </table:table-cell>
          <table:table-cell office:value-type="float" office:value="0.020182448">
            <text:p>0.020182448</text:p>
          </table:table-cell>
          <table:table-cell office:value-type="float" office:value="0.043419">
            <text:p>0.043419</text:p>
          </table:table-cell>
          <table:table-cell office:value-type="float" office:value="0.022406066">
            <text:p>0.022406066</text:p>
          </table:table-cell>
          <table:table-cell office:value-type="float" office:value="0.018359153">
            <text:p>0.018359153</text:p>
          </table:table-cell>
          <table:table-cell office:value-type="float" office:value="0.024487842">
            <text:p>0.024487842</text:p>
          </table:table-cell>
          <table:table-cell office:value-type="float" office:value="0.02132936">
            <text:p>0.02132936</text:p>
          </table:table-cell>
          <table:table-cell office:value-type="float" office:value="0.021227654">
            <text:p>0.021227654</text:p>
          </table:table-cell>
          <table:table-cell office:value-type="float" office:value="0.023779523">
            <text:p>0.023779523</text:p>
          </table:table-cell>
          <table:table-cell office:value-type="float" office:value="0.028317124">
            <text:p>0.028317124</text:p>
          </table:table-cell>
          <table:table-cell office:value-type="float" office:value="0.03031619">
            <text:p>0.03031619</text:p>
          </table:table-cell>
          <table:table-cell office:value-type="float" office:value="0.018500524">
            <text:p>0.018500524</text:p>
          </table:table-cell>
          <table:table-cell office:value-type="float" office:value="0.02551126">
            <text:p>0.02551126</text:p>
          </table:table-cell>
          <table:table-cell office:value-type="float" office:value="0.02053803">
            <text:p>0.02053803</text:p>
          </table:table-cell>
          <table:table-cell office:value-type="float" office:value="0.024585364">
            <text:p>0.024585364</text:p>
          </table:table-cell>
          <table:table-cell office:value-type="float" office:value="0.014163294">
            <text:p>0.014163294</text:p>
          </table:table-cell>
          <table:table-cell office:value-type="float" office:value="0.02091905">
            <text:p>0.02091905</text:p>
          </table:table-cell>
          <table:table-cell office:value-type="float" office:value="0.028613534">
            <text:p>0.028613534</text:p>
          </table:table-cell>
          <table:table-cell office:value-type="float" office:value="0.016453272">
            <text:p>0.016453272</text:p>
          </table:table-cell>
          <table:table-cell office:value-type="float" office:value="0.030832672">
            <text:p>0.030832672</text:p>
          </table:table-cell>
          <table:table-cell office:value-type="float" office:value="0.018746419">
            <text:p>0.018746419</text:p>
          </table:table-cell>
          <table:table-cell office:value-type="float" office:value="0.0129412515">
            <text:p>0.0129412515</text:p>
          </table:table-cell>
          <table:table-cell office:value-type="float" office:value="0.031991184">
            <text:p>0.031991184</text:p>
          </table:table-cell>
          <table:table-cell office:value-type="float" office:value="0.017837282">
            <text:p>0.017837282</text:p>
          </table:table-cell>
          <table:table-cell office:value-type="float" office:value="0.014174335">
            <text:p>0.014174335</text:p>
          </table:table-cell>
          <table:table-cell office:value-type="float" office:value="0.019836321">
            <text:p>0.019836321</text:p>
          </table:table-cell>
          <table:table-cell office:value-type="float" office:value="0.01399807">
            <text:p>0.01399807</text:p>
          </table:table-cell>
          <table:table-cell office:value-type="float" office:value="0.013444131">
            <text:p>0.013444131</text:p>
          </table:table-cell>
          <table:table-cell office:value-type="float" office:value="0.026586436">
            <text:p>0.026586436</text:p>
          </table:table-cell>
          <table:table-cell office:value-type="float" office:value="0.019238899">
            <text:p>0.019238899</text:p>
          </table:table-cell>
          <table:table-cell office:value-type="float" office:value="0.012290381">
            <text:p>0.012290381</text:p>
          </table:table-cell>
          <table:table-cell office:value-type="float" office:value="0.020361293">
            <text:p>0.020361293</text:p>
          </table:table-cell>
          <table:table-cell office:value-type="float" office:value="0.025169374">
            <text:p>0.025169374</text:p>
          </table:table-cell>
          <table:table-cell office:value-type="float" office:value="0.020272743">
            <text:p>0.020272743</text:p>
          </table:table-cell>
          <table:table-cell office:value-type="float" office:value="0.01883958">
            <text:p>0.01883958</text:p>
          </table:table-cell>
          <table:table-cell office:value-type="float" office:value="0.021491608">
            <text:p>0.021491608</text:p>
          </table:table-cell>
          <table:table-cell office:value-type="float" office:value="0.016679134">
            <text:p>0.016679134</text:p>
          </table:table-cell>
          <table:table-cell office:value-type="float" office:value="0.015970081">
            <text:p>0.015970081</text:p>
          </table:table-cell>
          <table:table-cell office:value-type="float" office:value="0.018039435">
            <text:p>0.018039435</text:p>
          </table:table-cell>
          <table:table-cell office:value-type="float" office:value="0.014221543">
            <text:p>0.014221543</text:p>
          </table:table-cell>
          <table:table-cell office:value-type="float" office:value="0.017131452">
            <text:p>0.017131452</text:p>
          </table:table-cell>
          <table:table-cell office:value-type="float" office:value="0.015476072">
            <text:p>0.015476072</text:p>
          </table:table-cell>
          <table:table-cell office:value-type="float" office:value="0.018444123">
            <text:p>0.018444123</text:p>
          </table:table-cell>
          <table:table-cell office:value-type="float" office:value="0.019527743">
            <text:p>0.019527743</text:p>
          </table:table-cell>
          <table:table-cell office:value-type="float" office:value="0.020839527">
            <text:p>0.020839527</text:p>
          </table:table-cell>
          <table:table-cell office:value-type="float" office:value="0.0233694">
            <text:p>0.0233694</text:p>
          </table:table-cell>
          <table:table-cell office:value-type="float" office:value="0.020103222">
            <text:p>0.020103222</text:p>
          </table:table-cell>
          <table:table-cell office:value-type="float" office:value="0.017385919">
            <text:p>0.017385919</text:p>
          </table:table-cell>
          <table:table-cell office:value-type="float" office:value="0.020713069">
            <text:p>0.020713069</text:p>
          </table:table-cell>
          <table:table-cell office:value-type="float" office:value="0.01652391">
            <text:p>0.01652391</text:p>
          </table:table-cell>
          <table:table-cell office:value-type="float" office:value="0.015927749">
            <text:p>0.015927749</text:p>
          </table:table-cell>
          <table:table-cell office:value-type="float" office:value="0.01823584">
            <text:p>0.01823584</text:p>
          </table:table-cell>
          <table:table-cell office:value-type="float" office:value="0.015988357">
            <text:p>0.015988357</text:p>
          </table:table-cell>
          <table:table-cell office:value-type="float" office:value="0.014004139">
            <text:p>0.014004139</text:p>
          </table:table-cell>
          <table:table-cell office:value-type="float" office:value="0.016513791">
            <text:p>0.016513791</text:p>
          </table:table-cell>
          <table:table-cell office:value-type="float" office:value="0.015637932">
            <text:p>0.015637932</text:p>
          </table:table-cell>
          <table:table-cell office:value-type="float" office:value="0.014364179">
            <text:p>0.014364179</text:p>
          </table:table-cell>
          <table:table-cell office:value-type="float" office:value="0.017874505">
            <text:p>0.017874505</text:p>
          </table:table-cell>
          <table:table-cell office:value-type="float" office:value="0.016309991">
            <text:p>0.016309991</text:p>
          </table:table-cell>
          <table:table-cell office:value-type="float" office:value="0.014679133">
            <text:p>0.014679133</text:p>
          </table:table-cell>
          <table:table-cell office:value-type="float" office:value="0.012670839">
            <text:p>0.012670839</text:p>
          </table:table-cell>
          <table:table-cell office:value-type="float" office:value="0.0127920015">
            <text:p>0.0127920015</text:p>
          </table:table-cell>
          <table:table-cell office:value-type="float" office:value="0.012036252">
            <text:p>0.012036252</text:p>
          </table:table-cell>
          <table:table-cell office:value-type="float" office:value="0.01577905">
            <text:p>0.01577905</text:p>
          </table:table-cell>
          <table:table-cell office:value-type="float" office:value="0.012650423">
            <text:p>0.012650423</text:p>
          </table:table-cell>
          <table:table-cell office:value-type="float" office:value="0.009160914">
            <text:p>0.009160914</text:p>
          </table:table-cell>
          <table:table-cell office:value-type="float" office:value="0.0098922085">
            <text:p>0.0098922085</text:p>
          </table:table-cell>
          <table:table-cell office:value-type="float" office:value="0.009434108">
            <text:p>0.009434108</text:p>
          </table:table-cell>
          <table:table-cell office:value-type="float" office:value="0.009842303">
            <text:p>0.009842303</text:p>
          </table:table-cell>
          <table:table-cell office:value-type="float" office:value="0.009994225">
            <text:p>0.009994225</text:p>
          </table:table-cell>
          <table:table-cell office:value-type="float" office:value="0.009886272">
            <text:p>0.009886272</text:p>
          </table:table-cell>
          <table:table-cell office:value-type="float" office:value="0.010697123">
            <text:p>0.010697123</text:p>
          </table:table-cell>
          <table:table-cell office:value-type="float" office:value="0.008795163">
            <text:p>0.008795163</text:p>
          </table:table-cell>
          <table:table-cell office:value-type="float" office:value="0.00976442">
            <text:p>0.00976442</text:p>
          </table:table-cell>
          <table:table-cell office:value-type="float" office:value="0.010126443">
            <text:p>0.010126443</text:p>
          </table:table-cell>
          <table:table-cell office:value-type="float" office:value="0.010470192">
            <text:p>0.010470192</text:p>
          </table:table-cell>
          <table:table-cell office:value-type="float" office:value="0.008074853">
            <text:p>0.008074853</text:p>
          </table:table-cell>
          <table:table-cell office:value-type="float" office:value="0.0077533503">
            <text:p>0.0077533503</text:p>
          </table:table-cell>
          <table:table-cell office:value-type="float" office:value="0.008461034">
            <text:p>0.008461034</text:p>
          </table:table-cell>
          <table:table-cell office:value-type="float" office:value="0.009897897">
            <text:p>0.009897897</text:p>
          </table:table-cell>
          <table:table-cell office:value-type="float" office:value="0.010879402">
            <text:p>0.010879402</text:p>
          </table:table-cell>
          <table:table-cell office:value-type="float" office:value="0.008017519">
            <text:p>0.008017519</text:p>
          </table:table-cell>
          <table:table-cell office:value-type="float" office:value="0.0067864056">
            <text:p>0.0067864056</text:p>
          </table:table-cell>
          <table:table-cell office:value-type="float" office:value="0.0070933667">
            <text:p>0.0070933667</text:p>
          </table:table-cell>
          <table:table-cell office:value-type="float" office:value="0.008926077">
            <text:p>0.008926077</text:p>
          </table:table-cell>
          <table:table-cell office:value-type="float" office:value="0.008585776">
            <text:p>0.008585776</text:p>
          </table:table-cell>
          <table:table-cell office:value-type="float" office:value="0.0074971477">
            <text:p>0.0074971477</text:p>
          </table:table-cell>
          <table:table-cell office:value-type="float" office:value="0.007845968">
            <text:p>0.007845968</text:p>
          </table:table-cell>
          <table:table-cell office:value-type="float" office:value="0.006635052">
            <text:p>0.006635052</text:p>
          </table:table-cell>
          <table:table-cell office:value-type="float" office:value="0.0071908683">
            <text:p>0.0071908683</text:p>
          </table:table-cell>
          <table:table-cell office:value-type="float" office:value="0.00871396">
            <text:p>0.00871396</text:p>
          </table:table-cell>
          <table:table-cell office:value-type="float" office:value="0.0071980753">
            <text:p>0.0071980753</text:p>
          </table:table-cell>
          <table:table-cell office:value-type="float" office:value="0.006701603">
            <text:p>0.006701603</text:p>
          </table:table-cell>
          <table:table-cell office:value-type="float" office:value="0.0060498198">
            <text:p>0.0060498198</text:p>
          </table:table-cell>
          <table:table-cell office:value-type="float" office:value="0.0076710284">
            <text:p>0.0076710284</text:p>
          </table:table-cell>
          <table:table-cell office:value-type="float" office:value="0.0068386346">
            <text:p>0.0068386346</text:p>
          </table:table-cell>
          <table:table-cell office:value-type="float" office:value="0.0062427293">
            <text:p>0.0062427293</text:p>
          </table:table-cell>
          <table:table-cell office:value-type="float" office:value="0.006018338">
            <text:p>0.006018338</text:p>
          </table:table-cell>
          <table:table-cell office:value-type="float" office:value="0.005966531">
            <text:p>0.005966531</text:p>
          </table:table-cell>
          <table:table-cell office:value-type="float" office:value="0.0067686057">
            <text:p>0.0067686057</text:p>
          </table:table-cell>
          <table:table-cell office:value-type="float" office:value="0.0054927347">
            <text:p>0.0054927347</text:p>
          </table:table-cell>
          <table:table-cell office:value-type="float" office:value="0.005574713">
            <text:p>0.005574713</text:p>
          </table:table-cell>
          <table:table-cell office:value-type="float" office:value="0.0039473553">
            <text:p>0.0039473553</text:p>
          </table:table-cell>
          <table:table-cell office:value-type="float" office:value="0.0056947586">
            <text:p>0.0056947586</text:p>
          </table:table-cell>
          <table:table-cell office:value-type="float" office:value="0.006309716">
            <text:p>0.006309716</text:p>
          </table:table-cell>
          <table:table-cell office:value-type="float" office:value="0.0058148536">
            <text:p>0.0058148536</text:p>
          </table:table-cell>
          <table:table-cell office:value-type="float" office:value="0.004639625">
            <text:p>0.004639625</text:p>
          </table:table-cell>
          <table:table-cell office:value-type="float" office:value="0.00401054">
            <text:p>0.00401054</text:p>
          </table:table-cell>
          <table:table-cell office:value-type="float" office:value="0.004761046">
            <text:p>0.004761046</text:p>
          </table:table-cell>
          <table:table-cell office:value-type="float" office:value="0.0058464296">
            <text:p>0.0058464296</text:p>
          </table:table-cell>
          <table:table-cell office:value-type="float" office:value="0.005543559">
            <text:p>0.005543559</text:p>
          </table:table-cell>
          <table:table-cell office:value-type="float" office:value="0.003999347">
            <text:p>0.003999347</text:p>
          </table:table-cell>
          <table:table-cell office:value-type="float" office:value="0.004165441">
            <text:p>0.004165441</text:p>
          </table:table-cell>
          <table:table-cell office:value-type="float" office:value="0.0042997906">
            <text:p>0.0042997906</text:p>
          </table:table-cell>
          <table:table-cell office:value-type="float" office:value="0.004571738">
            <text:p>0.004571738</text:p>
          </table:table-cell>
          <table:table-cell office:value-type="float" office:value="0.004438715">
            <text:p>0.004438715</text:p>
          </table:table-cell>
          <table:table-cell office:value-type="float" office:value="0.0043338807">
            <text:p>0.0043338807</text:p>
          </table:table-cell>
          <table:table-cell office:value-type="float" office:value="0.0034034501">
            <text:p>0.0034034501</text:p>
          </table:table-cell>
          <table:table-cell office:value-type="float" office:value="0.003887595">
            <text:p>0.003887595</text:p>
          </table:table-cell>
          <table:table-cell office:value-type="float" office:value="0.0040216097">
            <text:p>0.0040216097</text:p>
          </table:table-cell>
          <table:table-cell office:value-type="float" office:value="0.004271391">
            <text:p>0.004271391</text:p>
          </table:table-cell>
          <table:table-cell office:value-type="float" office:value="0.0040946747">
            <text:p>0.0040946747</text:p>
          </table:table-cell>
          <table:table-cell office:value-type="float" office:value="0.003277126">
            <text:p>0.003277126</text:p>
          </table:table-cell>
          <table:table-cell office:value-type="float" office:value="0.0035216822">
            <text:p>0.0035216822</text:p>
          </table:table-cell>
          <table:table-cell office:value-type="float" office:value="0.003438976">
            <text:p>0.003438976</text:p>
          </table:table-cell>
          <table:table-cell office:value-type="float" office:value="0.0032394954">
            <text:p>0.0032394954</text:p>
          </table:table-cell>
          <table:table-cell office:value-type="float" office:value="0.0036322975">
            <text:p>0.0036322975</text:p>
          </table:table-cell>
          <table:table-cell office:value-type="float" office:value="0.0032188636">
            <text:p>0.0032188636</text:p>
          </table:table-cell>
          <table:table-cell office:value-type="float" office:value="0.0028036425">
            <text:p>0.0028036425</text:p>
          </table:table-cell>
          <table:table-cell office:value-type="float" office:value="0.0027040283">
            <text:p>0.0027040283</text:p>
          </table:table-cell>
          <table:table-cell office:value-type="float" office:value="0.0030575623">
            <text:p>0.0030575623</text:p>
          </table:table-cell>
          <table:table-cell office:value-type="float" office:value="0.00366242">
            <text:p>0.00366242</text:p>
          </table:table-cell>
          <table:table-cell office:value-type="float" office:value="0.0033037402">
            <text:p>0.0033037402</text:p>
          </table:table-cell>
          <table:table-cell office:value-type="float" office:value="0.0029069735">
            <text:p>0.0029069735</text:p>
          </table:table-cell>
          <table:table-cell office:value-type="float" office:value="0.0023920077">
            <text:p>0.0023920077</text:p>
          </table:table-cell>
          <table:table-cell office:value-type="float" office:value="0.0023877823">
            <text:p>0.0023877823</text:p>
          </table:table-cell>
          <table:table-cell office:value-type="float" office:value="0.0027099026">
            <text:p>0.0027099026</text:p>
          </table:table-cell>
          <table:table-cell office:value-type="float" office:value="0.0027472866">
            <text:p>0.0027472866</text:p>
          </table:table-cell>
          <table:table-cell office:value-type="float" office:value="0.002518728">
            <text:p>0.002518728</text:p>
          </table:table-cell>
          <table:table-cell office:value-type="float" office:value="0.0023273386">
            <text:p>0.0023273386</text:p>
          </table:table-cell>
          <table:table-cell office:value-type="float" office:value="0.0020931887">
            <text:p>0.0020931887</text:p>
          </table:table-cell>
          <table:table-cell office:value-type="float" office:value="0.0021027469">
            <text:p>0.0021027469</text:p>
          </table:table-cell>
          <table:table-cell office:value-type="float" office:value="0.002281666">
            <text:p>0.002281666</text:p>
          </table:table-cell>
          <table:table-cell office:value-type="float" office:value="0.0022106348">
            <text:p>0.0022106348</text:p>
          </table:table-cell>
          <table:table-cell office:value-type="float" office:value="0.002134819">
            <text:p>0.002134819</text:p>
          </table:table-cell>
          <table:table-cell office:value-type="float" office:value="0.001907473">
            <text:p>0.001907473</text:p>
          </table:table-cell>
          <table:table-cell office:value-type="float" office:value="0.0019542906">
            <text:p>0.0019542906</text:p>
          </table:table-cell>
          <table:table-cell office:value-type="float" office:value="0.0019004792">
            <text:p>0.0019004792</text:p>
          </table:table-cell>
          <table:table-cell office:value-type="float" office:value="0.001951429">
            <text:p>0.001951429</text:p>
          </table:table-cell>
          <table:table-cell office:value-type="float" office:value="0.0019137391">
            <text:p>0.0019137391</text:p>
          </table:table-cell>
          <table:table-cell office:value-type="float" office:value="0.001834406">
            <text:p>0.001834406</text:p>
          </table:table-cell>
          <table:table-cell office:value-type="float" office:value="0.001728923">
            <text:p>0.001728923</text:p>
          </table:table-cell>
          <table:table-cell office:value-type="float" office:value="0.0017322564">
            <text:p>0.0017322564</text:p>
          </table:table-cell>
          <table:table-cell office:value-type="float" office:value="0.0017891544">
            <text:p>0.0017891544</text:p>
          </table:table-cell>
          <table:table-cell office:value-type="float" office:value="0.0017524142">
            <text:p>0.0017524142</text:p>
          </table:table-cell>
          <table:table-cell office:value-type="float" office:value="0.0016421955">
            <text:p>0.0016421955</text:p>
          </table:table-cell>
          <table:table-cell office:value-type="float" office:value="0.0016242124">
            <text:p>0.0016242124</text:p>
          </table:table-cell>
          <table:table-cell office:value-type="float" office:value="0.001549174">
            <text:p>0.001549174</text:p>
          </table:table-cell>
          <table:table-cell office:value-type="float" office:value="0.001298243">
            <text:p>0.001298243</text:p>
          </table:table-cell>
          <table:table-cell office:value-type="float" office:value="0.0012946022">
            <text:p>0.0012946022</text:p>
          </table:table-cell>
          <table:table-cell office:value-type="float" office:value="0.0012760692">
            <text:p>0.0012760692</text:p>
          </table:table-cell>
          <table:table-cell office:value-type="float" office:value="0.0012587312">
            <text:p>0.0012587312</text:p>
          </table:table-cell>
          <table:table-cell office:value-type="float" office:value="0.0012816427">
            <text:p>0.0012816427</text:p>
          </table:table-cell>
          <table:table-cell office:value-type="float" office:value="0.0012835929">
            <text:p>0.0012835929</text:p>
          </table:table-cell>
          <table:table-cell office:value-type="float" office:value="0.0012863276">
            <text:p>0.0012863276</text:p>
          </table:table-cell>
          <table:table-cell office:value-type="float" office:value="0.0012800605">
            <text:p>0.0012800605</text:p>
          </table:table-cell>
          <table:table-cell office:value-type="float" office:value="0.0012751123">
            <text:p>0.0012751123</text:p>
          </table:table-cell>
          <table:table-cell office:value-type="float" office:value="0.0012571559">
            <text:p>0.0012571559</text:p>
          </table:table-cell>
          <table:table-cell office:value-type="float" office:value="0.0012526691">
            <text:p>0.0012526691</text:p>
          </table:table-cell>
          <table:table-cell office:value-type="float" office:value="0.0012510924">
            <text:p>0.0012510924</text:p>
          </table:table-cell>
          <table:table-cell office:value-type="float" office:value="0.0012460131">
            <text:p>0.0012460131</text:p>
          </table:table-cell>
          <table:table-cell office:value-type="float" office:value="0.0012338216">
            <text:p>0.0012338216</text:p>
          </table:table-cell>
          <table:table-cell office:value-type="float" office:value="0.0012249249">
            <text:p>0.0012249249</text:p>
          </table:table-cell>
          <table:table-cell table:style-name="Default" office:value-type="float" office:value="0.0012322238">
            <text:p>0.0012322238</text:p>
          </table:table-cell>
          <table:table-cell office:value-type="float" office:value="0.0012244907">
            <text:p>0.0012244907</text:p>
          </table:table-cell>
          <table:table-cell office:value-type="float" office:value="0.0012296076">
            <text:p>0.0012296076</text:p>
          </table:table-cell>
          <table:table-cell office:value-type="float" office:value="0.0012443054">
            <text:p>0.0012443054</text:p>
          </table:table-cell>
          <table:table-cell office:value-type="float" office:value="0.0012102372">
            <text:p>0.0012102372</text:p>
          </table:table-cell>
          <table:table-cell office:value-type="float" office:value="0.0011904696">
            <text:p>0.0011904696</text:p>
          </table:table-cell>
          <table:table-cell office:value-type="float" office:value="0.0011869336">
            <text:p>0.0011869336</text:p>
          </table:table-cell>
          <table:table-cell office:value-type="float" office:value="0.0011708973">
            <text:p>0.0011708973</text:p>
          </table:table-cell>
          <table:table-cell table:style-name="Default" office:value-type="float" office:value="0.0010122088">
            <text:p>0.0010122088</text:p>
          </table:table-cell>
          <table:table-cell office:value-type="float" office:value="0.00097484986">
            <text:p>9.75E-004</text:p>
          </table:table-cell>
          <table:table-cell office:value-type="float" office:value="0.00096363726">
            <text:p>9.64E-004</text:p>
          </table:table-cell>
          <table:table-cell office:value-type="float" office:value="0.0009622858">
            <text:p>9.62E-004</text:p>
          </table:table-cell>
          <table:table-cell office:value-type="float" office:value="0.0009535126">
            <text:p>9.54E-004</text:p>
          </table:table-cell>
          <table:table-cell office:value-type="float" office:value="0.0009302742">
            <text:p>9.30E-004</text:p>
          </table:table-cell>
          <table:table-cell office:value-type="float" office:value="0.0009102887">
            <text:p>9.10E-004</text:p>
          </table:table-cell>
          <table:table-cell office:value-type="float" office:value="0.00086085295">
            <text:p>8.61E-004</text:p>
          </table:table-cell>
          <table:table-cell office:value-type="float" office:value="0.0008459615">
            <text:p>8.46E-004</text:p>
          </table:table-cell>
          <table:table-cell office:value-type="float" office:value="0.0008444128">
            <text:p>8.44E-004</text:p>
          </table:table-cell>
          <table:table-cell office:value-type="float" office:value="0.0008455379">
            <text:p>8.46E-004</text:p>
          </table:table-cell>
          <table:table-cell office:value-type="float" office:value="0.00084973354">
            <text:p>8.50E-004</text:p>
          </table:table-cell>
          <table:table-cell office:value-type="float" office:value="0.0008518896">
            <text:p>8.52E-004</text:p>
          </table:table-cell>
          <table:table-cell office:value-type="float" office:value="0.0008528728">
            <text:p>8.53E-004</text:p>
          </table:table-cell>
          <table:table-cell office:value-type="float" office:value="0.00085520255">
            <text:p>8.55E-004</text:p>
          </table:table-cell>
          <table:table-cell office:value-type="float" office:value="0.00085842866">
            <text:p>8.58E-004</text:p>
          </table:table-cell>
          <table:table-cell office:value-type="float" office:value="0.0008612757">
            <text:p>8.61E-004</text:p>
          </table:table-cell>
          <table:table-cell office:value-type="float" office:value="0.000862966">
            <text:p>8.63E-004</text:p>
          </table:table-cell>
          <table:table-cell office:value-type="float" office:value="0.0008652567">
            <text:p>8.65E-004</text:p>
          </table:table-cell>
          <table:table-cell office:value-type="float" office:value="0.0008674294">
            <text:p>8.67E-004</text:p>
          </table:table-cell>
          <table:table-cell office:value-type="float" office:value="0.00087177445">
            <text:p>8.72E-004</text:p>
          </table:table-cell>
          <table:table-cell office:value-type="float" office:value="0.00087208144">
            <text:p>8.72E-004</text:p>
          </table:table-cell>
          <table:table-cell office:value-type="float" office:value="0.0008747629">
            <text:p>8.75E-004</text:p>
          </table:table-cell>
          <table:table-cell office:value-type="float" office:value="0.0008776377">
            <text:p>8.78E-004</text:p>
          </table:table-cell>
          <table:table-cell office:value-type="float" office:value="0.0008786719">
            <text:p>8.79E-004</text:p>
          </table:table-cell>
          <table:table-cell office:value-type="float" office:value="0.00088116335">
            <text:p>8.81E-004</text:p>
          </table:table-cell>
          <table:table-cell office:value-type="float" office:value="0.0008851542">
            <text:p>8.85E-004</text:p>
          </table:table-cell>
          <table:table-cell office:value-type="float" office:value="0.00088657916">
            <text:p>8.87E-004</text:p>
          </table:table-cell>
          <table:table-cell office:value-type="float" office:value="0.0008881841">
            <text:p>8.88E-004</text:p>
          </table:table-cell>
          <table:table-cell office:value-type="float" office:value="0.00089390454">
            <text:p>8.94E-004</text:p>
          </table:table-cell>
          <table:table-cell office:value-type="float" office:value="0.0008961321">
            <text:p>8.96E-004</text:p>
          </table:table-cell>
          <table:table-cell office:value-type="float" office:value="0.0008979437">
            <text:p>8.98E-004</text:p>
          </table:table-cell>
          <table:table-cell office:value-type="float" office:value="0.0009013358">
            <text:p>9.01E-004</text:p>
          </table:table-cell>
          <table:table-cell office:value-type="float" office:value="0.0009043793">
            <text:p>9.04E-004</text:p>
          </table:table-cell>
          <table:table-cell office:value-type="float" office:value="0.00090755726">
            <text:p>9.08E-004</text:p>
          </table:table-cell>
          <table:table-cell office:value-type="float" office:value="0.00091031566">
            <text:p>9.10E-004</text:p>
          </table:table-cell>
          <table:table-cell office:value-type="float" office:value="0.00091328204">
            <text:p>9.13E-004</text:p>
          </table:table-cell>
          <table:table-cell office:value-type="float" office:value="0.00091595604">
            <text:p>9.16E-004</text:p>
          </table:table-cell>
          <table:table-cell office:value-type="float" office:value="0.0009193427">
            <text:p>9.19E-004</text:p>
          </table:table-cell>
          <table:table-cell office:value-type="float" office:value="0.0009231265">
            <text:p>9.23E-004</text:p>
          </table:table-cell>
          <table:table-cell office:value-type="float" office:value="0.0009259477">
            <text:p>9.26E-004</text:p>
          </table:table-cell>
          <table:table-cell office:value-type="float" office:value="0.0009276726">
            <text:p>9.28E-004</text:p>
          </table:table-cell>
          <table:table-cell office:value-type="float" office:value="0.00093210465">
            <text:p>9.32E-004</text:p>
          </table:table-cell>
          <table:table-cell office:value-type="float" office:value="0.0009361327">
            <text:p>9.36E-004</text:p>
          </table:table-cell>
          <table:table-cell office:value-type="float" office:value="0.0009375971">
            <text:p>9.38E-004</text:p>
          </table:table-cell>
          <table:table-cell office:value-type="float" office:value="0.0009385476">
            <text:p>9.39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05-The Doors - You're Lost Little Girl.mp3</text:p>
          </table:table-cell>
          <table:table-cell office:value-type="float" office:value="0.05140338">
            <text:p>0.05140338</text:p>
          </table:table-cell>
          <table:table-cell office:value-type="float" office:value="0.09733555">
            <text:p>0.09733555</text:p>
          </table:table-cell>
          <table:table-cell office:value-type="float" office:value="0.081883825">
            <text:p>0.081883825</text:p>
          </table:table-cell>
          <table:table-cell office:value-type="float" office:value="0.04841162">
            <text:p>0.04841162</text:p>
          </table:table-cell>
          <table:table-cell office:value-type="float" office:value="0.06701942">
            <text:p>0.06701942</text:p>
          </table:table-cell>
          <table:table-cell office:value-type="float" office:value="0.05857089">
            <text:p>0.05857089</text:p>
          </table:table-cell>
          <table:table-cell office:value-type="float" office:value="0.076737694">
            <text:p>0.076737694</text:p>
          </table:table-cell>
          <table:table-cell office:value-type="float" office:value="0.039120093">
            <text:p>0.039120093</text:p>
          </table:table-cell>
          <table:table-cell office:value-type="float" office:value="0.040661093">
            <text:p>0.040661093</text:p>
          </table:table-cell>
          <table:table-cell office:value-type="float" office:value="0.039965454">
            <text:p>0.039965454</text:p>
          </table:table-cell>
          <table:table-cell office:value-type="float" office:value="0.035236105">
            <text:p>0.035236105</text:p>
          </table:table-cell>
          <table:table-cell office:value-type="float" office:value="0.023688767">
            <text:p>0.023688767</text:p>
          </table:table-cell>
          <table:table-cell office:value-type="float" office:value="0.027011633">
            <text:p>0.027011633</text:p>
          </table:table-cell>
          <table:table-cell office:value-type="float" office:value="0.029514438">
            <text:p>0.029514438</text:p>
          </table:table-cell>
          <table:table-cell office:value-type="float" office:value="0.012043303">
            <text:p>0.012043303</text:p>
          </table:table-cell>
          <table:table-cell office:value-type="float" office:value="0.01874554">
            <text:p>0.01874554</text:p>
          </table:table-cell>
          <table:table-cell office:value-type="float" office:value="0.012411301">
            <text:p>0.012411301</text:p>
          </table:table-cell>
          <table:table-cell office:value-type="float" office:value="0.018428523">
            <text:p>0.018428523</text:p>
          </table:table-cell>
          <table:table-cell office:value-type="float" office:value="0.018131869">
            <text:p>0.018131869</text:p>
          </table:table-cell>
          <table:table-cell office:value-type="float" office:value="0.01272847">
            <text:p>0.01272847</text:p>
          </table:table-cell>
          <table:table-cell office:value-type="float" office:value="0.020060617">
            <text:p>0.020060617</text:p>
          </table:table-cell>
          <table:table-cell office:value-type="float" office:value="0.01562653">
            <text:p>0.01562653</text:p>
          </table:table-cell>
          <table:table-cell office:value-type="float" office:value="0.013179491">
            <text:p>0.013179491</text:p>
          </table:table-cell>
          <table:table-cell office:value-type="float" office:value="0.012255217">
            <text:p>0.012255217</text:p>
          </table:table-cell>
          <table:table-cell office:value-type="float" office:value="0.011644635">
            <text:p>0.011644635</text:p>
          </table:table-cell>
          <table:table-cell office:value-type="float" office:value="0.011549562">
            <text:p>0.011549562</text:p>
          </table:table-cell>
          <table:table-cell office:value-type="float" office:value="0.01091245">
            <text:p>0.01091245</text:p>
          </table:table-cell>
          <table:table-cell office:value-type="float" office:value="0.015902765">
            <text:p>0.015902765</text:p>
          </table:table-cell>
          <table:table-cell office:value-type="float" office:value="0.010859121">
            <text:p>0.010859121</text:p>
          </table:table-cell>
          <table:table-cell office:value-type="float" office:value="0.011076564">
            <text:p>0.011076564</text:p>
          </table:table-cell>
          <table:table-cell office:value-type="float" office:value="0.01696955">
            <text:p>0.01696955</text:p>
          </table:table-cell>
          <table:table-cell office:value-type="float" office:value="0.010484286">
            <text:p>0.010484286</text:p>
          </table:table-cell>
          <table:table-cell office:value-type="float" office:value="0.011092944">
            <text:p>0.011092944</text:p>
          </table:table-cell>
          <table:table-cell office:value-type="float" office:value="0.0078086867">
            <text:p>0.0078086867</text:p>
          </table:table-cell>
          <table:table-cell office:value-type="float" office:value="0.01701945">
            <text:p>0.01701945</text:p>
          </table:table-cell>
          <table:table-cell office:value-type="float" office:value="0.008955951">
            <text:p>0.008955951</text:p>
          </table:table-cell>
          <table:table-cell office:value-type="float" office:value="0.014849201">
            <text:p>0.014849201</text:p>
          </table:table-cell>
          <table:table-cell office:value-type="float" office:value="0.013805853">
            <text:p>0.013805853</text:p>
          </table:table-cell>
          <table:table-cell office:value-type="float" office:value="0.012737316">
            <text:p>0.012737316</text:p>
          </table:table-cell>
          <table:table-cell office:value-type="float" office:value="0.0140093565">
            <text:p>0.0140093565</text:p>
          </table:table-cell>
          <table:table-cell office:value-type="float" office:value="0.017983371">
            <text:p>0.017983371</text:p>
          </table:table-cell>
          <table:table-cell office:value-type="float" office:value="0.015701964">
            <text:p>0.015701964</text:p>
          </table:table-cell>
          <table:table-cell office:value-type="float" office:value="0.012611143">
            <text:p>0.012611143</text:p>
          </table:table-cell>
          <table:table-cell office:value-type="float" office:value="0.014772801">
            <text:p>0.014772801</text:p>
          </table:table-cell>
          <table:table-cell office:value-type="float" office:value="0.012113707">
            <text:p>0.012113707</text:p>
          </table:table-cell>
          <table:table-cell office:value-type="float" office:value="0.020006567">
            <text:p>0.020006567</text:p>
          </table:table-cell>
          <table:table-cell office:value-type="float" office:value="0.015194124">
            <text:p>0.015194124</text:p>
          </table:table-cell>
          <table:table-cell office:value-type="float" office:value="0.013047305">
            <text:p>0.013047305</text:p>
          </table:table-cell>
          <table:table-cell office:value-type="float" office:value="0.012950913">
            <text:p>0.012950913</text:p>
          </table:table-cell>
          <table:table-cell office:value-type="float" office:value="0.012040069">
            <text:p>0.012040069</text:p>
          </table:table-cell>
          <table:table-cell office:value-type="float" office:value="0.010697531">
            <text:p>0.010697531</text:p>
          </table:table-cell>
          <table:table-cell office:value-type="float" office:value="0.02084289">
            <text:p>0.02084289</text:p>
          </table:table-cell>
          <table:table-cell office:value-type="float" office:value="0.012114311">
            <text:p>0.012114311</text:p>
          </table:table-cell>
          <table:table-cell office:value-type="float" office:value="0.008615948">
            <text:p>0.008615948</text:p>
          </table:table-cell>
          <table:table-cell office:value-type="float" office:value="0.012091588">
            <text:p>0.012091588</text:p>
          </table:table-cell>
          <table:table-cell office:value-type="float" office:value="0.008936695">
            <text:p>0.008936695</text:p>
          </table:table-cell>
          <table:table-cell office:value-type="float" office:value="0.00819496">
            <text:p>0.00819496</text:p>
          </table:table-cell>
          <table:table-cell office:value-type="float" office:value="0.0066820234">
            <text:p>0.0066820234</text:p>
          </table:table-cell>
          <table:table-cell office:value-type="float" office:value="0.006621275">
            <text:p>0.006621275</text:p>
          </table:table-cell>
          <table:table-cell office:value-type="float" office:value="0.006495208">
            <text:p>0.006495208</text:p>
          </table:table-cell>
          <table:table-cell office:value-type="float" office:value="0.007343876">
            <text:p>0.007343876</text:p>
          </table:table-cell>
          <table:table-cell office:value-type="float" office:value="0.008593388">
            <text:p>0.008593388</text:p>
          </table:table-cell>
          <table:table-cell office:value-type="float" office:value="0.008528361">
            <text:p>0.008528361</text:p>
          </table:table-cell>
          <table:table-cell office:value-type="float" office:value="0.006935862">
            <text:p>0.006935862</text:p>
          </table:table-cell>
          <table:table-cell office:value-type="float" office:value="0.010862294">
            <text:p>0.010862294</text:p>
          </table:table-cell>
          <table:table-cell office:value-type="float" office:value="0.0083122775">
            <text:p>0.0083122775</text:p>
          </table:table-cell>
          <table:table-cell office:value-type="float" office:value="0.008464888">
            <text:p>0.008464888</text:p>
          </table:table-cell>
          <table:table-cell office:value-type="float" office:value="0.00831038">
            <text:p>0.00831038</text:p>
          </table:table-cell>
          <table:table-cell office:value-type="float" office:value="0.008608468">
            <text:p>0.008608468</text:p>
          </table:table-cell>
          <table:table-cell office:value-type="float" office:value="0.010333639">
            <text:p>0.010333639</text:p>
          </table:table-cell>
          <table:table-cell office:value-type="float" office:value="0.0076523796">
            <text:p>0.0076523796</text:p>
          </table:table-cell>
          <table:table-cell office:value-type="float" office:value="0.007876732">
            <text:p>0.007876732</text:p>
          </table:table-cell>
          <table:table-cell office:value-type="float" office:value="0.0071895528">
            <text:p>0.0071895528</text:p>
          </table:table-cell>
          <table:table-cell office:value-type="float" office:value="0.008505446">
            <text:p>0.008505446</text:p>
          </table:table-cell>
          <table:table-cell office:value-type="float" office:value="0.008382867">
            <text:p>0.008382867</text:p>
          </table:table-cell>
          <table:table-cell office:value-type="float" office:value="0.0093423575">
            <text:p>0.0093423575</text:p>
          </table:table-cell>
          <table:table-cell office:value-type="float" office:value="0.008627936">
            <text:p>0.008627936</text:p>
          </table:table-cell>
          <table:table-cell office:value-type="float" office:value="0.007915722">
            <text:p>0.007915722</text:p>
          </table:table-cell>
          <table:table-cell office:value-type="float" office:value="0.007728911">
            <text:p>0.007728911</text:p>
          </table:table-cell>
          <table:table-cell office:value-type="float" office:value="0.007865955">
            <text:p>0.007865955</text:p>
          </table:table-cell>
          <table:table-cell office:value-type="float" office:value="0.007524437">
            <text:p>0.007524437</text:p>
          </table:table-cell>
          <table:table-cell office:value-type="float" office:value="0.0074774753">
            <text:p>0.0074774753</text:p>
          </table:table-cell>
          <table:table-cell office:value-type="float" office:value="0.007961582">
            <text:p>0.007961582</text:p>
          </table:table-cell>
          <table:table-cell office:value-type="float" office:value="0.00961549">
            <text:p>0.00961549</text:p>
          </table:table-cell>
          <table:table-cell office:value-type="float" office:value="0.006956836">
            <text:p>0.006956836</text:p>
          </table:table-cell>
          <table:table-cell office:value-type="float" office:value="0.006509552">
            <text:p>0.006509552</text:p>
          </table:table-cell>
          <table:table-cell office:value-type="float" office:value="0.0081248665">
            <text:p>0.0081248665</text:p>
          </table:table-cell>
          <table:table-cell office:value-type="float" office:value="0.008426518">
            <text:p>0.008426518</text:p>
          </table:table-cell>
          <table:table-cell office:value-type="float" office:value="0.008508101">
            <text:p>0.008508101</text:p>
          </table:table-cell>
          <table:table-cell office:value-type="float" office:value="0.0067668115">
            <text:p>0.0067668115</text:p>
          </table:table-cell>
          <table:table-cell office:value-type="float" office:value="0.007314193">
            <text:p>0.007314193</text:p>
          </table:table-cell>
          <table:table-cell office:value-type="float" office:value="0.0064954134">
            <text:p>0.0064954134</text:p>
          </table:table-cell>
          <table:table-cell office:value-type="float" office:value="0.007897639">
            <text:p>0.007897639</text:p>
          </table:table-cell>
          <table:table-cell office:value-type="float" office:value="0.007293828">
            <text:p>0.007293828</text:p>
          </table:table-cell>
          <table:table-cell office:value-type="float" office:value="0.006059875">
            <text:p>0.006059875</text:p>
          </table:table-cell>
          <table:table-cell office:value-type="float" office:value="0.006489954">
            <text:p>0.006489954</text:p>
          </table:table-cell>
          <table:table-cell office:value-type="float" office:value="0.0064382018">
            <text:p>0.0064382018</text:p>
          </table:table-cell>
          <table:table-cell office:value-type="float" office:value="0.007259915">
            <text:p>0.007259915</text:p>
          </table:table-cell>
          <table:table-cell office:value-type="float" office:value="0.0061363922">
            <text:p>0.0061363922</text:p>
          </table:table-cell>
          <table:table-cell office:value-type="float" office:value="0.0064312196">
            <text:p>0.0064312196</text:p>
          </table:table-cell>
          <table:table-cell office:value-type="float" office:value="0.0062927306">
            <text:p>0.0062927306</text:p>
          </table:table-cell>
          <table:table-cell office:value-type="float" office:value="0.006858109">
            <text:p>0.006858109</text:p>
          </table:table-cell>
          <table:table-cell office:value-type="float" office:value="0.0057594096">
            <text:p>0.0057594096</text:p>
          </table:table-cell>
          <table:table-cell office:value-type="float" office:value="0.00644413">
            <text:p>0.00644413</text:p>
          </table:table-cell>
          <table:table-cell office:value-type="float" office:value="0.006014234">
            <text:p>0.006014234</text:p>
          </table:table-cell>
          <table:table-cell office:value-type="float" office:value="0.005696179">
            <text:p>0.005696179</text:p>
          </table:table-cell>
          <table:table-cell office:value-type="float" office:value="0.0059340824">
            <text:p>0.0059340824</text:p>
          </table:table-cell>
          <table:table-cell office:value-type="float" office:value="0.006529109">
            <text:p>0.006529109</text:p>
          </table:table-cell>
          <table:table-cell office:value-type="float" office:value="0.0063120755">
            <text:p>0.0063120755</text:p>
          </table:table-cell>
          <table:table-cell office:value-type="float" office:value="0.006224809">
            <text:p>0.006224809</text:p>
          </table:table-cell>
          <table:table-cell office:value-type="float" office:value="0.0060116304">
            <text:p>0.0060116304</text:p>
          </table:table-cell>
          <table:table-cell office:value-type="float" office:value="0.0063821967">
            <text:p>0.0063821967</text:p>
          </table:table-cell>
          <table:table-cell office:value-type="float" office:value="0.0068421247">
            <text:p>0.0068421247</text:p>
          </table:table-cell>
          <table:table-cell office:value-type="float" office:value="0.0066086985">
            <text:p>0.0066086985</text:p>
          </table:table-cell>
          <table:table-cell office:value-type="float" office:value="0.0065291803">
            <text:p>0.0065291803</text:p>
          </table:table-cell>
          <table:table-cell office:value-type="float" office:value="0.0058668135">
            <text:p>0.0058668135</text:p>
          </table:table-cell>
          <table:table-cell office:value-type="float" office:value="0.0055538323">
            <text:p>0.0055538323</text:p>
          </table:table-cell>
          <table:table-cell office:value-type="float" office:value="0.005531049">
            <text:p>0.005531049</text:p>
          </table:table-cell>
          <table:table-cell office:value-type="float" office:value="0.0065729227">
            <text:p>0.0065729227</text:p>
          </table:table-cell>
          <table:table-cell office:value-type="float" office:value="0.007029208">
            <text:p>0.007029208</text:p>
          </table:table-cell>
          <table:table-cell office:value-type="float" office:value="0.005865012">
            <text:p>0.005865012</text:p>
          </table:table-cell>
          <table:table-cell office:value-type="float" office:value="0.005460727">
            <text:p>0.005460727</text:p>
          </table:table-cell>
          <table:table-cell office:value-type="float" office:value="0.00511614">
            <text:p>0.00511614</text:p>
          </table:table-cell>
          <table:table-cell office:value-type="float" office:value="0.0063326457">
            <text:p>0.0063326457</text:p>
          </table:table-cell>
          <table:table-cell office:value-type="float" office:value="0.007759469">
            <text:p>0.007759469</text:p>
          </table:table-cell>
          <table:table-cell office:value-type="float" office:value="0.006430695">
            <text:p>0.006430695</text:p>
          </table:table-cell>
          <table:table-cell office:value-type="float" office:value="0.0051680254">
            <text:p>0.0051680254</text:p>
          </table:table-cell>
          <table:table-cell office:value-type="float" office:value="0.0057204836">
            <text:p>0.0057204836</text:p>
          </table:table-cell>
          <table:table-cell office:value-type="float" office:value="0.0058648987">
            <text:p>0.0058648987</text:p>
          </table:table-cell>
          <table:table-cell office:value-type="float" office:value="0.0062466194">
            <text:p>0.0062466194</text:p>
          </table:table-cell>
          <table:table-cell office:value-type="float" office:value="0.0065041725">
            <text:p>0.0065041725</text:p>
          </table:table-cell>
          <table:table-cell office:value-type="float" office:value="0.004910913">
            <text:p>0.004910913</text:p>
          </table:table-cell>
          <table:table-cell office:value-type="float" office:value="0.0046826117">
            <text:p>0.0046826117</text:p>
          </table:table-cell>
          <table:table-cell office:value-type="float" office:value="0.0059924484">
            <text:p>0.0059924484</text:p>
          </table:table-cell>
          <table:table-cell office:value-type="float" office:value="0.0060038487">
            <text:p>0.0060038487</text:p>
          </table:table-cell>
          <table:table-cell office:value-type="float" office:value="0.0064104623">
            <text:p>0.0064104623</text:p>
          </table:table-cell>
          <table:table-cell office:value-type="float" office:value="0.005109599">
            <text:p>0.005109599</text:p>
          </table:table-cell>
          <table:table-cell office:value-type="float" office:value="0.0052243136">
            <text:p>0.0052243136</text:p>
          </table:table-cell>
          <table:table-cell office:value-type="float" office:value="0.0055268137">
            <text:p>0.0055268137</text:p>
          </table:table-cell>
          <table:table-cell office:value-type="float" office:value="0.006245906">
            <text:p>0.006245906</text:p>
          </table:table-cell>
          <table:table-cell office:value-type="float" office:value="0.0061341">
            <text:p>0.0061341</text:p>
          </table:table-cell>
          <table:table-cell office:value-type="float" office:value="0.004945906">
            <text:p>0.004945906</text:p>
          </table:table-cell>
          <table:table-cell office:value-type="float" office:value="0.0055994564">
            <text:p>0.0055994564</text:p>
          </table:table-cell>
          <table:table-cell office:value-type="float" office:value="0.0055195754">
            <text:p>0.0055195754</text:p>
          </table:table-cell>
          <table:table-cell office:value-type="float" office:value="0.006121082">
            <text:p>0.006121082</text:p>
          </table:table-cell>
          <table:table-cell office:value-type="float" office:value="0.0066070613">
            <text:p>0.0066070613</text:p>
          </table:table-cell>
          <table:table-cell office:value-type="float" office:value="0.0059396545">
            <text:p>0.0059396545</text:p>
          </table:table-cell>
          <table:table-cell office:value-type="float" office:value="0.0050807516">
            <text:p>0.0050807516</text:p>
          </table:table-cell>
          <table:table-cell office:value-type="float" office:value="0.0055297846">
            <text:p>0.0055297846</text:p>
          </table:table-cell>
          <table:table-cell office:value-type="float" office:value="0.005974882">
            <text:p>0.005974882</text:p>
          </table:table-cell>
          <table:table-cell office:value-type="float" office:value="0.0061168633">
            <text:p>0.0061168633</text:p>
          </table:table-cell>
          <table:table-cell office:value-type="float" office:value="0.0055413167">
            <text:p>0.0055413167</text:p>
          </table:table-cell>
          <table:table-cell office:value-type="float" office:value="0.0041560256">
            <text:p>0.0041560256</text:p>
          </table:table-cell>
          <table:table-cell office:value-type="float" office:value="0.005034644">
            <text:p>0.005034644</text:p>
          </table:table-cell>
          <table:table-cell office:value-type="float" office:value="0.0055963187">
            <text:p>0.0055963187</text:p>
          </table:table-cell>
          <table:table-cell office:value-type="float" office:value="0.0063765673">
            <text:p>0.0063765673</text:p>
          </table:table-cell>
          <table:table-cell office:value-type="float" office:value="0.0065401816">
            <text:p>0.0065401816</text:p>
          </table:table-cell>
          <table:table-cell office:value-type="float" office:value="0.004868932">
            <text:p>0.004868932</text:p>
          </table:table-cell>
          <table:table-cell office:value-type="float" office:value="0.004170834">
            <text:p>0.004170834</text:p>
          </table:table-cell>
          <table:table-cell office:value-type="float" office:value="0.0047894004">
            <text:p>0.0047894004</text:p>
          </table:table-cell>
          <table:table-cell office:value-type="float" office:value="0.00546514">
            <text:p>0.00546514</text:p>
          </table:table-cell>
          <table:table-cell office:value-type="float" office:value="0.0055246586">
            <text:p>0.0055246586</text:p>
          </table:table-cell>
          <table:table-cell office:value-type="float" office:value="0.0049710744">
            <text:p>0.0049710744</text:p>
          </table:table-cell>
          <table:table-cell office:value-type="float" office:value="0.004433151">
            <text:p>0.004433151</text:p>
          </table:table-cell>
          <table:table-cell office:value-type="float" office:value="0.004894381">
            <text:p>0.004894381</text:p>
          </table:table-cell>
          <table:table-cell office:value-type="float" office:value="0.005064004">
            <text:p>0.005064004</text:p>
          </table:table-cell>
          <table:table-cell office:value-type="float" office:value="0.004587387">
            <text:p>0.004587387</text:p>
          </table:table-cell>
          <table:table-cell office:value-type="float" office:value="0.004684466">
            <text:p>0.004684466</text:p>
          </table:table-cell>
          <table:table-cell office:value-type="float" office:value="0.004293271">
            <text:p>0.004293271</text:p>
          </table:table-cell>
          <table:table-cell office:value-type="float" office:value="0.00460518">
            <text:p>0.00460518</text:p>
          </table:table-cell>
          <table:table-cell office:value-type="float" office:value="0.004914932">
            <text:p>0.004914932</text:p>
          </table:table-cell>
          <table:table-cell office:value-type="float" office:value="0.004397112">
            <text:p>0.004397112</text:p>
          </table:table-cell>
          <table:table-cell office:value-type="float" office:value="0.004324078">
            <text:p>0.004324078</text:p>
          </table:table-cell>
          <table:table-cell office:value-type="float" office:value="0.0045893365">
            <text:p>0.0045893365</text:p>
          </table:table-cell>
          <table:table-cell office:value-type="float" office:value="0.004119518">
            <text:p>0.004119518</text:p>
          </table:table-cell>
          <table:table-cell office:value-type="float" office:value="0.0048901546">
            <text:p>0.0048901546</text:p>
          </table:table-cell>
          <table:table-cell office:value-type="float" office:value="0.004241066">
            <text:p>0.004241066</text:p>
          </table:table-cell>
          <table:table-cell office:value-type="float" office:value="0.0038830235">
            <text:p>0.0038830235</text:p>
          </table:table-cell>
          <table:table-cell office:value-type="float" office:value="0.004377009">
            <text:p>0.004377009</text:p>
          </table:table-cell>
          <table:table-cell office:value-type="float" office:value="0.0040149246">
            <text:p>0.0040149246</text:p>
          </table:table-cell>
          <table:table-cell office:value-type="float" office:value="0.004096593">
            <text:p>0.004096593</text:p>
          </table:table-cell>
          <table:table-cell office:value-type="float" office:value="0.0043522837">
            <text:p>0.0043522837</text:p>
          </table:table-cell>
          <table:table-cell office:value-type="float" office:value="0.0037115975">
            <text:p>0.0037115975</text:p>
          </table:table-cell>
          <table:table-cell office:value-type="float" office:value="0.0037940436">
            <text:p>0.0037940436</text:p>
          </table:table-cell>
          <table:table-cell office:value-type="float" office:value="0.0038829164">
            <text:p>0.0038829164</text:p>
          </table:table-cell>
          <table:table-cell office:value-type="float" office:value="0.003965219">
            <text:p>0.003965219</text:p>
          </table:table-cell>
          <table:table-cell office:value-type="float" office:value="0.0035554294">
            <text:p>0.0035554294</text:p>
          </table:table-cell>
          <table:table-cell office:value-type="float" office:value="0.0035004893">
            <text:p>0.0035004893</text:p>
          </table:table-cell>
          <table:table-cell office:value-type="float" office:value="0.0030774204">
            <text:p>0.0030774204</text:p>
          </table:table-cell>
          <table:table-cell office:value-type="float" office:value="0.003242861">
            <text:p>0.003242861</text:p>
          </table:table-cell>
          <table:table-cell office:value-type="float" office:value="0.003506115">
            <text:p>0.003506115</text:p>
          </table:table-cell>
          <table:table-cell office:value-type="float" office:value="0.0031714349">
            <text:p>0.0031714349</text:p>
          </table:table-cell>
          <table:table-cell office:value-type="float" office:value="0.0032368486">
            <text:p>0.0032368486</text:p>
          </table:table-cell>
          <table:table-cell office:value-type="float" office:value="0.003170559">
            <text:p>0.003170559</text:p>
          </table:table-cell>
          <table:table-cell office:value-type="float" office:value="0.0026534195">
            <text:p>0.0026534195</text:p>
          </table:table-cell>
          <table:table-cell office:value-type="float" office:value="0.002754356">
            <text:p>0.002754356</text:p>
          </table:table-cell>
          <table:table-cell office:value-type="float" office:value="0.0029918496">
            <text:p>0.0029918496</text:p>
          </table:table-cell>
          <table:table-cell office:value-type="float" office:value="0.0026329544">
            <text:p>0.0026329544</text:p>
          </table:table-cell>
          <table:table-cell office:value-type="float" office:value="0.0027340525">
            <text:p>0.0027340525</text:p>
          </table:table-cell>
          <table:table-cell office:value-type="float" office:value="0.0027546517">
            <text:p>0.0027546517</text:p>
          </table:table-cell>
          <table:table-cell office:value-type="float" office:value="0.0025628759">
            <text:p>0.0025628759</text:p>
          </table:table-cell>
          <table:table-cell table:style-name="Default" office:value-type="float" office:value="0.002278422">
            <text:p>0.002278422</text:p>
          </table:table-cell>
          <table:table-cell office:value-type="float" office:value="0.0023401666">
            <text:p>0.0023401666</text:p>
          </table:table-cell>
          <table:table-cell office:value-type="float" office:value="0.0023023225">
            <text:p>0.0023023225</text:p>
          </table:table-cell>
          <table:table-cell office:value-type="float" office:value="0.0020980851">
            <text:p>0.0020980851</text:p>
          </table:table-cell>
          <table:table-cell office:value-type="float" office:value="0.0020392756">
            <text:p>0.0020392756</text:p>
          </table:table-cell>
          <table:table-cell office:value-type="float" office:value="0.0021469456">
            <text:p>0.0021469456</text:p>
          </table:table-cell>
          <table:table-cell office:value-type="float" office:value="0.0020682944">
            <text:p>0.0020682944</text:p>
          </table:table-cell>
          <table:table-cell office:value-type="float" office:value="0.0020733837">
            <text:p>0.0020733837</text:p>
          </table:table-cell>
          <table:table-cell table:style-name="Default" office:value-type="float" office:value="0.0015541755">
            <text:p>0.0015541755</text:p>
          </table:table-cell>
          <table:table-cell table:style-name="Default" office:value-type="float" office:value="0.0014232891">
            <text:p>0.0014232891</text:p>
          </table:table-cell>
          <table:table-cell table:style-name="Default" office:value-type="float" office:value="0.0014252083">
            <text:p>0.0014252083</text:p>
          </table:table-cell>
          <table:table-cell table:style-name="Default" office:value-type="float" office:value="0.0013580015">
            <text:p>0.0013580015</text:p>
          </table:table-cell>
          <table:table-cell table:style-name="Default" office:value-type="float" office:value="0.0013039879">
            <text:p>0.0013039879</text:p>
          </table:table-cell>
          <table:table-cell table:style-name="Default" office:value-type="float" office:value="0.0011865917">
            <text:p>0.0011865917</text:p>
          </table:table-cell>
          <table:table-cell table:style-name="Default" office:value-type="float" office:value="0.0010737691">
            <text:p>0.0010737691</text:p>
          </table:table-cell>
          <table:table-cell office:value-type="float" office:value="0.0008610462">
            <text:p>8.61E-004</text:p>
          </table:table-cell>
          <table:table-cell office:value-type="float" office:value="0.0007449528">
            <text:p>7.45E-004</text:p>
          </table:table-cell>
          <table:table-cell office:value-type="float" office:value="0.0007246463">
            <text:p>7.25E-004</text:p>
          </table:table-cell>
          <table:table-cell office:value-type="float" office:value="0.0007204931">
            <text:p>7.20E-004</text:p>
          </table:table-cell>
          <table:table-cell office:value-type="float" office:value="0.00072213943">
            <text:p>7.22E-004</text:p>
          </table:table-cell>
          <table:table-cell office:value-type="float" office:value="0.00072341115">
            <text:p>7.23E-004</text:p>
          </table:table-cell>
          <table:table-cell office:value-type="float" office:value="0.00072424754">
            <text:p>7.24E-004</text:p>
          </table:table-cell>
          <table:table-cell office:value-type="float" office:value="0.00072511134">
            <text:p>7.25E-004</text:p>
          </table:table-cell>
          <table:table-cell office:value-type="float" office:value="0.00072771625">
            <text:p>7.28E-004</text:p>
          </table:table-cell>
          <table:table-cell office:value-type="float" office:value="0.00073087134">
            <text:p>7.31E-004</text:p>
          </table:table-cell>
          <table:table-cell office:value-type="float" office:value="0.0007323914">
            <text:p>7.32E-004</text:p>
          </table:table-cell>
          <table:table-cell office:value-type="float" office:value="0.00073259405">
            <text:p>7.33E-004</text:p>
          </table:table-cell>
          <table:table-cell office:value-type="float" office:value="0.00073537213">
            <text:p>7.35E-004</text:p>
          </table:table-cell>
          <table:table-cell office:value-type="float" office:value="0.000739258">
            <text:p>7.39E-004</text:p>
          </table:table-cell>
          <table:table-cell office:value-type="float" office:value="0.000740933">
            <text:p>7.41E-004</text:p>
          </table:table-cell>
          <table:table-cell office:value-type="float" office:value="0.00074102695">
            <text:p>7.41E-004</text:p>
          </table:table-cell>
          <table:table-cell office:value-type="float" office:value="0.00074342533">
            <text:p>7.43E-004</text:p>
          </table:table-cell>
          <table:table-cell office:value-type="float" office:value="0.000746146">
            <text:p>7.46E-004</text:p>
          </table:table-cell>
          <table:table-cell office:value-type="float" office:value="0.0007493745">
            <text:p>7.49E-004</text:p>
          </table:table-cell>
          <table:table-cell office:value-type="float" office:value="0.00074946845">
            <text:p>7.49E-004</text:p>
          </table:table-cell>
          <table:table-cell office:value-type="float" office:value="0.0007522907">
            <text:p>7.52E-004</text:p>
          </table:table-cell>
          <table:table-cell office:value-type="float" office:value="0.0007540113">
            <text:p>7.54E-004</text:p>
          </table:table-cell>
          <table:table-cell office:value-type="float" office:value="0.0007579723">
            <text:p>7.58E-004</text:p>
          </table:table-cell>
          <table:table-cell office:value-type="float" office:value="0.0007582431">
            <text:p>7.58E-004</text:p>
          </table:table-cell>
          <table:table-cell office:value-type="float" office:value="0.0007616238">
            <text:p>7.62E-004</text:p>
          </table:table-cell>
          <table:table-cell office:value-type="float" office:value="0.00076381135">
            <text:p>7.64E-004</text:p>
          </table:table-cell>
          <table:table-cell office:value-type="float" office:value="0.0007666888">
            <text:p>7.67E-004</text:p>
          </table:table-cell>
          <table:table-cell office:value-type="float" office:value="0.0007678282">
            <text:p>7.68E-004</text:p>
          </table:table-cell>
          <table:table-cell office:value-type="float" office:value="0.00077127886">
            <text:p>7.71E-004</text:p>
          </table:table-cell>
          <table:table-cell office:value-type="float" office:value="0.0007737047">
            <text:p>7.74E-004</text:p>
          </table:table-cell>
          <table:table-cell office:value-type="float" office:value="0.00077591767">
            <text:p>7.76E-004</text:p>
          </table:table-cell>
          <table:table-cell office:value-type="float" office:value="0.0007786876">
            <text:p>7.79E-004</text:p>
          </table:table-cell>
          <table:table-cell office:value-type="float" office:value="0.0007811888">
            <text:p>7.81E-004</text:p>
          </table:table-cell>
          <table:table-cell office:value-type="float" office:value="0.00078383426">
            <text:p>7.84E-004</text:p>
          </table:table-cell>
          <table:table-cell office:value-type="float" office:value="0.00078619196">
            <text:p>7.86E-004</text:p>
          </table:table-cell>
          <table:table-cell office:value-type="float" office:value="0.00079000654">
            <text:p>7.90E-004</text:p>
          </table:table-cell>
          <table:table-cell office:value-type="float" office:value="0.00079221127">
            <text:p>7.92E-004</text:p>
          </table:table-cell>
          <table:table-cell office:value-type="float" office:value="0.0007939372">
            <text:p>7.94E-004</text:p>
          </table:table-cell>
          <table:table-cell office:value-type="float" office:value="0.0007963312">
            <text:p>7.96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06-The Doors - My Eyes Have Seen You.mp3</text:p>
          </table:table-cell>
          <table:table-cell office:value-type="float" office:value="0.060431913">
            <text:p>0.060431913</text:p>
          </table:table-cell>
          <table:table-cell office:value-type="float" office:value="0.09456223">
            <text:p>0.09456223</text:p>
          </table:table-cell>
          <table:table-cell office:value-type="float" office:value="0.098668054">
            <text:p>0.098668054</text:p>
          </table:table-cell>
          <table:table-cell office:value-type="float" office:value="0.077580124">
            <text:p>0.077580124</text:p>
          </table:table-cell>
          <table:table-cell office:value-type="float" office:value="0.053531542">
            <text:p>0.053531542</text:p>
          </table:table-cell>
          <table:table-cell office:value-type="float" office:value="0.082701035">
            <text:p>0.082701035</text:p>
          </table:table-cell>
          <table:table-cell office:value-type="float" office:value="0.054391135">
            <text:p>0.054391135</text:p>
          </table:table-cell>
          <table:table-cell office:value-type="float" office:value="0.074028395">
            <text:p>0.074028395</text:p>
          </table:table-cell>
          <table:table-cell office:value-type="float" office:value="0.055855192">
            <text:p>0.055855192</text:p>
          </table:table-cell>
          <table:table-cell office:value-type="float" office:value="0.03669912">
            <text:p>0.03669912</text:p>
          </table:table-cell>
          <table:table-cell office:value-type="float" office:value="0.041087635">
            <text:p>0.041087635</text:p>
          </table:table-cell>
          <table:table-cell office:value-type="float" office:value="0.045312468">
            <text:p>0.045312468</text:p>
          </table:table-cell>
          <table:table-cell office:value-type="float" office:value="0.023875749">
            <text:p>0.023875749</text:p>
          </table:table-cell>
          <table:table-cell office:value-type="float" office:value="0.033844672">
            <text:p>0.033844672</text:p>
          </table:table-cell>
          <table:table-cell office:value-type="float" office:value="0.026834108">
            <text:p>0.026834108</text:p>
          </table:table-cell>
          <table:table-cell office:value-type="float" office:value="0.035951238">
            <text:p>0.035951238</text:p>
          </table:table-cell>
          <table:table-cell office:value-type="float" office:value="0.03127624">
            <text:p>0.03127624</text:p>
          </table:table-cell>
          <table:table-cell office:value-type="float" office:value="0.046059344">
            <text:p>0.046059344</text:p>
          </table:table-cell>
          <table:table-cell office:value-type="float" office:value="0.03426459">
            <text:p>0.03426459</text:p>
          </table:table-cell>
          <table:table-cell office:value-type="float" office:value="0.03062999">
            <text:p>0.03062999</text:p>
          </table:table-cell>
          <table:table-cell office:value-type="float" office:value="0.033116568">
            <text:p>0.033116568</text:p>
          </table:table-cell>
          <table:table-cell office:value-type="float" office:value="0.026923867">
            <text:p>0.026923867</text:p>
          </table:table-cell>
          <table:table-cell office:value-type="float" office:value="0.028103113">
            <text:p>0.028103113</text:p>
          </table:table-cell>
          <table:table-cell office:value-type="float" office:value="0.042114977">
            <text:p>0.042114977</text:p>
          </table:table-cell>
          <table:table-cell office:value-type="float" office:value="0.029977905">
            <text:p>0.029977905</text:p>
          </table:table-cell>
          <table:table-cell office:value-type="float" office:value="0.027692042">
            <text:p>0.027692042</text:p>
          </table:table-cell>
          <table:table-cell office:value-type="float" office:value="0.027589638">
            <text:p>0.027589638</text:p>
          </table:table-cell>
          <table:table-cell office:value-type="float" office:value="0.04209126">
            <text:p>0.04209126</text:p>
          </table:table-cell>
          <table:table-cell office:value-type="float" office:value="0.027637769">
            <text:p>0.027637769</text:p>
          </table:table-cell>
          <table:table-cell office:value-type="float" office:value="0.031635888">
            <text:p>0.031635888</text:p>
          </table:table-cell>
          <table:table-cell office:value-type="float" office:value="0.024711331">
            <text:p>0.024711331</text:p>
          </table:table-cell>
          <table:table-cell office:value-type="float" office:value="0.03667946">
            <text:p>0.03667946</text:p>
          </table:table-cell>
          <table:table-cell office:value-type="float" office:value="0.02496797">
            <text:p>0.02496797</text:p>
          </table:table-cell>
          <table:table-cell office:value-type="float" office:value="0.017458895">
            <text:p>0.017458895</text:p>
          </table:table-cell>
          <table:table-cell office:value-type="float" office:value="0.020380331">
            <text:p>0.020380331</text:p>
          </table:table-cell>
          <table:table-cell office:value-type="float" office:value="0.0201959">
            <text:p>0.0201959</text:p>
          </table:table-cell>
          <table:table-cell office:value-type="float" office:value="0.019994799">
            <text:p>0.019994799</text:p>
          </table:table-cell>
          <table:table-cell office:value-type="float" office:value="0.018251399">
            <text:p>0.018251399</text:p>
          </table:table-cell>
          <table:table-cell office:value-type="float" office:value="0.020574147">
            <text:p>0.020574147</text:p>
          </table:table-cell>
          <table:table-cell office:value-type="float" office:value="0.016646096">
            <text:p>0.016646096</text:p>
          </table:table-cell>
          <table:table-cell office:value-type="float" office:value="0.018181363">
            <text:p>0.018181363</text:p>
          </table:table-cell>
          <table:table-cell office:value-type="float" office:value="0.02263396">
            <text:p>0.02263396</text:p>
          </table:table-cell>
          <table:table-cell office:value-type="float" office:value="0.022676622">
            <text:p>0.022676622</text:p>
          </table:table-cell>
          <table:table-cell office:value-type="float" office:value="0.020074788">
            <text:p>0.020074788</text:p>
          </table:table-cell>
          <table:table-cell office:value-type="float" office:value="0.023229709">
            <text:p>0.023229709</text:p>
          </table:table-cell>
          <table:table-cell office:value-type="float" office:value="0.01868854">
            <text:p>0.01868854</text:p>
          </table:table-cell>
          <table:table-cell office:value-type="float" office:value="0.019601757">
            <text:p>0.019601757</text:p>
          </table:table-cell>
          <table:table-cell office:value-type="float" office:value="0.018993838">
            <text:p>0.018993838</text:p>
          </table:table-cell>
          <table:table-cell office:value-type="float" office:value="0.016646415">
            <text:p>0.016646415</text:p>
          </table:table-cell>
          <table:table-cell office:value-type="float" office:value="0.018373072">
            <text:p>0.018373072</text:p>
          </table:table-cell>
          <table:table-cell office:value-type="float" office:value="0.02163793">
            <text:p>0.02163793</text:p>
          </table:table-cell>
          <table:table-cell office:value-type="float" office:value="0.019244822">
            <text:p>0.019244822</text:p>
          </table:table-cell>
          <table:table-cell office:value-type="float" office:value="0.0200172">
            <text:p>0.0200172</text:p>
          </table:table-cell>
          <table:table-cell office:value-type="float" office:value="0.016154066">
            <text:p>0.016154066</text:p>
          </table:table-cell>
          <table:table-cell office:value-type="float" office:value="0.017030302">
            <text:p>0.017030302</text:p>
          </table:table-cell>
          <table:table-cell office:value-type="float" office:value="0.015599463">
            <text:p>0.015599463</text:p>
          </table:table-cell>
          <table:table-cell office:value-type="float" office:value="0.015879061">
            <text:p>0.015879061</text:p>
          </table:table-cell>
          <table:table-cell office:value-type="float" office:value="0.0137802">
            <text:p>0.0137802</text:p>
          </table:table-cell>
          <table:table-cell office:value-type="float" office:value="0.013604494">
            <text:p>0.013604494</text:p>
          </table:table-cell>
          <table:table-cell office:value-type="float" office:value="0.013094494">
            <text:p>0.013094494</text:p>
          </table:table-cell>
          <table:table-cell office:value-type="float" office:value="0.014096357">
            <text:p>0.014096357</text:p>
          </table:table-cell>
          <table:table-cell office:value-type="float" office:value="0.015439568">
            <text:p>0.015439568</text:p>
          </table:table-cell>
          <table:table-cell office:value-type="float" office:value="0.013547853">
            <text:p>0.013547853</text:p>
          </table:table-cell>
          <table:table-cell office:value-type="float" office:value="0.01624503">
            <text:p>0.01624503</text:p>
          </table:table-cell>
          <table:table-cell office:value-type="float" office:value="0.022699973">
            <text:p>0.022699973</text:p>
          </table:table-cell>
          <table:table-cell office:value-type="float" office:value="0.020467201">
            <text:p>0.020467201</text:p>
          </table:table-cell>
          <table:table-cell office:value-type="float" office:value="0.021613825">
            <text:p>0.021613825</text:p>
          </table:table-cell>
          <table:table-cell office:value-type="float" office:value="0.016401445">
            <text:p>0.016401445</text:p>
          </table:table-cell>
          <table:table-cell office:value-type="float" office:value="0.017979853">
            <text:p>0.017979853</text:p>
          </table:table-cell>
          <table:table-cell office:value-type="float" office:value="0.020310368">
            <text:p>0.020310368</text:p>
          </table:table-cell>
          <table:table-cell office:value-type="float" office:value="0.017599143">
            <text:p>0.017599143</text:p>
          </table:table-cell>
          <table:table-cell office:value-type="float" office:value="0.019288165">
            <text:p>0.019288165</text:p>
          </table:table-cell>
          <table:table-cell office:value-type="float" office:value="0.018356662">
            <text:p>0.018356662</text:p>
          </table:table-cell>
          <table:table-cell office:value-type="float" office:value="0.020009097">
            <text:p>0.020009097</text:p>
          </table:table-cell>
          <table:table-cell office:value-type="float" office:value="0.022064384">
            <text:p>0.022064384</text:p>
          </table:table-cell>
          <table:table-cell office:value-type="float" office:value="0.01795521">
            <text:p>0.01795521</text:p>
          </table:table-cell>
          <table:table-cell office:value-type="float" office:value="0.017219998">
            <text:p>0.017219998</text:p>
          </table:table-cell>
          <table:table-cell office:value-type="float" office:value="0.01695395">
            <text:p>0.01695395</text:p>
          </table:table-cell>
          <table:table-cell office:value-type="float" office:value="0.020191917">
            <text:p>0.020191917</text:p>
          </table:table-cell>
          <table:table-cell office:value-type="float" office:value="0.018699108">
            <text:p>0.018699108</text:p>
          </table:table-cell>
          <table:table-cell office:value-type="float" office:value="0.015979733">
            <text:p>0.015979733</text:p>
          </table:table-cell>
          <table:table-cell office:value-type="float" office:value="0.018140018">
            <text:p>0.018140018</text:p>
          </table:table-cell>
          <table:table-cell office:value-type="float" office:value="0.01519058">
            <text:p>0.01519058</text:p>
          </table:table-cell>
          <table:table-cell office:value-type="float" office:value="0.01662455">
            <text:p>0.01662455</text:p>
          </table:table-cell>
          <table:table-cell office:value-type="float" office:value="0.017387806">
            <text:p>0.017387806</text:p>
          </table:table-cell>
          <table:table-cell office:value-type="float" office:value="0.014898318">
            <text:p>0.014898318</text:p>
          </table:table-cell>
          <table:table-cell office:value-type="float" office:value="0.015453392">
            <text:p>0.015453392</text:p>
          </table:table-cell>
          <table:table-cell office:value-type="float" office:value="0.016633978">
            <text:p>0.016633978</text:p>
          </table:table-cell>
          <table:table-cell office:value-type="float" office:value="0.016753908">
            <text:p>0.016753908</text:p>
          </table:table-cell>
          <table:table-cell office:value-type="float" office:value="0.015437526">
            <text:p>0.015437526</text:p>
          </table:table-cell>
          <table:table-cell office:value-type="float" office:value="0.01634449">
            <text:p>0.01634449</text:p>
          </table:table-cell>
          <table:table-cell office:value-type="float" office:value="0.019143399">
            <text:p>0.019143399</text:p>
          </table:table-cell>
          <table:table-cell office:value-type="float" office:value="0.01888353">
            <text:p>0.01888353</text:p>
          </table:table-cell>
          <table:table-cell office:value-type="float" office:value="0.019008435">
            <text:p>0.019008435</text:p>
          </table:table-cell>
          <table:table-cell office:value-type="float" office:value="0.015745219">
            <text:p>0.015745219</text:p>
          </table:table-cell>
          <table:table-cell office:value-type="float" office:value="0.016746705">
            <text:p>0.016746705</text:p>
          </table:table-cell>
          <table:table-cell office:value-type="float" office:value="0.015421647">
            <text:p>0.015421647</text:p>
          </table:table-cell>
          <table:table-cell office:value-type="float" office:value="0.01325548">
            <text:p>0.01325548</text:p>
          </table:table-cell>
          <table:table-cell office:value-type="float" office:value="0.0143186515">
            <text:p>0.0143186515</text:p>
          </table:table-cell>
          <table:table-cell office:value-type="float" office:value="0.013254192">
            <text:p>0.013254192</text:p>
          </table:table-cell>
          <table:table-cell office:value-type="float" office:value="0.011575249">
            <text:p>0.011575249</text:p>
          </table:table-cell>
          <table:table-cell office:value-type="float" office:value="0.012944313">
            <text:p>0.012944313</text:p>
          </table:table-cell>
          <table:table-cell office:value-type="float" office:value="0.01243473">
            <text:p>0.01243473</text:p>
          </table:table-cell>
          <table:table-cell office:value-type="float" office:value="0.011612846">
            <text:p>0.011612846</text:p>
          </table:table-cell>
          <table:table-cell office:value-type="float" office:value="0.014905477">
            <text:p>0.014905477</text:p>
          </table:table-cell>
          <table:table-cell office:value-type="float" office:value="0.012269581">
            <text:p>0.012269581</text:p>
          </table:table-cell>
          <table:table-cell office:value-type="float" office:value="0.012406067">
            <text:p>0.012406067</text:p>
          </table:table-cell>
          <table:table-cell office:value-type="float" office:value="0.012704849">
            <text:p>0.012704849</text:p>
          </table:table-cell>
          <table:table-cell office:value-type="float" office:value="0.0118592465">
            <text:p>0.0118592465</text:p>
          </table:table-cell>
          <table:table-cell office:value-type="float" office:value="0.014315484">
            <text:p>0.014315484</text:p>
          </table:table-cell>
          <table:table-cell office:value-type="float" office:value="0.012300479">
            <text:p>0.012300479</text:p>
          </table:table-cell>
          <table:table-cell office:value-type="float" office:value="0.013505765">
            <text:p>0.013505765</text:p>
          </table:table-cell>
          <table:table-cell office:value-type="float" office:value="0.012896734">
            <text:p>0.012896734</text:p>
          </table:table-cell>
          <table:table-cell office:value-type="float" office:value="0.014290209">
            <text:p>0.014290209</text:p>
          </table:table-cell>
          <table:table-cell office:value-type="float" office:value="0.011877993">
            <text:p>0.011877993</text:p>
          </table:table-cell>
          <table:table-cell office:value-type="float" office:value="0.01150814">
            <text:p>0.01150814</text:p>
          </table:table-cell>
          <table:table-cell office:value-type="float" office:value="0.012484518">
            <text:p>0.012484518</text:p>
          </table:table-cell>
          <table:table-cell office:value-type="float" office:value="0.011939129">
            <text:p>0.011939129</text:p>
          </table:table-cell>
          <table:table-cell office:value-type="float" office:value="0.012309163">
            <text:p>0.012309163</text:p>
          </table:table-cell>
          <table:table-cell office:value-type="float" office:value="0.012731996">
            <text:p>0.012731996</text:p>
          </table:table-cell>
          <table:table-cell office:value-type="float" office:value="0.011797591">
            <text:p>0.011797591</text:p>
          </table:table-cell>
          <table:table-cell office:value-type="float" office:value="0.012817988">
            <text:p>0.012817988</text:p>
          </table:table-cell>
          <table:table-cell office:value-type="float" office:value="0.011559316">
            <text:p>0.011559316</text:p>
          </table:table-cell>
          <table:table-cell office:value-type="float" office:value="0.011645438">
            <text:p>0.011645438</text:p>
          </table:table-cell>
          <table:table-cell office:value-type="float" office:value="0.01198453">
            <text:p>0.01198453</text:p>
          </table:table-cell>
          <table:table-cell office:value-type="float" office:value="0.012372257">
            <text:p>0.012372257</text:p>
          </table:table-cell>
          <table:table-cell office:value-type="float" office:value="0.011849045">
            <text:p>0.011849045</text:p>
          </table:table-cell>
          <table:table-cell office:value-type="float" office:value="0.014695737">
            <text:p>0.014695737</text:p>
          </table:table-cell>
          <table:table-cell office:value-type="float" office:value="0.011550871">
            <text:p>0.011550871</text:p>
          </table:table-cell>
          <table:table-cell office:value-type="float" office:value="0.009887575">
            <text:p>0.009887575</text:p>
          </table:table-cell>
          <table:table-cell office:value-type="float" office:value="0.012367229">
            <text:p>0.012367229</text:p>
          </table:table-cell>
          <table:table-cell office:value-type="float" office:value="0.011034826">
            <text:p>0.011034826</text:p>
          </table:table-cell>
          <table:table-cell office:value-type="float" office:value="0.012156156">
            <text:p>0.012156156</text:p>
          </table:table-cell>
          <table:table-cell office:value-type="float" office:value="0.0133126825">
            <text:p>0.0133126825</text:p>
          </table:table-cell>
          <table:table-cell office:value-type="float" office:value="0.0115050925">
            <text:p>0.0115050925</text:p>
          </table:table-cell>
          <table:table-cell office:value-type="float" office:value="0.011398875">
            <text:p>0.011398875</text:p>
          </table:table-cell>
          <table:table-cell office:value-type="float" office:value="0.013351078">
            <text:p>0.013351078</text:p>
          </table:table-cell>
          <table:table-cell office:value-type="float" office:value="0.012996932">
            <text:p>0.012996932</text:p>
          </table:table-cell>
          <table:table-cell office:value-type="float" office:value="0.011038656">
            <text:p>0.011038656</text:p>
          </table:table-cell>
          <table:table-cell office:value-type="float" office:value="0.0109109115">
            <text:p>0.0109109115</text:p>
          </table:table-cell>
          <table:table-cell office:value-type="float" office:value="0.01311443">
            <text:p>0.01311443</text:p>
          </table:table-cell>
          <table:table-cell office:value-type="float" office:value="0.00997368">
            <text:p>0.00997368</text:p>
          </table:table-cell>
          <table:table-cell office:value-type="float" office:value="0.009143506">
            <text:p>0.009143506</text:p>
          </table:table-cell>
          <table:table-cell office:value-type="float" office:value="0.012508545">
            <text:p>0.012508545</text:p>
          </table:table-cell>
          <table:table-cell office:value-type="float" office:value="0.0130053">
            <text:p>0.0130053</text:p>
          </table:table-cell>
          <table:table-cell office:value-type="float" office:value="0.011760189">
            <text:p>0.011760189</text:p>
          </table:table-cell>
          <table:table-cell office:value-type="float" office:value="0.011627814">
            <text:p>0.011627814</text:p>
          </table:table-cell>
          <table:table-cell office:value-type="float" office:value="0.013053478">
            <text:p>0.013053478</text:p>
          </table:table-cell>
          <table:table-cell office:value-type="float" office:value="0.010875984">
            <text:p>0.010875984</text:p>
          </table:table-cell>
          <table:table-cell office:value-type="float" office:value="0.01180267">
            <text:p>0.01180267</text:p>
          </table:table-cell>
          <table:table-cell office:value-type="float" office:value="0.010619313">
            <text:p>0.010619313</text:p>
          </table:table-cell>
          <table:table-cell office:value-type="float" office:value="0.010846066">
            <text:p>0.010846066</text:p>
          </table:table-cell>
          <table:table-cell office:value-type="float" office:value="0.012538814">
            <text:p>0.012538814</text:p>
          </table:table-cell>
          <table:table-cell office:value-type="float" office:value="0.014244042">
            <text:p>0.014244042</text:p>
          </table:table-cell>
          <table:table-cell office:value-type="float" office:value="0.0146293">
            <text:p>0.0146293</text:p>
          </table:table-cell>
          <table:table-cell office:value-type="float" office:value="0.015601429">
            <text:p>0.015601429</text:p>
          </table:table-cell>
          <table:table-cell office:value-type="float" office:value="0.017088782">
            <text:p>0.017088782</text:p>
          </table:table-cell>
          <table:table-cell office:value-type="float" office:value="0.018019745">
            <text:p>0.018019745</text:p>
          </table:table-cell>
          <table:table-cell office:value-type="float" office:value="0.016639806">
            <text:p>0.016639806</text:p>
          </table:table-cell>
          <table:table-cell office:value-type="float" office:value="0.016140327">
            <text:p>0.016140327</text:p>
          </table:table-cell>
          <table:table-cell office:value-type="float" office:value="0.014989206">
            <text:p>0.014989206</text:p>
          </table:table-cell>
          <table:table-cell office:value-type="float" office:value="0.014744994">
            <text:p>0.014744994</text:p>
          </table:table-cell>
          <table:table-cell office:value-type="float" office:value="0.014505794">
            <text:p>0.014505794</text:p>
          </table:table-cell>
          <table:table-cell office:value-type="float" office:value="0.013721739">
            <text:p>0.013721739</text:p>
          </table:table-cell>
          <table:table-cell office:value-type="float" office:value="0.011219594">
            <text:p>0.011219594</text:p>
          </table:table-cell>
          <table:table-cell office:value-type="float" office:value="0.010765404">
            <text:p>0.010765404</text:p>
          </table:table-cell>
          <table:table-cell office:value-type="float" office:value="0.012614346">
            <text:p>0.012614346</text:p>
          </table:table-cell>
          <table:table-cell office:value-type="float" office:value="0.012106424">
            <text:p>0.012106424</text:p>
          </table:table-cell>
          <table:table-cell office:value-type="float" office:value="0.011485592">
            <text:p>0.011485592</text:p>
          </table:table-cell>
          <table:table-cell office:value-type="float" office:value="0.01308389">
            <text:p>0.01308389</text:p>
          </table:table-cell>
          <table:table-cell office:value-type="float" office:value="0.011145309">
            <text:p>0.011145309</text:p>
          </table:table-cell>
          <table:table-cell office:value-type="float" office:value="0.010688803">
            <text:p>0.010688803</text:p>
          </table:table-cell>
          <table:table-cell office:value-type="float" office:value="0.011338512">
            <text:p>0.011338512</text:p>
          </table:table-cell>
          <table:table-cell office:value-type="float" office:value="0.011062276">
            <text:p>0.011062276</text:p>
          </table:table-cell>
          <table:table-cell office:value-type="float" office:value="0.010757833">
            <text:p>0.010757833</text:p>
          </table:table-cell>
          <table:table-cell office:value-type="float" office:value="0.012498681">
            <text:p>0.012498681</text:p>
          </table:table-cell>
          <table:table-cell office:value-type="float" office:value="0.011378949">
            <text:p>0.011378949</text:p>
          </table:table-cell>
          <table:table-cell office:value-type="float" office:value="0.010002862">
            <text:p>0.010002862</text:p>
          </table:table-cell>
          <table:table-cell office:value-type="float" office:value="0.009307269">
            <text:p>0.009307269</text:p>
          </table:table-cell>
          <table:table-cell office:value-type="float" office:value="0.009343977">
            <text:p>0.009343977</text:p>
          </table:table-cell>
          <table:table-cell office:value-type="float" office:value="0.010361112">
            <text:p>0.010361112</text:p>
          </table:table-cell>
          <table:table-cell office:value-type="float" office:value="0.01006189">
            <text:p>0.01006189</text:p>
          </table:table-cell>
          <table:table-cell office:value-type="float" office:value="0.008602967">
            <text:p>0.008602967</text:p>
          </table:table-cell>
          <table:table-cell office:value-type="float" office:value="0.008994159">
            <text:p>0.008994159</text:p>
          </table:table-cell>
          <table:table-cell office:value-type="float" office:value="0.009272028">
            <text:p>0.009272028</text:p>
          </table:table-cell>
          <table:table-cell office:value-type="float" office:value="0.008108233">
            <text:p>0.008108233</text:p>
          </table:table-cell>
          <table:table-cell office:value-type="float" office:value="0.008537713">
            <text:p>0.008537713</text:p>
          </table:table-cell>
          <table:table-cell office:value-type="float" office:value="0.008863477">
            <text:p>0.008863477</text:p>
          </table:table-cell>
          <table:table-cell office:value-type="float" office:value="0.007881413">
            <text:p>0.007881413</text:p>
          </table:table-cell>
          <table:table-cell office:value-type="float" office:value="0.008295513">
            <text:p>0.008295513</text:p>
          </table:table-cell>
          <table:table-cell office:value-type="float" office:value="0.007643944">
            <text:p>0.007643944</text:p>
          </table:table-cell>
          <table:table-cell office:value-type="float" office:value="0.006672448">
            <text:p>0.006672448</text:p>
          </table:table-cell>
          <table:table-cell office:value-type="float" office:value="0.0070791095">
            <text:p>0.0070791095</text:p>
          </table:table-cell>
          <table:table-cell office:value-type="float" office:value="0.008396154">
            <text:p>0.008396154</text:p>
          </table:table-cell>
          <table:table-cell office:value-type="float" office:value="0.007060723">
            <text:p>0.007060723</text:p>
          </table:table-cell>
          <table:table-cell office:value-type="float" office:value="0.0073123393">
            <text:p>0.0073123393</text:p>
          </table:table-cell>
          <table:table-cell office:value-type="float" office:value="0.006444597">
            <text:p>0.006444597</text:p>
          </table:table-cell>
          <table:table-cell office:value-type="float" office:value="0.0070890244">
            <text:p>0.0070890244</text:p>
          </table:table-cell>
          <table:table-cell office:value-type="float" office:value="0.0063057323">
            <text:p>0.0063057323</text:p>
          </table:table-cell>
          <table:table-cell office:value-type="float" office:value="0.0067084134">
            <text:p>0.0067084134</text:p>
          </table:table-cell>
          <table:table-cell office:value-type="float" office:value="0.007534706">
            <text:p>0.007534706</text:p>
          </table:table-cell>
          <table:table-cell table:style-name="Default" office:value-type="float" office:value="0.0074674063">
            <text:p>0.0074674063</text:p>
          </table:table-cell>
          <table:table-cell office:value-type="float" office:value="0.005584809">
            <text:p>0.005584809</text:p>
          </table:table-cell>
          <table:table-cell office:value-type="float" office:value="0.005806317">
            <text:p>0.005806317</text:p>
          </table:table-cell>
          <table:table-cell office:value-type="float" office:value="0.0060995435">
            <text:p>0.0060995435</text:p>
          </table:table-cell>
          <table:table-cell office:value-type="float" office:value="0.005566451">
            <text:p>0.005566451</text:p>
          </table:table-cell>
          <table:table-cell office:value-type="float" office:value="0.005888855">
            <text:p>0.005888855</text:p>
          </table:table-cell>
          <table:table-cell office:value-type="float" office:value="0.0054259137">
            <text:p>0.0054259137</text:p>
          </table:table-cell>
          <table:table-cell office:value-type="float" office:value="0.0051083076">
            <text:p>0.0051083076</text:p>
          </table:table-cell>
          <table:table-cell table:style-name="Default" office:value-type="float" office:value="0.004516463">
            <text:p>0.004516463</text:p>
          </table:table-cell>
          <table:table-cell table:style-name="Default" office:value-type="float" office:value="0.0046129213">
            <text:p>0.0046129213</text:p>
          </table:table-cell>
          <table:table-cell table:style-name="Default" office:value-type="float" office:value="0.0050523398">
            <text:p>0.0050523398</text:p>
          </table:table-cell>
          <table:table-cell table:style-name="Default" office:value-type="float" office:value="0.004952107">
            <text:p>0.004952107</text:p>
          </table:table-cell>
          <table:table-cell table:style-name="Default" office:value-type="float" office:value="0.004321582">
            <text:p>0.004321582</text:p>
          </table:table-cell>
          <table:table-cell table:style-name="Default" office:value-type="float" office:value="0.0038888722">
            <text:p>0.0038888722</text:p>
          </table:table-cell>
          <table:table-cell table:style-name="Default" office:value-type="float" office:value="0.0034204423">
            <text:p>0.0034204423</text:p>
          </table:table-cell>
          <table:table-cell table:style-name="Default" office:value-type="float" office:value="0.0019968092">
            <text:p>0.0019968092</text:p>
          </table:table-cell>
          <table:table-cell table:style-name="Default" office:value-type="float" office:value="0.0011781798">
            <text:p>0.0011781798</text:p>
          </table:table-cell>
          <table:table-cell office:value-type="float" office:value="0.0009937622">
            <text:p>9.94E-004</text:p>
          </table:table-cell>
          <table:table-cell office:value-type="float" office:value="0.00095971266">
            <text:p>9.60E-004</text:p>
          </table:table-cell>
          <table:table-cell office:value-type="float" office:value="0.0009533192">
            <text:p>9.53E-004</text:p>
          </table:table-cell>
          <table:table-cell office:value-type="float" office:value="0.0009508564">
            <text:p>9.51E-004</text:p>
          </table:table-cell>
          <table:table-cell office:value-type="float" office:value="0.0009501584">
            <text:p>9.50E-004</text:p>
          </table:table-cell>
          <table:table-cell office:value-type="float" office:value="0.00095064373">
            <text:p>9.51E-004</text:p>
          </table:table-cell>
          <table:table-cell office:value-type="float" office:value="0.00095139677">
            <text:p>9.51E-004</text:p>
          </table:table-cell>
          <table:table-cell office:value-type="float" office:value="0.00095318485">
            <text:p>9.53E-004</text:p>
          </table:table-cell>
          <table:table-cell office:value-type="float" office:value="0.0009543791">
            <text:p>9.54E-004</text:p>
          </table:table-cell>
          <table:table-cell office:value-type="float" office:value="0.0009549918">
            <text:p>9.55E-004</text:p>
          </table:table-cell>
          <table:table-cell office:value-type="float" office:value="0.00095588324">
            <text:p>9.56E-004</text:p>
          </table:table-cell>
          <table:table-cell office:value-type="float" office:value="0.0009590521">
            <text:p>9.59E-004</text:p>
          </table:table-cell>
          <table:table-cell office:value-type="float" office:value="0.00096057774">
            <text:p>9.61E-004</text:p>
          </table:table-cell>
          <table:table-cell office:value-type="float" office:value="0.00096213096">
            <text:p>9.62E-004</text:p>
          </table:table-cell>
          <table:table-cell office:value-type="float" office:value="0.00096397626">
            <text:p>9.64E-004</text:p>
          </table:table-cell>
          <table:table-cell office:value-type="float" office:value="0.0009669491">
            <text:p>9.67E-004</text:p>
          </table:table-cell>
          <table:table-cell office:value-type="float" office:value="0.00097008573">
            <text:p>9.70E-004</text:p>
          </table:table-cell>
          <table:table-cell office:value-type="float" office:value="0.00097152387">
            <text:p>9.72E-004</text:p>
          </table:table-cell>
          <table:table-cell office:value-type="float" office:value="0.0009738631">
            <text:p>9.74E-004</text:p>
          </table:table-cell>
          <table:table-cell office:value-type="float" office:value="0.0009757994">
            <text:p>9.76E-004</text:p>
          </table:table-cell>
          <table:table-cell office:value-type="float" office:value="0.0009795874">
            <text:p>9.80E-004</text:p>
          </table:table-cell>
          <table:table-cell office:value-type="float" office:value="0.0009817784">
            <text:p>9.82E-004</text:p>
          </table:table-cell>
          <table:table-cell office:value-type="float" office:value="0.00098407">
            <text:p>9.84E-004</text:p>
          </table:table-cell>
          <table:table-cell office:value-type="float" office:value="0.0009866116">
            <text:p>9.87E-004</text:p>
          </table:table-cell>
          <table:table-cell office:value-type="float" office:value="0.0009901832">
            <text:p>9.90E-004</text:p>
          </table:table-cell>
          <table:table-cell office:value-type="float" office:value="0.0009944167">
            <text:p>9.94E-004</text:p>
          </table:table-cell>
          <table:table-cell office:value-type="float" office:value="0.0009969958">
            <text:p>9.97E-004</text:p>
          </table:table-cell>
          <table:table-cell office:value-type="float" office:value="0.0009992593">
            <text:p>9.99E-004</text:p>
          </table:table-cell>
          <table:table-cell table:style-name="Default" office:value-type="float" office:value="0.0010022788">
            <text:p>0.0010022788</text:p>
          </table:table-cell>
          <table:table-cell table:style-name="Default" office:value-type="float" office:value="0.001007273">
            <text:p>0.001007273</text:p>
          </table:table-cell>
          <table:table-cell table:style-name="Default" office:value-type="float" office:value="0.0010094342">
            <text:p>0.0010094342</text:p>
          </table:table-cell>
          <table:table-cell table:style-name="Default" office:value-type="float" office:value="0.0010116778">
            <text:p>0.0010116778</text:p>
          </table:table-cell>
          <table:table-cell table:style-name="Default" office:value-type="float" office:value="0.001014526">
            <text:p>0.001014526</text:p>
          </table:table-cell>
          <table:table-cell table:style-name="Default" office:value-type="float" office:value="0.001019665">
            <text:p>0.001019665</text:p>
          </table:table-cell>
          <table:table-cell table:style-name="Default" office:value-type="float" office:value="0.001022197">
            <text:p>0.001022197</text:p>
          </table:table-cell>
          <table:table-cell table:style-name="Default" office:value-type="float" office:value="0.0010253934">
            <text:p>0.0010253934</text:p>
          </table:table-cell>
          <table:table-cell table:style-name="Default" office:value-type="float" office:value="0.0010284623">
            <text:p>0.0010284623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07-The Doors - The Wasp (Texas Radio &amp; The Big Beat).mp3</text:p>
          </table:table-cell>
          <table:table-cell office:value-type="float" office:value="0.0929024">
            <text:p>0.0929024</text:p>
          </table:table-cell>
          <table:table-cell office:value-type="float" office:value="0.14837652">
            <text:p>0.14837652</text:p>
          </table:table-cell>
          <table:table-cell office:value-type="float" office:value="0.08707084">
            <text:p>0.08707084</text:p>
          </table:table-cell>
          <table:table-cell office:value-type="float" office:value="0.04183745">
            <text:p>0.04183745</text:p>
          </table:table-cell>
          <table:table-cell office:value-type="float" office:value="0.039801158">
            <text:p>0.039801158</text:p>
          </table:table-cell>
          <table:table-cell office:value-type="float" office:value="0.031447303">
            <text:p>0.031447303</text:p>
          </table:table-cell>
          <table:table-cell office:value-type="float" office:value="0.03245217">
            <text:p>0.03245217</text:p>
          </table:table-cell>
          <table:table-cell office:value-type="float" office:value="0.032210734">
            <text:p>0.032210734</text:p>
          </table:table-cell>
          <table:table-cell office:value-type="float" office:value="0.024598032">
            <text:p>0.024598032</text:p>
          </table:table-cell>
          <table:table-cell office:value-type="float" office:value="0.025670284">
            <text:p>0.025670284</text:p>
          </table:table-cell>
          <table:table-cell office:value-type="float" office:value="0.02692874">
            <text:p>0.02692874</text:p>
          </table:table-cell>
          <table:table-cell office:value-type="float" office:value="0.025699452">
            <text:p>0.025699452</text:p>
          </table:table-cell>
          <table:table-cell office:value-type="float" office:value="0.020766424">
            <text:p>0.020766424</text:p>
          </table:table-cell>
          <table:table-cell office:value-type="float" office:value="0.025795031">
            <text:p>0.025795031</text:p>
          </table:table-cell>
          <table:table-cell office:value-type="float" office:value="0.02050717">
            <text:p>0.02050717</text:p>
          </table:table-cell>
          <table:table-cell office:value-type="float" office:value="0.03534444">
            <text:p>0.03534444</text:p>
          </table:table-cell>
          <table:table-cell office:value-type="float" office:value="0.022817733">
            <text:p>0.022817733</text:p>
          </table:table-cell>
          <table:table-cell office:value-type="float" office:value="0.023443256">
            <text:p>0.023443256</text:p>
          </table:table-cell>
          <table:table-cell office:value-type="float" office:value="0.018860715">
            <text:p>0.018860715</text:p>
          </table:table-cell>
          <table:table-cell office:value-type="float" office:value="0.019272445">
            <text:p>0.019272445</text:p>
          </table:table-cell>
          <table:table-cell office:value-type="float" office:value="0.019323839">
            <text:p>0.019323839</text:p>
          </table:table-cell>
          <table:table-cell office:value-type="float" office:value="0.016891846">
            <text:p>0.016891846</text:p>
          </table:table-cell>
          <table:table-cell office:value-type="float" office:value="0.031997334">
            <text:p>0.031997334</text:p>
          </table:table-cell>
          <table:table-cell office:value-type="float" office:value="0.031525683">
            <text:p>0.031525683</text:p>
          </table:table-cell>
          <table:table-cell office:value-type="float" office:value="0.02318616">
            <text:p>0.02318616</text:p>
          </table:table-cell>
          <table:table-cell office:value-type="float" office:value="0.023151131">
            <text:p>0.023151131</text:p>
          </table:table-cell>
          <table:table-cell office:value-type="float" office:value="0.020305058">
            <text:p>0.020305058</text:p>
          </table:table-cell>
          <table:table-cell office:value-type="float" office:value="0.018763823">
            <text:p>0.018763823</text:p>
          </table:table-cell>
          <table:table-cell office:value-type="float" office:value="0.016393436">
            <text:p>0.016393436</text:p>
          </table:table-cell>
          <table:table-cell office:value-type="float" office:value="0.017212998">
            <text:p>0.017212998</text:p>
          </table:table-cell>
          <table:table-cell office:value-type="float" office:value="0.025213739">
            <text:p>0.025213739</text:p>
          </table:table-cell>
          <table:table-cell office:value-type="float" office:value="0.020522939">
            <text:p>0.020522939</text:p>
          </table:table-cell>
          <table:table-cell office:value-type="float" office:value="0.016106583">
            <text:p>0.016106583</text:p>
          </table:table-cell>
          <table:table-cell office:value-type="float" office:value="0.017852651">
            <text:p>0.017852651</text:p>
          </table:table-cell>
          <table:table-cell office:value-type="float" office:value="0.021714108">
            <text:p>0.021714108</text:p>
          </table:table-cell>
          <table:table-cell office:value-type="float" office:value="0.014647634">
            <text:p>0.014647634</text:p>
          </table:table-cell>
          <table:table-cell office:value-type="float" office:value="0.02043833">
            <text:p>0.02043833</text:p>
          </table:table-cell>
          <table:table-cell office:value-type="float" office:value="0.017119883">
            <text:p>0.017119883</text:p>
          </table:table-cell>
          <table:table-cell office:value-type="float" office:value="0.02555229">
            <text:p>0.02555229</text:p>
          </table:table-cell>
          <table:table-cell office:value-type="float" office:value="0.019738238">
            <text:p>0.019738238</text:p>
          </table:table-cell>
          <table:table-cell office:value-type="float" office:value="0.020467918">
            <text:p>0.020467918</text:p>
          </table:table-cell>
          <table:table-cell office:value-type="float" office:value="0.021700509">
            <text:p>0.021700509</text:p>
          </table:table-cell>
          <table:table-cell office:value-type="float" office:value="0.02001771">
            <text:p>0.02001771</text:p>
          </table:table-cell>
          <table:table-cell office:value-type="float" office:value="0.01639356">
            <text:p>0.01639356</text:p>
          </table:table-cell>
          <table:table-cell office:value-type="float" office:value="0.014385387">
            <text:p>0.014385387</text:p>
          </table:table-cell>
          <table:table-cell office:value-type="float" office:value="0.016133491">
            <text:p>0.016133491</text:p>
          </table:table-cell>
          <table:table-cell office:value-type="float" office:value="0.013064434">
            <text:p>0.013064434</text:p>
          </table:table-cell>
          <table:table-cell office:value-type="float" office:value="0.010589643">
            <text:p>0.010589643</text:p>
          </table:table-cell>
          <table:table-cell office:value-type="float" office:value="0.012071835">
            <text:p>0.012071835</text:p>
          </table:table-cell>
          <table:table-cell office:value-type="float" office:value="0.011732304">
            <text:p>0.011732304</text:p>
          </table:table-cell>
          <table:table-cell office:value-type="float" office:value="0.011330001">
            <text:p>0.011330001</text:p>
          </table:table-cell>
          <table:table-cell office:value-type="float" office:value="0.010582173">
            <text:p>0.010582173</text:p>
          </table:table-cell>
          <table:table-cell office:value-type="float" office:value="0.011138424">
            <text:p>0.011138424</text:p>
          </table:table-cell>
          <table:table-cell office:value-type="float" office:value="0.012083423">
            <text:p>0.012083423</text:p>
          </table:table-cell>
          <table:table-cell office:value-type="float" office:value="0.011393885">
            <text:p>0.011393885</text:p>
          </table:table-cell>
          <table:table-cell office:value-type="float" office:value="0.010868006">
            <text:p>0.010868006</text:p>
          </table:table-cell>
          <table:table-cell office:value-type="float" office:value="0.011827494">
            <text:p>0.011827494</text:p>
          </table:table-cell>
          <table:table-cell office:value-type="float" office:value="0.011950285">
            <text:p>0.011950285</text:p>
          </table:table-cell>
          <table:table-cell office:value-type="float" office:value="0.012409704">
            <text:p>0.012409704</text:p>
          </table:table-cell>
          <table:table-cell office:value-type="float" office:value="0.013526058">
            <text:p>0.013526058</text:p>
          </table:table-cell>
          <table:table-cell office:value-type="float" office:value="0.013042825">
            <text:p>0.013042825</text:p>
          </table:table-cell>
          <table:table-cell office:value-type="float" office:value="0.012266778">
            <text:p>0.012266778</text:p>
          </table:table-cell>
          <table:table-cell office:value-type="float" office:value="0.012757931">
            <text:p>0.012757931</text:p>
          </table:table-cell>
          <table:table-cell office:value-type="float" office:value="0.012994169">
            <text:p>0.012994169</text:p>
          </table:table-cell>
          <table:table-cell office:value-type="float" office:value="0.012411947">
            <text:p>0.012411947</text:p>
          </table:table-cell>
          <table:table-cell office:value-type="float" office:value="0.0126794595">
            <text:p>0.0126794595</text:p>
          </table:table-cell>
          <table:table-cell office:value-type="float" office:value="0.012195827">
            <text:p>0.012195827</text:p>
          </table:table-cell>
          <table:table-cell office:value-type="float" office:value="0.011961446">
            <text:p>0.011961446</text:p>
          </table:table-cell>
          <table:table-cell office:value-type="float" office:value="0.013359165">
            <text:p>0.013359165</text:p>
          </table:table-cell>
          <table:table-cell office:value-type="float" office:value="0.013679113">
            <text:p>0.013679113</text:p>
          </table:table-cell>
          <table:table-cell office:value-type="float" office:value="0.011256459">
            <text:p>0.011256459</text:p>
          </table:table-cell>
          <table:table-cell office:value-type="float" office:value="0.012728374">
            <text:p>0.012728374</text:p>
          </table:table-cell>
          <table:table-cell office:value-type="float" office:value="0.013455244">
            <text:p>0.013455244</text:p>
          </table:table-cell>
          <table:table-cell office:value-type="float" office:value="0.012579439">
            <text:p>0.012579439</text:p>
          </table:table-cell>
          <table:table-cell office:value-type="float" office:value="0.011391643">
            <text:p>0.011391643</text:p>
          </table:table-cell>
          <table:table-cell office:value-type="float" office:value="0.011619069">
            <text:p>0.011619069</text:p>
          </table:table-cell>
          <table:table-cell office:value-type="float" office:value="0.011737599">
            <text:p>0.011737599</text:p>
          </table:table-cell>
          <table:table-cell office:value-type="float" office:value="0.013358833">
            <text:p>0.013358833</text:p>
          </table:table-cell>
          <table:table-cell office:value-type="float" office:value="0.014213026">
            <text:p>0.014213026</text:p>
          </table:table-cell>
          <table:table-cell office:value-type="float" office:value="0.014022743">
            <text:p>0.014022743</text:p>
          </table:table-cell>
          <table:table-cell office:value-type="float" office:value="0.013562982">
            <text:p>0.013562982</text:p>
          </table:table-cell>
          <table:table-cell office:value-type="float" office:value="0.012457102">
            <text:p>0.012457102</text:p>
          </table:table-cell>
          <table:table-cell office:value-type="float" office:value="0.011527146">
            <text:p>0.011527146</text:p>
          </table:table-cell>
          <table:table-cell office:value-type="float" office:value="0.011417115">
            <text:p>0.011417115</text:p>
          </table:table-cell>
          <table:table-cell office:value-type="float" office:value="0.0124945445">
            <text:p>0.0124945445</text:p>
          </table:table-cell>
          <table:table-cell office:value-type="float" office:value="0.009804242">
            <text:p>0.009804242</text:p>
          </table:table-cell>
          <table:table-cell office:value-type="float" office:value="0.010505484">
            <text:p>0.010505484</text:p>
          </table:table-cell>
          <table:table-cell office:value-type="float" office:value="0.011477186">
            <text:p>0.011477186</text:p>
          </table:table-cell>
          <table:table-cell office:value-type="float" office:value="0.011198097">
            <text:p>0.011198097</text:p>
          </table:table-cell>
          <table:table-cell office:value-type="float" office:value="0.010649266">
            <text:p>0.010649266</text:p>
          </table:table-cell>
          <table:table-cell office:value-type="float" office:value="0.008635529">
            <text:p>0.008635529</text:p>
          </table:table-cell>
          <table:table-cell office:value-type="float" office:value="0.008120381">
            <text:p>0.008120381</text:p>
          </table:table-cell>
          <table:table-cell office:value-type="float" office:value="0.009088265">
            <text:p>0.009088265</text:p>
          </table:table-cell>
          <table:table-cell office:value-type="float" office:value="0.009858509">
            <text:p>0.009858509</text:p>
          </table:table-cell>
          <table:table-cell office:value-type="float" office:value="0.010693171">
            <text:p>0.010693171</text:p>
          </table:table-cell>
          <table:table-cell office:value-type="float" office:value="0.009180609">
            <text:p>0.009180609</text:p>
          </table:table-cell>
          <table:table-cell office:value-type="float" office:value="0.009351619">
            <text:p>0.009351619</text:p>
          </table:table-cell>
          <table:table-cell office:value-type="float" office:value="0.008261755">
            <text:p>0.008261755</text:p>
          </table:table-cell>
          <table:table-cell office:value-type="float" office:value="0.008554348">
            <text:p>0.008554348</text:p>
          </table:table-cell>
          <table:table-cell office:value-type="float" office:value="0.0082930615">
            <text:p>0.0082930615</text:p>
          </table:table-cell>
          <table:table-cell office:value-type="float" office:value="0.010133487">
            <text:p>0.010133487</text:p>
          </table:table-cell>
          <table:table-cell office:value-type="float" office:value="0.009366319">
            <text:p>0.009366319</text:p>
          </table:table-cell>
          <table:table-cell office:value-type="float" office:value="0.008301756">
            <text:p>0.008301756</text:p>
          </table:table-cell>
          <table:table-cell office:value-type="float" office:value="0.008121208">
            <text:p>0.008121208</text:p>
          </table:table-cell>
          <table:table-cell office:value-type="float" office:value="0.007911262">
            <text:p>0.007911262</text:p>
          </table:table-cell>
          <table:table-cell office:value-type="float" office:value="0.00892932">
            <text:p>0.00892932</text:p>
          </table:table-cell>
          <table:table-cell office:value-type="float" office:value="0.007456835">
            <text:p>0.007456835</text:p>
          </table:table-cell>
          <table:table-cell office:value-type="float" office:value="0.0078491075">
            <text:p>0.0078491075</text:p>
          </table:table-cell>
          <table:table-cell office:value-type="float" office:value="0.008474314">
            <text:p>0.008474314</text:p>
          </table:table-cell>
          <table:table-cell office:value-type="float" office:value="0.008198505">
            <text:p>0.008198505</text:p>
          </table:table-cell>
          <table:table-cell office:value-type="float" office:value="0.0079228785">
            <text:p>0.0079228785</text:p>
          </table:table-cell>
          <table:table-cell office:value-type="float" office:value="0.0073135644">
            <text:p>0.0073135644</text:p>
          </table:table-cell>
          <table:table-cell office:value-type="float" office:value="0.007253535">
            <text:p>0.007253535</text:p>
          </table:table-cell>
          <table:table-cell office:value-type="float" office:value="0.0077773896">
            <text:p>0.0077773896</text:p>
          </table:table-cell>
          <table:table-cell office:value-type="float" office:value="0.00785799">
            <text:p>0.00785799</text:p>
          </table:table-cell>
          <table:table-cell office:value-type="float" office:value="0.007845796">
            <text:p>0.007845796</text:p>
          </table:table-cell>
          <table:table-cell office:value-type="float" office:value="0.006843751">
            <text:p>0.006843751</text:p>
          </table:table-cell>
          <table:table-cell office:value-type="float" office:value="0.006865285">
            <text:p>0.006865285</text:p>
          </table:table-cell>
          <table:table-cell office:value-type="float" office:value="0.007362963">
            <text:p>0.007362963</text:p>
          </table:table-cell>
          <table:table-cell office:value-type="float" office:value="0.0065515027">
            <text:p>0.0065515027</text:p>
          </table:table-cell>
          <table:table-cell office:value-type="float" office:value="0.007665731">
            <text:p>0.007665731</text:p>
          </table:table-cell>
          <table:table-cell office:value-type="float" office:value="0.006613402">
            <text:p>0.006613402</text:p>
          </table:table-cell>
          <table:table-cell office:value-type="float" office:value="0.0064546755">
            <text:p>0.0064546755</text:p>
          </table:table-cell>
          <table:table-cell office:value-type="float" office:value="0.006484399">
            <text:p>0.006484399</text:p>
          </table:table-cell>
          <table:table-cell office:value-type="float" office:value="0.0065436093">
            <text:p>0.0065436093</text:p>
          </table:table-cell>
          <table:table-cell office:value-type="float" office:value="0.0061828997">
            <text:p>0.0061828997</text:p>
          </table:table-cell>
          <table:table-cell office:value-type="float" office:value="0.0068721953">
            <text:p>0.0068721953</text:p>
          </table:table-cell>
          <table:table-cell office:value-type="float" office:value="0.006643523">
            <text:p>0.006643523</text:p>
          </table:table-cell>
          <table:table-cell office:value-type="float" office:value="0.006404067">
            <text:p>0.006404067</text:p>
          </table:table-cell>
          <table:table-cell office:value-type="float" office:value="0.005710683">
            <text:p>0.005710683</text:p>
          </table:table-cell>
          <table:table-cell office:value-type="float" office:value="0.0062616346">
            <text:p>0.0062616346</text:p>
          </table:table-cell>
          <table:table-cell office:value-type="float" office:value="0.006083217">
            <text:p>0.006083217</text:p>
          </table:table-cell>
          <table:table-cell office:value-type="float" office:value="0.0061488375">
            <text:p>0.0061488375</text:p>
          </table:table-cell>
          <table:table-cell office:value-type="float" office:value="0.005891071">
            <text:p>0.005891071</text:p>
          </table:table-cell>
          <table:table-cell office:value-type="float" office:value="0.0052622077">
            <text:p>0.0052622077</text:p>
          </table:table-cell>
          <table:table-cell office:value-type="float" office:value="0.0052857897">
            <text:p>0.0052857897</text:p>
          </table:table-cell>
          <table:table-cell office:value-type="float" office:value="0.0055461447">
            <text:p>0.0055461447</text:p>
          </table:table-cell>
          <table:table-cell office:value-type="float" office:value="0.005760427">
            <text:p>0.005760427</text:p>
          </table:table-cell>
          <table:table-cell office:value-type="float" office:value="0.0053430414">
            <text:p>0.0053430414</text:p>
          </table:table-cell>
          <table:table-cell office:value-type="float" office:value="0.0056388667">
            <text:p>0.0056388667</text:p>
          </table:table-cell>
          <table:table-cell office:value-type="float" office:value="0.0057540094">
            <text:p>0.0057540094</text:p>
          </table:table-cell>
          <table:table-cell office:value-type="float" office:value="0.0053377426">
            <text:p>0.0053377426</text:p>
          </table:table-cell>
          <table:table-cell office:value-type="float" office:value="0.005719172">
            <text:p>0.005719172</text:p>
          </table:table-cell>
          <table:table-cell office:value-type="float" office:value="0.004950175">
            <text:p>0.004950175</text:p>
          </table:table-cell>
          <table:table-cell office:value-type="float" office:value="0.0047425344">
            <text:p>0.0047425344</text:p>
          </table:table-cell>
          <table:table-cell office:value-type="float" office:value="0.0044413116">
            <text:p>0.0044413116</text:p>
          </table:table-cell>
          <table:table-cell office:value-type="float" office:value="0.005421621">
            <text:p>0.005421621</text:p>
          </table:table-cell>
          <table:table-cell office:value-type="float" office:value="0.005060243">
            <text:p>0.005060243</text:p>
          </table:table-cell>
          <table:table-cell office:value-type="float" office:value="0.0045209844">
            <text:p>0.0045209844</text:p>
          </table:table-cell>
          <table:table-cell office:value-type="float" office:value="0.004167283">
            <text:p>0.004167283</text:p>
          </table:table-cell>
          <table:table-cell office:value-type="float" office:value="0.0043916525">
            <text:p>0.0043916525</text:p>
          </table:table-cell>
          <table:table-cell office:value-type="float" office:value="0.004655166">
            <text:p>0.004655166</text:p>
          </table:table-cell>
          <table:table-cell office:value-type="float" office:value="0.0046373536">
            <text:p>0.0046373536</text:p>
          </table:table-cell>
          <table:table-cell office:value-type="float" office:value="0.004256708">
            <text:p>0.004256708</text:p>
          </table:table-cell>
          <table:table-cell office:value-type="float" office:value="0.0040690117">
            <text:p>0.0040690117</text:p>
          </table:table-cell>
          <table:table-cell office:value-type="float" office:value="0.003823591">
            <text:p>0.003823591</text:p>
          </table:table-cell>
          <table:table-cell office:value-type="float" office:value="0.0042559453">
            <text:p>0.0042559453</text:p>
          </table:table-cell>
          <table:table-cell office:value-type="float" office:value="0.004313989">
            <text:p>0.004313989</text:p>
          </table:table-cell>
          <table:table-cell office:value-type="float" office:value="0.0045125405">
            <text:p>0.0045125405</text:p>
          </table:table-cell>
          <table:table-cell office:value-type="float" office:value="0.004443162">
            <text:p>0.004443162</text:p>
          </table:table-cell>
          <table:table-cell office:value-type="float" office:value="0.0040097907">
            <text:p>0.0040097907</text:p>
          </table:table-cell>
          <table:table-cell office:value-type="float" office:value="0.0036512674">
            <text:p>0.0036512674</text:p>
          </table:table-cell>
          <table:table-cell office:value-type="float" office:value="0.0043128124">
            <text:p>0.0043128124</text:p>
          </table:table-cell>
          <table:table-cell office:value-type="float" office:value="0.0043215123">
            <text:p>0.0043215123</text:p>
          </table:table-cell>
          <table:table-cell office:value-type="float" office:value="0.0042179767">
            <text:p>0.0042179767</text:p>
          </table:table-cell>
          <table:table-cell office:value-type="float" office:value="0.004032968">
            <text:p>0.004032968</text:p>
          </table:table-cell>
          <table:table-cell office:value-type="float" office:value="0.0042792223">
            <text:p>0.0042792223</text:p>
          </table:table-cell>
          <table:table-cell office:value-type="float" office:value="0.004097325">
            <text:p>0.004097325</text:p>
          </table:table-cell>
          <table:table-cell office:value-type="float" office:value="0.0041788975">
            <text:p>0.0041788975</text:p>
          </table:table-cell>
          <table:table-cell office:value-type="float" office:value="0.004050077">
            <text:p>0.004050077</text:p>
          </table:table-cell>
          <table:table-cell office:value-type="float" office:value="0.0040471824">
            <text:p>0.0040471824</text:p>
          </table:table-cell>
          <table:table-cell office:value-type="float" office:value="0.0039882516">
            <text:p>0.0039882516</text:p>
          </table:table-cell>
          <table:table-cell office:value-type="float" office:value="0.0036370393">
            <text:p>0.0036370393</text:p>
          </table:table-cell>
          <table:table-cell office:value-type="float" office:value="0.0040658647">
            <text:p>0.0040658647</text:p>
          </table:table-cell>
          <table:table-cell office:value-type="float" office:value="0.003775039">
            <text:p>0.003775039</text:p>
          </table:table-cell>
          <table:table-cell office:value-type="float" office:value="0.004224152">
            <text:p>0.004224152</text:p>
          </table:table-cell>
          <table:table-cell office:value-type="float" office:value="0.0038148866">
            <text:p>0.0038148866</text:p>
          </table:table-cell>
          <table:table-cell office:value-type="float" office:value="0.003412373">
            <text:p>0.003412373</text:p>
          </table:table-cell>
          <table:table-cell office:value-type="float" office:value="0.0038696863">
            <text:p>0.0038696863</text:p>
          </table:table-cell>
          <table:table-cell office:value-type="float" office:value="0.0036109097">
            <text:p>0.0036109097</text:p>
          </table:table-cell>
          <table:table-cell office:value-type="float" office:value="0.003774051">
            <text:p>0.003774051</text:p>
          </table:table-cell>
          <table:table-cell office:value-type="float" office:value="0.0039538518">
            <text:p>0.0039538518</text:p>
          </table:table-cell>
          <table:table-cell office:value-type="float" office:value="0.0033686943">
            <text:p>0.0033686943</text:p>
          </table:table-cell>
          <table:table-cell office:value-type="float" office:value="0.0035536776">
            <text:p>0.0035536776</text:p>
          </table:table-cell>
          <table:table-cell office:value-type="float" office:value="0.003801037">
            <text:p>0.003801037</text:p>
          </table:table-cell>
          <table:table-cell office:value-type="float" office:value="0.003370106">
            <text:p>0.003370106</text:p>
          </table:table-cell>
          <table:table-cell office:value-type="float" office:value="0.003054871">
            <text:p>0.003054871</text:p>
          </table:table-cell>
          <table:table-cell office:value-type="float" office:value="0.0028948311">
            <text:p>0.0028948311</text:p>
          </table:table-cell>
          <table:table-cell office:value-type="float" office:value="0.0028516862">
            <text:p>0.0028516862</text:p>
          </table:table-cell>
          <table:table-cell office:value-type="float" office:value="0.0030361195">
            <text:p>0.0030361195</text:p>
          </table:table-cell>
          <table:table-cell office:value-type="float" office:value="0.0030654431">
            <text:p>0.0030654431</text:p>
          </table:table-cell>
          <table:table-cell office:value-type="float" office:value="0.0028578963">
            <text:p>0.0028578963</text:p>
          </table:table-cell>
          <table:table-cell office:value-type="float" office:value="0.002808536">
            <text:p>0.002808536</text:p>
          </table:table-cell>
          <table:table-cell office:value-type="float" office:value="0.0027201276">
            <text:p>0.0027201276</text:p>
          </table:table-cell>
          <table:table-cell office:value-type="float" office:value="0.0025060424">
            <text:p>0.0025060424</text:p>
          </table:table-cell>
          <table:table-cell office:value-type="float" office:value="0.0026248223">
            <text:p>0.0026248223</text:p>
          </table:table-cell>
          <table:table-cell office:value-type="float" office:value="0.002626117">
            <text:p>0.002626117</text:p>
          </table:table-cell>
          <table:table-cell office:value-type="float" office:value="0.0026835806">
            <text:p>0.0026835806</text:p>
          </table:table-cell>
          <table:table-cell office:value-type="float" office:value="0.0025132962">
            <text:p>0.0025132962</text:p>
          </table:table-cell>
          <table:table-cell office:value-type="float" office:value="0.0025601145">
            <text:p>0.0025601145</text:p>
          </table:table-cell>
          <table:table-cell office:value-type="float" office:value="0.0023919954">
            <text:p>0.0023919954</text:p>
          </table:table-cell>
          <table:table-cell table:style-name="Default" office:value-type="float" office:value="0.0023523122">
            <text:p>0.0023523122</text:p>
          </table:table-cell>
          <table:table-cell office:value-type="float" office:value="0.0022898307">
            <text:p>0.0022898307</text:p>
          </table:table-cell>
          <table:table-cell office:value-type="float" office:value="0.0022737011">
            <text:p>0.0022737011</text:p>
          </table:table-cell>
          <table:table-cell office:value-type="float" office:value="0.002277998">
            <text:p>0.002277998</text:p>
          </table:table-cell>
          <table:table-cell office:value-type="float" office:value="0.002192581">
            <text:p>0.002192581</text:p>
          </table:table-cell>
          <table:table-cell office:value-type="float" office:value="0.002079895">
            <text:p>0.002079895</text:p>
          </table:table-cell>
          <table:table-cell office:value-type="float" office:value="0.0020513812">
            <text:p>0.0020513812</text:p>
          </table:table-cell>
          <table:table-cell office:value-type="float" office:value="0.001990199">
            <text:p>0.001990199</text:p>
          </table:table-cell>
          <table:table-cell table:style-name="Default" office:value-type="float" office:value="0.0017079989">
            <text:p>0.0017079989</text:p>
          </table:table-cell>
          <table:table-cell table:style-name="Default" office:value-type="float" office:value="0.0016964602">
            <text:p>0.0016964602</text:p>
          </table:table-cell>
          <table:table-cell table:style-name="Default" office:value-type="float" office:value="0.0016459038">
            <text:p>0.0016459038</text:p>
          </table:table-cell>
          <table:table-cell table:style-name="Default" office:value-type="float" office:value="0.0016425482">
            <text:p>0.0016425482</text:p>
          </table:table-cell>
          <table:table-cell table:style-name="Default" office:value-type="float" office:value="0.0015944641">
            <text:p>0.0015944641</text:p>
          </table:table-cell>
          <table:table-cell table:style-name="Default" office:value-type="float" office:value="0.0014644498">
            <text:p>0.0014644498</text:p>
          </table:table-cell>
          <table:table-cell table:style-name="Default" office:value-type="float" office:value="0.0012994723">
            <text:p>0.0012994723</text:p>
          </table:table-cell>
          <table:table-cell table:style-name="Default" office:value-type="float" office:value="0.0010477765">
            <text:p>0.0010477765</text:p>
          </table:table-cell>
          <table:table-cell office:value-type="float" office:value="0.00089150755">
            <text:p>8.92E-004</text:p>
          </table:table-cell>
          <table:table-cell office:value-type="float" office:value="0.0008566852">
            <text:p>8.57E-004</text:p>
          </table:table-cell>
          <table:table-cell office:value-type="float" office:value="0.0008521609">
            <text:p>8.52E-004</text:p>
          </table:table-cell>
          <table:table-cell office:value-type="float" office:value="0.0008545664">
            <text:p>8.55E-004</text:p>
          </table:table-cell>
          <table:table-cell office:value-type="float" office:value="0.00085637055">
            <text:p>8.56E-004</text:p>
          </table:table-cell>
          <table:table-cell office:value-type="float" office:value="0.0008567482">
            <text:p>8.57E-004</text:p>
          </table:table-cell>
          <table:table-cell office:value-type="float" office:value="0.0008578683">
            <text:p>8.58E-004</text:p>
          </table:table-cell>
          <table:table-cell office:value-type="float" office:value="0.0008614912">
            <text:p>8.61E-004</text:p>
          </table:table-cell>
          <table:table-cell office:value-type="float" office:value="0.0008646608">
            <text:p>8.65E-004</text:p>
          </table:table-cell>
          <table:table-cell office:value-type="float" office:value="0.0008664908">
            <text:p>8.66E-004</text:p>
          </table:table-cell>
          <table:table-cell office:value-type="float" office:value="0.00086692674">
            <text:p>8.67E-004</text:p>
          </table:table-cell>
          <table:table-cell office:value-type="float" office:value="0.00086927344">
            <text:p>8.69E-004</text:p>
          </table:table-cell>
          <table:table-cell office:value-type="float" office:value="0.0008739956">
            <text:p>8.74E-004</text:p>
          </table:table-cell>
          <table:table-cell office:value-type="float" office:value="0.000875437">
            <text:p>8.75E-004</text:p>
          </table:table-cell>
          <table:table-cell office:value-type="float" office:value="0.00087689277">
            <text:p>8.77E-004</text:p>
          </table:table-cell>
          <table:table-cell office:value-type="float" office:value="0.00087798707">
            <text:p>8.78E-004</text:p>
          </table:table-cell>
          <table:table-cell office:value-type="float" office:value="0.000881067">
            <text:p>8.81E-004</text:p>
          </table:table-cell>
          <table:table-cell office:value-type="float" office:value="0.0008851487">
            <text:p>8.85E-004</text:p>
          </table:table-cell>
          <table:table-cell office:value-type="float" office:value="0.0008870346">
            <text:p>8.87E-004</text:p>
          </table:table-cell>
          <table:table-cell office:value-type="float" office:value="0.0008892706">
            <text:p>8.89E-004</text:p>
          </table:table-cell>
          <table:table-cell office:value-type="float" office:value="0.00089076755">
            <text:p>8.91E-004</text:p>
          </table:table-cell>
          <table:table-cell office:value-type="float" office:value="0.00089499855">
            <text:p>8.95E-004</text:p>
          </table:table-cell>
          <table:table-cell office:value-type="float" office:value="0.0008977517">
            <text:p>8.98E-004</text:p>
          </table:table-cell>
          <table:table-cell office:value-type="float" office:value="0.0009006993">
            <text:p>9.01E-004</text:p>
          </table:table-cell>
          <table:table-cell office:value-type="float" office:value="0.00090353127">
            <text:p>9.04E-004</text:p>
          </table:table-cell>
          <table:table-cell office:value-type="float" office:value="0.00090702093">
            <text:p>9.07E-004</text:p>
          </table:table-cell>
          <table:table-cell office:value-type="float" office:value="0.00090954185">
            <text:p>9.10E-004</text:p>
          </table:table-cell>
          <table:table-cell office:value-type="float" office:value="0.00091274705">
            <text:p>9.13E-004</text:p>
          </table:table-cell>
          <table:table-cell office:value-type="float" office:value="0.00091524265">
            <text:p>9.15E-004</text:p>
          </table:table-cell>
          <table:table-cell office:value-type="float" office:value="0.00091853755">
            <text:p>9.19E-004</text:p>
          </table:table-cell>
          <table:table-cell office:value-type="float" office:value="0.00092246814">
            <text:p>9.22E-004</text:p>
          </table:table-cell>
          <table:table-cell office:value-type="float" office:value="0.0009240565">
            <text:p>9.24E-004</text:p>
          </table:table-cell>
          <table:table-cell office:value-type="float" office:value="0.0009275658">
            <text:p>9.28E-004</text:p>
          </table:table-cell>
          <table:table-cell office:value-type="float" office:value="0.0009306549">
            <text:p>9.31E-004</text:p>
          </table:table-cell>
          <table:table-cell office:value-type="float" office:value="0.0009351872">
            <text:p>9.35E-004</text:p>
          </table:table-cell>
          <table:table-cell office:value-type="float" office:value="0.00093635416">
            <text:p>9.36E-004</text:p>
          </table:table-cell>
          <table:table-cell office:value-type="float" office:value="0.0009380109">
            <text:p>9.38E-004</text:p>
          </table:table-cell>
          <table:table-cell office:value-type="float" office:value="0.0009418118">
            <text:p>9.42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08-The Doors - Summers Almost Gone.mp3</text:p>
          </table:table-cell>
          <table:table-cell office:value-type="float" office:value="0.057585314">
            <text:p>0.057585314</text:p>
          </table:table-cell>
          <table:table-cell office:value-type="float" office:value="0.08739087">
            <text:p>0.08739087</text:p>
          </table:table-cell>
          <table:table-cell office:value-type="float" office:value="0.070940055">
            <text:p>0.070940055</text:p>
          </table:table-cell>
          <table:table-cell office:value-type="float" office:value="0.06364116">
            <text:p>0.06364116</text:p>
          </table:table-cell>
          <table:table-cell office:value-type="float" office:value="0.11437303">
            <text:p>0.11437303</text:p>
          </table:table-cell>
          <table:table-cell office:value-type="float" office:value="0.08541244">
            <text:p>0.08541244</text:p>
          </table:table-cell>
          <table:table-cell office:value-type="float" office:value="0.13397011">
            <text:p>0.13397011</text:p>
          </table:table-cell>
          <table:table-cell office:value-type="float" office:value="0.07706803">
            <text:p>0.07706803</text:p>
          </table:table-cell>
          <table:table-cell office:value-type="float" office:value="0.06459338">
            <text:p>0.06459338</text:p>
          </table:table-cell>
          <table:table-cell office:value-type="float" office:value="0.07752726">
            <text:p>0.07752726</text:p>
          </table:table-cell>
          <table:table-cell office:value-type="float" office:value="0.04632638">
            <text:p>0.04632638</text:p>
          </table:table-cell>
          <table:table-cell office:value-type="float" office:value="0.031877514">
            <text:p>0.031877514</text:p>
          </table:table-cell>
          <table:table-cell office:value-type="float" office:value="0.046691947">
            <text:p>0.046691947</text:p>
          </table:table-cell>
          <table:table-cell office:value-type="float" office:value="0.048428226">
            <text:p>0.048428226</text:p>
          </table:table-cell>
          <table:table-cell office:value-type="float" office:value="0.0377809">
            <text:p>0.0377809</text:p>
          </table:table-cell>
          <table:table-cell office:value-type="float" office:value="0.027004575">
            <text:p>0.027004575</text:p>
          </table:table-cell>
          <table:table-cell office:value-type="float" office:value="0.044711675">
            <text:p>0.044711675</text:p>
          </table:table-cell>
          <table:table-cell office:value-type="float" office:value="0.01709235">
            <text:p>0.01709235</text:p>
          </table:table-cell>
          <table:table-cell office:value-type="float" office:value="0.045799226">
            <text:p>0.045799226</text:p>
          </table:table-cell>
          <table:table-cell office:value-type="float" office:value="0.023823606">
            <text:p>0.023823606</text:p>
          </table:table-cell>
          <table:table-cell office:value-type="float" office:value="0.020381412">
            <text:p>0.020381412</text:p>
          </table:table-cell>
          <table:table-cell office:value-type="float" office:value="0.035877734">
            <text:p>0.035877734</text:p>
          </table:table-cell>
          <table:table-cell office:value-type="float" office:value="0.019164257">
            <text:p>0.019164257</text:p>
          </table:table-cell>
          <table:table-cell office:value-type="float" office:value="0.016784422">
            <text:p>0.016784422</text:p>
          </table:table-cell>
          <table:table-cell office:value-type="float" office:value="0.026203021">
            <text:p>0.026203021</text:p>
          </table:table-cell>
          <table:table-cell office:value-type="float" office:value="0.014164927">
            <text:p>0.014164927</text:p>
          </table:table-cell>
          <table:table-cell office:value-type="float" office:value="0.012677795">
            <text:p>0.012677795</text:p>
          </table:table-cell>
          <table:table-cell office:value-type="float" office:value="0.022057584">
            <text:p>0.022057584</text:p>
          </table:table-cell>
          <table:table-cell office:value-type="float" office:value="0.013944872">
            <text:p>0.013944872</text:p>
          </table:table-cell>
          <table:table-cell office:value-type="float" office:value="0.01478879">
            <text:p>0.01478879</text:p>
          </table:table-cell>
          <table:table-cell office:value-type="float" office:value="0.013599697">
            <text:p>0.013599697</text:p>
          </table:table-cell>
          <table:table-cell office:value-type="float" office:value="0.009841722">
            <text:p>0.009841722</text:p>
          </table:table-cell>
          <table:table-cell office:value-type="float" office:value="0.012448024">
            <text:p>0.012448024</text:p>
          </table:table-cell>
          <table:table-cell office:value-type="float" office:value="0.011211766">
            <text:p>0.011211766</text:p>
          </table:table-cell>
          <table:table-cell office:value-type="float" office:value="0.009441336">
            <text:p>0.009441336</text:p>
          </table:table-cell>
          <table:table-cell office:value-type="float" office:value="0.007202991">
            <text:p>0.007202991</text:p>
          </table:table-cell>
          <table:table-cell office:value-type="float" office:value="0.009865238">
            <text:p>0.009865238</text:p>
          </table:table-cell>
          <table:table-cell office:value-type="float" office:value="0.010985625">
            <text:p>0.010985625</text:p>
          </table:table-cell>
          <table:table-cell office:value-type="float" office:value="0.009638688">
            <text:p>0.009638688</text:p>
          </table:table-cell>
          <table:table-cell office:value-type="float" office:value="0.011260316">
            <text:p>0.011260316</text:p>
          </table:table-cell>
          <table:table-cell office:value-type="float" office:value="0.01395606">
            <text:p>0.01395606</text:p>
          </table:table-cell>
          <table:table-cell office:value-type="float" office:value="0.01669891">
            <text:p>0.01669891</text:p>
          </table:table-cell>
          <table:table-cell office:value-type="float" office:value="0.013128819">
            <text:p>0.013128819</text:p>
          </table:table-cell>
          <table:table-cell office:value-type="float" office:value="0.01562284">
            <text:p>0.01562284</text:p>
          </table:table-cell>
          <table:table-cell office:value-type="float" office:value="0.012518201">
            <text:p>0.012518201</text:p>
          </table:table-cell>
          <table:table-cell office:value-type="float" office:value="0.010933594">
            <text:p>0.010933594</text:p>
          </table:table-cell>
          <table:table-cell office:value-type="float" office:value="0.009962964">
            <text:p>0.009962964</text:p>
          </table:table-cell>
          <table:table-cell office:value-type="float" office:value="0.007667907">
            <text:p>0.007667907</text:p>
          </table:table-cell>
          <table:table-cell office:value-type="float" office:value="0.0071889423">
            <text:p>0.0071889423</text:p>
          </table:table-cell>
          <table:table-cell office:value-type="float" office:value="0.007933647">
            <text:p>0.007933647</text:p>
          </table:table-cell>
          <table:table-cell office:value-type="float" office:value="0.0089709265">
            <text:p>0.0089709265</text:p>
          </table:table-cell>
          <table:table-cell office:value-type="float" office:value="0.006794985">
            <text:p>0.006794985</text:p>
          </table:table-cell>
          <table:table-cell office:value-type="float" office:value="0.0077696117">
            <text:p>0.0077696117</text:p>
          </table:table-cell>
          <table:table-cell office:value-type="float" office:value="0.00725975">
            <text:p>0.00725975</text:p>
          </table:table-cell>
          <table:table-cell office:value-type="float" office:value="0.006250933">
            <text:p>0.006250933</text:p>
          </table:table-cell>
          <table:table-cell office:value-type="float" office:value="0.0068358164">
            <text:p>0.0068358164</text:p>
          </table:table-cell>
          <table:table-cell office:value-type="float" office:value="0.0071952203">
            <text:p>0.0071952203</text:p>
          </table:table-cell>
          <table:table-cell office:value-type="float" office:value="0.006721836">
            <text:p>0.006721836</text:p>
          </table:table-cell>
          <table:table-cell office:value-type="float" office:value="0.0052135037">
            <text:p>0.0052135037</text:p>
          </table:table-cell>
          <table:table-cell office:value-type="float" office:value="0.0056005893">
            <text:p>0.0056005893</text:p>
          </table:table-cell>
          <table:table-cell office:value-type="float" office:value="0.005989993">
            <text:p>0.005989993</text:p>
          </table:table-cell>
          <table:table-cell office:value-type="float" office:value="0.005663488">
            <text:p>0.005663488</text:p>
          </table:table-cell>
          <table:table-cell office:value-type="float" office:value="0.007194989">
            <text:p>0.007194989</text:p>
          </table:table-cell>
          <table:table-cell office:value-type="float" office:value="0.006432491">
            <text:p>0.006432491</text:p>
          </table:table-cell>
          <table:table-cell office:value-type="float" office:value="0.0064756214">
            <text:p>0.0064756214</text:p>
          </table:table-cell>
          <table:table-cell office:value-type="float" office:value="0.0066351905">
            <text:p>0.0066351905</text:p>
          </table:table-cell>
          <table:table-cell office:value-type="float" office:value="0.006534873">
            <text:p>0.006534873</text:p>
          </table:table-cell>
          <table:table-cell office:value-type="float" office:value="0.0066900905">
            <text:p>0.0066900905</text:p>
          </table:table-cell>
          <table:table-cell office:value-type="float" office:value="0.007313915">
            <text:p>0.007313915</text:p>
          </table:table-cell>
          <table:table-cell office:value-type="float" office:value="0.0075203516">
            <text:p>0.0075203516</text:p>
          </table:table-cell>
          <table:table-cell office:value-type="float" office:value="0.0072838874">
            <text:p>0.0072838874</text:p>
          </table:table-cell>
          <table:table-cell office:value-type="float" office:value="0.007391614">
            <text:p>0.007391614</text:p>
          </table:table-cell>
          <table:table-cell office:value-type="float" office:value="0.007012992">
            <text:p>0.007012992</text:p>
          </table:table-cell>
          <table:table-cell office:value-type="float" office:value="0.0067375395">
            <text:p>0.0067375395</text:p>
          </table:table-cell>
          <table:table-cell office:value-type="float" office:value="0.006114316">
            <text:p>0.006114316</text:p>
          </table:table-cell>
          <table:table-cell office:value-type="float" office:value="0.006010608">
            <text:p>0.006010608</text:p>
          </table:table-cell>
          <table:table-cell office:value-type="float" office:value="0.006308405">
            <text:p>0.006308405</text:p>
          </table:table-cell>
          <table:table-cell office:value-type="float" office:value="0.0058358274">
            <text:p>0.0058358274</text:p>
          </table:table-cell>
          <table:table-cell office:value-type="float" office:value="0.0063888235">
            <text:p>0.0063888235</text:p>
          </table:table-cell>
          <table:table-cell office:value-type="float" office:value="0.006874666">
            <text:p>0.006874666</text:p>
          </table:table-cell>
          <table:table-cell office:value-type="float" office:value="0.006225836">
            <text:p>0.006225836</text:p>
          </table:table-cell>
          <table:table-cell office:value-type="float" office:value="0.006750409">
            <text:p>0.006750409</text:p>
          </table:table-cell>
          <table:table-cell office:value-type="float" office:value="0.005864945">
            <text:p>0.005864945</text:p>
          </table:table-cell>
          <table:table-cell office:value-type="float" office:value="0.0059269215">
            <text:p>0.0059269215</text:p>
          </table:table-cell>
          <table:table-cell office:value-type="float" office:value="0.0068299915">
            <text:p>0.0068299915</text:p>
          </table:table-cell>
          <table:table-cell office:value-type="float" office:value="0.0061710402">
            <text:p>0.0061710402</text:p>
          </table:table-cell>
          <table:table-cell office:value-type="float" office:value="0.0051749027">
            <text:p>0.0051749027</text:p>
          </table:table-cell>
          <table:table-cell office:value-type="float" office:value="0.008210568">
            <text:p>0.008210568</text:p>
          </table:table-cell>
          <table:table-cell office:value-type="float" office:value="0.0067267534">
            <text:p>0.0067267534</text:p>
          </table:table-cell>
          <table:table-cell office:value-type="float" office:value="0.0075984774">
            <text:p>0.0075984774</text:p>
          </table:table-cell>
          <table:table-cell office:value-type="float" office:value="0.005679413">
            <text:p>0.005679413</text:p>
          </table:table-cell>
          <table:table-cell office:value-type="float" office:value="0.0063097193">
            <text:p>0.0063097193</text:p>
          </table:table-cell>
          <table:table-cell office:value-type="float" office:value="0.005855664">
            <text:p>0.005855664</text:p>
          </table:table-cell>
          <table:table-cell office:value-type="float" office:value="0.00729396">
            <text:p>0.00729396</text:p>
          </table:table-cell>
          <table:table-cell office:value-type="float" office:value="0.0064484384">
            <text:p>0.0064484384</text:p>
          </table:table-cell>
          <table:table-cell office:value-type="float" office:value="0.005318307">
            <text:p>0.005318307</text:p>
          </table:table-cell>
          <table:table-cell office:value-type="float" office:value="0.0056996453">
            <text:p>0.0056996453</text:p>
          </table:table-cell>
          <table:table-cell office:value-type="float" office:value="0.005178705">
            <text:p>0.005178705</text:p>
          </table:table-cell>
          <table:table-cell office:value-type="float" office:value="0.0059779184">
            <text:p>0.0059779184</text:p>
          </table:table-cell>
          <table:table-cell office:value-type="float" office:value="0.0060170623">
            <text:p>0.0060170623</text:p>
          </table:table-cell>
          <table:table-cell office:value-type="float" office:value="0.006206636">
            <text:p>0.006206636</text:p>
          </table:table-cell>
          <table:table-cell office:value-type="float" office:value="0.0061179735">
            <text:p>0.0061179735</text:p>
          </table:table-cell>
          <table:table-cell office:value-type="float" office:value="0.006252908">
            <text:p>0.006252908</text:p>
          </table:table-cell>
          <table:table-cell office:value-type="float" office:value="0.0061103906">
            <text:p>0.0061103906</text:p>
          </table:table-cell>
          <table:table-cell office:value-type="float" office:value="0.006066947">
            <text:p>0.006066947</text:p>
          </table:table-cell>
          <table:table-cell office:value-type="float" office:value="0.006533478">
            <text:p>0.006533478</text:p>
          </table:table-cell>
          <table:table-cell office:value-type="float" office:value="0.0050006104">
            <text:p>0.0050006104</text:p>
          </table:table-cell>
          <table:table-cell office:value-type="float" office:value="0.005357586">
            <text:p>0.005357586</text:p>
          </table:table-cell>
          <table:table-cell office:value-type="float" office:value="0.0050320467">
            <text:p>0.0050320467</text:p>
          </table:table-cell>
          <table:table-cell office:value-type="float" office:value="0.005443518">
            <text:p>0.005443518</text:p>
          </table:table-cell>
          <table:table-cell office:value-type="float" office:value="0.0061515346">
            <text:p>0.0061515346</text:p>
          </table:table-cell>
          <table:table-cell office:value-type="float" office:value="0.0055138487">
            <text:p>0.0055138487</text:p>
          </table:table-cell>
          <table:table-cell office:value-type="float" office:value="0.0063653546">
            <text:p>0.0063653546</text:p>
          </table:table-cell>
          <table:table-cell office:value-type="float" office:value="0.0049340418">
            <text:p>0.0049340418</text:p>
          </table:table-cell>
          <table:table-cell office:value-type="float" office:value="0.0055545">
            <text:p>0.0055545</text:p>
          </table:table-cell>
          <table:table-cell office:value-type="float" office:value="0.006005403">
            <text:p>0.006005403</text:p>
          </table:table-cell>
          <table:table-cell office:value-type="float" office:value="0.006020267">
            <text:p>0.006020267</text:p>
          </table:table-cell>
          <table:table-cell office:value-type="float" office:value="0.005364619">
            <text:p>0.005364619</text:p>
          </table:table-cell>
          <table:table-cell office:value-type="float" office:value="0.004681099">
            <text:p>0.004681099</text:p>
          </table:table-cell>
          <table:table-cell office:value-type="float" office:value="0.005241875">
            <text:p>0.005241875</text:p>
          </table:table-cell>
          <table:table-cell office:value-type="float" office:value="0.0057663876">
            <text:p>0.0057663876</text:p>
          </table:table-cell>
          <table:table-cell office:value-type="float" office:value="0.0077764564">
            <text:p>0.0077764564</text:p>
          </table:table-cell>
          <table:table-cell office:value-type="float" office:value="0.0053935004">
            <text:p>0.0053935004</text:p>
          </table:table-cell>
          <table:table-cell office:value-type="float" office:value="0.004234794">
            <text:p>0.004234794</text:p>
          </table:table-cell>
          <table:table-cell office:value-type="float" office:value="0.004376856">
            <text:p>0.004376856</text:p>
          </table:table-cell>
          <table:table-cell office:value-type="float" office:value="0.0053261463">
            <text:p>0.0053261463</text:p>
          </table:table-cell>
          <table:table-cell office:value-type="float" office:value="0.0084252665">
            <text:p>0.0084252665</text:p>
          </table:table-cell>
          <table:table-cell office:value-type="float" office:value="0.0063872477">
            <text:p>0.0063872477</text:p>
          </table:table-cell>
          <table:table-cell office:value-type="float" office:value="0.0042068237">
            <text:p>0.0042068237</text:p>
          </table:table-cell>
          <table:table-cell office:value-type="float" office:value="0.0042191856">
            <text:p>0.0042191856</text:p>
          </table:table-cell>
          <table:table-cell office:value-type="float" office:value="0.0045947945">
            <text:p>0.0045947945</text:p>
          </table:table-cell>
          <table:table-cell office:value-type="float" office:value="0.0062304987">
            <text:p>0.0062304987</text:p>
          </table:table-cell>
          <table:table-cell office:value-type="float" office:value="0.0041618976">
            <text:p>0.0041618976</text:p>
          </table:table-cell>
          <table:table-cell office:value-type="float" office:value="0.004224399">
            <text:p>0.004224399</text:p>
          </table:table-cell>
          <table:table-cell office:value-type="float" office:value="0.0056326888">
            <text:p>0.0056326888</text:p>
          </table:table-cell>
          <table:table-cell office:value-type="float" office:value="0.0050972938">
            <text:p>0.0050972938</text:p>
          </table:table-cell>
          <table:table-cell office:value-type="float" office:value="0.005825466">
            <text:p>0.005825466</text:p>
          </table:table-cell>
          <table:table-cell office:value-type="float" office:value="0.004207403">
            <text:p>0.004207403</text:p>
          </table:table-cell>
          <table:table-cell office:value-type="float" office:value="0.00399331">
            <text:p>0.00399331</text:p>
          </table:table-cell>
          <table:table-cell office:value-type="float" office:value="0.0055949064">
            <text:p>0.0055949064</text:p>
          </table:table-cell>
          <table:table-cell office:value-type="float" office:value="0.005939971">
            <text:p>0.005939971</text:p>
          </table:table-cell>
          <table:table-cell office:value-type="float" office:value="0.005670901">
            <text:p>0.005670901</text:p>
          </table:table-cell>
          <table:table-cell office:value-type="float" office:value="0.0042673848">
            <text:p>0.0042673848</text:p>
          </table:table-cell>
          <table:table-cell office:value-type="float" office:value="0.003540083">
            <text:p>0.003540083</text:p>
          </table:table-cell>
          <table:table-cell office:value-type="float" office:value="0.0036298456">
            <text:p>0.0036298456</text:p>
          </table:table-cell>
          <table:table-cell office:value-type="float" office:value="0.005691355">
            <text:p>0.005691355</text:p>
          </table:table-cell>
          <table:table-cell office:value-type="float" office:value="0.005238301">
            <text:p>0.005238301</text:p>
          </table:table-cell>
          <table:table-cell office:value-type="float" office:value="0.005115163">
            <text:p>0.005115163</text:p>
          </table:table-cell>
          <table:table-cell office:value-type="float" office:value="0.0037638322">
            <text:p>0.0037638322</text:p>
          </table:table-cell>
          <table:table-cell office:value-type="float" office:value="0.0038190188">
            <text:p>0.0038190188</text:p>
          </table:table-cell>
          <table:table-cell office:value-type="float" office:value="0.004690232">
            <text:p>0.004690232</text:p>
          </table:table-cell>
          <table:table-cell office:value-type="float" office:value="0.0048896945">
            <text:p>0.0048896945</text:p>
          </table:table-cell>
          <table:table-cell office:value-type="float" office:value="0.0035555188">
            <text:p>0.0035555188</text:p>
          </table:table-cell>
          <table:table-cell office:value-type="float" office:value="0.003537299">
            <text:p>0.003537299</text:p>
          </table:table-cell>
          <table:table-cell office:value-type="float" office:value="0.0034441047">
            <text:p>0.0034441047</text:p>
          </table:table-cell>
          <table:table-cell office:value-type="float" office:value="0.004057634">
            <text:p>0.004057634</text:p>
          </table:table-cell>
          <table:table-cell office:value-type="float" office:value="0.005191815">
            <text:p>0.005191815</text:p>
          </table:table-cell>
          <table:table-cell office:value-type="float" office:value="0.0038245781">
            <text:p>0.0038245781</text:p>
          </table:table-cell>
          <table:table-cell office:value-type="float" office:value="0.0038372371">
            <text:p>0.0038372371</text:p>
          </table:table-cell>
          <table:table-cell office:value-type="float" office:value="0.0032939243">
            <text:p>0.0032939243</text:p>
          </table:table-cell>
          <table:table-cell office:value-type="float" office:value="0.0037776236">
            <text:p>0.0037776236</text:p>
          </table:table-cell>
          <table:table-cell office:value-type="float" office:value="0.0039160284">
            <text:p>0.0039160284</text:p>
          </table:table-cell>
          <table:table-cell office:value-type="float" office:value="0.004345808">
            <text:p>0.004345808</text:p>
          </table:table-cell>
          <table:table-cell office:value-type="float" office:value="0.003878754">
            <text:p>0.003878754</text:p>
          </table:table-cell>
          <table:table-cell office:value-type="float" office:value="0.003556081">
            <text:p>0.003556081</text:p>
          </table:table-cell>
          <table:table-cell office:value-type="float" office:value="0.0031884057">
            <text:p>0.0031884057</text:p>
          </table:table-cell>
          <table:table-cell office:value-type="float" office:value="0.004303511">
            <text:p>0.004303511</text:p>
          </table:table-cell>
          <table:table-cell office:value-type="float" office:value="0.0036580914">
            <text:p>0.0036580914</text:p>
          </table:table-cell>
          <table:table-cell office:value-type="float" office:value="0.0030328764">
            <text:p>0.0030328764</text:p>
          </table:table-cell>
          <table:table-cell office:value-type="float" office:value="0.0040097013">
            <text:p>0.0040097013</text:p>
          </table:table-cell>
          <table:table-cell office:value-type="float" office:value="0.0028978346">
            <text:p>0.0028978346</text:p>
          </table:table-cell>
          <table:table-cell office:value-type="float" office:value="0.0038342031">
            <text:p>0.0038342031</text:p>
          </table:table-cell>
          <table:table-cell office:value-type="float" office:value="0.0031793732">
            <text:p>0.0031793732</text:p>
          </table:table-cell>
          <table:table-cell office:value-type="float" office:value="0.0029764909">
            <text:p>0.0029764909</text:p>
          </table:table-cell>
          <table:table-cell office:value-type="float" office:value="0.0034705051">
            <text:p>0.0034705051</text:p>
          </table:table-cell>
          <table:table-cell office:value-type="float" office:value="0.0038383983">
            <text:p>0.0038383983</text:p>
          </table:table-cell>
          <table:table-cell office:value-type="float" office:value="0.002701088">
            <text:p>0.002701088</text:p>
          </table:table-cell>
          <table:table-cell office:value-type="float" office:value="0.0031240392">
            <text:p>0.0031240392</text:p>
          </table:table-cell>
          <table:table-cell office:value-type="float" office:value="0.0026754532">
            <text:p>0.0026754532</text:p>
          </table:table-cell>
          <table:table-cell office:value-type="float" office:value="0.0025428524">
            <text:p>0.0025428524</text:p>
          </table:table-cell>
          <table:table-cell office:value-type="float" office:value="0.002968457">
            <text:p>0.002968457</text:p>
          </table:table-cell>
          <table:table-cell office:value-type="float" office:value="0.0030530954">
            <text:p>0.0030530954</text:p>
          </table:table-cell>
          <table:table-cell office:value-type="float" office:value="0.0030297835">
            <text:p>0.0030297835</text:p>
          </table:table-cell>
          <table:table-cell office:value-type="float" office:value="0.0025307657">
            <text:p>0.0025307657</text:p>
          </table:table-cell>
          <table:table-cell office:value-type="float" office:value="0.0024645077">
            <text:p>0.0024645077</text:p>
          </table:table-cell>
          <table:table-cell office:value-type="float" office:value="0.0020858499">
            <text:p>0.0020858499</text:p>
          </table:table-cell>
          <table:table-cell office:value-type="float" office:value="0.0018568742">
            <text:p>0.0018568742</text:p>
          </table:table-cell>
          <table:table-cell office:value-type="float" office:value="0.0017322467">
            <text:p>0.0017322467</text:p>
          </table:table-cell>
          <table:table-cell office:value-type="float" office:value="0.0017121205">
            <text:p>0.0017121205</text:p>
          </table:table-cell>
          <table:table-cell office:value-type="float" office:value="0.0016125814">
            <text:p>0.0016125814</text:p>
          </table:table-cell>
          <table:table-cell office:value-type="float" office:value="0.0015104121">
            <text:p>0.0015104121</text:p>
          </table:table-cell>
          <table:table-cell office:value-type="float" office:value="0.0014991169">
            <text:p>0.0014991169</text:p>
          </table:table-cell>
          <table:table-cell office:value-type="float" office:value="0.0015874176">
            <text:p>0.0015874176</text:p>
          </table:table-cell>
          <table:table-cell office:value-type="float" office:value="0.0015115137">
            <text:p>0.0015115137</text:p>
          </table:table-cell>
          <table:table-cell office:value-type="float" office:value="0.0014269006">
            <text:p>0.0014269006</text:p>
          </table:table-cell>
          <table:table-cell office:value-type="float" office:value="0.0014151592">
            <text:p>0.0014151592</text:p>
          </table:table-cell>
          <table:table-cell office:value-type="float" office:value="0.0012428493">
            <text:p>0.0012428493</text:p>
          </table:table-cell>
          <table:table-cell office:value-type="float" office:value="0.0012861812">
            <text:p>0.0012861812</text:p>
          </table:table-cell>
          <table:table-cell office:value-type="float" office:value="0.0013511174">
            <text:p>0.0013511174</text:p>
          </table:table-cell>
          <table:table-cell office:value-type="float" office:value="0.0012362907">
            <text:p>0.0012362907</text:p>
          </table:table-cell>
          <table:table-cell office:value-type="float" office:value="0.001244479">
            <text:p>0.001244479</text:p>
          </table:table-cell>
          <table:table-cell table:style-name="Default" office:value-type="float" office:value="0.0012678773">
            <text:p>0.0012678773</text:p>
          </table:table-cell>
          <table:table-cell office:value-type="float" office:value="0.0012355415">
            <text:p>0.0012355415</text:p>
          </table:table-cell>
          <table:table-cell office:value-type="float" office:value="0.0012047061">
            <text:p>0.0012047061</text:p>
          </table:table-cell>
          <table:table-cell office:value-type="float" office:value="0.0012160641">
            <text:p>0.0012160641</text:p>
          </table:table-cell>
          <table:table-cell office:value-type="float" office:value="0.001161376">
            <text:p>0.001161376</text:p>
          </table:table-cell>
          <table:table-cell office:value-type="float" office:value="0.0011197528">
            <text:p>0.0011197528</text:p>
          </table:table-cell>
          <table:table-cell office:value-type="float" office:value="0.0011024694">
            <text:p>0.0011024694</text:p>
          </table:table-cell>
          <table:table-cell office:value-type="float" office:value="0.0011225275">
            <text:p>0.0011225275</text:p>
          </table:table-cell>
          <table:table-cell table:style-name="Default" office:value-type="float" office:value="0.001063334">
            <text:p>0.001063334</text:p>
          </table:table-cell>
          <table:table-cell table:style-name="Default" office:value-type="float" office:value="0.0010317288">
            <text:p>0.0010317288</text:p>
          </table:table-cell>
          <table:table-cell table:style-name="Default" office:value-type="float" office:value="0.0010262796">
            <text:p>0.0010262796</text:p>
          </table:table-cell>
          <table:table-cell table:style-name="Default" office:value-type="float" office:value="0.0010203175">
            <text:p>0.0010203175</text:p>
          </table:table-cell>
          <table:table-cell table:style-name="Default" office:value-type="float" office:value="0.0010087534">
            <text:p>0.0010087534</text:p>
          </table:table-cell>
          <table:table-cell office:value-type="float" office:value="0.0009872881">
            <text:p>9.87E-004</text:p>
          </table:table-cell>
          <table:table-cell office:value-type="float" office:value="0.0009849897">
            <text:p>9.85E-004</text:p>
          </table:table-cell>
          <table:table-cell office:value-type="float" office:value="0.0009784594">
            <text:p>9.78E-004</text:p>
          </table:table-cell>
          <table:table-cell office:value-type="float" office:value="0.0009723736">
            <text:p>9.72E-004</text:p>
          </table:table-cell>
          <table:table-cell office:value-type="float" office:value="0.0009735304">
            <text:p>9.74E-004</text:p>
          </table:table-cell>
          <table:table-cell office:value-type="float" office:value="0.00097508373">
            <text:p>9.75E-004</text:p>
          </table:table-cell>
          <table:table-cell office:value-type="float" office:value="0.000978359">
            <text:p>9.78E-004</text:p>
          </table:table-cell>
          <table:table-cell office:value-type="float" office:value="0.000981302">
            <text:p>9.81E-004</text:p>
          </table:table-cell>
          <table:table-cell office:value-type="float" office:value="0.000983986">
            <text:p>9.84E-004</text:p>
          </table:table-cell>
          <table:table-cell office:value-type="float" office:value="0.0009865653">
            <text:p>9.87E-004</text:p>
          </table:table-cell>
          <table:table-cell office:value-type="float" office:value="0.0009890215">
            <text:p>9.89E-004</text:p>
          </table:table-cell>
          <table:table-cell office:value-type="float" office:value="0.0009928136">
            <text:p>9.93E-004</text:p>
          </table:table-cell>
          <table:table-cell office:value-type="float" office:value="0.0009949192">
            <text:p>9.95E-004</text:p>
          </table:table-cell>
          <table:table-cell office:value-type="float" office:value="0.000997667">
            <text:p>9.98E-004</text:p>
          </table:table-cell>
          <table:table-cell table:style-name="Default" office:value-type="float" office:value="0.0010004682">
            <text:p>0.0010004682</text:p>
          </table:table-cell>
          <table:table-cell table:style-name="Default" office:value-type="float" office:value="0.001005101">
            <text:p>0.001005101</text:p>
          </table:table-cell>
          <table:table-cell table:style-name="Default" office:value-type="float" office:value="0.0010077015">
            <text:p>0.0010077015</text:p>
          </table:table-cell>
          <table:table-cell table:style-name="Default" office:value-type="float" office:value="0.0010098042">
            <text:p>0.0010098042</text:p>
          </table:table-cell>
          <table:table-cell table:style-name="Default" office:value-type="float" office:value="0.0010116613">
            <text:p>0.0010116613</text:p>
          </table:table-cell>
          <table:table-cell table:style-name="Default" office:value-type="float" office:value="0.0010149723">
            <text:p>0.0010149723</text:p>
          </table:table-cell>
          <table:table-cell table:style-name="Default" office:value-type="float" office:value="0.0010192586">
            <text:p>0.0010192586</text:p>
          </table:table-cell>
          <table:table-cell table:style-name="Default" office:value-type="float" office:value="0.0010220499">
            <text:p>0.0010220499</text:p>
          </table:table-cell>
          <table:table-cell table:style-name="Default" office:value-type="float" office:value="0.0010248101">
            <text:p>0.0010248101</text:p>
          </table:table-cell>
          <table:table-cell table:style-name="Default" office:value-type="float" office:value="0.0010271363">
            <text:p>0.0010271363</text:p>
          </table:table-cell>
          <table:table-cell table:style-name="Default" office:value-type="float" office:value="0.0010316833">
            <text:p>0.0010316833</text:p>
          </table:table-cell>
          <table:table-cell table:style-name="Default" office:value-type="float" office:value="0.0010340012">
            <text:p>0.0010340012</text:p>
          </table:table-cell>
          <table:table-cell table:style-name="Default" office:value-type="float" office:value="0.0010371577">
            <text:p>0.0010371577</text:p>
          </table:table-cell>
          <table:table-cell table:style-name="Default" office:value-type="float" office:value="0.0010404087">
            <text:p>0.0010404087</text:p>
          </table:table-cell>
          <table:table-cell table:style-name="Default" office:value-type="float" office:value="0.0010447192">
            <text:p>0.0010447192</text:p>
          </table:table-cell>
          <table:table-cell table:style-name="Default" office:value-type="float" office:value="0.0010490393">
            <text:p>0.0010490393</text:p>
          </table:table-cell>
          <table:table-cell table:style-name="Default" office:value-type="float" office:value="0.0010519137">
            <text:p>0.0010519137</text:p>
          </table:table-cell>
          <table:table-cell table:style-name="Default" office:value-type="float" office:value="0.0010541476">
            <text:p>0.0010541476</text:p>
          </table:table-cell>
          <table:table-cell table:style-name="Default" office:value-type="float" office:value="0.0010566823">
            <text:p>0.0010566823</text:p>
          </table:table-cell>
          <table:table-cell table:style-name="Default" office:value-type="float" office:value="0.001063067">
            <text:p>0.001063067</text:p>
          </table:table-cell>
          <table:table-cell table:style-name="Default" office:value-type="float" office:value="0.0010662905">
            <text:p>0.0010662905</text:p>
          </table:table-cell>
          <table:table-cell table:style-name="Default" office:value-type="float" office:value="0.0010691218">
            <text:p>0.0010691218</text:p>
          </table:table-cell>
          <table:table-cell table:style-name="Default" office:value-type="float" office:value="0.0010720772">
            <text:p>0.0010720772</text:p>
          </table:table-cell>
          <table:table-cell table:style-name="Default" office:value-type="float" office:value="0.0010771964">
            <text:p>0.0010771964</text:p>
          </table:table-cell>
          <table:table-cell table:style-name="Default" office:value-type="float" office:value="0.0010796847">
            <text:p>0.0010796847</text:p>
          </table:table-cell>
          <table:table-cell table:style-name="Default" office:value-type="float" office:value="0.0010830893">
            <text:p>0.0010830893</text:p>
          </table:table-cell>
          <table:table-cell table:style-name="Default" office:value-type="float" office:value="0.001086708">
            <text:p>0.001086708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09-The Doors - The Spy.mp3</text:p>
          </table:table-cell>
          <table:table-cell office:value-type="float" office:value="0.05603636">
            <text:p>0.05603636</text:p>
          </table:table-cell>
          <table:table-cell office:value-type="float" office:value="0.10035895">
            <text:p>0.10035895</text:p>
          </table:table-cell>
          <table:table-cell office:value-type="float" office:value="0.0717091">
            <text:p>0.0717091</text:p>
          </table:table-cell>
          <table:table-cell office:value-type="float" office:value="0.052984927">
            <text:p>0.052984927</text:p>
          </table:table-cell>
          <table:table-cell office:value-type="float" office:value="0.037665594">
            <text:p>0.037665594</text:p>
          </table:table-cell>
          <table:table-cell office:value-type="float" office:value="0.060523804">
            <text:p>0.060523804</text:p>
          </table:table-cell>
          <table:table-cell office:value-type="float" office:value="0.02975783">
            <text:p>0.02975783</text:p>
          </table:table-cell>
          <table:table-cell office:value-type="float" office:value="0.03763581">
            <text:p>0.03763581</text:p>
          </table:table-cell>
          <table:table-cell office:value-type="float" office:value="0.027461728">
            <text:p>0.027461728</text:p>
          </table:table-cell>
          <table:table-cell office:value-type="float" office:value="0.028141927">
            <text:p>0.028141927</text:p>
          </table:table-cell>
          <table:table-cell office:value-type="float" office:value="0.028701073">
            <text:p>0.028701073</text:p>
          </table:table-cell>
          <table:table-cell office:value-type="float" office:value="0.03242304">
            <text:p>0.03242304</text:p>
          </table:table-cell>
          <table:table-cell office:value-type="float" office:value="0.015284598">
            <text:p>0.015284598</text:p>
          </table:table-cell>
          <table:table-cell office:value-type="float" office:value="0.022730201">
            <text:p>0.022730201</text:p>
          </table:table-cell>
          <table:table-cell office:value-type="float" office:value="0.0127212675">
            <text:p>0.0127212675</text:p>
          </table:table-cell>
          <table:table-cell office:value-type="float" office:value="0.021529505">
            <text:p>0.021529505</text:p>
          </table:table-cell>
          <table:table-cell office:value-type="float" office:value="0.011532029">
            <text:p>0.011532029</text:p>
          </table:table-cell>
          <table:table-cell office:value-type="float" office:value="0.017526044">
            <text:p>0.017526044</text:p>
          </table:table-cell>
          <table:table-cell office:value-type="float" office:value="0.013256504">
            <text:p>0.013256504</text:p>
          </table:table-cell>
          <table:table-cell office:value-type="float" office:value="0.012212108">
            <text:p>0.012212108</text:p>
          </table:table-cell>
          <table:table-cell office:value-type="float" office:value="0.0145521695">
            <text:p>0.0145521695</text:p>
          </table:table-cell>
          <table:table-cell office:value-type="float" office:value="0.009776782">
            <text:p>0.009776782</text:p>
          </table:table-cell>
          <table:table-cell office:value-type="float" office:value="0.014132425">
            <text:p>0.014132425</text:p>
          </table:table-cell>
          <table:table-cell office:value-type="float" office:value="0.024778469">
            <text:p>0.024778469</text:p>
          </table:table-cell>
          <table:table-cell office:value-type="float" office:value="0.009365111">
            <text:p>0.009365111</text:p>
          </table:table-cell>
          <table:table-cell office:value-type="float" office:value="0.01319478">
            <text:p>0.01319478</text:p>
          </table:table-cell>
          <table:table-cell office:value-type="float" office:value="0.013592183">
            <text:p>0.013592183</text:p>
          </table:table-cell>
          <table:table-cell office:value-type="float" office:value="0.015531918">
            <text:p>0.015531918</text:p>
          </table:table-cell>
          <table:table-cell office:value-type="float" office:value="0.014056399">
            <text:p>0.014056399</text:p>
          </table:table-cell>
          <table:table-cell office:value-type="float" office:value="0.012067402">
            <text:p>0.012067402</text:p>
          </table:table-cell>
          <table:table-cell office:value-type="float" office:value="0.01607992">
            <text:p>0.01607992</text:p>
          </table:table-cell>
          <table:table-cell office:value-type="float" office:value="0.013667688">
            <text:p>0.013667688</text:p>
          </table:table-cell>
          <table:table-cell office:value-type="float" office:value="0.008445163">
            <text:p>0.008445163</text:p>
          </table:table-cell>
          <table:table-cell office:value-type="float" office:value="0.00679682">
            <text:p>0.00679682</text:p>
          </table:table-cell>
          <table:table-cell office:value-type="float" office:value="0.012829599">
            <text:p>0.012829599</text:p>
          </table:table-cell>
          <table:table-cell office:value-type="float" office:value="0.006971852">
            <text:p>0.006971852</text:p>
          </table:table-cell>
          <table:table-cell office:value-type="float" office:value="0.008244331">
            <text:p>0.008244331</text:p>
          </table:table-cell>
          <table:table-cell office:value-type="float" office:value="0.008104185">
            <text:p>0.008104185</text:p>
          </table:table-cell>
          <table:table-cell office:value-type="float" office:value="0.010069901">
            <text:p>0.010069901</text:p>
          </table:table-cell>
          <table:table-cell office:value-type="float" office:value="0.012224162">
            <text:p>0.012224162</text:p>
          </table:table-cell>
          <table:table-cell office:value-type="float" office:value="0.009457339">
            <text:p>0.009457339</text:p>
          </table:table-cell>
          <table:table-cell office:value-type="float" office:value="0.011456146">
            <text:p>0.011456146</text:p>
          </table:table-cell>
          <table:table-cell office:value-type="float" office:value="0.009647422">
            <text:p>0.009647422</text:p>
          </table:table-cell>
          <table:table-cell office:value-type="float" office:value="0.009098069">
            <text:p>0.009098069</text:p>
          </table:table-cell>
          <table:table-cell office:value-type="float" office:value="0.008160573">
            <text:p>0.008160573</text:p>
          </table:table-cell>
          <table:table-cell office:value-type="float" office:value="0.007639814">
            <text:p>0.007639814</text:p>
          </table:table-cell>
          <table:table-cell office:value-type="float" office:value="0.008471686">
            <text:p>0.008471686</text:p>
          </table:table-cell>
          <table:table-cell office:value-type="float" office:value="0.0058329497">
            <text:p>0.0058329497</text:p>
          </table:table-cell>
          <table:table-cell office:value-type="float" office:value="0.0055610435">
            <text:p>0.0055610435</text:p>
          </table:table-cell>
          <table:table-cell office:value-type="float" office:value="0.0065982128">
            <text:p>0.0065982128</text:p>
          </table:table-cell>
          <table:table-cell office:value-type="float" office:value="0.005949695">
            <text:p>0.005949695</text:p>
          </table:table-cell>
          <table:table-cell office:value-type="float" office:value="0.004945633">
            <text:p>0.004945633</text:p>
          </table:table-cell>
          <table:table-cell office:value-type="float" office:value="0.00514075">
            <text:p>0.00514075</text:p>
          </table:table-cell>
          <table:table-cell office:value-type="float" office:value="0.0045454227">
            <text:p>0.0045454227</text:p>
          </table:table-cell>
          <table:table-cell office:value-type="float" office:value="0.004942924">
            <text:p>0.004942924</text:p>
          </table:table-cell>
          <table:table-cell office:value-type="float" office:value="0.006999083">
            <text:p>0.006999083</text:p>
          </table:table-cell>
          <table:table-cell office:value-type="float" office:value="0.006657671">
            <text:p>0.006657671</text:p>
          </table:table-cell>
          <table:table-cell office:value-type="float" office:value="0.0042696595">
            <text:p>0.0042696595</text:p>
          </table:table-cell>
          <table:table-cell office:value-type="float" office:value="0.0037840111">
            <text:p>0.0037840111</text:p>
          </table:table-cell>
          <table:table-cell office:value-type="float" office:value="0.0042706644">
            <text:p>0.0042706644</text:p>
          </table:table-cell>
          <table:table-cell office:value-type="float" office:value="0.003848428">
            <text:p>0.003848428</text:p>
          </table:table-cell>
          <table:table-cell office:value-type="float" office:value="0.003684712">
            <text:p>0.003684712</text:p>
          </table:table-cell>
          <table:table-cell office:value-type="float" office:value="0.0042216703">
            <text:p>0.0042216703</text:p>
          </table:table-cell>
          <table:table-cell office:value-type="float" office:value="0.0046726204">
            <text:p>0.0046726204</text:p>
          </table:table-cell>
          <table:table-cell office:value-type="float" office:value="0.004212966">
            <text:p>0.004212966</text:p>
          </table:table-cell>
          <table:table-cell office:value-type="float" office:value="0.0039280076">
            <text:p>0.0039280076</text:p>
          </table:table-cell>
          <table:table-cell office:value-type="float" office:value="0.0044441717">
            <text:p>0.0044441717</text:p>
          </table:table-cell>
          <table:table-cell office:value-type="float" office:value="0.004185851">
            <text:p>0.004185851</text:p>
          </table:table-cell>
          <table:table-cell office:value-type="float" office:value="0.004339547">
            <text:p>0.004339547</text:p>
          </table:table-cell>
          <table:table-cell office:value-type="float" office:value="0.0044471594">
            <text:p>0.0044471594</text:p>
          </table:table-cell>
          <table:table-cell office:value-type="float" office:value="0.003998718">
            <text:p>0.003998718</text:p>
          </table:table-cell>
          <table:table-cell office:value-type="float" office:value="0.0035793805">
            <text:p>0.0035793805</text:p>
          </table:table-cell>
          <table:table-cell office:value-type="float" office:value="0.0038179508">
            <text:p>0.0038179508</text:p>
          </table:table-cell>
          <table:table-cell office:value-type="float" office:value="0.0040673134">
            <text:p>0.0040673134</text:p>
          </table:table-cell>
          <table:table-cell office:value-type="float" office:value="0.0037174672">
            <text:p>0.0037174672</text:p>
          </table:table-cell>
          <table:table-cell office:value-type="float" office:value="0.0040723803">
            <text:p>0.0040723803</text:p>
          </table:table-cell>
          <table:table-cell office:value-type="float" office:value="0.004393898">
            <text:p>0.004393898</text:p>
          </table:table-cell>
          <table:table-cell office:value-type="float" office:value="0.004036799">
            <text:p>0.004036799</text:p>
          </table:table-cell>
          <table:table-cell office:value-type="float" office:value="0.003631978">
            <text:p>0.003631978</text:p>
          </table:table-cell>
          <table:table-cell office:value-type="float" office:value="0.0034610978">
            <text:p>0.0034610978</text:p>
          </table:table-cell>
          <table:table-cell office:value-type="float" office:value="0.0030947498">
            <text:p>0.0030947498</text:p>
          </table:table-cell>
          <table:table-cell office:value-type="float" office:value="0.003156662">
            <text:p>0.003156662</text:p>
          </table:table-cell>
          <table:table-cell office:value-type="float" office:value="0.002928009">
            <text:p>0.002928009</text:p>
          </table:table-cell>
          <table:table-cell office:value-type="float" office:value="0.0027322513">
            <text:p>0.0027322513</text:p>
          </table:table-cell>
          <table:table-cell office:value-type="float" office:value="0.0026490102">
            <text:p>0.0026490102</text:p>
          </table:table-cell>
          <table:table-cell office:value-type="float" office:value="0.0026056354">
            <text:p>0.0026056354</text:p>
          </table:table-cell>
          <table:table-cell office:value-type="float" office:value="0.0027551132">
            <text:p>0.0027551132</text:p>
          </table:table-cell>
          <table:table-cell office:value-type="float" office:value="0.0032075688">
            <text:p>0.0032075688</text:p>
          </table:table-cell>
          <table:table-cell office:value-type="float" office:value="0.0027528496">
            <text:p>0.0027528496</text:p>
          </table:table-cell>
          <table:table-cell office:value-type="float" office:value="0.0026916459">
            <text:p>0.0026916459</text:p>
          </table:table-cell>
          <table:table-cell office:value-type="float" office:value="0.0027259584">
            <text:p>0.0027259584</text:p>
          </table:table-cell>
          <table:table-cell office:value-type="float" office:value="0.0027653347">
            <text:p>0.0027653347</text:p>
          </table:table-cell>
          <table:table-cell office:value-type="float" office:value="0.0026190423">
            <text:p>0.0026190423</text:p>
          </table:table-cell>
          <table:table-cell office:value-type="float" office:value="0.0027612473">
            <text:p>0.0027612473</text:p>
          </table:table-cell>
          <table:table-cell office:value-type="float" office:value="0.0026403558">
            <text:p>0.0026403558</text:p>
          </table:table-cell>
          <table:table-cell office:value-type="float" office:value="0.0025114487">
            <text:p>0.0025114487</text:p>
          </table:table-cell>
          <table:table-cell office:value-type="float" office:value="0.0024294516">
            <text:p>0.0024294516</text:p>
          </table:table-cell>
          <table:table-cell office:value-type="float" office:value="0.0022331616">
            <text:p>0.0022331616</text:p>
          </table:table-cell>
          <table:table-cell office:value-type="float" office:value="0.002458001">
            <text:p>0.002458001</text:p>
          </table:table-cell>
          <table:table-cell office:value-type="float" office:value="0.0026353197">
            <text:p>0.0026353197</text:p>
          </table:table-cell>
          <table:table-cell office:value-type="float" office:value="0.0024629228">
            <text:p>0.0024629228</text:p>
          </table:table-cell>
          <table:table-cell office:value-type="float" office:value="0.0023542054">
            <text:p>0.0023542054</text:p>
          </table:table-cell>
          <table:table-cell office:value-type="float" office:value="0.0022432103">
            <text:p>0.0022432103</text:p>
          </table:table-cell>
          <table:table-cell office:value-type="float" office:value="0.0022716352">
            <text:p>0.0022716352</text:p>
          </table:table-cell>
          <table:table-cell office:value-type="float" office:value="0.0022331967">
            <text:p>0.0022331967</text:p>
          </table:table-cell>
          <table:table-cell office:value-type="float" office:value="0.0020551858">
            <text:p>0.0020551858</text:p>
          </table:table-cell>
          <table:table-cell office:value-type="float" office:value="0.0021098473">
            <text:p>0.0021098473</text:p>
          </table:table-cell>
          <table:table-cell office:value-type="float" office:value="0.0020823025">
            <text:p>0.0020823025</text:p>
          </table:table-cell>
          <table:table-cell office:value-type="float" office:value="0.002043669">
            <text:p>0.002043669</text:p>
          </table:table-cell>
          <table:table-cell office:value-type="float" office:value="0.0023176267">
            <text:p>0.0023176267</text:p>
          </table:table-cell>
          <table:table-cell office:value-type="float" office:value="0.0022126595">
            <text:p>0.0022126595</text:p>
          </table:table-cell>
          <table:table-cell office:value-type="float" office:value="0.0020321428">
            <text:p>0.0020321428</text:p>
          </table:table-cell>
          <table:table-cell office:value-type="float" office:value="0.001969865">
            <text:p>0.001969865</text:p>
          </table:table-cell>
          <table:table-cell office:value-type="float" office:value="0.0022726941">
            <text:p>0.0022726941</text:p>
          </table:table-cell>
          <table:table-cell office:value-type="float" office:value="0.0020779758">
            <text:p>0.0020779758</text:p>
          </table:table-cell>
          <table:table-cell office:value-type="float" office:value="0.001909715">
            <text:p>0.001909715</text:p>
          </table:table-cell>
          <table:table-cell office:value-type="float" office:value="0.0019071521">
            <text:p>0.0019071521</text:p>
          </table:table-cell>
          <table:table-cell office:value-type="float" office:value="0.001843561">
            <text:p>0.001843561</text:p>
          </table:table-cell>
          <table:table-cell office:value-type="float" office:value="0.0020495995">
            <text:p>0.0020495995</text:p>
          </table:table-cell>
          <table:table-cell office:value-type="float" office:value="0.0017550696">
            <text:p>0.0017550696</text:p>
          </table:table-cell>
          <table:table-cell office:value-type="float" office:value="0.001727206">
            <text:p>0.001727206</text:p>
          </table:table-cell>
          <table:table-cell office:value-type="float" office:value="0.0017865588">
            <text:p>0.0017865588</text:p>
          </table:table-cell>
          <table:table-cell office:value-type="float" office:value="0.0017676771">
            <text:p>0.0017676771</text:p>
          </table:table-cell>
          <table:table-cell office:value-type="float" office:value="0.0017153565">
            <text:p>0.0017153565</text:p>
          </table:table-cell>
          <table:table-cell office:value-type="float" office:value="0.0015550017">
            <text:p>0.0015550017</text:p>
          </table:table-cell>
          <table:table-cell office:value-type="float" office:value="0.0016948752">
            <text:p>0.0016948752</text:p>
          </table:table-cell>
          <table:table-cell office:value-type="float" office:value="0.0017928745">
            <text:p>0.0017928745</text:p>
          </table:table-cell>
          <table:table-cell office:value-type="float" office:value="0.0015621199">
            <text:p>0.0015621199</text:p>
          </table:table-cell>
          <table:table-cell office:value-type="float" office:value="0.0014435066">
            <text:p>0.0014435066</text:p>
          </table:table-cell>
          <table:table-cell office:value-type="float" office:value="0.0014219697">
            <text:p>0.0014219697</text:p>
          </table:table-cell>
          <table:table-cell office:value-type="float" office:value="0.0014187708">
            <text:p>0.0014187708</text:p>
          </table:table-cell>
          <table:table-cell office:value-type="float" office:value="0.0013337795">
            <text:p>0.0013337795</text:p>
          </table:table-cell>
          <table:table-cell office:value-type="float" office:value="0.0014081969">
            <text:p>0.0014081969</text:p>
          </table:table-cell>
          <table:table-cell office:value-type="float" office:value="0.0014605008">
            <text:p>0.0014605008</text:p>
          </table:table-cell>
          <table:table-cell office:value-type="float" office:value="0.0013678799">
            <text:p>0.0013678799</text:p>
          </table:table-cell>
          <table:table-cell office:value-type="float" office:value="0.0013641202">
            <text:p>0.0013641202</text:p>
          </table:table-cell>
          <table:table-cell office:value-type="float" office:value="0.001287907">
            <text:p>0.001287907</text:p>
          </table:table-cell>
          <table:table-cell office:value-type="float" office:value="0.0012149252">
            <text:p>0.0012149252</text:p>
          </table:table-cell>
          <table:table-cell office:value-type="float" office:value="0.0011785306">
            <text:p>0.0011785306</text:p>
          </table:table-cell>
          <table:table-cell office:value-type="float" office:value="0.0011609544">
            <text:p>0.0011609544</text:p>
          </table:table-cell>
          <table:table-cell office:value-type="float" office:value="0.0011866747">
            <text:p>0.0011866747</text:p>
          </table:table-cell>
          <table:table-cell office:value-type="float" office:value="0.0012042803">
            <text:p>0.0012042803</text:p>
          </table:table-cell>
          <table:table-cell office:value-type="float" office:value="0.0011247786">
            <text:p>0.0011247786</text:p>
          </table:table-cell>
          <table:table-cell office:value-type="float" office:value="0.0010342025">
            <text:p>0.0010342025</text:p>
          </table:table-cell>
          <table:table-cell office:value-type="float" office:value="0.0010435169">
            <text:p>0.0010435169</text:p>
          </table:table-cell>
          <table:table-cell office:value-type="float" office:value="0.0010833119">
            <text:p>0.0010833119</text:p>
          </table:table-cell>
          <table:table-cell office:value-type="float" office:value="0.0011137999">
            <text:p>0.0011137999</text:p>
          </table:table-cell>
          <table:table-cell office:value-type="float" office:value="0.0010235418">
            <text:p>0.0010235418</text:p>
          </table:table-cell>
          <table:table-cell office:value-type="float" office:value="0.0010566862">
            <text:p>0.0010566862</text:p>
          </table:table-cell>
          <table:table-cell office:value-type="float" office:value="0.0011194636">
            <text:p>0.0011194636</text:p>
          </table:table-cell>
          <table:table-cell table:style-name="ce1" office:value-type="float" office:value="0.0009838216">
            <text:p>9.84E-004</text:p>
          </table:table-cell>
          <table:table-cell table:style-name="ce1" office:value-type="float" office:value="0.00094777794">
            <text:p>9.48E-004</text:p>
          </table:table-cell>
          <table:table-cell table:style-name="ce1" office:value-type="float" office:value="0.0009985759">
            <text:p>9.99E-004</text:p>
          </table:table-cell>
          <table:table-cell table:style-name="ce1" office:value-type="float" office:value="0.0009770024">
            <text:p>9.77E-004</text:p>
          </table:table-cell>
          <table:table-cell table:style-name="ce1" office:value-type="float" office:value="0.0009612001">
            <text:p>9.61E-004</text:p>
          </table:table-cell>
          <table:table-cell office:value-type="float" office:value="0.0010199917">
            <text:p>0.0010199917</text:p>
          </table:table-cell>
          <table:table-cell office:value-type="float" office:value="0.0010199856">
            <text:p>0.0010199856</text:p>
          </table:table-cell>
          <table:table-cell table:style-name="ce1" office:value-type="float" office:value="0.0009356615">
            <text:p>9.36E-004</text:p>
          </table:table-cell>
          <table:table-cell table:style-name="ce1" office:value-type="float" office:value="0.0009676676">
            <text:p>9.68E-004</text:p>
          </table:table-cell>
          <table:table-cell table:style-name="ce1" office:value-type="float" office:value="0.00095759454">
            <text:p>9.58E-004</text:p>
          </table:table-cell>
          <table:table-cell table:style-name="ce1" office:value-type="float" office:value="0.00095699605">
            <text:p>9.57E-004</text:p>
          </table:table-cell>
          <table:table-cell table:style-name="ce1" office:value-type="float" office:value="0.0009565526">
            <text:p>9.57E-004</text:p>
          </table:table-cell>
          <table:table-cell table:style-name="ce1" office:value-type="float" office:value="0.00094845897">
            <text:p>9.48E-004</text:p>
          </table:table-cell>
          <table:table-cell table:style-name="ce1" office:value-type="float" office:value="0.00094224676">
            <text:p>9.42E-004</text:p>
          </table:table-cell>
          <table:table-cell table:style-name="ce1" office:value-type="float" office:value="0.0009809799">
            <text:p>9.81E-004</text:p>
          </table:table-cell>
          <table:table-cell table:style-name="ce1" office:value-type="float" office:value="0.0009619977">
            <text:p>9.62E-004</text:p>
          </table:table-cell>
          <table:table-cell table:style-name="ce1" office:value-type="float" office:value="0.0009848427">
            <text:p>9.85E-004</text:p>
          </table:table-cell>
          <table:table-cell table:style-name="ce1" office:value-type="float" office:value="0.0009391662">
            <text:p>9.39E-004</text:p>
          </table:table-cell>
          <table:table-cell table:style-name="ce1" office:value-type="float" office:value="0.00092418725">
            <text:p>9.24E-004</text:p>
          </table:table-cell>
          <table:table-cell table:style-name="ce1" office:value-type="float" office:value="0.0009458553">
            <text:p>9.46E-004</text:p>
          </table:table-cell>
          <table:table-cell table:style-name="ce1" office:value-type="float" office:value="0.00094523095">
            <text:p>9.45E-004</text:p>
          </table:table-cell>
          <table:table-cell table:style-name="ce1" office:value-type="float" office:value="0.0009405498">
            <text:p>9.41E-004</text:p>
          </table:table-cell>
          <table:table-cell table:style-name="ce1" office:value-type="float" office:value="0.0009748309">
            <text:p>9.75E-004</text:p>
          </table:table-cell>
          <table:table-cell table:style-name="ce1" office:value-type="float" office:value="0.0009709141">
            <text:p>9.71E-004</text:p>
          </table:table-cell>
          <table:table-cell table:style-name="ce1" office:value-type="float" office:value="0.00096980634">
            <text:p>9.70E-004</text:p>
          </table:table-cell>
          <table:table-cell table:style-name="ce1" office:value-type="float" office:value="0.0009299174">
            <text:p>9.30E-004</text:p>
          </table:table-cell>
          <table:table-cell table:style-name="ce1" office:value-type="float" office:value="0.0009624387">
            <text:p>9.62E-004</text:p>
          </table:table-cell>
          <table:table-cell table:style-name="ce1" office:value-type="float" office:value="0.0009667351">
            <text:p>9.67E-004</text:p>
          </table:table-cell>
          <table:table-cell table:style-name="ce1" office:value-type="float" office:value="0.0009718045">
            <text:p>9.72E-004</text:p>
          </table:table-cell>
          <table:table-cell table:style-name="ce1" office:value-type="float" office:value="0.0009936849">
            <text:p>9.94E-004</text:p>
          </table:table-cell>
          <table:table-cell office:value-type="float" office:value="0.0010020952">
            <text:p>0.0010020952</text:p>
          </table:table-cell>
          <table:table-cell table:style-name="ce1" office:value-type="float" office:value="0.0009872759">
            <text:p>9.87E-004</text:p>
          </table:table-cell>
          <table:table-cell office:value-type="float" office:value="0.001018321">
            <text:p>0.001018321</text:p>
          </table:table-cell>
          <table:table-cell table:style-name="ce1" office:value-type="float" office:value="0.0009758803">
            <text:p>9.76E-004</text:p>
          </table:table-cell>
          <table:table-cell table:style-name="ce1" office:value-type="float" office:value="0.0009796533">
            <text:p>9.80E-004</text:p>
          </table:table-cell>
          <table:table-cell table:style-name="ce1" office:value-type="float" office:value="0.0009672582">
            <text:p>9.67E-004</text:p>
          </table:table-cell>
          <table:table-cell table:style-name="ce1" office:value-type="float" office:value="0.00079117424">
            <text:p>7.91E-004</text:p>
          </table:table-cell>
          <table:table-cell table:style-name="ce1" office:value-type="float" office:value="0.00077407237">
            <text:p>7.74E-004</text:p>
          </table:table-cell>
          <table:table-cell table:style-name="ce1" office:value-type="float" office:value="0.0007608407">
            <text:p>7.61E-004</text:p>
          </table:table-cell>
          <table:table-cell table:style-name="ce1" office:value-type="float" office:value="0.0007701659">
            <text:p>7.70E-004</text:p>
          </table:table-cell>
          <table:table-cell table:style-name="ce1" office:value-type="float" office:value="0.0007831334">
            <text:p>7.83E-004</text:p>
          </table:table-cell>
          <table:table-cell table:style-name="ce1" office:value-type="float" office:value="0.000746957">
            <text:p>7.47E-004</text:p>
          </table:table-cell>
          <table:table-cell table:style-name="ce1" office:value-type="float" office:value="0.0007465259">
            <text:p>7.47E-004</text:p>
          </table:table-cell>
          <table:table-cell table:style-name="ce1" office:value-type="float" office:value="0.00078492175">
            <text:p>7.85E-004</text:p>
          </table:table-cell>
          <table:table-cell table:style-name="ce1" office:value-type="float" office:value="0.0007924331">
            <text:p>7.92E-004</text:p>
          </table:table-cell>
          <table:table-cell table:style-name="ce1" office:value-type="float" office:value="0.0007969535">
            <text:p>7.97E-004</text:p>
          </table:table-cell>
          <table:table-cell table:style-name="ce1" office:value-type="float" office:value="0.00078463176">
            <text:p>7.85E-004</text:p>
          </table:table-cell>
          <table:table-cell table:style-name="ce1" office:value-type="float" office:value="0.00076771976">
            <text:p>7.68E-004</text:p>
          </table:table-cell>
          <table:table-cell table:style-name="ce1" office:value-type="float" office:value="0.0007875202">
            <text:p>7.88E-004</text:p>
          </table:table-cell>
          <table:table-cell table:style-name="ce1" office:value-type="float" office:value="0.00077857485">
            <text:p>7.79E-004</text:p>
          </table:table-cell>
          <table:table-cell table:style-name="ce1" office:value-type="float" office:value="0.0007775669">
            <text:p>7.78E-004</text:p>
          </table:table-cell>
          <table:table-cell office:value-type="float" office:value="0.00080780516">
            <text:p>8.08E-004</text:p>
          </table:table-cell>
          <table:table-cell table:style-name="ce1" office:value-type="float" office:value="0.00082584313">
            <text:p>8.26E-004</text:p>
          </table:table-cell>
          <table:table-cell table:style-name="ce1" office:value-type="float" office:value="0.00082080375">
            <text:p>8.21E-004</text:p>
          </table:table-cell>
          <table:table-cell table:style-name="ce1" office:value-type="float" office:value="0.000812554">
            <text:p>8.13E-004</text:p>
          </table:table-cell>
          <table:table-cell table:style-name="ce1" office:value-type="float" office:value="0.0007656219">
            <text:p>7.66E-004</text:p>
          </table:table-cell>
          <table:table-cell table:style-name="ce1" office:value-type="float" office:value="0.0007446589">
            <text:p>7.45E-004</text:p>
          </table:table-cell>
          <table:table-cell table:style-name="ce1" office:value-type="float" office:value="0.0007679382">
            <text:p>7.68E-004</text:p>
          </table:table-cell>
          <table:table-cell table:style-name="ce1" office:value-type="float" office:value="0.00077783293">
            <text:p>7.78E-004</text:p>
          </table:table-cell>
          <table:table-cell office:value-type="float" office:value="0.0007304272">
            <text:p>7.30E-004</text:p>
          </table:table-cell>
          <table:table-cell office:value-type="float" office:value="0.0007146052">
            <text:p>7.15E-004</text:p>
          </table:table-cell>
          <table:table-cell office:value-type="float" office:value="0.0007052724">
            <text:p>7.05E-004</text:p>
          </table:table-cell>
          <table:table-cell office:value-type="float" office:value="0.0007044561">
            <text:p>7.04E-004</text:p>
          </table:table-cell>
          <table:table-cell office:value-type="float" office:value="0.0006962237">
            <text:p>6.96E-004</text:p>
          </table:table-cell>
          <table:table-cell office:value-type="float" office:value="0.0006925616">
            <text:p>6.93E-004</text:p>
          </table:table-cell>
          <table:table-cell office:value-type="float" office:value="0.0006873519">
            <text:p>6.87E-004</text:p>
          </table:table-cell>
          <table:table-cell office:value-type="float" office:value="0.0006557872">
            <text:p>6.56E-004</text:p>
          </table:table-cell>
          <table:table-cell office:value-type="float" office:value="0.00063398515">
            <text:p>6.34E-004</text:p>
          </table:table-cell>
          <table:table-cell office:value-type="float" office:value="0.0006294395">
            <text:p>6.29E-004</text:p>
          </table:table-cell>
          <table:table-cell office:value-type="float" office:value="0.0006298764">
            <text:p>6.30E-004</text:p>
          </table:table-cell>
          <table:table-cell office:value-type="float" office:value="0.0006320547">
            <text:p>6.32E-004</text:p>
          </table:table-cell>
          <table:table-cell office:value-type="float" office:value="0.0006336148">
            <text:p>6.34E-004</text:p>
          </table:table-cell>
          <table:table-cell office:value-type="float" office:value="0.00063471077">
            <text:p>6.35E-004</text:p>
          </table:table-cell>
          <table:table-cell office:value-type="float" office:value="0.0006361244">
            <text:p>6.36E-004</text:p>
          </table:table-cell>
          <table:table-cell office:value-type="float" office:value="0.0006378616">
            <text:p>6.38E-004</text:p>
          </table:table-cell>
          <table:table-cell office:value-type="float" office:value="0.0006407444">
            <text:p>6.41E-004</text:p>
          </table:table-cell>
          <table:table-cell office:value-type="float" office:value="0.00064191833">
            <text:p>6.42E-004</text:p>
          </table:table-cell>
          <table:table-cell office:value-type="float" office:value="0.0006435235">
            <text:p>6.44E-004</text:p>
          </table:table-cell>
          <table:table-cell office:value-type="float" office:value="0.0006451306">
            <text:p>6.45E-004</text:p>
          </table:table-cell>
          <table:table-cell office:value-type="float" office:value="0.00064882875">
            <text:p>6.49E-004</text:p>
          </table:table-cell>
          <table:table-cell office:value-type="float" office:value="0.0006502093">
            <text:p>6.50E-004</text:p>
          </table:table-cell>
          <table:table-cell office:value-type="float" office:value="0.000651904">
            <text:p>6.52E-004</text:p>
          </table:table-cell>
          <table:table-cell office:value-type="float" office:value="0.0006536128">
            <text:p>6.54E-004</text:p>
          </table:table-cell>
          <table:table-cell office:value-type="float" office:value="0.00065568235">
            <text:p>6.56E-004</text:p>
          </table:table-cell>
          <table:table-cell office:value-type="float" office:value="0.0006583372">
            <text:p>6.58E-004</text:p>
          </table:table-cell>
          <table:table-cell office:value-type="float" office:value="0.00065999833">
            <text:p>6.60E-004</text:p>
          </table:table-cell>
          <table:table-cell office:value-type="float" office:value="0.0006614499">
            <text:p>6.61E-004</text:p>
          </table:table-cell>
          <table:table-cell office:value-type="float" office:value="0.0006631393">
            <text:p>6.63E-004</text:p>
          </table:table-cell>
          <table:table-cell office:value-type="float" office:value="0.00066703855">
            <text:p>6.67E-004</text:p>
          </table:table-cell>
          <table:table-cell office:value-type="float" office:value="0.0006683165">
            <text:p>6.68E-004</text:p>
          </table:table-cell>
          <table:table-cell office:value-type="float" office:value="0.0006698172">
            <text:p>6.70E-004</text:p>
          </table:table-cell>
          <table:table-cell office:value-type="float" office:value="0.00067131256">
            <text:p>6.71E-004</text:p>
          </table:table-cell>
          <table:table-cell office:value-type="float" office:value="0.0006741095">
            <text:p>6.74E-004</text:p>
          </table:table-cell>
          <table:table-cell office:value-type="float" office:value="0.00067656476">
            <text:p>6.77E-004</text:p>
          </table:table-cell>
          <table:table-cell office:value-type="float" office:value="0.0006778319">
            <text:p>6.78E-004</text:p>
          </table:table-cell>
          <table:table-cell office:value-type="float" office:value="0.00067977887">
            <text:p>6.80E-004</text:p>
          </table:table-cell>
          <table:table-cell office:value-type="float" office:value="0.0006818159">
            <text:p>6.82E-004</text:p>
          </table:table-cell>
          <table:table-cell office:value-type="float" office:value="0.00068554806">
            <text:p>6.86E-004</text:p>
          </table:table-cell>
          <table:table-cell office:value-type="float" office:value="0.0006873914">
            <text:p>6.87E-004</text:p>
          </table:table-cell>
          <table:table-cell office:value-type="float" office:value="0.0006895321">
            <text:p>6.90E-004</text:p>
          </table:table-cell>
          <table:table-cell office:value-type="float" office:value="0.00069149135">
            <text:p>6.91E-004</text:p>
          </table:table-cell>
          <table:table-cell office:value-type="float" office:value="0.0006958543">
            <text:p>6.96E-004</text:p>
          </table:table-cell>
          <table:table-cell office:value-type="float" office:value="0.0006977629">
            <text:p>6.98E-004</text:p>
          </table:table-cell>
          <table:table-cell office:value-type="float" office:value="0.0006994993">
            <text:p>6.99E-004</text:p>
          </table:table-cell>
          <table:table-cell office:value-type="float" office:value="0.0007015271">
            <text:p>7.02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10-The Doors - Tell All The People.mp3</text:p>
          </table:table-cell>
          <table:table-cell office:value-type="float" office:value="0.06669254">
            <text:p>0.06669254</text:p>
          </table:table-cell>
          <table:table-cell office:value-type="float" office:value="0.0800996">
            <text:p>0.0800996</text:p>
          </table:table-cell>
          <table:table-cell office:value-type="float" office:value="0.09028517">
            <text:p>0.09028517</text:p>
          </table:table-cell>
          <table:table-cell office:value-type="float" office:value="0.062510476">
            <text:p>0.062510476</text:p>
          </table:table-cell>
          <table:table-cell office:value-type="float" office:value="0.07862603">
            <text:p>0.07862603</text:p>
          </table:table-cell>
          <table:table-cell office:value-type="float" office:value="0.061645713">
            <text:p>0.061645713</text:p>
          </table:table-cell>
          <table:table-cell office:value-type="float" office:value="0.05653044">
            <text:p>0.05653044</text:p>
          </table:table-cell>
          <table:table-cell office:value-type="float" office:value="0.061550666">
            <text:p>0.061550666</text:p>
          </table:table-cell>
          <table:table-cell office:value-type="float" office:value="0.044755686">
            <text:p>0.044755686</text:p>
          </table:table-cell>
          <table:table-cell office:value-type="float" office:value="0.04055866">
            <text:p>0.04055866</text:p>
          </table:table-cell>
          <table:table-cell office:value-type="float" office:value="0.029359803">
            <text:p>0.029359803</text:p>
          </table:table-cell>
          <table:table-cell office:value-type="float" office:value="0.037340444">
            <text:p>0.037340444</text:p>
          </table:table-cell>
          <table:table-cell office:value-type="float" office:value="0.02948153">
            <text:p>0.02948153</text:p>
          </table:table-cell>
          <table:table-cell office:value-type="float" office:value="0.026109671">
            <text:p>0.026109671</text:p>
          </table:table-cell>
          <table:table-cell office:value-type="float" office:value="0.029956471">
            <text:p>0.029956471</text:p>
          </table:table-cell>
          <table:table-cell office:value-type="float" office:value="0.031841353">
            <text:p>0.031841353</text:p>
          </table:table-cell>
          <table:table-cell office:value-type="float" office:value="0.024074662">
            <text:p>0.024074662</text:p>
          </table:table-cell>
          <table:table-cell office:value-type="float" office:value="0.029057873">
            <text:p>0.029057873</text:p>
          </table:table-cell>
          <table:table-cell office:value-type="float" office:value="0.020000955">
            <text:p>0.020000955</text:p>
          </table:table-cell>
          <table:table-cell office:value-type="float" office:value="0.026406929">
            <text:p>0.026406929</text:p>
          </table:table-cell>
          <table:table-cell office:value-type="float" office:value="0.020563992">
            <text:p>0.020563992</text:p>
          </table:table-cell>
          <table:table-cell office:value-type="float" office:value="0.021421475">
            <text:p>0.021421475</text:p>
          </table:table-cell>
          <table:table-cell office:value-type="float" office:value="0.02720855">
            <text:p>0.02720855</text:p>
          </table:table-cell>
          <table:table-cell office:value-type="float" office:value="0.028914751">
            <text:p>0.028914751</text:p>
          </table:table-cell>
          <table:table-cell office:value-type="float" office:value="0.019541096">
            <text:p>0.019541096</text:p>
          </table:table-cell>
          <table:table-cell office:value-type="float" office:value="0.027326178">
            <text:p>0.027326178</text:p>
          </table:table-cell>
          <table:table-cell office:value-type="float" office:value="0.023197675">
            <text:p>0.023197675</text:p>
          </table:table-cell>
          <table:table-cell office:value-type="float" office:value="0.026545916">
            <text:p>0.026545916</text:p>
          </table:table-cell>
          <table:table-cell office:value-type="float" office:value="0.03038172">
            <text:p>0.03038172</text:p>
          </table:table-cell>
          <table:table-cell office:value-type="float" office:value="0.02907019">
            <text:p>0.02907019</text:p>
          </table:table-cell>
          <table:table-cell office:value-type="float" office:value="0.031571615">
            <text:p>0.031571615</text:p>
          </table:table-cell>
          <table:table-cell office:value-type="float" office:value="0.024480553">
            <text:p>0.024480553</text:p>
          </table:table-cell>
          <table:table-cell office:value-type="float" office:value="0.02170419">
            <text:p>0.02170419</text:p>
          </table:table-cell>
          <table:table-cell office:value-type="float" office:value="0.02174081">
            <text:p>0.02174081</text:p>
          </table:table-cell>
          <table:table-cell office:value-type="float" office:value="0.034682985">
            <text:p>0.034682985</text:p>
          </table:table-cell>
          <table:table-cell office:value-type="float" office:value="0.023564888">
            <text:p>0.023564888</text:p>
          </table:table-cell>
          <table:table-cell office:value-type="float" office:value="0.025884414">
            <text:p>0.025884414</text:p>
          </table:table-cell>
          <table:table-cell office:value-type="float" office:value="0.024168413">
            <text:p>0.024168413</text:p>
          </table:table-cell>
          <table:table-cell office:value-type="float" office:value="0.028298054">
            <text:p>0.028298054</text:p>
          </table:table-cell>
          <table:table-cell office:value-type="float" office:value="0.023277905">
            <text:p>0.023277905</text:p>
          </table:table-cell>
          <table:table-cell office:value-type="float" office:value="0.02307504">
            <text:p>0.02307504</text:p>
          </table:table-cell>
          <table:table-cell office:value-type="float" office:value="0.024712455">
            <text:p>0.024712455</text:p>
          </table:table-cell>
          <table:table-cell office:value-type="float" office:value="0.0211401">
            <text:p>0.0211401</text:p>
          </table:table-cell>
          <table:table-cell office:value-type="float" office:value="0.02258413">
            <text:p>0.02258413</text:p>
          </table:table-cell>
          <table:table-cell office:value-type="float" office:value="0.01680726">
            <text:p>0.01680726</text:p>
          </table:table-cell>
          <table:table-cell office:value-type="float" office:value="0.021751951">
            <text:p>0.021751951</text:p>
          </table:table-cell>
          <table:table-cell office:value-type="float" office:value="0.01999833">
            <text:p>0.01999833</text:p>
          </table:table-cell>
          <table:table-cell office:value-type="float" office:value="0.015752463">
            <text:p>0.015752463</text:p>
          </table:table-cell>
          <table:table-cell office:value-type="float" office:value="0.01622421">
            <text:p>0.01622421</text:p>
          </table:table-cell>
          <table:table-cell office:value-type="float" office:value="0.016813705">
            <text:p>0.016813705</text:p>
          </table:table-cell>
          <table:table-cell office:value-type="float" office:value="0.017752709">
            <text:p>0.017752709</text:p>
          </table:table-cell>
          <table:table-cell office:value-type="float" office:value="0.019408315">
            <text:p>0.019408315</text:p>
          </table:table-cell>
          <table:table-cell office:value-type="float" office:value="0.015725289">
            <text:p>0.015725289</text:p>
          </table:table-cell>
          <table:table-cell office:value-type="float" office:value="0.014904177">
            <text:p>0.014904177</text:p>
          </table:table-cell>
          <table:table-cell office:value-type="float" office:value="0.013487875">
            <text:p>0.013487875</text:p>
          </table:table-cell>
          <table:table-cell office:value-type="float" office:value="0.012185273">
            <text:p>0.012185273</text:p>
          </table:table-cell>
          <table:table-cell office:value-type="float" office:value="0.011443722">
            <text:p>0.011443722</text:p>
          </table:table-cell>
          <table:table-cell office:value-type="float" office:value="0.012614306">
            <text:p>0.012614306</text:p>
          </table:table-cell>
          <table:table-cell office:value-type="float" office:value="0.011767836">
            <text:p>0.011767836</text:p>
          </table:table-cell>
          <table:table-cell office:value-type="float" office:value="0.010735165">
            <text:p>0.010735165</text:p>
          </table:table-cell>
          <table:table-cell office:value-type="float" office:value="0.013535926">
            <text:p>0.013535926</text:p>
          </table:table-cell>
          <table:table-cell office:value-type="float" office:value="0.014626439">
            <text:p>0.014626439</text:p>
          </table:table-cell>
          <table:table-cell office:value-type="float" office:value="0.011737075">
            <text:p>0.011737075</text:p>
          </table:table-cell>
          <table:table-cell office:value-type="float" office:value="0.013800053">
            <text:p>0.013800053</text:p>
          </table:table-cell>
          <table:table-cell office:value-type="float" office:value="0.013296272">
            <text:p>0.013296272</text:p>
          </table:table-cell>
          <table:table-cell office:value-type="float" office:value="0.014990696">
            <text:p>0.014990696</text:p>
          </table:table-cell>
          <table:table-cell office:value-type="float" office:value="0.013362982">
            <text:p>0.013362982</text:p>
          </table:table-cell>
          <table:table-cell office:value-type="float" office:value="0.01300868">
            <text:p>0.01300868</text:p>
          </table:table-cell>
          <table:table-cell office:value-type="float" office:value="0.014704633">
            <text:p>0.014704633</text:p>
          </table:table-cell>
          <table:table-cell office:value-type="float" office:value="0.014112606">
            <text:p>0.014112606</text:p>
          </table:table-cell>
          <table:table-cell office:value-type="float" office:value="0.0105643775">
            <text:p>0.0105643775</text:p>
          </table:table-cell>
          <table:table-cell office:value-type="float" office:value="0.010687264">
            <text:p>0.010687264</text:p>
          </table:table-cell>
          <table:table-cell office:value-type="float" office:value="0.012118526">
            <text:p>0.012118526</text:p>
          </table:table-cell>
          <table:table-cell office:value-type="float" office:value="0.010878516">
            <text:p>0.010878516</text:p>
          </table:table-cell>
          <table:table-cell office:value-type="float" office:value="0.010983325">
            <text:p>0.010983325</text:p>
          </table:table-cell>
          <table:table-cell office:value-type="float" office:value="0.01225528">
            <text:p>0.01225528</text:p>
          </table:table-cell>
          <table:table-cell office:value-type="float" office:value="0.012258477">
            <text:p>0.012258477</text:p>
          </table:table-cell>
          <table:table-cell office:value-type="float" office:value="0.012175794">
            <text:p>0.012175794</text:p>
          </table:table-cell>
          <table:table-cell office:value-type="float" office:value="0.01068699">
            <text:p>0.01068699</text:p>
          </table:table-cell>
          <table:table-cell office:value-type="float" office:value="0.011495968">
            <text:p>0.011495968</text:p>
          </table:table-cell>
          <table:table-cell office:value-type="float" office:value="0.010638158">
            <text:p>0.010638158</text:p>
          </table:table-cell>
          <table:table-cell office:value-type="float" office:value="0.009956815">
            <text:p>0.009956815</text:p>
          </table:table-cell>
          <table:table-cell office:value-type="float" office:value="0.010738405">
            <text:p>0.010738405</text:p>
          </table:table-cell>
          <table:table-cell office:value-type="float" office:value="0.009336148">
            <text:p>0.009336148</text:p>
          </table:table-cell>
          <table:table-cell office:value-type="float" office:value="0.009253462">
            <text:p>0.009253462</text:p>
          </table:table-cell>
          <table:table-cell office:value-type="float" office:value="0.0091508">
            <text:p>0.0091508</text:p>
          </table:table-cell>
          <table:table-cell office:value-type="float" office:value="0.009609791">
            <text:p>0.009609791</text:p>
          </table:table-cell>
          <table:table-cell office:value-type="float" office:value="0.010154565">
            <text:p>0.010154565</text:p>
          </table:table-cell>
          <table:table-cell office:value-type="float" office:value="0.008984219">
            <text:p>0.008984219</text:p>
          </table:table-cell>
          <table:table-cell office:value-type="float" office:value="0.007523191">
            <text:p>0.007523191</text:p>
          </table:table-cell>
          <table:table-cell office:value-type="float" office:value="0.008067838">
            <text:p>0.008067838</text:p>
          </table:table-cell>
          <table:table-cell office:value-type="float" office:value="0.008863465">
            <text:p>0.008863465</text:p>
          </table:table-cell>
          <table:table-cell office:value-type="float" office:value="0.009085751">
            <text:p>0.009085751</text:p>
          </table:table-cell>
          <table:table-cell office:value-type="float" office:value="0.007888172">
            <text:p>0.007888172</text:p>
          </table:table-cell>
          <table:table-cell office:value-type="float" office:value="0.008680999">
            <text:p>0.008680999</text:p>
          </table:table-cell>
          <table:table-cell office:value-type="float" office:value="0.009079922">
            <text:p>0.009079922</text:p>
          </table:table-cell>
          <table:table-cell office:value-type="float" office:value="0.008261673">
            <text:p>0.008261673</text:p>
          </table:table-cell>
          <table:table-cell office:value-type="float" office:value="0.008314961">
            <text:p>0.008314961</text:p>
          </table:table-cell>
          <table:table-cell office:value-type="float" office:value="0.007868636">
            <text:p>0.007868636</text:p>
          </table:table-cell>
          <table:table-cell office:value-type="float" office:value="0.0083730025">
            <text:p>0.0083730025</text:p>
          </table:table-cell>
          <table:table-cell office:value-type="float" office:value="0.007951644">
            <text:p>0.007951644</text:p>
          </table:table-cell>
          <table:table-cell office:value-type="float" office:value="0.008085013">
            <text:p>0.008085013</text:p>
          </table:table-cell>
          <table:table-cell office:value-type="float" office:value="0.008205084">
            <text:p>0.008205084</text:p>
          </table:table-cell>
          <table:table-cell office:value-type="float" office:value="0.008424154">
            <text:p>0.008424154</text:p>
          </table:table-cell>
          <table:table-cell office:value-type="float" office:value="0.00702355">
            <text:p>0.00702355</text:p>
          </table:table-cell>
          <table:table-cell office:value-type="float" office:value="0.007206396">
            <text:p>0.007206396</text:p>
          </table:table-cell>
          <table:table-cell office:value-type="float" office:value="0.0071994397">
            <text:p>0.0071994397</text:p>
          </table:table-cell>
          <table:table-cell office:value-type="float" office:value="0.006922862">
            <text:p>0.006922862</text:p>
          </table:table-cell>
          <table:table-cell office:value-type="float" office:value="0.0076172412">
            <text:p>0.0076172412</text:p>
          </table:table-cell>
          <table:table-cell office:value-type="float" office:value="0.0073168385">
            <text:p>0.0073168385</text:p>
          </table:table-cell>
          <table:table-cell office:value-type="float" office:value="0.0069726356">
            <text:p>0.0069726356</text:p>
          </table:table-cell>
          <table:table-cell office:value-type="float" office:value="0.006713733">
            <text:p>0.006713733</text:p>
          </table:table-cell>
          <table:table-cell office:value-type="float" office:value="0.006905344">
            <text:p>0.006905344</text:p>
          </table:table-cell>
          <table:table-cell office:value-type="float" office:value="0.0065893456">
            <text:p>0.0065893456</text:p>
          </table:table-cell>
          <table:table-cell office:value-type="float" office:value="0.006797289">
            <text:p>0.006797289</text:p>
          </table:table-cell>
          <table:table-cell office:value-type="float" office:value="0.0071603023">
            <text:p>0.0071603023</text:p>
          </table:table-cell>
          <table:table-cell office:value-type="float" office:value="0.006601843">
            <text:p>0.006601843</text:p>
          </table:table-cell>
          <table:table-cell office:value-type="float" office:value="0.006544201">
            <text:p>0.006544201</text:p>
          </table:table-cell>
          <table:table-cell office:value-type="float" office:value="0.0064480123">
            <text:p>0.0064480123</text:p>
          </table:table-cell>
          <table:table-cell office:value-type="float" office:value="0.0064015985">
            <text:p>0.0064015985</text:p>
          </table:table-cell>
          <table:table-cell office:value-type="float" office:value="0.006799618">
            <text:p>0.006799618</text:p>
          </table:table-cell>
          <table:table-cell office:value-type="float" office:value="0.0059430846">
            <text:p>0.0059430846</text:p>
          </table:table-cell>
          <table:table-cell office:value-type="float" office:value="0.0057902164">
            <text:p>0.0057902164</text:p>
          </table:table-cell>
          <table:table-cell office:value-type="float" office:value="0.006115912">
            <text:p>0.006115912</text:p>
          </table:table-cell>
          <table:table-cell office:value-type="float" office:value="0.005659415">
            <text:p>0.005659415</text:p>
          </table:table-cell>
          <table:table-cell office:value-type="float" office:value="0.005970263">
            <text:p>0.005970263</text:p>
          </table:table-cell>
          <table:table-cell office:value-type="float" office:value="0.0057398807">
            <text:p>0.0057398807</text:p>
          </table:table-cell>
          <table:table-cell office:value-type="float" office:value="0.005609373">
            <text:p>0.005609373</text:p>
          </table:table-cell>
          <table:table-cell office:value-type="float" office:value="0.0057071913">
            <text:p>0.0057071913</text:p>
          </table:table-cell>
          <table:table-cell office:value-type="float" office:value="0.0055760546">
            <text:p>0.0055760546</text:p>
          </table:table-cell>
          <table:table-cell office:value-type="float" office:value="0.0059949677">
            <text:p>0.0059949677</text:p>
          </table:table-cell>
          <table:table-cell office:value-type="float" office:value="0.005736934">
            <text:p>0.005736934</text:p>
          </table:table-cell>
          <table:table-cell office:value-type="float" office:value="0.005121301">
            <text:p>0.005121301</text:p>
          </table:table-cell>
          <table:table-cell office:value-type="float" office:value="0.005019157">
            <text:p>0.005019157</text:p>
          </table:table-cell>
          <table:table-cell office:value-type="float" office:value="0.005392062">
            <text:p>0.005392062</text:p>
          </table:table-cell>
          <table:table-cell office:value-type="float" office:value="0.005074579">
            <text:p>0.005074579</text:p>
          </table:table-cell>
          <table:table-cell office:value-type="float" office:value="0.0050700274">
            <text:p>0.0050700274</text:p>
          </table:table-cell>
          <table:table-cell office:value-type="float" office:value="0.0054035233">
            <text:p>0.0054035233</text:p>
          </table:table-cell>
          <table:table-cell office:value-type="float" office:value="0.0050378074">
            <text:p>0.0050378074</text:p>
          </table:table-cell>
          <table:table-cell office:value-type="float" office:value="0.0047280504">
            <text:p>0.0047280504</text:p>
          </table:table-cell>
          <table:table-cell office:value-type="float" office:value="0.0047151796">
            <text:p>0.0047151796</text:p>
          </table:table-cell>
          <table:table-cell office:value-type="float" office:value="0.0045467624">
            <text:p>0.0045467624</text:p>
          </table:table-cell>
          <table:table-cell office:value-type="float" office:value="0.0043886807">
            <text:p>0.0043886807</text:p>
          </table:table-cell>
          <table:table-cell office:value-type="float" office:value="0.004347819">
            <text:p>0.004347819</text:p>
          </table:table-cell>
          <table:table-cell office:value-type="float" office:value="0.004461273">
            <text:p>0.004461273</text:p>
          </table:table-cell>
          <table:table-cell office:value-type="float" office:value="0.0046146703">
            <text:p>0.0046146703</text:p>
          </table:table-cell>
          <table:table-cell office:value-type="float" office:value="0.004307649">
            <text:p>0.004307649</text:p>
          </table:table-cell>
          <table:table-cell office:value-type="float" office:value="0.004118742">
            <text:p>0.004118742</text:p>
          </table:table-cell>
          <table:table-cell office:value-type="float" office:value="0.004042635">
            <text:p>0.004042635</text:p>
          </table:table-cell>
          <table:table-cell office:value-type="float" office:value="0.0037825743">
            <text:p>0.0037825743</text:p>
          </table:table-cell>
          <table:table-cell office:value-type="float" office:value="0.0037600358">
            <text:p>0.0037600358</text:p>
          </table:table-cell>
          <table:table-cell office:value-type="float" office:value="0.0036293631">
            <text:p>0.0036293631</text:p>
          </table:table-cell>
          <table:table-cell office:value-type="float" office:value="0.0034749024">
            <text:p>0.0034749024</text:p>
          </table:table-cell>
          <table:table-cell office:value-type="float" office:value="0.0034813685">
            <text:p>0.0034813685</text:p>
          </table:table-cell>
          <table:table-cell office:value-type="float" office:value="0.0034154635">
            <text:p>0.0034154635</text:p>
          </table:table-cell>
          <table:table-cell office:value-type="float" office:value="0.0033106632">
            <text:p>0.0033106632</text:p>
          </table:table-cell>
          <table:table-cell office:value-type="float" office:value="0.0032375026">
            <text:p>0.0032375026</text:p>
          </table:table-cell>
          <table:table-cell office:value-type="float" office:value="0.0031600904">
            <text:p>0.0031600904</text:p>
          </table:table-cell>
          <table:table-cell office:value-type="float" office:value="0.0030591143">
            <text:p>0.0030591143</text:p>
          </table:table-cell>
          <table:table-cell office:value-type="float" office:value="0.0030443151">
            <text:p>0.0030443151</text:p>
          </table:table-cell>
          <table:table-cell office:value-type="float" office:value="0.003205183">
            <text:p>0.003205183</text:p>
          </table:table-cell>
          <table:table-cell office:value-type="float" office:value="0.0030607353">
            <text:p>0.0030607353</text:p>
          </table:table-cell>
          <table:table-cell office:value-type="float" office:value="0.002722152">
            <text:p>0.002722152</text:p>
          </table:table-cell>
          <table:table-cell office:value-type="float" office:value="0.002788108">
            <text:p>0.002788108</text:p>
          </table:table-cell>
          <table:table-cell office:value-type="float" office:value="0.0027812924">
            <text:p>0.0027812924</text:p>
          </table:table-cell>
          <table:table-cell office:value-type="float" office:value="0.0027134144">
            <text:p>0.0027134144</text:p>
          </table:table-cell>
          <table:table-cell office:value-type="float" office:value="0.002744726">
            <text:p>0.002744726</text:p>
          </table:table-cell>
          <table:table-cell office:value-type="float" office:value="0.002605994">
            <text:p>0.002605994</text:p>
          </table:table-cell>
          <table:table-cell office:value-type="float" office:value="0.002450786">
            <text:p>0.002450786</text:p>
          </table:table-cell>
          <table:table-cell office:value-type="float" office:value="0.0022563976">
            <text:p>0.0022563976</text:p>
          </table:table-cell>
          <table:table-cell office:value-type="float" office:value="0.0021601918">
            <text:p>0.0021601918</text:p>
          </table:table-cell>
          <table:table-cell office:value-type="float" office:value="0.0022580286">
            <text:p>0.0022580286</text:p>
          </table:table-cell>
          <table:table-cell office:value-type="float" office:value="0.0022845517">
            <text:p>0.0022845517</text:p>
          </table:table-cell>
          <table:table-cell office:value-type="float" office:value="0.0023566922">
            <text:p>0.0023566922</text:p>
          </table:table-cell>
          <table:table-cell office:value-type="float" office:value="0.0022856167">
            <text:p>0.0022856167</text:p>
          </table:table-cell>
          <table:table-cell office:value-type="float" office:value="0.0021458054">
            <text:p>0.0021458054</text:p>
          </table:table-cell>
          <table:table-cell office:value-type="float" office:value="0.0020644662">
            <text:p>0.0020644662</text:p>
          </table:table-cell>
          <table:table-cell office:value-type="float" office:value="0.002011664">
            <text:p>0.002011664</text:p>
          </table:table-cell>
          <table:table-cell office:value-type="float" office:value="0.0020155257">
            <text:p>0.0020155257</text:p>
          </table:table-cell>
          <table:table-cell office:value-type="float" office:value="0.0020043922">
            <text:p>0.0020043922</text:p>
          </table:table-cell>
          <table:table-cell office:value-type="float" office:value="0.0020406344">
            <text:p>0.0020406344</text:p>
          </table:table-cell>
          <table:table-cell office:value-type="float" office:value="0.0020106127">
            <text:p>0.0020106127</text:p>
          </table:table-cell>
          <table:table-cell office:value-type="float" office:value="0.0020034714">
            <text:p>0.0020034714</text:p>
          </table:table-cell>
          <table:table-cell office:value-type="float" office:value="0.0019131991">
            <text:p>0.0019131991</text:p>
          </table:table-cell>
          <table:table-cell office:value-type="float" office:value="0.0018470094">
            <text:p>0.0018470094</text:p>
          </table:table-cell>
          <table:table-cell office:value-type="float" office:value="0.0017509978">
            <text:p>0.0017509978</text:p>
          </table:table-cell>
          <table:table-cell office:value-type="float" office:value="0.0014353342">
            <text:p>0.0014353342</text:p>
          </table:table-cell>
          <table:table-cell office:value-type="float" office:value="0.0013818673">
            <text:p>0.0013818673</text:p>
          </table:table-cell>
          <table:table-cell office:value-type="float" office:value="0.0014111846">
            <text:p>0.0014111846</text:p>
          </table:table-cell>
          <table:table-cell office:value-type="float" office:value="0.001430008">
            <text:p>0.001430008</text:p>
          </table:table-cell>
          <table:table-cell office:value-type="float" office:value="0.001353583">
            <text:p>0.001353583</text:p>
          </table:table-cell>
          <table:table-cell office:value-type="float" office:value="0.0013097005">
            <text:p>0.0013097005</text:p>
          </table:table-cell>
          <table:table-cell office:value-type="float" office:value="0.001303182">
            <text:p>0.001303182</text:p>
          </table:table-cell>
          <table:table-cell office:value-type="float" office:value="0.0012836988">
            <text:p>0.0012836988</text:p>
          </table:table-cell>
          <table:table-cell office:value-type="float" office:value="0.0013070625">
            <text:p>0.0013070625</text:p>
          </table:table-cell>
          <table:table-cell office:value-type="float" office:value="0.0013040127">
            <text:p>0.0013040127</text:p>
          </table:table-cell>
          <table:table-cell office:value-type="float" office:value="0.0013054258">
            <text:p>0.0013054258</text:p>
          </table:table-cell>
          <table:table-cell office:value-type="float" office:value="0.0012511746">
            <text:p>0.0012511746</text:p>
          </table:table-cell>
          <table:table-cell office:value-type="float" office:value="0.0011617899">
            <text:p>0.0011617899</text:p>
          </table:table-cell>
          <table:table-cell office:value-type="float" office:value="0.0011657788">
            <text:p>0.0011657788</text:p>
          </table:table-cell>
          <table:table-cell office:value-type="float" office:value="0.0011475614">
            <text:p>0.0011475614</text:p>
          </table:table-cell>
          <table:table-cell table:style-name="Default" office:value-type="float" office:value="0.0011503561">
            <text:p>0.0011503561</text:p>
          </table:table-cell>
          <table:table-cell office:value-type="float" office:value="0.0011390903">
            <text:p>0.0011390903</text:p>
          </table:table-cell>
          <table:table-cell office:value-type="float" office:value="0.0011421158">
            <text:p>0.0011421158</text:p>
          </table:table-cell>
          <table:table-cell office:value-type="float" office:value="0.0011387063">
            <text:p>0.0011387063</text:p>
          </table:table-cell>
          <table:table-cell office:value-type="float" office:value="0.001083833">
            <text:p>0.001083833</text:p>
          </table:table-cell>
          <table:table-cell office:value-type="float" office:value="0.0010393404">
            <text:p>0.0010393404</text:p>
          </table:table-cell>
          <table:table-cell office:value-type="float" office:value="0.0010282379">
            <text:p>0.0010282379</text:p>
          </table:table-cell>
          <table:table-cell office:value-type="float" office:value="0.001001927">
            <text:p>0.001001927</text:p>
          </table:table-cell>
          <table:table-cell office:value-type="float" office:value="0.0008824978">
            <text:p>8.82E-004</text:p>
          </table:table-cell>
          <table:table-cell office:value-type="float" office:value="0.00087502867">
            <text:p>8.75E-004</text:p>
          </table:table-cell>
          <table:table-cell office:value-type="float" office:value="0.00088077475">
            <text:p>8.81E-004</text:p>
          </table:table-cell>
          <table:table-cell office:value-type="float" office:value="0.000890716">
            <text:p>8.91E-004</text:p>
          </table:table-cell>
          <table:table-cell office:value-type="float" office:value="0.0008703134">
            <text:p>8.70E-004</text:p>
          </table:table-cell>
          <table:table-cell office:value-type="float" office:value="0.00084256654">
            <text:p>8.43E-004</text:p>
          </table:table-cell>
          <table:table-cell office:value-type="float" office:value="0.0008217508">
            <text:p>8.22E-004</text:p>
          </table:table-cell>
          <table:table-cell office:value-type="float" office:value="0.00080834684">
            <text:p>8.08E-004</text:p>
          </table:table-cell>
          <table:table-cell office:value-type="float" office:value="0.000805287">
            <text:p>8.05E-004</text:p>
          </table:table-cell>
          <table:table-cell office:value-type="float" office:value="0.00080507476">
            <text:p>8.05E-004</text:p>
          </table:table-cell>
          <table:table-cell office:value-type="float" office:value="0.00080630154">
            <text:p>8.06E-004</text:p>
          </table:table-cell>
          <table:table-cell office:value-type="float" office:value="0.000809418">
            <text:p>8.09E-004</text:p>
          </table:table-cell>
          <table:table-cell office:value-type="float" office:value="0.00081116945">
            <text:p>8.11E-004</text:p>
          </table:table-cell>
          <table:table-cell office:value-type="float" office:value="0.00081336586">
            <text:p>8.13E-004</text:p>
          </table:table-cell>
          <table:table-cell office:value-type="float" office:value="0.0008151287">
            <text:p>8.15E-004</text:p>
          </table:table-cell>
          <table:table-cell office:value-type="float" office:value="0.00081697194">
            <text:p>8.17E-004</text:p>
          </table:table-cell>
          <table:table-cell office:value-type="float" office:value="0.00082025665">
            <text:p>8.20E-004</text:p>
          </table:table-cell>
          <table:table-cell office:value-type="float" office:value="0.0008225647">
            <text:p>8.23E-004</text:p>
          </table:table-cell>
          <table:table-cell office:value-type="float" office:value="0.0008243695">
            <text:p>8.24E-004</text:p>
          </table:table-cell>
          <table:table-cell office:value-type="float" office:value="0.000826372">
            <text:p>8.26E-004</text:p>
          </table:table-cell>
          <table:table-cell office:value-type="float" office:value="0.0008305845">
            <text:p>8.31E-004</text:p>
          </table:table-cell>
          <table:table-cell office:value-type="float" office:value="0.00083228375">
            <text:p>8.32E-004</text:p>
          </table:table-cell>
          <table:table-cell office:value-type="float" office:value="0.0008340349">
            <text:p>8.34E-004</text:p>
          </table:table-cell>
          <table:table-cell office:value-type="float" office:value="0.0008357">
            <text:p>8.36E-004</text:p>
          </table:table-cell>
          <table:table-cell office:value-type="float" office:value="0.00083850627">
            <text:p>8.39E-004</text:p>
          </table:table-cell>
          <table:table-cell office:value-type="float" office:value="0.0008410983">
            <text:p>8.41E-004</text:p>
          </table:table-cell>
          <table:table-cell office:value-type="float" office:value="0.00084311777">
            <text:p>8.43E-004</text:p>
          </table:table-cell>
          <table:table-cell office:value-type="float" office:value="0.00084542664">
            <text:p>8.45E-004</text:p>
          </table:table-cell>
          <table:table-cell office:value-type="float" office:value="0.0008475894">
            <text:p>8.48E-004</text:p>
          </table:table-cell>
          <table:table-cell office:value-type="float" office:value="0.000851495">
            <text:p>8.51E-004</text:p>
          </table:table-cell>
          <table:table-cell office:value-type="float" office:value="0.00085321965">
            <text:p>8.53E-004</text:p>
          </table:table-cell>
          <table:table-cell office:value-type="float" office:value="0.00085544074">
            <text:p>8.55E-004</text:p>
          </table:table-cell>
          <table:table-cell office:value-type="float" office:value="0.00085785973">
            <text:p>8.58E-004</text:p>
          </table:table-cell>
          <table:table-cell office:value-type="float" office:value="0.0008615399">
            <text:p>8.62E-004</text:p>
          </table:table-cell>
          <table:table-cell office:value-type="float" office:value="0.0008651405">
            <text:p>8.65E-004</text:p>
          </table:table-cell>
          <table:table-cell office:value-type="float" office:value="0.00086707436">
            <text:p>8.67E-004</text:p>
          </table:table-cell>
          <table:table-cell office:value-type="float" office:value="0.00086890993">
            <text:p>8.69E-004</text:p>
          </table:table-cell>
          <table:table-cell office:value-type="float" office:value="0.0008717523">
            <text:p>8.72E-004</text:p>
          </table:table-cell>
          <table:table-cell office:value-type="float" office:value="0.0008767655">
            <text:p>8.77E-004</text:p>
          </table:table-cell>
          <table:table-cell office:value-type="float" office:value="0.0008788855">
            <text:p>8.79E-004</text:p>
          </table:table-cell>
          <table:table-cell office:value-type="float" office:value="0.00088152173">
            <text:p>8.82E-004</text:p>
          </table:table-cell>
          <table:table-cell office:value-type="float" office:value="0.0008840932">
            <text:p>8.84E-004</text:p>
          </table:table-cell>
          <table:table-cell office:value-type="float" office:value="0.0008884494">
            <text:p>8.88E-004</text:p>
          </table:table-cell>
          <table:table-cell office:value-type="float" office:value="0.0008906644">
            <text:p>8.91E-004</text:p>
          </table:table-cell>
          <table:table-cell office:value-type="float" office:value="0.0008930232">
            <text:p>8.93E-004</text:p>
          </table:table-cell>
          <table:table-cell office:value-type="float" office:value="0.00089550356">
            <text:p>8.96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11-The Doors - Queen Of The Highway.mp3</text:p>
          </table:table-cell>
          <table:table-cell office:value-type="float" office:value="0.06310314">
            <text:p>0.06310314</text:p>
          </table:table-cell>
          <table:table-cell office:value-type="float" office:value="0.11723912">
            <text:p>0.11723912</text:p>
          </table:table-cell>
          <table:table-cell office:value-type="float" office:value="0.11457036">
            <text:p>0.11457036</text:p>
          </table:table-cell>
          <table:table-cell office:value-type="float" office:value="0.06461295">
            <text:p>0.06461295</text:p>
          </table:table-cell>
          <table:table-cell office:value-type="float" office:value="0.062007166">
            <text:p>0.062007166</text:p>
          </table:table-cell>
          <table:table-cell office:value-type="float" office:value="0.061329063">
            <text:p>0.061329063</text:p>
          </table:table-cell>
          <table:table-cell office:value-type="float" office:value="0.056714777">
            <text:p>0.056714777</text:p>
          </table:table-cell>
          <table:table-cell office:value-type="float" office:value="0.04750183">
            <text:p>0.04750183</text:p>
          </table:table-cell>
          <table:table-cell office:value-type="float" office:value="0.042463537">
            <text:p>0.042463537</text:p>
          </table:table-cell>
          <table:table-cell office:value-type="float" office:value="0.03022191">
            <text:p>0.03022191</text:p>
          </table:table-cell>
          <table:table-cell office:value-type="float" office:value="0.033339724">
            <text:p>0.033339724</text:p>
          </table:table-cell>
          <table:table-cell office:value-type="float" office:value="0.029303806">
            <text:p>0.029303806</text:p>
          </table:table-cell>
          <table:table-cell office:value-type="float" office:value="0.020083623">
            <text:p>0.020083623</text:p>
          </table:table-cell>
          <table:table-cell office:value-type="float" office:value="0.027977504">
            <text:p>0.027977504</text:p>
          </table:table-cell>
          <table:table-cell office:value-type="float" office:value="0.018798316">
            <text:p>0.018798316</text:p>
          </table:table-cell>
          <table:table-cell office:value-type="float" office:value="0.02068055">
            <text:p>0.02068055</text:p>
          </table:table-cell>
          <table:table-cell office:value-type="float" office:value="0.02582082">
            <text:p>0.02582082</text:p>
          </table:table-cell>
          <table:table-cell office:value-type="float" office:value="0.017398689">
            <text:p>0.017398689</text:p>
          </table:table-cell>
          <table:table-cell office:value-type="float" office:value="0.0194606">
            <text:p>0.0194606</text:p>
          </table:table-cell>
          <table:table-cell office:value-type="float" office:value="0.016538225">
            <text:p>0.016538225</text:p>
          </table:table-cell>
          <table:table-cell office:value-type="float" office:value="0.020439204">
            <text:p>0.020439204</text:p>
          </table:table-cell>
          <table:table-cell office:value-type="float" office:value="0.017656999">
            <text:p>0.017656999</text:p>
          </table:table-cell>
          <table:table-cell office:value-type="float" office:value="0.015749253">
            <text:p>0.015749253</text:p>
          </table:table-cell>
          <table:table-cell office:value-type="float" office:value="0.013927677">
            <text:p>0.013927677</text:p>
          </table:table-cell>
          <table:table-cell office:value-type="float" office:value="0.017448248">
            <text:p>0.017448248</text:p>
          </table:table-cell>
          <table:table-cell office:value-type="float" office:value="0.0157956">
            <text:p>0.0157956</text:p>
          </table:table-cell>
          <table:table-cell office:value-type="float" office:value="0.015812226">
            <text:p>0.015812226</text:p>
          </table:table-cell>
          <table:table-cell office:value-type="float" office:value="0.021533718">
            <text:p>0.021533718</text:p>
          </table:table-cell>
          <table:table-cell office:value-type="float" office:value="0.016328968">
            <text:p>0.016328968</text:p>
          </table:table-cell>
          <table:table-cell office:value-type="float" office:value="0.01829034">
            <text:p>0.01829034</text:p>
          </table:table-cell>
          <table:table-cell office:value-type="float" office:value="0.016347965">
            <text:p>0.016347965</text:p>
          </table:table-cell>
          <table:table-cell office:value-type="float" office:value="0.01700995">
            <text:p>0.01700995</text:p>
          </table:table-cell>
          <table:table-cell office:value-type="float" office:value="0.016481007">
            <text:p>0.016481007</text:p>
          </table:table-cell>
          <table:table-cell office:value-type="float" office:value="0.015031138">
            <text:p>0.015031138</text:p>
          </table:table-cell>
          <table:table-cell office:value-type="float" office:value="0.014345997">
            <text:p>0.014345997</text:p>
          </table:table-cell>
          <table:table-cell office:value-type="float" office:value="0.0125493165">
            <text:p>0.0125493165</text:p>
          </table:table-cell>
          <table:table-cell office:value-type="float" office:value="0.011611091">
            <text:p>0.011611091</text:p>
          </table:table-cell>
          <table:table-cell office:value-type="float" office:value="0.014496439">
            <text:p>0.014496439</text:p>
          </table:table-cell>
          <table:table-cell office:value-type="float" office:value="0.015320516">
            <text:p>0.015320516</text:p>
          </table:table-cell>
          <table:table-cell office:value-type="float" office:value="0.015079128">
            <text:p>0.015079128</text:p>
          </table:table-cell>
          <table:table-cell office:value-type="float" office:value="0.016100083">
            <text:p>0.016100083</text:p>
          </table:table-cell>
          <table:table-cell office:value-type="float" office:value="0.018074038">
            <text:p>0.018074038</text:p>
          </table:table-cell>
          <table:table-cell office:value-type="float" office:value="0.015059763">
            <text:p>0.015059763</text:p>
          </table:table-cell>
          <table:table-cell office:value-type="float" office:value="0.016894588">
            <text:p>0.016894588</text:p>
          </table:table-cell>
          <table:table-cell office:value-type="float" office:value="0.01662223">
            <text:p>0.01662223</text:p>
          </table:table-cell>
          <table:table-cell office:value-type="float" office:value="0.01681133">
            <text:p>0.01681133</text:p>
          </table:table-cell>
          <table:table-cell office:value-type="float" office:value="0.016381076">
            <text:p>0.016381076</text:p>
          </table:table-cell>
          <table:table-cell office:value-type="float" office:value="0.010380751">
            <text:p>0.010380751</text:p>
          </table:table-cell>
          <table:table-cell office:value-type="float" office:value="0.010656143">
            <text:p>0.010656143</text:p>
          </table:table-cell>
          <table:table-cell office:value-type="float" office:value="0.0119915325">
            <text:p>0.0119915325</text:p>
          </table:table-cell>
          <table:table-cell office:value-type="float" office:value="0.010512198">
            <text:p>0.010512198</text:p>
          </table:table-cell>
          <table:table-cell office:value-type="float" office:value="0.010514855">
            <text:p>0.010514855</text:p>
          </table:table-cell>
          <table:table-cell office:value-type="float" office:value="0.011163042">
            <text:p>0.011163042</text:p>
          </table:table-cell>
          <table:table-cell office:value-type="float" office:value="0.009861183">
            <text:p>0.009861183</text:p>
          </table:table-cell>
          <table:table-cell office:value-type="float" office:value="0.009149426">
            <text:p>0.009149426</text:p>
          </table:table-cell>
          <table:table-cell office:value-type="float" office:value="0.009243916">
            <text:p>0.009243916</text:p>
          </table:table-cell>
          <table:table-cell office:value-type="float" office:value="0.008677987">
            <text:p>0.008677987</text:p>
          </table:table-cell>
          <table:table-cell office:value-type="float" office:value="0.009118922">
            <text:p>0.009118922</text:p>
          </table:table-cell>
          <table:table-cell office:value-type="float" office:value="0.008129739">
            <text:p>0.008129739</text:p>
          </table:table-cell>
          <table:table-cell office:value-type="float" office:value="0.008957679">
            <text:p>0.008957679</text:p>
          </table:table-cell>
          <table:table-cell office:value-type="float" office:value="0.007974811">
            <text:p>0.007974811</text:p>
          </table:table-cell>
          <table:table-cell office:value-type="float" office:value="0.007847092">
            <text:p>0.007847092</text:p>
          </table:table-cell>
          <table:table-cell office:value-type="float" office:value="0.00922127">
            <text:p>0.00922127</text:p>
          </table:table-cell>
          <table:table-cell office:value-type="float" office:value="0.008055824">
            <text:p>0.008055824</text:p>
          </table:table-cell>
          <table:table-cell office:value-type="float" office:value="0.009154821">
            <text:p>0.009154821</text:p>
          </table:table-cell>
          <table:table-cell office:value-type="float" office:value="0.008804111">
            <text:p>0.008804111</text:p>
          </table:table-cell>
          <table:table-cell office:value-type="float" office:value="0.010625269">
            <text:p>0.010625269</text:p>
          </table:table-cell>
          <table:table-cell office:value-type="float" office:value="0.010103774">
            <text:p>0.010103774</text:p>
          </table:table-cell>
          <table:table-cell office:value-type="float" office:value="0.009784315">
            <text:p>0.009784315</text:p>
          </table:table-cell>
          <table:table-cell office:value-type="float" office:value="0.009365251">
            <text:p>0.009365251</text:p>
          </table:table-cell>
          <table:table-cell office:value-type="float" office:value="0.0091373725">
            <text:p>0.0091373725</text:p>
          </table:table-cell>
          <table:table-cell office:value-type="float" office:value="0.0104722865">
            <text:p>0.0104722865</text:p>
          </table:table-cell>
          <table:table-cell office:value-type="float" office:value="0.009288194">
            <text:p>0.009288194</text:p>
          </table:table-cell>
          <table:table-cell office:value-type="float" office:value="0.008413032">
            <text:p>0.008413032</text:p>
          </table:table-cell>
          <table:table-cell office:value-type="float" office:value="0.008903323">
            <text:p>0.008903323</text:p>
          </table:table-cell>
          <table:table-cell office:value-type="float" office:value="0.009761783">
            <text:p>0.009761783</text:p>
          </table:table-cell>
          <table:table-cell office:value-type="float" office:value="0.009295477">
            <text:p>0.009295477</text:p>
          </table:table-cell>
          <table:table-cell office:value-type="float" office:value="0.009270234">
            <text:p>0.009270234</text:p>
          </table:table-cell>
          <table:table-cell office:value-type="float" office:value="0.008314308">
            <text:p>0.008314308</text:p>
          </table:table-cell>
          <table:table-cell office:value-type="float" office:value="0.008035733">
            <text:p>0.008035733</text:p>
          </table:table-cell>
          <table:table-cell office:value-type="float" office:value="0.009710565">
            <text:p>0.009710565</text:p>
          </table:table-cell>
          <table:table-cell office:value-type="float" office:value="0.00966963">
            <text:p>0.00966963</text:p>
          </table:table-cell>
          <table:table-cell office:value-type="float" office:value="0.007677445">
            <text:p>0.007677445</text:p>
          </table:table-cell>
          <table:table-cell office:value-type="float" office:value="0.0075401105">
            <text:p>0.0075401105</text:p>
          </table:table-cell>
          <table:table-cell office:value-type="float" office:value="0.007284518">
            <text:p>0.007284518</text:p>
          </table:table-cell>
          <table:table-cell office:value-type="float" office:value="0.0077775987">
            <text:p>0.0077775987</text:p>
          </table:table-cell>
          <table:table-cell office:value-type="float" office:value="0.0074569522">
            <text:p>0.0074569522</text:p>
          </table:table-cell>
          <table:table-cell office:value-type="float" office:value="0.0067001255">
            <text:p>0.0067001255</text:p>
          </table:table-cell>
          <table:table-cell office:value-type="float" office:value="0.006979728">
            <text:p>0.006979728</text:p>
          </table:table-cell>
          <table:table-cell office:value-type="float" office:value="0.0070090448">
            <text:p>0.0070090448</text:p>
          </table:table-cell>
          <table:table-cell office:value-type="float" office:value="0.0072159516">
            <text:p>0.0072159516</text:p>
          </table:table-cell>
          <table:table-cell office:value-type="float" office:value="0.0066444897">
            <text:p>0.0066444897</text:p>
          </table:table-cell>
          <table:table-cell office:value-type="float" office:value="0.007105133">
            <text:p>0.007105133</text:p>
          </table:table-cell>
          <table:table-cell office:value-type="float" office:value="0.006851444">
            <text:p>0.006851444</text:p>
          </table:table-cell>
          <table:table-cell office:value-type="float" office:value="0.0079748025">
            <text:p>0.0079748025</text:p>
          </table:table-cell>
          <table:table-cell office:value-type="float" office:value="0.009289742">
            <text:p>0.009289742</text:p>
          </table:table-cell>
          <table:table-cell office:value-type="float" office:value="0.0067511">
            <text:p>0.0067511</text:p>
          </table:table-cell>
          <table:table-cell office:value-type="float" office:value="0.007194622">
            <text:p>0.007194622</text:p>
          </table:table-cell>
          <table:table-cell office:value-type="float" office:value="0.006969157">
            <text:p>0.006969157</text:p>
          </table:table-cell>
          <table:table-cell office:value-type="float" office:value="0.008601324">
            <text:p>0.008601324</text:p>
          </table:table-cell>
          <table:table-cell office:value-type="float" office:value="0.009611225">
            <text:p>0.009611225</text:p>
          </table:table-cell>
          <table:table-cell office:value-type="float" office:value="0.007244922">
            <text:p>0.007244922</text:p>
          </table:table-cell>
          <table:table-cell office:value-type="float" office:value="0.0064062127">
            <text:p>0.0064062127</text:p>
          </table:table-cell>
          <table:table-cell office:value-type="float" office:value="0.0067676147">
            <text:p>0.0067676147</text:p>
          </table:table-cell>
          <table:table-cell office:value-type="float" office:value="0.00691475">
            <text:p>0.00691475</text:p>
          </table:table-cell>
          <table:table-cell office:value-type="float" office:value="0.007178045">
            <text:p>0.007178045</text:p>
          </table:table-cell>
          <table:table-cell office:value-type="float" office:value="0.0059105894">
            <text:p>0.0059105894</text:p>
          </table:table-cell>
          <table:table-cell office:value-type="float" office:value="0.0060384437">
            <text:p>0.0060384437</text:p>
          </table:table-cell>
          <table:table-cell office:value-type="float" office:value="0.0065047895">
            <text:p>0.0065047895</text:p>
          </table:table-cell>
          <table:table-cell office:value-type="float" office:value="0.0073742787">
            <text:p>0.0073742787</text:p>
          </table:table-cell>
          <table:table-cell office:value-type="float" office:value="0.0063858787">
            <text:p>0.0063858787</text:p>
          </table:table-cell>
          <table:table-cell office:value-type="float" office:value="0.006215219">
            <text:p>0.006215219</text:p>
          </table:table-cell>
          <table:table-cell office:value-type="float" office:value="0.0060659326">
            <text:p>0.0060659326</text:p>
          </table:table-cell>
          <table:table-cell office:value-type="float" office:value="0.00656882">
            <text:p>0.00656882</text:p>
          </table:table-cell>
          <table:table-cell office:value-type="float" office:value="0.006474546">
            <text:p>0.006474546</text:p>
          </table:table-cell>
          <table:table-cell office:value-type="float" office:value="0.006153646">
            <text:p>0.006153646</text:p>
          </table:table-cell>
          <table:table-cell office:value-type="float" office:value="0.0054857014">
            <text:p>0.0054857014</text:p>
          </table:table-cell>
          <table:table-cell office:value-type="float" office:value="0.0053626974">
            <text:p>0.0053626974</text:p>
          </table:table-cell>
          <table:table-cell office:value-type="float" office:value="0.005600336">
            <text:p>0.005600336</text:p>
          </table:table-cell>
          <table:table-cell office:value-type="float" office:value="0.0067991177">
            <text:p>0.0067991177</text:p>
          </table:table-cell>
          <table:table-cell office:value-type="float" office:value="0.0057478747">
            <text:p>0.0057478747</text:p>
          </table:table-cell>
          <table:table-cell office:value-type="float" office:value="0.0048360163">
            <text:p>0.0048360163</text:p>
          </table:table-cell>
          <table:table-cell office:value-type="float" office:value="0.0053507895">
            <text:p>0.0053507895</text:p>
          </table:table-cell>
          <table:table-cell office:value-type="float" office:value="0.0057338905">
            <text:p>0.0057338905</text:p>
          </table:table-cell>
          <table:table-cell office:value-type="float" office:value="0.005344923">
            <text:p>0.005344923</text:p>
          </table:table-cell>
          <table:table-cell office:value-type="float" office:value="0.0059270533">
            <text:p>0.0059270533</text:p>
          </table:table-cell>
          <table:table-cell office:value-type="float" office:value="0.0046577575">
            <text:p>0.0046577575</text:p>
          </table:table-cell>
          <table:table-cell office:value-type="float" office:value="0.0046322313">
            <text:p>0.0046322313</text:p>
          </table:table-cell>
          <table:table-cell office:value-type="float" office:value="0.004823557">
            <text:p>0.004823557</text:p>
          </table:table-cell>
          <table:table-cell office:value-type="float" office:value="0.00536472">
            <text:p>0.00536472</text:p>
          </table:table-cell>
          <table:table-cell office:value-type="float" office:value="0.005330167">
            <text:p>0.005330167</text:p>
          </table:table-cell>
          <table:table-cell office:value-type="float" office:value="0.0050036754">
            <text:p>0.0050036754</text:p>
          </table:table-cell>
          <table:table-cell office:value-type="float" office:value="0.0040091816">
            <text:p>0.0040091816</text:p>
          </table:table-cell>
          <table:table-cell office:value-type="float" office:value="0.004468163">
            <text:p>0.004468163</text:p>
          </table:table-cell>
          <table:table-cell office:value-type="float" office:value="0.004434108">
            <text:p>0.004434108</text:p>
          </table:table-cell>
          <table:table-cell office:value-type="float" office:value="0.00527756">
            <text:p>0.00527756</text:p>
          </table:table-cell>
          <table:table-cell office:value-type="float" office:value="0.0050801155">
            <text:p>0.0050801155</text:p>
          </table:table-cell>
          <table:table-cell office:value-type="float" office:value="0.004159197">
            <text:p>0.004159197</text:p>
          </table:table-cell>
          <table:table-cell office:value-type="float" office:value="0.004172921">
            <text:p>0.004172921</text:p>
          </table:table-cell>
          <table:table-cell office:value-type="float" office:value="0.0035548876">
            <text:p>0.0035548876</text:p>
          </table:table-cell>
          <table:table-cell office:value-type="float" office:value="0.004174664">
            <text:p>0.004174664</text:p>
          </table:table-cell>
          <table:table-cell office:value-type="float" office:value="0.004027474">
            <text:p>0.004027474</text:p>
          </table:table-cell>
          <table:table-cell office:value-type="float" office:value="0.00401652">
            <text:p>0.00401652</text:p>
          </table:table-cell>
          <table:table-cell office:value-type="float" office:value="0.0037961127">
            <text:p>0.0037961127</text:p>
          </table:table-cell>
          <table:table-cell office:value-type="float" office:value="0.003692671">
            <text:p>0.003692671</text:p>
          </table:table-cell>
          <table:table-cell office:value-type="float" office:value="0.00377786">
            <text:p>0.00377786</text:p>
          </table:table-cell>
          <table:table-cell office:value-type="float" office:value="0.0037085172">
            <text:p>0.0037085172</text:p>
          </table:table-cell>
          <table:table-cell office:value-type="float" office:value="0.0034587113">
            <text:p>0.0034587113</text:p>
          </table:table-cell>
          <table:table-cell office:value-type="float" office:value="0.0034802752">
            <text:p>0.0034802752</text:p>
          </table:table-cell>
          <table:table-cell office:value-type="float" office:value="0.0033111004">
            <text:p>0.0033111004</text:p>
          </table:table-cell>
          <table:table-cell office:value-type="float" office:value="0.0028408242">
            <text:p>0.0028408242</text:p>
          </table:table-cell>
          <table:table-cell office:value-type="float" office:value="0.0037718737">
            <text:p>0.0037718737</text:p>
          </table:table-cell>
          <table:table-cell office:value-type="float" office:value="0.0028524">
            <text:p>0.0028524</text:p>
          </table:table-cell>
          <table:table-cell office:value-type="float" office:value="0.0028133905">
            <text:p>0.0028133905</text:p>
          </table:table-cell>
          <table:table-cell office:value-type="float" office:value="0.0029865773">
            <text:p>0.0029865773</text:p>
          </table:table-cell>
          <table:table-cell office:value-type="float" office:value="0.0028295915">
            <text:p>0.0028295915</text:p>
          </table:table-cell>
          <table:table-cell office:value-type="float" office:value="0.0027855143">
            <text:p>0.0027855143</text:p>
          </table:table-cell>
          <table:table-cell office:value-type="float" office:value="0.0034713317">
            <text:p>0.0034713317</text:p>
          </table:table-cell>
          <table:table-cell office:value-type="float" office:value="0.002864668">
            <text:p>0.002864668</text:p>
          </table:table-cell>
          <table:table-cell office:value-type="float" office:value="0.0028252446">
            <text:p>0.0028252446</text:p>
          </table:table-cell>
          <table:table-cell office:value-type="float" office:value="0.002867313">
            <text:p>0.002867313</text:p>
          </table:table-cell>
          <table:table-cell office:value-type="float" office:value="0.0024956812">
            <text:p>0.0024956812</text:p>
          </table:table-cell>
          <table:table-cell office:value-type="float" office:value="0.0026254416">
            <text:p>0.0026254416</text:p>
          </table:table-cell>
          <table:table-cell office:value-type="float" office:value="0.0027994423">
            <text:p>0.0027994423</text:p>
          </table:table-cell>
          <table:table-cell office:value-type="float" office:value="0.0026887811">
            <text:p>0.0026887811</text:p>
          </table:table-cell>
          <table:table-cell office:value-type="float" office:value="0.0025004596">
            <text:p>0.0025004596</text:p>
          </table:table-cell>
          <table:table-cell office:value-type="float" office:value="0.002881899">
            <text:p>0.002881899</text:p>
          </table:table-cell>
          <table:table-cell office:value-type="float" office:value="0.0023345826">
            <text:p>0.0023345826</text:p>
          </table:table-cell>
          <table:table-cell office:value-type="float" office:value="0.0026450995">
            <text:p>0.0026450995</text:p>
          </table:table-cell>
          <table:table-cell office:value-type="float" office:value="0.0023871954">
            <text:p>0.0023871954</text:p>
          </table:table-cell>
          <table:table-cell office:value-type="float" office:value="0.0023437745">
            <text:p>0.0023437745</text:p>
          </table:table-cell>
          <table:table-cell office:value-type="float" office:value="0.0023939402">
            <text:p>0.0023939402</text:p>
          </table:table-cell>
          <table:table-cell office:value-type="float" office:value="0.002504389">
            <text:p>0.002504389</text:p>
          </table:table-cell>
          <table:table-cell office:value-type="float" office:value="0.0021498527">
            <text:p>0.0021498527</text:p>
          </table:table-cell>
          <table:table-cell office:value-type="float" office:value="0.0022511722">
            <text:p>0.0022511722</text:p>
          </table:table-cell>
          <table:table-cell office:value-type="float" office:value="0.0024363613">
            <text:p>0.0024363613</text:p>
          </table:table-cell>
          <table:table-cell office:value-type="float" office:value="0.00213854">
            <text:p>0.00213854</text:p>
          </table:table-cell>
          <table:table-cell office:value-type="float" office:value="0.0021172892">
            <text:p>0.0021172892</text:p>
          </table:table-cell>
          <table:table-cell office:value-type="float" office:value="0.0021103409">
            <text:p>0.0021103409</text:p>
          </table:table-cell>
          <table:table-cell office:value-type="float" office:value="0.0020659913">
            <text:p>0.0020659913</text:p>
          </table:table-cell>
          <table:table-cell office:value-type="float" office:value="0.0019912622">
            <text:p>0.0019912622</text:p>
          </table:table-cell>
          <table:table-cell office:value-type="float" office:value="0.0020419096">
            <text:p>0.0020419096</text:p>
          </table:table-cell>
          <table:table-cell office:value-type="float" office:value="0.0022119475">
            <text:p>0.0022119475</text:p>
          </table:table-cell>
          <table:table-cell office:value-type="float" office:value="0.0019792581">
            <text:p>0.0019792581</text:p>
          </table:table-cell>
          <table:table-cell office:value-type="float" office:value="0.001983926">
            <text:p>0.001983926</text:p>
          </table:table-cell>
          <table:table-cell office:value-type="float" office:value="0.0017461791">
            <text:p>0.0017461791</text:p>
          </table:table-cell>
          <table:table-cell office:value-type="float" office:value="0.0016137958">
            <text:p>0.0016137958</text:p>
          </table:table-cell>
          <table:table-cell office:value-type="float" office:value="0.0016572257">
            <text:p>0.0016572257</text:p>
          </table:table-cell>
          <table:table-cell office:value-type="float" office:value="0.0017392751">
            <text:p>0.0017392751</text:p>
          </table:table-cell>
          <table:table-cell office:value-type="float" office:value="0.0016929574">
            <text:p>0.0016929574</text:p>
          </table:table-cell>
          <table:table-cell office:value-type="float" office:value="0.0015871667">
            <text:p>0.0015871667</text:p>
          </table:table-cell>
          <table:table-cell office:value-type="float" office:value="0.0014882372">
            <text:p>0.0014882372</text:p>
          </table:table-cell>
          <table:table-cell office:value-type="float" office:value="0.001637706">
            <text:p>0.001637706</text:p>
          </table:table-cell>
          <table:table-cell office:value-type="float" office:value="0.0016511015">
            <text:p>0.0016511015</text:p>
          </table:table-cell>
          <table:table-cell office:value-type="float" office:value="0.0015745602">
            <text:p>0.0015745602</text:p>
          </table:table-cell>
          <table:table-cell office:value-type="float" office:value="0.0014996101">
            <text:p>0.0014996101</text:p>
          </table:table-cell>
          <table:table-cell office:value-type="float" office:value="0.0014754402">
            <text:p>0.0014754402</text:p>
          </table:table-cell>
          <table:table-cell office:value-type="float" office:value="0.0014742613">
            <text:p>0.0014742613</text:p>
          </table:table-cell>
          <table:table-cell office:value-type="float" office:value="0.001453452">
            <text:p>0.001453452</text:p>
          </table:table-cell>
          <table:table-cell office:value-type="float" office:value="0.0014309033">
            <text:p>0.0014309033</text:p>
          </table:table-cell>
          <table:table-cell office:value-type="float" office:value="0.0014171322">
            <text:p>0.0014171322</text:p>
          </table:table-cell>
          <table:table-cell table:style-name="Default" office:value-type="float" office:value="0.0014290586">
            <text:p>0.0014290586</text:p>
          </table:table-cell>
          <table:table-cell office:value-type="float" office:value="0.0014119218">
            <text:p>0.0014119218</text:p>
          </table:table-cell>
          <table:table-cell office:value-type="float" office:value="0.0013575464">
            <text:p>0.0013575464</text:p>
          </table:table-cell>
          <table:table-cell office:value-type="float" office:value="0.0013628736">
            <text:p>0.0013628736</text:p>
          </table:table-cell>
          <table:table-cell office:value-type="float" office:value="0.001265534">
            <text:p>0.001265534</text:p>
          </table:table-cell>
          <table:table-cell office:value-type="float" office:value="0.0012138298">
            <text:p>0.0012138298</text:p>
          </table:table-cell>
          <table:table-cell office:value-type="float" office:value="0.001219424">
            <text:p>0.001219424</text:p>
          </table:table-cell>
          <table:table-cell office:value-type="float" office:value="0.0011574213">
            <text:p>0.0011574213</text:p>
          </table:table-cell>
          <table:table-cell table:style-name="Default" office:value-type="float" office:value="0.0010907849">
            <text:p>0.0010907849</text:p>
          </table:table-cell>
          <table:table-cell table:style-name="Default" office:value-type="float" office:value="0.0010984757">
            <text:p>0.0010984757</text:p>
          </table:table-cell>
          <table:table-cell table:style-name="Default" office:value-type="float" office:value="0.0011136464">
            <text:p>0.0011136464</text:p>
          </table:table-cell>
          <table:table-cell table:style-name="Default" office:value-type="float" office:value="0.0011254891">
            <text:p>0.0011254891</text:p>
          </table:table-cell>
          <table:table-cell table:style-name="Default" office:value-type="float" office:value="0.0010995858">
            <text:p>0.0010995858</text:p>
          </table:table-cell>
          <table:table-cell table:style-name="Default" office:value-type="float" office:value="0.0010222775">
            <text:p>0.0010222775</text:p>
          </table:table-cell>
          <table:table-cell office:value-type="float" office:value="0.0009510419">
            <text:p>9.51E-004</text:p>
          </table:table-cell>
          <table:table-cell office:value-type="float" office:value="0.00087300735">
            <text:p>8.73E-004</text:p>
          </table:table-cell>
          <table:table-cell office:value-type="float" office:value="0.0008351448">
            <text:p>8.35E-004</text:p>
          </table:table-cell>
          <table:table-cell office:value-type="float" office:value="0.00083206274">
            <text:p>8.32E-004</text:p>
          </table:table-cell>
          <table:table-cell office:value-type="float" office:value="0.00083213265">
            <text:p>8.32E-004</text:p>
          </table:table-cell>
          <table:table-cell office:value-type="float" office:value="0.00083453243">
            <text:p>8.35E-004</text:p>
          </table:table-cell>
          <table:table-cell office:value-type="float" office:value="0.00083633064">
            <text:p>8.36E-004</text:p>
          </table:table-cell>
          <table:table-cell office:value-type="float" office:value="0.0008386056">
            <text:p>8.39E-004</text:p>
          </table:table-cell>
          <table:table-cell office:value-type="float" office:value="0.00084062887">
            <text:p>8.41E-004</text:p>
          </table:table-cell>
          <table:table-cell office:value-type="float" office:value="0.0008425908">
            <text:p>8.43E-004</text:p>
          </table:table-cell>
          <table:table-cell office:value-type="float" office:value="0.0008459414">
            <text:p>8.46E-004</text:p>
          </table:table-cell>
          <table:table-cell office:value-type="float" office:value="0.00084858784">
            <text:p>8.49E-004</text:p>
          </table:table-cell>
          <table:table-cell office:value-type="float" office:value="0.0008505631">
            <text:p>8.51E-004</text:p>
          </table:table-cell>
          <table:table-cell office:value-type="float" office:value="0.00085216836">
            <text:p>8.52E-004</text:p>
          </table:table-cell>
          <table:table-cell office:value-type="float" office:value="0.0008556497">
            <text:p>8.56E-004</text:p>
          </table:table-cell>
          <table:table-cell office:value-type="float" office:value="0.000858045">
            <text:p>8.58E-004</text:p>
          </table:table-cell>
          <table:table-cell office:value-type="float" office:value="0.000859842">
            <text:p>8.60E-004</text:p>
          </table:table-cell>
          <table:table-cell office:value-type="float" office:value="0.000861481">
            <text:p>8.61E-004</text:p>
          </table:table-cell>
          <table:table-cell office:value-type="float" office:value="0.0008635501">
            <text:p>8.64E-004</text:p>
          </table:table-cell>
          <table:table-cell office:value-type="float" office:value="0.0008669809">
            <text:p>8.67E-004</text:p>
          </table:table-cell>
          <table:table-cell office:value-type="float" office:value="0.00086912385">
            <text:p>8.69E-004</text:p>
          </table:table-cell>
          <table:table-cell office:value-type="float" office:value="0.0008717155">
            <text:p>8.72E-004</text:p>
          </table:table-cell>
          <table:table-cell office:value-type="float" office:value="0.0008740815">
            <text:p>8.74E-004</text:p>
          </table:table-cell>
          <table:table-cell office:value-type="float" office:value="0.00087876705">
            <text:p>8.79E-004</text:p>
          </table:table-cell>
          <table:table-cell office:value-type="float" office:value="0.0008813565">
            <text:p>8.81E-004</text:p>
          </table:table-cell>
          <table:table-cell office:value-type="float" office:value="0.00088364666">
            <text:p>8.84E-004</text:p>
          </table:table-cell>
          <table:table-cell office:value-type="float" office:value="0.0008856569">
            <text:p>8.86E-004</text:p>
          </table:table-cell>
          <table:table-cell office:value-type="float" office:value="0.0008895965">
            <text:p>8.90E-004</text:p>
          </table:table-cell>
          <table:table-cell office:value-type="float" office:value="0.0008933378">
            <text:p>8.93E-004</text:p>
          </table:table-cell>
          <table:table-cell office:value-type="float" office:value="0.00089567574">
            <text:p>8.96E-004</text:p>
          </table:table-cell>
          <table:table-cell office:value-type="float" office:value="0.0008974711">
            <text:p>8.97E-004</text:p>
          </table:table-cell>
          <table:table-cell office:value-type="float" office:value="0.0009007197">
            <text:p>9.01E-004</text:p>
          </table:table-cell>
          <table:table-cell office:value-type="float" office:value="0.00090570323">
            <text:p>9.06E-004</text:p>
          </table:table-cell>
          <table:table-cell office:value-type="float" office:value="0.0009078619">
            <text:p>9.08E-004</text:p>
          </table:table-cell>
          <table:table-cell office:value-type="float" office:value="0.00090961653">
            <text:p>9.10E-004</text:p>
          </table:table-cell>
          <table:table-cell office:value-type="float" office:value="0.0009122999">
            <text:p>9.12E-004</text:p>
          </table:table-cell>
          <table:table-cell office:value-type="float" office:value="0.00091723417">
            <text:p>9.17E-004</text:p>
          </table:table-cell>
          <table:table-cell office:value-type="float" office:value="0.00091946626">
            <text:p>9.19E-004</text:p>
          </table:table-cell>
          <table:table-cell office:value-type="float" office:value="0.000921052">
            <text:p>9.21E-004</text:p>
          </table:table-cell>
          <table:table-cell office:value-type="float" office:value="0.0009237195">
            <text:p>9.24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12-The Doors - Shaman's Blues.mp3</text:p>
          </table:table-cell>
          <table:table-cell office:value-type="float" office:value="0.09891866">
            <text:p>0.09891866</text:p>
          </table:table-cell>
          <table:table-cell office:value-type="float" office:value="0.15724899">
            <text:p>0.15724899</text:p>
          </table:table-cell>
          <table:table-cell office:value-type="float" office:value="0.12263572">
            <text:p>0.12263572</text:p>
          </table:table-cell>
          <table:table-cell office:value-type="float" office:value="0.08943306">
            <text:p>0.08943306</text:p>
          </table:table-cell>
          <table:table-cell office:value-type="float" office:value="0.10096844">
            <text:p>0.10096844</text:p>
          </table:table-cell>
          <table:table-cell office:value-type="float" office:value="0.05410831">
            <text:p>0.05410831</text:p>
          </table:table-cell>
          <table:table-cell office:value-type="float" office:value="0.08627512">
            <text:p>0.08627512</text:p>
          </table:table-cell>
          <table:table-cell office:value-type="float" office:value="0.035634328">
            <text:p>0.035634328</text:p>
          </table:table-cell>
          <table:table-cell office:value-type="float" office:value="0.03299805">
            <text:p>0.03299805</text:p>
          </table:table-cell>
          <table:table-cell office:value-type="float" office:value="0.03673287">
            <text:p>0.03673287</text:p>
          </table:table-cell>
          <table:table-cell office:value-type="float" office:value="0.029561369">
            <text:p>0.029561369</text:p>
          </table:table-cell>
          <table:table-cell office:value-type="float" office:value="0.021240968">
            <text:p>0.021240968</text:p>
          </table:table-cell>
          <table:table-cell office:value-type="float" office:value="0.032701083">
            <text:p>0.032701083</text:p>
          </table:table-cell>
          <table:table-cell office:value-type="float" office:value="0.030686108">
            <text:p>0.030686108</text:p>
          </table:table-cell>
          <table:table-cell office:value-type="float" office:value="0.01604829">
            <text:p>0.01604829</text:p>
          </table:table-cell>
          <table:table-cell office:value-type="float" office:value="0.017832391">
            <text:p>0.017832391</text:p>
          </table:table-cell>
          <table:table-cell office:value-type="float" office:value="0.022707999">
            <text:p>0.022707999</text:p>
          </table:table-cell>
          <table:table-cell office:value-type="float" office:value="0.019779086">
            <text:p>0.019779086</text:p>
          </table:table-cell>
          <table:table-cell office:value-type="float" office:value="0.02469597">
            <text:p>0.02469597</text:p>
          </table:table-cell>
          <table:table-cell office:value-type="float" office:value="0.014753623">
            <text:p>0.014753623</text:p>
          </table:table-cell>
          <table:table-cell office:value-type="float" office:value="0.020548254">
            <text:p>0.020548254</text:p>
          </table:table-cell>
          <table:table-cell office:value-type="float" office:value="0.018121572">
            <text:p>0.018121572</text:p>
          </table:table-cell>
          <table:table-cell office:value-type="float" office:value="0.020242862">
            <text:p>0.020242862</text:p>
          </table:table-cell>
          <table:table-cell office:value-type="float" office:value="0.017808702">
            <text:p>0.017808702</text:p>
          </table:table-cell>
          <table:table-cell office:value-type="float" office:value="0.02479591">
            <text:p>0.02479591</text:p>
          </table:table-cell>
          <table:table-cell office:value-type="float" office:value="0.01880155">
            <text:p>0.01880155</text:p>
          </table:table-cell>
          <table:table-cell office:value-type="float" office:value="0.015928965">
            <text:p>0.015928965</text:p>
          </table:table-cell>
          <table:table-cell office:value-type="float" office:value="0.027269967">
            <text:p>0.027269967</text:p>
          </table:table-cell>
          <table:table-cell office:value-type="float" office:value="0.018291641">
            <text:p>0.018291641</text:p>
          </table:table-cell>
          <table:table-cell office:value-type="float" office:value="0.016483976">
            <text:p>0.016483976</text:p>
          </table:table-cell>
          <table:table-cell office:value-type="float" office:value="0.021019321">
            <text:p>0.021019321</text:p>
          </table:table-cell>
          <table:table-cell office:value-type="float" office:value="0.020193119">
            <text:p>0.020193119</text:p>
          </table:table-cell>
          <table:table-cell office:value-type="float" office:value="0.020195233">
            <text:p>0.020195233</text:p>
          </table:table-cell>
          <table:table-cell office:value-type="float" office:value="0.018204287">
            <text:p>0.018204287</text:p>
          </table:table-cell>
          <table:table-cell office:value-type="float" office:value="0.019214526">
            <text:p>0.019214526</text:p>
          </table:table-cell>
          <table:table-cell office:value-type="float" office:value="0.015798742">
            <text:p>0.015798742</text:p>
          </table:table-cell>
          <table:table-cell office:value-type="float" office:value="0.02326007">
            <text:p>0.02326007</text:p>
          </table:table-cell>
          <table:table-cell office:value-type="float" office:value="0.01774909">
            <text:p>0.01774909</text:p>
          </table:table-cell>
          <table:table-cell office:value-type="float" office:value="0.019384742">
            <text:p>0.019384742</text:p>
          </table:table-cell>
          <table:table-cell office:value-type="float" office:value="0.017161867">
            <text:p>0.017161867</text:p>
          </table:table-cell>
          <table:table-cell office:value-type="float" office:value="0.02922908">
            <text:p>0.02922908</text:p>
          </table:table-cell>
          <table:table-cell office:value-type="float" office:value="0.026790688">
            <text:p>0.026790688</text:p>
          </table:table-cell>
          <table:table-cell office:value-type="float" office:value="0.02503598">
            <text:p>0.02503598</text:p>
          </table:table-cell>
          <table:table-cell office:value-type="float" office:value="0.021817192">
            <text:p>0.021817192</text:p>
          </table:table-cell>
          <table:table-cell office:value-type="float" office:value="0.01642757">
            <text:p>0.01642757</text:p>
          </table:table-cell>
          <table:table-cell office:value-type="float" office:value="0.022256795">
            <text:p>0.022256795</text:p>
          </table:table-cell>
          <table:table-cell office:value-type="float" office:value="0.018921109">
            <text:p>0.018921109</text:p>
          </table:table-cell>
          <table:table-cell office:value-type="float" office:value="0.01545825">
            <text:p>0.01545825</text:p>
          </table:table-cell>
          <table:table-cell office:value-type="float" office:value="0.02443925">
            <text:p>0.02443925</text:p>
          </table:table-cell>
          <table:table-cell office:value-type="float" office:value="0.014267112">
            <text:p>0.014267112</text:p>
          </table:table-cell>
          <table:table-cell office:value-type="float" office:value="0.01699602">
            <text:p>0.01699602</text:p>
          </table:table-cell>
          <table:table-cell office:value-type="float" office:value="0.019112809">
            <text:p>0.019112809</text:p>
          </table:table-cell>
          <table:table-cell office:value-type="float" office:value="0.013057067">
            <text:p>0.013057067</text:p>
          </table:table-cell>
          <table:table-cell office:value-type="float" office:value="0.014591238">
            <text:p>0.014591238</text:p>
          </table:table-cell>
          <table:table-cell office:value-type="float" office:value="0.021411777">
            <text:p>0.021411777</text:p>
          </table:table-cell>
          <table:table-cell office:value-type="float" office:value="0.01295468">
            <text:p>0.01295468</text:p>
          </table:table-cell>
          <table:table-cell office:value-type="float" office:value="0.017547179">
            <text:p>0.017547179</text:p>
          </table:table-cell>
          <table:table-cell office:value-type="float" office:value="0.013289422">
            <text:p>0.013289422</text:p>
          </table:table-cell>
          <table:table-cell office:value-type="float" office:value="0.015405517">
            <text:p>0.015405517</text:p>
          </table:table-cell>
          <table:table-cell office:value-type="float" office:value="0.014013903">
            <text:p>0.014013903</text:p>
          </table:table-cell>
          <table:table-cell office:value-type="float" office:value="0.014486398">
            <text:p>0.014486398</text:p>
          </table:table-cell>
          <table:table-cell office:value-type="float" office:value="0.013778802">
            <text:p>0.013778802</text:p>
          </table:table-cell>
          <table:table-cell office:value-type="float" office:value="0.011729161">
            <text:p>0.011729161</text:p>
          </table:table-cell>
          <table:table-cell office:value-type="float" office:value="0.013617604">
            <text:p>0.013617604</text:p>
          </table:table-cell>
          <table:table-cell office:value-type="float" office:value="0.013256192">
            <text:p>0.013256192</text:p>
          </table:table-cell>
          <table:table-cell office:value-type="float" office:value="0.01299435">
            <text:p>0.01299435</text:p>
          </table:table-cell>
          <table:table-cell office:value-type="float" office:value="0.011602175">
            <text:p>0.011602175</text:p>
          </table:table-cell>
          <table:table-cell office:value-type="float" office:value="0.010879953">
            <text:p>0.010879953</text:p>
          </table:table-cell>
          <table:table-cell office:value-type="float" office:value="0.0126551455">
            <text:p>0.0126551455</text:p>
          </table:table-cell>
          <table:table-cell office:value-type="float" office:value="0.011699832">
            <text:p>0.011699832</text:p>
          </table:table-cell>
          <table:table-cell office:value-type="float" office:value="0.009314524">
            <text:p>0.009314524</text:p>
          </table:table-cell>
          <table:table-cell office:value-type="float" office:value="0.009260737">
            <text:p>0.009260737</text:p>
          </table:table-cell>
          <table:table-cell office:value-type="float" office:value="0.011503424">
            <text:p>0.011503424</text:p>
          </table:table-cell>
          <table:table-cell office:value-type="float" office:value="0.011003996">
            <text:p>0.011003996</text:p>
          </table:table-cell>
          <table:table-cell office:value-type="float" office:value="0.0090852985">
            <text:p>0.0090852985</text:p>
          </table:table-cell>
          <table:table-cell office:value-type="float" office:value="0.009576975">
            <text:p>0.009576975</text:p>
          </table:table-cell>
          <table:table-cell office:value-type="float" office:value="0.01002491">
            <text:p>0.01002491</text:p>
          </table:table-cell>
          <table:table-cell office:value-type="float" office:value="0.0091313915">
            <text:p>0.0091313915</text:p>
          </table:table-cell>
          <table:table-cell office:value-type="float" office:value="0.008644247">
            <text:p>0.008644247</text:p>
          </table:table-cell>
          <table:table-cell office:value-type="float" office:value="0.009899312">
            <text:p>0.009899312</text:p>
          </table:table-cell>
          <table:table-cell office:value-type="float" office:value="0.009568631">
            <text:p>0.009568631</text:p>
          </table:table-cell>
          <table:table-cell office:value-type="float" office:value="0.01237917">
            <text:p>0.01237917</text:p>
          </table:table-cell>
          <table:table-cell office:value-type="float" office:value="0.0094035175">
            <text:p>0.0094035175</text:p>
          </table:table-cell>
          <table:table-cell office:value-type="float" office:value="0.007812019">
            <text:p>0.007812019</text:p>
          </table:table-cell>
          <table:table-cell office:value-type="float" office:value="0.008432598">
            <text:p>0.008432598</text:p>
          </table:table-cell>
          <table:table-cell office:value-type="float" office:value="0.008693526">
            <text:p>0.008693526</text:p>
          </table:table-cell>
          <table:table-cell office:value-type="float" office:value="0.00875633">
            <text:p>0.00875633</text:p>
          </table:table-cell>
          <table:table-cell office:value-type="float" office:value="0.008344892">
            <text:p>0.008344892</text:p>
          </table:table-cell>
          <table:table-cell office:value-type="float" office:value="0.008841488">
            <text:p>0.008841488</text:p>
          </table:table-cell>
          <table:table-cell office:value-type="float" office:value="0.008585894">
            <text:p>0.008585894</text:p>
          </table:table-cell>
          <table:table-cell office:value-type="float" office:value="0.010048313">
            <text:p>0.010048313</text:p>
          </table:table-cell>
          <table:table-cell office:value-type="float" office:value="0.00990745">
            <text:p>0.00990745</text:p>
          </table:table-cell>
          <table:table-cell office:value-type="float" office:value="0.009748104">
            <text:p>0.009748104</text:p>
          </table:table-cell>
          <table:table-cell office:value-type="float" office:value="0.0092017595">
            <text:p>0.0092017595</text:p>
          </table:table-cell>
          <table:table-cell office:value-type="float" office:value="0.008500116">
            <text:p>0.008500116</text:p>
          </table:table-cell>
          <table:table-cell office:value-type="float" office:value="0.009226548">
            <text:p>0.009226548</text:p>
          </table:table-cell>
          <table:table-cell office:value-type="float" office:value="0.008856449">
            <text:p>0.008856449</text:p>
          </table:table-cell>
          <table:table-cell office:value-type="float" office:value="0.010903957">
            <text:p>0.010903957</text:p>
          </table:table-cell>
          <table:table-cell office:value-type="float" office:value="0.0073341355">
            <text:p>0.0073341355</text:p>
          </table:table-cell>
          <table:table-cell office:value-type="float" office:value="0.007444998">
            <text:p>0.007444998</text:p>
          </table:table-cell>
          <table:table-cell office:value-type="float" office:value="0.008730778">
            <text:p>0.008730778</text:p>
          </table:table-cell>
          <table:table-cell office:value-type="float" office:value="0.008134475">
            <text:p>0.008134475</text:p>
          </table:table-cell>
          <table:table-cell office:value-type="float" office:value="0.008800802">
            <text:p>0.008800802</text:p>
          </table:table-cell>
          <table:table-cell office:value-type="float" office:value="0.0072975974">
            <text:p>0.0072975974</text:p>
          </table:table-cell>
          <table:table-cell office:value-type="float" office:value="0.007091295">
            <text:p>0.007091295</text:p>
          </table:table-cell>
          <table:table-cell office:value-type="float" office:value="0.008458268">
            <text:p>0.008458268</text:p>
          </table:table-cell>
          <table:table-cell office:value-type="float" office:value="0.0071211234">
            <text:p>0.0071211234</text:p>
          </table:table-cell>
          <table:table-cell office:value-type="float" office:value="0.0073992237">
            <text:p>0.0073992237</text:p>
          </table:table-cell>
          <table:table-cell office:value-type="float" office:value="0.007752835">
            <text:p>0.007752835</text:p>
          </table:table-cell>
          <table:table-cell office:value-type="float" office:value="0.008319159">
            <text:p>0.008319159</text:p>
          </table:table-cell>
          <table:table-cell office:value-type="float" office:value="0.007552098">
            <text:p>0.007552098</text:p>
          </table:table-cell>
          <table:table-cell office:value-type="float" office:value="0.006351472">
            <text:p>0.006351472</text:p>
          </table:table-cell>
          <table:table-cell office:value-type="float" office:value="0.0071702404">
            <text:p>0.0071702404</text:p>
          </table:table-cell>
          <table:table-cell office:value-type="float" office:value="0.007138266">
            <text:p>0.007138266</text:p>
          </table:table-cell>
          <table:table-cell office:value-type="float" office:value="0.006913719">
            <text:p>0.006913719</text:p>
          </table:table-cell>
          <table:table-cell office:value-type="float" office:value="0.0071142605">
            <text:p>0.0071142605</text:p>
          </table:table-cell>
          <table:table-cell office:value-type="float" office:value="0.006293836">
            <text:p>0.006293836</text:p>
          </table:table-cell>
          <table:table-cell office:value-type="float" office:value="0.005947168">
            <text:p>0.005947168</text:p>
          </table:table-cell>
          <table:table-cell office:value-type="float" office:value="0.0060062055">
            <text:p>0.0060062055</text:p>
          </table:table-cell>
          <table:table-cell office:value-type="float" office:value="0.007006697">
            <text:p>0.007006697</text:p>
          </table:table-cell>
          <table:table-cell office:value-type="float" office:value="0.0058385567">
            <text:p>0.0058385567</text:p>
          </table:table-cell>
          <table:table-cell office:value-type="float" office:value="0.0063398588">
            <text:p>0.0063398588</text:p>
          </table:table-cell>
          <table:table-cell office:value-type="float" office:value="0.0062829074">
            <text:p>0.0062829074</text:p>
          </table:table-cell>
          <table:table-cell office:value-type="float" office:value="0.0057465388">
            <text:p>0.0057465388</text:p>
          </table:table-cell>
          <table:table-cell office:value-type="float" office:value="0.005463956">
            <text:p>0.005463956</text:p>
          </table:table-cell>
          <table:table-cell office:value-type="float" office:value="0.0060567455">
            <text:p>0.0060567455</text:p>
          </table:table-cell>
          <table:table-cell office:value-type="float" office:value="0.0059662233">
            <text:p>0.0059662233</text:p>
          </table:table-cell>
          <table:table-cell office:value-type="float" office:value="0.0048342147">
            <text:p>0.0048342147</text:p>
          </table:table-cell>
          <table:table-cell office:value-type="float" office:value="0.005130653">
            <text:p>0.005130653</text:p>
          </table:table-cell>
          <table:table-cell office:value-type="float" office:value="0.005688354">
            <text:p>0.005688354</text:p>
          </table:table-cell>
          <table:table-cell office:value-type="float" office:value="0.0052518467">
            <text:p>0.0052518467</text:p>
          </table:table-cell>
          <table:table-cell office:value-type="float" office:value="0.006537068">
            <text:p>0.006537068</text:p>
          </table:table-cell>
          <table:table-cell office:value-type="float" office:value="0.0057722894">
            <text:p>0.0057722894</text:p>
          </table:table-cell>
          <table:table-cell office:value-type="float" office:value="0.005195709">
            <text:p>0.005195709</text:p>
          </table:table-cell>
          <table:table-cell office:value-type="float" office:value="0.005049186">
            <text:p>0.005049186</text:p>
          </table:table-cell>
          <table:table-cell office:value-type="float" office:value="0.0044818455">
            <text:p>0.0044818455</text:p>
          </table:table-cell>
          <table:table-cell office:value-type="float" office:value="0.0046190615">
            <text:p>0.0046190615</text:p>
          </table:table-cell>
          <table:table-cell office:value-type="float" office:value="0.004736026">
            <text:p>0.004736026</text:p>
          </table:table-cell>
          <table:table-cell office:value-type="float" office:value="0.0045112357">
            <text:p>0.0045112357</text:p>
          </table:table-cell>
          <table:table-cell office:value-type="float" office:value="0.004457067">
            <text:p>0.004457067</text:p>
          </table:table-cell>
          <table:table-cell office:value-type="float" office:value="0.0047231885">
            <text:p>0.0047231885</text:p>
          </table:table-cell>
          <table:table-cell office:value-type="float" office:value="0.0040982333">
            <text:p>0.0040982333</text:p>
          </table:table-cell>
          <table:table-cell office:value-type="float" office:value="0.0041574654">
            <text:p>0.0041574654</text:p>
          </table:table-cell>
          <table:table-cell office:value-type="float" office:value="0.0043065483">
            <text:p>0.0043065483</text:p>
          </table:table-cell>
          <table:table-cell office:value-type="float" office:value="0.0041897153">
            <text:p>0.0041897153</text:p>
          </table:table-cell>
          <table:table-cell office:value-type="float" office:value="0.0049633193">
            <text:p>0.0049633193</text:p>
          </table:table-cell>
          <table:table-cell office:value-type="float" office:value="0.0046808845">
            <text:p>0.0046808845</text:p>
          </table:table-cell>
          <table:table-cell office:value-type="float" office:value="0.0037636838">
            <text:p>0.0037636838</text:p>
          </table:table-cell>
          <table:table-cell office:value-type="float" office:value="0.003746932">
            <text:p>0.003746932</text:p>
          </table:table-cell>
          <table:table-cell office:value-type="float" office:value="0.004193376">
            <text:p>0.004193376</text:p>
          </table:table-cell>
          <table:table-cell office:value-type="float" office:value="0.003669836">
            <text:p>0.003669836</text:p>
          </table:table-cell>
          <table:table-cell office:value-type="float" office:value="0.003483241">
            <text:p>0.003483241</text:p>
          </table:table-cell>
          <table:table-cell office:value-type="float" office:value="0.0036383427">
            <text:p>0.0036383427</text:p>
          </table:table-cell>
          <table:table-cell office:value-type="float" office:value="0.003266336">
            <text:p>0.003266336</text:p>
          </table:table-cell>
          <table:table-cell office:value-type="float" office:value="0.003412124">
            <text:p>0.003412124</text:p>
          </table:table-cell>
          <table:table-cell office:value-type="float" office:value="0.0034132022">
            <text:p>0.0034132022</text:p>
          </table:table-cell>
          <table:table-cell office:value-type="float" office:value="0.003283838">
            <text:p>0.003283838</text:p>
          </table:table-cell>
          <table:table-cell office:value-type="float" office:value="0.0033929702">
            <text:p>0.0033929702</text:p>
          </table:table-cell>
          <table:table-cell office:value-type="float" office:value="0.0036998729">
            <text:p>0.0036998729</text:p>
          </table:table-cell>
          <table:table-cell office:value-type="float" office:value="0.0030728723">
            <text:p>0.0030728723</text:p>
          </table:table-cell>
          <table:table-cell office:value-type="float" office:value="0.00316951">
            <text:p>0.00316951</text:p>
          </table:table-cell>
          <table:table-cell office:value-type="float" office:value="0.0035121073">
            <text:p>0.0035121073</text:p>
          </table:table-cell>
          <table:table-cell office:value-type="float" office:value="0.0032723679">
            <text:p>0.0032723679</text:p>
          </table:table-cell>
          <table:table-cell office:value-type="float" office:value="0.0029794497">
            <text:p>0.0029794497</text:p>
          </table:table-cell>
          <table:table-cell office:value-type="float" office:value="0.003150483">
            <text:p>0.003150483</text:p>
          </table:table-cell>
          <table:table-cell office:value-type="float" office:value="0.0030005032">
            <text:p>0.0030005032</text:p>
          </table:table-cell>
          <table:table-cell office:value-type="float" office:value="0.0029967618">
            <text:p>0.0029967618</text:p>
          </table:table-cell>
          <table:table-cell office:value-type="float" office:value="0.0028654467">
            <text:p>0.0028654467</text:p>
          </table:table-cell>
          <table:table-cell office:value-type="float" office:value="0.0028036903">
            <text:p>0.0028036903</text:p>
          </table:table-cell>
          <table:table-cell office:value-type="float" office:value="0.002604133">
            <text:p>0.002604133</text:p>
          </table:table-cell>
          <table:table-cell office:value-type="float" office:value="0.0027697245">
            <text:p>0.0027697245</text:p>
          </table:table-cell>
          <table:table-cell office:value-type="float" office:value="0.0025100675">
            <text:p>0.0025100675</text:p>
          </table:table-cell>
          <table:table-cell office:value-type="float" office:value="0.002705938">
            <text:p>0.002705938</text:p>
          </table:table-cell>
          <table:table-cell office:value-type="float" office:value="0.0028574648">
            <text:p>0.0028574648</text:p>
          </table:table-cell>
          <table:table-cell office:value-type="float" office:value="0.0028911226">
            <text:p>0.0028911226</text:p>
          </table:table-cell>
          <table:table-cell office:value-type="float" office:value="0.0025336512">
            <text:p>0.0025336512</text:p>
          </table:table-cell>
          <table:table-cell office:value-type="float" office:value="0.0024238892">
            <text:p>0.0024238892</text:p>
          </table:table-cell>
          <table:table-cell office:value-type="float" office:value="0.0025844784">
            <text:p>0.0025844784</text:p>
          </table:table-cell>
          <table:table-cell office:value-type="float" office:value="0.0027225919">
            <text:p>0.0027225919</text:p>
          </table:table-cell>
          <table:table-cell office:value-type="float" office:value="0.0027718672">
            <text:p>0.0027718672</text:p>
          </table:table-cell>
          <table:table-cell office:value-type="float" office:value="0.002884518">
            <text:p>0.002884518</text:p>
          </table:table-cell>
          <table:table-cell office:value-type="float" office:value="0.00305945">
            <text:p>0.00305945</text:p>
          </table:table-cell>
          <table:table-cell office:value-type="float" office:value="0.002780245">
            <text:p>0.002780245</text:p>
          </table:table-cell>
          <table:table-cell office:value-type="float" office:value="0.0029020412">
            <text:p>0.0029020412</text:p>
          </table:table-cell>
          <table:table-cell office:value-type="float" office:value="0.002679794">
            <text:p>0.002679794</text:p>
          </table:table-cell>
          <table:table-cell office:value-type="float" office:value="0.002781599">
            <text:p>0.002781599</text:p>
          </table:table-cell>
          <table:table-cell office:value-type="float" office:value="0.002572103">
            <text:p>0.002572103</text:p>
          </table:table-cell>
          <table:table-cell office:value-type="float" office:value="0.0024752677">
            <text:p>0.0024752677</text:p>
          </table:table-cell>
          <table:table-cell office:value-type="float" office:value="0.0022470553">
            <text:p>0.0022470553</text:p>
          </table:table-cell>
          <table:table-cell office:value-type="float" office:value="0.0023079575">
            <text:p>0.0023079575</text:p>
          </table:table-cell>
          <table:table-cell office:value-type="float" office:value="0.0023026932">
            <text:p>0.0023026932</text:p>
          </table:table-cell>
          <table:table-cell office:value-type="float" office:value="0.002234966">
            <text:p>0.002234966</text:p>
          </table:table-cell>
          <table:table-cell office:value-type="float" office:value="0.0023317297">
            <text:p>0.0023317297</text:p>
          </table:table-cell>
          <table:table-cell office:value-type="float" office:value="0.0024438212">
            <text:p>0.0024438212</text:p>
          </table:table-cell>
          <table:table-cell office:value-type="float" office:value="0.0023768507">
            <text:p>0.0023768507</text:p>
          </table:table-cell>
          <table:table-cell office:value-type="float" office:value="0.0023643444">
            <text:p>0.0023643444</text:p>
          </table:table-cell>
          <table:table-cell office:value-type="float" office:value="0.0022761354">
            <text:p>0.0022761354</text:p>
          </table:table-cell>
          <table:table-cell office:value-type="float" office:value="0.0021933806">
            <text:p>0.0021933806</text:p>
          </table:table-cell>
          <table:table-cell office:value-type="float" office:value="0.0021502671">
            <text:p>0.0021502671</text:p>
          </table:table-cell>
          <table:table-cell office:value-type="float" office:value="0.0021116745">
            <text:p>0.0021116745</text:p>
          </table:table-cell>
          <table:table-cell office:value-type="float" office:value="0.00203254">
            <text:p>0.00203254</text:p>
          </table:table-cell>
          <table:table-cell table:style-name="Default" office:value-type="float" office:value="0.0020581237">
            <text:p>0.0020581237</text:p>
          </table:table-cell>
          <table:table-cell office:value-type="float" office:value="0.0022386329">
            <text:p>0.0022386329</text:p>
          </table:table-cell>
          <table:table-cell office:value-type="float" office:value="0.0022049646">
            <text:p>0.0022049646</text:p>
          </table:table-cell>
          <table:table-cell office:value-type="float" office:value="0.0020858033">
            <text:p>0.0020858033</text:p>
          </table:table-cell>
          <table:table-cell office:value-type="float" office:value="0.001983065">
            <text:p>0.001983065</text:p>
          </table:table-cell>
          <table:table-cell office:value-type="float" office:value="0.0019106007">
            <text:p>0.0019106007</text:p>
          </table:table-cell>
          <table:table-cell office:value-type="float" office:value="0.0017931954">
            <text:p>0.0017931954</text:p>
          </table:table-cell>
          <table:table-cell office:value-type="float" office:value="0.0018394927">
            <text:p>0.0018394927</text:p>
          </table:table-cell>
          <table:table-cell table:style-name="Default" office:value-type="float" office:value="0.0016340151">
            <text:p>0.0016340151</text:p>
          </table:table-cell>
          <table:table-cell table:style-name="Default" office:value-type="float" office:value="0.0016166543">
            <text:p>0.0016166543</text:p>
          </table:table-cell>
          <table:table-cell table:style-name="Default" office:value-type="float" office:value="0.0016396274">
            <text:p>0.0016396274</text:p>
          </table:table-cell>
          <table:table-cell table:style-name="Default" office:value-type="float" office:value="0.0016372638">
            <text:p>0.0016372638</text:p>
          </table:table-cell>
          <table:table-cell table:style-name="Default" office:value-type="float" office:value="0.0015135172">
            <text:p>0.0015135172</text:p>
          </table:table-cell>
          <table:table-cell table:style-name="Default" office:value-type="float" office:value="0.0014543434">
            <text:p>0.0014543434</text:p>
          </table:table-cell>
          <table:table-cell table:style-name="Default" office:value-type="float" office:value="0.0013100113">
            <text:p>0.0013100113</text:p>
          </table:table-cell>
          <table:table-cell table:style-name="Default" office:value-type="float" office:value="0.0011232853">
            <text:p>0.0011232853</text:p>
          </table:table-cell>
          <table:table-cell table:style-name="Default" office:value-type="float" office:value="0.0010355642">
            <text:p>0.0010355642</text:p>
          </table:table-cell>
          <table:table-cell table:style-name="Default" office:value-type="float" office:value="0.001010324">
            <text:p>0.001010324</text:p>
          </table:table-cell>
          <table:table-cell table:style-name="Default" office:value-type="float" office:value="0.0010077911">
            <text:p>0.0010077911</text:p>
          </table:table-cell>
          <table:table-cell table:style-name="Default" office:value-type="float" office:value="0.001010398">
            <text:p>0.001010398</text:p>
          </table:table-cell>
          <table:table-cell table:style-name="Default" office:value-type="float" office:value="0.0010124964">
            <text:p>0.0010124964</text:p>
          </table:table-cell>
          <table:table-cell table:style-name="Default" office:value-type="float" office:value="0.001014086">
            <text:p>0.001014086</text:p>
          </table:table-cell>
          <table:table-cell table:style-name="Default" office:value-type="float" office:value="0.0010156471">
            <text:p>0.0010156471</text:p>
          </table:table-cell>
          <table:table-cell table:style-name="Default" office:value-type="float" office:value="0.0010180923">
            <text:p>0.0010180923</text:p>
          </table:table-cell>
          <table:table-cell table:style-name="Default" office:value-type="float" office:value="0.001021806">
            <text:p>0.001021806</text:p>
          </table:table-cell>
          <table:table-cell table:style-name="Default" office:value-type="float" office:value="0.0010244695">
            <text:p>0.0010244695</text:p>
          </table:table-cell>
          <table:table-cell table:style-name="Default" office:value-type="float" office:value="0.0010265255">
            <text:p>0.0010265255</text:p>
          </table:table-cell>
          <table:table-cell table:style-name="Default" office:value-type="float" office:value="0.0010291454">
            <text:p>0.0010291454</text:p>
          </table:table-cell>
          <table:table-cell table:style-name="Default" office:value-type="float" office:value="0.0010338167">
            <text:p>0.0010338167</text:p>
          </table:table-cell>
          <table:table-cell table:style-name="Default" office:value-type="float" office:value="0.001035866">
            <text:p>0.001035866</text:p>
          </table:table-cell>
          <table:table-cell table:style-name="Default" office:value-type="float" office:value="0.0010382155">
            <text:p>0.0010382155</text:p>
          </table:table-cell>
          <table:table-cell table:style-name="Default" office:value-type="float" office:value="0.0010406502">
            <text:p>0.0010406502</text:p>
          </table:table-cell>
          <table:table-cell table:style-name="Default" office:value-type="float" office:value="0.0010439538">
            <text:p>0.0010439538</text:p>
          </table:table-cell>
          <table:table-cell table:style-name="Default" office:value-type="float" office:value="0.0010481155">
            <text:p>0.0010481155</text:p>
          </table:table-cell>
          <table:table-cell table:style-name="Default" office:value-type="float" office:value="0.0010505166">
            <text:p>0.0010505166</text:p>
          </table:table-cell>
          <table:table-cell table:style-name="Default" office:value-type="float" office:value="0.0010530503">
            <text:p>0.0010530503</text:p>
          </table:table-cell>
          <table:table-cell table:style-name="Default" office:value-type="float" office:value="0.001055306">
            <text:p>0.001055306</text:p>
          </table:table-cell>
          <table:table-cell table:style-name="Default" office:value-type="float" office:value="0.0010611463">
            <text:p>0.0010611463</text:p>
          </table:table-cell>
          <table:table-cell table:style-name="Default" office:value-type="float" office:value="0.001063635">
            <text:p>0.001063635</text:p>
          </table:table-cell>
          <table:table-cell table:style-name="Default" office:value-type="float" office:value="0.0010662394">
            <text:p>0.0010662394</text:p>
          </table:table-cell>
          <table:table-cell table:style-name="Default" office:value-type="float" office:value="0.0010697212">
            <text:p>0.0010697212</text:p>
          </table:table-cell>
          <table:table-cell table:style-name="Default" office:value-type="float" office:value="0.0010741611">
            <text:p>0.0010741611</text:p>
          </table:table-cell>
          <table:table-cell table:style-name="Default" office:value-type="float" office:value="0.0010780825">
            <text:p>0.0010780825</text:p>
          </table:table-cell>
          <table:table-cell table:style-name="Default" office:value-type="float" office:value="0.0010807363">
            <text:p>0.0010807363</text:p>
          </table:table-cell>
          <table:table-cell table:style-name="Default" office:value-type="float" office:value="0.0010830403">
            <text:p>0.0010830403</text:p>
          </table:table-cell>
          <table:table-cell table:style-name="Default" office:value-type="float" office:value="0.001086948">
            <text:p>0.001086948</text:p>
          </table:table-cell>
          <table:table-cell table:style-name="Default" office:value-type="float" office:value="0.0010923522">
            <text:p>0.0010923522</text:p>
          </table:table-cell>
          <table:table-cell table:style-name="Default" office:value-type="float" office:value="0.0010958721">
            <text:p>0.0010958721</text:p>
          </table:table-cell>
          <table:table-cell table:style-name="Default" office:value-type="float" office:value="0.0010985526">
            <text:p>0.0010985526</text:p>
          </table:table-cell>
          <table:table-cell table:style-name="Default" office:value-type="float" office:value="0.0011020256">
            <text:p>0.0011020256</text:p>
          </table:table-cell>
          <table:table-cell table:style-name="Default" office:value-type="float" office:value="0.0011075608">
            <text:p>0.0011075608</text:p>
          </table:table-cell>
          <table:table-cell table:style-name="Default" office:value-type="float" office:value="0.001110475">
            <text:p>0.001110475</text:p>
          </table:table-cell>
          <table:table-cell table:style-name="Default" office:value-type="float" office:value="0.0011129379">
            <text:p>0.0011129379</text:p>
          </table:table-cell>
          <table:table-cell table:style-name="Default" office:value-type="float" office:value="0.0011164261">
            <text:p>0.0011164261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13-The Doors - Hyacinth House.mp3</text:p>
          </table:table-cell>
          <table:table-cell office:value-type="float" office:value="0.055024568">
            <text:p>0.055024568</text:p>
          </table:table-cell>
          <table:table-cell office:value-type="float" office:value="0.094149075">
            <text:p>0.094149075</text:p>
          </table:table-cell>
          <table:table-cell office:value-type="float" office:value="0.06440178">
            <text:p>0.06440178</text:p>
          </table:table-cell>
          <table:table-cell office:value-type="float" office:value="0.047256153">
            <text:p>0.047256153</text:p>
          </table:table-cell>
          <table:table-cell office:value-type="float" office:value="0.040676862">
            <text:p>0.040676862</text:p>
          </table:table-cell>
          <table:table-cell office:value-type="float" office:value="0.04878957">
            <text:p>0.04878957</text:p>
          </table:table-cell>
          <table:table-cell office:value-type="float" office:value="0.049406443">
            <text:p>0.049406443</text:p>
          </table:table-cell>
          <table:table-cell office:value-type="float" office:value="0.038744584">
            <text:p>0.038744584</text:p>
          </table:table-cell>
          <table:table-cell office:value-type="float" office:value="0.033035666">
            <text:p>0.033035666</text:p>
          </table:table-cell>
          <table:table-cell office:value-type="float" office:value="0.018622044">
            <text:p>0.018622044</text:p>
          </table:table-cell>
          <table:table-cell office:value-type="float" office:value="0.031248782">
            <text:p>0.031248782</text:p>
          </table:table-cell>
          <table:table-cell office:value-type="float" office:value="0.0202489">
            <text:p>0.0202489</text:p>
          </table:table-cell>
          <table:table-cell office:value-type="float" office:value="0.021822479">
            <text:p>0.021822479</text:p>
          </table:table-cell>
          <table:table-cell office:value-type="float" office:value="0.024953602">
            <text:p>0.024953602</text:p>
          </table:table-cell>
          <table:table-cell office:value-type="float" office:value="0.017616203">
            <text:p>0.017616203</text:p>
          </table:table-cell>
          <table:table-cell office:value-type="float" office:value="0.037399463">
            <text:p>0.037399463</text:p>
          </table:table-cell>
          <table:table-cell office:value-type="float" office:value="0.021636244">
            <text:p>0.021636244</text:p>
          </table:table-cell>
          <table:table-cell office:value-type="float" office:value="0.03568776">
            <text:p>0.03568776</text:p>
          </table:table-cell>
          <table:table-cell office:value-type="float" office:value="0.022192303">
            <text:p>0.022192303</text:p>
          </table:table-cell>
          <table:table-cell office:value-type="float" office:value="0.015363184">
            <text:p>0.015363184</text:p>
          </table:table-cell>
          <table:table-cell office:value-type="float" office:value="0.027319448">
            <text:p>0.027319448</text:p>
          </table:table-cell>
          <table:table-cell office:value-type="float" office:value="0.023952635">
            <text:p>0.023952635</text:p>
          </table:table-cell>
          <table:table-cell office:value-type="float" office:value="0.03026817">
            <text:p>0.03026817</text:p>
          </table:table-cell>
          <table:table-cell office:value-type="float" office:value="0.022649074">
            <text:p>0.022649074</text:p>
          </table:table-cell>
          <table:table-cell office:value-type="float" office:value="0.018294994">
            <text:p>0.018294994</text:p>
          </table:table-cell>
          <table:table-cell office:value-type="float" office:value="0.030228972">
            <text:p>0.030228972</text:p>
          </table:table-cell>
          <table:table-cell office:value-type="float" office:value="0.022376042">
            <text:p>0.022376042</text:p>
          </table:table-cell>
          <table:table-cell office:value-type="float" office:value="0.025062287">
            <text:p>0.025062287</text:p>
          </table:table-cell>
          <table:table-cell office:value-type="float" office:value="0.01796256">
            <text:p>0.01796256</text:p>
          </table:table-cell>
          <table:table-cell office:value-type="float" office:value="0.016095607">
            <text:p>0.016095607</text:p>
          </table:table-cell>
          <table:table-cell office:value-type="float" office:value="0.02378384">
            <text:p>0.02378384</text:p>
          </table:table-cell>
          <table:table-cell office:value-type="float" office:value="0.013432776">
            <text:p>0.013432776</text:p>
          </table:table-cell>
          <table:table-cell office:value-type="float" office:value="0.012408503">
            <text:p>0.012408503</text:p>
          </table:table-cell>
          <table:table-cell office:value-type="float" office:value="0.013677302">
            <text:p>0.013677302</text:p>
          </table:table-cell>
          <table:table-cell office:value-type="float" office:value="0.017969212">
            <text:p>0.017969212</text:p>
          </table:table-cell>
          <table:table-cell office:value-type="float" office:value="0.016804397">
            <text:p>0.016804397</text:p>
          </table:table-cell>
          <table:table-cell office:value-type="float" office:value="0.016902853">
            <text:p>0.016902853</text:p>
          </table:table-cell>
          <table:table-cell office:value-type="float" office:value="0.020666633">
            <text:p>0.020666633</text:p>
          </table:table-cell>
          <table:table-cell office:value-type="float" office:value="0.02658134">
            <text:p>0.02658134</text:p>
          </table:table-cell>
          <table:table-cell office:value-type="float" office:value="0.019400097">
            <text:p>0.019400097</text:p>
          </table:table-cell>
          <table:table-cell office:value-type="float" office:value="0.022138387">
            <text:p>0.022138387</text:p>
          </table:table-cell>
          <table:table-cell office:value-type="float" office:value="0.020139966">
            <text:p>0.020139966</text:p>
          </table:table-cell>
          <table:table-cell office:value-type="float" office:value="0.017842254">
            <text:p>0.017842254</text:p>
          </table:table-cell>
          <table:table-cell office:value-type="float" office:value="0.015131275">
            <text:p>0.015131275</text:p>
          </table:table-cell>
          <table:table-cell office:value-type="float" office:value="0.013873663">
            <text:p>0.013873663</text:p>
          </table:table-cell>
          <table:table-cell office:value-type="float" office:value="0.011075834">
            <text:p>0.011075834</text:p>
          </table:table-cell>
          <table:table-cell office:value-type="float" office:value="0.008767952">
            <text:p>0.008767952</text:p>
          </table:table-cell>
          <table:table-cell office:value-type="float" office:value="0.00852815">
            <text:p>0.00852815</text:p>
          </table:table-cell>
          <table:table-cell office:value-type="float" office:value="0.007687315">
            <text:p>0.007687315</text:p>
          </table:table-cell>
          <table:table-cell office:value-type="float" office:value="0.0069329734">
            <text:p>0.0069329734</text:p>
          </table:table-cell>
          <table:table-cell office:value-type="float" office:value="0.00783687">
            <text:p>0.00783687</text:p>
          </table:table-cell>
          <table:table-cell office:value-type="float" office:value="0.008081255">
            <text:p>0.008081255</text:p>
          </table:table-cell>
          <table:table-cell office:value-type="float" office:value="0.009050565">
            <text:p>0.009050565</text:p>
          </table:table-cell>
          <table:table-cell office:value-type="float" office:value="0.007235073">
            <text:p>0.007235073</text:p>
          </table:table-cell>
          <table:table-cell office:value-type="float" office:value="0.008069569">
            <text:p>0.008069569</text:p>
          </table:table-cell>
          <table:table-cell office:value-type="float" office:value="0.007117779">
            <text:p>0.007117779</text:p>
          </table:table-cell>
          <table:table-cell office:value-type="float" office:value="0.00732373">
            <text:p>0.00732373</text:p>
          </table:table-cell>
          <table:table-cell office:value-type="float" office:value="0.0073013157">
            <text:p>0.0073013157</text:p>
          </table:table-cell>
          <table:table-cell office:value-type="float" office:value="0.0071990327">
            <text:p>0.0071990327</text:p>
          </table:table-cell>
          <table:table-cell office:value-type="float" office:value="0.0067619607">
            <text:p>0.0067619607</text:p>
          </table:table-cell>
          <table:table-cell office:value-type="float" office:value="0.005735712">
            <text:p>0.005735712</text:p>
          </table:table-cell>
          <table:table-cell office:value-type="float" office:value="0.0064482773">
            <text:p>0.0064482773</text:p>
          </table:table-cell>
          <table:table-cell office:value-type="float" office:value="0.0069901613">
            <text:p>0.0069901613</text:p>
          </table:table-cell>
          <table:table-cell office:value-type="float" office:value="0.0074005104">
            <text:p>0.0074005104</text:p>
          </table:table-cell>
          <table:table-cell office:value-type="float" office:value="0.009784153">
            <text:p>0.009784153</text:p>
          </table:table-cell>
          <table:table-cell office:value-type="float" office:value="0.009359639">
            <text:p>0.009359639</text:p>
          </table:table-cell>
          <table:table-cell office:value-type="float" office:value="0.0076651634">
            <text:p>0.0076651634</text:p>
          </table:table-cell>
          <table:table-cell office:value-type="float" office:value="0.007351931">
            <text:p>0.007351931</text:p>
          </table:table-cell>
          <table:table-cell office:value-type="float" office:value="0.008641685">
            <text:p>0.008641685</text:p>
          </table:table-cell>
          <table:table-cell office:value-type="float" office:value="0.008255414">
            <text:p>0.008255414</text:p>
          </table:table-cell>
          <table:table-cell office:value-type="float" office:value="0.006341769">
            <text:p>0.006341769</text:p>
          </table:table-cell>
          <table:table-cell office:value-type="float" office:value="0.0070743514">
            <text:p>0.0070743514</text:p>
          </table:table-cell>
          <table:table-cell office:value-type="float" office:value="0.0068349056">
            <text:p>0.0068349056</text:p>
          </table:table-cell>
          <table:table-cell office:value-type="float" office:value="0.007490643">
            <text:p>0.007490643</text:p>
          </table:table-cell>
          <table:table-cell office:value-type="float" office:value="0.0069829267">
            <text:p>0.0069829267</text:p>
          </table:table-cell>
          <table:table-cell office:value-type="float" office:value="0.006856228">
            <text:p>0.006856228</text:p>
          </table:table-cell>
          <table:table-cell office:value-type="float" office:value="0.0070514246">
            <text:p>0.0070514246</text:p>
          </table:table-cell>
          <table:table-cell office:value-type="float" office:value="0.007848752">
            <text:p>0.007848752</text:p>
          </table:table-cell>
          <table:table-cell office:value-type="float" office:value="0.008472256">
            <text:p>0.008472256</text:p>
          </table:table-cell>
          <table:table-cell office:value-type="float" office:value="0.008946609">
            <text:p>0.008946609</text:p>
          </table:table-cell>
          <table:table-cell office:value-type="float" office:value="0.0077999723">
            <text:p>0.0077999723</text:p>
          </table:table-cell>
          <table:table-cell office:value-type="float" office:value="0.0064228605">
            <text:p>0.0064228605</text:p>
          </table:table-cell>
          <table:table-cell office:value-type="float" office:value="0.00792661">
            <text:p>0.00792661</text:p>
          </table:table-cell>
          <table:table-cell office:value-type="float" office:value="0.0075323004">
            <text:p>0.0075323004</text:p>
          </table:table-cell>
          <table:table-cell office:value-type="float" office:value="0.008452591">
            <text:p>0.008452591</text:p>
          </table:table-cell>
          <table:table-cell office:value-type="float" office:value="0.005817115">
            <text:p>0.005817115</text:p>
          </table:table-cell>
          <table:table-cell office:value-type="float" office:value="0.006149184">
            <text:p>0.006149184</text:p>
          </table:table-cell>
          <table:table-cell office:value-type="float" office:value="0.0071339794">
            <text:p>0.0071339794</text:p>
          </table:table-cell>
          <table:table-cell office:value-type="float" office:value="0.007982539">
            <text:p>0.007982539</text:p>
          </table:table-cell>
          <table:table-cell office:value-type="float" office:value="0.0055898023">
            <text:p>0.0055898023</text:p>
          </table:table-cell>
          <table:table-cell office:value-type="float" office:value="0.0054117776">
            <text:p>0.0054117776</text:p>
          </table:table-cell>
          <table:table-cell office:value-type="float" office:value="0.006028412">
            <text:p>0.006028412</text:p>
          </table:table-cell>
          <table:table-cell office:value-type="float" office:value="0.0054505854">
            <text:p>0.0054505854</text:p>
          </table:table-cell>
          <table:table-cell office:value-type="float" office:value="0.008144151">
            <text:p>0.008144151</text:p>
          </table:table-cell>
          <table:table-cell office:value-type="float" office:value="0.0070935213">
            <text:p>0.0070935213</text:p>
          </table:table-cell>
          <table:table-cell office:value-type="float" office:value="0.0056514586">
            <text:p>0.0056514586</text:p>
          </table:table-cell>
          <table:table-cell office:value-type="float" office:value="0.0052115424">
            <text:p>0.0052115424</text:p>
          </table:table-cell>
          <table:table-cell office:value-type="float" office:value="0.0051543326">
            <text:p>0.0051543326</text:p>
          </table:table-cell>
          <table:table-cell office:value-type="float" office:value="0.0073718936">
            <text:p>0.0073718936</text:p>
          </table:table-cell>
          <table:table-cell office:value-type="float" office:value="0.005895827">
            <text:p>0.005895827</text:p>
          </table:table-cell>
          <table:table-cell office:value-type="float" office:value="0.006250139">
            <text:p>0.006250139</text:p>
          </table:table-cell>
          <table:table-cell office:value-type="float" office:value="0.005686514">
            <text:p>0.005686514</text:p>
          </table:table-cell>
          <table:table-cell office:value-type="float" office:value="0.005698205">
            <text:p>0.005698205</text:p>
          </table:table-cell>
          <table:table-cell office:value-type="float" office:value="0.004528291">
            <text:p>0.004528291</text:p>
          </table:table-cell>
          <table:table-cell office:value-type="float" office:value="0.005046879">
            <text:p>0.005046879</text:p>
          </table:table-cell>
          <table:table-cell office:value-type="float" office:value="0.0048235715">
            <text:p>0.0048235715</text:p>
          </table:table-cell>
          <table:table-cell office:value-type="float" office:value="0.004120501">
            <text:p>0.004120501</text:p>
          </table:table-cell>
          <table:table-cell office:value-type="float" office:value="0.0051699784">
            <text:p>0.0051699784</text:p>
          </table:table-cell>
          <table:table-cell office:value-type="float" office:value="0.0046973154">
            <text:p>0.0046973154</text:p>
          </table:table-cell>
          <table:table-cell office:value-type="float" office:value="0.0043332055">
            <text:p>0.0043332055</text:p>
          </table:table-cell>
          <table:table-cell office:value-type="float" office:value="0.0055710278">
            <text:p>0.0055710278</text:p>
          </table:table-cell>
          <table:table-cell office:value-type="float" office:value="0.0046742894">
            <text:p>0.0046742894</text:p>
          </table:table-cell>
          <table:table-cell office:value-type="float" office:value="0.0045699785">
            <text:p>0.0045699785</text:p>
          </table:table-cell>
          <table:table-cell office:value-type="float" office:value="0.004703457">
            <text:p>0.004703457</text:p>
          </table:table-cell>
          <table:table-cell office:value-type="float" office:value="0.0041010347">
            <text:p>0.0041010347</text:p>
          </table:table-cell>
          <table:table-cell office:value-type="float" office:value="0.004792486">
            <text:p>0.004792486</text:p>
          </table:table-cell>
          <table:table-cell office:value-type="float" office:value="0.004917795">
            <text:p>0.004917795</text:p>
          </table:table-cell>
          <table:table-cell office:value-type="float" office:value="0.005499586">
            <text:p>0.005499586</text:p>
          </table:table-cell>
          <table:table-cell office:value-type="float" office:value="0.004235319">
            <text:p>0.004235319</text:p>
          </table:table-cell>
          <table:table-cell office:value-type="float" office:value="0.004210419">
            <text:p>0.004210419</text:p>
          </table:table-cell>
          <table:table-cell office:value-type="float" office:value="0.005612322">
            <text:p>0.005612322</text:p>
          </table:table-cell>
          <table:table-cell office:value-type="float" office:value="0.0050696987">
            <text:p>0.0050696987</text:p>
          </table:table-cell>
          <table:table-cell office:value-type="float" office:value="0.005301903">
            <text:p>0.005301903</text:p>
          </table:table-cell>
          <table:table-cell office:value-type="float" office:value="0.004931967">
            <text:p>0.004931967</text:p>
          </table:table-cell>
          <table:table-cell office:value-type="float" office:value="0.004135499">
            <text:p>0.004135499</text:p>
          </table:table-cell>
          <table:table-cell office:value-type="float" office:value="0.005053669">
            <text:p>0.005053669</text:p>
          </table:table-cell>
          <table:table-cell office:value-type="float" office:value="0.0042928974">
            <text:p>0.0042928974</text:p>
          </table:table-cell>
          <table:table-cell office:value-type="float" office:value="0.0047436105">
            <text:p>0.0047436105</text:p>
          </table:table-cell>
          <table:table-cell office:value-type="float" office:value="0.004925837">
            <text:p>0.004925837</text:p>
          </table:table-cell>
          <table:table-cell office:value-type="float" office:value="0.0047553815">
            <text:p>0.0047553815</text:p>
          </table:table-cell>
          <table:table-cell office:value-type="float" office:value="0.0054395557">
            <text:p>0.0054395557</text:p>
          </table:table-cell>
          <table:table-cell office:value-type="float" office:value="0.00532699">
            <text:p>0.00532699</text:p>
          </table:table-cell>
          <table:table-cell office:value-type="float" office:value="0.0047458177">
            <text:p>0.0047458177</text:p>
          </table:table-cell>
          <table:table-cell office:value-type="float" office:value="0.0038644678">
            <text:p>0.0038644678</text:p>
          </table:table-cell>
          <table:table-cell office:value-type="float" office:value="0.004743684">
            <text:p>0.004743684</text:p>
          </table:table-cell>
          <table:table-cell office:value-type="float" office:value="0.0046942276">
            <text:p>0.0046942276</text:p>
          </table:table-cell>
          <table:table-cell office:value-type="float" office:value="0.0049620178">
            <text:p>0.0049620178</text:p>
          </table:table-cell>
          <table:table-cell office:value-type="float" office:value="0.004334141">
            <text:p>0.004334141</text:p>
          </table:table-cell>
          <table:table-cell office:value-type="float" office:value="0.0035690926">
            <text:p>0.0035690926</text:p>
          </table:table-cell>
          <table:table-cell office:value-type="float" office:value="0.004393046">
            <text:p>0.004393046</text:p>
          </table:table-cell>
          <table:table-cell office:value-type="float" office:value="0.0032253808">
            <text:p>0.0032253808</text:p>
          </table:table-cell>
          <table:table-cell office:value-type="float" office:value="0.004361825">
            <text:p>0.004361825</text:p>
          </table:table-cell>
          <table:table-cell office:value-type="float" office:value="0.004056013">
            <text:p>0.004056013</text:p>
          </table:table-cell>
          <table:table-cell office:value-type="float" office:value="0.0035489888">
            <text:p>0.0035489888</text:p>
          </table:table-cell>
          <table:table-cell office:value-type="float" office:value="0.0030999423">
            <text:p>0.0030999423</text:p>
          </table:table-cell>
          <table:table-cell office:value-type="float" office:value="0.0038765778">
            <text:p>0.0038765778</text:p>
          </table:table-cell>
          <table:table-cell office:value-type="float" office:value="0.004142895">
            <text:p>0.004142895</text:p>
          </table:table-cell>
          <table:table-cell office:value-type="float" office:value="0.004320598">
            <text:p>0.004320598</text:p>
          </table:table-cell>
          <table:table-cell office:value-type="float" office:value="0.0034409927">
            <text:p>0.0034409927</text:p>
          </table:table-cell>
          <table:table-cell office:value-type="float" office:value="0.003795507">
            <text:p>0.003795507</text:p>
          </table:table-cell>
          <table:table-cell office:value-type="float" office:value="0.0033660426">
            <text:p>0.0033660426</text:p>
          </table:table-cell>
          <table:table-cell office:value-type="float" office:value="0.0038136651">
            <text:p>0.0038136651</text:p>
          </table:table-cell>
          <table:table-cell office:value-type="float" office:value="0.0038038706">
            <text:p>0.0038038706</text:p>
          </table:table-cell>
          <table:table-cell office:value-type="float" office:value="0.0038384742">
            <text:p>0.0038384742</text:p>
          </table:table-cell>
          <table:table-cell office:value-type="float" office:value="0.0028769886">
            <text:p>0.0028769886</text:p>
          </table:table-cell>
          <table:table-cell office:value-type="float" office:value="0.0034393892">
            <text:p>0.0034393892</text:p>
          </table:table-cell>
          <table:table-cell office:value-type="float" office:value="0.0036768867">
            <text:p>0.0036768867</text:p>
          </table:table-cell>
          <table:table-cell office:value-type="float" office:value="0.0032769162">
            <text:p>0.0032769162</text:p>
          </table:table-cell>
          <table:table-cell office:value-type="float" office:value="0.003585187">
            <text:p>0.003585187</text:p>
          </table:table-cell>
          <table:table-cell office:value-type="float" office:value="0.0035814934">
            <text:p>0.0035814934</text:p>
          </table:table-cell>
          <table:table-cell office:value-type="float" office:value="0.003096416">
            <text:p>0.003096416</text:p>
          </table:table-cell>
          <table:table-cell office:value-type="float" office:value="0.002859285">
            <text:p>0.002859285</text:p>
          </table:table-cell>
          <table:table-cell office:value-type="float" office:value="0.0029841517">
            <text:p>0.0029841517</text:p>
          </table:table-cell>
          <table:table-cell office:value-type="float" office:value="0.00343786">
            <text:p>0.00343786</text:p>
          </table:table-cell>
          <table:table-cell office:value-type="float" office:value="0.0031893507">
            <text:p>0.0031893507</text:p>
          </table:table-cell>
          <table:table-cell office:value-type="float" office:value="0.0036487046">
            <text:p>0.0036487046</text:p>
          </table:table-cell>
          <table:table-cell office:value-type="float" office:value="0.0030282373">
            <text:p>0.0030282373</text:p>
          </table:table-cell>
          <table:table-cell office:value-type="float" office:value="0.0033007278">
            <text:p>0.0033007278</text:p>
          </table:table-cell>
          <table:table-cell office:value-type="float" office:value="0.0029876865">
            <text:p>0.0029876865</text:p>
          </table:table-cell>
          <table:table-cell office:value-type="float" office:value="0.0031743438">
            <text:p>0.0031743438</text:p>
          </table:table-cell>
          <table:table-cell office:value-type="float" office:value="0.002797869">
            <text:p>0.002797869</text:p>
          </table:table-cell>
          <table:table-cell office:value-type="float" office:value="0.003065849">
            <text:p>0.003065849</text:p>
          </table:table-cell>
          <table:table-cell office:value-type="float" office:value="0.003409824">
            <text:p>0.003409824</text:p>
          </table:table-cell>
          <table:table-cell office:value-type="float" office:value="0.0031076337">
            <text:p>0.0031076337</text:p>
          </table:table-cell>
          <table:table-cell office:value-type="float" office:value="0.0032410326">
            <text:p>0.0032410326</text:p>
          </table:table-cell>
          <table:table-cell office:value-type="float" office:value="0.0031651033">
            <text:p>0.0031651033</text:p>
          </table:table-cell>
          <table:table-cell office:value-type="float" office:value="0.0026234814">
            <text:p>0.0026234814</text:p>
          </table:table-cell>
          <table:table-cell office:value-type="float" office:value="0.00282643">
            <text:p>0.00282643</text:p>
          </table:table-cell>
          <table:table-cell office:value-type="float" office:value="0.0030934385">
            <text:p>0.0030934385</text:p>
          </table:table-cell>
          <table:table-cell office:value-type="float" office:value="0.002782015">
            <text:p>0.002782015</text:p>
          </table:table-cell>
          <table:table-cell office:value-type="float" office:value="0.0031934672">
            <text:p>0.0031934672</text:p>
          </table:table-cell>
          <table:table-cell office:value-type="float" office:value="0.0025624358">
            <text:p>0.0025624358</text:p>
          </table:table-cell>
          <table:table-cell office:value-type="float" office:value="0.0025063527">
            <text:p>0.0025063527</text:p>
          </table:table-cell>
          <table:table-cell office:value-type="float" office:value="0.0028034395">
            <text:p>0.0028034395</text:p>
          </table:table-cell>
          <table:table-cell office:value-type="float" office:value="0.0026874025">
            <text:p>0.0026874025</text:p>
          </table:table-cell>
          <table:table-cell office:value-type="float" office:value="0.002689125">
            <text:p>0.002689125</text:p>
          </table:table-cell>
          <table:table-cell office:value-type="float" office:value="0.0020753797">
            <text:p>0.0020753797</text:p>
          </table:table-cell>
          <table:table-cell office:value-type="float" office:value="0.002043528">
            <text:p>0.002043528</text:p>
          </table:table-cell>
          <table:table-cell office:value-type="float" office:value="0.0019636448">
            <text:p>0.0019636448</text:p>
          </table:table-cell>
          <table:table-cell office:value-type="float" office:value="0.0019224167">
            <text:p>0.0019224167</text:p>
          </table:table-cell>
          <table:table-cell office:value-type="float" office:value="0.0019354005">
            <text:p>0.0019354005</text:p>
          </table:table-cell>
          <table:table-cell office:value-type="float" office:value="0.002059328">
            <text:p>0.002059328</text:p>
          </table:table-cell>
          <table:table-cell office:value-type="float" office:value="0.0019779073">
            <text:p>0.0019779073</text:p>
          </table:table-cell>
          <table:table-cell office:value-type="float" office:value="0.0018302661">
            <text:p>0.0018302661</text:p>
          </table:table-cell>
          <table:table-cell office:value-type="float" office:value="0.0018288033">
            <text:p>0.0018288033</text:p>
          </table:table-cell>
          <table:table-cell office:value-type="float" office:value="0.001661921">
            <text:p>0.001661921</text:p>
          </table:table-cell>
          <table:table-cell office:value-type="float" office:value="0.0018211519">
            <text:p>0.0018211519</text:p>
          </table:table-cell>
          <table:table-cell office:value-type="float" office:value="0.0017332092">
            <text:p>0.0017332092</text:p>
          </table:table-cell>
          <table:table-cell office:value-type="float" office:value="0.0016836672">
            <text:p>0.0016836672</text:p>
          </table:table-cell>
          <table:table-cell office:value-type="float" office:value="0.0016480921">
            <text:p>0.0016480921</text:p>
          </table:table-cell>
          <table:table-cell office:value-type="float" office:value="0.0015202047">
            <text:p>0.0015202047</text:p>
          </table:table-cell>
          <table:table-cell table:style-name="Default" office:value-type="float" office:value="0.0015835785">
            <text:p>0.0015835785</text:p>
          </table:table-cell>
          <table:table-cell office:value-type="float" office:value="0.0015377644">
            <text:p>0.0015377644</text:p>
          </table:table-cell>
          <table:table-cell office:value-type="float" office:value="0.0015224849">
            <text:p>0.0015224849</text:p>
          </table:table-cell>
          <table:table-cell office:value-type="float" office:value="0.0015716827">
            <text:p>0.0015716827</text:p>
          </table:table-cell>
          <table:table-cell office:value-type="float" office:value="0.0014460166">
            <text:p>0.0014460166</text:p>
          </table:table-cell>
          <table:table-cell office:value-type="float" office:value="0.0013381969">
            <text:p>0.0013381969</text:p>
          </table:table-cell>
          <table:table-cell office:value-type="float" office:value="0.001351629">
            <text:p>0.001351629</text:p>
          </table:table-cell>
          <table:table-cell office:value-type="float" office:value="0.0012627282">
            <text:p>0.0012627282</text:p>
          </table:table-cell>
          <table:table-cell table:style-name="Default" office:value-type="float" office:value="0.0011631463">
            <text:p>0.0011631463</text:p>
          </table:table-cell>
          <table:table-cell table:style-name="Default" office:value-type="float" office:value="0.001151872">
            <text:p>0.001151872</text:p>
          </table:table-cell>
          <table:table-cell table:style-name="Default" office:value-type="float" office:value="0.0011490834">
            <text:p>0.0011490834</text:p>
          </table:table-cell>
          <table:table-cell table:style-name="Default" office:value-type="float" office:value="0.0010908415">
            <text:p>0.0010908415</text:p>
          </table:table-cell>
          <table:table-cell table:style-name="Default" office:value-type="float" office:value="0.0010572089">
            <text:p>0.0010572089</text:p>
          </table:table-cell>
          <table:table-cell table:style-name="Default" office:value-type="float" office:value="0.0010173409">
            <text:p>0.0010173409</text:p>
          </table:table-cell>
          <table:table-cell office:value-type="float" office:value="0.0009245508">
            <text:p>9.25E-004</text:p>
          </table:table-cell>
          <table:table-cell office:value-type="float" office:value="0.0007661262">
            <text:p>7.66E-004</text:p>
          </table:table-cell>
          <table:table-cell office:value-type="float" office:value="0.00066144357">
            <text:p>6.61E-004</text:p>
          </table:table-cell>
          <table:table-cell office:value-type="float" office:value="0.000632887">
            <text:p>6.33E-004</text:p>
          </table:table-cell>
          <table:table-cell office:value-type="float" office:value="0.0006288678">
            <text:p>6.29E-004</text:p>
          </table:table-cell>
          <table:table-cell office:value-type="float" office:value="0.00062985637">
            <text:p>6.30E-004</text:p>
          </table:table-cell>
          <table:table-cell office:value-type="float" office:value="0.0006312581">
            <text:p>6.31E-004</text:p>
          </table:table-cell>
          <table:table-cell office:value-type="float" office:value="0.000632356">
            <text:p>6.32E-004</text:p>
          </table:table-cell>
          <table:table-cell office:value-type="float" office:value="0.000633435">
            <text:p>6.33E-004</text:p>
          </table:table-cell>
          <table:table-cell office:value-type="float" office:value="0.0006353349">
            <text:p>6.35E-004</text:p>
          </table:table-cell>
          <table:table-cell office:value-type="float" office:value="0.0006377965">
            <text:p>6.38E-004</text:p>
          </table:table-cell>
          <table:table-cell office:value-type="float" office:value="0.00063909945">
            <text:p>6.39E-004</text:p>
          </table:table-cell>
          <table:table-cell office:value-type="float" office:value="0.0006397786">
            <text:p>6.40E-004</text:p>
          </table:table-cell>
          <table:table-cell office:value-type="float" office:value="0.0006416206">
            <text:p>6.42E-004</text:p>
          </table:table-cell>
          <table:table-cell office:value-type="float" office:value="0.0006447862">
            <text:p>6.45E-004</text:p>
          </table:table-cell>
          <table:table-cell office:value-type="float" office:value="0.00064588763">
            <text:p>6.46E-004</text:p>
          </table:table-cell>
          <table:table-cell office:value-type="float" office:value="0.00064740935">
            <text:p>6.47E-004</text:p>
          </table:table-cell>
          <table:table-cell office:value-type="float" office:value="0.0006493874">
            <text:p>6.49E-004</text:p>
          </table:table-cell>
          <table:table-cell office:value-type="float" office:value="0.00065186445">
            <text:p>6.52E-004</text:p>
          </table:table-cell>
          <table:table-cell office:value-type="float" office:value="0.00065379235">
            <text:p>6.54E-004</text:p>
          </table:table-cell>
          <table:table-cell office:value-type="float" office:value="0.00065449136">
            <text:p>6.54E-004</text:p>
          </table:table-cell>
          <table:table-cell office:value-type="float" office:value="0.0006567476">
            <text:p>6.57E-004</text:p>
          </table:table-cell>
          <table:table-cell office:value-type="float" office:value="0.00065861124">
            <text:p>6.59E-004</text:p>
          </table:table-cell>
          <table:table-cell office:value-type="float" office:value="0.0006625019">
            <text:p>6.63E-004</text:p>
          </table:table-cell>
          <table:table-cell office:value-type="float" office:value="0.00066363">
            <text:p>6.64E-004</text:p>
          </table:table-cell>
          <table:table-cell office:value-type="float" office:value="0.0006650604">
            <text:p>6.65E-004</text:p>
          </table:table-cell>
          <table:table-cell office:value-type="float" office:value="0.0006670915">
            <text:p>6.67E-004</text:p>
          </table:table-cell>
          <table:table-cell office:value-type="float" office:value="0.00066986773">
            <text:p>6.70E-004</text:p>
          </table:table-cell>
          <table:table-cell office:value-type="float" office:value="0.00067233766">
            <text:p>6.72E-004</text:p>
          </table:table-cell>
          <table:table-cell office:value-type="float" office:value="0.00067439844">
            <text:p>6.74E-004</text:p>
          </table:table-cell>
          <table:table-cell office:value-type="float" office:value="0.00067641446">
            <text:p>6.76E-004</text:p>
          </table:table-cell>
          <table:table-cell office:value-type="float" office:value="0.00067864975">
            <text:p>6.79E-004</text:p>
          </table:table-cell>
          <table:table-cell office:value-type="float" office:value="0.00068220677">
            <text:p>6.82E-004</text:p>
          </table:table-cell>
          <table:table-cell office:value-type="float" office:value="0.00068363204">
            <text:p>6.84E-004</text:p>
          </table:table-cell>
          <table:table-cell office:value-type="float" office:value="0.0006857224">
            <text:p>6.86E-004</text:p>
          </table:table-cell>
          <table:table-cell office:value-type="float" office:value="0.0006877421">
            <text:p>6.88E-004</text:p>
          </table:table-cell>
          <table:table-cell office:value-type="float" office:value="0.00069159555">
            <text:p>6.92E-004</text:p>
          </table:table-cell>
          <table:table-cell office:value-type="float" office:value="0.0006939386">
            <text:p>6.94E-004</text:p>
          </table:table-cell>
          <table:table-cell office:value-type="float" office:value="0.0006958322">
            <text:p>6.96E-004</text:p>
          </table:table-cell>
          <table:table-cell office:value-type="float" office:value="0.00069757435">
            <text:p>6.98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14-The Doors - Cars Hiss By My Window.mp3</text:p>
          </table:table-cell>
          <table:table-cell office:value-type="float" office:value="0.045168843">
            <text:p>0.045168843</text:p>
          </table:table-cell>
          <table:table-cell office:value-type="float" office:value="0.12606953">
            <text:p>0.12606953</text:p>
          </table:table-cell>
          <table:table-cell office:value-type="float" office:value="0.0706622">
            <text:p>0.0706622</text:p>
          </table:table-cell>
          <table:table-cell office:value-type="float" office:value="0.034641538">
            <text:p>0.034641538</text:p>
          </table:table-cell>
          <table:table-cell office:value-type="float" office:value="0.026410997">
            <text:p>0.026410997</text:p>
          </table:table-cell>
          <table:table-cell office:value-type="float" office:value="0.029797094">
            <text:p>0.029797094</text:p>
          </table:table-cell>
          <table:table-cell office:value-type="float" office:value="0.022107095">
            <text:p>0.022107095</text:p>
          </table:table-cell>
          <table:table-cell office:value-type="float" office:value="0.019851588">
            <text:p>0.019851588</text:p>
          </table:table-cell>
          <table:table-cell office:value-type="float" office:value="0.01266677">
            <text:p>0.01266677</text:p>
          </table:table-cell>
          <table:table-cell office:value-type="float" office:value="0.01201443">
            <text:p>0.01201443</text:p>
          </table:table-cell>
          <table:table-cell office:value-type="float" office:value="0.009259738">
            <text:p>0.009259738</text:p>
          </table:table-cell>
          <table:table-cell office:value-type="float" office:value="0.014695597">
            <text:p>0.014695597</text:p>
          </table:table-cell>
          <table:table-cell office:value-type="float" office:value="0.0068373675">
            <text:p>0.0068373675</text:p>
          </table:table-cell>
          <table:table-cell office:value-type="float" office:value="0.0084349755">
            <text:p>0.0084349755</text:p>
          </table:table-cell>
          <table:table-cell office:value-type="float" office:value="0.0062470483">
            <text:p>0.0062470483</text:p>
          </table:table-cell>
          <table:table-cell office:value-type="float" office:value="0.0067540007">
            <text:p>0.0067540007</text:p>
          </table:table-cell>
          <table:table-cell office:value-type="float" office:value="0.006527046">
            <text:p>0.006527046</text:p>
          </table:table-cell>
          <table:table-cell office:value-type="float" office:value="0.006267847">
            <text:p>0.006267847</text:p>
          </table:table-cell>
          <table:table-cell office:value-type="float" office:value="0.0048326263">
            <text:p>0.0048326263</text:p>
          </table:table-cell>
          <table:table-cell office:value-type="float" office:value="0.004629889">
            <text:p>0.004629889</text:p>
          </table:table-cell>
          <table:table-cell office:value-type="float" office:value="0.004837086">
            <text:p>0.004837086</text:p>
          </table:table-cell>
          <table:table-cell office:value-type="float" office:value="0.0059332293">
            <text:p>0.0059332293</text:p>
          </table:table-cell>
          <table:table-cell office:value-type="float" office:value="0.006694002">
            <text:p>0.006694002</text:p>
          </table:table-cell>
          <table:table-cell office:value-type="float" office:value="0.00761742">
            <text:p>0.00761742</text:p>
          </table:table-cell>
          <table:table-cell office:value-type="float" office:value="0.0065370747">
            <text:p>0.0065370747</text:p>
          </table:table-cell>
          <table:table-cell office:value-type="float" office:value="0.006885351">
            <text:p>0.006885351</text:p>
          </table:table-cell>
          <table:table-cell office:value-type="float" office:value="0.00830155">
            <text:p>0.00830155</text:p>
          </table:table-cell>
          <table:table-cell office:value-type="float" office:value="0.008767042">
            <text:p>0.008767042</text:p>
          </table:table-cell>
          <table:table-cell office:value-type="float" office:value="0.008861058">
            <text:p>0.008861058</text:p>
          </table:table-cell>
          <table:table-cell office:value-type="float" office:value="0.008234019">
            <text:p>0.008234019</text:p>
          </table:table-cell>
          <table:table-cell office:value-type="float" office:value="0.0080286795">
            <text:p>0.0080286795</text:p>
          </table:table-cell>
          <table:table-cell office:value-type="float" office:value="0.0071504875">
            <text:p>0.0071504875</text:p>
          </table:table-cell>
          <table:table-cell office:value-type="float" office:value="0.006134165">
            <text:p>0.006134165</text:p>
          </table:table-cell>
          <table:table-cell office:value-type="float" office:value="0.005936493">
            <text:p>0.005936493</text:p>
          </table:table-cell>
          <table:table-cell office:value-type="float" office:value="0.0060561793">
            <text:p>0.0060561793</text:p>
          </table:table-cell>
          <table:table-cell office:value-type="float" office:value="0.006208958">
            <text:p>0.006208958</text:p>
          </table:table-cell>
          <table:table-cell office:value-type="float" office:value="0.0068389704">
            <text:p>0.0068389704</text:p>
          </table:table-cell>
          <table:table-cell office:value-type="float" office:value="0.0067131515">
            <text:p>0.0067131515</text:p>
          </table:table-cell>
          <table:table-cell office:value-type="float" office:value="0.0067461487">
            <text:p>0.0067461487</text:p>
          </table:table-cell>
          <table:table-cell office:value-type="float" office:value="0.00651677">
            <text:p>0.00651677</text:p>
          </table:table-cell>
          <table:table-cell office:value-type="float" office:value="0.006239238">
            <text:p>0.006239238</text:p>
          </table:table-cell>
          <table:table-cell office:value-type="float" office:value="0.005742595">
            <text:p>0.005742595</text:p>
          </table:table-cell>
          <table:table-cell office:value-type="float" office:value="0.006034791">
            <text:p>0.006034791</text:p>
          </table:table-cell>
          <table:table-cell office:value-type="float" office:value="0.005043913">
            <text:p>0.005043913</text:p>
          </table:table-cell>
          <table:table-cell office:value-type="float" office:value="0.00415281">
            <text:p>0.00415281</text:p>
          </table:table-cell>
          <table:table-cell office:value-type="float" office:value="0.0038388253">
            <text:p>0.0038388253</text:p>
          </table:table-cell>
          <table:table-cell office:value-type="float" office:value="0.0036255128">
            <text:p>0.0036255128</text:p>
          </table:table-cell>
          <table:table-cell office:value-type="float" office:value="0.003859394">
            <text:p>0.003859394</text:p>
          </table:table-cell>
          <table:table-cell office:value-type="float" office:value="0.0039511146">
            <text:p>0.0039511146</text:p>
          </table:table-cell>
          <table:table-cell office:value-type="float" office:value="0.0037861727">
            <text:p>0.0037861727</text:p>
          </table:table-cell>
          <table:table-cell office:value-type="float" office:value="0.0033696652">
            <text:p>0.0033696652</text:p>
          </table:table-cell>
          <table:table-cell office:value-type="float" office:value="0.0032504364">
            <text:p>0.0032504364</text:p>
          </table:table-cell>
          <table:table-cell office:value-type="float" office:value="0.0032982144">
            <text:p>0.0032982144</text:p>
          </table:table-cell>
          <table:table-cell office:value-type="float" office:value="0.0034603993">
            <text:p>0.0034603993</text:p>
          </table:table-cell>
          <table:table-cell office:value-type="float" office:value="0.0030262358">
            <text:p>0.0030262358</text:p>
          </table:table-cell>
          <table:table-cell office:value-type="float" office:value="0.0030185743">
            <text:p>0.0030185743</text:p>
          </table:table-cell>
          <table:table-cell office:value-type="float" office:value="0.0029118399">
            <text:p>0.0029118399</text:p>
          </table:table-cell>
          <table:table-cell office:value-type="float" office:value="0.0030226174">
            <text:p>0.0030226174</text:p>
          </table:table-cell>
          <table:table-cell office:value-type="float" office:value="0.0029197468">
            <text:p>0.0029197468</text:p>
          </table:table-cell>
          <table:table-cell office:value-type="float" office:value="0.0029291518">
            <text:p>0.0029291518</text:p>
          </table:table-cell>
          <table:table-cell office:value-type="float" office:value="0.0026595658">
            <text:p>0.0026595658</text:p>
          </table:table-cell>
          <table:table-cell office:value-type="float" office:value="0.002897582">
            <text:p>0.002897582</text:p>
          </table:table-cell>
          <table:table-cell office:value-type="float" office:value="0.002796927">
            <text:p>0.002796927</text:p>
          </table:table-cell>
          <table:table-cell office:value-type="float" office:value="0.002789606">
            <text:p>0.002789606</text:p>
          </table:table-cell>
          <table:table-cell office:value-type="float" office:value="0.0028617668">
            <text:p>0.0028617668</text:p>
          </table:table-cell>
          <table:table-cell office:value-type="float" office:value="0.0029425556">
            <text:p>0.0029425556</text:p>
          </table:table-cell>
          <table:table-cell office:value-type="float" office:value="0.002730798">
            <text:p>0.002730798</text:p>
          </table:table-cell>
          <table:table-cell office:value-type="float" office:value="0.0029054594">
            <text:p>0.0029054594</text:p>
          </table:table-cell>
          <table:table-cell office:value-type="float" office:value="0.0029025183">
            <text:p>0.0029025183</text:p>
          </table:table-cell>
          <table:table-cell office:value-type="float" office:value="0.0028302844">
            <text:p>0.0028302844</text:p>
          </table:table-cell>
          <table:table-cell office:value-type="float" office:value="0.0025929569">
            <text:p>0.0025929569</text:p>
          </table:table-cell>
          <table:table-cell office:value-type="float" office:value="0.0029600884">
            <text:p>0.0029600884</text:p>
          </table:table-cell>
          <table:table-cell office:value-type="float" office:value="0.002834511">
            <text:p>0.002834511</text:p>
          </table:table-cell>
          <table:table-cell office:value-type="float" office:value="0.0027861102">
            <text:p>0.0027861102</text:p>
          </table:table-cell>
          <table:table-cell office:value-type="float" office:value="0.0025169807">
            <text:p>0.0025169807</text:p>
          </table:table-cell>
          <table:table-cell office:value-type="float" office:value="0.0026207243">
            <text:p>0.0026207243</text:p>
          </table:table-cell>
          <table:table-cell office:value-type="float" office:value="0.002780132">
            <text:p>0.002780132</text:p>
          </table:table-cell>
          <table:table-cell office:value-type="float" office:value="0.0026688678">
            <text:p>0.0026688678</text:p>
          </table:table-cell>
          <table:table-cell office:value-type="float" office:value="0.0026815967">
            <text:p>0.0026815967</text:p>
          </table:table-cell>
          <table:table-cell office:value-type="float" office:value="0.002753003">
            <text:p>0.002753003</text:p>
          </table:table-cell>
          <table:table-cell office:value-type="float" office:value="0.0029567315">
            <text:p>0.0029567315</text:p>
          </table:table-cell>
          <table:table-cell office:value-type="float" office:value="0.002451459">
            <text:p>0.002451459</text:p>
          </table:table-cell>
          <table:table-cell office:value-type="float" office:value="0.0025300714">
            <text:p>0.0025300714</text:p>
          </table:table-cell>
          <table:table-cell office:value-type="float" office:value="0.002489819">
            <text:p>0.002489819</text:p>
          </table:table-cell>
          <table:table-cell office:value-type="float" office:value="0.0024552324">
            <text:p>0.0024552324</text:p>
          </table:table-cell>
          <table:table-cell office:value-type="float" office:value="0.00221262">
            <text:p>0.00221262</text:p>
          </table:table-cell>
          <table:table-cell office:value-type="float" office:value="0.0024241798">
            <text:p>0.0024241798</text:p>
          </table:table-cell>
          <table:table-cell office:value-type="float" office:value="0.002215365">
            <text:p>0.002215365</text:p>
          </table:table-cell>
          <table:table-cell office:value-type="float" office:value="0.0021969546">
            <text:p>0.0021969546</text:p>
          </table:table-cell>
          <table:table-cell office:value-type="float" office:value="0.002340777">
            <text:p>0.002340777</text:p>
          </table:table-cell>
          <table:table-cell office:value-type="float" office:value="0.0021456087">
            <text:p>0.0021456087</text:p>
          </table:table-cell>
          <table:table-cell office:value-type="float" office:value="0.0022317492">
            <text:p>0.0022317492</text:p>
          </table:table-cell>
          <table:table-cell office:value-type="float" office:value="0.0023375642">
            <text:p>0.0023375642</text:p>
          </table:table-cell>
          <table:table-cell office:value-type="float" office:value="0.0023032986">
            <text:p>0.0023032986</text:p>
          </table:table-cell>
          <table:table-cell office:value-type="float" office:value="0.0023020979">
            <text:p>0.0023020979</text:p>
          </table:table-cell>
          <table:table-cell office:value-type="float" office:value="0.0021771074">
            <text:p>0.0021771074</text:p>
          </table:table-cell>
          <table:table-cell office:value-type="float" office:value="0.0021754445">
            <text:p>0.0021754445</text:p>
          </table:table-cell>
          <table:table-cell office:value-type="float" office:value="0.002101558">
            <text:p>0.002101558</text:p>
          </table:table-cell>
          <table:table-cell office:value-type="float" office:value="0.002246654">
            <text:p>0.002246654</text:p>
          </table:table-cell>
          <table:table-cell office:value-type="float" office:value="0.0021379273">
            <text:p>0.0021379273</text:p>
          </table:table-cell>
          <table:table-cell office:value-type="float" office:value="0.0023068264">
            <text:p>0.0023068264</text:p>
          </table:table-cell>
          <table:table-cell office:value-type="float" office:value="0.0024376141">
            <text:p>0.0024376141</text:p>
          </table:table-cell>
          <table:table-cell office:value-type="float" office:value="0.0021058905">
            <text:p>0.0021058905</text:p>
          </table:table-cell>
          <table:table-cell office:value-type="float" office:value="0.002069206">
            <text:p>0.002069206</text:p>
          </table:table-cell>
          <table:table-cell office:value-type="float" office:value="0.0021464406">
            <text:p>0.0021464406</text:p>
          </table:table-cell>
          <table:table-cell office:value-type="float" office:value="0.0020438088">
            <text:p>0.0020438088</text:p>
          </table:table-cell>
          <table:table-cell office:value-type="float" office:value="0.0019975607">
            <text:p>0.0019975607</text:p>
          </table:table-cell>
          <table:table-cell office:value-type="float" office:value="0.0021230972">
            <text:p>0.0021230972</text:p>
          </table:table-cell>
          <table:table-cell office:value-type="float" office:value="0.0021076961">
            <text:p>0.0021076961</text:p>
          </table:table-cell>
          <table:table-cell office:value-type="float" office:value="0.0020174584">
            <text:p>0.0020174584</text:p>
          </table:table-cell>
          <table:table-cell office:value-type="float" office:value="0.002032092">
            <text:p>0.002032092</text:p>
          </table:table-cell>
          <table:table-cell office:value-type="float" office:value="0.0020290324">
            <text:p>0.0020290324</text:p>
          </table:table-cell>
          <table:table-cell office:value-type="float" office:value="0.0021041331">
            <text:p>0.0021041331</text:p>
          </table:table-cell>
          <table:table-cell office:value-type="float" office:value="0.0021866958">
            <text:p>0.0021866958</text:p>
          </table:table-cell>
          <table:table-cell office:value-type="float" office:value="0.0019545644">
            <text:p>0.0019545644</text:p>
          </table:table-cell>
          <table:table-cell office:value-type="float" office:value="0.0021004372">
            <text:p>0.0021004372</text:p>
          </table:table-cell>
          <table:table-cell office:value-type="float" office:value="0.0020489672">
            <text:p>0.0020489672</text:p>
          </table:table-cell>
          <table:table-cell office:value-type="float" office:value="0.0018318269">
            <text:p>0.0018318269</text:p>
          </table:table-cell>
          <table:table-cell office:value-type="float" office:value="0.0017600578">
            <text:p>0.0017600578</text:p>
          </table:table-cell>
          <table:table-cell office:value-type="float" office:value="0.0020077308">
            <text:p>0.0020077308</text:p>
          </table:table-cell>
          <table:table-cell office:value-type="float" office:value="0.002076155">
            <text:p>0.002076155</text:p>
          </table:table-cell>
          <table:table-cell office:value-type="float" office:value="0.0017816368">
            <text:p>0.0017816368</text:p>
          </table:table-cell>
          <table:table-cell office:value-type="float" office:value="0.0018642353">
            <text:p>0.0018642353</text:p>
          </table:table-cell>
          <table:table-cell office:value-type="float" office:value="0.001840284">
            <text:p>0.001840284</text:p>
          </table:table-cell>
          <table:table-cell office:value-type="float" office:value="0.0019155466">
            <text:p>0.0019155466</text:p>
          </table:table-cell>
          <table:table-cell office:value-type="float" office:value="0.0019449773">
            <text:p>0.0019449773</text:p>
          </table:table-cell>
          <table:table-cell office:value-type="float" office:value="0.0018285747">
            <text:p>0.0018285747</text:p>
          </table:table-cell>
          <table:table-cell office:value-type="float" office:value="0.0019956827">
            <text:p>0.0019956827</text:p>
          </table:table-cell>
          <table:table-cell office:value-type="float" office:value="0.0019319407">
            <text:p>0.0019319407</text:p>
          </table:table-cell>
          <table:table-cell office:value-type="float" office:value="0.001835337">
            <text:p>0.001835337</text:p>
          </table:table-cell>
          <table:table-cell office:value-type="float" office:value="0.0018077217">
            <text:p>0.0018077217</text:p>
          </table:table-cell>
          <table:table-cell office:value-type="float" office:value="0.0018408309">
            <text:p>0.0018408309</text:p>
          </table:table-cell>
          <table:table-cell office:value-type="float" office:value="0.0019105064">
            <text:p>0.0019105064</text:p>
          </table:table-cell>
          <table:table-cell office:value-type="float" office:value="0.0017913259">
            <text:p>0.0017913259</text:p>
          </table:table-cell>
          <table:table-cell office:value-type="float" office:value="0.0017960084">
            <text:p>0.0017960084</text:p>
          </table:table-cell>
          <table:table-cell office:value-type="float" office:value="0.0016648207">
            <text:p>0.0016648207</text:p>
          </table:table-cell>
          <table:table-cell office:value-type="float" office:value="0.001921231">
            <text:p>0.001921231</text:p>
          </table:table-cell>
          <table:table-cell office:value-type="float" office:value="0.00185864">
            <text:p>0.00185864</text:p>
          </table:table-cell>
          <table:table-cell office:value-type="float" office:value="0.001624369">
            <text:p>0.001624369</text:p>
          </table:table-cell>
          <table:table-cell office:value-type="float" office:value="0.0016907883">
            <text:p>0.0016907883</text:p>
          </table:table-cell>
          <table:table-cell office:value-type="float" office:value="0.0017155878">
            <text:p>0.0017155878</text:p>
          </table:table-cell>
          <table:table-cell office:value-type="float" office:value="0.0018352496">
            <text:p>0.0018352496</text:p>
          </table:table-cell>
          <table:table-cell office:value-type="float" office:value="0.0016747736">
            <text:p>0.0016747736</text:p>
          </table:table-cell>
          <table:table-cell office:value-type="float" office:value="0.0016667413">
            <text:p>0.0016667413</text:p>
          </table:table-cell>
          <table:table-cell office:value-type="float" office:value="0.0016838585">
            <text:p>0.0016838585</text:p>
          </table:table-cell>
          <table:table-cell office:value-type="float" office:value="0.0017646219">
            <text:p>0.0017646219</text:p>
          </table:table-cell>
          <table:table-cell office:value-type="float" office:value="0.0018751641">
            <text:p>0.0018751641</text:p>
          </table:table-cell>
          <table:table-cell office:value-type="float" office:value="0.0017581057">
            <text:p>0.0017581057</text:p>
          </table:table-cell>
          <table:table-cell office:value-type="float" office:value="0.001493679">
            <text:p>0.001493679</text:p>
          </table:table-cell>
          <table:table-cell office:value-type="float" office:value="0.0017981472">
            <text:p>0.0017981472</text:p>
          </table:table-cell>
          <table:table-cell office:value-type="float" office:value="0.0015430484">
            <text:p>0.0015430484</text:p>
          </table:table-cell>
          <table:table-cell office:value-type="float" office:value="0.0016241868">
            <text:p>0.0016241868</text:p>
          </table:table-cell>
          <table:table-cell office:value-type="float" office:value="0.0015715057">
            <text:p>0.0015715057</text:p>
          </table:table-cell>
          <table:table-cell office:value-type="float" office:value="0.0015614564">
            <text:p>0.0015614564</text:p>
          </table:table-cell>
          <table:table-cell office:value-type="float" office:value="0.0014034093">
            <text:p>0.0014034093</text:p>
          </table:table-cell>
          <table:table-cell office:value-type="float" office:value="0.0015353581">
            <text:p>0.0015353581</text:p>
          </table:table-cell>
          <table:table-cell office:value-type="float" office:value="0.001653329">
            <text:p>0.001653329</text:p>
          </table:table-cell>
          <table:table-cell office:value-type="float" office:value="0.0016085388">
            <text:p>0.0016085388</text:p>
          </table:table-cell>
          <table:table-cell office:value-type="float" office:value="0.0016319429">
            <text:p>0.0016319429</text:p>
          </table:table-cell>
          <table:table-cell office:value-type="float" office:value="0.0014376845">
            <text:p>0.0014376845</text:p>
          </table:table-cell>
          <table:table-cell office:value-type="float" office:value="0.0014444382">
            <text:p>0.0014444382</text:p>
          </table:table-cell>
          <table:table-cell office:value-type="float" office:value="0.0013739786">
            <text:p>0.0013739786</text:p>
          </table:table-cell>
          <table:table-cell office:value-type="float" office:value="0.0014736557">
            <text:p>0.0014736557</text:p>
          </table:table-cell>
          <table:table-cell office:value-type="float" office:value="0.0015374105">
            <text:p>0.0015374105</text:p>
          </table:table-cell>
          <table:table-cell office:value-type="float" office:value="0.0015319423">
            <text:p>0.0015319423</text:p>
          </table:table-cell>
          <table:table-cell office:value-type="float" office:value="0.0014927008">
            <text:p>0.0014927008</text:p>
          </table:table-cell>
          <table:table-cell office:value-type="float" office:value="0.0014447892">
            <text:p>0.0014447892</text:p>
          </table:table-cell>
          <table:table-cell office:value-type="float" office:value="0.001554463">
            <text:p>0.001554463</text:p>
          </table:table-cell>
          <table:table-cell office:value-type="float" office:value="0.0014743274">
            <text:p>0.0014743274</text:p>
          </table:table-cell>
          <table:table-cell office:value-type="float" office:value="0.0015221591">
            <text:p>0.0015221591</text:p>
          </table:table-cell>
          <table:table-cell office:value-type="float" office:value="0.0014373611">
            <text:p>0.0014373611</text:p>
          </table:table-cell>
          <table:table-cell office:value-type="float" office:value="0.0014252302">
            <text:p>0.0014252302</text:p>
          </table:table-cell>
          <table:table-cell office:value-type="float" office:value="0.0014681948">
            <text:p>0.0014681948</text:p>
          </table:table-cell>
          <table:table-cell office:value-type="float" office:value="0.0014388921">
            <text:p>0.0014388921</text:p>
          </table:table-cell>
          <table:table-cell office:value-type="float" office:value="0.0016423119">
            <text:p>0.0016423119</text:p>
          </table:table-cell>
          <table:table-cell office:value-type="float" office:value="0.001625149">
            <text:p>0.001625149</text:p>
          </table:table-cell>
          <table:table-cell office:value-type="float" office:value="0.001375737">
            <text:p>0.001375737</text:p>
          </table:table-cell>
          <table:table-cell office:value-type="float" office:value="0.001395147">
            <text:p>0.001395147</text:p>
          </table:table-cell>
          <table:table-cell office:value-type="float" office:value="0.0014157392">
            <text:p>0.0014157392</text:p>
          </table:table-cell>
          <table:table-cell office:value-type="float" office:value="0.0014476372">
            <text:p>0.0014476372</text:p>
          </table:table-cell>
          <table:table-cell office:value-type="float" office:value="0.001465801">
            <text:p>0.001465801</text:p>
          </table:table-cell>
          <table:table-cell office:value-type="float" office:value="0.001414143">
            <text:p>0.001414143</text:p>
          </table:table-cell>
          <table:table-cell office:value-type="float" office:value="0.0014148965">
            <text:p>0.0014148965</text:p>
          </table:table-cell>
          <table:table-cell office:value-type="float" office:value="0.0015565255">
            <text:p>0.0015565255</text:p>
          </table:table-cell>
          <table:table-cell office:value-type="float" office:value="0.0014795077">
            <text:p>0.0014795077</text:p>
          </table:table-cell>
          <table:table-cell office:value-type="float" office:value="0.0013357138">
            <text:p>0.0013357138</text:p>
          </table:table-cell>
          <table:table-cell office:value-type="float" office:value="0.0011105189">
            <text:p>0.0011105189</text:p>
          </table:table-cell>
          <table:table-cell office:value-type="float" office:value="0.0010653867">
            <text:p>0.0010653867</text:p>
          </table:table-cell>
          <table:table-cell office:value-type="float" office:value="0.0011320943">
            <text:p>0.0011320943</text:p>
          </table:table-cell>
          <table:table-cell office:value-type="float" office:value="0.0011723647">
            <text:p>0.0011723647</text:p>
          </table:table-cell>
          <table:table-cell office:value-type="float" office:value="0.0011027098">
            <text:p>0.0011027098</text:p>
          </table:table-cell>
          <table:table-cell office:value-type="float" office:value="0.001168849">
            <text:p>0.001168849</text:p>
          </table:table-cell>
          <table:table-cell office:value-type="float" office:value="0.001136161">
            <text:p>0.001136161</text:p>
          </table:table-cell>
          <table:table-cell office:value-type="float" office:value="0.0010901876">
            <text:p>0.0010901876</text:p>
          </table:table-cell>
          <table:table-cell office:value-type="float" office:value="0.001054365">
            <text:p>0.001054365</text:p>
          </table:table-cell>
          <table:table-cell office:value-type="float" office:value="0.0010853685">
            <text:p>0.0010853685</text:p>
          </table:table-cell>
          <table:table-cell office:value-type="float" office:value="0.0010935472">
            <text:p>0.0010935472</text:p>
          </table:table-cell>
          <table:table-cell office:value-type="float" office:value="0.0010596801">
            <text:p>0.0010596801</text:p>
          </table:table-cell>
          <table:table-cell office:value-type="float" office:value="0.0010309182">
            <text:p>0.0010309182</text:p>
          </table:table-cell>
          <table:table-cell office:value-type="float" office:value="0.0010144969">
            <text:p>0.0010144969</text:p>
          </table:table-cell>
          <table:table-cell office:value-type="float" office:value="0.0010173308">
            <text:p>0.0010173308</text:p>
          </table:table-cell>
          <table:table-cell table:style-name="Default" office:value-type="float" office:value="0.0010566609">
            <text:p>0.0010566609</text:p>
          </table:table-cell>
          <table:table-cell office:value-type="float" office:value="0.0010520848">
            <text:p>0.0010520848</text:p>
          </table:table-cell>
          <table:table-cell office:value-type="float" office:value="0.0010822144">
            <text:p>0.0010822144</text:p>
          </table:table-cell>
          <table:table-cell office:value-type="float" office:value="0.0010299403">
            <text:p>0.0010299403</text:p>
          </table:table-cell>
          <table:table-cell office:value-type="float" office:value="0.0010358102">
            <text:p>0.0010358102</text:p>
          </table:table-cell>
          <table:table-cell table:style-name="ce1" office:value-type="float" office:value="0.0009891617">
            <text:p>9.89E-004</text:p>
          </table:table-cell>
          <table:table-cell table:style-name="ce1" office:value-type="float" office:value="0.00092056295">
            <text:p>9.21E-004</text:p>
          </table:table-cell>
          <table:table-cell table:style-name="ce1" office:value-type="float" office:value="0.0009446134">
            <text:p>9.45E-004</text:p>
          </table:table-cell>
          <table:table-cell office:value-type="float" office:value="0.00087555096">
            <text:p>8.76E-004</text:p>
          </table:table-cell>
          <table:table-cell office:value-type="float" office:value="0.00086689455">
            <text:p>8.67E-004</text:p>
          </table:table-cell>
          <table:table-cell office:value-type="float" office:value="0.00086233625">
            <text:p>8.62E-004</text:p>
          </table:table-cell>
          <table:table-cell office:value-type="float" office:value="0.00086717936">
            <text:p>8.67E-004</text:p>
          </table:table-cell>
          <table:table-cell office:value-type="float" office:value="0.0008338997">
            <text:p>8.34E-004</text:p>
          </table:table-cell>
          <table:table-cell office:value-type="float" office:value="0.00078617025">
            <text:p>7.86E-004</text:p>
          </table:table-cell>
          <table:table-cell office:value-type="float" office:value="0.0007413803">
            <text:p>7.41E-004</text:p>
          </table:table-cell>
          <table:table-cell office:value-type="float" office:value="0.0006523307">
            <text:p>6.52E-004</text:p>
          </table:table-cell>
          <table:table-cell office:value-type="float" office:value="0.00058767805">
            <text:p>5.88E-004</text:p>
          </table:table-cell>
          <table:table-cell office:value-type="float" office:value="0.0005774013">
            <text:p>5.77E-004</text:p>
          </table:table-cell>
          <table:table-cell office:value-type="float" office:value="0.0005761081">
            <text:p>5.76E-004</text:p>
          </table:table-cell>
          <table:table-cell office:value-type="float" office:value="0.00057799683">
            <text:p>5.78E-004</text:p>
          </table:table-cell>
          <table:table-cell office:value-type="float" office:value="0.0005791788">
            <text:p>5.79E-004</text:p>
          </table:table-cell>
          <table:table-cell office:value-type="float" office:value="0.0005797025">
            <text:p>5.80E-004</text:p>
          </table:table-cell>
          <table:table-cell office:value-type="float" office:value="0.0005813766">
            <text:p>5.81E-004</text:p>
          </table:table-cell>
          <table:table-cell office:value-type="float" office:value="0.000583327">
            <text:p>5.83E-004</text:p>
          </table:table-cell>
          <table:table-cell office:value-type="float" office:value="0.0005861043">
            <text:p>5.86E-004</text:p>
          </table:table-cell>
          <table:table-cell office:value-type="float" office:value="0.0005869023">
            <text:p>5.87E-004</text:p>
          </table:table-cell>
          <table:table-cell office:value-type="float" office:value="0.0005876516">
            <text:p>5.88E-004</text:p>
          </table:table-cell>
          <table:table-cell office:value-type="float" office:value="0.0005893054">
            <text:p>5.89E-004</text:p>
          </table:table-cell>
          <table:table-cell office:value-type="float" office:value="0.00059238">
            <text:p>5.92E-004</text:p>
          </table:table-cell>
          <table:table-cell office:value-type="float" office:value="0.00059342413">
            <text:p>5.93E-004</text:p>
          </table:table-cell>
          <table:table-cell office:value-type="float" office:value="0.00059449987">
            <text:p>5.94E-004</text:p>
          </table:table-cell>
          <table:table-cell office:value-type="float" office:value="0.00059600105">
            <text:p>5.96E-004</text:p>
          </table:table-cell>
          <table:table-cell office:value-type="float" office:value="0.00059825333">
            <text:p>5.98E-004</text:p>
          </table:table-cell>
          <table:table-cell office:value-type="float" office:value="0.0006001676">
            <text:p>6.00E-004</text:p>
          </table:table-cell>
          <table:table-cell office:value-type="float" office:value="0.0006009868">
            <text:p>6.01E-004</text:p>
          </table:table-cell>
          <table:table-cell office:value-type="float" office:value="0.0006023883">
            <text:p>6.02E-004</text:p>
          </table:table-cell>
          <table:table-cell office:value-type="float" office:value="0.0006042064">
            <text:p>6.04E-004</text:p>
          </table:table-cell>
          <table:table-cell office:value-type="float" office:value="0.0006078323">
            <text:p>6.08E-004</text:p>
          </table:table-cell>
          <table:table-cell office:value-type="float" office:value="0.0006089813">
            <text:p>6.09E-004</text:p>
          </table:table-cell>
          <table:table-cell office:value-type="float" office:value="0.0006106888">
            <text:p>6.11E-004</text:p>
          </table:table-cell>
          <table:table-cell office:value-type="float" office:value="0.0006123894">
            <text:p>6.12E-004</text:p>
          </table:table-cell>
          <table:table-cell office:value-type="float" office:value="0.0006146838">
            <text:p>6.15E-004</text:p>
          </table:table-cell>
          <table:table-cell office:value-type="float" office:value="0.0006171277">
            <text:p>6.17E-004</text:p>
          </table:table-cell>
          <table:table-cell office:value-type="float" office:value="0.0006189242">
            <text:p>6.19E-004</text:p>
          </table:table-cell>
          <table:table-cell office:value-type="float" office:value="0.00062126317">
            <text:p>6.21E-004</text:p>
          </table:table-cell>
          <table:table-cell office:value-type="float" office:value="0.00062292116">
            <text:p>6.23E-004</text:p>
          </table:table-cell>
          <table:table-cell office:value-type="float" office:value="0.00062580686">
            <text:p>6.26E-004</text:p>
          </table:table-cell>
          <table:table-cell office:value-type="float" office:value="0.0006271957">
            <text:p>6.27E-004</text:p>
          </table:table-cell>
          <table:table-cell office:value-type="float" office:value="0.00062935206">
            <text:p>6.29E-004</text:p>
          </table:table-cell>
          <table:table-cell office:value-type="float" office:value="0.0006313099">
            <text:p>6.31E-004</text:p>
          </table:table-cell>
          <table:table-cell office:value-type="float" office:value="0.0006345967">
            <text:p>6.35E-004</text:p>
          </table:table-cell>
          <table:table-cell office:value-type="float" office:value="0.00063624803">
            <text:p>6.36E-004</text:p>
          </table:table-cell>
          <table:table-cell office:value-type="float" office:value="0.0006379421">
            <text:p>6.38E-004</text:p>
          </table:table-cell>
          <table:table-cell office:value-type="float" office:value="0.00063988246">
            <text:p>6.40E-004</text:p>
          </table:table-cell>
          <table:table-cell/>
        </table:table-row>
        <table:table-row table:style-name="ro1">
          <table:table-cell office:value-type="string">
            <text:p>/mnt/share/Music/Albums/The Doors/The Doors - The Platinum Collection (2008)/15-The Doors - Love Street.mp3</text:p>
          </table:table-cell>
          <table:table-cell office:value-type="float" office:value="0.051984712">
            <text:p>0.051984712</text:p>
          </table:table-cell>
          <table:table-cell office:value-type="float" office:value="0.07422177">
            <text:p>0.07422177</text:p>
          </table:table-cell>
          <table:table-cell office:value-type="float" office:value="0.06590327">
            <text:p>0.06590327</text:p>
          </table:table-cell>
          <table:table-cell office:value-type="float" office:value="0.058605857">
            <text:p>0.058605857</text:p>
          </table:table-cell>
          <table:table-cell office:value-type="float" office:value="0.055708483">
            <text:p>0.055708483</text:p>
          </table:table-cell>
          <table:table-cell office:value-type="float" office:value="0.08163242">
            <text:p>0.08163242</text:p>
          </table:table-cell>
          <table:table-cell office:value-type="float" office:value="0.06962933">
            <text:p>0.06962933</text:p>
          </table:table-cell>
          <table:table-cell office:value-type="float" office:value="0.072822236">
            <text:p>0.072822236</text:p>
          </table:table-cell>
          <table:table-cell office:value-type="float" office:value="0.047153637">
            <text:p>0.047153637</text:p>
          </table:table-cell>
          <table:table-cell office:value-type="float" office:value="0.04892946">
            <text:p>0.04892946</text:p>
          </table:table-cell>
          <table:table-cell office:value-type="float" office:value="0.040136974">
            <text:p>0.040136974</text:p>
          </table:table-cell>
          <table:table-cell office:value-type="float" office:value="0.038526356">
            <text:p>0.038526356</text:p>
          </table:table-cell>
          <table:table-cell office:value-type="float" office:value="0.034987923">
            <text:p>0.034987923</text:p>
          </table:table-cell>
          <table:table-cell office:value-type="float" office:value="0.04210205">
            <text:p>0.04210205</text:p>
          </table:table-cell>
          <table:table-cell office:value-type="float" office:value="0.028420975">
            <text:p>0.028420975</text:p>
          </table:table-cell>
          <table:table-cell office:value-type="float" office:value="0.02689065">
            <text:p>0.02689065</text:p>
          </table:table-cell>
          <table:table-cell office:value-type="float" office:value="0.017434603">
            <text:p>0.017434603</text:p>
          </table:table-cell>
          <table:table-cell office:value-type="float" office:value="0.017107679">
            <text:p>0.017107679</text:p>
          </table:table-cell>
          <table:table-cell office:value-type="float" office:value="0.019123027">
            <text:p>0.019123027</text:p>
          </table:table-cell>
          <table:table-cell office:value-type="float" office:value="0.013260603">
            <text:p>0.013260603</text:p>
          </table:table-cell>
          <table:table-cell office:value-type="float" office:value="0.016820455">
            <text:p>0.016820455</text:p>
          </table:table-cell>
          <table:table-cell office:value-type="float" office:value="0.018774174">
            <text:p>0.018774174</text:p>
          </table:table-cell>
          <table:table-cell office:value-type="float" office:value="0.011637275">
            <text:p>0.011637275</text:p>
          </table:table-cell>
          <table:table-cell office:value-type="float" office:value="0.016431583">
            <text:p>0.016431583</text:p>
          </table:table-cell>
          <table:table-cell office:value-type="float" office:value="0.0113524">
            <text:p>0.0113524</text:p>
          </table:table-cell>
          <table:table-cell office:value-type="float" office:value="0.0103765745">
            <text:p>0.0103765745</text:p>
          </table:table-cell>
          <table:table-cell office:value-type="float" office:value="0.016315533">
            <text:p>0.016315533</text:p>
          </table:table-cell>
          <table:table-cell office:value-type="float" office:value="0.011138472">
            <text:p>0.011138472</text:p>
          </table:table-cell>
          <table:table-cell office:value-type="float" office:value="0.0121977925">
            <text:p>0.0121977925</text:p>
          </table:table-cell>
          <table:table-cell office:value-type="float" office:value="0.011291747">
            <text:p>0.011291747</text:p>
          </table:table-cell>
          <table:table-cell office:value-type="float" office:value="0.011236767">
            <text:p>0.011236767</text:p>
          </table:table-cell>
          <table:table-cell office:value-type="float" office:value="0.012107418">
            <text:p>0.012107418</text:p>
          </table:table-cell>
          <table:table-cell office:value-type="float" office:value="0.008617453">
            <text:p>0.008617453</text:p>
          </table:table-cell>
          <table:table-cell office:value-type="float" office:value="0.009355677">
            <text:p>0.009355677</text:p>
          </table:table-cell>
          <table:table-cell office:value-type="float" office:value="0.0076723886">
            <text:p>0.0076723886</text:p>
          </table:table-cell>
          <table:table-cell office:value-type="float" office:value="0.009382808">
            <text:p>0.009382808</text:p>
          </table:table-cell>
          <table:table-cell office:value-type="float" office:value="0.010476726">
            <text:p>0.010476726</text:p>
          </table:table-cell>
          <table:table-cell office:value-type="float" office:value="0.010706969">
            <text:p>0.010706969</text:p>
          </table:table-cell>
          <table:table-cell office:value-type="float" office:value="0.011595969">
            <text:p>0.011595969</text:p>
          </table:table-cell>
          <table:table-cell office:value-type="float" office:value="0.009681906">
            <text:p>0.009681906</text:p>
          </table:table-cell>
          <table:table-cell office:value-type="float" office:value="0.009500121">
            <text:p>0.009500121</text:p>
          </table:table-cell>
          <table:table-cell office:value-type="float" office:value="0.011414972">
            <text:p>0.011414972</text:p>
          </table:table-cell>
          <table:table-cell office:value-type="float" office:value="0.010500261">
            <text:p>0.010500261</text:p>
          </table:table-cell>
          <table:table-cell office:value-type="float" office:value="0.0094834985">
            <text:p>0.0094834985</text:p>
          </table:table-cell>
          <table:table-cell office:value-type="float" office:value="0.009532551">
            <text:p>0.009532551</text:p>
          </table:table-cell>
          <table:table-cell office:value-type="float" office:value="0.008753456">
            <text:p>0.008753456</text:p>
          </table:table-cell>
          <table:table-cell office:value-type="float" office:value="0.010275007">
            <text:p>0.010275007</text:p>
          </table:table-cell>
          <table:table-cell office:value-type="float" office:value="0.008955956">
            <text:p>0.008955956</text:p>
          </table:table-cell>
          <table:table-cell office:value-type="float" office:value="0.008264947">
            <text:p>0.008264947</text:p>
          </table:table-cell>
          <table:table-cell office:value-type="float" office:value="0.008160341">
            <text:p>0.008160341</text:p>
          </table:table-cell>
          <table:table-cell office:value-type="float" office:value="0.008119685">
            <text:p>0.008119685</text:p>
          </table:table-cell>
          <table:table-cell office:value-type="float" office:value="0.008753718">
            <text:p>0.008753718</text:p>
          </table:table-cell>
          <table:table-cell office:value-type="float" office:value="0.007593337">
            <text:p>0.007593337</text:p>
          </table:table-cell>
          <table:table-cell office:value-type="float" office:value="0.00685651">
            <text:p>0.00685651</text:p>
          </table:table-cell>
          <table:table-cell office:value-type="float" office:value="0.0055779093">
            <text:p>0.0055779093</text:p>
          </table:table-cell>
          <table:table-cell office:value-type="float" office:value="0.0060848827">
            <text:p>0.0060848827</text:p>
          </table:table-cell>
          <table:table-cell office:value-type="float" office:value="0.0061698463">
            <text:p>0.0061698463</text:p>
          </table:table-cell>
          <table:table-cell office:value-type="float" office:value="0.006561661">
            <text:p>0.006561661</text:p>
          </table:table-cell>
          <table:table-cell office:value-type="float" office:value="0.009170512">
            <text:p>0.009170512</text:p>
          </table:table-cell>
          <table:table-cell office:value-type="float" office:value="0.0063415063">
            <text:p>0.0063415063</text:p>
          </table:table-cell>
          <table:table-cell office:value-type="float" office:value="0.007800959">
            <text:p>0.007800959</text:p>
          </table:table-cell>
          <table:table-cell office:value-type="float" office:value="0.0077876644">
            <text:p>0.0077876644</text:p>
          </table:table-cell>
          <table:table-cell office:value-type="float" office:value="0.00875929">
            <text:p>0.00875929</text:p>
          </table:table-cell>
          <table:table-cell office:value-type="float" office:value="0.008743671">
            <text:p>0.008743671</text:p>
          </table:table-cell>
          <table:table-cell office:value-type="float" office:value="0.008904125">
            <text:p>0.008904125</text:p>
          </table:table-cell>
          <table:table-cell office:value-type="float" office:value="0.00862555">
            <text:p>0.00862555</text:p>
          </table:table-cell>
          <table:table-cell office:value-type="float" office:value="0.007568432">
            <text:p>0.007568432</text:p>
          </table:table-cell>
          <table:table-cell office:value-type="float" office:value="0.007989359">
            <text:p>0.007989359</text:p>
          </table:table-cell>
          <table:table-cell office:value-type="float" office:value="0.0075982977">
            <text:p>0.0075982977</text:p>
          </table:table-cell>
          <table:table-cell office:value-type="float" office:value="0.008621114">
            <text:p>0.008621114</text:p>
          </table:table-cell>
          <table:table-cell office:value-type="float" office:value="0.006801664">
            <text:p>0.006801664</text:p>
          </table:table-cell>
          <table:table-cell office:value-type="float" office:value="0.0069419793">
            <text:p>0.0069419793</text:p>
          </table:table-cell>
          <table:table-cell office:value-type="float" office:value="0.0067392895">
            <text:p>0.0067392895</text:p>
          </table:table-cell>
          <table:table-cell office:value-type="float" office:value="0.0058238455">
            <text:p>0.0058238455</text:p>
          </table:table-cell>
          <table:table-cell office:value-type="float" office:value="0.0063235187">
            <text:p>0.0063235187</text:p>
          </table:table-cell>
          <table:table-cell office:value-type="float" office:value="0.0062237256">
            <text:p>0.0062237256</text:p>
          </table:table-cell>
          <table:table-cell office:value-type="float" office:value="0.0065397117">
            <text:p>0.0065397117</text:p>
          </table:table-cell>
          <table:table-cell office:value-type="float" office:value="0.006649777">
            <text:p>0.006649777</text:p>
          </table:table-cell>
          <table:table-cell office:value-type="float" office:value="0.006826212">
            <text:p>0.006826212</text:p>
          </table:table-cell>
          <table:table-cell office:value-type="float" office:value="0.007160663">
            <text:p>0.007160663</text:p>
          </table:table-cell>
          <table:table-cell office:value-type="float" office:value="0.0059084366">
            <text:p>0.0059084366</text:p>
          </table:table-cell>
          <table:table-cell office:value-type="float" office:value="0.0066310717">
            <text:p>0.0066310717</text:p>
          </table:table-cell>
          <table:table-cell office:value-type="float" office:value="0.006605392">
            <text:p>0.006605392</text:p>
          </table:table-cell>
          <table:table-cell office:value-type="float" office:value="0.007067067">
            <text:p>0.007067067</text:p>
          </table:table-cell>
          <table:table-cell office:value-type="float" office:value="0.005433137">
            <text:p>0.005433137</text:p>
          </table:table-cell>
          <table:table-cell office:value-type="float" office:value="0.0064336793">
            <text:p>0.0064336793</text:p>
          </table:table-cell>
          <table:table-cell office:value-type="float" office:value="0.005167672">
            <text:p>0.005167672</text:p>
          </table:table-cell>
          <table:table-cell office:value-type="float" office:value="0.0060433648">
            <text:p>0.0060433648</text:p>
          </table:table-cell>
          <table:table-cell office:value-type="float" office:value="0.0057855304">
            <text:p>0.0057855304</text:p>
          </table:table-cell>
          <table:table-cell office:value-type="float" office:value="0.0046569477">
            <text:p>0.0046569477</text:p>
          </table:table-cell>
          <table:table-cell office:value-type="float" office:value="0.00417526">
            <text:p>0.00417526</text:p>
          </table:table-cell>
          <table:table-cell office:value-type="float" office:value="0.0042342264">
            <text:p>0.0042342264</text:p>
          </table:table-cell>
          <table:table-cell office:value-type="float" office:value="0.004340696">
            <text:p>0.004340696</text:p>
          </table:table-cell>
          <table:table-cell office:value-type="float" office:value="0.0039025215">
            <text:p>0.0039025215</text:p>
          </table:table-cell>
          <table:table-cell office:value-type="float" office:value="0.004716465">
            <text:p>0.004716465</text:p>
          </table:table-cell>
          <table:table-cell office:value-type="float" office:value="0.0049630683">
            <text:p>0.0049630683</text:p>
          </table:table-cell>
          <table:table-cell office:value-type="float" office:value="0.005087485">
            <text:p>0.005087485</text:p>
          </table:table-cell>
          <table:table-cell office:value-type="float" office:value="0.0040764734">
            <text:p>0.0040764734</text:p>
          </table:table-cell>
          <table:table-cell office:value-type="float" office:value="0.00414397">
            <text:p>0.00414397</text:p>
          </table:table-cell>
          <table:table-cell office:value-type="float" office:value="0.0048697446">
            <text:p>0.0048697446</text:p>
          </table:table-cell>
          <table:table-cell office:value-type="float" office:value="0.003665566">
            <text:p>0.003665566</text:p>
          </table:table-cell>
          <table:table-cell office:value-type="float" office:value="0.0034340555">
            <text:p>0.0034340555</text:p>
          </table:table-cell>
          <table:table-cell office:value-type="float" office:value="0.0031667245">
            <text:p>0.0031667245</text:p>
          </table:table-cell>
          <table:table-cell office:value-type="float" office:value="0.0033041805">
            <text:p>0.0033041805</text:p>
          </table:table-cell>
          <table:table-cell office:value-type="float" office:value="0.003475374">
            <text:p>0.003475374</text:p>
          </table:table-cell>
          <table:table-cell office:value-type="float" office:value="0.0031281344">
            <text:p>0.0031281344</text:p>
          </table:table-cell>
          <table:table-cell office:value-type="float" office:value="0.00283527">
            <text:p>0.00283527</text:p>
          </table:table-cell>
          <table:table-cell office:value-type="float" office:value="0.0028317503">
            <text:p>0.0028317503</text:p>
          </table:table-cell>
          <table:table-cell office:value-type="float" office:value="0.003106134">
            <text:p>0.003106134</text:p>
          </table:table-cell>
          <table:table-cell office:value-type="float" office:value="0.002836473">
            <text:p>0.002836473</text:p>
          </table:table-cell>
          <table:table-cell office:value-type="float" office:value="0.0027588366">
            <text:p>0.0027588366</text:p>
          </table:table-cell>
          <table:table-cell office:value-type="float" office:value="0.0033132797">
            <text:p>0.0033132797</text:p>
          </table:table-cell>
          <table:table-cell office:value-type="float" office:value="0.0029739824">
            <text:p>0.0029739824</text:p>
          </table:table-cell>
          <table:table-cell office:value-type="float" office:value="0.0029952053">
            <text:p>0.0029952053</text:p>
          </table:table-cell>
          <table:table-cell office:value-type="float" office:value="0.002883991">
            <text:p>0.002883991</text:p>
          </table:table-cell>
          <table:table-cell office:value-type="float" office:value="0.002604048">
            <text:p>0.002604048</text:p>
          </table:table-cell>
          <table:table-cell office:value-type="float" office:value="0.0027964832">
            <text:p>0.0027964832</text:p>
          </table:table-cell>
          <table:table-cell office:value-type="float" office:value="0.0031613507">
            <text:p>0.0031613507</text:p>
          </table:table-cell>
          <table:table-cell office:value-type="float" office:value="0.0027061615">
            <text:p>0.0027061615</text:p>
          </table:table-cell>
          <table:table-cell office:value-type="float" office:value="0.0024973617">
            <text:p>0.0024973617</text:p>
          </table:table-cell>
          <table:table-cell office:value-type="float" office:value="0.0025867673">
            <text:p>0.0025867673</text:p>
          </table:table-cell>
          <table:table-cell office:value-type="float" office:value="0.002673937">
            <text:p>0.002673937</text:p>
          </table:table-cell>
          <table:table-cell office:value-type="float" office:value="0.0027040052">
            <text:p>0.0027040052</text:p>
          </table:table-cell>
          <table:table-cell office:value-type="float" office:value="0.0022266542">
            <text:p>0.0022266542</text:p>
          </table:table-cell>
          <table:table-cell office:value-type="float" office:value="0.0021931045">
            <text:p>0.0021931045</text:p>
          </table:table-cell>
          <table:table-cell office:value-type="float" office:value="0.0020939577">
            <text:p>0.0020939577</text:p>
          </table:table-cell>
          <table:table-cell office:value-type="float" office:value="0.002256889">
            <text:p>0.002256889</text:p>
          </table:table-cell>
          <table:table-cell office:value-type="float" office:value="0.0023006436">
            <text:p>0.0023006436</text:p>
          </table:table-cell>
          <table:table-cell office:value-type="float" office:value="0.0019990061">
            <text:p>0.0019990061</text:p>
          </table:table-cell>
          <table:table-cell office:value-type="float" office:value="0.0018476319">
            <text:p>0.0018476319</text:p>
          </table:table-cell>
          <table:table-cell office:value-type="float" office:value="0.001820312">
            <text:p>0.001820312</text:p>
          </table:table-cell>
          <table:table-cell office:value-type="float" office:value="0.00185606">
            <text:p>0.00185606</text:p>
          </table:table-cell>
          <table:table-cell office:value-type="float" office:value="0.0018615294">
            <text:p>0.0018615294</text:p>
          </table:table-cell>
          <table:table-cell office:value-type="float" office:value="0.0018655667">
            <text:p>0.0018655667</text:p>
          </table:table-cell>
          <table:table-cell office:value-type="float" office:value="0.0019702988">
            <text:p>0.0019702988</text:p>
          </table:table-cell>
          <table:table-cell office:value-type="float" office:value="0.0020748433">
            <text:p>0.0020748433</text:p>
          </table:table-cell>
          <table:table-cell office:value-type="float" office:value="0.0016503462">
            <text:p>0.0016503462</text:p>
          </table:table-cell>
          <table:table-cell office:value-type="float" office:value="0.0014864277">
            <text:p>0.0014864277</text:p>
          </table:table-cell>
          <table:table-cell office:value-type="float" office:value="0.0013860383">
            <text:p>0.0013860383</text:p>
          </table:table-cell>
          <table:table-cell office:value-type="float" office:value="0.0014850327">
            <text:p>0.0014850327</text:p>
          </table:table-cell>
          <table:table-cell office:value-type="float" office:value="0.0017198059">
            <text:p>0.0017198059</text:p>
          </table:table-cell>
          <table:table-cell office:value-type="float" office:value="0.0016309866">
            <text:p>0.0016309866</text:p>
          </table:table-cell>
          <table:table-cell office:value-type="float" office:value="0.0013060215">
            <text:p>0.0013060215</text:p>
          </table:table-cell>
          <table:table-cell office:value-type="float" office:value="0.0012428417">
            <text:p>0.0012428417</text:p>
          </table:table-cell>
          <table:table-cell office:value-type="float" office:value="0.0012849538">
            <text:p>0.0012849538</text:p>
          </table:table-cell>
          <table:table-cell office:value-type="float" office:value="0.0013255911">
            <text:p>0.0013255911</text:p>
          </table:table-cell>
          <table:table-cell office:value-type="float" office:value="0.0012748889">
            <text:p>0.0012748889</text:p>
          </table:table-cell>
          <table:table-cell office:value-type="float" office:value="0.0012317855">
            <text:p>0.0012317855</text:p>
          </table:table-cell>
          <table:table-cell office:value-type="float" office:value="0.0011903937">
            <text:p>0.0011903937</text:p>
          </table:table-cell>
          <table:table-cell office:value-type="float" office:value="0.0011886943">
            <text:p>0.0011886943</text:p>
          </table:table-cell>
          <table:table-cell office:value-type="float" office:value="0.0012043202">
            <text:p>0.0012043202</text:p>
          </table:table-cell>
          <table:table-cell office:value-type="float" office:value="0.0011279777">
            <text:p>0.0011279777</text:p>
          </table:table-cell>
          <table:table-cell office:value-type="float" office:value="0.0010609587">
            <text:p>0.0010609587</text:p>
          </table:table-cell>
          <table:table-cell office:value-type="float" office:value="0.0010587499">
            <text:p>0.0010587499</text:p>
          </table:table-cell>
          <table:table-cell office:value-type="float" office:value="0.0010498255">
            <text:p>0.0010498255</text:p>
          </table:table-cell>
          <table:table-cell office:value-type="float" office:value="0.0010475746">
            <text:p>0.0010475746</text:p>
          </table:table-cell>
          <table:table-cell office:value-type="float" office:value="0.001005146">
            <text:p>0.001005146</text:p>
          </table:table-cell>
          <table:table-cell table:style-name="ce1" office:value-type="float" office:value="0.0009904348">
            <text:p>9.90E-004</text:p>
          </table:table-cell>
          <table:table-cell table:style-name="ce1" office:value-type="float" office:value="0.00096708594">
            <text:p>9.67E-004</text:p>
          </table:table-cell>
          <table:table-cell table:style-name="ce1" office:value-type="float" office:value="0.0009821593">
            <text:p>9.82E-004</text:p>
          </table:table-cell>
          <table:table-cell table:style-name="ce1" office:value-type="float" office:value="0.00096656906">
            <text:p>9.67E-004</text:p>
          </table:table-cell>
          <table:table-cell table:style-name="ce1" office:value-type="float" office:value="0.00093783956">
            <text:p>9.38E-004</text:p>
          </table:table-cell>
          <table:table-cell table:style-name="ce1" office:value-type="float" office:value="0.000926218">
            <text:p>9.26E-004</text:p>
          </table:table-cell>
          <table:table-cell table:style-name="ce1" office:value-type="float" office:value="0.0009326529">
            <text:p>9.33E-004</text:p>
          </table:table-cell>
          <table:table-cell table:style-name="ce1" office:value-type="float" office:value="0.0009076801">
            <text:p>9.08E-004</text:p>
          </table:table-cell>
          <table:table-cell table:style-name="ce1" office:value-type="float" office:value="0.0008942541">
            <text:p>8.94E-004</text:p>
          </table:table-cell>
          <table:table-cell table:style-name="ce1" office:value-type="float" office:value="0.0008925922">
            <text:p>8.93E-004</text:p>
          </table:table-cell>
          <table:table-cell table:style-name="ce1" office:value-type="float" office:value="0.0009019598">
            <text:p>9.02E-004</text:p>
          </table:table-cell>
          <table:table-cell table:style-name="ce1" office:value-type="float" office:value="0.0009195709">
            <text:p>9.20E-004</text:p>
          </table:table-cell>
          <table:table-cell table:style-name="ce1" office:value-type="float" office:value="0.0008985957">
            <text:p>8.99E-004</text:p>
          </table:table-cell>
          <table:table-cell table:style-name="ce1" office:value-type="float" office:value="0.0008908729">
            <text:p>8.91E-004</text:p>
          </table:table-cell>
          <table:table-cell table:style-name="ce1" office:value-type="float" office:value="0.0008965855">
            <text:p>8.97E-004</text:p>
          </table:table-cell>
          <table:table-cell table:style-name="ce1" office:value-type="float" office:value="0.00091147673">
            <text:p>9.11E-004</text:p>
          </table:table-cell>
          <table:table-cell table:style-name="ce1" office:value-type="float" office:value="0.000908766">
            <text:p>9.09E-004</text:p>
          </table:table-cell>
          <table:table-cell table:style-name="ce1" office:value-type="float" office:value="0.0008958858">
            <text:p>8.96E-004</text:p>
          </table:table-cell>
          <table:table-cell table:style-name="ce1" office:value-type="float" office:value="0.00091036054">
            <text:p>9.10E-004</text:p>
          </table:table-cell>
          <table:table-cell table:style-name="ce1" office:value-type="float" office:value="0.0009182551">
            <text:p>9.18E-004</text:p>
          </table:table-cell>
          <table:table-cell table:style-name="ce1" office:value-type="float" office:value="0.000903361">
            <text:p>9.03E-004</text:p>
          </table:table-cell>
          <table:table-cell table:style-name="ce1" office:value-type="float" office:value="0.0008933922">
            <text:p>8.93E-004</text:p>
          </table:table-cell>
          <table:table-cell table:style-name="ce1" office:value-type="float" office:value="0.000896305">
            <text:p>8.96E-004</text:p>
          </table:table-cell>
          <table:table-cell table:style-name="ce1" office:value-type="float" office:value="0.0009028712">
            <text:p>9.03E-004</text:p>
          </table:table-cell>
          <table:table-cell table:style-name="ce1" office:value-type="float" office:value="0.0009210839">
            <text:p>9.21E-004</text:p>
          </table:table-cell>
          <table:table-cell table:style-name="ce1" office:value-type="float" office:value="0.0009127142">
            <text:p>9.13E-004</text:p>
          </table:table-cell>
          <table:table-cell table:style-name="ce1" office:value-type="float" office:value="0.0009000334">
            <text:p>9.00E-004</text:p>
          </table:table-cell>
          <table:table-cell table:style-name="ce1" office:value-type="float" office:value="0.00090028945">
            <text:p>9.00E-004</text:p>
          </table:table-cell>
          <table:table-cell table:style-name="ce1" office:value-type="float" office:value="0.0008936183">
            <text:p>8.94E-004</text:p>
          </table:table-cell>
          <table:table-cell table:style-name="ce1" office:value-type="float" office:value="0.0008233731">
            <text:p>8.23E-004</text:p>
          </table:table-cell>
          <table:table-cell table:style-name="ce1" office:value-type="float" office:value="0.0008100998">
            <text:p>8.10E-004</text:p>
          </table:table-cell>
          <table:table-cell table:style-name="ce1" office:value-type="float" office:value="0.00081954093">
            <text:p>8.20E-004</text:p>
          </table:table-cell>
          <table:table-cell table:style-name="ce1" office:value-type="float" office:value="0.00081441813">
            <text:p>8.14E-004</text:p>
          </table:table-cell>
          <table:table-cell table:style-name="ce1" office:value-type="float" office:value="0.0008136449">
            <text:p>8.14E-004</text:p>
          </table:table-cell>
          <table:table-cell table:style-name="ce1" office:value-type="float" office:value="0.00080849347">
            <text:p>8.08E-004</text:p>
          </table:table-cell>
          <table:table-cell table:style-name="ce1" office:value-type="float" office:value="0.0008143553">
            <text:p>8.14E-004</text:p>
          </table:table-cell>
          <table:table-cell table:style-name="ce1" office:value-type="float" office:value="0.0008079355">
            <text:p>8.08E-004</text:p>
          </table:table-cell>
          <table:table-cell table:style-name="ce1" office:value-type="float" office:value="0.00079988025">
            <text:p>8.00E-004</text:p>
          </table:table-cell>
          <table:table-cell table:style-name="ce1" office:value-type="float" office:value="0.0008032">
            <text:p>8.03E-004</text:p>
          </table:table-cell>
          <table:table-cell table:style-name="ce1" office:value-type="float" office:value="0.0008007615">
            <text:p>8.01E-004</text:p>
          </table:table-cell>
          <table:table-cell table:style-name="ce1" office:value-type="float" office:value="0.000806316">
            <text:p>8.06E-004</text:p>
          </table:table-cell>
          <table:table-cell table:style-name="ce1" office:value-type="float" office:value="0.00080671546">
            <text:p>8.07E-004</text:p>
          </table:table-cell>
          <table:table-cell table:style-name="ce1" office:value-type="float" office:value="0.00079806516">
            <text:p>7.98E-004</text:p>
          </table:table-cell>
          <table:table-cell table:style-name="ce1" office:value-type="float" office:value="0.0008024537">
            <text:p>8.02E-004</text:p>
          </table:table-cell>
          <table:table-cell office:value-type="float" office:value="0.0007924401">
            <text:p>7.92E-004</text:p>
          </table:table-cell>
          <table:table-cell table:style-name="ce1" office:value-type="float" office:value="0.00079665927">
            <text:p>7.97E-004</text:p>
          </table:table-cell>
          <table:table-cell table:style-name="ce1" office:value-type="float" office:value="0.00079407264">
            <text:p>7.94E-004</text:p>
          </table:table-cell>
          <table:table-cell table:style-name="ce1" office:value-type="float" office:value="0.00079462974">
            <text:p>7.95E-004</text:p>
          </table:table-cell>
          <table:table-cell table:style-name="ce1" office:value-type="float" office:value="0.0007892222">
            <text:p>7.89E-004</text:p>
          </table:table-cell>
          <table:table-cell table:style-name="ce1" office:value-type="float" office:value="0.00078699004">
            <text:p>7.87E-004</text:p>
          </table:table-cell>
          <table:table-cell table:style-name="ce1" office:value-type="float" office:value="0.00078932266">
            <text:p>7.89E-004</text:p>
          </table:table-cell>
          <table:table-cell table:style-name="ce1" office:value-type="float" office:value="0.00078225444">
            <text:p>7.82E-004</text:p>
          </table:table-cell>
          <table:table-cell office:value-type="float" office:value="0.00076123106">
            <text:p>7.61E-004</text:p>
          </table:table-cell>
          <table:table-cell office:value-type="float" office:value="0.0007596358">
            <text:p>7.60E-004</text:p>
          </table:table-cell>
          <table:table-cell office:value-type="float" office:value="0.000758795">
            <text:p>7.59E-004</text:p>
          </table:table-cell>
          <table:table-cell office:value-type="float" office:value="0.0007579455">
            <text:p>7.58E-004</text:p>
          </table:table-cell>
          <table:table-cell office:value-type="float" office:value="0.0007609377">
            <text:p>7.61E-004</text:p>
          </table:table-cell>
          <table:table-cell office:value-type="float" office:value="0.00075689785">
            <text:p>7.57E-004</text:p>
          </table:table-cell>
          <table:table-cell office:value-type="float" office:value="0.00075286813">
            <text:p>7.53E-004</text:p>
          </table:table-cell>
          <table:table-cell office:value-type="float" office:value="0.0007504718">
            <text:p>7.50E-004</text:p>
          </table:table-cell>
          <table:table-cell office:value-type="float" office:value="0.00075018994">
            <text:p>7.50E-004</text:p>
          </table:table-cell>
          <table:table-cell office:value-type="float" office:value="0.00075118744">
            <text:p>7.51E-004</text:p>
          </table:table-cell>
          <table:table-cell office:value-type="float" office:value="0.0007527146">
            <text:p>7.53E-004</text:p>
          </table:table-cell>
          <table:table-cell office:value-type="float" office:value="0.0007553665">
            <text:p>7.55E-004</text:p>
          </table:table-cell>
          <table:table-cell office:value-type="float" office:value="0.0007580416">
            <text:p>7.58E-004</text:p>
          </table:table-cell>
          <table:table-cell office:value-type="float" office:value="0.0007597355">
            <text:p>7.60E-004</text:p>
          </table:table-cell>
          <table:table-cell office:value-type="float" office:value="0.00076115597">
            <text:p>7.61E-004</text:p>
          </table:table-cell>
          <table:table-cell office:value-type="float" office:value="0.0007632437">
            <text:p>7.63E-004</text:p>
          </table:table-cell>
          <table:table-cell office:value-type="float" office:value="0.0007666727">
            <text:p>7.67E-004</text:p>
          </table:table-cell>
          <table:table-cell office:value-type="float" office:value="0.0007686296">
            <text:p>7.69E-004</text:p>
          </table:table-cell>
          <table:table-cell office:value-type="float" office:value="0.00077033695">
            <text:p>7.70E-004</text:p>
          </table:table-cell>
          <table:table-cell office:value-type="float" office:value="0.00077201694">
            <text:p>7.72E-004</text:p>
          </table:table-cell>
          <table:table-cell office:value-type="float" office:value="0.0007752092">
            <text:p>7.75E-004</text:p>
          </table:table-cell>
          <table:table-cell office:value-type="float" office:value="0.00077688805">
            <text:p>7.77E-004</text:p>
          </table:table-cell>
          <table:table-cell office:value-type="float" office:value="0.0007792456">
            <text:p>7.79E-004</text:p>
          </table:table-cell>
          <table:table-cell office:value-type="float" office:value="0.0007814001">
            <text:p>7.81E-004</text:p>
          </table:table-cell>
          <table:table-cell office:value-type="float" office:value="0.00078341766">
            <text:p>7.83E-004</text:p>
          </table:table-cell>
          <table:table-cell office:value-type="float" office:value="0.00078637333">
            <text:p>7.86E-004</text:p>
          </table:table-cell>
          <table:table-cell office:value-type="float" office:value="0.000788625">
            <text:p>7.89E-004</text:p>
          </table:table-cell>
          <table:table-cell office:value-type="float" office:value="0.0007907197">
            <text:p>7.91E-004</text:p>
          </table:table-cell>
          <table:table-cell office:value-type="float" office:value="0.00079280714">
            <text:p>7.93E-004</text:p>
          </table:table-cell>
          <table:table-cell office:value-type="float" office:value="0.0007971105">
            <text:p>7.97E-004</text:p>
          </table:table-cell>
          <table:table-cell office:value-type="float" office:value="0.000798778">
            <text:p>7.99E-004</text:p>
          </table:table-cell>
          <table:table-cell office:value-type="float" office:value="0.00080081634">
            <text:p>8.01E-004</text:p>
          </table:table-cell>
          <table:table-cell office:value-type="float" office:value="0.00080358615">
            <text:p>8.04E-004</text:p>
          </table:table-cell>
          <table:table-cell office:value-type="float" office:value="0.000807416">
            <text:p>8.07E-004</text:p>
          </table:table-cell>
          <table:table-cell office:value-type="float" office:value="0.0008103246">
            <text:p>8.10E-004</text:p>
          </table:table-cell>
          <table:table-cell office:value-type="float" office:value="0.00081217283">
            <text:p>8.12E-004</text:p>
          </table:table-cell>
          <table:table-cell office:value-type="float" office:value="0.0008143376">
            <text:p>8.14E-004</text:p>
          </table:table-cell>
          <table:table-cell office:value-type="float" office:value="0.00081680797">
            <text:p>8.17E-004</text:p>
          </table:table-cell>
          <table:table-cell office:value-type="float" office:value="0.00082114333">
            <text:p>8.21E-004</text:p>
          </table:table-cell>
          <table:table-cell office:value-type="float" office:value="0.00082347466">
            <text:p>8.23E-004</text:p>
          </table:table-cell>
          <table:table-cell office:value-type="float" office:value="0.0008256814">
            <text:p>8.26E-004</text:p>
          </table:table-cell>
          <table:table-cell office:value-type="float" office:value="0.0008271277">
            <text:p>8.27E-004</text:p>
          </table:table-cell>
          <table:table-cell office:value-type="float" office:value="0.00083159975">
            <text:p>8.32E-004</text:p>
          </table:table-cell>
          <table:table-cell office:value-type="float" office:value="0.00083444256">
            <text:p>8.34E-004</text:p>
          </table:table-cell>
          <table:table-cell office:value-type="float" office:value="0.0008367008">
            <text:p>8.37E-004</text:p>
          </table:table-cell>
          <table:table-cell office:value-type="float" office:value="0.0008385158">
            <text:p>8.39E-004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AVERAGE([.B2:.B39])" office:value-type="float" office:value="0.0485591919078947">
            <text:p>0.0485591919</text:p>
          </table:table-cell>
          <table:table-cell table:formula="of:=AVERAGE([.C2:.C39])" office:value-type="float" office:value="0.0778589518947368">
            <text:p>0.0778589519</text:p>
          </table:table-cell>
          <table:table-cell table:formula="of:=AVERAGE([.D2:.D39])" office:value-type="float" office:value="0.0613438822631579">
            <text:p>0.0613438823</text:p>
          </table:table-cell>
          <table:table-cell table:formula="of:=AVERAGE([.E2:.E39])" office:value-type="float" office:value="0.0441332278157895">
            <text:p>0.0441332278</text:p>
          </table:table-cell>
          <table:table-cell table:formula="of:=AVERAGE([.F2:.F39])" office:value-type="float" office:value="0.0414795989210526">
            <text:p>0.0414795989</text:p>
          </table:table-cell>
          <table:table-cell table:formula="of:=AVERAGE([.G2:.G39])" office:value-type="float" office:value="0.0410896290263158">
            <text:p>0.041089629</text:p>
          </table:table-cell>
          <table:table-cell table:formula="of:=AVERAGE([.H2:.H39])" office:value-type="float" office:value="0.0391476984342105">
            <text:p>0.0391476984</text:p>
          </table:table-cell>
          <table:table-cell table:formula="of:=AVERAGE([.I2:.I39])" office:value-type="float" office:value="0.0349065339105263">
            <text:p>0.0349065339</text:p>
          </table:table-cell>
          <table:table-cell table:formula="of:=AVERAGE([.J2:.J39])" office:value-type="float" office:value="0.0255971909210526">
            <text:p>0.0255971909</text:p>
          </table:table-cell>
          <table:table-cell table:formula="of:=AVERAGE([.K2:.K39])" office:value-type="float" office:value="0.0222751288157895">
            <text:p>0.0222751288</text:p>
          </table:table-cell>
          <table:table-cell table:formula="of:=AVERAGE([.L2:.L39])" office:value-type="float" office:value="0.0205530511526316">
            <text:p>0.0205530512</text:p>
          </table:table-cell>
          <table:table-cell table:formula="of:=AVERAGE([.M2:.M39])" office:value-type="float" office:value="0.0198448992526316">
            <text:p>0.0198448993</text:p>
          </table:table-cell>
          <table:table-cell table:formula="of:=AVERAGE([.N2:.N39])" office:value-type="float" office:value="0.0170364116">
            <text:p>0.0170364116</text:p>
          </table:table-cell>
          <table:table-cell table:formula="of:=AVERAGE([.O2:.O39])" office:value-type="float" office:value="0.0188404917368421">
            <text:p>0.0188404917</text:p>
          </table:table-cell>
          <table:table-cell table:formula="of:=AVERAGE([.P2:.P39])" office:value-type="float" office:value="0.0143387493894737">
            <text:p>0.0143387494</text:p>
          </table:table-cell>
          <table:table-cell table:formula="of:=AVERAGE([.Q2:.Q39])" office:value-type="float" office:value="0.0175987785789474">
            <text:p>0.0175987786</text:p>
          </table:table-cell>
          <table:table-cell table:formula="of:=AVERAGE([.R2:.R39])" office:value-type="float" office:value="0.014216336431579">
            <text:p>0.0142163364</text:p>
          </table:table-cell>
          <table:table-cell table:formula="of:=AVERAGE([.S2:.S39])" office:value-type="float" office:value="0.0153413483578947">
            <text:p>0.0153413484</text:p>
          </table:table-cell>
          <table:table-cell table:formula="of:=AVERAGE([.T2:.T39])" office:value-type="float" office:value="0.0143646895789474">
            <text:p>0.0143646896</text:p>
          </table:table-cell>
          <table:table-cell table:formula="of:=AVERAGE([.U2:.U39])" office:value-type="float" office:value="0.0123619789078947">
            <text:p>0.0123619789</text:p>
          </table:table-cell>
          <table:table-cell table:formula="of:=AVERAGE([.V2:.V39])" office:value-type="float" office:value="0.0149204094947368">
            <text:p>0.0149204095</text:p>
          </table:table-cell>
          <table:table-cell table:formula="of:=AVERAGE([.W2:.W39])" office:value-type="float" office:value="0.01203644025">
            <text:p>0.0120364403</text:p>
          </table:table-cell>
          <table:table-cell table:formula="of:=AVERAGE([.X2:.X39])" office:value-type="float" office:value="0.0139588282421053">
            <text:p>0.0139588282</text:p>
          </table:table-cell>
          <table:table-cell table:formula="of:=AVERAGE([.Y2:.Y39])" office:value-type="float" office:value="0.0135629659157895">
            <text:p>0.0135629659</text:p>
          </table:table-cell>
          <table:table-cell table:formula="of:=AVERAGE([.Z2:.Z39])" office:value-type="float" office:value="0.0116245392131579">
            <text:p>0.0116245392</text:p>
          </table:table-cell>
          <table:table-cell table:formula="of:=AVERAGE([.AA2:.AA39])" office:value-type="float" office:value="0.0119197752947368">
            <text:p>0.0119197753</text:p>
          </table:table-cell>
          <table:table-cell table:formula="of:=AVERAGE([.AB2:.AB39])" office:value-type="float" office:value="0.0122537267605263">
            <text:p>0.0122537268</text:p>
          </table:table-cell>
          <table:table-cell table:formula="of:=AVERAGE([.AC2:.AC39])" office:value-type="float" office:value="0.0133921054052632">
            <text:p>0.0133921054</text:p>
          </table:table-cell>
          <table:table-cell table:formula="of:=AVERAGE([.AD2:.AD39])" office:value-type="float" office:value="0.0111794021184211">
            <text:p>0.0111794021</text:p>
          </table:table-cell>
          <table:table-cell table:formula="of:=AVERAGE([.AE2:.AE39])" office:value-type="float" office:value="0.0110663809184211">
            <text:p>0.0110663809</text:p>
          </table:table-cell>
          <table:table-cell table:formula="of:=AVERAGE([.AF2:.AF39])" office:value-type="float" office:value="0.0136537583657895">
            <text:p>0.0136537584</text:p>
          </table:table-cell>
          <table:table-cell table:formula="of:=AVERAGE([.AG2:.AG39])" office:value-type="float" office:value="0.0109442195947368">
            <text:p>0.0109442196</text:p>
          </table:table-cell>
          <table:table-cell table:formula="of:=AVERAGE([.AH2:.AH39])" office:value-type="float" office:value="0.00964363999210526">
            <text:p>0.00964364</text:p>
          </table:table-cell>
          <table:table-cell table:formula="of:=AVERAGE([.AI2:.AI39])" office:value-type="float" office:value="0.00950932022447369">
            <text:p>0.0095093202</text:p>
          </table:table-cell>
          <table:table-cell table:formula="of:=AVERAGE([.AJ2:.AJ39])" office:value-type="float" office:value="0.0106431867539474">
            <text:p>0.0106431868</text:p>
          </table:table-cell>
          <table:table-cell table:formula="of:=AVERAGE([.AK2:.AK39])" office:value-type="float" office:value="0.00914438540263158">
            <text:p>0.0091443854</text:p>
          </table:table-cell>
          <table:table-cell table:formula="of:=AVERAGE([.AL2:.AL39])" office:value-type="float" office:value="0.0100756085036842">
            <text:p>0.0100756085</text:p>
          </table:table-cell>
          <table:table-cell table:formula="of:=AVERAGE([.AM2:.AM39])" office:value-type="float" office:value="0.0100756526305263">
            <text:p>0.0100756526</text:p>
          </table:table-cell>
          <table:table-cell table:formula="of:=AVERAGE([.AN2:.AN39])" office:value-type="float" office:value="0.0108127385789474">
            <text:p>0.0108127386</text:p>
          </table:table-cell>
          <table:table-cell table:formula="of:=AVERAGE([.AO2:.AO39])" office:value-type="float" office:value="0.00968745917789474">
            <text:p>0.0096874592</text:p>
          </table:table-cell>
          <table:table-cell table:formula="of:=AVERAGE([.AP2:.AP39])" office:value-type="float" office:value="0.0108835630052632">
            <text:p>0.010883563</text:p>
          </table:table-cell>
          <table:table-cell table:formula="of:=AVERAGE([.AQ2:.AQ39])" office:value-type="float" office:value="0.0108178609605263">
            <text:p>0.010817861</text:p>
          </table:table-cell>
          <table:table-cell table:formula="of:=AVERAGE([.AR2:.AR39])" office:value-type="float" office:value="0.00996716495263158">
            <text:p>0.009967165</text:p>
          </table:table-cell>
          <table:table-cell table:formula="of:=AVERAGE([.AS2:.AS39])" office:value-type="float" office:value="0.00965811664736842">
            <text:p>0.0096581166</text:p>
          </table:table-cell>
          <table:table-cell table:formula="of:=AVERAGE([.AT2:.AT39])" office:value-type="float" office:value="0.00890879173157895">
            <text:p>0.0089087917</text:p>
          </table:table-cell>
          <table:table-cell table:formula="of:=AVERAGE([.AU2:.AU39])" office:value-type="float" office:value="0.00975627205526316">
            <text:p>0.0097562721</text:p>
          </table:table-cell>
          <table:table-cell table:formula="of:=AVERAGE([.AV2:.AV39])" office:value-type="float" office:value="0.00889574592105263">
            <text:p>0.0088957459</text:p>
          </table:table-cell>
          <table:table-cell table:formula="of:=AVERAGE([.AW2:.AW39])" office:value-type="float" office:value="0.00790693751842105">
            <text:p>0.0079069375</text:p>
          </table:table-cell>
          <table:table-cell table:formula="of:=AVERAGE([.AX2:.AX39])" office:value-type="float" office:value="0.0078564617131579">
            <text:p>0.0078564617</text:p>
          </table:table-cell>
          <table:table-cell table:formula="of:=AVERAGE([.AY2:.AY39])" office:value-type="float" office:value="0.00761198081315789">
            <text:p>0.0076119808</text:p>
          </table:table-cell>
          <table:table-cell table:formula="of:=AVERAGE([.AZ2:.AZ39])" office:value-type="float" office:value="0.00798167868421053">
            <text:p>0.0079816787</text:p>
          </table:table-cell>
          <table:table-cell table:formula="of:=AVERAGE([.BA2:.BA39])" office:value-type="float" office:value="0.00779834040526316">
            <text:p>0.0077983404</text:p>
          </table:table-cell>
          <table:table-cell table:formula="of:=AVERAGE([.BB2:.BB39])" office:value-type="float" office:value="0.00732409939473684">
            <text:p>0.0073240994</text:p>
          </table:table-cell>
          <table:table-cell table:formula="of:=AVERAGE([.BC2:.BC39])" office:value-type="float" office:value="0.00692819344210526">
            <text:p>0.0069281934</text:p>
          </table:table-cell>
          <table:table-cell table:formula="of:=AVERAGE([.BD2:.BD39])" office:value-type="float" office:value="0.00689334053552632">
            <text:p>0.0068933405</text:p>
          </table:table-cell>
          <table:table-cell table:formula="of:=AVERAGE([.BE2:.BE39])" office:value-type="float" office:value="0.0064548950518421">
            <text:p>0.0064548951</text:p>
          </table:table-cell>
          <table:table-cell table:formula="of:=AVERAGE([.BF2:.BF39])" office:value-type="float" office:value="0.00687312564526316">
            <text:p>0.0068731256</text:p>
          </table:table-cell>
          <table:table-cell table:formula="of:=AVERAGE([.BG2:.BG39])" office:value-type="float" office:value="0.00633991398947368">
            <text:p>0.006339914</text:p>
          </table:table-cell>
          <table:table-cell table:formula="of:=AVERAGE([.BH2:.BH39])" office:value-type="float" office:value="0.0061512693631579">
            <text:p>0.0061512694</text:p>
          </table:table-cell>
          <table:table-cell table:formula="of:=AVERAGE([.BI2:.BI39])" office:value-type="float" office:value="0.00620585239473684">
            <text:p>0.0062058524</text:p>
          </table:table-cell>
          <table:table-cell table:formula="of:=AVERAGE([.BJ2:.BJ39])" office:value-type="float" office:value="0.006311450135">
            <text:p>0.0063114501</text:p>
          </table:table-cell>
          <table:table-cell table:formula="of:=AVERAGE([.BK2:.BK39])" office:value-type="float" office:value="0.00637062543947368">
            <text:p>0.0063706254</text:p>
          </table:table-cell>
          <table:table-cell table:formula="of:=AVERAGE([.BL2:.BL39])" office:value-type="float" office:value="0.00635934762447369">
            <text:p>0.0063593476</text:p>
          </table:table-cell>
          <table:table-cell table:formula="of:=AVERAGE([.BM2:.BM39])" office:value-type="float" office:value="0.00633937460157895">
            <text:p>0.0063393746</text:p>
          </table:table-cell>
          <table:table-cell table:formula="of:=AVERAGE([.BN2:.BN39])" office:value-type="float" office:value="0.00658510698157895">
            <text:p>0.006585107</text:p>
          </table:table-cell>
          <table:table-cell table:formula="of:=AVERAGE([.BO2:.BO39])" office:value-type="float" office:value="0.00662063838578947">
            <text:p>0.0066206384</text:p>
          </table:table-cell>
          <table:table-cell table:formula="of:=AVERAGE([.BP2:.BP39])" office:value-type="float" office:value="0.00649569886473684">
            <text:p>0.0064956989</text:p>
          </table:table-cell>
          <table:table-cell table:formula="of:=AVERAGE([.BQ2:.BQ39])" office:value-type="float" office:value="0.00622008219736842">
            <text:p>0.0062200822</text:p>
          </table:table-cell>
          <table:table-cell table:formula="of:=AVERAGE([.BR2:.BR39])" office:value-type="float" office:value="0.00677918284210526">
            <text:p>0.0067791828</text:p>
          </table:table-cell>
          <table:table-cell table:formula="of:=AVERAGE([.BS2:.BS39])" office:value-type="float" office:value="0.00682608608684211">
            <text:p>0.0068260861</text:p>
          </table:table-cell>
          <table:table-cell table:formula="of:=AVERAGE([.BT2:.BT39])" office:value-type="float" office:value="0.00620815361473684">
            <text:p>0.0062081536</text:p>
          </table:table-cell>
          <table:table-cell table:formula="of:=AVERAGE([.BU2:.BU39])" office:value-type="float" office:value="0.00633194891710526">
            <text:p>0.0063319489</text:p>
          </table:table-cell>
          <table:table-cell table:formula="of:=AVERAGE([.BV2:.BV39])" office:value-type="float" office:value="0.00635946922">
            <text:p>0.0063594692</text:p>
          </table:table-cell>
          <table:table-cell table:formula="of:=AVERAGE([.BW2:.BW39])" office:value-type="float" office:value="0.00656769576842105">
            <text:p>0.0065676958</text:p>
          </table:table-cell>
          <table:table-cell table:formula="of:=AVERAGE([.BX2:.BX39])" office:value-type="float" office:value="0.00642226268605263">
            <text:p>0.0064222627</text:p>
          </table:table-cell>
          <table:table-cell table:formula="of:=AVERAGE([.BY2:.BY39])" office:value-type="float" office:value="0.00629563385078948">
            <text:p>0.0062956339</text:p>
          </table:table-cell>
          <table:table-cell table:formula="of:=AVERAGE([.BZ2:.BZ39])" office:value-type="float" office:value="0.00656256577710526">
            <text:p>0.0065625658</text:p>
          </table:table-cell>
          <table:table-cell table:formula="of:=AVERAGE([.CA2:.CA39])" office:value-type="float" office:value="0.00634917725263158">
            <text:p>0.0063491773</text:p>
          </table:table-cell>
          <table:table-cell table:formula="of:=AVERAGE([.CB2:.CB39])" office:value-type="float" office:value="0.00639187157842105">
            <text:p>0.0063918716</text:p>
          </table:table-cell>
          <table:table-cell table:formula="of:=AVERAGE([.CC2:.CC39])" office:value-type="float" office:value="0.00653054281578948">
            <text:p>0.0065305428</text:p>
          </table:table-cell>
          <table:table-cell table:formula="of:=AVERAGE([.CD2:.CD39])" office:value-type="float" office:value="0.00622473786210526">
            <text:p>0.0062247379</text:p>
          </table:table-cell>
          <table:table-cell table:formula="of:=AVERAGE([.CE2:.CE39])" office:value-type="float" office:value="0.00620719891842105">
            <text:p>0.0062071989</text:p>
          </table:table-cell>
          <table:table-cell table:formula="of:=AVERAGE([.CF2:.CF39])" office:value-type="float" office:value="0.00604451622105263">
            <text:p>0.0060445162</text:p>
          </table:table-cell>
          <table:table-cell table:formula="of:=AVERAGE([.CG2:.CG39])" office:value-type="float" office:value="0.00597238022026316">
            <text:p>0.0059723802</text:p>
          </table:table-cell>
          <table:table-cell table:formula="of:=AVERAGE([.CH2:.CH39])" office:value-type="float" office:value="0.00593172926157895">
            <text:p>0.0059317293</text:p>
          </table:table-cell>
          <table:table-cell table:formula="of:=AVERAGE([.CI2:.CI39])" office:value-type="float" office:value="0.00589143980605263">
            <text:p>0.0058914398</text:p>
          </table:table-cell>
          <table:table-cell table:formula="of:=AVERAGE([.CJ2:.CJ39])" office:value-type="float" office:value="0.00582948226631579">
            <text:p>0.0058294823</text:p>
          </table:table-cell>
          <table:table-cell table:formula="of:=AVERAGE([.CK2:.CK39])" office:value-type="float" office:value="0.00596066776868421">
            <text:p>0.0059606678</text:p>
          </table:table-cell>
          <table:table-cell table:formula="of:=AVERAGE([.CL2:.CL39])" office:value-type="float" office:value="0.00589128726605263">
            <text:p>0.0058912873</text:p>
          </table:table-cell>
          <table:table-cell table:formula="of:=AVERAGE([.CM2:.CM39])" office:value-type="float" office:value="0.00566314598342105">
            <text:p>0.005663146</text:p>
          </table:table-cell>
          <table:table-cell table:formula="of:=AVERAGE([.CN2:.CN39])" office:value-type="float" office:value="0.00547331495078947">
            <text:p>0.005473315</text:p>
          </table:table-cell>
          <table:table-cell table:formula="of:=AVERAGE([.CO2:.CO39])" office:value-type="float" office:value="0.00569995430394737">
            <text:p>0.0056999543</text:p>
          </table:table-cell>
          <table:table-cell table:formula="of:=AVERAGE([.CP2:.CP39])" office:value-type="float" office:value="0.00571502743578948">
            <text:p>0.0057150274</text:p>
          </table:table-cell>
          <table:table-cell table:formula="of:=AVERAGE([.CQ2:.CQ39])" office:value-type="float" office:value="0.00581752272263158">
            <text:p>0.0058175227</text:p>
          </table:table-cell>
          <table:table-cell table:formula="of:=AVERAGE([.CR2:.CR39])" office:value-type="float" office:value="0.0055897157181579">
            <text:p>0.0055897157</text:p>
          </table:table-cell>
          <table:table-cell table:formula="of:=AVERAGE([.CS2:.CS39])" office:value-type="float" office:value="0.00536503470710526">
            <text:p>0.0053650347</text:p>
          </table:table-cell>
          <table:table-cell table:formula="of:=AVERAGE([.CT2:.CT39])" office:value-type="float" office:value="0.00536817460184211">
            <text:p>0.0053681746</text:p>
          </table:table-cell>
          <table:table-cell table:formula="of:=AVERAGE([.CU2:.CU39])" office:value-type="float" office:value="0.0053839471381579">
            <text:p>0.0053839471</text:p>
          </table:table-cell>
          <table:table-cell table:formula="of:=AVERAGE([.CV2:.CV39])" office:value-type="float" office:value="0.00543090490842105">
            <text:p>0.0054309049</text:p>
          </table:table-cell>
          <table:table-cell table:formula="of:=AVERAGE([.CW2:.CW39])" office:value-type="float" office:value="0.00527840001631579">
            <text:p>0.0052784</text:p>
          </table:table-cell>
          <table:table-cell table:formula="of:=AVERAGE([.CX2:.CX39])" office:value-type="float" office:value="0.00536362390131579">
            <text:p>0.0053636239</text:p>
          </table:table-cell>
          <table:table-cell table:formula="of:=AVERAGE([.CY2:.CY39])" office:value-type="float" office:value="0.00510349322026316">
            <text:p>0.0051034932</text:p>
          </table:table-cell>
          <table:table-cell table:formula="of:=AVERAGE([.CZ2:.CZ39])" office:value-type="float" office:value="0.00491373537605263">
            <text:p>0.0049137354</text:p>
          </table:table-cell>
          <table:table-cell table:formula="of:=AVERAGE([.DA2:.DA39])" office:value-type="float" office:value="0.00477085473868421">
            <text:p>0.0047708547</text:p>
          </table:table-cell>
          <table:table-cell table:formula="of:=AVERAGE([.DB2:.DB39])" office:value-type="float" office:value="0.004843837195">
            <text:p>0.0048438372</text:p>
          </table:table-cell>
          <table:table-cell table:formula="of:=AVERAGE([.DC2:.DC39])" office:value-type="float" office:value="0.00482712066789474">
            <text:p>0.0048271207</text:p>
          </table:table-cell>
          <table:table-cell table:formula="of:=AVERAGE([.DD2:.DD39])" office:value-type="float" office:value="0.0046305083981579">
            <text:p>0.0046305084</text:p>
          </table:table-cell>
          <table:table-cell table:formula="of:=AVERAGE([.DE2:.DE39])" office:value-type="float" office:value="0.00471385062578947">
            <text:p>0.0047138506</text:p>
          </table:table-cell>
          <table:table-cell table:formula="of:=AVERAGE([.DF2:.DF39])" office:value-type="float" office:value="0.00497258161394737">
            <text:p>0.0049725816</text:p>
          </table:table-cell>
          <table:table-cell table:formula="of:=AVERAGE([.DG2:.DG39])" office:value-type="float" office:value="0.00499822532210526">
            <text:p>0.0049982253</text:p>
          </table:table-cell>
          <table:table-cell table:formula="of:=AVERAGE([.DH2:.DH39])" office:value-type="float" office:value="0.00483626678894737">
            <text:p>0.0048362668</text:p>
          </table:table-cell>
          <table:table-cell table:formula="of:=AVERAGE([.DI2:.DI39])" office:value-type="float" office:value="0.00470770837315789">
            <text:p>0.0047077084</text:p>
          </table:table-cell>
          <table:table-cell table:formula="of:=AVERAGE([.DJ2:.DJ39])" office:value-type="float" office:value="0.00491132127973684">
            <text:p>0.0049113213</text:p>
          </table:table-cell>
          <table:table-cell table:formula="of:=AVERAGE([.DK2:.DK39])" office:value-type="float" office:value="0.00495504540921053">
            <text:p>0.0049550454</text:p>
          </table:table-cell>
          <table:table-cell table:formula="of:=AVERAGE([.DL2:.DL39])" office:value-type="float" office:value="0.0048086052831579">
            <text:p>0.0048086053</text:p>
          </table:table-cell>
          <table:table-cell table:formula="of:=AVERAGE([.DM2:.DM39])" office:value-type="float" office:value="0.00483539811052632">
            <text:p>0.0048353981</text:p>
          </table:table-cell>
          <table:table-cell table:formula="of:=AVERAGE([.DN2:.DN39])" office:value-type="float" office:value="0.004458255365">
            <text:p>0.0044582554</text:p>
          </table:table-cell>
          <table:table-cell table:formula="of:=AVERAGE([.DO2:.DO39])" office:value-type="float" office:value="0.00444681597368421">
            <text:p>0.004446816</text:p>
          </table:table-cell>
          <table:table-cell table:formula="of:=AVERAGE([.DP2:.DP39])" office:value-type="float" office:value="0.00447074107605263">
            <text:p>0.0044707411</text:p>
          </table:table-cell>
          <table:table-cell table:formula="of:=AVERAGE([.DQ2:.DQ39])" office:value-type="float" office:value="0.00435585758421053">
            <text:p>0.0043558576</text:p>
          </table:table-cell>
          <table:table-cell table:formula="of:=AVERAGE([.DR2:.DR39])" office:value-type="float" office:value="0.00439021907473684">
            <text:p>0.0043902191</text:p>
          </table:table-cell>
          <table:table-cell table:formula="of:=AVERAGE([.DS2:.DS39])" office:value-type="float" office:value="0.0043944590281579">
            <text:p>0.004394459</text:p>
          </table:table-cell>
          <table:table-cell table:formula="of:=AVERAGE([.DT2:.DT39])" office:value-type="float" office:value="0.00429999043710526">
            <text:p>0.0042999904</text:p>
          </table:table-cell>
          <table:table-cell table:formula="of:=AVERAGE([.DU2:.DU39])" office:value-type="float" office:value="0.0042667780631579">
            <text:p>0.0042667781</text:p>
          </table:table-cell>
          <table:table-cell table:formula="of:=AVERAGE([.DV2:.DV39])" office:value-type="float" office:value="0.00407706270631579">
            <text:p>0.0040770627</text:p>
          </table:table-cell>
          <table:table-cell table:formula="of:=AVERAGE([.DW2:.DW39])" office:value-type="float" office:value="0.00408034023105263">
            <text:p>0.0040803402</text:p>
          </table:table-cell>
          <table:table-cell table:formula="of:=AVERAGE([.DX2:.DX39])" office:value-type="float" office:value="0.00424163062131579">
            <text:p>0.0042416306</text:p>
          </table:table-cell>
          <table:table-cell table:formula="of:=AVERAGE([.DY2:.DY39])" office:value-type="float" office:value="0.00426084717684211">
            <text:p>0.0042608472</text:p>
          </table:table-cell>
          <table:table-cell table:formula="of:=AVERAGE([.DZ2:.DZ39])" office:value-type="float" office:value="0.00390804385263158">
            <text:p>0.0039080439</text:p>
          </table:table-cell>
          <table:table-cell table:formula="of:=AVERAGE([.EA2:.EA39])" office:value-type="float" office:value="0.00375985049473684">
            <text:p>0.0037598505</text:p>
          </table:table-cell>
          <table:table-cell table:formula="of:=AVERAGE([.EB2:.EB39])" office:value-type="float" office:value="0.00381692030789474">
            <text:p>0.0038169203</text:p>
          </table:table-cell>
          <table:table-cell table:formula="of:=AVERAGE([.EC2:.EC39])" office:value-type="float" office:value="0.00390229411447368">
            <text:p>0.0039022941</text:p>
          </table:table-cell>
          <table:table-cell table:formula="of:=AVERAGE([.ED2:.ED39])" office:value-type="float" office:value="0.0037963240731579">
            <text:p>0.0037963241</text:p>
          </table:table-cell>
          <table:table-cell table:formula="of:=AVERAGE([.EE2:.EE39])" office:value-type="float" office:value="0.00370499431">
            <text:p>0.0037049943</text:p>
          </table:table-cell>
          <table:table-cell table:formula="of:=AVERAGE([.EF2:.EF39])" office:value-type="float" office:value="0.00361103685315789">
            <text:p>0.0036110369</text:p>
          </table:table-cell>
          <table:table-cell table:formula="of:=AVERAGE([.EG2:.EG39])" office:value-type="float" office:value="0.00357428876763158">
            <text:p>0.0035742888</text:p>
          </table:table-cell>
          <table:table-cell table:formula="of:=AVERAGE([.EH2:.EH39])" office:value-type="float" office:value="0.00373387173842105">
            <text:p>0.0037338717</text:p>
          </table:table-cell>
          <table:table-cell table:formula="of:=AVERAGE([.EI2:.EI39])" office:value-type="float" office:value="0.00374017047973684">
            <text:p>0.0037401705</text:p>
          </table:table-cell>
          <table:table-cell table:formula="of:=AVERAGE([.EJ2:.EJ39])" office:value-type="float" office:value="0.00346604158947368">
            <text:p>0.0034660416</text:p>
          </table:table-cell>
          <table:table-cell table:formula="of:=AVERAGE([.EK2:.EK39])" office:value-type="float" office:value="0.00344604699131579">
            <text:p>0.003446047</text:p>
          </table:table-cell>
          <table:table-cell table:formula="of:=AVERAGE([.EL2:.EL39])" office:value-type="float" office:value="0.00348331023736842">
            <text:p>0.0034833102</text:p>
          </table:table-cell>
          <table:table-cell table:formula="of:=AVERAGE([.EM2:.EM39])" office:value-type="float" office:value="0.00343898730973684">
            <text:p>0.0034389873</text:p>
          </table:table-cell>
          <table:table-cell table:formula="of:=AVERAGE([.EN2:.EN39])" office:value-type="float" office:value="0.00338462124263158">
            <text:p>0.0033846212</text:p>
          </table:table-cell>
          <table:table-cell table:formula="of:=AVERAGE([.EO2:.EO39])" office:value-type="float" office:value="0.00323184459578947">
            <text:p>0.0032318446</text:p>
          </table:table-cell>
          <table:table-cell table:formula="of:=AVERAGE([.EP2:.EP39])" office:value-type="float" office:value="0.00317386923973684">
            <text:p>0.0031738692</text:p>
          </table:table-cell>
          <table:table-cell table:formula="of:=AVERAGE([.EQ2:.EQ39])" office:value-type="float" office:value="0.00328544855052632">
            <text:p>0.0032854486</text:p>
          </table:table-cell>
          <table:table-cell table:formula="of:=AVERAGE([.ER2:.ER39])" office:value-type="float" office:value="0.00328593720289474">
            <text:p>0.0032859372</text:p>
          </table:table-cell>
          <table:table-cell table:formula="of:=AVERAGE([.ES2:.ES39])" office:value-type="float" office:value="0.00322394910157895">
            <text:p>0.0032239491</text:p>
          </table:table-cell>
          <table:table-cell table:formula="of:=AVERAGE([.ET2:.ET39])" office:value-type="float" office:value="0.00297796427736842">
            <text:p>0.0029779643</text:p>
          </table:table-cell>
          <table:table-cell table:formula="of:=AVERAGE([.EU2:.EU39])" office:value-type="float" office:value="0.00299759855947368">
            <text:p>0.0029975986</text:p>
          </table:table-cell>
          <table:table-cell table:formula="of:=AVERAGE([.EV2:.EV39])" office:value-type="float" office:value="0.00294727114657895">
            <text:p>0.0029472711</text:p>
          </table:table-cell>
          <table:table-cell table:formula="of:=AVERAGE([.EW2:.EW39])" office:value-type="float" office:value="0.00294527217789474">
            <text:p>0.0029452722</text:p>
          </table:table-cell>
          <table:table-cell table:formula="of:=AVERAGE([.EX2:.EX39])" office:value-type="float" office:value="0.00295741490078947">
            <text:p>0.0029574149</text:p>
          </table:table-cell>
          <table:table-cell table:formula="of:=AVERAGE([.EY2:.EY39])" office:value-type="float" office:value="0.0029706944018421">
            <text:p>0.0029706944</text:p>
          </table:table-cell>
          <table:table-cell table:formula="of:=AVERAGE([.EZ2:.EZ39])" office:value-type="float" office:value="0.00294155423184211">
            <text:p>0.0029415542</text:p>
          </table:table-cell>
          <table:table-cell table:formula="of:=AVERAGE([.FA2:.FA39])" office:value-type="float" office:value="0.00290862375078947">
            <text:p>0.0029086238</text:p>
          </table:table-cell>
          <table:table-cell table:formula="of:=AVERAGE([.FB2:.FB39])" office:value-type="float" office:value="0.00308864323868421">
            <text:p>0.0030886432</text:p>
          </table:table-cell>
          <table:table-cell table:formula="of:=AVERAGE([.FC2:.FC39])" office:value-type="float" office:value="0.00296405986552632">
            <text:p>0.0029640599</text:p>
          </table:table-cell>
          <table:table-cell table:formula="of:=AVERAGE([.FD2:.FD39])" office:value-type="float" office:value="0.00291317957947368">
            <text:p>0.0029131796</text:p>
          </table:table-cell>
          <table:table-cell table:formula="of:=AVERAGE([.FE2:.FE39])" office:value-type="float" office:value="0.00277573045342105">
            <text:p>0.0027757305</text:p>
          </table:table-cell>
          <table:table-cell table:formula="of:=AVERAGE([.FF2:.FF39])" office:value-type="float" office:value="0.00280733310921053">
            <text:p>0.0028073331</text:p>
          </table:table-cell>
          <table:table-cell table:formula="of:=AVERAGE([.FG2:.FG39])" office:value-type="float" office:value="0.00276266723736842">
            <text:p>0.0027626672</text:p>
          </table:table-cell>
          <table:table-cell table:formula="of:=AVERAGE([.FH2:.FH39])" office:value-type="float" office:value="0.0027315351">
            <text:p>0.0027315351</text:p>
          </table:table-cell>
          <table:table-cell table:formula="of:=AVERAGE([.FI2:.FI39])" office:value-type="float" office:value="0.00275249414026316">
            <text:p>0.0027524941</text:p>
          </table:table-cell>
          <table:table-cell table:formula="of:=AVERAGE([.FJ2:.FJ39])" office:value-type="float" office:value="0.00261079340842105">
            <text:p>0.0026107934</text:p>
          </table:table-cell>
          <table:table-cell table:formula="of:=AVERAGE([.FK2:.FK39])" office:value-type="float" office:value="0.002550909905">
            <text:p>0.0025509099</text:p>
          </table:table-cell>
          <table:table-cell table:formula="of:=AVERAGE([.FL2:.FL39])" office:value-type="float" office:value="0.00264713525526316">
            <text:p>0.0026471353</text:p>
          </table:table-cell>
          <table:table-cell table:formula="of:=AVERAGE([.FM2:.FM39])" office:value-type="float" office:value="0.0025772915268421">
            <text:p>0.0025772915</text:p>
          </table:table-cell>
          <table:table-cell table:formula="of:=AVERAGE([.FN2:.FN39])" office:value-type="float" office:value="0.00253530895394737">
            <text:p>0.002535309</text:p>
          </table:table-cell>
          <table:table-cell table:formula="of:=AVERAGE([.FO2:.FO39])" office:value-type="float" office:value="0.0025649748681579">
            <text:p>0.0025649749</text:p>
          </table:table-cell>
          <table:table-cell table:formula="of:=AVERAGE([.FP2:.FP39])" office:value-type="float" office:value="0.00240132183289474">
            <text:p>0.0024013218</text:p>
          </table:table-cell>
          <table:table-cell table:formula="of:=AVERAGE([.FQ2:.FQ39])" office:value-type="float" office:value="0.002433410435">
            <text:p>0.0024334104</text:p>
          </table:table-cell>
          <table:table-cell table:formula="of:=AVERAGE([.FR2:.FR39])" office:value-type="float" office:value="0.00242302441210526">
            <text:p>0.0024230244</text:p>
          </table:table-cell>
          <table:table-cell table:formula="of:=AVERAGE([.FS2:.FS39])" office:value-type="float" office:value="0.00243834776210526">
            <text:p>0.0024383478</text:p>
          </table:table-cell>
          <table:table-cell table:formula="of:=AVERAGE([.FT2:.FT39])" office:value-type="float" office:value="0.00235452704973684">
            <text:p>0.002354527</text:p>
          </table:table-cell>
          <table:table-cell table:formula="of:=AVERAGE([.FU2:.FU39])" office:value-type="float" office:value="0.00242471390552632">
            <text:p>0.0024247139</text:p>
          </table:table-cell>
          <table:table-cell table:formula="of:=AVERAGE([.FV2:.FV39])" office:value-type="float" office:value="0.00228515841578947">
            <text:p>0.0022851584</text:p>
          </table:table-cell>
          <table:table-cell table:formula="of:=AVERAGE([.FW2:.FW39])" office:value-type="float" office:value="0.00213883886026316">
            <text:p>0.0021388389</text:p>
          </table:table-cell>
          <table:table-cell table:formula="of:=AVERAGE([.FX2:.FX39])" office:value-type="float" office:value="0.00217495111973684">
            <text:p>0.0021749511</text:p>
          </table:table-cell>
          <table:table-cell table:formula="of:=AVERAGE([.FY2:.FY39])" office:value-type="float" office:value="0.00219719024052632">
            <text:p>0.0021971902</text:p>
          </table:table-cell>
          <table:table-cell table:formula="of:=AVERAGE([.FZ2:.FZ39])" office:value-type="float" office:value="0.00225329122473684">
            <text:p>0.0022532912</text:p>
          </table:table-cell>
          <table:table-cell table:formula="of:=AVERAGE([.GA2:.GA39])" office:value-type="float" office:value="0.00222044887105263">
            <text:p>0.0022204489</text:p>
          </table:table-cell>
          <table:table-cell table:formula="of:=AVERAGE([.GB2:.GB39])" office:value-type="float" office:value="0.00219636473289474">
            <text:p>0.0021963647</text:p>
          </table:table-cell>
          <table:table-cell table:formula="of:=AVERAGE([.GC2:.GC39])" office:value-type="float" office:value="0.00211732709289474">
            <text:p>0.0021173271</text:p>
          </table:table-cell>
          <table:table-cell table:formula="of:=AVERAGE([.GD2:.GD39])" office:value-type="float" office:value="0.00215229450342105">
            <text:p>0.0021522945</text:p>
          </table:table-cell>
          <table:table-cell table:formula="of:=AVERAGE([.GE2:.GE39])" office:value-type="float" office:value="0.00209001413842105">
            <text:p>0.0020900141</text:p>
          </table:table-cell>
          <table:table-cell table:formula="of:=AVERAGE([.GF2:.GF39])" office:value-type="float" office:value="0.00158616083289474">
            <text:p>1.59E-003</text:p>
          </table:table-cell>
          <table:table-cell table:formula="of:=AVERAGE([.GG2:.GG39])" office:value-type="float" office:value="0.00152379334447368">
            <text:p>1.52E-003</text:p>
          </table:table-cell>
          <table:table-cell table:formula="of:=AVERAGE([.GH2:.GH39])" office:value-type="float" office:value="0.00151877275921053">
            <text:p>1.52E-003</text:p>
          </table:table-cell>
          <table:table-cell table:formula="of:=AVERAGE([.GI2:.GI39])" office:value-type="float" office:value="0.00150470019631579">
            <text:p>1.50E-003</text:p>
          </table:table-cell>
          <table:table-cell table:formula="of:=AVERAGE([.GJ2:.GJ39])" office:value-type="float" office:value="0.001429991915">
            <text:p>1.43E-003</text:p>
          </table:table-cell>
          <table:table-cell table:formula="of:=AVERAGE([.GK2:.GK39])" office:value-type="float" office:value="0.00139086814947368">
            <text:p>1.39E-003</text:p>
          </table:table-cell>
          <table:table-cell table:formula="of:=AVERAGE([.GL2:.GL39])" office:value-type="float" office:value="0.00142184243526316">
            <text:p>1.42E-003</text:p>
          </table:table-cell>
          <table:table-cell table:formula="of:=AVERAGE([.GM2:.GM39])" office:value-type="float" office:value="0.00139697786184211">
            <text:p>1.40E-003</text:p>
          </table:table-cell>
          <table:table-cell table:formula="of:=AVERAGE([.GN2:.GN39])" office:value-type="float" office:value="0.00131980389736842">
            <text:p>1.32E-003</text:p>
          </table:table-cell>
          <table:table-cell table:formula="of:=AVERAGE([.GO2:.GO39])" office:value-type="float" office:value="0.00131460134">
            <text:p>1.31E-003</text:p>
          </table:table-cell>
          <table:table-cell table:formula="of:=AVERAGE([.GP2:.GP39])" office:value-type="float" office:value="0.00124437841342105">
            <text:p>1.24E-003</text:p>
          </table:table-cell>
          <table:table-cell table:formula="of:=AVERAGE([.GQ2:.GQ39])" office:value-type="float" office:value="0.00127159291947368">
            <text:p>1.27E-003</text:p>
          </table:table-cell>
          <table:table-cell table:formula="of:=AVERAGE([.GR2:.GR39])" office:value-type="float" office:value="0.00124774992368421">
            <text:p>1.25E-003</text:p>
          </table:table-cell>
          <table:table-cell table:formula="of:=AVERAGE([.GS2:.GS39])" office:value-type="float" office:value="0.00122755906394737">
            <text:p>1.23E-003</text:p>
          </table:table-cell>
          <table:table-cell table:formula="of:=AVERAGE([.GT2:.GT39])" office:value-type="float" office:value="0.00119768816973684">
            <text:p>1.20E-003</text:p>
          </table:table-cell>
          <table:table-cell table:style-name="Default" table:formula="of:=AVERAGE([.GU2:.GU39])" office:value-type="float" office:value="0.00116322240842105">
            <text:p>1.16E-003</text:p>
          </table:table-cell>
          <table:table-cell table:formula="of:=AVERAGE([.GV2:.GV39])" office:value-type="float" office:value="0.00113571963342105">
            <text:p>1.14E-003</text:p>
          </table:table-cell>
          <table:table-cell table:formula="of:=AVERAGE([.GW2:.GW39])" office:value-type="float" office:value="0.00115398988289474">
            <text:p>1.15E-003</text:p>
          </table:table-cell>
          <table:table-cell table:formula="of:=AVERAGE([.GX2:.GX39])" office:value-type="float" office:value="0.00119516637552632">
            <text:p>1.20E-003</text:p>
          </table:table-cell>
          <table:table-cell table:formula="of:=AVERAGE([.GY2:.GY39])" office:value-type="float" office:value="0.00115512571763158">
            <text:p>1.16E-003</text:p>
          </table:table-cell>
          <table:table-cell table:formula="of:=AVERAGE([.GZ2:.GZ39])" office:value-type="float" office:value="0.00111241746263158">
            <text:p>1.11E-003</text:p>
          </table:table-cell>
          <table:table-cell table:formula="of:=AVERAGE([.HA2:.HA39])" office:value-type="float" office:value="0.0010868843731579">
            <text:p>1.09E-003</text:p>
          </table:table-cell>
          <table:table-cell table:formula="of:=AVERAGE([.HB2:.HB39])" office:value-type="float" office:value="0.00103517015868421">
            <text:p>1.04E-003</text:p>
          </table:table-cell>
          <table:table-cell table:style-name="Default" table:formula="of:=AVERAGE([.HC2:.HC39])" office:value-type="float" office:value="0.000939169854473684">
            <text:p>9.39E-004</text:p>
          </table:table-cell>
          <table:table-cell table:style-name="Default" table:formula="of:=AVERAGE([.HD2:.HD39])" office:value-type="float" office:value="0.000909797638947368">
            <text:p>9.10E-004</text:p>
          </table:table-cell>
          <table:table-cell table:style-name="Default" table:formula="of:=AVERAGE([.HE2:.HE39])" office:value-type="float" office:value="0.000902517992368421">
            <text:p>9.03E-004</text:p>
          </table:table-cell>
          <table:table-cell table:style-name="Default" table:formula="of:=AVERAGE([.HF2:.HF39])" office:value-type="float" office:value="0.000930273614736842">
            <text:p>9.30E-004</text:p>
          </table:table-cell>
          <table:table-cell table:style-name="Default" table:formula="of:=AVERAGE([.HG2:.HG39])" office:value-type="float" office:value="0.00092091983131579">
            <text:p>9.21E-004</text:p>
          </table:table-cell>
          <table:table-cell table:style-name="Default" table:formula="of:=AVERAGE([.HH2:.HH39])" office:value-type="float" office:value="0.000863721574210526">
            <text:p>8.64E-004</text:p>
          </table:table-cell>
          <table:table-cell table:style-name="Default" table:formula="of:=AVERAGE([.HI2:.HI39])" office:value-type="float" office:value="0.000814296828947369">
            <text:p>8.14E-004</text:p>
          </table:table-cell>
          <table:table-cell table:style-name="Default" table:formula="of:=AVERAGE([.HJ2:.HJ39])" office:value-type="float" office:value="0.000720860917105263">
            <text:p>7.21E-004</text:p>
          </table:table-cell>
          <table:table-cell table:style-name="Default" table:formula="of:=AVERAGE([.HK2:.HK39])" office:value-type="float" office:value="0.000681804696315789">
            <text:p>6.82E-004</text:p>
          </table:table-cell>
          <table:table-cell table:style-name="Default" table:formula="of:=AVERAGE([.HL2:.HL39])" office:value-type="float" office:value="0.000690318847894737">
            <text:p>6.90E-004</text:p>
          </table:table-cell>
          <table:table-cell table:style-name="Default" table:formula="of:=AVERAGE([.HM2:.HM39])" office:value-type="float" office:value="0.000677379251052632">
            <text:p>6.77E-004</text:p>
          </table:table-cell>
          <table:table-cell table:style-name="Default" table:formula="of:=AVERAGE([.HN2:.HN39])" office:value-type="float" office:value="0.000655653630526316">
            <text:p>6.56E-004</text:p>
          </table:table-cell>
          <table:table-cell table:style-name="Default" table:formula="of:=AVERAGE([.HO2:.HO39])" office:value-type="float" office:value="0.000669324792894737">
            <text:p>6.69E-004</text:p>
          </table:table-cell>
          <table:table-cell table:style-name="Default" table:formula="of:=AVERAGE([.HP2:.HP39])" office:value-type="float" office:value="0.000682322156842106">
            <text:p>6.82E-004</text:p>
          </table:table-cell>
          <table:table-cell table:style-name="Default" table:formula="of:=AVERAGE([.HQ2:.HQ39])" office:value-type="float" office:value="0.000663760711315789">
            <text:p>6.64E-004</text:p>
          </table:table-cell>
          <table:table-cell table:style-name="Default" table:formula="of:=AVERAGE([.HR2:.HR39])" office:value-type="float" office:value="0.000642585020526316">
            <text:p>6.43E-004</text:p>
          </table:table-cell>
          <table:table-cell table:style-name="Default" table:formula="of:=AVERAGE([.HS2:.HS39])" office:value-type="float" office:value="0.000632076175">
            <text:p>6.32E-004</text:p>
          </table:table-cell>
          <table:table-cell table:style-name="Default" table:formula="of:=AVERAGE([.HT2:.HT39])" office:value-type="float" office:value="0.000631232883421053">
            <text:p>6.31E-004</text:p>
          </table:table-cell>
          <table:table-cell table:style-name="Default" table:formula="of:=AVERAGE([.HU2:.HU39])" office:value-type="float" office:value="0.000624446296052632">
            <text:p>6.24E-004</text:p>
          </table:table-cell>
          <table:table-cell table:style-name="Default" table:formula="of:=AVERAGE([.HV2:.HV39])" office:value-type="float" office:value="0.000620861769473684">
            <text:p>6.21E-004</text:p>
          </table:table-cell>
          <table:table-cell table:style-name="Default" table:formula="of:=AVERAGE([.HW2:.HW39])" office:value-type="float" office:value="0.000621309472105263">
            <text:p>6.21E-004</text:p>
          </table:table-cell>
          <table:table-cell table:style-name="Default" table:formula="of:=AVERAGE([.HX2:.HX39])" office:value-type="float" office:value="0.000607636865263158">
            <text:p>6.08E-004</text:p>
          </table:table-cell>
          <table:table-cell table:style-name="Default" table:formula="of:=AVERAGE([.HY2:.HY39])" office:value-type="float" office:value="0.000594072600526316">
            <text:p>5.94E-004</text:p>
          </table:table-cell>
          <table:table-cell table:style-name="Default" table:formula="of:=AVERAGE([.HZ2:.HZ39])" office:value-type="float" office:value="0.000594598848947369">
            <text:p>5.95E-004</text:p>
          </table:table-cell>
          <table:table-cell table:style-name="Default" table:formula="of:=AVERAGE([.IA2:.IA39])" office:value-type="float" office:value="0.000596710238684211">
            <text:p>5.97E-004</text:p>
          </table:table-cell>
          <table:table-cell table:style-name="Default" table:formula="of:=AVERAGE([.IB2:.IB39])" office:value-type="float" office:value="0.000598779206578947">
            <text:p>5.99E-004</text:p>
          </table:table-cell>
          <table:table-cell table:style-name="Default" table:formula="of:=AVERAGE([.IC2:.IC39])" office:value-type="float" office:value="0.000599446614473684">
            <text:p>5.99E-004</text:p>
          </table:table-cell>
          <table:table-cell table:style-name="Default" table:formula="of:=AVERAGE([.ID2:.ID39])" office:value-type="float" office:value="0.000600908053157895">
            <text:p>6.01E-004</text:p>
          </table:table-cell>
          <table:table-cell table:style-name="Default" table:formula="of:=AVERAGE([.IE2:.IE39])" office:value-type="float" office:value="0.000602387048947368">
            <text:p>6.02E-004</text:p>
          </table:table-cell>
          <table:table-cell table:style-name="Default" table:formula="of:=AVERAGE([.IF2:.IF39])" office:value-type="float" office:value="0.000605701442105263">
            <text:p>6.06E-004</text:p>
          </table:table-cell>
          <table:table-cell table:style-name="Default" table:formula="of:=AVERAGE([.IG2:.IG39])" office:value-type="float" office:value="0.000606929960789474">
            <text:p>6.07E-004</text:p>
          </table:table-cell>
          <table:table-cell table:style-name="Default" table:formula="of:=AVERAGE([.IH2:.IH39])" office:value-type="float" office:value="0.00060845609">
            <text:p>6.08E-004</text:p>
          </table:table-cell>
          <table:table-cell table:style-name="Default" table:formula="of:=AVERAGE([.II2:.II39])" office:value-type="float" office:value="0.000610167558684211">
            <text:p>6.10E-004</text:p>
          </table:table-cell>
          <table:table-cell table:style-name="Default" table:formula="of:=AVERAGE([.IJ2:.IJ39])" office:value-type="float" office:value="0.000612899466315789">
            <text:p>6.13E-004</text:p>
          </table:table-cell>
          <table:table-cell table:style-name="Default" table:formula="of:=AVERAGE([.IK2:.IK39])" office:value-type="float" office:value="0.000615000202631579">
            <text:p>6.15E-004</text:p>
          </table:table-cell>
          <table:table-cell table:style-name="Default" table:formula="of:=AVERAGE([.IL2:.IL39])" office:value-type="float" office:value="0.000616518861052632">
            <text:p>6.17E-004</text:p>
          </table:table-cell>
          <table:table-cell table:style-name="Default" table:formula="of:=AVERAGE([.IM2:.IM39])" office:value-type="float" office:value="0.000618183712368421">
            <text:p>6.18E-004</text:p>
          </table:table-cell>
          <table:table-cell table:style-name="Default" table:formula="of:=AVERAGE([.IN2:.IN39])" office:value-type="float" office:value="0.00062016872">
            <text:p>6.20E-004</text:p>
          </table:table-cell>
          <table:table-cell table:style-name="Default" table:formula="of:=AVERAGE([.IO2:.IO39])" office:value-type="float" office:value="0.000623427842894737">
            <text:p>6.23E-004</text:p>
          </table:table-cell>
          <table:table-cell table:style-name="Default" table:formula="of:=AVERAGE([.IP2:.IP39])" office:value-type="float" office:value="0.000624891337368421">
            <text:p>6.25E-004</text:p>
          </table:table-cell>
          <table:table-cell table:style-name="Default" table:formula="of:=AVERAGE([.IQ2:.IQ39])" office:value-type="float" office:value="0.000626686928947369">
            <text:p>6.27E-004</text:p>
          </table:table-cell>
          <table:table-cell table:style-name="Default" table:formula="of:=AVERAGE([.IR2:.IR39])" office:value-type="float" office:value="0.000628377085">
            <text:p>6.28E-004</text:p>
          </table:table-cell>
          <table:table-cell table:style-name="Default" table:formula="of:=AVERAGE([.IS2:.IS39])" office:value-type="float" office:value="0.000631902445789474">
            <text:p>6.32E-004</text:p>
          </table:table-cell>
          <table:table-cell table:style-name="Default" table:formula="of:=AVERAGE([.IT2:.IT39])" office:value-type="float" office:value="0.000633548857368421">
            <text:p>6.34E-004</text:p>
          </table:table-cell>
          <table:table-cell table:style-name="Default" table:formula="of:=AVERAGE([.IU2:.IU39])" office:value-type="float" office:value="0.000634982952894737">
            <text:p>6.35E-004</text:p>
          </table:table-cell>
          <table:table-cell table:style-name="Default" table:formula="of:=AVERAGE([.IV2:.IV39])" office:value-type="float" office:value="0.000636719074736842">
            <text:p>6.37E-004</text:p>
          </table:table-cell>
          <table:table-cell table:formula="of:=SUM([.B40:.IV40])" office:value-type="float" office:value="1.59548202526237">
            <text:p>1.5954820253</text:p>
          </table:table-cell>
        </table:table-row>
        <table:table-row table:style-name="ro1">
          <table:table-cell office:value-type="string">
            <text:p>norm mean</text:p>
          </table:table-cell>
          <table:table-cell table:formula="of:=[.B40]/[.$IW$40]" office:value-type="float" office:value="0.0304354365257794">
            <text:p>0.0304354365</text:p>
          </table:table-cell>
          <table:table-cell table:formula="of:=[.C40]/[.$IW$40]" office:value-type="float" office:value="0.0487996421532442">
            <text:p>0.0487996422</text:p>
          </table:table-cell>
          <table:table-cell table:formula="of:=[.D40]/[.$IW$40]" office:value-type="float" office:value="0.0384484947444458">
            <text:p>0.0384484947</text:p>
          </table:table-cell>
          <table:table-cell table:formula="of:=[.E40]/[.$IW$40]" office:value-type="float" office:value="0.0276613757579199">
            <text:p>0.0276613758</text:p>
          </table:table-cell>
          <table:table-cell table:formula="of:=[.F40]/[.$IW$40]" office:value-type="float" office:value="0.0259981612229267">
            <text:p>0.0259981612</text:p>
          </table:table-cell>
          <table:table-cell table:formula="of:=[.G40]/[.$IW$40]" office:value-type="float" office:value="0.0257537398577454">
            <text:p>0.0257537399</text:p>
          </table:table-cell>
          <table:table-cell table:formula="of:=[.H40]/[.$IW$40]" office:value-type="float" office:value="0.0245365963479112">
            <text:p>0.0245365963</text:p>
          </table:table-cell>
          <table:table-cell table:formula="of:=[.I40]/[.$IW$40]" office:value-type="float" office:value="0.0218783623743966">
            <text:p>0.0218783624</text:p>
          </table:table-cell>
          <table:table-cell table:formula="of:=[.J40]/[.$IW$40]" office:value-type="float" office:value="0.016043547038296">
            <text:p>0.016043547</text:p>
          </table:table-cell>
          <table:table-cell table:formula="of:=[.K40]/[.$IW$40]" office:value-type="float" office:value="0.0139613787326287">
            <text:p>0.0139613787</text:p>
          </table:table-cell>
          <table:table-cell table:formula="of:=[.L40]/[.$IW$40]" office:value-type="float" office:value="0.012882032406007">
            <text:p>0.0128820324</text:p>
          </table:table-cell>
          <table:table-cell table:formula="of:=[.M40]/[.$IW$40]" office:value-type="float" office:value="0.0124381841590275">
            <text:p>0.0124381842</text:p>
          </table:table-cell>
          <table:table-cell table:formula="of:=[.N40]/[.$IW$40]" office:value-type="float" office:value="0.0106779088264554">
            <text:p>0.0106779088</text:p>
          </table:table-cell>
          <table:table-cell table:formula="of:=[.O40]/[.$IW$40]" office:value-type="float" office:value="0.0118086518296838">
            <text:p>0.0118086518</text:p>
          </table:table-cell>
          <table:table-cell table:formula="of:=[.P40]/[.$IW$40]" office:value-type="float" office:value="0.00898709553754813">
            <text:p>0.0089870955</text:p>
          </table:table-cell>
          <table:table-cell table:formula="of:=[.Q40]/[.$IW$40]" office:value-type="float" office:value="0.0110303834830438">
            <text:p>0.0110303835</text:p>
          </table:table-cell>
          <table:table-cell table:formula="of:=[.R40]/[.$IW$40]" office:value-type="float" office:value="0.00891037078856539">
            <text:p>0.0089103708</text:p>
          </table:table-cell>
          <table:table-cell table:formula="of:=[.S40]/[.$IW$40]" office:value-type="float" office:value="0.00961549432396265">
            <text:p>0.0096154943</text:p>
          </table:table-cell>
          <table:table-cell table:formula="of:=[.T40]/[.$IW$40]" office:value-type="float" office:value="0.00900335406573143">
            <text:p>0.0090033541</text:p>
          </table:table-cell>
          <table:table-cell table:formula="of:=[.U40]/[.$IW$40]" office:value-type="float" office:value="0.00774811543606195">
            <text:p>0.0077481154</text:p>
          </table:table-cell>
          <table:table-cell table:formula="of:=[.V40]/[.$IW$40]" office:value-type="float" office:value="0.00935166254366498">
            <text:p>0.0093516625</text:p>
          </table:table-cell>
          <table:table-cell table:formula="of:=[.W40]/[.$IW$40]" office:value-type="float" office:value="0.00754407762633407">
            <text:p>0.0075440776</text:p>
          </table:table-cell>
          <table:table-cell table:formula="of:=[.X40]/[.$IW$40]" office:value-type="float" office:value="0.00874897242406088">
            <text:p>0.0087489724</text:p>
          </table:table-cell>
          <table:table-cell table:formula="of:=[.Y40]/[.$IW$40]" office:value-type="float" office:value="0.00850085786053222">
            <text:p>0.0085008579</text:p>
          </table:table-cell>
          <table:table-cell table:formula="of:=[.Z40]/[.$IW$40]" office:value-type="float" office:value="0.00728591048291271">
            <text:p>0.0072859105</text:p>
          </table:table-cell>
          <table:table-cell table:formula="of:=[.AA40]/[.$IW$40]" office:value-type="float" office:value="0.00747095555199169">
            <text:p>0.0074709556</text:p>
          </table:table-cell>
          <table:table-cell table:formula="of:=[.AB40]/[.$IW$40]" office:value-type="float" office:value="0.00768026625590549">
            <text:p>0.0076802663</text:p>
          </table:table-cell>
          <table:table-cell table:formula="of:=[.AC40]/[.$IW$40]" office:value-type="float" office:value="0.00839376764715409">
            <text:p>0.0083937676</text:p>
          </table:table-cell>
          <table:table-cell table:formula="of:=[.AD40]/[.$IW$40]" office:value-type="float" office:value="0.00700691198108776">
            <text:p>0.007006912</text:p>
          </table:table-cell>
          <table:table-cell table:formula="of:=[.AE40]/[.$IW$40]" office:value-type="float" office:value="0.00693607370261739">
            <text:p>0.0069360737</text:p>
          </table:table-cell>
          <table:table-cell table:formula="of:=[.AF40]/[.$IW$40]" office:value-type="float" office:value="0.00855776382911251">
            <text:p>0.0085577638</text:p>
          </table:table-cell>
          <table:table-cell table:formula="of:=[.AG40]/[.$IW$40]" office:value-type="float" office:value="0.00685950667036636">
            <text:p>0.0068595067</text:p>
          </table:table-cell>
          <table:table-cell table:formula="of:=[.AH40]/[.$IW$40]" office:value-type="float" office:value="0.00604434261208265">
            <text:p>0.0060443426</text:p>
          </table:table-cell>
          <table:table-cell table:formula="of:=[.AI40]/[.$IW$40]" office:value-type="float" office:value="0.00596015503396845">
            <text:p>0.005960155</text:p>
          </table:table-cell>
          <table:table-cell table:formula="of:=[.AJ40]/[.$IW$40]" office:value-type="float" office:value="0.00667082836749424">
            <text:p>0.0066708284</text:p>
          </table:table-cell>
          <table:table-cell table:formula="of:=[.AK40]/[.$IW$40]" office:value-type="float" office:value="0.00573142489720487">
            <text:p>0.0057314249</text:p>
          </table:table-cell>
          <table:table-cell table:formula="of:=[.AL40]/[.$IW$40]" office:value-type="float" office:value="0.00631508744326175">
            <text:p>0.0063150874</text:p>
          </table:table-cell>
          <table:table-cell table:formula="of:=[.AM40]/[.$IW$40]" office:value-type="float" office:value="0.00631511510063514">
            <text:p>0.0063151151</text:p>
          </table:table-cell>
          <table:table-cell table:formula="of:=[.AN40]/[.$IW$40]" office:value-type="float" office:value="0.00677709833626566">
            <text:p>0.0067770983</text:p>
          </table:table-cell>
          <table:table-cell table:formula="of:=[.AO40]/[.$IW$40]" office:value-type="float" office:value="0.00607180715577268">
            <text:p>0.0060718072</text:p>
          </table:table-cell>
          <table:table-cell table:formula="of:=[.AP40]/[.$IW$40]" office:value-type="float" office:value="0.0068214889500077">
            <text:p>0.006821489</text:p>
          </table:table-cell>
          <table:table-cell table:formula="of:=[.AQ40]/[.$IW$40]" office:value-type="float" office:value="0.00678030889050435">
            <text:p>0.0067803089</text:p>
          </table:table-cell>
          <table:table-cell table:formula="of:=[.AR40]/[.$IW$40]" office:value-type="float" office:value="0.00624711829705041">
            <text:p>0.0062471183</text:p>
          </table:table-cell>
          <table:table-cell table:formula="of:=[.AS40]/[.$IW$40]" office:value-type="float" office:value="0.0060534161428614">
            <text:p>0.0060534161</text:p>
          </table:table-cell>
          <table:table-cell table:formula="of:=[.AT40]/[.$IW$40]" office:value-type="float" office:value="0.00558376189171667">
            <text:p>0.0055837619</text:p>
          </table:table-cell>
          <table:table-cell table:formula="of:=[.AU40]/[.$IW$40]" office:value-type="float" office:value="0.00611493699132009">
            <text:p>0.006114937</text:p>
          </table:table-cell>
          <table:table-cell table:formula="of:=[.AV40]/[.$IW$40]" office:value-type="float" office:value="0.00557558517125241">
            <text:p>0.0055755852</text:p>
          </table:table-cell>
          <table:table-cell table:formula="of:=[.AW40]/[.$IW$40]" office:value-type="float" office:value="0.00495582989543289">
            <text:p>0.0049558299</text:p>
          </table:table-cell>
          <table:table-cell table:formula="of:=[.AX40]/[.$IW$40]" office:value-type="float" office:value="0.00492419318347754">
            <text:p>0.0049241932</text:p>
          </table:table-cell>
          <table:table-cell table:formula="of:=[.AY40]/[.$IW$40]" office:value-type="float" office:value="0.00477095993100025">
            <text:p>0.0047709599</text:p>
          </table:table-cell>
          <table:table-cell table:formula="of:=[.AZ40]/[.$IW$40]" office:value-type="float" office:value="0.00500267540331454">
            <text:p>0.0050026754</text:p>
          </table:table-cell>
          <table:table-cell table:formula="of:=[.BA40]/[.$IW$40]" office:value-type="float" office:value="0.00488776450112671">
            <text:p>0.0048877645</text:p>
          </table:table-cell>
          <table:table-cell table:formula="of:=[.BB40]/[.$IW$40]" office:value-type="float" office:value="0.00459052454290887">
            <text:p>0.0045905245</text:p>
          </table:table-cell>
          <table:table-cell table:formula="of:=[.BC40]/[.$IW$40]" office:value-type="float" office:value="0.00434238263572161">
            <text:p>0.0043423826</text:p>
          </table:table-cell>
          <table:table-cell table:formula="of:=[.BD40]/[.$IW$40]" office:value-type="float" office:value="0.00432053788534079">
            <text:p>0.0043205379</text:p>
          </table:table-cell>
          <table:table-cell table:formula="of:=[.BE40]/[.$IW$40]" office:value-type="float" office:value="0.00404573348344719">
            <text:p>0.0040457335</text:p>
          </table:table-cell>
          <table:table-cell table:formula="of:=[.BF40]/[.$IW$40]" office:value-type="float" office:value="0.00430786780197847">
            <text:p>0.0043078678</text:p>
          </table:table-cell>
          <table:table-cell table:formula="of:=[.BG40]/[.$IW$40]" office:value-type="float" office:value="0.00397366682237057">
            <text:p>0.0039736668</text:p>
          </table:table-cell>
          <table:table-cell table:formula="of:=[.BH40]/[.$IW$40]" office:value-type="float" office:value="0.00385543006173721">
            <text:p>0.0038554301</text:p>
          </table:table-cell>
          <table:table-cell table:formula="of:=[.BI40]/[.$IW$40]" office:value-type="float" office:value="0.00388964105923808">
            <text:p>0.0038896411</text:p>
          </table:table-cell>
          <table:table-cell table:formula="of:=[.BJ40]/[.$IW$40]" office:value-type="float" office:value="0.00395582653710067">
            <text:p>0.0039558265</text:p>
          </table:table-cell>
          <table:table-cell table:formula="of:=[.BK40]/[.$IW$40]" office:value-type="float" office:value="0.0039929158327096">
            <text:p>0.0039929158</text:p>
          </table:table-cell>
          <table:table-cell table:formula="of:=[.BL40]/[.$IW$40]" office:value-type="float" office:value="0.00398584723850331">
            <text:p>0.0039858472</text:p>
          </table:table-cell>
          <table:table-cell table:formula="of:=[.BM40]/[.$IW$40]" office:value-type="float" office:value="0.00397332875031072">
            <text:p>0.0039733288</text:p>
          </table:table-cell>
          <table:table-cell table:formula="of:=[.BN40]/[.$IW$40]" office:value-type="float" office:value="0.00412734639269663">
            <text:p>0.0041273464</text:p>
          </table:table-cell>
          <table:table-cell table:formula="of:=[.BO40]/[.$IW$40]" office:value-type="float" office:value="0.00414961640492361">
            <text:p>0.0041496164</text:p>
          </table:table-cell>
          <table:table-cell table:formula="of:=[.BP40]/[.$IW$40]" office:value-type="float" office:value="0.00407130808237633">
            <text:p>0.0040713081</text:p>
          </table:table-cell>
          <table:table-cell table:formula="of:=[.BQ40]/[.$IW$40]" office:value-type="float" office:value="0.00389855987023455">
            <text:p>0.0038985599</text:p>
          </table:table-cell>
          <table:table-cell table:formula="of:=[.BR40]/[.$IW$40]" office:value-type="float" office:value="0.00424898728708051">
            <text:p>0.0042489873</text:p>
          </table:table-cell>
          <table:table-cell table:formula="of:=[.BS40]/[.$IW$40]" office:value-type="float" office:value="0.00427838482587705">
            <text:p>0.0042783848</text:p>
          </table:table-cell>
          <table:table-cell table:formula="of:=[.BT40]/[.$IW$40]" office:value-type="float" office:value="0.00389108339450953">
            <text:p>0.0038910834</text:p>
          </table:table-cell>
          <table:table-cell table:formula="of:=[.BU40]/[.$IW$40]" office:value-type="float" office:value="0.00396867455530501">
            <text:p>0.0039686746</text:p>
          </table:table-cell>
          <table:table-cell table:formula="of:=[.BV40]/[.$IW$40]" office:value-type="float" office:value="0.00398592345091084">
            <text:p>0.0039859235</text:p>
          </table:table-cell>
          <table:table-cell table:formula="of:=[.BW40]/[.$IW$40]" office:value-type="float" office:value="0.00411643356956092">
            <text:p>0.0041164336</text:p>
          </table:table-cell>
          <table:table-cell table:formula="of:=[.BX40]/[.$IW$40]" office:value-type="float" office:value="0.00402528050104264">
            <text:p>0.0040252805</text:p>
          </table:table-cell>
          <table:table-cell table:formula="of:=[.BY40]/[.$IW$40]" office:value-type="float" office:value="0.00394591336731242">
            <text:p>0.0039459134</text:p>
          </table:table-cell>
          <table:table-cell table:formula="of:=[.BZ40]/[.$IW$40]" office:value-type="float" office:value="0.00411321824576876">
            <text:p>0.0041132182</text:p>
          </table:table-cell>
          <table:table-cell table:formula="of:=[.CA40]/[.$IW$40]" office:value-type="float" office:value="0.0039794727562584">
            <text:p>0.0039794728</text:p>
          </table:table-cell>
          <table:table-cell table:formula="of:=[.CB40]/[.$IW$40]" office:value-type="float" office:value="0.00400623227163587">
            <text:p>0.0040062323</text:p>
          </table:table-cell>
          <table:table-cell table:formula="of:=[.CC40]/[.$IW$40]" office:value-type="float" office:value="0.00409314721970344">
            <text:p>0.0040931472</text:p>
          </table:table-cell>
          <table:table-cell table:formula="of:=[.CD40]/[.$IW$40]" office:value-type="float" office:value="0.00390147790043679">
            <text:p>0.0039014779</text:p>
          </table:table-cell>
          <table:table-cell table:formula="of:=[.CE40]/[.$IW$40]" office:value-type="float" office:value="0.00389048501966063">
            <text:p>0.003890485</text:p>
          </table:table-cell>
          <table:table-cell table:formula="of:=[.CF40]/[.$IW$40]" office:value-type="float" office:value="0.00378852041285683">
            <text:p>0.0037885204</text:p>
          </table:table-cell>
          <table:table-cell table:formula="of:=[.CG40]/[.$IW$40]" office:value-type="float" office:value="0.00374330774380303">
            <text:p>0.0037433077</text:p>
          </table:table-cell>
          <table:table-cell table:formula="of:=[.CH40]/[.$IW$40]" office:value-type="float" office:value="0.00371782894928165">
            <text:p>0.0037178289</text:p>
          </table:table-cell>
          <table:table-cell table:formula="of:=[.CI40]/[.$IW$40]" office:value-type="float" office:value="0.0036925767340336">
            <text:p>0.0036925767</text:p>
          </table:table-cell>
          <table:table-cell table:formula="of:=[.CJ40]/[.$IW$40]" office:value-type="float" office:value="0.00365374361729783">
            <text:p>0.0036537436</text:p>
          </table:table-cell>
          <table:table-cell table:formula="of:=[.CK40]/[.$IW$40]" office:value-type="float" office:value="0.00373596673250143">
            <text:p>0.0037359667</text:p>
          </table:table-cell>
          <table:table-cell table:formula="of:=[.CL40]/[.$IW$40]" office:value-type="float" office:value="0.00369248112656352">
            <text:p>0.0036924811</text:p>
          </table:table-cell>
          <table:table-cell table:formula="of:=[.CM40]/[.$IW$40]" office:value-type="float" office:value="0.00354948905330963">
            <text:p>0.0035494891</text:p>
          </table:table-cell>
          <table:table-cell table:formula="of:=[.CN40]/[.$IW$40]" office:value-type="float" office:value="0.00343050868898972">
            <text:p>0.0034305087</text:p>
          </table:table-cell>
          <table:table-cell table:formula="of:=[.CO40]/[.$IW$40]" office:value-type="float" office:value="0.00357255939816059">
            <text:p>0.0035725594</text:p>
          </table:table-cell>
          <table:table-cell table:formula="of:=[.CP40]/[.$IW$40]" office:value-type="float" office:value="0.00358200678246417">
            <text:p>0.0035820068</text:p>
          </table:table-cell>
          <table:table-cell table:formula="of:=[.CQ40]/[.$IW$40]" office:value-type="float" office:value="0.00364624773611907">
            <text:p>0.0036462477</text:p>
          </table:table-cell>
          <table:table-cell table:formula="of:=[.CR40]/[.$IW$40]" office:value-type="float" office:value="0.00350346517832985">
            <text:p>0.0035034652</text:p>
          </table:table-cell>
          <table:table-cell table:formula="of:=[.CS40]/[.$IW$40]" office:value-type="float" office:value="0.00336264189891015">
            <text:p>0.0033626419</text:p>
          </table:table-cell>
          <table:table-cell table:formula="of:=[.CT40]/[.$IW$40]" office:value-type="float" office:value="0.00336460989020502">
            <text:p>0.0033646099</text:p>
          </table:table-cell>
          <table:table-cell table:formula="of:=[.CU40]/[.$IW$40]" office:value-type="float" office:value="0.00337449564013266">
            <text:p>0.0033744956</text:p>
          </table:table-cell>
          <table:table-cell table:formula="of:=[.CV40]/[.$IW$40]" office:value-type="float" office:value="0.00340392735388415">
            <text:p>0.0034039274</text:p>
          </table:table-cell>
          <table:table-cell table:formula="of:=[.CW40]/[.$IW$40]" office:value-type="float" office:value="0.00330834188836931">
            <text:p>0.0033083419</text:p>
          </table:table-cell>
          <table:table-cell table:formula="of:=[.CX40]/[.$IW$40]" office:value-type="float" office:value="0.00336175764840332">
            <text:p>0.0033617576</text:p>
          </table:table-cell>
          <table:table-cell table:formula="of:=[.CY40]/[.$IW$40]" office:value-type="float" office:value="0.00319871558529399">
            <text:p>0.0031987156</text:p>
          </table:table-cell>
          <table:table-cell table:formula="of:=[.CZ40]/[.$IW$40]" office:value-type="float" office:value="0.00307978109326841">
            <text:p>0.0030797811</text:p>
          </table:table-cell>
          <table:table-cell table:formula="of:=[.DA40]/[.$IW$40]" office:value-type="float" office:value="0.00299022782027248">
            <text:p>0.0029902278</text:p>
          </table:table-cell>
          <table:table-cell table:formula="of:=[.DB40]/[.$IW$40]" office:value-type="float" office:value="0.00303597102211381">
            <text:p>0.003035971</text:p>
          </table:table-cell>
          <table:table-cell table:formula="of:=[.DC40]/[.$IW$40]" office:value-type="float" office:value="0.00302549360723819">
            <text:p>0.0030254936</text:p>
          </table:table-cell>
          <table:table-cell table:formula="of:=[.DD40]/[.$IW$40]" office:value-type="float" office:value="0.00290226296808103">
            <text:p>0.002902263</text:p>
          </table:table-cell>
          <table:table-cell table:formula="of:=[.DE40]/[.$IW$40]" office:value-type="float" office:value="0.00295449936204346">
            <text:p>0.0029544994</text:p>
          </table:table-cell>
          <table:table-cell table:formula="of:=[.DF40]/[.$IW$40]" office:value-type="float" office:value="0.00311666413987312">
            <text:p>0.0031166641</text:p>
          </table:table-cell>
          <table:table-cell table:formula="of:=[.DG40]/[.$IW$40]" office:value-type="float" office:value="0.00313273684251211">
            <text:p>0.0031327368</text:p>
          </table:table-cell>
          <table:table-cell table:formula="of:=[.DH40]/[.$IW$40]" office:value-type="float" office:value="0.00303122611998845">
            <text:p>0.0030312261</text:p>
          </table:table-cell>
          <table:table-cell table:formula="of:=[.DI40]/[.$IW$40]" office:value-type="float" office:value="0.00295064958339705">
            <text:p>0.0029506496</text:p>
          </table:table-cell>
          <table:table-cell table:formula="of:=[.DJ40]/[.$IW$40]" office:value-type="float" office:value="0.00307826801052754">
            <text:p>0.003078268</text:p>
          </table:table-cell>
          <table:table-cell table:formula="of:=[.DK40]/[.$IW$40]" office:value-type="float" office:value="0.00310567297578655">
            <text:p>0.003105673</text:p>
          </table:table-cell>
          <table:table-cell table:formula="of:=[.DL40]/[.$IW$40]" office:value-type="float" office:value="0.00301388872266809">
            <text:p>0.0030138887</text:p>
          </table:table-cell>
          <table:table-cell table:formula="of:=[.DM40]/[.$IW$40]" office:value-type="float" office:value="0.00303068165856094">
            <text:p>0.0030306817</text:p>
          </table:table-cell>
          <table:table-cell table:formula="of:=[.DN40]/[.$IW$40]" office:value-type="float" office:value="0.00279429996352786">
            <text:p>0.0027943</text:p>
          </table:table-cell>
          <table:table-cell table:formula="of:=[.DO40]/[.$IW$40]" office:value-type="float" office:value="0.00278713009816137">
            <text:p>0.0027871301</text:p>
          </table:table-cell>
          <table:table-cell table:formula="of:=[.DP40]/[.$IW$40]" office:value-type="float" office:value="0.00280212563053942">
            <text:p>0.0028021256</text:p>
          </table:table-cell>
          <table:table-cell table:formula="of:=[.DQ40]/[.$IW$40]" office:value-type="float" office:value="0.00273012012372513">
            <text:p>0.0027301201</text:p>
          </table:table-cell>
          <table:table-cell table:formula="of:=[.DR40]/[.$IW$40]" office:value-type="float" office:value="0.0027516568693495">
            <text:p>0.0027516569</text:p>
          </table:table-cell>
          <table:table-cell table:formula="of:=[.DS40]/[.$IW$40]" office:value-type="float" office:value="0.00275431434424042">
            <text:p>0.0027543143</text:p>
          </table:table-cell>
          <table:table-cell table:formula="of:=[.DT40]/[.$IW$40]" office:value-type="float" office:value="0.00269510428135231">
            <text:p>0.0026951043</text:p>
          </table:table-cell>
          <table:table-cell table:formula="of:=[.DU40]/[.$IW$40]" office:value-type="float" office:value="0.00267428776733241">
            <text:p>0.0026742878</text:p>
          </table:table-cell>
          <table:table-cell table:formula="of:=[.DV40]/[.$IW$40]" office:value-type="float" office:value="0.00255537990510757">
            <text:p>0.0025553799</text:p>
          </table:table-cell>
          <table:table-cell table:formula="of:=[.DW40]/[.$IW$40]" office:value-type="float" office:value="0.00255743415873434">
            <text:p>0.0025574342</text:p>
          </table:table-cell>
          <table:table-cell table:formula="of:=[.DX40]/[.$IW$40]" office:value-type="float" office:value="0.00265852610944851">
            <text:p>0.0026585261</text:p>
          </table:table-cell>
          <table:table-cell table:formula="of:=[.DY40]/[.$IW$40]" office:value-type="float" office:value="0.00267057046671612">
            <text:p>0.0026705705</text:p>
          </table:table-cell>
          <table:table-cell table:formula="of:=[.DZ40]/[.$IW$40]" office:value-type="float" office:value="0.0024494439866779">
            <text:p>0.002449444</text:p>
          </table:table-cell>
          <table:table-cell table:formula="of:=[.EA40]/[.$IW$40]" office:value-type="float" office:value="0.00235656086073333">
            <text:p>0.0023565609</text:p>
          </table:table-cell>
          <table:table-cell table:formula="of:=[.EB40]/[.$IW$40]" office:value-type="float" office:value="0.00239233049790521">
            <text:p>0.0023923305</text:p>
          </table:table-cell>
          <table:table-cell table:formula="of:=[.EC40]/[.$IW$40]" office:value-type="float" office:value="0.00244584022426199">
            <text:p>0.0024458402</text:p>
          </table:table-cell>
          <table:table-cell table:formula="of:=[.ED40]/[.$IW$40]" office:value-type="float" office:value="0.00237942139933141">
            <text:p>0.0023794214</text:p>
          </table:table-cell>
          <table:table-cell table:formula="of:=[.EE40]/[.$IW$40]" office:value-type="float" office:value="0.00232217865907373">
            <text:p>0.0023221787</text:p>
          </table:table-cell>
          <table:table-cell table:formula="of:=[.EF40]/[.$IW$40]" office:value-type="float" office:value="0.00226328895968858">
            <text:p>0.002263289</text:p>
          </table:table-cell>
          <table:table-cell table:formula="of:=[.EG40]/[.$IW$40]" office:value-type="float" office:value="0.00224025636831841">
            <text:p>0.0022402564</text:p>
          </table:table-cell>
          <table:table-cell table:formula="of:=[.EH40]/[.$IW$40]" office:value-type="float" office:value="0.0023402781600169">
            <text:p>0.0023402782</text:p>
          </table:table-cell>
          <table:table-cell table:formula="of:=[.EI40]/[.$IW$40]" office:value-type="float" office:value="0.00234422602104953">
            <text:p>0.002344226</text:p>
          </table:table-cell>
          <table:table-cell table:formula="of:=[.EJ40]/[.$IW$40]" office:value-type="float" office:value="0.0021724103027132">
            <text:p>0.0021724103</text:p>
          </table:table-cell>
          <table:table-cell table:formula="of:=[.EK40]/[.$IW$40]" office:value-type="float" office:value="0.00215987829179655">
            <text:p>0.0021598783</text:p>
          </table:table-cell>
          <table:table-cell table:formula="of:=[.EL40]/[.$IW$40]" office:value-type="float" office:value="0.00218323377024295">
            <text:p>0.0021832338</text:p>
          </table:table-cell>
          <table:table-cell table:formula="of:=[.EM40]/[.$IW$40]" office:value-type="float" office:value="0.00215545349636347">
            <text:p>0.0021554535</text:p>
          </table:table-cell>
          <table:table-cell table:formula="of:=[.EN40]/[.$IW$40]" office:value-type="float" office:value="0.00212137848564919">
            <text:p>0.0021213785</text:p>
          </table:table-cell>
          <table:table-cell table:formula="of:=[.EO40]/[.$IW$40]" office:value-type="float" office:value="0.00202562269246375">
            <text:p>0.0020256227</text:p>
          </table:table-cell>
          <table:table-cell table:formula="of:=[.EP40]/[.$IW$40]" office:value-type="float" office:value="0.00198928548832439">
            <text:p>0.0019892855</text:p>
          </table:table-cell>
          <table:table-cell table:formula="of:=[.EQ40]/[.$IW$40]" office:value-type="float" office:value="0.00205922003413736">
            <text:p>0.00205922</text:p>
          </table:table-cell>
          <table:table-cell table:formula="of:=[.ER40]/[.$IW$40]" office:value-type="float" office:value="0.00205952630669993">
            <text:p>0.0020595263</text:p>
          </table:table-cell>
          <table:table-cell table:formula="of:=[.ES40]/[.$IW$40]" office:value-type="float" office:value="0.00202067403488848">
            <text:p>0.002020674</text:p>
          </table:table-cell>
          <table:table-cell table:formula="of:=[.ET40]/[.$IW$40]" office:value-type="float" office:value="0.0018664981680873">
            <text:p>0.0018664982</text:p>
          </table:table-cell>
          <table:table-cell table:formula="of:=[.EU40]/[.$IW$40]" office:value-type="float" office:value="0.00187880434377238">
            <text:p>0.0018788043</text:p>
          </table:table-cell>
          <table:table-cell table:formula="of:=[.EV40]/[.$IW$40]" office:value-type="float" office:value="0.00184726063967677">
            <text:p>0.0018472606</text:p>
          </table:table-cell>
          <table:table-cell table:formula="of:=[.EW40]/[.$IW$40]" office:value-type="float" office:value="0.00184600774641156">
            <text:p>0.0018460077</text:p>
          </table:table-cell>
          <table:table-cell table:formula="of:=[.EX40]/[.$IW$40]" office:value-type="float" office:value="0.00185361843879322">
            <text:p>0.0018536184</text:p>
          </table:table-cell>
          <table:table-cell table:formula="of:=[.EY40]/[.$IW$40]" office:value-type="float" office:value="0.00186194162942926">
            <text:p>0.0018619416</text:p>
          </table:table-cell>
          <table:table-cell table:formula="of:=[.EZ40]/[.$IW$40]" office:value-type="float" office:value="0.00184367744999094">
            <text:p>0.0018436774</text:p>
          </table:table-cell>
          <table:table-cell table:formula="of:=[.FA40]/[.$IW$40]" office:value-type="float" office:value="0.00182303761793315">
            <text:p>0.0018230376</text:p>
          </table:table-cell>
          <table:table-cell table:formula="of:=[.FB40]/[.$IW$40]" office:value-type="float" office:value="0.00193586840201243">
            <text:p>0.0019358684</text:p>
          </table:table-cell>
          <table:table-cell table:formula="of:=[.FC40]/[.$IW$40]" office:value-type="float" office:value="0.00185778330222109">
            <text:p>0.0018577833</text:p>
          </table:table-cell>
          <table:table-cell table:formula="of:=[.FD40]/[.$IW$40]" office:value-type="float" office:value="0.00182589307390951">
            <text:p>0.0018258931</text:p>
          </table:table-cell>
          <table:table-cell table:formula="of:=[.FE40]/[.$IW$40]" office:value-type="float" office:value="0.00173974410834531">
            <text:p>0.0017397441</text:p>
          </table:table-cell>
          <table:table-cell table:formula="of:=[.FF40]/[.$IW$40]" office:value-type="float" office:value="0.00175955169958676">
            <text:p>0.0017595517</text:p>
          </table:table-cell>
          <table:table-cell table:formula="of:=[.FG40]/[.$IW$40]" office:value-type="float" office:value="0.00173155647862226">
            <text:p>0.0017315565</text:p>
          </table:table-cell>
          <table:table-cell table:formula="of:=[.FH40]/[.$IW$40]" office:value-type="float" office:value="0.00171204379413226">
            <text:p>0.0017120438</text:p>
          </table:table-cell>
          <table:table-cell table:formula="of:=[.FI40]/[.$IW$40]" office:value-type="float" office:value="0.00172518028826462">
            <text:p>0.0017251803</text:p>
          </table:table-cell>
          <table:table-cell table:formula="of:=[.FJ40]/[.$IW$40]" office:value-type="float" office:value="0.00163636654445651">
            <text:p>0.0016363665</text:p>
          </table:table-cell>
          <table:table-cell table:formula="of:=[.FK40]/[.$IW$40]" office:value-type="float" office:value="0.00159883337111273">
            <text:p>0.0015988334</text:p>
          </table:table-cell>
          <table:table-cell table:formula="of:=[.FL40]/[.$IW$40]" office:value-type="float" office:value="0.00165914451767506">
            <text:p>0.0016591445</text:p>
          </table:table-cell>
          <table:table-cell table:formula="of:=[.FM40]/[.$IW$40]" office:value-type="float" office:value="0.00161536857578717">
            <text:p>0.0016153686</text:p>
          </table:table-cell>
          <table:table-cell table:formula="of:=[.FN40]/[.$IW$40]" office:value-type="float" office:value="0.00158905516565155">
            <text:p>0.0015890552</text:p>
          </table:table-cell>
          <table:table-cell table:formula="of:=[.FO40]/[.$IW$40]" office:value-type="float" office:value="0.00160764886570007">
            <text:p>0.0016076489</text:p>
          </table:table-cell>
          <table:table-cell table:formula="of:=[.FP40]/[.$IW$40]" office:value-type="float" office:value="0.00150507608037756">
            <text:p>0.0015050761</text:p>
          </table:table-cell>
          <table:table-cell table:formula="of:=[.FQ40]/[.$IW$40]" office:value-type="float" office:value="0.00152518824810943">
            <text:p>0.0015251882</text:p>
          </table:table-cell>
          <table:table-cell table:formula="of:=[.FR40]/[.$IW$40]" office:value-type="float" office:value="0.00151867860229062">
            <text:p>0.0015186786</text:p>
          </table:table-cell>
          <table:table-cell table:formula="of:=[.FS40]/[.$IW$40]" office:value-type="float" office:value="0.00152828281578684">
            <text:p>0.0015282828</text:p>
          </table:table-cell>
          <table:table-cell table:formula="of:=[.FT40]/[.$IW$40]" office:value-type="float" office:value="0.00147574652202657">
            <text:p>0.0014757465</text:p>
          </table:table-cell>
          <table:table-cell table:formula="of:=[.FU40]/[.$IW$40]" office:value-type="float" office:value="0.00151973752579731">
            <text:p>0.0015197375</text:p>
          </table:table-cell>
          <table:table-cell table:formula="of:=[.FV40]/[.$IW$40]" office:value-type="float" office:value="0.00143226835502186">
            <text:p>0.0014322684</text:p>
          </table:table-cell>
          <table:table-cell table:formula="of:=[.FW40]/[.$IW$40]" office:value-type="float" office:value="0.00134055967187185">
            <text:p>0.0013405597</text:p>
          </table:table-cell>
          <table:table-cell table:formula="of:=[.FX40]/[.$IW$40]" office:value-type="float" office:value="0.0013631937466542">
            <text:p>0.0013631937</text:p>
          </table:table-cell>
          <table:table-cell table:formula="of:=[.FY40]/[.$IW$40]" office:value-type="float" office:value="0.00137713255664225">
            <text:p>0.0013771326</text:p>
          </table:table-cell>
          <table:table-cell table:formula="of:=[.FZ40]/[.$IW$40]" office:value-type="float" office:value="0.00141229496105812">
            <text:p>0.001412295</text:p>
          </table:table-cell>
          <table:table-cell table:formula="of:=[.GA40]/[.$IW$40]" office:value-type="float" office:value="0.00139171036457618">
            <text:p>0.0013917104</text:p>
          </table:table-cell>
          <table:table-cell table:formula="of:=[.GB40]/[.$IW$40]" office:value-type="float" office:value="0.00137661515336317">
            <text:p>0.0013766152</text:p>
          </table:table-cell>
          <table:table-cell table:formula="of:=[.GC40]/[.$IW$40]" office:value-type="float" office:value="0.0013270767450649">
            <text:p>0.0013270767</text:p>
          </table:table-cell>
          <table:table-cell table:formula="of:=[.GD40]/[.$IW$40]" office:value-type="float" office:value="0.00134899326306551">
            <text:p>0.0013489933</text:p>
          </table:table-cell>
          <table:table-cell table:formula="of:=[.GE40]/[.$IW$40]" office:value-type="float" office:value="0.00130995780919397">
            <text:p>0.0013099578</text:p>
          </table:table-cell>
          <table:table-cell table:formula="of:=[.GF40]/[.$IW$40]" office:value-type="float" office:value="0.000994157757831149">
            <text:p>0.0009941578</text:p>
          </table:table-cell>
          <table:table-cell table:formula="of:=[.GG40]/[.$IW$40]" office:value-type="float" office:value="0.000955067697627684">
            <text:p>0.0009550677</text:p>
          </table:table-cell>
          <table:table-cell table:formula="of:=[.GH40]/[.$IW$40]" office:value-type="float" office:value="0.000951920946248688">
            <text:p>0.0009519209</text:p>
          </table:table-cell>
          <table:table-cell table:formula="of:=[.GI40]/[.$IW$40]" office:value-type="float" office:value="0.000943100688375571">
            <text:p>0.0009431007</text:p>
          </table:table-cell>
          <table:table-cell table:formula="of:=[.GJ40]/[.$IW$40]" office:value-type="float" office:value="0.000896275791489939">
            <text:p>0.0008962758</text:p>
          </table:table-cell>
          <table:table-cell table:formula="of:=[.GK40]/[.$IW$40]" office:value-type="float" office:value="0.000871754195566674">
            <text:p>0.0008717542</text:p>
          </table:table-cell>
          <table:table-cell table:formula="of:=[.GL40]/[.$IW$40]" office:value-type="float" office:value="0.000891167943449155">
            <text:p>0.0008911679</text:p>
          </table:table-cell>
          <table:table-cell table:formula="of:=[.GM40]/[.$IW$40]" office:value-type="float" office:value="0.000875583578957826">
            <text:p>0.0008755836</text:p>
          </table:table-cell>
          <table:table-cell table:formula="of:=[.GN40]/[.$IW$40]" office:value-type="float" office:value="0.000827213266254997">
            <text:p>0.0008272133</text:p>
          </table:table-cell>
          <table:table-cell table:formula="of:=[.GO40]/[.$IW$40]" office:value-type="float" office:value="0.000823952460250263">
            <text:p>0.0008239525</text:p>
          </table:table-cell>
          <table:table-cell table:formula="of:=[.GP40]/[.$IW$40]" office:value-type="float" office:value="0.000779938848396879">
            <text:p>0.0007799388</text:p>
          </table:table-cell>
          <table:table-cell table:formula="of:=[.GQ40]/[.$IW$40]" office:value-type="float" office:value="0.000796996079767541">
            <text:p>0.0007969961</text:p>
          </table:table-cell>
          <table:table-cell table:formula="of:=[.GR40]/[.$IW$40]" office:value-type="float" office:value="0.000782052009316134">
            <text:p>0.000782052</text:p>
          </table:table-cell>
          <table:table-cell table:formula="of:=[.GS40]/[.$IW$40]" office:value-type="float" office:value="0.000769396987562742">
            <text:p>0.000769397</text:p>
          </table:table-cell>
          <table:table-cell table:formula="of:=[.GT40]/[.$IW$40]" office:value-type="float" office:value="0.000750674812234183">
            <text:p>0.0007506748</text:p>
          </table:table-cell>
          <table:table-cell table:style-name="Default" table:formula="of:=[.GU40]/[.$IW$40]" office:value-type="float" office:value="0.000729072712824682">
            <text:p>0.0007290727</text:p>
          </table:table-cell>
          <table:table-cell table:formula="of:=[.GV40]/[.$IW$40]" office:value-type="float" office:value="0.000711834803174476">
            <text:p>0.0007118348</text:p>
          </table:table-cell>
          <table:table-cell table:formula="of:=[.GW40]/[.$IW$40]" office:value-type="float" office:value="0.000723286044357015">
            <text:p>0.000723286</text:p>
          </table:table-cell>
          <table:table-cell table:formula="of:=[.GX40]/[.$IW$40]" office:value-type="float" office:value="0.000749094227701987">
            <text:p>0.0007490942</text:p>
          </table:table-cell>
          <table:table-cell table:formula="of:=[.GY40]/[.$IW$40]" office:value-type="float" office:value="0.000723997951303541">
            <text:p>0.000723998</text:p>
          </table:table-cell>
          <table:table-cell table:formula="of:=[.GZ40]/[.$IW$40]" office:value-type="float" office:value="0.000697229705517145">
            <text:p>0.0006972297</text:p>
          </table:table-cell>
          <table:table-cell table:formula="of:=[.HA40]/[.$IW$40]" office:value-type="float" office:value="0.00068122633533221">
            <text:p>0.0006812263</text:p>
          </table:table-cell>
          <table:table-cell table:formula="of:=[.HB40]/[.$IW$40]" office:value-type="float" office:value="0.000648813425844759">
            <text:p>0.0006488134</text:p>
          </table:table-cell>
          <table:table-cell table:style-name="Default" table:formula="of:=[.HC40]/[.$IW$40]" office:value-type="float" office:value="0.000588643331358899">
            <text:p>0.0005886433</text:p>
          </table:table-cell>
          <table:table-cell table:style-name="Default" table:formula="of:=[.HD40]/[.$IW$40]" office:value-type="float" office:value="0.000570233712785173">
            <text:p>0.0005702337</text:p>
          </table:table-cell>
          <table:table-cell table:style-name="Default" table:formula="of:=[.HE40]/[.$IW$40]" office:value-type="float" office:value="0.000565671049926123">
            <text:p>0.000565671</text:p>
          </table:table-cell>
          <table:table-cell table:style-name="Default" table:formula="of:=[.HF40]/[.$IW$40]" office:value-type="float" office:value="0.000583067436678808">
            <text:p>0.0005830674</text:p>
          </table:table-cell>
          <table:table-cell table:style-name="Default" table:formula="of:=[.HG40]/[.$IW$40]" office:value-type="float" office:value="0.000577204767420899">
            <text:p>0.0005772048</text:p>
          </table:table-cell>
          <table:table-cell table:style-name="Default" table:formula="of:=[.HH40]/[.$IW$40]" office:value-type="float" office:value="0.000541354625457778">
            <text:p>0.0005413546</text:p>
          </table:table-cell>
          <table:table-cell table:style-name="Default" table:formula="of:=[.HI40]/[.$IW$40]" office:value-type="float" office:value="0.000510376686201439">
            <text:p>0.0005103767</text:p>
          </table:table-cell>
          <table:table-cell table:style-name="Default" table:formula="of:=[.HJ40]/[.$IW$40]" office:value-type="float" office:value="0.000451813875488018">
            <text:p>0.0004518139</text:p>
          </table:table-cell>
          <table:table-cell table:style-name="Default" table:formula="of:=[.HK40]/[.$IW$40]" office:value-type="float" office:value="0.000427334614568077">
            <text:p>0.0004273346</text:p>
          </table:table-cell>
          <table:table-cell table:style-name="Default" table:formula="of:=[.HL40]/[.$IW$40]" office:value-type="float" office:value="0.000432671027917859">
            <text:p>0.000432671</text:p>
          </table:table-cell>
          <table:table-cell table:style-name="Default" table:formula="of:=[.HM40]/[.$IW$40]" office:value-type="float" office:value="0.00042456087898655">
            <text:p>0.0004245609</text:p>
          </table:table-cell>
          <table:table-cell table:style-name="Default" table:formula="of:=[.HN40]/[.$IW$40]" office:value-type="float" office:value="0.000410943915471876">
            <text:p>0.0004109439</text:p>
          </table:table-cell>
          <table:table-cell table:style-name="Default" table:formula="of:=[.HO40]/[.$IW$40]" office:value-type="float" office:value="0.000419512587604784">
            <text:p>0.0004195126</text:p>
          </table:table-cell>
          <table:table-cell table:style-name="Default" table:formula="of:=[.HP40]/[.$IW$40]" office:value-type="float" office:value="0.000427658943214921">
            <text:p>0.0004276589</text:p>
          </table:table-cell>
          <table:table-cell table:style-name="Default" table:formula="of:=[.HQ40]/[.$IW$40]" office:value-type="float" office:value="0.000416025189131565">
            <text:p>0.0004160252</text:p>
          </table:table-cell>
          <table:table-cell table:style-name="Default" table:formula="of:=[.HR40]/[.$IW$40]" office:value-type="float" office:value="0.000402752904985342">
            <text:p>0.0004027529</text:p>
          </table:table-cell>
          <table:table-cell table:style-name="Default" table:formula="of:=[.HS40]/[.$IW$40]" office:value-type="float" office:value="0.000396166277646443">
            <text:p>0.0003961663</text:p>
          </table:table-cell>
          <table:table-cell table:style-name="Default" table:formula="of:=[.HT40]/[.$IW$40]" office:value-type="float" office:value="0.000395637727925672">
            <text:p>0.0003956377</text:p>
          </table:table-cell>
          <table:table-cell table:style-name="Default" table:formula="of:=[.HU40]/[.$IW$40]" office:value-type="float" office:value="0.000391384099704881">
            <text:p>0.0003913841</text:p>
          </table:table-cell>
          <table:table-cell table:style-name="Default" table:formula="of:=[.HV40]/[.$IW$40]" office:value-type="float" office:value="0.00038913742658529">
            <text:p>0.0003891374</text:p>
          </table:table-cell>
          <table:table-cell table:style-name="Default" table:formula="of:=[.HW40]/[.$IW$40]" office:value-type="float" office:value="0.000389418033088209">
            <text:p>0.000389418</text:p>
          </table:table-cell>
          <table:table-cell table:style-name="Default" table:formula="of:=[.HX40]/[.$IW$40]" office:value-type="float" office:value="0.000380848455602773">
            <text:p>0.0003808485</text:p>
          </table:table-cell>
          <table:table-cell table:style-name="Default" table:formula="of:=[.HY40]/[.$IW$40]" office:value-type="float" office:value="0.000372346783680389">
            <text:p>0.0003723468</text:p>
          </table:table-cell>
          <table:table-cell table:style-name="Default" table:formula="of:=[.HZ40]/[.$IW$40]" office:value-type="float" office:value="0.000372676620314535">
            <text:p>0.0003726766</text:p>
          </table:table-cell>
          <table:table-cell table:style-name="Default" table:formula="of:=[.IA40]/[.$IW$40]" office:value-type="float" office:value="0.000373999975703947">
            <text:p>0.000374</text:p>
          </table:table-cell>
          <table:table-cell table:style-name="Default" table:formula="of:=[.IB40]/[.$IW$40]" office:value-type="float" office:value="0.000375296742362535">
            <text:p>0.0003752967</text:p>
          </table:table-cell>
          <table:table-cell table:style-name="Default" table:formula="of:=[.IC40]/[.$IW$40]" office:value-type="float" office:value="0.000375715053496205">
            <text:p>0.0003757151</text:p>
          </table:table-cell>
          <table:table-cell table:style-name="Default" table:formula="of:=[.ID40]/[.$IW$40]" office:value-type="float" office:value="0.000376631039173932">
            <text:p>0.000376631</text:p>
          </table:table-cell>
          <table:table-cell table:style-name="Default" table:formula="of:=[.IE40]/[.$IW$40]" office:value-type="float" office:value="0.000377558029115564">
            <text:p>0.000377558</text:p>
          </table:table-cell>
          <table:table-cell table:style-name="Default" table:formula="of:=[.IF40]/[.$IW$40]" office:value-type="float" office:value="0.000379635390756382">
            <text:p>0.0003796354</text:p>
          </table:table-cell>
          <table:table-cell table:style-name="Default" table:formula="of:=[.IG40]/[.$IW$40]" office:value-type="float" office:value="0.000380405389204975">
            <text:p>0.0003804054</text:p>
          </table:table-cell>
          <table:table-cell table:style-name="Default" table:formula="of:=[.IH40]/[.$IW$40]" office:value-type="float" office:value="0.000381361920952975">
            <text:p>0.0003813619</text:p>
          </table:table-cell>
          <table:table-cell table:style-name="Default" table:formula="of:=[.II40]/[.$IW$40]" office:value-type="float" office:value="0.00038243461789165">
            <text:p>0.0003824346</text:p>
          </table:table-cell>
          <table:table-cell table:style-name="Default" table:formula="of:=[.IJ40]/[.$IW$40]" office:value-type="float" office:value="0.000384146895177338">
            <text:p>0.0003841469</text:p>
          </table:table-cell>
          <table:table-cell table:style-name="Default" table:formula="of:=[.IK40]/[.$IW$40]" office:value-type="float" office:value="0.000385463573323833">
            <text:p>0.0003854636</text:p>
          </table:table-cell>
          <table:table-cell table:style-name="Default" table:formula="of:=[.IL40]/[.$IW$40]" office:value-type="float" office:value="0.000386415422606374">
            <text:p>0.0003864154</text:p>
          </table:table-cell>
          <table:table-cell table:style-name="Default" table:formula="of:=[.IM40]/[.$IW$40]" office:value-type="float" office:value="0.000387458901184903">
            <text:p>0.0003874589</text:p>
          </table:table-cell>
          <table:table-cell table:style-name="Default" table:formula="of:=[.IN40]/[.$IW$40]" office:value-type="float" office:value="0.000388703044083506">
            <text:p>0.000388703</text:p>
          </table:table-cell>
          <table:table-cell table:style-name="Default" table:formula="of:=[.IO40]/[.$IW$40]" office:value-type="float" office:value="0.000390745763990802">
            <text:p>0.0003907458</text:p>
          </table:table-cell>
          <table:table-cell table:style-name="Default" table:formula="of:=[.IP40]/[.$IW$40]" office:value-type="float" office:value="0.000391663038175351">
            <text:p>0.000391663</text:p>
          </table:table-cell>
          <table:table-cell table:style-name="Default" table:formula="of:=[.IQ40]/[.$IW$40]" office:value-type="float" office:value="0.000392788460806579">
            <text:p>0.0003927885</text:p>
          </table:table-cell>
          <table:table-cell table:style-name="Default" table:formula="of:=[.IR40]/[.$IW$40]" office:value-type="float" office:value="0.000393847799630752">
            <text:p>0.0003938478</text:p>
          </table:table-cell>
          <table:table-cell table:style-name="Default" table:formula="of:=[.IS40]/[.$IW$40]" office:value-type="float" office:value="0.000396057389418449">
            <text:p>0.0003960574</text:p>
          </table:table-cell>
          <table:table-cell table:style-name="Default" table:formula="of:=[.IT40]/[.$IW$40]" office:value-type="float" office:value="0.000397089310526226">
            <text:p>0.0003970893</text:p>
          </table:table-cell>
          <table:table-cell table:style-name="Default" table:formula="of:=[.IU40]/[.$IW$40]" office:value-type="float" office:value="0.000397988158337489">
            <text:p>0.0003979882</text:p>
          </table:table-cell>
          <table:table-cell table:style-name="Default" table:formula="of:=[.IV40]/[.$IW$40]" office:value-type="float" office:value="0.000399076307131782">
            <text:p>0.000399076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01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20T01:52:04</dc:date>
    <dc:creator>IEEE8023 </dc:creator>
    <meta:document-statistic meta:table-count="1" meta:cell-count="104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0.0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72cm" svg:height="17.599cm" xlink:href=".." chart:class="chart:bar" chart:style-name="ch1">
        <chart:plot-area chart:style-name="ch2" table:cell-range-address="Sheet1.A1:Sheet1.IV1 Sheet1.A41:Sheet1.IV41" chart:data-source-has-labels="both" svg:x="0.659cm" svg:y="0.351cm" svg:width="31.654cm" svg:height="16.897cm">
          <chart:axis chart:dimension="x" chart:name="primary-x" chart:style-name="ch3">
            <chart:categories table:cell-range-address="Sheet1.B1:Sheet1.I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1:Sheet1.IV41" chart:label-cell-address="Sheet1.A41:Sheet1.A41" chart:class="chart:bar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IV1">1.3458252</text:p>
              </table:table-cell>
              <table:table-cell office:value-type="string">
                <text:p>45.758057</text:p>
              </table:table-cell>
              <table:table-cell office:value-type="string">
                <text:p>131.89087</text:p>
              </table:table-cell>
              <table:table-cell office:value-type="string">
                <text:p>218.02368</text:p>
              </table:table-cell>
              <table:table-cell office:value-type="string">
                <text:p>304.1565</text:p>
              </table:table-cell>
              <table:table-cell office:value-type="string">
                <text:p>390.2893</text:p>
              </table:table-cell>
              <table:table-cell office:value-type="string">
                <text:p>476.42212</text:p>
              </table:table-cell>
              <table:table-cell office:value-type="string">
                <text:p>562.55493</text:p>
              </table:table-cell>
              <table:table-cell office:value-type="string">
                <text:p>648.68774</text:p>
              </table:table-cell>
              <table:table-cell office:value-type="string">
                <text:p>734.82056</text:p>
              </table:table-cell>
              <table:table-cell office:value-type="string">
                <text:p>820.95337</text:p>
              </table:table-cell>
              <table:table-cell office:value-type="string">
                <text:p>907.0862</text:p>
              </table:table-cell>
              <table:table-cell office:value-type="string">
                <text:p>993.219</text:p>
              </table:table-cell>
              <table:table-cell office:value-type="string">
                <text:p>1079.3518</text:p>
              </table:table-cell>
              <table:table-cell office:value-type="string">
                <text:p>1165.4846</text:p>
              </table:table-cell>
              <table:table-cell office:value-type="string">
                <text:p>1251.6174</text:p>
              </table:table-cell>
              <table:table-cell office:value-type="string">
                <text:p>1337.7502</text:p>
              </table:table-cell>
              <table:table-cell office:value-type="string">
                <text:p>1423.883</text:p>
              </table:table-cell>
              <table:table-cell office:value-type="string">
                <text:p>1510.0159</text:p>
              </table:table-cell>
              <table:table-cell office:value-type="string">
                <text:p>1596.1487</text:p>
              </table:table-cell>
              <table:table-cell office:value-type="string">
                <text:p>1682.2815</text:p>
              </table:table-cell>
              <table:table-cell office:value-type="string">
                <text:p>1768.4143</text:p>
              </table:table-cell>
              <table:table-cell office:value-type="string">
                <text:p>1854.5471</text:p>
              </table:table-cell>
              <table:table-cell office:value-type="string">
                <text:p>1940.6799</text:p>
              </table:table-cell>
              <table:table-cell office:value-type="string">
                <text:p>2026.8127</text:p>
              </table:table-cell>
              <table:table-cell office:value-type="string">
                <text:p>2112.9456</text:p>
              </table:table-cell>
              <table:table-cell office:value-type="string">
                <text:p>2199.0784</text:p>
              </table:table-cell>
              <table:table-cell office:value-type="string">
                <text:p>2285.2112</text:p>
              </table:table-cell>
              <table:table-cell office:value-type="string">
                <text:p>2371.344</text:p>
              </table:table-cell>
              <table:table-cell office:value-type="string">
                <text:p>2457.4768</text:p>
              </table:table-cell>
              <table:table-cell office:value-type="string">
                <text:p>2543.6096</text:p>
              </table:table-cell>
              <table:table-cell office:value-type="string">
                <text:p>2629.7424</text:p>
              </table:table-cell>
              <table:table-cell office:value-type="string">
                <text:p>2715.8752</text:p>
              </table:table-cell>
              <table:table-cell office:value-type="string">
                <text:p>2802.008</text:p>
              </table:table-cell>
              <table:table-cell office:value-type="string">
                <text:p>2888.1409</text:p>
              </table:table-cell>
              <table:table-cell office:value-type="string">
                <text:p>2974.2737</text:p>
              </table:table-cell>
              <table:table-cell office:value-type="string">
                <text:p>3060.4065</text:p>
              </table:table-cell>
              <table:table-cell office:value-type="string">
                <text:p>3146.5393</text:p>
              </table:table-cell>
              <table:table-cell office:value-type="string">
                <text:p>3232.672</text:p>
              </table:table-cell>
              <table:table-cell office:value-type="string">
                <text:p>3318.805</text:p>
              </table:table-cell>
              <table:table-cell office:value-type="string">
                <text:p>3404.9377</text:p>
              </table:table-cell>
              <table:table-cell office:value-type="string">
                <text:p>3491.0706</text:p>
              </table:table-cell>
              <table:table-cell office:value-type="string">
                <text:p>3577.2034</text:p>
              </table:table-cell>
              <table:table-cell office:value-type="string">
                <text:p>3663.3362</text:p>
              </table:table-cell>
              <table:table-cell office:value-type="string">
                <text:p>3749.469</text:p>
              </table:table-cell>
              <table:table-cell office:value-type="string">
                <text:p>3835.6018</text:p>
              </table:table-cell>
              <table:table-cell office:value-type="string">
                <text:p>3921.7346</text:p>
              </table:table-cell>
              <table:table-cell office:value-type="string">
                <text:p>4007.8674</text:p>
              </table:table-cell>
              <table:table-cell office:value-type="string">
                <text:p>4094.0005</text:p>
              </table:table-cell>
              <table:table-cell office:value-type="string">
                <text:p>4180.1333</text:p>
              </table:table-cell>
              <table:table-cell office:value-type="string">
                <text:p>4266.266</text:p>
              </table:table-cell>
              <table:table-cell office:value-type="string">
                <text:p>4352.399</text:p>
              </table:table-cell>
              <table:table-cell office:value-type="string">
                <text:p>4438.5317</text:p>
              </table:table-cell>
              <table:table-cell office:value-type="string">
                <text:p>4524.6646</text:p>
              </table:table-cell>
              <table:table-cell office:value-type="string">
                <text:p>4610.7974</text:p>
              </table:table-cell>
              <table:table-cell office:value-type="string">
                <text:p>4696.93</text:p>
              </table:table-cell>
              <table:table-cell office:value-type="string">
                <text:p>4783.063</text:p>
              </table:table-cell>
              <table:table-cell office:value-type="string">
                <text:p>4869.196</text:p>
              </table:table-cell>
              <table:table-cell office:value-type="string">
                <text:p>4955.3286</text:p>
              </table:table-cell>
              <table:table-cell office:value-type="string">
                <text:p>5041.4614</text:p>
              </table:table-cell>
              <table:table-cell office:value-type="string">
                <text:p>5127.594</text:p>
              </table:table-cell>
              <table:table-cell office:value-type="string">
                <text:p>5213.727</text:p>
              </table:table-cell>
              <table:table-cell office:value-type="string">
                <text:p>5299.86</text:p>
              </table:table-cell>
              <table:table-cell office:value-type="string">
                <text:p>5385.9927</text:p>
              </table:table-cell>
              <table:table-cell office:value-type="string">
                <text:p>5472.1255</text:p>
              </table:table-cell>
              <table:table-cell office:value-type="string">
                <text:p>5558.2583</text:p>
              </table:table-cell>
              <table:table-cell office:value-type="string">
                <text:p>5644.391</text:p>
              </table:table-cell>
              <table:table-cell office:value-type="string">
                <text:p>5730.524</text:p>
              </table:table-cell>
              <table:table-cell office:value-type="string">
                <text:p>5816.6567</text:p>
              </table:table-cell>
              <table:table-cell office:value-type="string">
                <text:p>5902.7896</text:p>
              </table:table-cell>
              <table:table-cell office:value-type="string">
                <text:p>5988.9224</text:p>
              </table:table-cell>
              <table:table-cell office:value-type="string">
                <text:p>6075.055</text:p>
              </table:table-cell>
              <table:table-cell office:value-type="string">
                <text:p>6161.188</text:p>
              </table:table-cell>
              <table:table-cell office:value-type="string">
                <text:p>6247.321</text:p>
              </table:table-cell>
              <table:table-cell office:value-type="string">
                <text:p>6333.4536</text:p>
              </table:table-cell>
              <table:table-cell office:value-type="string">
                <text:p>6419.5864</text:p>
              </table:table-cell>
              <table:table-cell office:value-type="string">
                <text:p>6505.719</text:p>
              </table:table-cell>
              <table:table-cell office:value-type="string">
                <text:p>6591.852</text:p>
              </table:table-cell>
              <table:table-cell office:value-type="string">
                <text:p>6677.985</text:p>
              </table:table-cell>
              <table:table-cell office:value-type="string">
                <text:p>6764.1177</text:p>
              </table:table-cell>
              <table:table-cell office:value-type="string">
                <text:p>6850.2505</text:p>
              </table:table-cell>
              <table:table-cell office:value-type="string">
                <text:p>6936.3833</text:p>
              </table:table-cell>
              <table:table-cell office:value-type="string">
                <text:p>7022.516</text:p>
              </table:table-cell>
              <table:table-cell office:value-type="string">
                <text:p>7108.649</text:p>
              </table:table-cell>
              <table:table-cell office:value-type="string">
                <text:p>7194.7817</text:p>
              </table:table-cell>
              <table:table-cell office:value-type="string">
                <text:p>7280.9146</text:p>
              </table:table-cell>
              <table:table-cell office:value-type="string">
                <text:p>7367.0474</text:p>
              </table:table-cell>
              <table:table-cell office:value-type="string">
                <text:p>7453.18</text:p>
              </table:table-cell>
              <table:table-cell office:value-type="string">
                <text:p>7539.313</text:p>
              </table:table-cell>
              <table:table-cell office:value-type="string">
                <text:p>7625.446</text:p>
              </table:table-cell>
              <table:table-cell office:value-type="string">
                <text:p>7711.5786</text:p>
              </table:table-cell>
              <table:table-cell office:value-type="string">
                <text:p>7797.7114</text:p>
              </table:table-cell>
              <table:table-cell office:value-type="string">
                <text:p>7883.844</text:p>
              </table:table-cell>
              <table:table-cell office:value-type="string">
                <text:p>7969.977</text:p>
              </table:table-cell>
              <table:table-cell office:value-type="string">
                <text:p>8056.11</text:p>
              </table:table-cell>
              <table:table-cell office:value-type="string">
                <text:p>8142.2427</text:p>
              </table:table-cell>
              <table:table-cell office:value-type="string">
                <text:p>8228.372</text:p>
              </table:table-cell>
              <table:table-cell office:value-type="string">
                <text:p>8314.498</text:p>
              </table:table-cell>
              <table:table-cell office:value-type="string">
                <text:p>8400.623</text:p>
              </table:table-cell>
              <table:table-cell office:value-type="string">
                <text:p>8486.748</text:p>
              </table:table-cell>
              <table:table-cell office:value-type="string">
                <text:p>8572.873</text:p>
              </table:table-cell>
              <table:table-cell office:value-type="string">
                <text:p>8658.998</text:p>
              </table:table-cell>
              <table:table-cell office:value-type="string">
                <text:p>8745.123</text:p>
              </table:table-cell>
              <table:table-cell office:value-type="string">
                <text:p>8831.248</text:p>
              </table:table-cell>
              <table:table-cell office:value-type="string">
                <text:p>8917.373</text:p>
              </table:table-cell>
              <table:table-cell office:value-type="string">
                <text:p>9003.498</text:p>
              </table:table-cell>
              <table:table-cell office:value-type="string">
                <text:p>9089.623</text:p>
              </table:table-cell>
              <table:table-cell office:value-type="string">
                <text:p>9175.748</text:p>
              </table:table-cell>
              <table:table-cell office:value-type="string">
                <text:p>9261.873</text:p>
              </table:table-cell>
              <table:table-cell office:value-type="string">
                <text:p>9347.998</text:p>
              </table:table-cell>
              <table:table-cell office:value-type="string">
                <text:p>9434.123</text:p>
              </table:table-cell>
              <table:table-cell office:value-type="string">
                <text:p>9520.248</text:p>
              </table:table-cell>
              <table:table-cell office:value-type="string">
                <text:p>9606.373</text:p>
              </table:table-cell>
              <table:table-cell office:value-type="string">
                <text:p>9692.498</text:p>
              </table:table-cell>
              <table:table-cell office:value-type="string">
                <text:p>9778.623</text:p>
              </table:table-cell>
              <table:table-cell office:value-type="string">
                <text:p>9864.748</text:p>
              </table:table-cell>
              <table:table-cell office:value-type="string">
                <text:p>9950.873</text:p>
              </table:table-cell>
              <table:table-cell office:value-type="string">
                <text:p>10036.998</text:p>
              </table:table-cell>
              <table:table-cell office:value-type="string">
                <text:p>10123.123</text:p>
              </table:table-cell>
              <table:table-cell office:value-type="string">
                <text:p>10209.248</text:p>
              </table:table-cell>
              <table:table-cell office:value-type="string">
                <text:p>10295.373</text:p>
              </table:table-cell>
              <table:table-cell office:value-type="string">
                <text:p>10381.498</text:p>
              </table:table-cell>
              <table:table-cell office:value-type="string">
                <text:p>10467.623</text:p>
              </table:table-cell>
              <table:table-cell office:value-type="string">
                <text:p>10553.748</text:p>
              </table:table-cell>
              <table:table-cell office:value-type="string">
                <text:p>10639.873</text:p>
              </table:table-cell>
              <table:table-cell office:value-type="string">
                <text:p>10725.998</text:p>
              </table:table-cell>
              <table:table-cell office:value-type="string">
                <text:p>10812.123</text:p>
              </table:table-cell>
              <table:table-cell office:value-type="string">
                <text:p>10898.248</text:p>
              </table:table-cell>
              <table:table-cell office:value-type="string">
                <text:p>10984.373</text:p>
              </table:table-cell>
              <table:table-cell office:value-type="string">
                <text:p>11070.498</text:p>
              </table:table-cell>
              <table:table-cell office:value-type="string">
                <text:p>11156.623</text:p>
              </table:table-cell>
              <table:table-cell office:value-type="string">
                <text:p>11242.748</text:p>
              </table:table-cell>
              <table:table-cell office:value-type="string">
                <text:p>11328.873</text:p>
              </table:table-cell>
              <table:table-cell office:value-type="string">
                <text:p>11414.998</text:p>
              </table:table-cell>
              <table:table-cell office:value-type="string">
                <text:p>11501.123</text:p>
              </table:table-cell>
              <table:table-cell office:value-type="string">
                <text:p>11587.248</text:p>
              </table:table-cell>
              <table:table-cell office:value-type="string">
                <text:p>11673.373</text:p>
              </table:table-cell>
              <table:table-cell office:value-type="string">
                <text:p>11759.498</text:p>
              </table:table-cell>
              <table:table-cell office:value-type="string">
                <text:p>11845.623</text:p>
              </table:table-cell>
              <table:table-cell office:value-type="string">
                <text:p>11931.748</text:p>
              </table:table-cell>
              <table:table-cell office:value-type="string">
                <text:p>12017.873</text:p>
              </table:table-cell>
              <table:table-cell office:value-type="string">
                <text:p>12103.998</text:p>
              </table:table-cell>
              <table:table-cell office:value-type="string">
                <text:p>12190.123</text:p>
              </table:table-cell>
              <table:table-cell office:value-type="string">
                <text:p>12276.248</text:p>
              </table:table-cell>
              <table:table-cell office:value-type="string">
                <text:p>12362.373</text:p>
              </table:table-cell>
              <table:table-cell office:value-type="string">
                <text:p>12448.498</text:p>
              </table:table-cell>
              <table:table-cell office:value-type="string">
                <text:p>12534.623</text:p>
              </table:table-cell>
              <table:table-cell office:value-type="string">
                <text:p>12620.748</text:p>
              </table:table-cell>
              <table:table-cell office:value-type="string">
                <text:p>12706.873</text:p>
              </table:table-cell>
              <table:table-cell office:value-type="string">
                <text:p>12792.998</text:p>
              </table:table-cell>
              <table:table-cell office:value-type="string">
                <text:p>12879.123</text:p>
              </table:table-cell>
              <table:table-cell office:value-type="string">
                <text:p>12965.248</text:p>
              </table:table-cell>
              <table:table-cell office:value-type="string">
                <text:p>13051.373</text:p>
              </table:table-cell>
              <table:table-cell office:value-type="string">
                <text:p>13137.498</text:p>
              </table:table-cell>
              <table:table-cell office:value-type="string">
                <text:p>13223.623</text:p>
              </table:table-cell>
              <table:table-cell office:value-type="string">
                <text:p>13309.748</text:p>
              </table:table-cell>
              <table:table-cell office:value-type="string">
                <text:p>13395.873</text:p>
              </table:table-cell>
              <table:table-cell office:value-type="string">
                <text:p>13481.998</text:p>
              </table:table-cell>
              <table:table-cell office:value-type="string">
                <text:p>13568.123</text:p>
              </table:table-cell>
              <table:table-cell office:value-type="string">
                <text:p>13654.248</text:p>
              </table:table-cell>
              <table:table-cell office:value-type="string">
                <text:p>13740.373</text:p>
              </table:table-cell>
              <table:table-cell office:value-type="string">
                <text:p>13826.498</text:p>
              </table:table-cell>
              <table:table-cell office:value-type="string">
                <text:p>13912.623</text:p>
              </table:table-cell>
              <table:table-cell office:value-type="string">
                <text:p>13998.748</text:p>
              </table:table-cell>
              <table:table-cell office:value-type="string">
                <text:p>14084.873</text:p>
              </table:table-cell>
              <table:table-cell office:value-type="string">
                <text:p>14170.998</text:p>
              </table:table-cell>
              <table:table-cell office:value-type="string">
                <text:p>14257.123</text:p>
              </table:table-cell>
              <table:table-cell office:value-type="string">
                <text:p>14343.248</text:p>
              </table:table-cell>
              <table:table-cell office:value-type="string">
                <text:p>14429.373</text:p>
              </table:table-cell>
              <table:table-cell office:value-type="string">
                <text:p>14515.498</text:p>
              </table:table-cell>
              <table:table-cell office:value-type="string">
                <text:p>14601.623</text:p>
              </table:table-cell>
              <table:table-cell office:value-type="string">
                <text:p>14687.748</text:p>
              </table:table-cell>
              <table:table-cell office:value-type="string">
                <text:p>14773.873</text:p>
              </table:table-cell>
              <table:table-cell office:value-type="string">
                <text:p>14859.998</text:p>
              </table:table-cell>
              <table:table-cell office:value-type="string">
                <text:p>14946.123</text:p>
              </table:table-cell>
              <table:table-cell office:value-type="string">
                <text:p>15032.248</text:p>
              </table:table-cell>
              <table:table-cell office:value-type="string">
                <text:p>15118.373</text:p>
              </table:table-cell>
              <table:table-cell office:value-type="string">
                <text:p>15204.498</text:p>
              </table:table-cell>
              <table:table-cell office:value-type="string">
                <text:p>15290.623</text:p>
              </table:table-cell>
              <table:table-cell office:value-type="string">
                <text:p>15376.748</text:p>
              </table:table-cell>
              <table:table-cell office:value-type="string">
                <text:p>15462.873</text:p>
              </table:table-cell>
              <table:table-cell office:value-type="string">
                <text:p>15548.998</text:p>
              </table:table-cell>
              <table:table-cell office:value-type="string">
                <text:p>15635.123</text:p>
              </table:table-cell>
              <table:table-cell office:value-type="string">
                <text:p>15721.248</text:p>
              </table:table-cell>
              <table:table-cell office:value-type="string">
                <text:p>15807.373</text:p>
              </table:table-cell>
              <table:table-cell office:value-type="string">
                <text:p>15893.498</text:p>
              </table:table-cell>
              <table:table-cell office:value-type="string">
                <text:p>15979.623</text:p>
              </table:table-cell>
              <table:table-cell office:value-type="string">
                <text:p>16065.748</text:p>
              </table:table-cell>
              <table:table-cell office:value-type="string">
                <text:p>16151.873</text:p>
              </table:table-cell>
              <table:table-cell office:value-type="string">
                <text:p>16237.998</text:p>
              </table:table-cell>
              <table:table-cell office:value-type="string">
                <text:p>16324.123</text:p>
              </table:table-cell>
              <table:table-cell office:value-type="string">
                <text:p>16410.248</text:p>
              </table:table-cell>
              <table:table-cell office:value-type="string">
                <text:p>16496.373</text:p>
              </table:table-cell>
              <table:table-cell office:value-type="string">
                <text:p>16582.498</text:p>
              </table:table-cell>
              <table:table-cell office:value-type="string">
                <text:p>16668.623</text:p>
              </table:table-cell>
              <table:table-cell office:value-type="string">
                <text:p>16754.748</text:p>
              </table:table-cell>
              <table:table-cell office:value-type="string">
                <text:p>16840.873</text:p>
              </table:table-cell>
              <table:table-cell office:value-type="string">
                <text:p>16926.998</text:p>
              </table:table-cell>
              <table:table-cell office:value-type="string">
                <text:p>17013.123</text:p>
              </table:table-cell>
              <table:table-cell office:value-type="string">
                <text:p>17099.248</text:p>
              </table:table-cell>
              <table:table-cell office:value-type="string">
                <text:p>17185.373</text:p>
              </table:table-cell>
              <table:table-cell office:value-type="string">
                <text:p>17271.498</text:p>
              </table:table-cell>
              <table:table-cell office:value-type="string">
                <text:p>17357.623</text:p>
              </table:table-cell>
              <table:table-cell office:value-type="string">
                <text:p>17443.748</text:p>
              </table:table-cell>
              <table:table-cell office:value-type="string">
                <text:p>17529.873</text:p>
              </table:table-cell>
              <table:table-cell office:value-type="string">
                <text:p>17615.998</text:p>
              </table:table-cell>
              <table:table-cell office:value-type="string">
                <text:p>17702.123</text:p>
              </table:table-cell>
              <table:table-cell office:value-type="string">
                <text:p>17788.248</text:p>
              </table:table-cell>
              <table:table-cell office:value-type="string">
                <text:p>17874.373</text:p>
              </table:table-cell>
              <table:table-cell office:value-type="string">
                <text:p>17960.498</text:p>
              </table:table-cell>
              <table:table-cell office:value-type="string">
                <text:p>18046.623</text:p>
              </table:table-cell>
              <table:table-cell office:value-type="string">
                <text:p>18132.748</text:p>
              </table:table-cell>
              <table:table-cell office:value-type="string">
                <text:p>18218.873</text:p>
              </table:table-cell>
              <table:table-cell office:value-type="string">
                <text:p>18304.998</text:p>
              </table:table-cell>
              <table:table-cell office:value-type="string">
                <text:p>18391.123</text:p>
              </table:table-cell>
              <table:table-cell office:value-type="string">
                <text:p>18477.248</text:p>
              </table:table-cell>
              <table:table-cell office:value-type="string">
                <text:p>18563.373</text:p>
              </table:table-cell>
              <table:table-cell office:value-type="string">
                <text:p>18649.498</text:p>
              </table:table-cell>
              <table:table-cell office:value-type="string">
                <text:p>18735.623</text:p>
              </table:table-cell>
              <table:table-cell office:value-type="string">
                <text:p>18821.748</text:p>
              </table:table-cell>
              <table:table-cell office:value-type="string">
                <text:p>18907.873</text:p>
              </table:table-cell>
              <table:table-cell office:value-type="string">
                <text:p>18993.998</text:p>
              </table:table-cell>
              <table:table-cell office:value-type="string">
                <text:p>19080.123</text:p>
              </table:table-cell>
              <table:table-cell office:value-type="string">
                <text:p>19166.248</text:p>
              </table:table-cell>
              <table:table-cell office:value-type="string">
                <text:p>19252.373</text:p>
              </table:table-cell>
              <table:table-cell office:value-type="string">
                <text:p>19338.498</text:p>
              </table:table-cell>
              <table:table-cell office:value-type="string">
                <text:p>19424.623</text:p>
              </table:table-cell>
              <table:table-cell office:value-type="string">
                <text:p>19510.748</text:p>
              </table:table-cell>
              <table:table-cell office:value-type="string">
                <text:p>19596.873</text:p>
              </table:table-cell>
              <table:table-cell office:value-type="string">
                <text:p>19682.998</text:p>
              </table:table-cell>
              <table:table-cell office:value-type="string">
                <text:p>19769.123</text:p>
              </table:table-cell>
              <table:table-cell office:value-type="string">
                <text:p>19855.248</text:p>
              </table:table-cell>
              <table:table-cell office:value-type="string">
                <text:p>19941.373</text:p>
              </table:table-cell>
              <table:table-cell office:value-type="string">
                <text:p>20027.498</text:p>
              </table:table-cell>
              <table:table-cell office:value-type="string">
                <text:p>20113.623</text:p>
              </table:table-cell>
              <table:table-cell office:value-type="string">
                <text:p>20199.748</text:p>
              </table:table-cell>
              <table:table-cell office:value-type="string">
                <text:p>20285.873</text:p>
              </table:table-cell>
              <table:table-cell office:value-type="string">
                <text:p>20371.998</text:p>
              </table:table-cell>
              <table:table-cell office:value-type="string">
                <text:p>20458.123</text:p>
              </table:table-cell>
              <table:table-cell office:value-type="string">
                <text:p>20544.248</text:p>
              </table:table-cell>
              <table:table-cell office:value-type="string">
                <text:p>20630.373</text:p>
              </table:table-cell>
              <table:table-cell office:value-type="string">
                <text:p>20716.498</text:p>
              </table:table-cell>
              <table:table-cell office:value-type="string">
                <text:p>20802.623</text:p>
              </table:table-cell>
              <table:table-cell office:value-type="string">
                <text:p>20888.748</text:p>
              </table:table-cell>
              <table:table-cell office:value-type="string">
                <text:p>20974.873</text:p>
              </table:table-cell>
              <table:table-cell office:value-type="string">
                <text:p>21060.998</text:p>
              </table:table-cell>
              <table:table-cell office:value-type="string">
                <text:p>21147.123</text:p>
              </table:table-cell>
              <table:table-cell office:value-type="string">
                <text:p>21233.248</text:p>
              </table:table-cell>
              <table:table-cell office:value-type="string">
                <text:p>21319.373</text:p>
              </table:table-cell>
              <table:table-cell office:value-type="string">
                <text:p>21405.498</text:p>
              </table:table-cell>
              <table:table-cell office:value-type="string">
                <text:p>21491.623</text:p>
              </table:table-cell>
              <table:table-cell office:value-type="string">
                <text:p>21577.748</text:p>
              </table:table-cell>
              <table:table-cell office:value-type="string">
                <text:p>21663.873</text:p>
              </table:table-cell>
              <table:table-cell office:value-type="string">
                <text:p>21749.998</text:p>
              </table:table-cell>
              <table:table-cell office:value-type="string">
                <text:p>21836.123</text:p>
              </table:table-cell>
            </table:table-row>
          </table:table-header-rows>
          <table:table-rows>
            <table:table-row>
              <table:table-cell office:value-type="string">
                <text:p text:id="Sheet1.A41:Sheet1.A41">norm mean</text:p>
              </table:table-cell>
              <table:table-cell office:value-type="float" office:value="0.0304354365257794">
                <text:p text:id="Sheet1.B41:Sheet1.IV41">0.0304354365257794</text:p>
              </table:table-cell>
              <table:table-cell office:value-type="float" office:value="0.0487996421532442">
                <text:p>0.0487996421532442</text:p>
              </table:table-cell>
              <table:table-cell office:value-type="float" office:value="0.0384484947444458">
                <text:p>0.0384484947444458</text:p>
              </table:table-cell>
              <table:table-cell office:value-type="float" office:value="0.0276613757579199">
                <text:p>0.0276613757579199</text:p>
              </table:table-cell>
              <table:table-cell office:value-type="float" office:value="0.0259981612229267">
                <text:p>0.0259981612229267</text:p>
              </table:table-cell>
              <table:table-cell office:value-type="float" office:value="0.0257537398577454">
                <text:p>0.0257537398577454</text:p>
              </table:table-cell>
              <table:table-cell office:value-type="float" office:value="0.0245365963479112">
                <text:p>0.0245365963479112</text:p>
              </table:table-cell>
              <table:table-cell office:value-type="float" office:value="0.0218783623743966">
                <text:p>0.0218783623743966</text:p>
              </table:table-cell>
              <table:table-cell office:value-type="float" office:value="0.016043547038296">
                <text:p>0.016043547038296</text:p>
              </table:table-cell>
              <table:table-cell office:value-type="float" office:value="0.0139613787326287">
                <text:p>0.0139613787326287</text:p>
              </table:table-cell>
              <table:table-cell office:value-type="float" office:value="0.012882032406007">
                <text:p>0.012882032406007</text:p>
              </table:table-cell>
              <table:table-cell office:value-type="float" office:value="0.0124381841590275">
                <text:p>0.0124381841590275</text:p>
              </table:table-cell>
              <table:table-cell office:value-type="float" office:value="0.0106779088264554">
                <text:p>0.0106779088264554</text:p>
              </table:table-cell>
              <table:table-cell office:value-type="float" office:value="0.0118086518296838">
                <text:p>0.0118086518296838</text:p>
              </table:table-cell>
              <table:table-cell office:value-type="float" office:value="0.00898709553754813">
                <text:p>0.00898709553754813</text:p>
              </table:table-cell>
              <table:table-cell office:value-type="float" office:value="0.0110303834830438">
                <text:p>0.0110303834830438</text:p>
              </table:table-cell>
              <table:table-cell office:value-type="float" office:value="0.00891037078856539">
                <text:p>0.00891037078856539</text:p>
              </table:table-cell>
              <table:table-cell office:value-type="float" office:value="0.00961549432396265">
                <text:p>0.00961549432396265</text:p>
              </table:table-cell>
              <table:table-cell office:value-type="float" office:value="0.00900335406573143">
                <text:p>0.00900335406573143</text:p>
              </table:table-cell>
              <table:table-cell office:value-type="float" office:value="0.00774811543606195">
                <text:p>0.00774811543606195</text:p>
              </table:table-cell>
              <table:table-cell office:value-type="float" office:value="0.00935166254366498">
                <text:p>0.00935166254366498</text:p>
              </table:table-cell>
              <table:table-cell office:value-type="float" office:value="0.00754407762633407">
                <text:p>0.00754407762633407</text:p>
              </table:table-cell>
              <table:table-cell office:value-type="float" office:value="0.00874897242406088">
                <text:p>0.00874897242406088</text:p>
              </table:table-cell>
              <table:table-cell office:value-type="float" office:value="0.00850085786053222">
                <text:p>0.00850085786053222</text:p>
              </table:table-cell>
              <table:table-cell office:value-type="float" office:value="0.00728591048291271">
                <text:p>0.00728591048291271</text:p>
              </table:table-cell>
              <table:table-cell office:value-type="float" office:value="0.00747095555199169">
                <text:p>0.00747095555199169</text:p>
              </table:table-cell>
              <table:table-cell office:value-type="float" office:value="0.00768026625590549">
                <text:p>0.00768026625590549</text:p>
              </table:table-cell>
              <table:table-cell office:value-type="float" office:value="0.00839376764715409">
                <text:p>0.00839376764715409</text:p>
              </table:table-cell>
              <table:table-cell office:value-type="float" office:value="0.00700691198108776">
                <text:p>0.00700691198108776</text:p>
              </table:table-cell>
              <table:table-cell office:value-type="float" office:value="0.00693607370261739">
                <text:p>0.00693607370261739</text:p>
              </table:table-cell>
              <table:table-cell office:value-type="float" office:value="0.00855776382911251">
                <text:p>0.00855776382911251</text:p>
              </table:table-cell>
              <table:table-cell office:value-type="float" office:value="0.00685950667036636">
                <text:p>0.00685950667036636</text:p>
              </table:table-cell>
              <table:table-cell office:value-type="float" office:value="0.00604434261208265">
                <text:p>0.00604434261208265</text:p>
              </table:table-cell>
              <table:table-cell office:value-type="float" office:value="0.00596015503396845">
                <text:p>0.00596015503396845</text:p>
              </table:table-cell>
              <table:table-cell office:value-type="float" office:value="0.00667082836749424">
                <text:p>0.00667082836749424</text:p>
              </table:table-cell>
              <table:table-cell office:value-type="float" office:value="0.00573142489720487">
                <text:p>0.00573142489720487</text:p>
              </table:table-cell>
              <table:table-cell office:value-type="float" office:value="0.00631508744326175">
                <text:p>0.00631508744326175</text:p>
              </table:table-cell>
              <table:table-cell office:value-type="float" office:value="0.00631511510063514">
                <text:p>0.00631511510063514</text:p>
              </table:table-cell>
              <table:table-cell office:value-type="float" office:value="0.00677709833626566">
                <text:p>0.00677709833626566</text:p>
              </table:table-cell>
              <table:table-cell office:value-type="float" office:value="0.00607180715577268">
                <text:p>0.00607180715577268</text:p>
              </table:table-cell>
              <table:table-cell office:value-type="float" office:value="0.0068214889500077">
                <text:p>0.0068214889500077</text:p>
              </table:table-cell>
              <table:table-cell office:value-type="float" office:value="0.00678030889050435">
                <text:p>0.00678030889050435</text:p>
              </table:table-cell>
              <table:table-cell office:value-type="float" office:value="0.00624711829705041">
                <text:p>0.00624711829705041</text:p>
              </table:table-cell>
              <table:table-cell office:value-type="float" office:value="0.0060534161428614">
                <text:p>0.0060534161428614</text:p>
              </table:table-cell>
              <table:table-cell office:value-type="float" office:value="0.00558376189171667">
                <text:p>0.00558376189171667</text:p>
              </table:table-cell>
              <table:table-cell office:value-type="float" office:value="0.00611493699132009">
                <text:p>0.00611493699132009</text:p>
              </table:table-cell>
              <table:table-cell office:value-type="float" office:value="0.00557558517125241">
                <text:p>0.00557558517125241</text:p>
              </table:table-cell>
              <table:table-cell office:value-type="float" office:value="0.00495582989543289">
                <text:p>0.00495582989543289</text:p>
              </table:table-cell>
              <table:table-cell office:value-type="float" office:value="0.00492419318347754">
                <text:p>0.00492419318347754</text:p>
              </table:table-cell>
              <table:table-cell office:value-type="float" office:value="0.00477095993100025">
                <text:p>0.00477095993100025</text:p>
              </table:table-cell>
              <table:table-cell office:value-type="float" office:value="0.00500267540331454">
                <text:p>0.00500267540331454</text:p>
              </table:table-cell>
              <table:table-cell office:value-type="float" office:value="0.00488776450112671">
                <text:p>0.00488776450112671</text:p>
              </table:table-cell>
              <table:table-cell office:value-type="float" office:value="0.00459052454290887">
                <text:p>0.00459052454290887</text:p>
              </table:table-cell>
              <table:table-cell office:value-type="float" office:value="0.00434238263572161">
                <text:p>0.00434238263572161</text:p>
              </table:table-cell>
              <table:table-cell office:value-type="float" office:value="0.00432053788534079">
                <text:p>0.00432053788534079</text:p>
              </table:table-cell>
              <table:table-cell office:value-type="float" office:value="0.00404573348344719">
                <text:p>0.00404573348344719</text:p>
              </table:table-cell>
              <table:table-cell office:value-type="float" office:value="0.00430786780197847">
                <text:p>0.00430786780197847</text:p>
              </table:table-cell>
              <table:table-cell office:value-type="float" office:value="0.00397366682237057">
                <text:p>0.00397366682237057</text:p>
              </table:table-cell>
              <table:table-cell office:value-type="float" office:value="0.00385543006173721">
                <text:p>0.00385543006173721</text:p>
              </table:table-cell>
              <table:table-cell office:value-type="float" office:value="0.00388964105923808">
                <text:p>0.00388964105923808</text:p>
              </table:table-cell>
              <table:table-cell office:value-type="float" office:value="0.00395582653710067">
                <text:p>0.00395582653710067</text:p>
              </table:table-cell>
              <table:table-cell office:value-type="float" office:value="0.0039929158327096">
                <text:p>0.0039929158327096</text:p>
              </table:table-cell>
              <table:table-cell office:value-type="float" office:value="0.00398584723850331">
                <text:p>0.00398584723850331</text:p>
              </table:table-cell>
              <table:table-cell office:value-type="float" office:value="0.00397332875031072">
                <text:p>0.00397332875031072</text:p>
              </table:table-cell>
              <table:table-cell office:value-type="float" office:value="0.00412734639269663">
                <text:p>0.00412734639269663</text:p>
              </table:table-cell>
              <table:table-cell office:value-type="float" office:value="0.00414961640492361">
                <text:p>0.00414961640492361</text:p>
              </table:table-cell>
              <table:table-cell office:value-type="float" office:value="0.00407130808237633">
                <text:p>0.00407130808237633</text:p>
              </table:table-cell>
              <table:table-cell office:value-type="float" office:value="0.00389855987023455">
                <text:p>0.00389855987023455</text:p>
              </table:table-cell>
              <table:table-cell office:value-type="float" office:value="0.00424898728708051">
                <text:p>0.00424898728708051</text:p>
              </table:table-cell>
              <table:table-cell office:value-type="float" office:value="0.00427838482587705">
                <text:p>0.00427838482587705</text:p>
              </table:table-cell>
              <table:table-cell office:value-type="float" office:value="0.00389108339450953">
                <text:p>0.00389108339450953</text:p>
              </table:table-cell>
              <table:table-cell office:value-type="float" office:value="0.00396867455530501">
                <text:p>0.00396867455530501</text:p>
              </table:table-cell>
              <table:table-cell office:value-type="float" office:value="0.00398592345091084">
                <text:p>0.00398592345091084</text:p>
              </table:table-cell>
              <table:table-cell office:value-type="float" office:value="0.00411643356956092">
                <text:p>0.00411643356956092</text:p>
              </table:table-cell>
              <table:table-cell office:value-type="float" office:value="0.00402528050104264">
                <text:p>0.00402528050104264</text:p>
              </table:table-cell>
              <table:table-cell office:value-type="float" office:value="0.00394591336731242">
                <text:p>0.00394591336731242</text:p>
              </table:table-cell>
              <table:table-cell office:value-type="float" office:value="0.00411321824576876">
                <text:p>0.00411321824576876</text:p>
              </table:table-cell>
              <table:table-cell office:value-type="float" office:value="0.0039794727562584">
                <text:p>0.0039794727562584</text:p>
              </table:table-cell>
              <table:table-cell office:value-type="float" office:value="0.00400623227163587">
                <text:p>0.00400623227163587</text:p>
              </table:table-cell>
              <table:table-cell office:value-type="float" office:value="0.00409314721970344">
                <text:p>0.00409314721970344</text:p>
              </table:table-cell>
              <table:table-cell office:value-type="float" office:value="0.00390147790043679">
                <text:p>0.00390147790043679</text:p>
              </table:table-cell>
              <table:table-cell office:value-type="float" office:value="0.00389048501966063">
                <text:p>0.00389048501966063</text:p>
              </table:table-cell>
              <table:table-cell office:value-type="float" office:value="0.00378852041285683">
                <text:p>0.00378852041285683</text:p>
              </table:table-cell>
              <table:table-cell office:value-type="float" office:value="0.00374330774380303">
                <text:p>0.00374330774380303</text:p>
              </table:table-cell>
              <table:table-cell office:value-type="float" office:value="0.00371782894928165">
                <text:p>0.00371782894928165</text:p>
              </table:table-cell>
              <table:table-cell office:value-type="float" office:value="0.0036925767340336">
                <text:p>0.0036925767340336</text:p>
              </table:table-cell>
              <table:table-cell office:value-type="float" office:value="0.00365374361729783">
                <text:p>0.00365374361729783</text:p>
              </table:table-cell>
              <table:table-cell office:value-type="float" office:value="0.00373596673250143">
                <text:p>0.00373596673250143</text:p>
              </table:table-cell>
              <table:table-cell office:value-type="float" office:value="0.00369248112656352">
                <text:p>0.00369248112656352</text:p>
              </table:table-cell>
              <table:table-cell office:value-type="float" office:value="0.00354948905330963">
                <text:p>0.00354948905330963</text:p>
              </table:table-cell>
              <table:table-cell office:value-type="float" office:value="0.00343050868898972">
                <text:p>0.00343050868898972</text:p>
              </table:table-cell>
              <table:table-cell office:value-type="float" office:value="0.00357255939816059">
                <text:p>0.00357255939816059</text:p>
              </table:table-cell>
              <table:table-cell office:value-type="float" office:value="0.00358200678246417">
                <text:p>0.00358200678246417</text:p>
              </table:table-cell>
              <table:table-cell office:value-type="float" office:value="0.00364624773611907">
                <text:p>0.00364624773611907</text:p>
              </table:table-cell>
              <table:table-cell office:value-type="float" office:value="0.00350346517832985">
                <text:p>0.00350346517832985</text:p>
              </table:table-cell>
              <table:table-cell office:value-type="float" office:value="0.00336264189891015">
                <text:p>0.00336264189891015</text:p>
              </table:table-cell>
              <table:table-cell office:value-type="float" office:value="0.00336460989020502">
                <text:p>0.00336460989020502</text:p>
              </table:table-cell>
              <table:table-cell office:value-type="float" office:value="0.00337449564013266">
                <text:p>0.00337449564013266</text:p>
              </table:table-cell>
              <table:table-cell office:value-type="float" office:value="0.00340392735388415">
                <text:p>0.00340392735388415</text:p>
              </table:table-cell>
              <table:table-cell office:value-type="float" office:value="0.00330834188836931">
                <text:p>0.00330834188836931</text:p>
              </table:table-cell>
              <table:table-cell office:value-type="float" office:value="0.00336175764840332">
                <text:p>0.00336175764840332</text:p>
              </table:table-cell>
              <table:table-cell office:value-type="float" office:value="0.00319871558529399">
                <text:p>0.00319871558529399</text:p>
              </table:table-cell>
              <table:table-cell office:value-type="float" office:value="0.00307978109326841">
                <text:p>0.00307978109326841</text:p>
              </table:table-cell>
              <table:table-cell office:value-type="float" office:value="0.00299022782027248">
                <text:p>0.00299022782027248</text:p>
              </table:table-cell>
              <table:table-cell office:value-type="float" office:value="0.00303597102211381">
                <text:p>0.00303597102211381</text:p>
              </table:table-cell>
              <table:table-cell office:value-type="float" office:value="0.00302549360723819">
                <text:p>0.00302549360723819</text:p>
              </table:table-cell>
              <table:table-cell office:value-type="float" office:value="0.00290226296808103">
                <text:p>0.00290226296808103</text:p>
              </table:table-cell>
              <table:table-cell office:value-type="float" office:value="0.00295449936204346">
                <text:p>0.00295449936204346</text:p>
              </table:table-cell>
              <table:table-cell office:value-type="float" office:value="0.00311666413987312">
                <text:p>0.00311666413987312</text:p>
              </table:table-cell>
              <table:table-cell office:value-type="float" office:value="0.00313273684251211">
                <text:p>0.00313273684251211</text:p>
              </table:table-cell>
              <table:table-cell office:value-type="float" office:value="0.00303122611998845">
                <text:p>0.00303122611998845</text:p>
              </table:table-cell>
              <table:table-cell office:value-type="float" office:value="0.00295064958339705">
                <text:p>0.00295064958339705</text:p>
              </table:table-cell>
              <table:table-cell office:value-type="float" office:value="0.00307826801052754">
                <text:p>0.00307826801052754</text:p>
              </table:table-cell>
              <table:table-cell office:value-type="float" office:value="0.00310567297578655">
                <text:p>0.00310567297578655</text:p>
              </table:table-cell>
              <table:table-cell office:value-type="float" office:value="0.00301388872266809">
                <text:p>0.00301388872266809</text:p>
              </table:table-cell>
              <table:table-cell office:value-type="float" office:value="0.00303068165856094">
                <text:p>0.00303068165856094</text:p>
              </table:table-cell>
              <table:table-cell office:value-type="float" office:value="0.00279429996352786">
                <text:p>0.00279429996352786</text:p>
              </table:table-cell>
              <table:table-cell office:value-type="float" office:value="0.00278713009816137">
                <text:p>0.00278713009816137</text:p>
              </table:table-cell>
              <table:table-cell office:value-type="float" office:value="0.00280212563053942">
                <text:p>0.00280212563053942</text:p>
              </table:table-cell>
              <table:table-cell office:value-type="float" office:value="0.00273012012372513">
                <text:p>0.00273012012372513</text:p>
              </table:table-cell>
              <table:table-cell office:value-type="float" office:value="0.0027516568693495">
                <text:p>0.0027516568693495</text:p>
              </table:table-cell>
              <table:table-cell office:value-type="float" office:value="0.00275431434424042">
                <text:p>0.00275431434424042</text:p>
              </table:table-cell>
              <table:table-cell office:value-type="float" office:value="0.00269510428135231">
                <text:p>0.00269510428135231</text:p>
              </table:table-cell>
              <table:table-cell office:value-type="float" office:value="0.00267428776733241">
                <text:p>0.00267428776733241</text:p>
              </table:table-cell>
              <table:table-cell office:value-type="float" office:value="0.00255537990510757">
                <text:p>0.00255537990510757</text:p>
              </table:table-cell>
              <table:table-cell office:value-type="float" office:value="0.00255743415873434">
                <text:p>0.00255743415873434</text:p>
              </table:table-cell>
              <table:table-cell office:value-type="float" office:value="0.00265852610944851">
                <text:p>0.00265852610944851</text:p>
              </table:table-cell>
              <table:table-cell office:value-type="float" office:value="0.00267057046671612">
                <text:p>0.00267057046671612</text:p>
              </table:table-cell>
              <table:table-cell office:value-type="float" office:value="0.0024494439866779">
                <text:p>0.0024494439866779</text:p>
              </table:table-cell>
              <table:table-cell office:value-type="float" office:value="0.00235656086073333">
                <text:p>0.00235656086073333</text:p>
              </table:table-cell>
              <table:table-cell office:value-type="float" office:value="0.00239233049790521">
                <text:p>0.00239233049790521</text:p>
              </table:table-cell>
              <table:table-cell office:value-type="float" office:value="0.00244584022426199">
                <text:p>0.00244584022426199</text:p>
              </table:table-cell>
              <table:table-cell office:value-type="float" office:value="0.00237942139933141">
                <text:p>0.00237942139933141</text:p>
              </table:table-cell>
              <table:table-cell office:value-type="float" office:value="0.00232217865907373">
                <text:p>0.00232217865907373</text:p>
              </table:table-cell>
              <table:table-cell office:value-type="float" office:value="0.00226328895968858">
                <text:p>0.00226328895968858</text:p>
              </table:table-cell>
              <table:table-cell office:value-type="float" office:value="0.00224025636831841">
                <text:p>0.00224025636831841</text:p>
              </table:table-cell>
              <table:table-cell office:value-type="float" office:value="0.0023402781600169">
                <text:p>0.0023402781600169</text:p>
              </table:table-cell>
              <table:table-cell office:value-type="float" office:value="0.00234422602104953">
                <text:p>0.00234422602104953</text:p>
              </table:table-cell>
              <table:table-cell office:value-type="float" office:value="0.0021724103027132">
                <text:p>0.0021724103027132</text:p>
              </table:table-cell>
              <table:table-cell office:value-type="float" office:value="0.00215987829179655">
                <text:p>0.00215987829179655</text:p>
              </table:table-cell>
              <table:table-cell office:value-type="float" office:value="0.00218323377024295">
                <text:p>0.00218323377024295</text:p>
              </table:table-cell>
              <table:table-cell office:value-type="float" office:value="0.00215545349636347">
                <text:p>0.00215545349636347</text:p>
              </table:table-cell>
              <table:table-cell office:value-type="float" office:value="0.00212137848564919">
                <text:p>0.00212137848564919</text:p>
              </table:table-cell>
              <table:table-cell office:value-type="float" office:value="0.00202562269246375">
                <text:p>0.00202562269246375</text:p>
              </table:table-cell>
              <table:table-cell office:value-type="float" office:value="0.00198928548832439">
                <text:p>0.00198928548832439</text:p>
              </table:table-cell>
              <table:table-cell office:value-type="float" office:value="0.00205922003413736">
                <text:p>0.00205922003413736</text:p>
              </table:table-cell>
              <table:table-cell office:value-type="float" office:value="0.00205952630669993">
                <text:p>0.00205952630669993</text:p>
              </table:table-cell>
              <table:table-cell office:value-type="float" office:value="0.00202067403488848">
                <text:p>0.00202067403488848</text:p>
              </table:table-cell>
              <table:table-cell office:value-type="float" office:value="0.0018664981680873">
                <text:p>0.0018664981680873</text:p>
              </table:table-cell>
              <table:table-cell office:value-type="float" office:value="0.00187880434377238">
                <text:p>0.00187880434377238</text:p>
              </table:table-cell>
              <table:table-cell office:value-type="float" office:value="0.00184726063967677">
                <text:p>0.00184726063967677</text:p>
              </table:table-cell>
              <table:table-cell office:value-type="float" office:value="0.00184600774641156">
                <text:p>0.00184600774641156</text:p>
              </table:table-cell>
              <table:table-cell office:value-type="float" office:value="0.00185361843879322">
                <text:p>0.00185361843879322</text:p>
              </table:table-cell>
              <table:table-cell office:value-type="float" office:value="0.00186194162942926">
                <text:p>0.00186194162942926</text:p>
              </table:table-cell>
              <table:table-cell office:value-type="float" office:value="0.00184367744999094">
                <text:p>0.00184367744999094</text:p>
              </table:table-cell>
              <table:table-cell office:value-type="float" office:value="0.00182303761793315">
                <text:p>0.00182303761793315</text:p>
              </table:table-cell>
              <table:table-cell office:value-type="float" office:value="0.00193586840201243">
                <text:p>0.00193586840201243</text:p>
              </table:table-cell>
              <table:table-cell office:value-type="float" office:value="0.00185778330222109">
                <text:p>0.00185778330222109</text:p>
              </table:table-cell>
              <table:table-cell office:value-type="float" office:value="0.00182589307390951">
                <text:p>0.00182589307390951</text:p>
              </table:table-cell>
              <table:table-cell office:value-type="float" office:value="0.00173974410834531">
                <text:p>0.00173974410834531</text:p>
              </table:table-cell>
              <table:table-cell office:value-type="float" office:value="0.00175955169958676">
                <text:p>0.00175955169958676</text:p>
              </table:table-cell>
              <table:table-cell office:value-type="float" office:value="0.00173155647862226">
                <text:p>0.00173155647862226</text:p>
              </table:table-cell>
              <table:table-cell office:value-type="float" office:value="0.00171204379413226">
                <text:p>0.00171204379413226</text:p>
              </table:table-cell>
              <table:table-cell office:value-type="float" office:value="0.00172518028826462">
                <text:p>0.00172518028826462</text:p>
              </table:table-cell>
              <table:table-cell office:value-type="float" office:value="0.00163636654445651">
                <text:p>0.00163636654445651</text:p>
              </table:table-cell>
              <table:table-cell office:value-type="float" office:value="0.00159883337111273">
                <text:p>0.00159883337111273</text:p>
              </table:table-cell>
              <table:table-cell office:value-type="float" office:value="0.00165914451767506">
                <text:p>0.00165914451767506</text:p>
              </table:table-cell>
              <table:table-cell office:value-type="float" office:value="0.00161536857578717">
                <text:p>0.00161536857578717</text:p>
              </table:table-cell>
              <table:table-cell office:value-type="float" office:value="0.00158905516565155">
                <text:p>0.00158905516565155</text:p>
              </table:table-cell>
              <table:table-cell office:value-type="float" office:value="0.00160764886570007">
                <text:p>0.00160764886570007</text:p>
              </table:table-cell>
              <table:table-cell office:value-type="float" office:value="0.00150507608037756">
                <text:p>0.00150507608037756</text:p>
              </table:table-cell>
              <table:table-cell office:value-type="float" office:value="0.00152518824810943">
                <text:p>0.00152518824810943</text:p>
              </table:table-cell>
              <table:table-cell office:value-type="float" office:value="0.00151867860229062">
                <text:p>0.00151867860229062</text:p>
              </table:table-cell>
              <table:table-cell office:value-type="float" office:value="0.00152828281578684">
                <text:p>0.00152828281578684</text:p>
              </table:table-cell>
              <table:table-cell office:value-type="float" office:value="0.00147574652202657">
                <text:p>0.00147574652202657</text:p>
              </table:table-cell>
              <table:table-cell office:value-type="float" office:value="0.00151973752579731">
                <text:p>0.00151973752579731</text:p>
              </table:table-cell>
              <table:table-cell office:value-type="float" office:value="0.00143226835502186">
                <text:p>0.00143226835502186</text:p>
              </table:table-cell>
              <table:table-cell office:value-type="float" office:value="0.00134055967187185">
                <text:p>0.00134055967187185</text:p>
              </table:table-cell>
              <table:table-cell office:value-type="float" office:value="0.0013631937466542">
                <text:p>0.0013631937466542</text:p>
              </table:table-cell>
              <table:table-cell office:value-type="float" office:value="0.00137713255664225">
                <text:p>0.00137713255664225</text:p>
              </table:table-cell>
              <table:table-cell office:value-type="float" office:value="0.00141229496105812">
                <text:p>0.00141229496105812</text:p>
              </table:table-cell>
              <table:table-cell office:value-type="float" office:value="0.00139171036457618">
                <text:p>0.00139171036457618</text:p>
              </table:table-cell>
              <table:table-cell office:value-type="float" office:value="0.00137661515336317">
                <text:p>0.00137661515336317</text:p>
              </table:table-cell>
              <table:table-cell office:value-type="float" office:value="0.0013270767450649">
                <text:p>0.0013270767450649</text:p>
              </table:table-cell>
              <table:table-cell office:value-type="float" office:value="0.00134899326306551">
                <text:p>0.00134899326306551</text:p>
              </table:table-cell>
              <table:table-cell office:value-type="float" office:value="0.00130995780919397">
                <text:p>0.00130995780919397</text:p>
              </table:table-cell>
              <table:table-cell office:value-type="float" office:value="0.000994157757831149">
                <text:p>0.000994157757831149</text:p>
              </table:table-cell>
              <table:table-cell office:value-type="float" office:value="0.000955067697627684">
                <text:p>0.000955067697627684</text:p>
              </table:table-cell>
              <table:table-cell office:value-type="float" office:value="0.000951920946248688">
                <text:p>0.000951920946248688</text:p>
              </table:table-cell>
              <table:table-cell office:value-type="float" office:value="0.000943100688375571">
                <text:p>0.000943100688375571</text:p>
              </table:table-cell>
              <table:table-cell office:value-type="float" office:value="0.000896275791489939">
                <text:p>0.000896275791489939</text:p>
              </table:table-cell>
              <table:table-cell office:value-type="float" office:value="0.000871754195566674">
                <text:p>0.000871754195566674</text:p>
              </table:table-cell>
              <table:table-cell office:value-type="float" office:value="0.000891167943449155">
                <text:p>0.000891167943449155</text:p>
              </table:table-cell>
              <table:table-cell office:value-type="float" office:value="0.000875583578957826">
                <text:p>0.000875583578957826</text:p>
              </table:table-cell>
              <table:table-cell office:value-type="float" office:value="0.000827213266254997">
                <text:p>0.000827213266254997</text:p>
              </table:table-cell>
              <table:table-cell office:value-type="float" office:value="0.000823952460250263">
                <text:p>0.000823952460250263</text:p>
              </table:table-cell>
              <table:table-cell office:value-type="float" office:value="0.000779938848396879">
                <text:p>0.000779938848396879</text:p>
              </table:table-cell>
              <table:table-cell office:value-type="float" office:value="0.000796996079767541">
                <text:p>0.000796996079767541</text:p>
              </table:table-cell>
              <table:table-cell office:value-type="float" office:value="0.000782052009316134">
                <text:p>0.000782052009316134</text:p>
              </table:table-cell>
              <table:table-cell office:value-type="float" office:value="0.000769396987562742">
                <text:p>0.000769396987562742</text:p>
              </table:table-cell>
              <table:table-cell office:value-type="float" office:value="0.000750674812234183">
                <text:p>0.000750674812234183</text:p>
              </table:table-cell>
              <table:table-cell office:value-type="float" office:value="0.000729072712824682">
                <text:p>0.000729072712824682</text:p>
              </table:table-cell>
              <table:table-cell office:value-type="float" office:value="0.000711834803174476">
                <text:p>0.000711834803174476</text:p>
              </table:table-cell>
              <table:table-cell office:value-type="float" office:value="0.000723286044357015">
                <text:p>0.000723286044357015</text:p>
              </table:table-cell>
              <table:table-cell office:value-type="float" office:value="0.000749094227701987">
                <text:p>0.000749094227701987</text:p>
              </table:table-cell>
              <table:table-cell office:value-type="float" office:value="0.000723997951303541">
                <text:p>0.000723997951303541</text:p>
              </table:table-cell>
              <table:table-cell office:value-type="float" office:value="0.000697229705517145">
                <text:p>0.000697229705517145</text:p>
              </table:table-cell>
              <table:table-cell office:value-type="float" office:value="0.00068122633533221">
                <text:p>0.00068122633533221</text:p>
              </table:table-cell>
              <table:table-cell office:value-type="float" office:value="0.000648813425844759">
                <text:p>0.000648813425844759</text:p>
              </table:table-cell>
              <table:table-cell office:value-type="float" office:value="0.000588643331358899">
                <text:p>0.000588643331358899</text:p>
              </table:table-cell>
              <table:table-cell office:value-type="float" office:value="0.000570233712785173">
                <text:p>0.000570233712785173</text:p>
              </table:table-cell>
              <table:table-cell office:value-type="float" office:value="0.000565671049926123">
                <text:p>0.000565671049926123</text:p>
              </table:table-cell>
              <table:table-cell office:value-type="float" office:value="0.000583067436678808">
                <text:p>0.000583067436678808</text:p>
              </table:table-cell>
              <table:table-cell office:value-type="float" office:value="0.000577204767420899">
                <text:p>0.000577204767420899</text:p>
              </table:table-cell>
              <table:table-cell office:value-type="float" office:value="0.000541354625457778">
                <text:p>0.000541354625457778</text:p>
              </table:table-cell>
              <table:table-cell office:value-type="float" office:value="0.000510376686201439">
                <text:p>0.000510376686201439</text:p>
              </table:table-cell>
              <table:table-cell office:value-type="float" office:value="0.000451813875488018">
                <text:p>0.000451813875488018</text:p>
              </table:table-cell>
              <table:table-cell office:value-type="float" office:value="0.000427334614568077">
                <text:p>0.000427334614568077</text:p>
              </table:table-cell>
              <table:table-cell office:value-type="float" office:value="0.000432671027917859">
                <text:p>0.000432671027917859</text:p>
              </table:table-cell>
              <table:table-cell office:value-type="float" office:value="0.00042456087898655">
                <text:p>0.00042456087898655</text:p>
              </table:table-cell>
              <table:table-cell office:value-type="float" office:value="0.000410943915471876">
                <text:p>0.000410943915471876</text:p>
              </table:table-cell>
              <table:table-cell office:value-type="float" office:value="0.000419512587604784">
                <text:p>0.000419512587604784</text:p>
              </table:table-cell>
              <table:table-cell office:value-type="float" office:value="0.000427658943214921">
                <text:p>0.000427658943214921</text:p>
              </table:table-cell>
              <table:table-cell office:value-type="float" office:value="0.000416025189131565">
                <text:p>0.000416025189131565</text:p>
              </table:table-cell>
              <table:table-cell office:value-type="float" office:value="0.000402752904985342">
                <text:p>0.000402752904985342</text:p>
              </table:table-cell>
              <table:table-cell office:value-type="float" office:value="0.000396166277646443">
                <text:p>0.000396166277646443</text:p>
              </table:table-cell>
              <table:table-cell office:value-type="float" office:value="0.000395637727925672">
                <text:p>0.000395637727925672</text:p>
              </table:table-cell>
              <table:table-cell office:value-type="float" office:value="0.000391384099704881">
                <text:p>0.000391384099704881</text:p>
              </table:table-cell>
              <table:table-cell office:value-type="float" office:value="0.00038913742658529">
                <text:p>0.00038913742658529</text:p>
              </table:table-cell>
              <table:table-cell office:value-type="float" office:value="0.000389418033088209">
                <text:p>0.000389418033088209</text:p>
              </table:table-cell>
              <table:table-cell office:value-type="float" office:value="0.000380848455602773">
                <text:p>0.000380848455602773</text:p>
              </table:table-cell>
              <table:table-cell office:value-type="float" office:value="0.000372346783680389">
                <text:p>0.000372346783680389</text:p>
              </table:table-cell>
              <table:table-cell office:value-type="float" office:value="0.000372676620314535">
                <text:p>0.000372676620314535</text:p>
              </table:table-cell>
              <table:table-cell office:value-type="float" office:value="0.000373999975703947">
                <text:p>0.000373999975703947</text:p>
              </table:table-cell>
              <table:table-cell office:value-type="float" office:value="0.000375296742362535">
                <text:p>0.000375296742362535</text:p>
              </table:table-cell>
              <table:table-cell office:value-type="float" office:value="0.000375715053496205">
                <text:p>0.000375715053496205</text:p>
              </table:table-cell>
              <table:table-cell office:value-type="float" office:value="0.000376631039173932">
                <text:p>0.000376631039173932</text:p>
              </table:table-cell>
              <table:table-cell office:value-type="float" office:value="0.000377558029115564">
                <text:p>0.000377558029115564</text:p>
              </table:table-cell>
              <table:table-cell office:value-type="float" office:value="0.000379635390756382">
                <text:p>0.000379635390756382</text:p>
              </table:table-cell>
              <table:table-cell office:value-type="float" office:value="0.000380405389204975">
                <text:p>0.000380405389204975</text:p>
              </table:table-cell>
              <table:table-cell office:value-type="float" office:value="0.000381361920952975">
                <text:p>0.000381361920952975</text:p>
              </table:table-cell>
              <table:table-cell office:value-type="float" office:value="0.00038243461789165">
                <text:p>0.00038243461789165</text:p>
              </table:table-cell>
              <table:table-cell office:value-type="float" office:value="0.000384146895177338">
                <text:p>0.000384146895177338</text:p>
              </table:table-cell>
              <table:table-cell office:value-type="float" office:value="0.000385463573323833">
                <text:p>0.000385463573323833</text:p>
              </table:table-cell>
              <table:table-cell office:value-type="float" office:value="0.000386415422606374">
                <text:p>0.000386415422606374</text:p>
              </table:table-cell>
              <table:table-cell office:value-type="float" office:value="0.000387458901184903">
                <text:p>0.000387458901184903</text:p>
              </table:table-cell>
              <table:table-cell office:value-type="float" office:value="0.000388703044083506">
                <text:p>0.000388703044083506</text:p>
              </table:table-cell>
              <table:table-cell office:value-type="float" office:value="0.000390745763990802">
                <text:p>0.000390745763990802</text:p>
              </table:table-cell>
              <table:table-cell office:value-type="float" office:value="0.000391663038175351">
                <text:p>0.000391663038175351</text:p>
              </table:table-cell>
              <table:table-cell office:value-type="float" office:value="0.000392788460806579">
                <text:p>0.000392788460806579</text:p>
              </table:table-cell>
              <table:table-cell office:value-type="float" office:value="0.000393847799630752">
                <text:p>0.000393847799630752</text:p>
              </table:table-cell>
              <table:table-cell office:value-type="float" office:value="0.000396057389418449">
                <text:p>0.000396057389418449</text:p>
              </table:table-cell>
              <table:table-cell office:value-type="float" office:value="0.000397089310526226">
                <text:p>0.000397089310526226</text:p>
              </table:table-cell>
              <table:table-cell office:value-type="float" office:value="0.000397988158337489">
                <text:p>0.000397988158337489</text:p>
              </table:table-cell>
              <table:table-cell office:value-type="float" office:value="0.000399076307131782">
                <text:p>0.000399076307131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